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0.9083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1.0071in"/>
    </style:style>
    <style:style style:name="co9" style:family="table-column">
      <style:table-column-properties fo:break-before="auto" style:column-width="1.0835in"/>
    </style:style>
    <style:style style:name="co10" style:family="table-column">
      <style:table-column-properties fo:break-before="auto" style:column-width="0.8866in"/>
    </style:style>
    <style:style style:name="co11" style:family="table-column">
      <style:table-column-properties fo:break-before="auto" style:column-width="1.4984in"/>
    </style:style>
    <style:style style:name="co12" style:family="table-column">
      <style:table-column-properties fo:break-before="auto" style:column-width="0.7772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7882in"/>
    </style:style>
    <style:style style:name="co15" style:family="table-column">
      <style:table-column-properties fo:break-before="auto" style:column-width="0.6791in"/>
    </style:style>
    <style:style style:name="co16" style:family="table-column">
      <style:table-column-properties fo:break-before="auto" style:column-width="0.6902in"/>
    </style:style>
    <style:style style:name="co17" style:family="table-column">
      <style:table-column-properties fo:break-before="auto" style:column-width="0.7228in"/>
    </style:style>
    <style:style style:name="co18" style:family="table-column">
      <style:table-column-properties fo:break-before="auto" style:column-width="0.7992in"/>
    </style:style>
    <style:style style:name="co19" style:family="table-column">
      <style:table-column-properties fo:break-before="auto" style:column-width="0.6028in"/>
    </style:style>
    <style:style style:name="co20" style:family="table-column">
      <style:table-column-properties fo:break-before="auto" style:column-width="1.1598in"/>
    </style:style>
    <style:style style:name="co21" style:family="table-column">
      <style:table-column-properties fo:break-before="auto" style:column-width="0.7008in"/>
    </style:style>
    <style:style style:name="co22" style:family="table-column">
      <style:table-column-properties fo:break-before="auto" style:column-width="0.8535in"/>
    </style:style>
    <style:style style:name="co23" style:family="table-column">
      <style:table-column-properties fo:break-before="auto" style:column-width="0.9193in"/>
    </style:style>
    <style:style style:name="co24" style:family="table-column">
      <style:table-column-properties fo:break-before="auto" style:column-width="1.061in"/>
    </style:style>
    <style:style style:name="co25" style:family="table-column">
      <style:table-column-properties fo:break-before="auto" style:column-width="0.952in"/>
    </style:style>
    <style:style style:name="co26" style:family="table-column">
      <style:table-column-properties fo:break-before="auto" style:column-width="0.8646in"/>
    </style:style>
    <style:style style:name="co27" style:family="table-column">
      <style:table-column-properties fo:break-before="auto" style:column-width="0.9957in"/>
    </style:style>
    <style:style style:name="co28" style:family="table-column">
      <style:table-column-properties fo:break-before="auto" style:column-width="0.7665in"/>
    </style:style>
    <style:style style:name="co29" style:family="table-column">
      <style:table-column-properties fo:break-before="auto" style:column-width="0.6681in"/>
    </style:style>
    <style:style style:name="co30" style:family="table-column">
      <style:table-column-properties fo:break-before="auto" style:column-width="0.7118in"/>
    </style:style>
    <style:style style:name="co31" style:family="table-column">
      <style:table-column-properties fo:break-before="auto" style:column-width="0.5917in"/>
    </style:style>
    <style:style style:name="co32" style:family="table-column">
      <style:table-column-properties fo:break-before="auto" style:column-width="1.5311in"/>
    </style:style>
    <style:style style:name="co33" style:family="table-column">
      <style:table-column-properties fo:break-before="auto" style:column-width="1.6839in"/>
    </style:style>
    <style:style style:name="co34" style:family="table-column">
      <style:table-column-properties fo:break-before="auto" style:column-width="1.2035in"/>
    </style:style>
    <style:style style:name="co35" style:family="table-column">
      <style:table-column-properties fo:break-before="auto" style:column-width="0.4827in"/>
    </style:style>
    <style:style style:name="co36" style:family="table-column">
      <style:table-column-properties fo:break-before="auto" style:column-width="0.4929in"/>
    </style:style>
    <style:style style:name="co37" style:family="table-column">
      <style:table-column-properties fo:break-before="auto" style:column-width="0.7555in"/>
    </style:style>
    <style:style style:name="co38" style:family="table-column">
      <style:table-column-properties fo:break-before="auto" style:column-width="0.6465in"/>
    </style:style>
    <style:style style:name="co39" style:family="table-column">
      <style:table-column-properties fo:break-before="auto" style:column-width="0.5591in"/>
    </style:style>
    <style:style style:name="co40" style:family="table-column">
      <style:table-column-properties fo:break-before="auto" style:column-width="0.6571in"/>
    </style:style>
    <style:style style:name="co41" style:family="table-column">
      <style:table-column-properties fo:break-before="auto" style:column-width="0.5693in"/>
    </style:style>
    <style:style style:name="co42" style:family="table-column">
      <style:table-column-properties fo:break-before="auto" style:column-width="0.4602in"/>
    </style:style>
    <style:style style:name="co43" style:family="table-column">
      <style:table-column-properties fo:break-before="auto" style:column-width="1.389in"/>
    </style:style>
    <style:style style:name="co44" style:family="table-column">
      <style:table-column-properties fo:break-before="auto" style:column-width="1.2362in"/>
    </style:style>
    <style:style style:name="co45" style:family="table-column">
      <style:table-column-properties fo:break-before="auto" style:column-width="1.302in"/>
    </style:style>
    <style:style style:name="co46" style:family="table-column">
      <style:table-column-properties fo:break-before="auto" style:column-width="1.4in"/>
    </style:style>
    <style:style style:name="co47" style:family="table-column">
      <style:table-column-properties fo:break-before="auto" style:column-width="1.9244in"/>
    </style:style>
    <style:style style:name="co48" style:family="table-column">
      <style:table-column-properties fo:break-before="auto" style:column-width="1.4327in"/>
    </style:style>
    <style:style style:name="co49" style:family="table-column">
      <style:table-column-properties fo:break-before="auto" style:column-width="1.5091in"/>
    </style:style>
    <style:style style:name="co50" style:family="table-column">
      <style:table-column-properties fo:break-before="auto" style:column-width="1.3126in"/>
    </style:style>
    <style:style style:name="co51" style:family="table-column">
      <style:table-column-properties fo:break-before="auto" style:column-width="1.1272in"/>
    </style:style>
    <style:style style:name="co52" style:family="table-column">
      <style:table-column-properties fo:break-before="auto" style:column-width="1.1925in"/>
    </style:style>
    <style:style style:name="co53" style:family="table-column">
      <style:table-column-properties fo:break-before="auto" style:column-width="1.2909in"/>
    </style:style>
    <style:style style:name="co54" style:family="table-column">
      <style:table-column-properties fo:break-before="auto" style:column-width="1.8154in"/>
    </style:style>
    <style:style style:name="co55" style:family="table-column">
      <style:table-column-properties fo:break-before="auto" style:column-width="1.9354in"/>
    </style:style>
    <style:style style:name="co56" style:family="table-column">
      <style:table-column-properties fo:break-before="auto" style:column-width="1.8917in"/>
    </style:style>
    <style:style style:name="co57" style:family="table-column">
      <style:table-column-properties fo:break-before="auto" style:column-width="1.2799in"/>
    </style:style>
    <style:style style:name="co58" style:family="table-column">
      <style:table-column-properties fo:break-before="auto" style:column-width="1.3236in"/>
    </style:style>
    <style:style style:name="co59" style:family="table-column">
      <style:table-column-properties fo:break-before="auto" style:column-width="1.0945in"/>
    </style:style>
    <style:style style:name="co60" style:family="table-column">
      <style:table-column-properties fo:break-before="auto" style:column-width="1.0398in"/>
    </style:style>
    <style:style style:name="co61" style:family="table-column">
      <style:table-column-properties fo:break-before="auto" style:column-width="1.1382in"/>
    </style:style>
    <style:style style:name="co62" style:family="table-column">
      <style:table-column-properties fo:break-before="auto" style:column-width="1.6626in"/>
    </style:style>
    <style:style style:name="co63" style:family="table-column">
      <style:table-column-properties fo:break-before="auto" style:column-width="1.1709in"/>
    </style:style>
    <style:style style:name="co64" style:family="table-column">
      <style:table-column-properties fo:break-before="auto" style:column-width="1.2472in"/>
    </style:style>
    <style:style style:name="co65" style:family="table-column">
      <style:table-column-properties fo:break-before="auto" style:column-width="1.0508in"/>
    </style:style>
    <style:style style:name="co66" style:family="table-column">
      <style:table-column-properties fo:break-before="auto" style:column-width="0.9409in"/>
    </style:style>
    <style:style style:name="co67" style:family="table-column">
      <style:table-column-properties fo:break-before="auto" style:column-width="1.728in"/>
    </style:style>
    <style:style style:name="co68" style:family="table-column">
      <style:table-column-properties fo:break-before="auto" style:column-width="1.1161in"/>
    </style:style>
    <style:style style:name="co69" style:family="table-column">
      <style:table-column-properties fo:break-before="auto" style:column-width="1.8264in"/>
    </style:style>
    <style:style style:name="co70" style:family="table-column">
      <style:table-column-properties fo:break-before="auto" style:column-width="1.3346in"/>
    </style:style>
    <style:style style:name="co71" style:family="table-column">
      <style:table-column-properties fo:break-before="auto" style:column-width="1.411in"/>
    </style:style>
    <style:style style:name="co72" style:family="table-column">
      <style:table-column-properties fo:break-before="auto" style:column-width="1.1047in"/>
    </style:style>
    <style:style style:name="co73" style:family="table-column">
      <style:table-column-properties fo:break-before="auto" style:column-width="1.8591in"/>
    </style:style>
    <style:style style:name="co74" style:family="table-column">
      <style:table-column-properties fo:break-before="auto" style:column-width="1.739in"/>
    </style:style>
    <style:style style:name="co75" style:family="table-column">
      <style:table-column-properties fo:break-before="auto" style:column-width="1.6291in"/>
    </style:style>
    <style:style style:name="co76" style:family="table-column">
      <style:table-column-properties fo:break-before="auto" style:column-width="1.4437in"/>
    </style:style>
    <style:style style:name="co77" style:family="table-column">
      <style:table-column-properties fo:break-before="auto" style:column-width="1.0173in"/>
    </style:style>
    <style:style style:name="co78" style:family="table-column">
      <style:table-column-properties fo:break-before="auto" style:column-width="1.3673in"/>
    </style:style>
    <style:style style:name="co79" style:family="table-column">
      <style:table-column-properties fo:break-before="auto" style:column-width="1.9571in"/>
    </style:style>
    <style:style style:name="co80" style:family="table-column">
      <style:table-column-properties fo:break-before="auto" style:column-width="1.3783in"/>
    </style:style>
    <style:style style:name="co81" style:family="table-column">
      <style:table-column-properties fo:break-before="auto" style:column-width="1.4874in"/>
    </style:style>
    <style:style style:name="co82" style:family="table-column">
      <style:table-column-properties fo:break-before="auto" style:column-width="1.1811in"/>
    </style:style>
    <style:style style:name="co83" style:family="table-column">
      <style:table-column-properties fo:break-before="auto" style:column-width="1.2689in"/>
    </style:style>
    <style:style style:name="co84" style:family="table-column">
      <style:table-column-properties fo:break-before="auto" style:column-width="1.2583in"/>
    </style:style>
    <style:style style:name="co85" style:family="table-column">
      <style:table-column-properties fo:break-before="auto" style:column-width="1.8783in"/>
    </style:style>
    <style:style style:name="co86" style:family="table-column">
      <style:table-column-properties fo:break-before="auto" style:column-width="0.9846in"/>
    </style:style>
    <style:style style:name="co87" style:family="table-column">
      <style:table-column-properties fo:break-before="auto" style:column-width="1.422in"/>
    </style:style>
    <style:style style:name="co88" style:family="table-column">
      <style:table-column-properties fo:break-before="auto" style:column-width="1.2252in"/>
    </style:style>
    <style:style style:name="co8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23ff23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cc99"/>
    </style:style>
    <style:style style:name="ce4" style:family="table-cell" style:parent-style-name="Default">
      <style:table-cell-properties fo:background-color="#23ff23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ext-properties style:font-name="Liberation Sans" style:font-name-asian="WenQuanYi Zen Hei" style:font-name-complex="Lohit Hindi"/>
    </style:style>
    <style:style style:name="T1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10" table:number-columns-repeated="3" table:default-cell-style-name="Default"/>
        <table:table-column table:style-name="co23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27" table:default-cell-style-name="Default"/>
        <table:table-column table:style-name="co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3" table:number-columns-repeated="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5" table:number-columns-repeated="2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3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5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4" table:default-cell-style-name="Default"/>
        <table:table-column table:style-name="co67" table:default-cell-style-name="Default"/>
        <table:table-column table:style-name="co34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68" table:default-cell-style-name="Default"/>
        <table:table-column table:style-name="co8" table:default-cell-style-name="Default"/>
        <table:table-column table:style-name="co69" table:default-cell-style-name="Default"/>
        <table:table-column table:style-name="co45" table:default-cell-style-name="Default"/>
        <table:table-column table:style-name="co5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default-cell-style-name="Default"/>
        <table:table-column table:style-name="co72" table:default-cell-style-name="Default"/>
        <table:table-column table:style-name="co69" table:default-cell-style-name="Default"/>
        <table:table-column table:style-name="co54" table:default-cell-style-name="Default"/>
        <table:table-column table:style-name="co73" table:default-cell-style-name="Default"/>
        <table:table-column table:style-name="co5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5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default-cell-style-name="Default"/>
        <table:table-column table:style-name="co72" table:default-cell-style-name="Default"/>
        <table:table-column table:style-name="co58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59" table:default-cell-style-name="Default"/>
        <table:table-column table:style-name="co76" table:default-cell-style-name="Default"/>
        <table:table-column table:style-name="co64" table:default-cell-style-name="Default"/>
        <table:table-column table:style-name="co61" table:default-cell-style-name="Default"/>
        <table:table-column table:style-name="co58" table:default-cell-style-name="Default"/>
        <table:table-column table:style-name="co1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45" table:default-cell-style-name="Default"/>
        <table:table-column table:style-name="co57" table:default-cell-style-name="Default"/>
        <table:table-column table:style-name="co80" table:default-cell-style-name="Default"/>
        <table:table-column table:style-name="co78" table:default-cell-style-name="Default"/>
        <table:table-column table:style-name="co80" table:default-cell-style-name="Default"/>
        <table:table-column table:style-name="co71" table:default-cell-style-name="Default"/>
        <table:table-column table:style-name="co81" table:default-cell-style-name="Default"/>
        <table:table-column table:style-name="co53" table:default-cell-style-name="Default"/>
        <table:table-column table:style-name="co82" table:default-cell-style-name="Default"/>
        <table:table-column table:style-name="co52" table:default-cell-style-name="Default"/>
        <table:table-column table:style-name="co6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85" table:default-cell-style-name="Default"/>
        <table:table-column table:style-name="co45" table:default-cell-style-name="Default"/>
        <table:table-column table:style-name="co80" table:default-cell-style-name="Default"/>
        <table:table-column table:style-name="co82" table:default-cell-style-name="Default"/>
        <table:table-column table:style-name="co4" table:default-cell-style-name="Default"/>
        <table:table-column table:style-name="co72" table:default-cell-style-name="Default"/>
        <table:table-column table:style-name="co34" table:default-cell-style-name="Default"/>
        <table:table-column table:style-name="co52" table:default-cell-style-name="Default"/>
        <table:table-column table:style-name="co34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68" table:default-cell-style-name="Default"/>
        <table:table-column table:style-name="co8" table:default-cell-style-name="Default"/>
        <table:table-column table:style-name="co82" table:default-cell-style-name="Default"/>
        <table:table-column table:style-name="co63" table:default-cell-style-name="Default"/>
        <table:table-column table:style-name="co82" table:default-cell-style-name="Default"/>
        <table:table-column table:style-name="co1" table:default-cell-style-name="Default"/>
        <table:table-column table:style-name="co53" table:default-cell-style-name="Default"/>
        <table:table-column table:style-name="co59" table:default-cell-style-name="Default"/>
        <table:table-column table:style-name="co86" table:default-cell-style-name="Default"/>
        <table:table-column table:style-name="co83" table:default-cell-style-name="Default"/>
        <table:table-column table:style-name="co5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45" table:default-cell-style-name="Default"/>
        <table:table-column table:style-name="co80" table:default-cell-style-name="Default"/>
        <table:table-column table:style-name="co82" table:default-cell-style-name="Default"/>
        <table:table-column table:style-name="co4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9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68" table:default-cell-style-name="Default"/>
        <table:table-column table:style-name="co45" table:default-cell-style-name="Default"/>
        <table:table-column table:style-name="co52" table:default-cell-style-name="Default"/>
        <table:table-column table:style-name="co27" table:default-cell-style-name="Default"/>
        <table:table-column table:style-name="co89" table:number-columns-repeated="79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G.Sun%15</text:p>
          </table:table-cell>
          <table:table-cell office:value-type="string">
            <text:p>G.Moon%15</text:p>
          </table:table-cell>
          <table:table-cell office:value-type="string">
            <text:p>G.Mercury%15</text:p>
          </table:table-cell>
          <table:table-cell office:value-type="string">
            <text:p>G.Venus%15</text:p>
          </table:table-cell>
          <table:table-cell office:value-type="string">
            <text:p>G.Mars%15</text:p>
          </table:table-cell>
          <table:table-cell office:value-type="string">
            <text:p>G.Jupiter%15</text:p>
          </table:table-cell>
          <table:table-cell office:value-type="string">
            <text:p>G.Saturn%15</text:p>
          </table:table-cell>
          <table:table-cell office:value-type="string">
            <text:p>G.Uranus%15</text:p>
          </table:table-cell>
          <table:table-cell office:value-type="string">
            <text:p>G.Neptune%15</text:p>
          </table:table-cell>
          <table:table-cell office:value-type="string">
            <text:p>G.Pluto%15</text:p>
          </table:table-cell>
          <table:table-cell office:value-type="string">
            <text:p>G.TrueNorthNode%15</text:p>
          </table:table-cell>
          <table:table-cell office:value-type="string">
            <text:p>G.Chiron%15</text:p>
          </table:table-cell>
          <table:table-cell office:value-type="string">
            <text:p>G.Isis%15</text:p>
          </table:table-cell>
          <table:table-cell office:value-type="string">
            <text:p>G.Sun</text:p>
          </table:table-cell>
          <table:table-cell office:value-type="string">
            <text:p>G.Moon</text:p>
          </table:table-cell>
          <table:table-cell office:value-type="string">
            <text:p>G.Mercury</text:p>
          </table:table-cell>
          <table:table-cell office:value-type="string">
            <text:p>G.Venus</text:p>
          </table:table-cell>
          <table:table-cell office:value-type="string">
            <text:p>G.Mars</text:p>
          </table:table-cell>
          <table:table-cell office:value-type="string">
            <text:p>G.Jupiter</text:p>
          </table:table-cell>
          <table:table-cell office:value-type="string">
            <text:p>G.Saturn</text:p>
          </table:table-cell>
          <table:table-cell office:value-type="string">
            <text:p>G.Uranus</text:p>
          </table:table-cell>
          <table:table-cell office:value-type="string">
            <text:p>G.Neptune</text:p>
          </table:table-cell>
          <table:table-cell office:value-type="string">
            <text:p>G.Pluto</text:p>
          </table:table-cell>
          <table:table-cell office:value-type="string">
            <text:p>G.TrueNorthNode</text:p>
          </table:table-cell>
          <table:table-cell office:value-type="string">
            <text:p>G.Chiron</text:p>
          </table:table-cell>
          <table:table-cell office:value-type="string">
            <text:p>G.Isis</text:p>
          </table:table-cell>
          <table:table-cell office:value-type="string">
            <text:p>G.Avg6</text:p>
          </table:table-cell>
          <table:table-cell office:value-type="string">
            <text:p>H.Avg6</text:p>
          </table:table-cell>
          <table:table-cell office:value-type="string">
            <text:p>G.Avg5</text:p>
          </table:table-cell>
          <table:table-cell office:value-type="string">
            <text:p>H.Avg5</text:p>
          </table:table-cell>
          <table:table-cell office:value-type="string">
            <text:p>H.COE</text:p>
          </table:table-cell>
          <table:table-cell office:value-type="string">
            <text:p>G.Sun</text:p>
          </table:table-cell>
          <table:table-cell office:value-type="string">
            <text:p>G.Moon</text:p>
          </table:table-cell>
          <table:table-cell office:value-type="string">
            <text:p>G.Mercury</text:p>
          </table:table-cell>
          <table:table-cell office:value-type="string">
            <text:p>G.Venus</text:p>
          </table:table-cell>
          <table:table-cell office:value-type="string">
            <text:p>G.Mars</text:p>
          </table:table-cell>
          <table:table-cell office:value-type="string">
            <text:p>G.Jupiter</text:p>
          </table:table-cell>
          <table:table-cell office:value-type="string">
            <text:p>G.Saturn</text:p>
          </table:table-cell>
          <table:table-cell office:value-type="string">
            <text:p>G.Uranus</text:p>
          </table:table-cell>
          <table:table-cell office:value-type="string">
            <text:p>G.Neptune</text:p>
          </table:table-cell>
          <table:table-cell office:value-type="string">
            <text:p>G.Pluto</text:p>
          </table:table-cell>
          <table:table-cell office:value-type="string">
            <text:p>G.TrueNorthNode</text:p>
          </table:table-cell>
          <table:table-cell office:value-type="string">
            <text:p>G.Chiron</text:p>
          </table:table-cell>
          <table:table-cell office:value-type="string">
            <text:p>G.Isis</text:p>
          </table:table-cell>
          <table:table-cell office:value-type="string">
            <text:p>H.Mercury%15</text:p>
          </table:table-cell>
          <table:table-cell office:value-type="string">
            <text:p>H.Venus%15</text:p>
          </table:table-cell>
          <table:table-cell office:value-type="string">
            <text:p>H.Earth%15</text:p>
          </table:table-cell>
          <table:table-cell office:value-type="string">
            <text:p>H.Mars%15</text:p>
          </table:table-cell>
          <table:table-cell office:value-type="string">
            <text:p>H.Jupiter%15</text:p>
          </table:table-cell>
          <table:table-cell office:value-type="string">
            <text:p>H.Saturn%15</text:p>
          </table:table-cell>
          <table:table-cell office:value-type="string">
            <text:p>H.Uranus%15</text:p>
          </table:table-cell>
          <table:table-cell office:value-type="string">
            <text:p>H.Neptune%15</text:p>
          </table:table-cell>
          <table:table-cell office:value-type="string">
            <text:p>H.Pluto%15</text:p>
          </table:table-cell>
          <table:table-cell office:value-type="string">
            <text:p>H.Chiron%15</text:p>
          </table:table-cell>
          <table:table-cell office:value-type="string">
            <text:p>H.Isis%15</text:p>
          </table:table-cell>
          <table:table-cell office:value-type="string">
            <text:p>H.Mercury</text:p>
          </table:table-cell>
          <table:table-cell office:value-type="string">
            <text:p>H.Venus</text:p>
          </table:table-cell>
          <table:table-cell office:value-type="string">
            <text:p>H.Earth</text:p>
          </table:table-cell>
          <table:table-cell office:value-type="string">
            <text:p>H.Mars</text:p>
          </table:table-cell>
          <table:table-cell office:value-type="string">
            <text:p>H.Jupiter</text:p>
          </table:table-cell>
          <table:table-cell office:value-type="string">
            <text:p>H.Saturn</text:p>
          </table:table-cell>
          <table:table-cell office:value-type="string">
            <text:p>H.Uranus</text:p>
          </table:table-cell>
          <table:table-cell office:value-type="string">
            <text:p>H.Neptune</text:p>
          </table:table-cell>
          <table:table-cell office:value-type="string">
            <text:p>H.Pluto</text:p>
          </table:table-cell>
          <table:table-cell office:value-type="string">
            <text:p>H.Chiron</text:p>
          </table:table-cell>
          <table:table-cell office:value-type="string">
            <text:p>H.Isis</text:p>
          </table:table-cell>
          <table:table-cell office:value-type="string">
            <text:p>H.Mercury</text:p>
          </table:table-cell>
          <table:table-cell office:value-type="string">
            <text:p>H.Venus</text:p>
          </table:table-cell>
          <table:table-cell office:value-type="string">
            <text:p>H.Earth</text:p>
          </table:table-cell>
          <table:table-cell office:value-type="string">
            <text:p>H.Mars</text:p>
          </table:table-cell>
          <table:table-cell office:value-type="string">
            <text:p>H.Jupiter</text:p>
          </table:table-cell>
          <table:table-cell office:value-type="string">
            <text:p>H.Saturn</text:p>
          </table:table-cell>
          <table:table-cell office:value-type="string">
            <text:p>H.Uranus</text:p>
          </table:table-cell>
          <table:table-cell office:value-type="string">
            <text:p>H.Neptune</text:p>
          </table:table-cell>
          <table:table-cell office:value-type="string">
            <text:p>H.Pluto</text:p>
          </table:table-cell>
          <table:table-cell office:value-type="string">
            <text:p>H.Chiron</text:p>
          </table:table-cell>
          <table:table-cell office:value-type="string">
            <text:p>H.Isis</text:p>
          </table:table-cell>
          <table:table-cell office:value-type="string">
            <text:p>D.Sun</text:p>
          </table:table-cell>
          <table:table-cell office:value-type="string">
            <text:p>Avg(D.Venus, D.Mars)</text:p>
          </table:table-cell>
          <table:table-cell office:value-type="string">
            <text:p>Avg(D.Mercury,D.Venus)</text:p>
          </table:table-cell>
          <table:table-cell office:value-type="string">
            <text:p>D.Moon</text:p>
          </table:table-cell>
          <table:table-cell office:value-type="string">
            <text:p>D.Mercury</text:p>
          </table:table-cell>
          <table:table-cell office:value-type="string">
            <text:p>D.Venus</text:p>
          </table:table-cell>
          <table:table-cell office:value-type="string">
            <text:p>D.Mars</text:p>
          </table:table-cell>
          <table:table-cell office:value-type="string">
            <text:p>D.Jupiter</text:p>
          </table:table-cell>
          <table:table-cell office:value-type="string">
            <text:p>D.Saturn</text:p>
          </table:table-cell>
          <table:table-cell office:value-type="string">
            <text:p>D.Uranus</text:p>
          </table:table-cell>
          <table:table-cell office:value-type="string">
            <text:p>D.Neptune</text:p>
          </table:table-cell>
          <table:table-cell office:value-type="string">
            <text:p>D.Pluto</text:p>
          </table:table-cell>
          <table:table-cell office:value-type="string">
            <text:p>D.TrueNorthNode</text:p>
          </table:table-cell>
          <table:table-cell office:value-type="string">
            <text:p>D.Chiron</text:p>
          </table:table-cell>
          <table:table-cell office:value-type="string">
            <text:p>D.Isis</text:p>
          </table:table-cell>
          <table:table-cell office:value-type="string">
            <text:p>L.Sun</text:p>
          </table:table-cell>
          <table:table-cell office:value-type="string">
            <text:p>L.Moon</text:p>
          </table:table-cell>
          <table:table-cell office:value-type="string">
            <text:p>L.Mercury</text:p>
          </table:table-cell>
          <table:table-cell office:value-type="string">
            <text:p>L.Venus</text:p>
          </table:table-cell>
          <table:table-cell office:value-type="string">
            <text:p>L.Mars</text:p>
          </table:table-cell>
          <table:table-cell office:value-type="string">
            <text:p>L.Jupiter</text:p>
          </table:table-cell>
          <table:table-cell office:value-type="string">
            <text:p>L.Saturn</text:p>
          </table:table-cell>
          <table:table-cell office:value-type="string">
            <text:p>L.Uranus</text:p>
          </table:table-cell>
          <table:table-cell office:value-type="string">
            <text:p>L.Neptune</text:p>
          </table:table-cell>
          <table:table-cell office:value-type="string">
            <text:p>L.Pluto</text:p>
          </table:table-cell>
          <table:table-cell office:value-type="string">
            <text:p>L.Chiron</text:p>
          </table:table-cell>
          <table:table-cell office:value-type="string">
            <text:p>L.Isis</text:p>
          </table:table-cell>
          <table:table-cell office:value-type="string">
            <text:p>G.Mercury/G.Venus</text:p>
          </table:table-cell>
          <table:table-cell office:value-type="string">
            <text:p>G.Mercury/G.Sun</text:p>
          </table:table-cell>
          <table:table-cell office:value-type="string">
            <text:p>G.Mercury/G.Mars</text:p>
          </table:table-cell>
          <table:table-cell office:value-type="string">
            <text:p>G.Mercury/G.Jupiter</text:p>
          </table:table-cell>
          <table:table-cell office:value-type="string">
            <text:p>G.Mercury/G.TrueNorthNode</text:p>
          </table:table-cell>
          <table:table-cell office:value-type="string">
            <text:p>G.Mercury/G.Saturn</text:p>
          </table:table-cell>
          <table:table-cell office:value-type="string">
            <text:p>G.Mercury/G.Chiron</text:p>
          </table:table-cell>
          <table:table-cell office:value-type="string">
            <text:p>G.Mercury/G.Uranus</text:p>
          </table:table-cell>
          <table:table-cell office:value-type="string">
            <text:p>G.Mercury/G.Neptune</text:p>
          </table:table-cell>
          <table:table-cell office:value-type="string">
            <text:p>G.Mercury/G.Pluto</text:p>
          </table:table-cell>
          <table:table-cell office:value-type="string">
            <text:p>G.Mercury/G.Isis</text:p>
          </table:table-cell>
          <table:table-cell office:value-type="string">
            <text:p>G.Venus/G.Sun</text:p>
          </table:table-cell>
          <table:table-cell office:value-type="string">
            <text:p>G.Venus/G.Mars</text:p>
          </table:table-cell>
          <table:table-cell office:value-type="string">
            <text:p>G.Venus/G.Jupiter</text:p>
          </table:table-cell>
          <table:table-cell office:value-type="string">
            <text:p>G.Venus/G.TrueNorthNode</text:p>
          </table:table-cell>
          <table:table-cell office:value-type="string">
            <text:p>G.Venus/G.Saturn</text:p>
          </table:table-cell>
          <table:table-cell office:value-type="string">
            <text:p>G.Venus/G.Saturn + G.Mars</text:p>
          </table:table-cell>
          <table:table-cell office:value-type="string">
            <text:p>G.Venus/G.Saturn - G.Mars</text:p>
          </table:table-cell>
          <table:table-cell office:value-type="string">
            <text:p>G.Mars/G.Saturn + G.Venus</text:p>
          </table:table-cell>
          <table:table-cell office:value-type="string">
            <text:p>G.Mars/G.Saturn - G.Venus</text:p>
          </table:table-cell>
          <table:table-cell office:value-type="string">
            <text:p>G.Venus/G.Chiron</text:p>
          </table:table-cell>
          <table:table-cell office:value-type="string">
            <text:p>G.Venus/G.Uranus</text:p>
          </table:table-cell>
          <table:table-cell office:value-type="string">
            <text:p>G.Venus/G.Neptune</text:p>
          </table:table-cell>
          <table:table-cell office:value-type="string">
            <text:p>G.Venus/G.Pluto</text:p>
          </table:table-cell>
          <table:table-cell office:value-type="string">
            <text:p>G.Venus/G.Isis</text:p>
          </table:table-cell>
          <table:table-cell office:value-type="string">
            <text:p>G.Sun/G.Mars</text:p>
          </table:table-cell>
          <table:table-cell office:value-type="string">
            <text:p>G.Sun/G.Jupiter</text:p>
          </table:table-cell>
          <table:table-cell office:value-type="string">
            <text:p>G.Sun/G.TrueNorthNode</text:p>
          </table:table-cell>
          <table:table-cell office:value-type="string">
            <text:p>G.Sun/G.Saturn</text:p>
          </table:table-cell>
          <table:table-cell office:value-type="string">
            <text:p>G.Sun/G.Chiron</text:p>
          </table:table-cell>
          <table:table-cell office:value-type="string">
            <text:p>G.Sun/G.Uranus</text:p>
          </table:table-cell>
          <table:table-cell office:value-type="string">
            <text:p>G.Sun/G.Neptune</text:p>
          </table:table-cell>
          <table:table-cell office:value-type="string">
            <text:p>G.Sun/G.Pluto</text:p>
          </table:table-cell>
          <table:table-cell office:value-type="string">
            <text:p>G.Sun/G.Isis</text:p>
          </table:table-cell>
          <table:table-cell office:value-type="string">
            <text:p>G.Mars/G.Jupiter</text:p>
          </table:table-cell>
          <table:table-cell office:value-type="string">
            <text:p>G.Mars/G.TrueNorthNode</text:p>
          </table:table-cell>
          <table:table-cell office:value-type="string">
            <text:p>G.Mars/G.Saturn</text:p>
          </table:table-cell>
          <table:table-cell office:value-type="string">
            <text:p>G.Mars/G.Chiron</text:p>
          </table:table-cell>
          <table:table-cell office:value-type="string">
            <text:p>G.Mars/G.Uranus</text:p>
          </table:table-cell>
          <table:table-cell office:value-type="string">
            <text:p>G.Mars/G.Neptune</text:p>
          </table:table-cell>
          <table:table-cell office:value-type="string">
            <text:p>G.Mars/G.Pluto</text:p>
          </table:table-cell>
          <table:table-cell office:value-type="string">
            <text:p>G.Mars/G.Isis</text:p>
          </table:table-cell>
          <table:table-cell office:value-type="string">
            <text:p>G.Jupiter/G.TrueNorthNode</text:p>
          </table:table-cell>
          <table:table-cell office:value-type="string">
            <text:p>G.Jupiter/G.Saturn</text:p>
          </table:table-cell>
          <table:table-cell office:value-type="string">
            <text:p>G.Jupiter/G.Chiron</text:p>
          </table:table-cell>
          <table:table-cell office:value-type="string">
            <text:p>G.Jupiter/G.Uranus</text:p>
          </table:table-cell>
          <table:table-cell office:value-type="string">
            <text:p>G.Jupiter/G.Neptune</text:p>
          </table:table-cell>
          <table:table-cell office:value-type="string">
            <text:p>G.Jupiter/G.Pluto</text:p>
          </table:table-cell>
          <table:table-cell office:value-type="string">
            <text:p>G.Jupiter/G.Isis</text:p>
          </table:table-cell>
          <table:table-cell office:value-type="string">
            <text:p>G.TrueNorthNode/G.Saturn</text:p>
          </table:table-cell>
          <table:table-cell office:value-type="string">
            <text:p>G.TrueNorthNode/G.Chiron</text:p>
          </table:table-cell>
          <table:table-cell office:value-type="string">
            <text:p>G.TrueNorthNode/G.Uranus</text:p>
          </table:table-cell>
          <table:table-cell office:value-type="string">
            <text:p>G.TrueNorthNode/G.Neptune</text:p>
          </table:table-cell>
          <table:table-cell office:value-type="string">
            <text:p>G.TrueNorthNode/G.Pluto</text:p>
          </table:table-cell>
          <table:table-cell office:value-type="string">
            <text:p>G.TrueNorthNode/G.Isis</text:p>
          </table:table-cell>
          <table:table-cell office:value-type="string">
            <text:p>G.Saturn/G.Chiron</text:p>
          </table:table-cell>
          <table:table-cell office:value-type="string">
            <text:p>G.Saturn/G.Uranus</text:p>
          </table:table-cell>
          <table:table-cell office:value-type="string">
            <text:p>G.Saturn/G.Neptune</text:p>
          </table:table-cell>
          <table:table-cell office:value-type="string">
            <text:p>G.Saturn/G.Pluto</text:p>
          </table:table-cell>
          <table:table-cell office:value-type="string">
            <text:p>G.Saturn/G.Isis</text:p>
          </table:table-cell>
          <table:table-cell office:value-type="string">
            <text:p>G.Chiron/G.Uranus</text:p>
          </table:table-cell>
          <table:table-cell office:value-type="string">
            <text:p>G.Chiron/G.Neptune</text:p>
          </table:table-cell>
          <table:table-cell office:value-type="string">
            <text:p>G.Chiron/G.Pluto</text:p>
          </table:table-cell>
          <table:table-cell office:value-type="string">
            <text:p>G.Chiron/G.Isis</text:p>
          </table:table-cell>
          <table:table-cell office:value-type="string">
            <text:p>G.Uranus/G.Neptune</text:p>
          </table:table-cell>
          <table:table-cell office:value-type="string">
            <text:p>G.Uranus/G.Pluto</text:p>
          </table:table-cell>
          <table:table-cell office:value-type="string">
            <text:p>G.Uranus/G.Isis</text:p>
          </table:table-cell>
          <table:table-cell office:value-type="string">
            <text:p>G.Neptune/G.Pluto</text:p>
          </table:table-cell>
          <table:table-cell office:value-type="string">
            <text:p>G.Neptune/G.Isis</text:p>
          </table:table-cell>
          <table:table-cell office:value-type="string">
            <text:p>G.Pluto/G.Isis</text:p>
          </table:table-cell>
          <table:table-cell office:value-type="string">
            <text:p>H.Mercury/H.Venus</text:p>
          </table:table-cell>
          <table:table-cell office:value-type="string">
            <text:p>H.Mercury/H.Venus mod 360</text:p>
          </table:table-cell>
          <table:table-cell office:value-type="string">
            <text:p>H.Mercury/H.Earth</text:p>
          </table:table-cell>
          <table:table-cell office:value-type="string">
            <text:p>H.Mercury/H.Mars</text:p>
          </table:table-cell>
          <table:table-cell office:value-type="string">
            <text:p>H.Mercury/H.Jupiter</text:p>
          </table:table-cell>
          <table:table-cell office:value-type="string">
            <text:p>H.Mercury/H.Chiron</text:p>
          </table:table-cell>
          <table:table-cell office:value-type="string">
            <text:p>H.Mercury/H.Saturn</text:p>
          </table:table-cell>
          <table:table-cell office:value-type="string">
            <text:p>H.Mercury/H.Uranus</text:p>
          </table:table-cell>
          <table:table-cell office:value-type="string">
            <text:p>H.Mercury/H.Neptune</text:p>
          </table:table-cell>
          <table:table-cell office:value-type="string">
            <text:p>H.Mercury/H.Pluto</text:p>
          </table:table-cell>
          <table:table-cell office:value-type="string">
            <text:p>H.Mercury/H.Isis</text:p>
          </table:table-cell>
          <table:table-cell office:value-type="string">
            <text:p>H.Venus/H.Earth</text:p>
          </table:table-cell>
          <table:table-cell office:value-type="string">
            <text:p>H.Venus/H.Mars</text:p>
          </table:table-cell>
          <table:table-cell office:value-type="string">
            <text:p>H.Venus/H.Jupiter</text:p>
          </table:table-cell>
          <table:table-cell office:value-type="string">
            <text:p>H.Venus/H.Chiron</text:p>
          </table:table-cell>
          <table:table-cell office:value-type="string">
            <text:p>H.Venus/H.Saturn</text:p>
          </table:table-cell>
          <table:table-cell table:style-name="ce6" office:value-type="string">
            <text:p><text:span text:style-name="T1">H.Venus/H.Saturn % 360</text:span></text:p>
          </table:table-cell>
          <table:table-cell office:value-type="string">
            <text:p>H.Venus/H.Uranus</text:p>
          </table:table-cell>
          <table:table-cell office:value-type="string">
            <text:p>H.Venus/H.Neptune</text:p>
          </table:table-cell>
          <table:table-cell office:value-type="string">
            <text:p>H.Venus/H.Pluto</text:p>
          </table:table-cell>
          <table:table-cell office:value-type="string">
            <text:p>H.Venus/H.Isis</text:p>
          </table:table-cell>
          <table:table-cell office:value-type="string">
            <text:p>H.Earth/H.Mars</text:p>
          </table:table-cell>
          <table:table-cell office:value-type="string">
            <text:p>H.Earth/H.Jupiter</text:p>
          </table:table-cell>
          <table:table-cell office:value-type="string">
            <text:p>H.Earth/H.Chiron</text:p>
          </table:table-cell>
          <table:table-cell office:value-type="string">
            <text:p>H.Earth/H.Saturn</text:p>
          </table:table-cell>
          <table:table-cell office:value-type="string">
            <text:p>H.Earth/H.Uranus</text:p>
          </table:table-cell>
          <table:table-cell office:value-type="string">
            <text:p>H.Earth/H.Neptune</text:p>
          </table:table-cell>
          <table:table-cell office:value-type="string">
            <text:p>H.Earth/H.Pluto</text:p>
          </table:table-cell>
          <table:table-cell office:value-type="string">
            <text:p>H.Earth/H.Isis</text:p>
          </table:table-cell>
          <table:table-cell office:value-type="string">
            <text:p>H.Mars/H.Jupiter</text:p>
          </table:table-cell>
          <table:table-cell office:value-type="string">
            <text:p>H.Mars/H.Chiron</text:p>
          </table:table-cell>
          <table:table-cell office:value-type="string">
            <text:p>H.Mars/H.Saturn</text:p>
          </table:table-cell>
          <table:table-cell office:value-type="string">
            <text:p>H.Mars/H.Uranus</text:p>
          </table:table-cell>
          <table:table-cell office:value-type="string">
            <text:p>H.Mars/H.Neptune</text:p>
          </table:table-cell>
          <table:table-cell office:value-type="string">
            <text:p>H.Mars/H.Pluto</text:p>
          </table:table-cell>
          <table:table-cell office:value-type="string">
            <text:p>H.Mars/H.Isis</text:p>
          </table:table-cell>
          <table:table-cell office:value-type="string">
            <text:p>H.Jupiter/H.Chiron</text:p>
          </table:table-cell>
          <table:table-cell office:value-type="string">
            <text:p>H.Jupiter/H.Saturn</text:p>
          </table:table-cell>
          <table:table-cell office:value-type="string">
            <text:p>H.Jupiter/H.Uranus</text:p>
          </table:table-cell>
          <table:table-cell office:value-type="string">
            <text:p>H.Jupiter/H.Neptune</text:p>
          </table:table-cell>
          <table:table-cell office:value-type="string">
            <text:p>H.Jupiter/H.Pluto</text:p>
          </table:table-cell>
          <table:table-cell office:value-type="string">
            <text:p>H.Chiron/H.Isis</text:p>
          </table:table-cell>
          <table:table-cell office:value-type="string">
            <text:p>H.Chiron/H.Saturn</text:p>
          </table:table-cell>
          <table:table-cell office:value-type="string">
            <text:p>H.Chiron/H.Uranus</text:p>
          </table:table-cell>
          <table:table-cell office:value-type="string">
            <text:p>H.Chiron/H.Neptune</text:p>
          </table:table-cell>
          <table:table-cell office:value-type="string">
            <text:p>H.Chiron/H.Pluto</text:p>
          </table:table-cell>
          <table:table-cell office:value-type="string">
            <text:p>H.Chiron/H.Isis</text:p>
          </table:table-cell>
          <table:table-cell office:value-type="string">
            <text:p>H.Saturn/H.Uranus</text:p>
          </table:table-cell>
          <table:table-cell office:value-type="string">
            <text:p>H.Saturn/H.Neptune</text:p>
          </table:table-cell>
          <table:table-cell office:value-type="string">
            <text:p>H.Saturn/H.Pluto</text:p>
          </table:table-cell>
          <table:table-cell office:value-type="string">
            <text:p>H.Saturn/H.Isis</text:p>
          </table:table-cell>
          <table:table-cell office:value-type="string">
            <text:p>H.Uranus/H.Neptune</text:p>
          </table:table-cell>
          <table:table-cell office:value-type="string">
            <text:p>H.Uranus/H.Pluto</text:p>
          </table:table-cell>
          <table:table-cell office:value-type="string">
            <text:p>H.Uranus/H.Isis</text:p>
          </table:table-cell>
          <table:table-cell office:value-type="string">
            <text:p>H.Neptune/H.Pluto</text:p>
          </table:table-cell>
          <table:table-cell office:value-type="string">
            <text:p>H.Neptune/H.Isis</text:p>
          </table:table-cell>
          <table:table-cell office:value-type="string">
            <text:p>H.Pluto/H.Isis</text:p>
          </table:table-cell>
          <table:table-cell table:number-columns-repeated="792"/>
        </table:table-row>
        <table:table-row table:style-name="ro1">
          <table:table-cell table:style-name="ce1" office:value-type="string">
            <text:p>1995-01-17 12:00</text:p>
          </table:table-cell>
          <table:table-cell table:style-name="ce4" office:value-type="float" office:value="12.122">
            <text:p>12.122</text:p>
          </table:table-cell>
          <table:table-cell table:style-name="ce4" office:value-type="float" office:value="7.069">
            <text:p>7.069</text:p>
          </table:table-cell>
          <table:table-cell table:style-name="ce4" office:value-type="float" office:value="0.708">
            <text:p>0.708</text:p>
          </table:table-cell>
          <table:table-cell table:style-name="ce4" office:value-type="float" office:value="10.313">
            <text:p>10.313</text:p>
          </table:table-cell>
          <table:table-cell table:style-name="ce4" office:value-type="float" office:value="1.217">
            <text:p>1.217</text:p>
          </table:table-cell>
          <table:table-cell table:style-name="ce4" office:value-type="float" office:value="7.928">
            <text:p>7.928</text:p>
          </table:table-cell>
          <table:table-cell table:style-name="ce4" office:value-type="float" office:value="9.543">
            <text:p>9.543</text:p>
          </table:table-cell>
          <table:table-cell table:style-name="ce4" office:value-type="float" office:value="11.459">
            <text:p>11.459</text:p>
          </table:table-cell>
          <table:table-cell table:style-name="ce4" office:value-type="float" office:value="8.206">
            <text:p>8.206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11.556">
            <text:p>11.556</text:p>
          </table:table-cell>
          <table:table-cell table:style-name="ce4" office:value-type="float" office:value="11.39">
            <text:p>11.39</text:p>
          </table:table-cell>
          <table:table-cell table:style-name="ce4" office:value-type="float" office:value="8.782">
            <text:p>8.782</text:p>
          </table:table-cell>
          <table:table-cell table:style-name="ce4" office:value-type="float" office:value="297.122">
            <text:p>297.122</text:p>
          </table:table-cell>
          <table:table-cell table:style-name="ce4" office:value-type="float" office:value="127.069">
            <text:p>127.069</text:p>
          </table:table-cell>
          <table:table-cell table:style-name="ce4" office:value-type="float" office:value="315.708">
            <text:p>315.708</text:p>
          </table:table-cell>
          <table:table-cell table:style-name="ce4" office:value-type="float" office:value="250.313">
            <text:p>250.313</text:p>
          </table:table-cell>
          <table:table-cell table:style-name="ce4" office:value-type="float" office:value="151.217">
            <text:p>151.217</text:p>
          </table:table-cell>
          <table:table-cell table:style-name="ce4" office:value-type="float" office:value="247.928">
            <text:p>247.928</text:p>
          </table:table-cell>
          <table:table-cell table:style-name="ce4" office:value-type="float" office:value="339.543">
            <text:p>339.543</text:p>
          </table:table-cell>
          <table:table-cell table:style-name="ce4" office:value-type="float" office:value="296.459">
            <text:p>296.459</text:p>
          </table:table-cell>
          <table:table-cell table:style-name="ce4" office:value-type="float" office:value="293.206">
            <text:p>293.206</text:p>
          </table:table-cell>
          <table:table-cell table:style-name="ce4" office:value-type="float" office:value="240.013">
            <text:p>240.013</text:p>
          </table:table-cell>
          <table:table-cell table:style-name="ce4" office:value-type="float" office:value="221.556">
            <text:p>221.556</text:p>
          </table:table-cell>
          <table:table-cell table:style-name="ce4" office:value-type="float" office:value="176.39">
            <text:p>176.39</text:p>
          </table:table-cell>
          <table:table-cell table:style-name="ce4" office:value-type="float" office:value="143.782">
            <text:p>143.782</text:p>
          </table:table-cell>
          <table:table-cell table:style-name="ce4" office:value-type="float" office:value="261.3943333333">
            <text:p>261.3943333333</text:p>
          </table:table-cell>
          <table:table-cell table:style-name="ce4" office:value-type="float" office:value="257.1696666667">
            <text:p>257.1696666667</text:p>
          </table:table-cell>
          <table:table-cell table:style-name="ce4" office:value-type="float" office:value="283.4298">
            <text:p>283.4298</text:p>
          </table:table-cell>
          <table:table-cell table:style-name="ce4" office:value-type="float" office:value="282.265">
            <text:p>282.265</text:p>
          </table:table-cell>
          <table:table-cell table:style-name="ce4" office:value-type="float" office:value="227.8655">
            <text:p>227.8655</text:p>
          </table:table-cell>
          <table:table-cell table:style-name="ce4" office:value-type="string">
            <text:p>27 ♑ 07' 18"</text:p>
          </table:table-cell>
          <table:table-cell table:style-name="ce4" office:value-type="string">
            <text:p><text:s/>7 ♌ 04' 08"</text:p>
          </table:table-cell>
          <table:table-cell table:style-name="ce4" office:value-type="string">
            <text:p>15 ♒ 42' 28"</text:p>
          </table:table-cell>
          <table:table-cell table:style-name="ce4" office:value-type="string">
            <text:p>10 ♐ 18' 46"</text:p>
          </table:table-cell>
          <table:table-cell table:style-name="ce4" office:value-type="string">
            <text:p><text:s/>1 ♍ 13' 01"</text:p>
          </table:table-cell>
          <table:table-cell table:style-name="ce4" office:value-type="string">
            <text:p><text:s/>7 ♐ 55' 40"</text:p>
          </table:table-cell>
          <table:table-cell table:style-name="ce4" office:value-type="string">
            <text:p><text:s/>9 ♓ 32' 34"</text:p>
          </table:table-cell>
          <table:table-cell table:style-name="ce4" office:value-type="string">
            <text:p>26 ♑ 27' 30"</text:p>
          </table:table-cell>
          <table:table-cell table:style-name="ce4" office:value-type="string">
            <text:p>23 ♑ 12' 21"</text:p>
          </table:table-cell>
          <table:table-cell table:style-name="ce4" office:value-type="string">
            <text:p><text:s/>0 ♐ 00' 45"</text:p>
          </table:table-cell>
          <table:table-cell table:style-name="ce4" office:value-type="string">
            <text:p>11 ♏ 33' 21"</text:p>
          </table:table-cell>
          <table:table-cell table:style-name="ce4" office:value-type="string">
            <text:p>26 ♍ 23' 24"</text:p>
          </table:table-cell>
          <table:table-cell table:style-name="ce4" office:value-type="string">
            <text:p>23 ♌ 46' 55"</text:p>
          </table:table-cell>
          <table:table-cell table:style-name="ce4" office:value-type="float" office:value="0.521">
            <text:p>0.521</text:p>
          </table:table-cell>
          <table:table-cell table:style-name="ce4" office:value-type="float" office:value="12.784">
            <text:p>12.784</text:p>
          </table:table-cell>
          <table:table-cell table:style-name="ce4" office:value-type="float" office:value="12.122">
            <text:p>12.122</text:p>
          </table:table-cell>
          <table:table-cell table:style-name="ce4" office:value-type="float" office:value="11.693">
            <text:p>11.693</text:p>
          </table:table-cell>
          <table:table-cell table:style-name="ce4" office:value-type="float" office:value="14.966">
            <text:p>14.966</text:p>
          </table:table-cell>
          <table:table-cell table:style-name="ce4" office:value-type="float" office:value="13.477">
            <text:p>13.477</text:p>
          </table:table-cell>
          <table:table-cell table:style-name="ce4" office:value-type="float" office:value="11.425">
            <text:p>11.425</text:p>
          </table:table-cell>
          <table:table-cell table:style-name="ce4" office:value-type="float" office:value="8.078">
            <text:p>8.078</text:p>
          </table:table-cell>
          <table:table-cell table:style-name="ce4" office:value-type="float" office:value="13.379">
            <text:p>13.379</text:p>
          </table:table-cell>
          <table:table-cell table:style-name="ce4" office:value-type="float" office:value="5.714">
            <text:p>5.714</text:p>
          </table:table-cell>
          <table:table-cell table:style-name="ce4" office:value-type="float" office:value="8.509">
            <text:p>8.509</text:p>
          </table:table-cell>
          <table:table-cell table:style-name="ce4" office:value-type="float" office:value="30.521">
            <text:p>30.521</text:p>
          </table:table-cell>
          <table:table-cell table:style-name="ce4" office:value-type="float" office:value="162.784">
            <text:p>162.784</text:p>
          </table:table-cell>
          <table:table-cell table:style-name="ce4" office:value-type="float" office:value="117.122">
            <text:p>117.122</text:p>
          </table:table-cell>
          <table:table-cell table:style-name="ce4" office:value-type="float" office:value="131.693">
            <text:p>131.693</text:p>
          </table:table-cell>
          <table:table-cell table:style-name="ce4" office:value-type="float" office:value="239.966">
            <text:p>239.966</text:p>
          </table:table-cell>
          <table:table-cell table:style-name="ce4" office:value-type="float" office:value="343.477">
            <text:p>343.477</text:p>
          </table:table-cell>
          <table:table-cell table:style-name="ce4" office:value-type="float" office:value="296.425">
            <text:p>296.425</text:p>
          </table:table-cell>
          <table:table-cell table:style-name="ce4" office:value-type="float" office:value="293.078">
            <text:p>293.078</text:p>
          </table:table-cell>
          <table:table-cell table:style-name="ce4" office:value-type="float" office:value="238.379">
            <text:p>238.379</text:p>
          </table:table-cell>
          <table:table-cell table:style-name="ce4" office:value-type="float" office:value="170.714">
            <text:p>170.714</text:p>
          </table:table-cell>
          <table:table-cell table:style-name="ce4" office:value-type="float" office:value="143.509">
            <text:p>143.509</text:p>
          </table:table-cell>
          <table:table-cell table:style-name="ce4" office:value-type="string">
            <text:p><text:s/>0 ♉ 31' 16"</text:p>
          </table:table-cell>
          <table:table-cell table:style-name="ce4" office:value-type="string">
            <text:p>12 ♍ 47' 01"</text:p>
          </table:table-cell>
          <table:table-cell table:style-name="ce4" office:value-type="string">
            <text:p>27 ♋ 07' 18"</text:p>
          </table:table-cell>
          <table:table-cell table:style-name="ce4" office:value-type="string">
            <text:p>11 ♌ 41' 33"</text:p>
          </table:table-cell>
          <table:table-cell table:style-name="ce4" office:value-type="string">
            <text:p>29 ♏ 57' 57"</text:p>
          </table:table-cell>
          <table:table-cell table:style-name="ce4" office:value-type="string">
            <text:p>13 ♓ 28' 38"</text:p>
          </table:table-cell>
          <table:table-cell table:style-name="ce4" office:value-type="string">
            <text:p>26 ♑ 25' 31"</text:p>
          </table:table-cell>
          <table:table-cell table:style-name="ce4" office:value-type="string">
            <text:p>23 ♑ 04' 41"</text:p>
          </table:table-cell>
          <table:table-cell table:style-name="ce4" office:value-type="string">
            <text:p>28 ♏ 22' 44"</text:p>
          </table:table-cell>
          <table:table-cell table:style-name="ce4" office:value-type="string">
            <text:p>20 ♍ 42' 51"</text:p>
          </table:table-cell>
          <table:table-cell table:style-name="ce4" office:value-type="string">
            <text:p>23 ♌ 30' 33"</text:p>
          </table:table-cell>
          <table:table-cell table:style-name="ce4" office:value-type="float" office:value="-20.733">
            <text:p>-20.733</text:p>
          </table:table-cell>
          <table:table-cell table:style-name="ce4" office:value-type="float" office:value="-1.864">
            <text:p>-1.864</text:p>
          </table:table-cell>
          <table:table-cell table:style-name="ce4" office:value-type="float" office:value="-17.679">
            <text:p>-17.679</text:p>
          </table:table-cell>
          <table:table-cell table:style-name="ce4" office:value-type="float" office:value="13.664">
            <text:p>13.664</text:p>
          </table:table-cell>
          <table:table-cell table:style-name="ce4" office:value-type="float" office:value="-16.781">
            <text:p>-16.781</text:p>
          </table:table-cell>
          <table:table-cell table:style-name="ce4" office:value-type="float" office:value="-18.577">
            <text:p>-18.577</text:p>
          </table:table-cell>
          <table:table-cell table:style-name="ce4" office:value-type="float" office:value="14.849">
            <text:p>14.849</text:p>
          </table:table-cell>
          <table:table-cell table:style-name="ce4" office:value-type="float" office:value="-20.876">
            <text:p>-20.876</text:p>
          </table:table-cell>
          <table:table-cell table:style-name="ce4" office:value-type="float" office:value="-9.633">
            <text:p>-9.633</text:p>
          </table:table-cell>
          <table:table-cell table:style-name="ce4" office:value-type="float" office:value="-21.348">
            <text:p>-21.348</text:p>
          </table:table-cell>
          <table:table-cell table:style-name="ce4" office:value-type="float" office:value="-20.902">
            <text:p>-20.902</text:p>
          </table:table-cell>
          <table:table-cell table:style-name="ce4" office:value-type="float" office:value="-7.035">
            <text:p>-7.035</text:p>
          </table:table-cell>
          <table:table-cell table:style-name="ce4" office:value-type="float" office:value="-15.299">
            <text:p>-15.299</text:p>
          </table:table-cell>
          <table:table-cell table:style-name="ce4" office:value-type="float" office:value="-2.815">
            <text:p>-2.815</text:p>
          </table:table-cell>
          <table:table-cell table:style-name="ce4" office:value-type="float" office:value="13.596">
            <text:p>13.596</text:p>
          </table:table-cell>
          <table:table-cell table:style-name="ce4" office:value-type="float" office:value="-0">
            <text:p>-0</text:p>
          </table:table-cell>
          <table:table-cell table:style-name="ce4" office:value-type="float" office:value="-4.999">
            <text:p>-4.999</text:p>
          </table:table-cell>
          <table:table-cell table:style-name="ce4" office:value-type="float" office:value="-0.685">
            <text:p>-0.685</text:p>
          </table:table-cell>
          <table:table-cell table:style-name="ce4" office:value-type="float" office:value="3.452">
            <text:p>3.452</text:p>
          </table:table-cell>
          <table:table-cell table:style-name="ce4" office:value-type="float" office:value="4.078">
            <text:p>4.078</text:p>
          </table:table-cell>
          <table:table-cell table:style-name="ce4" office:value-type="float" office:value="0.763">
            <text:p>0.763</text:p>
          </table:table-cell>
          <table:table-cell table:style-name="ce4" office:value-type="float" office:value="-1.773">
            <text:p>-1.773</text:p>
          </table:table-cell>
          <table:table-cell table:style-name="ce4" office:value-type="float" office:value="-0.496">
            <text:p>-0.496</text:p>
          </table:table-cell>
          <table:table-cell table:style-name="ce4" office:value-type="float" office:value="0.548">
            <text:p>0.548</text:p>
          </table:table-cell>
          <table:table-cell table:style-name="ce4" office:value-type="float" office:value="13.401">
            <text:p>13.401</text:p>
          </table:table-cell>
          <table:table-cell table:style-name="ce4" office:value-type="float" office:value="-4.63">
            <text:p>-4.63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425.395">
            <text:p>425.395</text:p>
          </table:table-cell>
          <table:table-cell table:style-name="ce4" office:value-type="float" office:value="378.586">
            <text:p>378.586</text:p>
          </table:table-cell>
          <table:table-cell table:style-name="ce4" office:value-type="float" office:value="6284.491">
            <text:p>6284.491</text:p>
          </table:table-cell>
          <table:table-cell table:style-name="ce4" office:value-type="float" office:value="11947.78">
            <text:p>11947.78</text:p>
          </table:table-cell>
          <table:table-cell table:style-name="ce4" office:value-type="float" office:value="13774.152">
            <text:p>13774.152</text:p>
          </table:table-cell>
          <table:table-cell table:style-name="ce4" office:value-type="float" office:value="12576.165">
            <text:p>12576.165</text:p>
          </table:table-cell>
          <table:table-cell table:style-name="ce4" office:value-type="float" office:value="12739.318">
            <text:p>12739.318</text:p>
          </table:table-cell>
          <table:table-cell table:style-name="ce4" office:value-type="float" office:value="12979.249">
            <text:p>12979.249</text:p>
          </table:table-cell>
          <table:table-cell table:style-name="ce4" office:value-type="float" office:value="12982.502">
            <text:p>12982.502</text:p>
          </table:table-cell>
          <table:table-cell table:style-name="ce4" office:value-type="float" office:value="13035.695">
            <text:p>13035.695</text:p>
          </table:table-cell>
          <table:table-cell table:style-name="ce4" office:value-type="float" office:value="13131.926">
            <text:p>13131.926</text:p>
          </table:table-cell>
          <table:table-cell table:style-name="ce4" office:value-type="float" office:value="313.191">
            <text:p>313.191</text:p>
          </table:table-cell>
          <table:table-cell table:style-name="ce4" office:value-type="float" office:value="6219.096">
            <text:p>6219.096</text:p>
          </table:table-cell>
          <table:table-cell table:style-name="ce4" office:value-type="float" office:value="11882.385">
            <text:p>11882.385</text:p>
          </table:table-cell>
          <table:table-cell table:style-name="ce4" office:value-type="float" office:value="13708.757">
            <text:p>13708.757</text:p>
          </table:table-cell>
          <table:table-cell table:style-name="ce4" office:value-type="float" office:value="12510.77">
            <text:p>12510.77</text:p>
          </table:table-cell>
          <table:table-cell table:style-name="ce4" office:value-type="float" office:value="12661.987">
            <text:p>12661.987</text:p>
          </table:table-cell>
          <table:table-cell table:style-name="ce4" office:value-type="float" office:value="12359.553">
            <text:p>12359.553</text:p>
          </table:table-cell>
          <table:table-cell table:style-name="ce4" office:value-type="float" office:value="6901.987">
            <text:p>6901.987</text:p>
          </table:table-cell>
          <table:table-cell table:style-name="ce4" office:value-type="float" office:value="6401.361">
            <text:p>6401.361</text:p>
          </table:table-cell>
          <table:table-cell table:style-name="ce4" office:value-type="float" office:value="12673.923">
            <text:p>12673.923</text:p>
          </table:table-cell>
          <table:table-cell table:style-name="ce4" office:value-type="float" office:value="12913.854">
            <text:p>12913.854</text:p>
          </table:table-cell>
          <table:table-cell table:style-name="ce4" office:value-type="float" office:value="12917.107">
            <text:p>12917.107</text:p>
          </table:table-cell>
          <table:table-cell table:style-name="ce4" office:value-type="float" office:value="12970.3">
            <text:p>12970.3</text:p>
          </table:table-cell>
          <table:table-cell table:style-name="ce4" office:value-type="float" office:value="13066.531">
            <text:p>13066.531</text:p>
          </table:table-cell>
          <table:table-cell table:style-name="ce4" office:value-type="float" office:value="6265.905">
            <text:p>6265.905</text:p>
          </table:table-cell>
          <table:table-cell table:style-name="ce4" office:value-type="float" office:value="11929.194">
            <text:p>11929.194</text:p>
          </table:table-cell>
          <table:table-cell table:style-name="ce4" office:value-type="float" office:value="13755.566">
            <text:p>13755.566</text:p>
          </table:table-cell>
          <table:table-cell table:style-name="ce4" office:value-type="float" office:value="12557.579">
            <text:p>12557.579</text:p>
          </table:table-cell>
          <table:table-cell table:style-name="ce4" office:value-type="float" office:value="12720.732">
            <text:p>12720.732</text:p>
          </table:table-cell>
          <table:table-cell table:style-name="ce4" office:value-type="float" office:value="12960.663">
            <text:p>12960.663</text:p>
          </table:table-cell>
          <table:table-cell table:style-name="ce4" office:value-type="float" office:value="12963.916">
            <text:p>12963.916</text:p>
          </table:table-cell>
          <table:table-cell table:style-name="ce4" office:value-type="float" office:value="13017.109">
            <text:p>13017.109</text:p>
          </table:table-cell>
          <table:table-cell table:style-name="ce4" office:value-type="float" office:value="13113.34">
            <text:p>13113.34</text:p>
          </table:table-cell>
          <table:table-cell table:style-name="ce4" office:value-type="float" office:value="6023.289">
            <text:p>6023.289</text:p>
          </table:table-cell>
          <table:table-cell table:style-name="ce4" office:value-type="float" office:value="7849.661">
            <text:p>7849.661</text:p>
          </table:table-cell>
          <table:table-cell table:style-name="ce4" office:value-type="float" office:value="6651.674">
            <text:p>6651.674</text:p>
          </table:table-cell>
          <table:table-cell table:style-name="ce4" office:value-type="float" office:value="6814.827">
            <text:p>6814.827</text:p>
          </table:table-cell>
          <table:table-cell table:style-name="ce4" office:value-type="float" office:value="7054.758">
            <text:p>7054.758</text:p>
          </table:table-cell>
          <table:table-cell table:style-name="ce4" office:value-type="float" office:value="7058.011">
            <text:p>7058.011</text:p>
          </table:table-cell>
          <table:table-cell table:style-name="ce4" office:value-type="float" office:value="7111.204">
            <text:p>7111.204</text:p>
          </table:table-cell>
          <table:table-cell table:style-name="ce4" office:value-type="float" office:value="7207.435">
            <text:p>7207.435</text:p>
          </table:table-cell>
          <table:table-cell table:style-name="ce4" office:value-type="float" office:value="2186.372">
            <text:p>2186.372</text:p>
          </table:table-cell>
          <table:table-cell table:style-name="ce4" office:value-type="float" office:value="988.385">
            <text:p>988.385</text:p>
          </table:table-cell>
          <table:table-cell table:style-name="ce4" office:value-type="float" office:value="1151.538">
            <text:p>1151.538</text:p>
          </table:table-cell>
          <table:table-cell table:style-name="ce4" office:value-type="float" office:value="1391.469">
            <text:p>1391.469</text:p>
          </table:table-cell>
          <table:table-cell table:style-name="ce4" office:value-type="float" office:value="1394.722">
            <text:p>1394.722</text:p>
          </table:table-cell>
          <table:table-cell table:style-name="ce4" office:value-type="float" office:value="1447.915">
            <text:p>1447.915</text:p>
          </table:table-cell>
          <table:table-cell table:style-name="ce4" office:value-type="float" office:value="1544.146">
            <text:p>1544.146</text:p>
          </table:table-cell>
          <table:table-cell table:style-name="ce4" office:value-type="float" office:value="-837.987">
            <text:p>-837.987</text:p>
          </table:table-cell>
          <table:table-cell table:style-name="ce4" office:value-type="float" office:value="-674.834">
            <text:p>-674.834</text:p>
          </table:table-cell>
          <table:table-cell table:style-name="ce4" office:value-type="float" office:value="-434.903">
            <text:p>-434.903</text:p>
          </table:table-cell>
          <table:table-cell table:style-name="ce4" office:value-type="float" office:value="-431.65">
            <text:p>-431.65</text:p>
          </table:table-cell>
          <table:table-cell table:style-name="ce4" office:value-type="float" office:value="-378.457">
            <text:p>-378.457</text:p>
          </table:table-cell>
          <table:table-cell table:style-name="ce4" office:value-type="float" office:value="-282.226">
            <text:p>-282.226</text:p>
          </table:table-cell>
          <table:table-cell table:style-name="ce4" office:value-type="float" office:value="523.153">
            <text:p>523.153</text:p>
          </table:table-cell>
          <table:table-cell table:style-name="ce4" office:value-type="float" office:value="763.084">
            <text:p>763.084</text:p>
          </table:table-cell>
          <table:table-cell table:style-name="ce4" office:value-type="float" office:value="766.337">
            <text:p>766.337</text:p>
          </table:table-cell>
          <table:table-cell table:style-name="ce4" office:value-type="float" office:value="819.53">
            <text:p>819.53</text:p>
          </table:table-cell>
          <table:table-cell table:style-name="ce4" office:value-type="float" office:value="915.761">
            <text:p>915.761</text:p>
          </table:table-cell>
          <table:table-cell table:style-name="ce4" office:value-type="float" office:value="599.931">
            <text:p>599.931</text:p>
          </table:table-cell>
          <table:table-cell table:style-name="ce4" office:value-type="float" office:value="603.184">
            <text:p>603.184</text:p>
          </table:table-cell>
          <table:table-cell table:style-name="ce4" office:value-type="float" office:value="656.377">
            <text:p>656.377</text:p>
          </table:table-cell>
          <table:table-cell table:style-name="ce4" office:value-type="float" office:value="752.608">
            <text:p>752.608</text:p>
          </table:table-cell>
          <table:table-cell table:style-name="ce4" office:value-type="float" office:value="363.253">
            <text:p>363.253</text:p>
          </table:table-cell>
          <table:table-cell table:style-name="ce4" office:value-type="float" office:value="416.446">
            <text:p>416.446</text:p>
          </table:table-cell>
          <table:table-cell table:style-name="ce4" office:value-type="float" office:value="512.677">
            <text:p>512.677</text:p>
          </table:table-cell>
          <table:table-cell table:style-name="ce4" office:value-type="float" office:value="413.193">
            <text:p>413.193</text:p>
          </table:table-cell>
          <table:table-cell table:style-name="ce4" office:value-type="float" office:value="509.424">
            <text:p>509.424</text:p>
          </table:table-cell>
          <table:table-cell table:style-name="ce4" office:value-type="float" office:value="456.231">
            <text:p>456.231</text:p>
          </table:table-cell>
          <table:table-cell table:style-name="ce4" office:value-type="float" office:value="32267.737">
            <text:p>32267.737</text:p>
          </table:table-cell>
          <table:table-cell table:style-name="ce4" office:value-type="float" office:value="227.737">
            <text:p>227.737</text:p>
          </table:table-cell>
          <table:table-cell table:style-name="ce4" office:value-type="float" office:value="40233.399">
            <text:p>40233.399</text:p>
          </table:table-cell>
          <table:table-cell table:style-name="ce4" office:value-type="float" office:value="45978.828">
            <text:p>45978.828</text:p>
          </table:table-cell>
          <table:table-cell table:style-name="ce4" office:value-type="float" office:value="51630.555">
            <text:p>51630.555</text:p>
          </table:table-cell>
          <table:table-cell table:style-name="ce4" office:value-type="float" office:value="52419.807">
            <text:p>52419.807</text:p>
          </table:table-cell>
          <table:table-cell table:style-name="ce4" office:value-type="float" office:value="52247.044">
            <text:p>52247.044</text:p>
          </table:table-cell>
          <table:table-cell table:style-name="ce4" office:value-type="float" office:value="52654.096">
            <text:p>52654.096</text:p>
          </table:table-cell>
          <table:table-cell table:style-name="ce4" office:value-type="float" office:value="52657.443">
            <text:p>52657.443</text:p>
          </table:table-cell>
          <table:table-cell table:style-name="ce4" office:value-type="float" office:value="52712.142">
            <text:p>52712.142</text:p>
          </table:table-cell>
          <table:table-cell table:style-name="ce4" office:value-type="float" office:value="52807.012">
            <text:p>52807.012</text:p>
          </table:table-cell>
          <table:table-cell table:style-name="ce4" office:value-type="float" office:value="8325.662">
            <text:p>8325.662</text:p>
          </table:table-cell>
          <table:table-cell table:style-name="ce4" office:value-type="float" office:value="14071.091">
            <text:p>14071.091</text:p>
          </table:table-cell>
          <table:table-cell table:style-name="ce4" office:value-type="float" office:value="19722.818">
            <text:p>19722.818</text:p>
          </table:table-cell>
          <table:table-cell table:style-name="ce4" office:value-type="float" office:value="20512.07">
            <text:p>20512.07</text:p>
          </table:table-cell>
          <table:table-cell table:style-name="ce4" office:value-type="float" office:value="20339.307">
            <text:p>20339.307</text:p>
          </table:table-cell>
          <table:table-cell table:style-name="ce4" table:formula="of:=MOD([.GI2]; 360)" office:value-type="float" office:value="179.307000000001">
            <text:p>179.307</text:p>
          </table:table-cell>
          <table:table-cell table:style-name="ce4" office:value-type="float" office:value="20746.359">
            <text:p>20746.359</text:p>
          </table:table-cell>
          <table:table-cell table:style-name="ce4" office:value-type="float" office:value="20749.706">
            <text:p>20749.706</text:p>
          </table:table-cell>
          <table:table-cell table:style-name="ce4" office:value-type="float" office:value="20804.405">
            <text:p>20804.405</text:p>
          </table:table-cell>
          <table:table-cell table:style-name="ce4" office:value-type="float" office:value="20899.275">
            <text:p>20899.275</text:p>
          </table:table-cell>
          <table:table-cell table:style-name="ce4" office:value-type="float" office:value="6105.429">
            <text:p>6105.429</text:p>
          </table:table-cell>
          <table:table-cell table:style-name="ce4" office:value-type="float" office:value="11757.156">
            <text:p>11757.156</text:p>
          </table:table-cell>
          <table:table-cell table:style-name="ce4" office:value-type="float" office:value="12546.408">
            <text:p>12546.408</text:p>
          </table:table-cell>
          <table:table-cell table:style-name="ce4" office:value-type="float" office:value="12373.645">
            <text:p>12373.645</text:p>
          </table:table-cell>
          <table:table-cell table:style-name="ce4" office:value-type="float" office:value="12780.697">
            <text:p>12780.697</text:p>
          </table:table-cell>
          <table:table-cell table:style-name="ce4" office:value-type="float" office:value="12784.044">
            <text:p>12784.044</text:p>
          </table:table-cell>
          <table:table-cell table:style-name="ce4" office:value-type="float" office:value="12838.743">
            <text:p>12838.743</text:p>
          </table:table-cell>
          <table:table-cell table:style-name="ce4" office:value-type="float" office:value="12933.613">
            <text:p>12933.613</text:p>
          </table:table-cell>
          <table:table-cell table:style-name="ce4" office:value-type="float" office:value="6011.727">
            <text:p>6011.727</text:p>
          </table:table-cell>
          <table:table-cell table:style-name="ce4" office:value-type="float" office:value="6800.979">
            <text:p>6800.979</text:p>
          </table:table-cell>
          <table:table-cell table:style-name="ce4" office:value-type="float" office:value="6628.216">
            <text:p>6628.216</text:p>
          </table:table-cell>
          <table:table-cell table:style-name="ce4" office:value-type="float" office:value="7035.268">
            <text:p>7035.268</text:p>
          </table:table-cell>
          <table:table-cell table:style-name="ce4" office:value-type="float" office:value="7038.615">
            <text:p>7038.615</text:p>
          </table:table-cell>
          <table:table-cell table:style-name="ce4" office:value-type="float" office:value="7093.314">
            <text:p>7093.314</text:p>
          </table:table-cell>
          <table:table-cell table:style-name="ce4" office:value-type="float" office:value="7188.184">
            <text:p>7188.184</text:p>
          </table:table-cell>
          <table:table-cell table:style-name="ce4" office:value-type="float" office:value="1149.252">
            <text:p>1149.252</text:p>
          </table:table-cell>
          <table:table-cell table:style-name="ce4" office:value-type="float" office:value="976.489">
            <text:p>976.489</text:p>
          </table:table-cell>
          <table:table-cell table:style-name="ce4" office:value-type="float" office:value="1383.541">
            <text:p>1383.541</text:p>
          </table:table-cell>
          <table:table-cell table:style-name="ce4" office:value-type="float" office:value="1386.888">
            <text:p>1386.888</text:p>
          </table:table-cell>
          <table:table-cell table:style-name="ce4" office:value-type="float" office:value="1441.587">
            <text:p>1441.587</text:p>
          </table:table-cell>
          <table:table-cell table:style-name="ce4" office:value-type="float" office:value="747.205">
            <text:p>747.205</text:p>
          </table:table-cell>
          <table:table-cell table:style-name="ce4" office:value-type="float" office:value="187.237">
            <text:p>187.237</text:p>
          </table:table-cell>
          <table:table-cell table:style-name="ce4" office:value-type="float" office:value="594.289">
            <text:p>594.289</text:p>
          </table:table-cell>
          <table:table-cell table:style-name="ce4" office:value-type="float" office:value="597.636">
            <text:p>597.636</text:p>
          </table:table-cell>
          <table:table-cell table:style-name="ce4" office:value-type="float" office:value="652.335">
            <text:p>652.335</text:p>
          </table:table-cell>
          <table:table-cell table:style-name="ce4" office:value-type="float" office:value="747.205">
            <text:p>747.205</text:p>
          </table:table-cell>
          <table:table-cell table:style-name="ce4" office:value-type="float" office:value="767.052">
            <text:p>767.052</text:p>
          </table:table-cell>
          <table:table-cell table:style-name="ce4" office:value-type="float" office:value="770.399">
            <text:p>770.399</text:p>
          </table:table-cell>
          <table:table-cell table:style-name="ce4" office:value-type="float" office:value="825.098">
            <text:p>825.098</text:p>
          </table:table-cell>
          <table:table-cell table:style-name="ce4" office:value-type="float" office:value="919.968">
            <text:p>919.968</text:p>
          </table:table-cell>
          <table:table-cell table:style-name="ce4" office:value-type="float" office:value="363.347">
            <text:p>363.347</text:p>
          </table:table-cell>
          <table:table-cell table:style-name="ce4" office:value-type="float" office:value="418.046">
            <text:p>418.046</text:p>
          </table:table-cell>
          <table:table-cell table:style-name="ce4" office:value-type="float" office:value="512.916">
            <text:p>512.916</text:p>
          </table:table-cell>
          <table:table-cell table:style-name="ce4" office:value-type="float" office:value="414.699">
            <text:p>414.699</text:p>
          </table:table-cell>
          <table:table-cell table:style-name="ce4" office:value-type="float" office:value="509.569">
            <text:p>509.569</text:p>
          </table:table-cell>
          <table:table-cell table:style-name="ce4" office:value-type="float" office:value="454.87">
            <text:p>454.87</text:p>
          </table:table-cell>
          <table:table-cell table:style-name="ce4" table:number-columns-repeated="792"/>
        </table:table-row>
        <table:table-row table:style-name="ro1">
          <table:table-cell office:value-type="string">
            <text:p>1995-03-17 12:00</text:p>
          </table:table-cell>
          <table:table-cell office:value-type="float" office:value="11.641">
            <text:p>11.641</text:p>
          </table:table-cell>
          <table:table-cell office:value-type="float" office:value="5.112">
            <text:p>5.112</text:p>
          </table:table-cell>
          <table:table-cell office:value-type="float" office:value="4.1">
            <text:p>4.1</text:p>
          </table:table-cell>
          <table:table-cell office:value-type="float" office:value="2.474">
            <text:p>2.474</text:p>
          </table:table-cell>
          <table:table-cell office:value-type="float" office:value="13.472">
            <text:p>13.472</text:p>
          </table:table-cell>
          <table:table-cell office:value-type="float" office:value="0.043">
            <text:p>0.043</text:p>
          </table:table-cell>
          <table:table-cell office:value-type="float" office:value="1.444">
            <text:p>1.444</text:p>
          </table:table-cell>
          <table:table-cell office:value-type="float" office:value="14.516">
            <text:p>14.516</text:p>
          </table:table-cell>
          <table:table-cell office:value-type="float" office:value="10.093">
            <text:p>10.093</text:p>
          </table:table-cell>
          <table:table-cell office:value-type="float" office:value="0.551">
            <text:p>0.551</text:p>
          </table:table-cell>
          <table:table-cell office:value-type="float" office:value="6.067">
            <text:p>6.067</text:p>
          </table:table-cell>
          <table:table-cell office:value-type="float" office:value="8.003">
            <text:p>8.003</text:p>
          </table:table-cell>
          <table:table-cell office:value-type="float" office:value="8.229">
            <text:p>8.229</text:p>
          </table:table-cell>
          <table:table-cell office:value-type="float" office:value="356.641">
            <text:p>356.641</text:p>
          </table:table-cell>
          <table:table-cell office:value-type="float" office:value="185.112">
            <text:p>185.112</text:p>
          </table:table-cell>
          <table:table-cell office:value-type="float" office:value="334.1">
            <text:p>334.1</text:p>
          </table:table-cell>
          <table:table-cell office:value-type="float" office:value="317.474">
            <text:p>317.474</text:p>
          </table:table-cell>
          <table:table-cell office:value-type="float" office:value="133.472">
            <text:p>133.472</text:p>
          </table:table-cell>
          <table:table-cell office:value-type="float" office:value="255.043">
            <text:p>255.043</text:p>
          </table:table-cell>
          <table:table-cell office:value-type="float" office:value="346.444">
            <text:p>346.444</text:p>
          </table:table-cell>
          <table:table-cell office:value-type="float" office:value="299.516">
            <text:p>299.516</text:p>
          </table:table-cell>
          <table:table-cell office:value-type="float" office:value="295.093">
            <text:p>295.093</text:p>
          </table:table-cell>
          <table:table-cell office:value-type="float" office:value="240.551">
            <text:p>240.551</text:p>
          </table:table-cell>
          <table:table-cell office:value-type="float" office:value="216.067">
            <text:p>216.067</text:p>
          </table:table-cell>
          <table:table-cell office:value-type="float" office:value="173.003">
            <text:p>173.003</text:p>
          </table:table-cell>
          <table:table-cell office:value-type="float" office:value="143.229">
            <text:p>143.229</text:p>
          </table:table-cell>
          <table:table-cell office:value-type="float" office:value="261.6865">
            <text:p>261.6865</text:p>
          </table:table-cell>
          <table:table-cell office:value-type="float" office:value="262.8115">
            <text:p>262.8115</text:p>
          </table:table-cell>
          <table:table-cell office:value-type="float" office:value="287.3294">
            <text:p>287.3294</text:p>
          </table:table-cell>
          <table:table-cell office:value-type="float" office:value="283.853">
            <text:p>283.853</text:p>
          </table:table-cell>
          <table:table-cell office:value-type="float" office:value="251.381625">
            <text:p>251.381625</text:p>
          </table:table-cell>
          <table:table-cell office:value-type="string">
            <text:p>26 ♓ 38' 27"</text:p>
          </table:table-cell>
          <table:table-cell office:value-type="string">
            <text:p><text:s/>5 ♎ 06' 41"</text:p>
          </table:table-cell>
          <table:table-cell office:value-type="string">
            <text:p><text:s/>4 ♓ 06' 00"</text:p>
          </table:table-cell>
          <table:table-cell office:value-type="string">
            <text:p>17 ♒ 28' 27"</text:p>
          </table:table-cell>
          <table:table-cell office:value-type="string">
            <text:p>13 ♌ 28' 17"</text:p>
          </table:table-cell>
          <table:table-cell office:value-type="string">
            <text:p>15 ♐ 02' 35"</text:p>
          </table:table-cell>
          <table:table-cell office:value-type="string">
            <text:p>16 ♓ 26' 38"</text:p>
          </table:table-cell>
          <table:table-cell office:value-type="string">
            <text:p>29 ♑ 30' 56"</text:p>
          </table:table-cell>
          <table:table-cell office:value-type="string">
            <text:p>25 ♑ 05' 34"</text:p>
          </table:table-cell>
          <table:table-cell office:value-type="string">
            <text:p><text:s/>0 ♐ 33' 02"</text:p>
          </table:table-cell>
          <table:table-cell office:value-type="string">
            <text:p><text:s/>6 ♏ 03' 59"</text:p>
          </table:table-cell>
          <table:table-cell office:value-type="string">
            <text:p>23 ♍ 00' 09"</text:p>
          </table:table-cell>
          <table:table-cell office:value-type="string">
            <text:p>23 ♌ 13' 46"</text:p>
          </table:table-cell>
          <table:table-cell office:value-type="float" office:value="7.569">
            <text:p>7.569</text:p>
          </table:table-cell>
          <table:table-cell office:value-type="float" office:value="2.543">
            <text:p>2.543</text:p>
          </table:table-cell>
          <table:table-cell office:value-type="float" office:value="11.641">
            <text:p>11.641</text:p>
          </table:table-cell>
          <table:table-cell office:value-type="float" office:value="7.604">
            <text:p>7.604</text:p>
          </table:table-cell>
          <table:table-cell office:value-type="float" office:value="4.566">
            <text:p>4.566</text:p>
          </table:table-cell>
          <table:table-cell office:value-type="float" office:value="0.399">
            <text:p>0.399</text:p>
          </table:table-cell>
          <table:table-cell office:value-type="float" office:value="12.085">
            <text:p>12.085</text:p>
          </table:table-cell>
          <table:table-cell office:value-type="float" office:value="8.431">
            <text:p>8.431</text:p>
          </table:table-cell>
          <table:table-cell office:value-type="float" office:value="13.784">
            <text:p>13.784</text:p>
          </table:table-cell>
          <table:table-cell office:value-type="float" office:value="8.427">
            <text:p>8.427</text:p>
          </table:table-cell>
          <table:table-cell office:value-type="float" office:value="8.568">
            <text:p>8.568</text:p>
          </table:table-cell>
          <table:table-cell office:value-type="float" office:value="277.569">
            <text:p>277.569</text:p>
          </table:table-cell>
          <table:table-cell office:value-type="float" office:value="257.543">
            <text:p>257.543</text:p>
          </table:table-cell>
          <table:table-cell office:value-type="float" office:value="176.641">
            <text:p>176.641</text:p>
          </table:table-cell>
          <table:table-cell office:value-type="float" office:value="157.604">
            <text:p>157.604</text:p>
          </table:table-cell>
          <table:table-cell office:value-type="float" office:value="244.566">
            <text:p>244.566</text:p>
          </table:table-cell>
          <table:table-cell office:value-type="float" office:value="345.399">
            <text:p>345.399</text:p>
          </table:table-cell>
          <table:table-cell office:value-type="float" office:value="297.085">
            <text:p>297.085</text:p>
          </table:table-cell>
          <table:table-cell office:value-type="float" office:value="293.431">
            <text:p>293.431</text:p>
          </table:table-cell>
          <table:table-cell office:value-type="float" office:value="238.784">
            <text:p>238.784</text:p>
          </table:table-cell>
          <table:table-cell office:value-type="float" office:value="173.427">
            <text:p>173.427</text:p>
          </table:table-cell>
          <table:table-cell office:value-type="float" office:value="143.568">
            <text:p>143.568</text:p>
          </table:table-cell>
          <table:table-cell office:value-type="string">
            <text:p><text:s/>7 ♑ 34' 07"</text:p>
          </table:table-cell>
          <table:table-cell office:value-type="string">
            <text:p>17 ♐ 32' 36"</text:p>
          </table:table-cell>
          <table:table-cell office:value-type="string">
            <text:p>26 ♍ 38' 27"</text:p>
          </table:table-cell>
          <table:table-cell office:value-type="string">
            <text:p><text:s/>7 ♍ 36' 12"</text:p>
          </table:table-cell>
          <table:table-cell office:value-type="string">
            <text:p><text:s/>4 ♐ 33' 57"</text:p>
          </table:table-cell>
          <table:table-cell office:value-type="string">
            <text:p>15 ♓ 23' 55"</text:p>
          </table:table-cell>
          <table:table-cell office:value-type="string">
            <text:p>27 ♑ 05' 04"</text:p>
          </table:table-cell>
          <table:table-cell office:value-type="string">
            <text:p>23 ♑ 25' 52"</text:p>
          </table:table-cell>
          <table:table-cell office:value-type="string">
            <text:p>28 ♏ 47' 03"</text:p>
          </table:table-cell>
          <table:table-cell office:value-type="string">
            <text:p>23 ♍ 25' 38"</text:p>
          </table:table-cell>
          <table:table-cell office:value-type="string">
            <text:p>23 ♌ 34' 04"</text:p>
          </table:table-cell>
          <table:table-cell office:value-type="float" office:value="-1.335">
            <text:p>-1.335</text:p>
          </table:table-cell>
          <table:table-cell office:value-type="float" office:value="2.338">
            <text:p>2.338</text:p>
          </table:table-cell>
          <table:table-cell office:value-type="float" office:value="-13.787">
            <text:p>-13.787</text:p>
          </table:table-cell>
          <table:table-cell office:value-type="float" office:value="-4.479">
            <text:p>-4.479</text:p>
          </table:table-cell>
          <table:table-cell office:value-type="float" office:value="-11.945">
            <text:p>-11.945</text:p>
          </table:table-cell>
          <table:table-cell office:value-type="float" office:value="-15.629">
            <text:p>-15.629</text:p>
          </table:table-cell>
          <table:table-cell office:value-type="float" office:value="20.305">
            <text:p>20.305</text:p>
          </table:table-cell>
          <table:table-cell office:value-type="float" office:value="-21.796">
            <text:p>-21.796</text:p>
          </table:table-cell>
          <table:table-cell office:value-type="float" office:value="-6.984">
            <text:p>-6.984</text:p>
          </table:table-cell>
          <table:table-cell office:value-type="float" office:value="-20.754">
            <text:p>-20.754</text:p>
          </table:table-cell>
          <table:table-cell office:value-type="float" office:value="-20.575">
            <text:p>-20.575</text:p>
          </table:table-cell>
          <table:table-cell office:value-type="float" office:value="-6.781">
            <text:p>-6.781</text:p>
          </table:table-cell>
          <table:table-cell office:value-type="float" office:value="-13.543">
            <text:p>-13.543</text:p>
          </table:table-cell>
          <table:table-cell office:value-type="float" office:value="-1.459">
            <text:p>-1.459</text:p>
          </table:table-cell>
          <table:table-cell office:value-type="float" office:value="13.778">
            <text:p>13.778</text:p>
          </table:table-cell>
          <table:table-cell office:value-type="float" office:value="-0">
            <text:p>-0</text:p>
          </table:table-cell>
          <table:table-cell office:value-type="float" office:value="-2.667">
            <text:p>-2.667</text:p>
          </table:table-cell>
          <table:table-cell office:value-type="float" office:value="-2.083">
            <text:p>-2.083</text:p>
          </table:table-cell>
          <table:table-cell office:value-type="float" office:value="-0.034">
            <text:p>-0.034</text:p>
          </table:table-cell>
          <table:table-cell office:value-type="float" office:value="3.685">
            <text:p>3.685</text:p>
          </table:table-cell>
          <table:table-cell office:value-type="float" office:value="0.808">
            <text:p>0.808</text:p>
          </table:table-cell>
          <table:table-cell office:value-type="float" office:value="-1.774">
            <text:p>-1.774</text:p>
          </table:table-cell>
          <table:table-cell office:value-type="float" office:value="-0.514">
            <text:p>-0.514</text:p>
          </table:table-cell>
          <table:table-cell office:value-type="float" office:value="0.548">
            <text:p>0.548</text:p>
          </table:table-cell>
          <table:table-cell office:value-type="float" office:value="13.767">
            <text:p>13.767</text:p>
          </table:table-cell>
          <table:table-cell office:value-type="float" office:value="-4.611">
            <text:p>-4.611</text:p>
          </table:table-cell>
          <table:table-cell office:value-type="float" office:value="0.003">
            <text:p>0.003</text:p>
          </table:table-cell>
          <table:table-cell office:value-type="float" office:value="376.626">
            <text:p>376.626</text:p>
          </table:table-cell>
          <table:table-cell office:value-type="float" office:value="337.459">
            <text:p>337.459</text:p>
          </table:table-cell>
          <table:table-cell office:value-type="float" office:value="6320.628">
            <text:p>6320.628</text:p>
          </table:table-cell>
          <table:table-cell office:value-type="float" office:value="11959.057">
            <text:p>11959.057</text:p>
          </table:table-cell>
          <table:table-cell office:value-type="float" office:value="13798.033">
            <text:p>13798.033</text:p>
          </table:table-cell>
          <table:table-cell office:value-type="float" office:value="12587.656">
            <text:p>12587.656</text:p>
          </table:table-cell>
          <table:table-cell office:value-type="float" office:value="12761.097">
            <text:p>12761.097</text:p>
          </table:table-cell>
          <table:table-cell office:value-type="float" office:value="12994.584">
            <text:p>12994.584</text:p>
          </table:table-cell>
          <table:table-cell office:value-type="float" office:value="12999.007">
            <text:p>12999.007</text:p>
          </table:table-cell>
          <table:table-cell office:value-type="float" office:value="13053.549">
            <text:p>13053.549</text:p>
          </table:table-cell>
          <table:table-cell office:value-type="float" office:value="13150.871">
            <text:p>13150.871</text:p>
          </table:table-cell>
          <table:table-cell office:value-type="float" office:value="320.833">
            <text:p>320.833</text:p>
          </table:table-cell>
          <table:table-cell office:value-type="float" office:value="6304.002">
            <text:p>6304.002</text:p>
          </table:table-cell>
          <table:table-cell office:value-type="float" office:value="11942.431">
            <text:p>11942.431</text:p>
          </table:table-cell>
          <table:table-cell office:value-type="float" office:value="13781.407">
            <text:p>13781.407</text:p>
          </table:table-cell>
          <table:table-cell office:value-type="float" office:value="12571.03">
            <text:p>12571.03</text:p>
          </table:table-cell>
          <table:table-cell office:value-type="float" office:value="12704.502">
            <text:p>12704.502</text:p>
          </table:table-cell>
          <table:table-cell office:value-type="float" office:value="12437.558">
            <text:p>12437.558</text:p>
          </table:table-cell>
          <table:table-cell office:value-type="float" office:value="6944.502">
            <text:p>6944.502</text:p>
          </table:table-cell>
          <table:table-cell office:value-type="float" office:value="6309.554">
            <text:p>6309.554</text:p>
          </table:table-cell>
          <table:table-cell office:value-type="float" office:value="12744.471">
            <text:p>12744.471</text:p>
          </table:table-cell>
          <table:table-cell office:value-type="float" office:value="12977.958">
            <text:p>12977.958</text:p>
          </table:table-cell>
          <table:table-cell office:value-type="float" office:value="12982.381">
            <text:p>12982.381</text:p>
          </table:table-cell>
          <table:table-cell office:value-type="float" office:value="13036.923">
            <text:p>13036.923</text:p>
          </table:table-cell>
          <table:table-cell office:value-type="float" office:value="13134.245">
            <text:p>13134.245</text:p>
          </table:table-cell>
          <table:table-cell office:value-type="float" office:value="6343.169">
            <text:p>6343.169</text:p>
          </table:table-cell>
          <table:table-cell office:value-type="float" office:value="11981.598">
            <text:p>11981.598</text:p>
          </table:table-cell>
          <table:table-cell office:value-type="float" office:value="13820.574">
            <text:p>13820.574</text:p>
          </table:table-cell>
          <table:table-cell office:value-type="float" office:value="12610.197">
            <text:p>12610.197</text:p>
          </table:table-cell>
          <table:table-cell office:value-type="float" office:value="12783.638">
            <text:p>12783.638</text:p>
          </table:table-cell>
          <table:table-cell office:value-type="float" office:value="13017.125">
            <text:p>13017.125</text:p>
          </table:table-cell>
          <table:table-cell office:value-type="float" office:value="13021.548">
            <text:p>13021.548</text:p>
          </table:table-cell>
          <table:table-cell office:value-type="float" office:value="13076.09">
            <text:p>13076.09</text:p>
          </table:table-cell>
          <table:table-cell office:value-type="float" office:value="13173.412">
            <text:p>13173.412</text:p>
          </table:table-cell>
          <table:table-cell office:value-type="float" office:value="5998.429">
            <text:p>5998.429</text:p>
          </table:table-cell>
          <table:table-cell office:value-type="float" office:value="7837.405">
            <text:p>7837.405</text:p>
          </table:table-cell>
          <table:table-cell office:value-type="float" office:value="6627.028">
            <text:p>6627.028</text:p>
          </table:table-cell>
          <table:table-cell office:value-type="float" office:value="6800.469">
            <text:p>6800.469</text:p>
          </table:table-cell>
          <table:table-cell office:value-type="float" office:value="7033.956">
            <text:p>7033.956</text:p>
          </table:table-cell>
          <table:table-cell office:value-type="float" office:value="7038.379">
            <text:p>7038.379</text:p>
          </table:table-cell>
          <table:table-cell office:value-type="float" office:value="7092.921">
            <text:p>7092.921</text:p>
          </table:table-cell>
          <table:table-cell office:value-type="float" office:value="7190.243">
            <text:p>7190.243</text:p>
          </table:table-cell>
          <table:table-cell office:value-type="float" office:value="2198.976">
            <text:p>2198.976</text:p>
          </table:table-cell>
          <table:table-cell office:value-type="float" office:value="988.599">
            <text:p>988.599</text:p>
          </table:table-cell>
          <table:table-cell office:value-type="float" office:value="1162.04">
            <text:p>1162.04</text:p>
          </table:table-cell>
          <table:table-cell office:value-type="float" office:value="1395.527">
            <text:p>1395.527</text:p>
          </table:table-cell>
          <table:table-cell office:value-type="float" office:value="1399.95">
            <text:p>1399.95</text:p>
          </table:table-cell>
          <table:table-cell office:value-type="float" office:value="1454.492">
            <text:p>1454.492</text:p>
          </table:table-cell>
          <table:table-cell office:value-type="float" office:value="1551.814">
            <text:p>1551.814</text:p>
          </table:table-cell>
          <table:table-cell office:value-type="float" office:value="-850.377">
            <text:p>-850.377</text:p>
          </table:table-cell>
          <table:table-cell office:value-type="float" office:value="-676.936">
            <text:p>-676.936</text:p>
          </table:table-cell>
          <table:table-cell office:value-type="float" office:value="-443.449">
            <text:p>-443.449</text:p>
          </table:table-cell>
          <table:table-cell office:value-type="float" office:value="-439.026">
            <text:p>-439.026</text:p>
          </table:table-cell>
          <table:table-cell office:value-type="float" office:value="-384.484">
            <text:p>-384.484</text:p>
          </table:table-cell>
          <table:table-cell office:value-type="float" office:value="-287.162">
            <text:p>-287.162</text:p>
          </table:table-cell>
          <table:table-cell office:value-type="float" office:value="533.441">
            <text:p>533.441</text:p>
          </table:table-cell>
          <table:table-cell office:value-type="float" office:value="766.928">
            <text:p>766.928</text:p>
          </table:table-cell>
          <table:table-cell office:value-type="float" office:value="771.351">
            <text:p>771.351</text:p>
          </table:table-cell>
          <table:table-cell office:value-type="float" office:value="825.893">
            <text:p>825.893</text:p>
          </table:table-cell>
          <table:table-cell office:value-type="float" office:value="923.215">
            <text:p>923.215</text:p>
          </table:table-cell>
          <table:table-cell office:value-type="float" office:value="593.487">
            <text:p>593.487</text:p>
          </table:table-cell>
          <table:table-cell office:value-type="float" office:value="597.91">
            <text:p>597.91</text:p>
          </table:table-cell>
          <table:table-cell office:value-type="float" office:value="652.452">
            <text:p>652.452</text:p>
          </table:table-cell>
          <table:table-cell office:value-type="float" office:value="749.774">
            <text:p>749.774</text:p>
          </table:table-cell>
          <table:table-cell office:value-type="float" office:value="364.423">
            <text:p>364.423</text:p>
          </table:table-cell>
          <table:table-cell office:value-type="float" office:value="418.965">
            <text:p>418.965</text:p>
          </table:table-cell>
          <table:table-cell office:value-type="float" office:value="516.287">
            <text:p>516.287</text:p>
          </table:table-cell>
          <table:table-cell office:value-type="float" office:value="414.542">
            <text:p>414.542</text:p>
          </table:table-cell>
          <table:table-cell office:value-type="float" office:value="511.864">
            <text:p>511.864</text:p>
          </table:table-cell>
          <table:table-cell office:value-type="float" office:value="457.322">
            <text:p>457.322</text:p>
          </table:table-cell>
          <table:table-cell office:value-type="float" office:value="32420.026">
            <text:p>32420.026</text:p>
          </table:table-cell>
          <table:table-cell office:value-type="float" office:value="20.026">
            <text:p>20.026</text:p>
          </table:table-cell>
          <table:table-cell office:value-type="float" office:value="40420.928">
            <text:p>40420.928</text:p>
          </table:table-cell>
          <table:table-cell office:value-type="float" office:value="46199.965">
            <text:p>46199.965</text:p>
          </table:table-cell>
          <table:table-cell office:value-type="float" office:value="51873.003">
            <text:p>51873.003</text:p>
          </table:table-cell>
          <table:table-cell office:value-type="float" office:value="52664.142">
            <text:p>52664.142</text:p>
          </table:table-cell>
          <table:table-cell office:value-type="float" office:value="52492.17">
            <text:p>52492.17</text:p>
          </table:table-cell>
          <table:table-cell office:value-type="float" office:value="52900.484">
            <text:p>52900.484</text:p>
          </table:table-cell>
          <table:table-cell office:value-type="float" office:value="52904.138">
            <text:p>52904.138</text:p>
          </table:table-cell>
          <table:table-cell office:value-type="float" office:value="52958.785">
            <text:p>52958.785</text:p>
          </table:table-cell>
          <table:table-cell office:value-type="float" office:value="53054.001">
            <text:p>53054.001</text:p>
          </table:table-cell>
          <table:table-cell office:value-type="float" office:value="8360.902">
            <text:p>8360.902</text:p>
          </table:table-cell>
          <table:table-cell office:value-type="float" office:value="14139.939">
            <text:p>14139.939</text:p>
          </table:table-cell>
          <table:table-cell office:value-type="float" office:value="19812.977">
            <text:p>19812.977</text:p>
          </table:table-cell>
          <table:table-cell office:value-type="float" office:value="20604.116">
            <text:p>20604.116</text:p>
          </table:table-cell>
          <table:table-cell office:value-type="float" office:value="20432.144">
            <text:p>20432.144</text:p>
          </table:table-cell>
          <table:table-cell table:formula="of:=MOD([.GI3]; 360)" office:value-type="float" office:value="272.144">
            <text:p>272.144</text:p>
          </table:table-cell>
          <table:table-cell office:value-type="float" office:value="20840.458">
            <text:p>20840.458</text:p>
          </table:table-cell>
          <table:table-cell office:value-type="float" office:value="20844.112">
            <text:p>20844.112</text:p>
          </table:table-cell>
          <table:table-cell office:value-type="float" office:value="20898.759">
            <text:p>20898.759</text:p>
          </table:table-cell>
          <table:table-cell office:value-type="float" office:value="20993.975">
            <text:p>20993.975</text:p>
          </table:table-cell>
          <table:table-cell office:value-type="float" office:value="6139.037">
            <text:p>6139.037</text:p>
          </table:table-cell>
          <table:table-cell office:value-type="float" office:value="11812.075">
            <text:p>11812.075</text:p>
          </table:table-cell>
          <table:table-cell office:value-type="float" office:value="12603.214">
            <text:p>12603.214</text:p>
          </table:table-cell>
          <table:table-cell office:value-type="float" office:value="12431.242">
            <text:p>12431.242</text:p>
          </table:table-cell>
          <table:table-cell office:value-type="float" office:value="12839.556">
            <text:p>12839.556</text:p>
          </table:table-cell>
          <table:table-cell office:value-type="float" office:value="12843.21">
            <text:p>12843.21</text:p>
          </table:table-cell>
          <table:table-cell office:value-type="float" office:value="12897.857">
            <text:p>12897.857</text:p>
          </table:table-cell>
          <table:table-cell office:value-type="float" office:value="12993.073">
            <text:p>12993.073</text:p>
          </table:table-cell>
          <table:table-cell office:value-type="float" office:value="6033.038">
            <text:p>6033.038</text:p>
          </table:table-cell>
          <table:table-cell office:value-type="float" office:value="6824.177">
            <text:p>6824.177</text:p>
          </table:table-cell>
          <table:table-cell office:value-type="float" office:value="6652.205">
            <text:p>6652.205</text:p>
          </table:table-cell>
          <table:table-cell office:value-type="float" office:value="7060.519">
            <text:p>7060.519</text:p>
          </table:table-cell>
          <table:table-cell office:value-type="float" office:value="7064.173">
            <text:p>7064.173</text:p>
          </table:table-cell>
          <table:table-cell office:value-type="float" office:value="7118.82">
            <text:p>7118.82</text:p>
          </table:table-cell>
          <table:table-cell office:value-type="float" office:value="7214.036">
            <text:p>7214.036</text:p>
          </table:table-cell>
          <table:table-cell office:value-type="float" office:value="1151.139">
            <text:p>1151.139</text:p>
          </table:table-cell>
          <table:table-cell office:value-type="float" office:value="979.167">
            <text:p>979.167</text:p>
          </table:table-cell>
          <table:table-cell office:value-type="float" office:value="1387.481">
            <text:p>1387.481</text:p>
          </table:table-cell>
          <table:table-cell office:value-type="float" office:value="1391.135">
            <text:p>1391.135</text:p>
          </table:table-cell>
          <table:table-cell office:value-type="float" office:value="1445.782">
            <text:p>1445.782</text:p>
          </table:table-cell>
          <table:table-cell office:value-type="float" office:value="749.859">
            <text:p>749.859</text:p>
          </table:table-cell>
          <table:table-cell office:value-type="float" office:value="188.028">
            <text:p>188.028</text:p>
          </table:table-cell>
          <table:table-cell office:value-type="float" office:value="596.342">
            <text:p>596.342</text:p>
          </table:table-cell>
          <table:table-cell office:value-type="float" office:value="599.996">
            <text:p>599.996</text:p>
          </table:table-cell>
          <table:table-cell office:value-type="float" office:value="654.643">
            <text:p>654.643</text:p>
          </table:table-cell>
          <table:table-cell office:value-type="float" office:value="749.859">
            <text:p>749.859</text:p>
          </table:table-cell>
          <table:table-cell office:value-type="float" office:value="768.314">
            <text:p>768.314</text:p>
          </table:table-cell>
          <table:table-cell office:value-type="float" office:value="771.968">
            <text:p>771.968</text:p>
          </table:table-cell>
          <table:table-cell office:value-type="float" office:value="826.615">
            <text:p>826.615</text:p>
          </table:table-cell>
          <table:table-cell office:value-type="float" office:value="921.831">
            <text:p>921.831</text:p>
          </table:table-cell>
          <table:table-cell office:value-type="float" office:value="363.654">
            <text:p>363.654</text:p>
          </table:table-cell>
          <table:table-cell office:value-type="float" office:value="418.301">
            <text:p>418.301</text:p>
          </table:table-cell>
          <table:table-cell office:value-type="float" office:value="513.517">
            <text:p>513.517</text:p>
          </table:table-cell>
          <table:table-cell office:value-type="float" office:value="414.647">
            <text:p>414.647</text:p>
          </table:table-cell>
          <table:table-cell office:value-type="float" office:value="509.863">
            <text:p>509.863</text:p>
          </table:table-cell>
          <table:table-cell office:value-type="float" office:value="455.216">
            <text:p>455.216</text:p>
          </table:table-cell>
          <table:table-cell table:number-columns-repeated="792"/>
        </table:table-row>
        <table:table-row table:style-name="ro1">
          <table:table-cell office:value-type="string">
            <text:p>1995-03-29 12:00</text:p>
          </table:table-cell>
          <table:table-cell office:value-type="float" office:value="8.544">
            <text:p>8.544</text:p>
          </table:table-cell>
          <table:table-cell office:value-type="float" office:value="7.269">
            <text:p>7.269</text:p>
          </table:table-cell>
          <table:table-cell office:value-type="float" office:value="8.547">
            <text:p>8.547</text:p>
          </table:table-cell>
          <table:table-cell office:value-type="float" office:value="1.795">
            <text:p>1.795</text:p>
          </table:table-cell>
          <table:table-cell office:value-type="float" office:value="13.315">
            <text:p>13.315</text:p>
          </table:table-cell>
          <table:table-cell office:value-type="float" office:value="0.372">
            <text:p>0.372</text:p>
          </table:table-cell>
          <table:table-cell office:value-type="float" office:value="2.882">
            <text:p>2.882</text:p>
          </table:table-cell>
          <table:table-cell office:value-type="float" office:value="14.923">
            <text:p>14.923</text:p>
          </table:table-cell>
          <table:table-cell office:value-type="float" office:value="10.319">
            <text:p>10.319</text:p>
          </table:table-cell>
          <table:table-cell office:value-type="float" office:value="0.419">
            <text:p>0.419</text:p>
          </table:table-cell>
          <table:table-cell office:value-type="float" office:value="5.742">
            <text:p>5.742</text:p>
          </table:table-cell>
          <table:table-cell office:value-type="float" office:value="7.076">
            <text:p>7.076</text:p>
          </table:table-cell>
          <table:table-cell office:value-type="float" office:value="8.141">
            <text:p>8.141</text:p>
          </table:table-cell>
          <table:table-cell office:value-type="float" office:value="8.544">
            <text:p>8.544</text:p>
          </table:table-cell>
          <table:table-cell office:value-type="float" office:value="352.269">
            <text:p>352.269</text:p>
          </table:table-cell>
          <table:table-cell office:value-type="float" office:value="353.547">
            <text:p>353.547</text:p>
          </table:table-cell>
          <table:table-cell office:value-type="float" office:value="331.795">
            <text:p>331.795</text:p>
          </table:table-cell>
          <table:table-cell office:value-type="float" office:value="133.315">
            <text:p>133.315</text:p>
          </table:table-cell>
          <table:table-cell office:value-type="float" office:value="255.372">
            <text:p>255.372</text:p>
          </table:table-cell>
          <table:table-cell office:value-type="float" office:value="347.882">
            <text:p>347.882</text:p>
          </table:table-cell>
          <table:table-cell office:value-type="float" office:value="299.923">
            <text:p>299.923</text:p>
          </table:table-cell>
          <table:table-cell office:value-type="float" office:value="295.319">
            <text:p>295.319</text:p>
          </table:table-cell>
          <table:table-cell office:value-type="float" office:value="240.419">
            <text:p>240.419</text:p>
          </table:table-cell>
          <table:table-cell office:value-type="float" office:value="215.742">
            <text:p>215.742</text:p>
          </table:table-cell>
          <table:table-cell office:value-type="float" office:value="172.076">
            <text:p>172.076</text:p>
          </table:table-cell>
          <table:table-cell office:value-type="float" office:value="143.141">
            <text:p>143.141</text:p>
          </table:table-cell>
          <table:table-cell office:value-type="float" office:value="262.0383333333">
            <text:p>262.0383333333</text:p>
          </table:table-cell>
          <table:table-cell office:value-type="float" office:value="263.955">
            <text:p>263.955</text:p>
          </table:table-cell>
          <table:table-cell office:value-type="float" office:value="287.783">
            <text:p>287.783</text:p>
          </table:table-cell>
          <table:table-cell office:value-type="float" office:value="284.1768">
            <text:p>284.1768</text:p>
          </table:table-cell>
          <table:table-cell office:value-type="float" office:value="256.10375">
            <text:p>256.10375</text:p>
          </table:table-cell>
          <table:table-cell office:value-type="string">
            <text:p><text:s/>8 ♈ 32' 37"</text:p>
          </table:table-cell>
          <table:table-cell office:value-type="string">
            <text:p>22 ♓ 16' 07"</text:p>
          </table:table-cell>
          <table:table-cell office:value-type="string">
            <text:p>23 ♓ 32' 49"</text:p>
          </table:table-cell>
          <table:table-cell office:value-type="string">
            <text:p><text:s/>1 ♓ 47' 43"</text:p>
          </table:table-cell>
          <table:table-cell office:value-type="string">
            <text:p>13 ♌ 18' 52"</text:p>
          </table:table-cell>
          <table:table-cell office:value-type="string">
            <text:p>15 ♐ 22' 17"</text:p>
          </table:table-cell>
          <table:table-cell office:value-type="string">
            <text:p>17 ♓ 52' 56"</text:p>
          </table:table-cell>
          <table:table-cell office:value-type="string">
            <text:p>29 ♑ 55' 23"</text:p>
          </table:table-cell>
          <table:table-cell office:value-type="string">
            <text:p>25 ♑ 19' 07"</text:p>
          </table:table-cell>
          <table:table-cell office:value-type="string">
            <text:p><text:s/>0 ♐ 25' 08"</text:p>
          </table:table-cell>
          <table:table-cell office:value-type="string">
            <text:p><text:s/>5 ♏ 44' 29"</text:p>
          </table:table-cell>
          <table:table-cell office:value-type="string">
            <text:p>22 ♍ 04' 34"</text:p>
          </table:table-cell>
          <table:table-cell office:value-type="string">
            <text:p>23 ♌ 08' 26"</text:p>
          </table:table-cell>
          <table:table-cell office:value-type="float" office:value="14.892">
            <text:p>14.892</text:p>
          </table:table-cell>
          <table:table-cell office:value-type="float" office:value="6.556">
            <text:p>6.556</text:p>
          </table:table-cell>
          <table:table-cell office:value-type="float" office:value="8.544">
            <text:p>8.544</text:p>
          </table:table-cell>
          <table:table-cell office:value-type="float" office:value="12.846">
            <text:p>12.846</text:p>
          </table:table-cell>
          <table:table-cell office:value-type="float" office:value="5.505">
            <text:p>5.505</text:p>
          </table:table-cell>
          <table:table-cell office:value-type="float" office:value="0.79">
            <text:p>0.79</text:p>
          </table:table-cell>
          <table:table-cell office:value-type="float" office:value="12.219">
            <text:p>12.219</text:p>
          </table:table-cell>
          <table:table-cell office:value-type="float" office:value="8.503">
            <text:p>8.503</text:p>
          </table:table-cell>
          <table:table-cell office:value-type="float" office:value="13.867">
            <text:p>13.867</text:p>
          </table:table-cell>
          <table:table-cell office:value-type="float" office:value="8.981">
            <text:p>8.981</text:p>
          </table:table-cell>
          <table:table-cell office:value-type="float" office:value="8.58">
            <text:p>8.58</text:p>
          </table:table-cell>
          <table:table-cell office:value-type="float" office:value="314.892">
            <text:p>314.892</text:p>
          </table:table-cell>
          <table:table-cell office:value-type="float" office:value="276.556">
            <text:p>276.556</text:p>
          </table:table-cell>
          <table:table-cell office:value-type="float" office:value="188.544">
            <text:p>188.544</text:p>
          </table:table-cell>
          <table:table-cell office:value-type="float" office:value="162.846">
            <text:p>162.846</text:p>
          </table:table-cell>
          <table:table-cell office:value-type="float" office:value="245.505">
            <text:p>245.505</text:p>
          </table:table-cell>
          <table:table-cell office:value-type="float" office:value="345.79">
            <text:p>345.79</text:p>
          </table:table-cell>
          <table:table-cell office:value-type="float" office:value="297.219">
            <text:p>297.219</text:p>
          </table:table-cell>
          <table:table-cell office:value-type="float" office:value="293.503">
            <text:p>293.503</text:p>
          </table:table-cell>
          <table:table-cell office:value-type="float" office:value="238.867">
            <text:p>238.867</text:p>
          </table:table-cell>
          <table:table-cell office:value-type="float" office:value="173.981">
            <text:p>173.981</text:p>
          </table:table-cell>
          <table:table-cell office:value-type="float" office:value="143.58">
            <text:p>143.58</text:p>
          </table:table-cell>
          <table:table-cell office:value-type="string">
            <text:p>14 ♒ 53' 29"</text:p>
          </table:table-cell>
          <table:table-cell office:value-type="string">
            <text:p><text:s/>6 ♑ 33' 21"</text:p>
          </table:table-cell>
          <table:table-cell office:value-type="string">
            <text:p><text:s/>8 ♎ 32' 37"</text:p>
          </table:table-cell>
          <table:table-cell office:value-type="string">
            <text:p>12 ♍ 50' 45"</text:p>
          </table:table-cell>
          <table:table-cell office:value-type="string">
            <text:p><text:s/>5 ♐ 30' 17"</text:p>
          </table:table-cell>
          <table:table-cell office:value-type="string">
            <text:p>15 ♓ 47' 25"</text:p>
          </table:table-cell>
          <table:table-cell office:value-type="string">
            <text:p>27 ♑ 13' 06"</text:p>
          </table:table-cell>
          <table:table-cell office:value-type="string">
            <text:p>23 ♑ 30' 10"</text:p>
          </table:table-cell>
          <table:table-cell office:value-type="string">
            <text:p>28 ♏ 52' 00"</text:p>
          </table:table-cell>
          <table:table-cell office:value-type="string">
            <text:p>23 ♍ 58' 52"</text:p>
          </table:table-cell>
          <table:table-cell office:value-type="string">
            <text:p>23 ♌ 34' 47"</text:p>
          </table:table-cell>
          <table:table-cell office:value-type="float" office:value="3.388">
            <text:p>3.388</text:p>
          </table:table-cell>
          <table:table-cell office:value-type="float" office:value="4.21">
            <text:p>4.21</text:p>
          </table:table-cell>
          <table:table-cell office:value-type="float" office:value="-8.0585">
            <text:p>-8.0585</text:p>
          </table:table-cell>
          <table:table-cell office:value-type="float" office:value="0.239">
            <text:p>0.239</text:p>
          </table:table-cell>
          <table:table-cell office:value-type="float" office:value="-4.634">
            <text:p>-4.634</text:p>
          </table:table-cell>
          <table:table-cell office:value-type="float" office:value="-11.483">
            <text:p>-11.483</text:p>
          </table:table-cell>
          <table:table-cell office:value-type="float" office:value="19.903">
            <text:p>19.903</text:p>
          </table:table-cell>
          <table:table-cell office:value-type="float" office:value="-21.821">
            <text:p>-21.821</text:p>
          </table:table-cell>
          <table:table-cell office:value-type="float" office:value="-6.439">
            <text:p>-6.439</text:p>
          </table:table-cell>
          <table:table-cell office:value-type="float" office:value="-20.674">
            <text:p>-20.674</text:p>
          </table:table-cell>
          <table:table-cell office:value-type="float" office:value="-20.533">
            <text:p>-20.533</text:p>
          </table:table-cell>
          <table:table-cell office:value-type="float" office:value="-6.69">
            <text:p>-6.69</text:p>
          </table:table-cell>
          <table:table-cell office:value-type="float" office:value="-13.435">
            <text:p>-13.435</text:p>
          </table:table-cell>
          <table:table-cell office:value-type="float" office:value="-1.021">
            <text:p>-1.021</text:p>
          </table:table-cell>
          <table:table-cell office:value-type="float" office:value="13.807">
            <text:p>13.807</text:p>
          </table:table-cell>
          <table:table-cell office:value-type="float" office:value="0">
            <text:p>0</text:p>
          </table:table-cell>
          <table:table-cell office:value-type="float" office:value="3.598">
            <text:p>3.598</text:p>
          </table:table-cell>
          <table:table-cell office:value-type="float" office:value="-2.257">
            <text:p>-2.257</text:p>
          </table:table-cell>
          <table:table-cell office:value-type="float" office:value="-0.693">
            <text:p>-0.693</text:p>
          </table:table-cell>
          <table:table-cell office:value-type="float" office:value="3.216">
            <text:p>3.216</text:p>
          </table:table-cell>
          <table:table-cell office:value-type="float" office:value="0.819">
            <text:p>0.819</text:p>
          </table:table-cell>
          <table:table-cell office:value-type="float" office:value="-1.792">
            <text:p>-1.792</text:p>
          </table:table-cell>
          <table:table-cell office:value-type="float" office:value="-0.52">
            <text:p>-0.52</text:p>
          </table:table-cell>
          <table:table-cell office:value-type="float" office:value="0.549">
            <text:p>0.549</text:p>
          </table:table-cell>
          <table:table-cell office:value-type="float" office:value="13.834">
            <text:p>13.834</text:p>
          </table:table-cell>
          <table:table-cell office:value-type="float" office:value="-4.532">
            <text:p>-4.532</text:p>
          </table:table-cell>
          <table:table-cell office:value-type="float" office:value="0.003">
            <text:p>0.003</text:p>
          </table:table-cell>
          <table:table-cell office:value-type="float" office:value="381.752">
            <text:p>381.752</text:p>
          </table:table-cell>
          <table:table-cell office:value-type="float" office:value="345.003">
            <text:p>345.003</text:p>
          </table:table-cell>
          <table:table-cell office:value-type="float" office:value="6340.232">
            <text:p>6340.232</text:p>
          </table:table-cell>
          <table:table-cell office:value-type="float" office:value="11978.175">
            <text:p>11978.175</text:p>
          </table:table-cell>
          <table:table-cell office:value-type="float" office:value="13817.805">
            <text:p>13817.805</text:p>
          </table:table-cell>
          <table:table-cell office:value-type="float" office:value="12605.665">
            <text:p>12605.665</text:p>
          </table:table-cell>
          <table:table-cell office:value-type="float" office:value="12781.471">
            <text:p>12781.471</text:p>
          </table:table-cell>
          <table:table-cell office:value-type="float" office:value="13013.624">
            <text:p>13013.624</text:p>
          </table:table-cell>
          <table:table-cell office:value-type="float" office:value="13018.228">
            <text:p>13018.228</text:p>
          </table:table-cell>
          <table:table-cell office:value-type="float" office:value="13073.128">
            <text:p>13073.128</text:p>
          </table:table-cell>
          <table:table-cell office:value-type="float" office:value="13170.406">
            <text:p>13170.406</text:p>
          </table:table-cell>
          <table:table-cell office:value-type="float" office:value="323.251">
            <text:p>323.251</text:p>
          </table:table-cell>
          <table:table-cell office:value-type="float" office:value="6318.48">
            <text:p>6318.48</text:p>
          </table:table-cell>
          <table:table-cell office:value-type="float" office:value="11956.423">
            <text:p>11956.423</text:p>
          </table:table-cell>
          <table:table-cell office:value-type="float" office:value="13796.053">
            <text:p>13796.053</text:p>
          </table:table-cell>
          <table:table-cell office:value-type="float" office:value="12583.913">
            <text:p>12583.913</text:p>
          </table:table-cell>
          <table:table-cell office:value-type="float" office:value="12717.228">
            <text:p>12717.228</text:p>
          </table:table-cell>
          <table:table-cell office:value-type="float" office:value="12450.598">
            <text:p>12450.598</text:p>
          </table:table-cell>
          <table:table-cell office:value-type="float" office:value="6957.228">
            <text:p>6957.228</text:p>
          </table:table-cell>
          <table:table-cell office:value-type="float" office:value="6293.638">
            <text:p>6293.638</text:p>
          </table:table-cell>
          <table:table-cell office:value-type="float" office:value="12759.719">
            <text:p>12759.719</text:p>
          </table:table-cell>
          <table:table-cell office:value-type="float" office:value="12991.872">
            <text:p>12991.872</text:p>
          </table:table-cell>
          <table:table-cell office:value-type="float" office:value="12996.476">
            <text:p>12996.476</text:p>
          </table:table-cell>
          <table:table-cell office:value-type="float" office:value="13051.376">
            <text:p>13051.376</text:p>
          </table:table-cell>
          <table:table-cell office:value-type="float" office:value="13148.654">
            <text:p>13148.654</text:p>
          </table:table-cell>
          <table:table-cell office:value-type="float" office:value="6355.229">
            <text:p>6355.229</text:p>
          </table:table-cell>
          <table:table-cell office:value-type="float" office:value="11993.172">
            <text:p>11993.172</text:p>
          </table:table-cell>
          <table:table-cell office:value-type="float" office:value="13832.802">
            <text:p>13832.802</text:p>
          </table:table-cell>
          <table:table-cell office:value-type="float" office:value="12620.662">
            <text:p>12620.662</text:p>
          </table:table-cell>
          <table:table-cell office:value-type="float" office:value="12796.468">
            <text:p>12796.468</text:p>
          </table:table-cell>
          <table:table-cell office:value-type="float" office:value="13028.621">
            <text:p>13028.621</text:p>
          </table:table-cell>
          <table:table-cell office:value-type="float" office:value="13033.225">
            <text:p>13033.225</text:p>
          </table:table-cell>
          <table:table-cell office:value-type="float" office:value="13088.125">
            <text:p>13088.125</text:p>
          </table:table-cell>
          <table:table-cell office:value-type="float" office:value="13185.403">
            <text:p>13185.403</text:p>
          </table:table-cell>
          <table:table-cell office:value-type="float" office:value="5997.943">
            <text:p>5997.943</text:p>
          </table:table-cell>
          <table:table-cell office:value-type="float" office:value="7837.573">
            <text:p>7837.573</text:p>
          </table:table-cell>
          <table:table-cell office:value-type="float" office:value="6625.433">
            <text:p>6625.433</text:p>
          </table:table-cell>
          <table:table-cell office:value-type="float" office:value="6801.239">
            <text:p>6801.239</text:p>
          </table:table-cell>
          <table:table-cell office:value-type="float" office:value="7033.392">
            <text:p>7033.392</text:p>
          </table:table-cell>
          <table:table-cell office:value-type="float" office:value="7037.996">
            <text:p>7037.996</text:p>
          </table:table-cell>
          <table:table-cell office:value-type="float" office:value="7092.896">
            <text:p>7092.896</text:p>
          </table:table-cell>
          <table:table-cell office:value-type="float" office:value="7190.174">
            <text:p>7190.174</text:p>
          </table:table-cell>
          <table:table-cell office:value-type="float" office:value="2199.63">
            <text:p>2199.63</text:p>
          </table:table-cell>
          <table:table-cell office:value-type="float" office:value="987.49">
            <text:p>987.49</text:p>
          </table:table-cell>
          <table:table-cell office:value-type="float" office:value="1163.296">
            <text:p>1163.296</text:p>
          </table:table-cell>
          <table:table-cell office:value-type="float" office:value="1395.449">
            <text:p>1395.449</text:p>
          </table:table-cell>
          <table:table-cell office:value-type="float" office:value="1400.053">
            <text:p>1400.053</text:p>
          </table:table-cell>
          <table:table-cell office:value-type="float" office:value="1454.953">
            <text:p>1454.953</text:p>
          </table:table-cell>
          <table:table-cell office:value-type="float" office:value="1552.231">
            <text:p>1552.231</text:p>
          </table:table-cell>
          <table:table-cell office:value-type="float" office:value="-852.14">
            <text:p>-852.14</text:p>
          </table:table-cell>
          <table:table-cell office:value-type="float" office:value="-676.334">
            <text:p>-676.334</text:p>
          </table:table-cell>
          <table:table-cell office:value-type="float" office:value="-444.181">
            <text:p>-444.181</text:p>
          </table:table-cell>
          <table:table-cell office:value-type="float" office:value="-439.577">
            <text:p>-439.577</text:p>
          </table:table-cell>
          <table:table-cell office:value-type="float" office:value="-384.677">
            <text:p>-384.677</text:p>
          </table:table-cell>
          <table:table-cell office:value-type="float" office:value="-287.399">
            <text:p>-287.399</text:p>
          </table:table-cell>
          <table:table-cell office:value-type="float" office:value="535.806">
            <text:p>535.806</text:p>
          </table:table-cell>
          <table:table-cell office:value-type="float" office:value="767.959">
            <text:p>767.959</text:p>
          </table:table-cell>
          <table:table-cell office:value-type="float" office:value="772.563">
            <text:p>772.563</text:p>
          </table:table-cell>
          <table:table-cell office:value-type="float" office:value="827.463">
            <text:p>827.463</text:p>
          </table:table-cell>
          <table:table-cell office:value-type="float" office:value="924.741">
            <text:p>924.741</text:p>
          </table:table-cell>
          <table:table-cell office:value-type="float" office:value="592.153">
            <text:p>592.153</text:p>
          </table:table-cell>
          <table:table-cell office:value-type="float" office:value="596.757">
            <text:p>596.757</text:p>
          </table:table-cell>
          <table:table-cell office:value-type="float" office:value="651.657">
            <text:p>651.657</text:p>
          </table:table-cell>
          <table:table-cell office:value-type="float" office:value="748.935">
            <text:p>748.935</text:p>
          </table:table-cell>
          <table:table-cell office:value-type="float" office:value="364.604">
            <text:p>364.604</text:p>
          </table:table-cell>
          <table:table-cell office:value-type="float" office:value="419.504">
            <text:p>419.504</text:p>
          </table:table-cell>
          <table:table-cell office:value-type="float" office:value="516.782">
            <text:p>516.782</text:p>
          </table:table-cell>
          <table:table-cell office:value-type="float" office:value="414.9">
            <text:p>414.9</text:p>
          </table:table-cell>
          <table:table-cell office:value-type="float" office:value="512.178">
            <text:p>512.178</text:p>
          </table:table-cell>
          <table:table-cell office:value-type="float" office:value="457.278">
            <text:p>457.278</text:p>
          </table:table-cell>
          <table:table-cell office:value-type="float" office:value="32438.336">
            <text:p>32438.336</text:p>
          </table:table-cell>
          <table:table-cell office:value-type="float" office:value="38.336">
            <text:p>38.336</text:p>
          </table:table-cell>
          <table:table-cell office:value-type="float" office:value="40446.348">
            <text:p>40446.348</text:p>
          </table:table-cell>
          <table:table-cell office:value-type="float" office:value="46232.046">
            <text:p>46232.046</text:p>
          </table:table-cell>
          <table:table-cell office:value-type="float" office:value="51909.387">
            <text:p>51909.387</text:p>
          </table:table-cell>
          <table:table-cell office:value-type="float" office:value="52700.911">
            <text:p>52700.911</text:p>
          </table:table-cell>
          <table:table-cell office:value-type="float" office:value="52529.102">
            <text:p>52529.102</text:p>
          </table:table-cell>
          <table:table-cell office:value-type="float" office:value="52937.673">
            <text:p>52937.673</text:p>
          </table:table-cell>
          <table:table-cell office:value-type="float" office:value="52941.389">
            <text:p>52941.389</text:p>
          </table:table-cell>
          <table:table-cell office:value-type="float" office:value="52996.025">
            <text:p>52996.025</text:p>
          </table:table-cell>
          <table:table-cell office:value-type="float" office:value="53091.312">
            <text:p>53091.312</text:p>
          </table:table-cell>
          <table:table-cell office:value-type="float" office:value="8368.012">
            <text:p>8368.012</text:p>
          </table:table-cell>
          <table:table-cell office:value-type="float" office:value="14153.71">
            <text:p>14153.71</text:p>
          </table:table-cell>
          <table:table-cell office:value-type="float" office:value="19831.051">
            <text:p>19831.051</text:p>
          </table:table-cell>
          <table:table-cell office:value-type="float" office:value="20622.575">
            <text:p>20622.575</text:p>
          </table:table-cell>
          <table:table-cell office:value-type="float" office:value="20450.766">
            <text:p>20450.766</text:p>
          </table:table-cell>
          <table:table-cell table:formula="of:=MOD([.GI4]; 360)" office:value-type="float" office:value="290.766">
            <text:p>290.766</text:p>
          </table:table-cell>
          <table:table-cell office:value-type="float" office:value="20859.337">
            <text:p>20859.337</text:p>
          </table:table-cell>
          <table:table-cell office:value-type="float" office:value="20863.053">
            <text:p>20863.053</text:p>
          </table:table-cell>
          <table:table-cell office:value-type="float" office:value="20917.689">
            <text:p>20917.689</text:p>
          </table:table-cell>
          <table:table-cell office:value-type="float" office:value="21012.976">
            <text:p>21012.976</text:p>
          </table:table-cell>
          <table:table-cell office:value-type="float" office:value="6145.698">
            <text:p>6145.698</text:p>
          </table:table-cell>
          <table:table-cell office:value-type="float" office:value="11823.039">
            <text:p>11823.039</text:p>
          </table:table-cell>
          <table:table-cell office:value-type="float" office:value="12614.563">
            <text:p>12614.563</text:p>
          </table:table-cell>
          <table:table-cell office:value-type="float" office:value="12442.754">
            <text:p>12442.754</text:p>
          </table:table-cell>
          <table:table-cell office:value-type="float" office:value="12851.325">
            <text:p>12851.325</text:p>
          </table:table-cell>
          <table:table-cell office:value-type="float" office:value="12855.041">
            <text:p>12855.041</text:p>
          </table:table-cell>
          <table:table-cell office:value-type="float" office:value="12909.677">
            <text:p>12909.677</text:p>
          </table:table-cell>
          <table:table-cell office:value-type="float" office:value="13004.964">
            <text:p>13004.964</text:p>
          </table:table-cell>
          <table:table-cell office:value-type="float" office:value="6037.341">
            <text:p>6037.341</text:p>
          </table:table-cell>
          <table:table-cell office:value-type="float" office:value="6828.865">
            <text:p>6828.865</text:p>
          </table:table-cell>
          <table:table-cell office:value-type="float" office:value="6657.056">
            <text:p>6657.056</text:p>
          </table:table-cell>
          <table:table-cell office:value-type="float" office:value="7065.627">
            <text:p>7065.627</text:p>
          </table:table-cell>
          <table:table-cell office:value-type="float" office:value="7069.343">
            <text:p>7069.343</text:p>
          </table:table-cell>
          <table:table-cell office:value-type="float" office:value="7123.979">
            <text:p>7123.979</text:p>
          </table:table-cell>
          <table:table-cell office:value-type="float" office:value="7219.266">
            <text:p>7219.266</text:p>
          </table:table-cell>
          <table:table-cell office:value-type="float" office:value="1151.524">
            <text:p>1151.524</text:p>
          </table:table-cell>
          <table:table-cell office:value-type="float" office:value="979.715">
            <text:p>979.715</text:p>
          </table:table-cell>
          <table:table-cell office:value-type="float" office:value="1388.286">
            <text:p>1388.286</text:p>
          </table:table-cell>
          <table:table-cell office:value-type="float" office:value="1392.002">
            <text:p>1392.002</text:p>
          </table:table-cell>
          <table:table-cell office:value-type="float" office:value="1446.638">
            <text:p>1446.638</text:p>
          </table:table-cell>
          <table:table-cell office:value-type="float" office:value="750.401">
            <text:p>750.401</text:p>
          </table:table-cell>
          <table:table-cell office:value-type="float" office:value="188.191">
            <text:p>188.191</text:p>
          </table:table-cell>
          <table:table-cell office:value-type="float" office:value="596.762">
            <text:p>596.762</text:p>
          </table:table-cell>
          <table:table-cell office:value-type="float" office:value="600.478">
            <text:p>600.478</text:p>
          </table:table-cell>
          <table:table-cell office:value-type="float" office:value="655.114">
            <text:p>655.114</text:p>
          </table:table-cell>
          <table:table-cell office:value-type="float" office:value="750.401">
            <text:p>750.401</text:p>
          </table:table-cell>
          <table:table-cell office:value-type="float" office:value="768.571">
            <text:p>768.571</text:p>
          </table:table-cell>
          <table:table-cell office:value-type="float" office:value="772.287">
            <text:p>772.287</text:p>
          </table:table-cell>
          <table:table-cell office:value-type="float" office:value="826.923">
            <text:p>826.923</text:p>
          </table:table-cell>
          <table:table-cell office:value-type="float" office:value="922.21">
            <text:p>922.21</text:p>
          </table:table-cell>
          <table:table-cell office:value-type="float" office:value="363.716">
            <text:p>363.716</text:p>
          </table:table-cell>
          <table:table-cell office:value-type="float" office:value="418.352">
            <text:p>418.352</text:p>
          </table:table-cell>
          <table:table-cell office:value-type="float" office:value="513.639">
            <text:p>513.639</text:p>
          </table:table-cell>
          <table:table-cell office:value-type="float" office:value="414.636">
            <text:p>414.636</text:p>
          </table:table-cell>
          <table:table-cell office:value-type="float" office:value="509.923">
            <text:p>509.923</text:p>
          </table:table-cell>
          <table:table-cell office:value-type="float" office:value="455.287">
            <text:p>455.287</text:p>
          </table:table-cell>
          <table:table-cell table:number-columns-repeated="792"/>
        </table:table-row>
        <table:table-row table:style-name="ro1">
          <table:table-cell office:value-type="string">
            <text:p>1995-04-05 12:00</text:p>
          </table:table-cell>
          <table:table-cell office:value-type="float" office:value="0.452">
            <text:p>0.452</text:p>
          </table:table-cell>
          <table:table-cell office:value-type="float" office:value="2.834">
            <text:p>2.834</text:p>
          </table:table-cell>
          <table:table-cell office:value-type="float" office:value="6.384">
            <text:p>6.384</text:p>
          </table:table-cell>
          <table:table-cell office:value-type="float" office:value="10.19">
            <text:p>10.19</text:p>
          </table:table-cell>
          <table:table-cell office:value-type="float" office:value="14.001">
            <text:p>14.001</text:p>
          </table:table-cell>
          <table:table-cell office:value-type="float" office:value="0.355">
            <text:p>0.355</text:p>
          </table:table-cell>
          <table:table-cell office:value-type="float" office:value="3.694">
            <text:p>3.694</text:p>
          </table:table-cell>
          <table:table-cell office:value-type="float" office:value="0.112">
            <text:p>0.112</text:p>
          </table:table-cell>
          <table:table-cell office:value-type="float" office:value="10.416">
            <text:p>10.416</text:p>
          </table:table-cell>
          <table:table-cell office:value-type="float" office:value="0.309">
            <text:p>0.309</text:p>
          </table:table-cell>
          <table:table-cell office:value-type="float" office:value="5.69">
            <text:p>5.69</text:p>
          </table:table-cell>
          <table:table-cell office:value-type="float" office:value="6.578">
            <text:p>6.578</text:p>
          </table:table-cell>
          <table:table-cell office:value-type="float" office:value="8.097">
            <text:p>8.097</text:p>
          </table:table-cell>
          <table:table-cell office:value-type="float" office:value="15.452">
            <text:p>15.452</text:p>
          </table:table-cell>
          <table:table-cell office:value-type="float" office:value="77.834">
            <text:p>77.834</text:p>
          </table:table-cell>
          <table:table-cell office:value-type="float" office:value="6.384">
            <text:p>6.384</text:p>
          </table:table-cell>
          <table:table-cell office:value-type="float" office:value="340.19">
            <text:p>340.19</text:p>
          </table:table-cell>
          <table:table-cell office:value-type="float" office:value="134.001">
            <text:p>134.001</text:p>
          </table:table-cell>
          <table:table-cell office:value-type="float" office:value="255.355">
            <text:p>255.355</text:p>
          </table:table-cell>
          <table:table-cell office:value-type="float" office:value="348.694">
            <text:p>348.694</text:p>
          </table:table-cell>
          <table:table-cell office:value-type="float" office:value="300.112">
            <text:p>300.112</text:p>
          </table:table-cell>
          <table:table-cell office:value-type="float" office:value="295.416">
            <text:p>295.416</text:p>
          </table:table-cell>
          <table:table-cell office:value-type="float" office:value="240.309">
            <text:p>240.309</text:p>
          </table:table-cell>
          <table:table-cell office:value-type="float" office:value="215.69">
            <text:p>215.69</text:p>
          </table:table-cell>
          <table:table-cell office:value-type="float" office:value="171.578">
            <text:p>171.578</text:p>
          </table:table-cell>
          <table:table-cell office:value-type="float" office:value="143.097">
            <text:p>143.097</text:p>
          </table:table-cell>
          <table:table-cell office:value-type="float" office:value="262.3145">
            <text:p>262.3145</text:p>
          </table:table-cell>
          <table:table-cell office:value-type="float" office:value="264.623">
            <text:p>264.623</text:p>
          </table:table-cell>
          <table:table-cell office:value-type="float" office:value="287.9772">
            <text:p>287.9772</text:p>
          </table:table-cell>
          <table:table-cell office:value-type="float" office:value="284.3658">
            <text:p>284.3658</text:p>
          </table:table-cell>
          <table:table-cell office:value-type="float" office:value="258.85225">
            <text:p>258.85225</text:p>
          </table:table-cell>
          <table:table-cell office:value-type="string">
            <text:p>15 ♈ 27' 05"</text:p>
          </table:table-cell>
          <table:table-cell office:value-type="string">
            <text:p>17 ♊ 50' 02"</text:p>
          </table:table-cell>
          <table:table-cell office:value-type="string">
            <text:p><text:s/>6 ♈ 23' 02"</text:p>
          </table:table-cell>
          <table:table-cell office:value-type="string">
            <text:p>10 ♓ 11' 23"</text:p>
          </table:table-cell>
          <table:table-cell office:value-type="string">
            <text:p>14 ♌ 00' 05"</text:p>
          </table:table-cell>
          <table:table-cell office:value-type="string">
            <text:p>15 ♐ 21' 19"</text:p>
          </table:table-cell>
          <table:table-cell office:value-type="string">
            <text:p>18 ♓ 41' 39"</text:p>
          </table:table-cell>
          <table:table-cell office:value-type="string">
            <text:p><text:s/>0 ♒ 06' 43"</text:p>
          </table:table-cell>
          <table:table-cell office:value-type="string">
            <text:p>25 ♑ 24' 58"</text:p>
          </table:table-cell>
          <table:table-cell office:value-type="string">
            <text:p><text:s/>0 ♐ 18' 32"</text:p>
          </table:table-cell>
          <table:table-cell office:value-type="string">
            <text:p><text:s/>5 ♏ 41' 25"</text:p>
          </table:table-cell>
          <table:table-cell office:value-type="string">
            <text:p>21 ♍ 34' 39"</text:p>
          </table:table-cell>
          <table:table-cell office:value-type="string">
            <text:p>23 ♌ 05' 50"</text:p>
          </table:table-cell>
          <table:table-cell office:value-type="float" office:value="11.617">
            <text:p>11.617</text:p>
          </table:table-cell>
          <table:table-cell office:value-type="float" office:value="2.628">
            <text:p>2.628</text:p>
          </table:table-cell>
          <table:table-cell office:value-type="float" office:value="0.452">
            <text:p>0.452</text:p>
          </table:table-cell>
          <table:table-cell office:value-type="float" office:value="0.909">
            <text:p>0.909</text:p>
          </table:table-cell>
          <table:table-cell office:value-type="float" office:value="6.053">
            <text:p>6.053</text:p>
          </table:table-cell>
          <table:table-cell office:value-type="float" office:value="1.019">
            <text:p>1.019</text:p>
          </table:table-cell>
          <table:table-cell office:value-type="float" office:value="12.297">
            <text:p>12.297</text:p>
          </table:table-cell>
          <table:table-cell office:value-type="float" office:value="8.545">
            <text:p>8.545</text:p>
          </table:table-cell>
          <table:table-cell office:value-type="float" office:value="13.915">
            <text:p>13.915</text:p>
          </table:table-cell>
          <table:table-cell office:value-type="float" office:value="9.305">
            <text:p>9.305</text:p>
          </table:table-cell>
          <table:table-cell office:value-type="float" office:value="8.587">
            <text:p>8.587</text:p>
          </table:table-cell>
          <table:table-cell office:value-type="float" office:value="341.617">
            <text:p>341.617</text:p>
          </table:table-cell>
          <table:table-cell office:value-type="float" office:value="287.628">
            <text:p>287.628</text:p>
          </table:table-cell>
          <table:table-cell office:value-type="float" office:value="195.452">
            <text:p>195.452</text:p>
          </table:table-cell>
          <table:table-cell office:value-type="float" office:value="165.909">
            <text:p>165.909</text:p>
          </table:table-cell>
          <table:table-cell office:value-type="float" office:value="246.053">
            <text:p>246.053</text:p>
          </table:table-cell>
          <table:table-cell office:value-type="float" office:value="346.019">
            <text:p>346.019</text:p>
          </table:table-cell>
          <table:table-cell office:value-type="float" office:value="297.297">
            <text:p>297.297</text:p>
          </table:table-cell>
          <table:table-cell office:value-type="float" office:value="293.545">
            <text:p>293.545</text:p>
          </table:table-cell>
          <table:table-cell office:value-type="float" office:value="238.915">
            <text:p>238.915</text:p>
          </table:table-cell>
          <table:table-cell office:value-type="float" office:value="174.305">
            <text:p>174.305</text:p>
          </table:table-cell>
          <table:table-cell office:value-type="float" office:value="143.587">
            <text:p>143.587</text:p>
          </table:table-cell>
          <table:table-cell office:value-type="string">
            <text:p>11 ♓ 37' 00"</text:p>
          </table:table-cell>
          <table:table-cell office:value-type="string">
            <text:p>17 ♑ 37' 42"</text:p>
          </table:table-cell>
          <table:table-cell office:value-type="string">
            <text:p>15 ♎ 27' 05"</text:p>
          </table:table-cell>
          <table:table-cell office:value-type="string">
            <text:p>15 ♍ 54' 32"</text:p>
          </table:table-cell>
          <table:table-cell office:value-type="string">
            <text:p><text:s/>6 ♐ 03' 11"</text:p>
          </table:table-cell>
          <table:table-cell office:value-type="string">
            <text:p>16 ♓ 01' 07"</text:p>
          </table:table-cell>
          <table:table-cell office:value-type="string">
            <text:p>27 ♑ 17' 47"</text:p>
          </table:table-cell>
          <table:table-cell office:value-type="string">
            <text:p>23 ♑ 32' 40"</text:p>
          </table:table-cell>
          <table:table-cell office:value-type="string">
            <text:p>28 ♏ 54' 53"</text:p>
          </table:table-cell>
          <table:table-cell office:value-type="string">
            <text:p>24 ♍ 18' 16"</text:p>
          </table:table-cell>
          <table:table-cell office:value-type="string">
            <text:p>23 ♌ 35' 12"</text:p>
          </table:table-cell>
          <table:table-cell office:value-type="float" office:value="6.083">
            <text:p>6.083</text:p>
          </table:table-cell>
          <table:table-cell office:value-type="float" office:value="5.383">
            <text:p>5.383</text:p>
          </table:table-cell>
          <table:table-cell office:value-type="float" office:value="-3.914">
            <text:p>-3.914</text:p>
          </table:table-cell>
          <table:table-cell office:value-type="float" office:value="19.354">
            <text:p>19.354</text:p>
          </table:table-cell>
          <table:table-cell office:value-type="float" office:value="0.855">
            <text:p>0.855</text:p>
          </table:table-cell>
          <table:table-cell office:value-type="float" office:value="-8.683">
            <text:p>-8.683</text:p>
          </table:table-cell>
          <table:table-cell office:value-type="float" office:value="19.449">
            <text:p>19.449</text:p>
          </table:table-cell>
          <table:table-cell office:value-type="float" office:value="-21.813">
            <text:p>-21.813</text:p>
          </table:table-cell>
          <table:table-cell office:value-type="float" office:value="-6.133">
            <text:p>-6.133</text:p>
          </table:table-cell>
          <table:table-cell office:value-type="float" office:value="-20.637">
            <text:p>-20.637</text:p>
          </table:table-cell>
          <table:table-cell office:value-type="float" office:value="-20.514">
            <text:p>-20.514</text:p>
          </table:table-cell>
          <table:table-cell office:value-type="float" office:value="-6.636">
            <text:p>-6.636</text:p>
          </table:table-cell>
          <table:table-cell office:value-type="float" office:value="-13.418">
            <text:p>-13.418</text:p>
          </table:table-cell>
          <table:table-cell office:value-type="float" office:value="-0.773">
            <text:p>-0.773</text:p>
          </table:table-cell>
          <table:table-cell office:value-type="float" office:value="13.821">
            <text:p>13.821</text:p>
          </table:table-cell>
          <table:table-cell office:value-type="float" office:value="-0">
            <text:p>-0</text:p>
          </table:table-cell>
          <table:table-cell office:value-type="float" office:value="-3.542">
            <text:p>-3.542</text:p>
          </table:table-cell>
          <table:table-cell office:value-type="float" office:value="-1.829">
            <text:p>-1.829</text:p>
          </table:table-cell>
          <table:table-cell office:value-type="float" office:value="-1.011">
            <text:p>-1.011</text:p>
          </table:table-cell>
          <table:table-cell office:value-type="float" office:value="2.951">
            <text:p>2.951</text:p>
          </table:table-cell>
          <table:table-cell office:value-type="float" office:value="0.825">
            <text:p>0.825</text:p>
          </table:table-cell>
          <table:table-cell office:value-type="float" office:value="-1.805">
            <text:p>-1.805</text:p>
          </table:table-cell>
          <table:table-cell office:value-type="float" office:value="-0.524">
            <text:p>-0.524</text:p>
          </table:table-cell>
          <table:table-cell office:value-type="float" office:value="0.55">
            <text:p>0.55</text:p>
          </table:table-cell>
          <table:table-cell office:value-type="float" office:value="13.868">
            <text:p>13.868</text:p>
          </table:table-cell>
          <table:table-cell office:value-type="float" office:value="-4.474">
            <text:p>-4.474</text:p>
          </table:table-cell>
          <table:table-cell office:value-type="float" office:value="0.003">
            <text:p>0.003</text:p>
          </table:table-cell>
          <table:table-cell office:value-type="float" office:value="386.194">
            <text:p>386.194</text:p>
          </table:table-cell>
          <table:table-cell office:value-type="float" office:value="350.932">
            <text:p>350.932</text:p>
          </table:table-cell>
          <table:table-cell office:value-type="float" office:value="6352.383">
            <text:p>6352.383</text:p>
          </table:table-cell>
          <table:table-cell office:value-type="float" office:value="11991.029">
            <text:p>11991.029</text:p>
          </table:table-cell>
          <table:table-cell office:value-type="float" office:value="13830.694">
            <text:p>13830.694</text:p>
          </table:table-cell>
          <table:table-cell office:value-type="float" office:value="12617.69">
            <text:p>12617.69</text:p>
          </table:table-cell>
          <table:table-cell office:value-type="float" office:value="12794.806">
            <text:p>12794.806</text:p>
          </table:table-cell>
          <table:table-cell office:value-type="float" office:value="13026.272">
            <text:p>13026.272</text:p>
          </table:table-cell>
          <table:table-cell office:value-type="float" office:value="13030.968">
            <text:p>13030.968</text:p>
          </table:table-cell>
          <table:table-cell office:value-type="float" office:value="13086.075">
            <text:p>13086.075</text:p>
          </table:table-cell>
          <table:table-cell office:value-type="float" office:value="13183.287">
            <text:p>13183.287</text:p>
          </table:table-cell>
          <table:table-cell office:value-type="float" office:value="324.738">
            <text:p>324.738</text:p>
          </table:table-cell>
          <table:table-cell office:value-type="float" office:value="6326.189">
            <text:p>6326.189</text:p>
          </table:table-cell>
          <table:table-cell office:value-type="float" office:value="11964.835">
            <text:p>11964.835</text:p>
          </table:table-cell>
          <table:table-cell office:value-type="float" office:value="13804.5">
            <text:p>13804.5</text:p>
          </table:table-cell>
          <table:table-cell office:value-type="float" office:value="12591.496">
            <text:p>12591.496</text:p>
          </table:table-cell>
          <table:table-cell office:value-type="float" office:value="12725.497">
            <text:p>12725.497</text:p>
          </table:table-cell>
          <table:table-cell office:value-type="float" office:value="12457.495">
            <text:p>12457.495</text:p>
          </table:table-cell>
          <table:table-cell office:value-type="float" office:value="6965.497">
            <text:p>6965.497</text:p>
          </table:table-cell>
          <table:table-cell office:value-type="float" office:value="6285.117">
            <text:p>6285.117</text:p>
          </table:table-cell>
          <table:table-cell office:value-type="float" office:value="12768.612">
            <text:p>12768.612</text:p>
          </table:table-cell>
          <table:table-cell office:value-type="float" office:value="13000.078">
            <text:p>13000.078</text:p>
          </table:table-cell>
          <table:table-cell office:value-type="float" office:value="13004.774">
            <text:p>13004.774</text:p>
          </table:table-cell>
          <table:table-cell office:value-type="float" office:value="13059.881">
            <text:p>13059.881</text:p>
          </table:table-cell>
          <table:table-cell office:value-type="float" office:value="13157.093">
            <text:p>13157.093</text:p>
          </table:table-cell>
          <table:table-cell office:value-type="float" office:value="6361.451">
            <text:p>6361.451</text:p>
          </table:table-cell>
          <table:table-cell office:value-type="float" office:value="12000.097">
            <text:p>12000.097</text:p>
          </table:table-cell>
          <table:table-cell office:value-type="float" office:value="13839.762">
            <text:p>13839.762</text:p>
          </table:table-cell>
          <table:table-cell office:value-type="float" office:value="12626.758">
            <text:p>12626.758</text:p>
          </table:table-cell>
          <table:table-cell office:value-type="float" office:value="12803.874">
            <text:p>12803.874</text:p>
          </table:table-cell>
          <table:table-cell office:value-type="float" office:value="13035.34">
            <text:p>13035.34</text:p>
          </table:table-cell>
          <table:table-cell office:value-type="float" office:value="13040.036">
            <text:p>13040.036</text:p>
          </table:table-cell>
          <table:table-cell office:value-type="float" office:value="13095.143">
            <text:p>13095.143</text:p>
          </table:table-cell>
          <table:table-cell office:value-type="float" office:value="13192.355">
            <text:p>13192.355</text:p>
          </table:table-cell>
          <table:table-cell office:value-type="float" office:value="5998.646">
            <text:p>5998.646</text:p>
          </table:table-cell>
          <table:table-cell office:value-type="float" office:value="7838.311">
            <text:p>7838.311</text:p>
          </table:table-cell>
          <table:table-cell office:value-type="float" office:value="6625.307">
            <text:p>6625.307</text:p>
          </table:table-cell>
          <table:table-cell office:value-type="float" office:value="6802.423">
            <text:p>6802.423</text:p>
          </table:table-cell>
          <table:table-cell office:value-type="float" office:value="7033.889">
            <text:p>7033.889</text:p>
          </table:table-cell>
          <table:table-cell office:value-type="float" office:value="7038.585">
            <text:p>7038.585</text:p>
          </table:table-cell>
          <table:table-cell office:value-type="float" office:value="7093.692">
            <text:p>7093.692</text:p>
          </table:table-cell>
          <table:table-cell office:value-type="float" office:value="7190.904">
            <text:p>7190.904</text:p>
          </table:table-cell>
          <table:table-cell office:value-type="float" office:value="2199.665">
            <text:p>2199.665</text:p>
          </table:table-cell>
          <table:table-cell office:value-type="float" office:value="986.661">
            <text:p>986.661</text:p>
          </table:table-cell>
          <table:table-cell office:value-type="float" office:value="1163.777">
            <text:p>1163.777</text:p>
          </table:table-cell>
          <table:table-cell office:value-type="float" office:value="1395.243">
            <text:p>1395.243</text:p>
          </table:table-cell>
          <table:table-cell office:value-type="float" office:value="1399.939">
            <text:p>1399.939</text:p>
          </table:table-cell>
          <table:table-cell office:value-type="float" office:value="1455.046">
            <text:p>1455.046</text:p>
          </table:table-cell>
          <table:table-cell office:value-type="float" office:value="1552.258">
            <text:p>1552.258</text:p>
          </table:table-cell>
          <table:table-cell office:value-type="float" office:value="-853.004">
            <text:p>-853.004</text:p>
          </table:table-cell>
          <table:table-cell office:value-type="float" office:value="-675.888">
            <text:p>-675.888</text:p>
          </table:table-cell>
          <table:table-cell office:value-type="float" office:value="-444.422">
            <text:p>-444.422</text:p>
          </table:table-cell>
          <table:table-cell office:value-type="float" office:value="-439.726">
            <text:p>-439.726</text:p>
          </table:table-cell>
          <table:table-cell office:value-type="float" office:value="-384.619">
            <text:p>-384.619</text:p>
          </table:table-cell>
          <table:table-cell office:value-type="float" office:value="-287.407">
            <text:p>-287.407</text:p>
          </table:table-cell>
          <table:table-cell office:value-type="float" office:value="537.116">
            <text:p>537.116</text:p>
          </table:table-cell>
          <table:table-cell office:value-type="float" office:value="768.582">
            <text:p>768.582</text:p>
          </table:table-cell>
          <table:table-cell office:value-type="float" office:value="773.278">
            <text:p>773.278</text:p>
          </table:table-cell>
          <table:table-cell office:value-type="float" office:value="828.385">
            <text:p>828.385</text:p>
          </table:table-cell>
          <table:table-cell office:value-type="float" office:value="925.597">
            <text:p>925.597</text:p>
          </table:table-cell>
          <table:table-cell office:value-type="float" office:value="591.466">
            <text:p>591.466</text:p>
          </table:table-cell>
          <table:table-cell office:value-type="float" office:value="596.162">
            <text:p>596.162</text:p>
          </table:table-cell>
          <table:table-cell office:value-type="float" office:value="651.269">
            <text:p>651.269</text:p>
          </table:table-cell>
          <table:table-cell office:value-type="float" office:value="748.481">
            <text:p>748.481</text:p>
          </table:table-cell>
          <table:table-cell office:value-type="float" office:value="364.696">
            <text:p>364.696</text:p>
          </table:table-cell>
          <table:table-cell office:value-type="float" office:value="419.803">
            <text:p>419.803</text:p>
          </table:table-cell>
          <table:table-cell office:value-type="float" office:value="517.015">
            <text:p>517.015</text:p>
          </table:table-cell>
          <table:table-cell office:value-type="float" office:value="415.107">
            <text:p>415.107</text:p>
          </table:table-cell>
          <table:table-cell office:value-type="float" office:value="512.319">
            <text:p>512.319</text:p>
          </table:table-cell>
          <table:table-cell office:value-type="float" office:value="457.212">
            <text:p>457.212</text:p>
          </table:table-cell>
          <table:table-cell office:value-type="float" office:value="32453.989">
            <text:p>32453.989</text:p>
          </table:table-cell>
          <table:table-cell office:value-type="float" office:value="53.989">
            <text:p>53.989</text:p>
          </table:table-cell>
          <table:table-cell office:value-type="float" office:value="40466.165">
            <text:p>40466.165</text:p>
          </table:table-cell>
          <table:table-cell office:value-type="float" office:value="46255.708">
            <text:p>46255.708</text:p>
          </table:table-cell>
          <table:table-cell office:value-type="float" office:value="51935.564">
            <text:p>51935.564</text:p>
          </table:table-cell>
          <table:table-cell office:value-type="float" office:value="52727.312">
            <text:p>52727.312</text:p>
          </table:table-cell>
          <table:table-cell office:value-type="float" office:value="52555.598">
            <text:p>52555.598</text:p>
          </table:table-cell>
          <table:table-cell office:value-type="float" office:value="52964.32">
            <text:p>52964.32</text:p>
          </table:table-cell>
          <table:table-cell office:value-type="float" office:value="52968.072">
            <text:p>52968.072</text:p>
          </table:table-cell>
          <table:table-cell office:value-type="float" office:value="53022.702">
            <text:p>53022.702</text:p>
          </table:table-cell>
          <table:table-cell office:value-type="float" office:value="53118.03">
            <text:p>53118.03</text:p>
          </table:table-cell>
          <table:table-cell office:value-type="float" office:value="8372.176">
            <text:p>8372.176</text:p>
          </table:table-cell>
          <table:table-cell office:value-type="float" office:value="14161.719">
            <text:p>14161.719</text:p>
          </table:table-cell>
          <table:table-cell office:value-type="float" office:value="19841.575">
            <text:p>19841.575</text:p>
          </table:table-cell>
          <table:table-cell office:value-type="float" office:value="20633.323">
            <text:p>20633.323</text:p>
          </table:table-cell>
          <table:table-cell office:value-type="float" office:value="20461.609">
            <text:p>20461.609</text:p>
          </table:table-cell>
          <table:table-cell table:formula="of:=MOD([.GI5]; 360)" office:value-type="float" office:value="301.609">
            <text:p>301.609</text:p>
          </table:table-cell>
          <table:table-cell office:value-type="float" office:value="20870.331">
            <text:p>20870.331</text:p>
          </table:table-cell>
          <table:table-cell office:value-type="float" office:value="20874.083">
            <text:p>20874.083</text:p>
          </table:table-cell>
          <table:table-cell office:value-type="float" office:value="20928.713">
            <text:p>20928.713</text:p>
          </table:table-cell>
          <table:table-cell office:value-type="float" office:value="21024.041">
            <text:p>21024.041</text:p>
          </table:table-cell>
          <table:table-cell office:value-type="float" office:value="6149.543">
            <text:p>6149.543</text:p>
          </table:table-cell>
          <table:table-cell office:value-type="float" office:value="11829.399">
            <text:p>11829.399</text:p>
          </table:table-cell>
          <table:table-cell office:value-type="float" office:value="12621.147">
            <text:p>12621.147</text:p>
          </table:table-cell>
          <table:table-cell office:value-type="float" office:value="12449.433">
            <text:p>12449.433</text:p>
          </table:table-cell>
          <table:table-cell office:value-type="float" office:value="12858.155">
            <text:p>12858.155</text:p>
          </table:table-cell>
          <table:table-cell office:value-type="float" office:value="12861.907">
            <text:p>12861.907</text:p>
          </table:table-cell>
          <table:table-cell office:value-type="float" office:value="12916.537">
            <text:p>12916.537</text:p>
          </table:table-cell>
          <table:table-cell office:value-type="float" office:value="13011.865">
            <text:p>13011.865</text:p>
          </table:table-cell>
          <table:table-cell office:value-type="float" office:value="6039.856">
            <text:p>6039.856</text:p>
          </table:table-cell>
          <table:table-cell office:value-type="float" office:value="6831.604">
            <text:p>6831.604</text:p>
          </table:table-cell>
          <table:table-cell office:value-type="float" office:value="6659.89">
            <text:p>6659.89</text:p>
          </table:table-cell>
          <table:table-cell office:value-type="float" office:value="7068.612">
            <text:p>7068.612</text:p>
          </table:table-cell>
          <table:table-cell office:value-type="float" office:value="7072.364">
            <text:p>7072.364</text:p>
          </table:table-cell>
          <table:table-cell office:value-type="float" office:value="7126.994">
            <text:p>7126.994</text:p>
          </table:table-cell>
          <table:table-cell office:value-type="float" office:value="7222.322">
            <text:p>7222.322</text:p>
          </table:table-cell>
          <table:table-cell office:value-type="float" office:value="1151.748">
            <text:p>1151.748</text:p>
          </table:table-cell>
          <table:table-cell office:value-type="float" office:value="980.034">
            <text:p>980.034</text:p>
          </table:table-cell>
          <table:table-cell office:value-type="float" office:value="1388.756">
            <text:p>1388.756</text:p>
          </table:table-cell>
          <table:table-cell office:value-type="float" office:value="1392.508">
            <text:p>1392.508</text:p>
          </table:table-cell>
          <table:table-cell office:value-type="float" office:value="1447.138">
            <text:p>1447.138</text:p>
          </table:table-cell>
          <table:table-cell office:value-type="float" office:value="750.718">
            <text:p>750.718</text:p>
          </table:table-cell>
          <table:table-cell office:value-type="float" office:value="188.286">
            <text:p>188.286</text:p>
          </table:table-cell>
          <table:table-cell office:value-type="float" office:value="597.008">
            <text:p>597.008</text:p>
          </table:table-cell>
          <table:table-cell office:value-type="float" office:value="600.76">
            <text:p>600.76</text:p>
          </table:table-cell>
          <table:table-cell office:value-type="float" office:value="655.39">
            <text:p>655.39</text:p>
          </table:table-cell>
          <table:table-cell office:value-type="float" office:value="750.718">
            <text:p>750.718</text:p>
          </table:table-cell>
          <table:table-cell office:value-type="float" office:value="768.722">
            <text:p>768.722</text:p>
          </table:table-cell>
          <table:table-cell office:value-type="float" office:value="772.474">
            <text:p>772.474</text:p>
          </table:table-cell>
          <table:table-cell office:value-type="float" office:value="827.104">
            <text:p>827.104</text:p>
          </table:table-cell>
          <table:table-cell office:value-type="float" office:value="922.432">
            <text:p>922.432</text:p>
          </table:table-cell>
          <table:table-cell office:value-type="float" office:value="363.752">
            <text:p>363.752</text:p>
          </table:table-cell>
          <table:table-cell office:value-type="float" office:value="418.382">
            <text:p>418.382</text:p>
          </table:table-cell>
          <table:table-cell office:value-type="float" office:value="513.71">
            <text:p>513.71</text:p>
          </table:table-cell>
          <table:table-cell office:value-type="float" office:value="414.63">
            <text:p>414.63</text:p>
          </table:table-cell>
          <table:table-cell office:value-type="float" office:value="509.958">
            <text:p>509.958</text:p>
          </table:table-cell>
          <table:table-cell office:value-type="float" office:value="455.328">
            <text:p>455.328</text:p>
          </table:table-cell>
          <table:table-cell table:number-columns-repeated="792"/>
        </table:table-row>
        <table:table-row table:style-name="ro1">
          <table:table-cell table:style-name="ce1" office:value-type="string">
            <text:p>1995-05-08 12:00</text:p>
          </table:table-cell>
          <table:table-cell table:style-name="ce4" office:value-type="float" office:value="2.647">
            <text:p>2.647</text:p>
          </table:table-cell>
          <table:table-cell table:style-name="ce4" office:value-type="float" office:value="12.028">
            <text:p>12.028</text:p>
          </table:table-cell>
          <table:table-cell table:style-name="ce4" office:value-type="float" office:value="8.653">
            <text:p>8.653</text:p>
          </table:table-cell>
          <table:table-cell table:style-name="ce4" office:value-type="float" office:value="5.001">
            <text:p>5.001</text:p>
          </table:table-cell>
          <table:table-cell table:style-name="ce4" office:value-type="float" office:value="7.935">
            <text:p>7.935</text:p>
          </table:table-cell>
          <table:table-cell table:style-name="ce4" office:value-type="float" office:value="13.338">
            <text:p>13.338</text:p>
          </table:table-cell>
          <table:table-cell table:style-name="ce4" office:value-type="float" office:value="7.054">
            <text:p>7.054</text:p>
          </table:table-cell>
          <table:table-cell table:style-name="ce4" office:value-type="float" office:value="0.469">
            <text:p>0.469</text:p>
          </table:table-cell>
          <table:table-cell table:style-name="ce4" office:value-type="float" office:value="10.518">
            <text:p>10.518</text:p>
          </table:table-cell>
          <table:table-cell table:style-name="ce4" office:value-type="float" office:value="14.552">
            <text:p>14.552</text:p>
          </table:table-cell>
          <table:table-cell table:style-name="ce4" office:value-type="float" office:value="5.523">
            <text:p>5.523</text:p>
          </table:table-cell>
          <table:table-cell table:style-name="ce4" office:value-type="float" office:value="5.079">
            <text:p>5.079</text:p>
          </table:table-cell>
          <table:table-cell table:style-name="ce4" office:value-type="float" office:value="7.999">
            <text:p>7.999</text:p>
          </table:table-cell>
          <table:table-cell table:style-name="ce4" office:value-type="float" office:value="47.647">
            <text:p>47.647</text:p>
          </table:table-cell>
          <table:table-cell table:style-name="ce4" office:value-type="float" office:value="147.028">
            <text:p>147.028</text:p>
          </table:table-cell>
          <table:table-cell table:style-name="ce4" office:value-type="float" office:value="68.653">
            <text:p>68.653</text:p>
          </table:table-cell>
          <table:table-cell table:style-name="ce4" office:value-type="float" office:value="20.001">
            <text:p>20.001</text:p>
          </table:table-cell>
          <table:table-cell table:style-name="ce4" office:value-type="float" office:value="142.935">
            <text:p>142.935</text:p>
          </table:table-cell>
          <table:table-cell table:style-name="ce4" office:value-type="float" office:value="253.338">
            <text:p>253.338</text:p>
          </table:table-cell>
          <table:table-cell table:style-name="ce4" office:value-type="float" office:value="352.054">
            <text:p>352.054</text:p>
          </table:table-cell>
          <table:table-cell table:style-name="ce4" office:value-type="float" office:value="300.469">
            <text:p>300.469</text:p>
          </table:table-cell>
          <table:table-cell table:style-name="ce4" office:value-type="float" office:value="295.518">
            <text:p>295.518</text:p>
          </table:table-cell>
          <table:table-cell table:style-name="ce4" office:value-type="float" office:value="239.552">
            <text:p>239.552</text:p>
          </table:table-cell>
          <table:table-cell table:style-name="ce4" office:value-type="float" office:value="215.523">
            <text:p>215.523</text:p>
          </table:table-cell>
          <table:table-cell table:style-name="ce4" office:value-type="float" office:value="170.079">
            <text:p>170.079</text:p>
          </table:table-cell>
          <table:table-cell table:style-name="ce4" office:value-type="float" office:value="142.999">
            <text:p>142.999</text:p>
          </table:table-cell>
          <table:table-cell table:style-name="ce4" office:value-type="float" office:value="263.9776666667">
            <text:p>263.9776666667</text:p>
          </table:table-cell>
          <table:table-cell table:style-name="ce4" office:value-type="float" office:value="267.7905">
            <text:p>267.7905</text:p>
          </table:table-cell>
          <table:table-cell table:style-name="ce4" office:value-type="float" office:value="288.1862">
            <text:p>288.1862</text:p>
          </table:table-cell>
          <table:table-cell table:style-name="ce4" office:value-type="float" office:value="285.2578">
            <text:p>285.2578</text:p>
          </table:table-cell>
          <table:table-cell table:style-name="ce4" office:value-type="float" office:value="271.78">
            <text:p>271.78</text:p>
          </table:table-cell>
          <table:table-cell table:style-name="ce4" office:value-type="string">
            <text:p>17 ♉ 38' 50"</text:p>
          </table:table-cell>
          <table:table-cell table:style-name="ce4" office:value-type="string">
            <text:p>27 ♌ 01' 41"</text:p>
          </table:table-cell>
          <table:table-cell table:style-name="ce4" office:value-type="string">
            <text:p><text:s/>8 ♊ 39' 10"</text:p>
          </table:table-cell>
          <table:table-cell table:style-name="ce4" office:value-type="string">
            <text:p>20 ♈ 00' 02"</text:p>
          </table:table-cell>
          <table:table-cell table:style-name="ce4" office:value-type="string">
            <text:p>22 ♌ 56' 05"</text:p>
          </table:table-cell>
          <table:table-cell table:style-name="ce4" office:value-type="string">
            <text:p>13 ♐ 20' 18"</text:p>
          </table:table-cell>
          <table:table-cell table:style-name="ce4" office:value-type="string">
            <text:p>22 ♓ 03' 13"</text:p>
          </table:table-cell>
          <table:table-cell table:style-name="ce4" office:value-type="string">
            <text:p><text:s/>0 ♒ 28' 09"</text:p>
          </table:table-cell>
          <table:table-cell table:style-name="ce4" office:value-type="string">
            <text:p>25 ♑ 31' 04"</text:p>
          </table:table-cell>
          <table:table-cell table:style-name="ce4" office:value-type="string">
            <text:p>29 ♏ 33' 08"</text:p>
          </table:table-cell>
          <table:table-cell table:style-name="ce4" office:value-type="string">
            <text:p><text:s/>5 ♏ 31' 21"</text:p>
          </table:table-cell>
          <table:table-cell table:style-name="ce4" office:value-type="string">
            <text:p>20 ♍ 04' 43"</text:p>
          </table:table-cell>
          <table:table-cell table:style-name="ce4" office:value-type="string">
            <text:p>22 ♌ 59' 55"</text:p>
          </table:table-cell>
          <table:table-cell table:style-name="ce4" office:value-type="float" office:value="13.402">
            <text:p>13.402</text:p>
          </table:table-cell>
          <table:table-cell table:style-name="ce4" office:value-type="float" office:value="9.85">
            <text:p>9.85</text:p>
          </table:table-cell>
          <table:table-cell table:style-name="ce4" office:value-type="float" office:value="2.647">
            <text:p>2.647</text:p>
          </table:table-cell>
          <table:table-cell table:style-name="ce4" office:value-type="float" office:value="0.454">
            <text:p>0.454</text:p>
          </table:table-cell>
          <table:table-cell table:style-name="ce4" office:value-type="float" office:value="8.643">
            <text:p>8.643</text:p>
          </table:table-cell>
          <table:table-cell table:style-name="ce4" office:value-type="float" office:value="2.098">
            <text:p>2.098</text:p>
          </table:table-cell>
          <table:table-cell table:style-name="ce4" office:value-type="float" office:value="12.665">
            <text:p>12.665</text:p>
          </table:table-cell>
          <table:table-cell table:style-name="ce4" office:value-type="float" office:value="8.742">
            <text:p>8.742</text:p>
          </table:table-cell>
          <table:table-cell table:style-name="ce4" office:value-type="float" office:value="14.141">
            <text:p>14.141</text:p>
          </table:table-cell>
          <table:table-cell table:style-name="ce4" office:value-type="float" office:value="10.833">
            <text:p>10.833</text:p>
          </table:table-cell>
          <table:table-cell table:style-name="ce4" office:value-type="float" office:value="8.619">
            <text:p>8.619</text:p>
          </table:table-cell>
          <table:table-cell table:style-name="ce4" office:value-type="float" office:value="163.402">
            <text:p>163.402</text:p>
          </table:table-cell>
          <table:table-cell table:style-name="ce4" office:value-type="float" office:value="339.85">
            <text:p>339.85</text:p>
          </table:table-cell>
          <table:table-cell table:style-name="ce4" office:value-type="float" office:value="227.647">
            <text:p>227.647</text:p>
          </table:table-cell>
          <table:table-cell table:style-name="ce4" office:value-type="float" office:value="180.454">
            <text:p>180.454</text:p>
          </table:table-cell>
          <table:table-cell table:style-name="ce4" office:value-type="float" office:value="248.643">
            <text:p>248.643</text:p>
          </table:table-cell>
          <table:table-cell table:style-name="ce4" office:value-type="float" office:value="347.098">
            <text:p>347.098</text:p>
          </table:table-cell>
          <table:table-cell table:style-name="ce4" office:value-type="float" office:value="297.665">
            <text:p>297.665</text:p>
          </table:table-cell>
          <table:table-cell table:style-name="ce4" office:value-type="float" office:value="293.742">
            <text:p>293.742</text:p>
          </table:table-cell>
          <table:table-cell table:style-name="ce4" office:value-type="float" office:value="239.141">
            <text:p>239.141</text:p>
          </table:table-cell>
          <table:table-cell table:style-name="ce4" office:value-type="float" office:value="175.833">
            <text:p>175.833</text:p>
          </table:table-cell>
          <table:table-cell table:style-name="ce4" office:value-type="float" office:value="143.619">
            <text:p>143.619</text:p>
          </table:table-cell>
          <table:table-cell table:style-name="ce4" office:value-type="string">
            <text:p>13 ♍ 24' 08"</text:p>
          </table:table-cell>
          <table:table-cell table:style-name="ce4" office:value-type="string">
            <text:p><text:s/>9 ♓ 50' 59"</text:p>
          </table:table-cell>
          <table:table-cell table:style-name="ce4" office:value-type="string">
            <text:p>17 ♏ 38' 50"</text:p>
          </table:table-cell>
          <table:table-cell table:style-name="ce4" office:value-type="string">
            <text:p><text:s/>0 ♎ 27' 15"</text:p>
          </table:table-cell>
          <table:table-cell table:style-name="ce4" office:value-type="string">
            <text:p><text:s/>8 ♐ 38' 35"</text:p>
          </table:table-cell>
          <table:table-cell table:style-name="ce4" office:value-type="string">
            <text:p>17 ♓ 05' 52"</text:p>
          </table:table-cell>
          <table:table-cell table:style-name="ce4" office:value-type="string">
            <text:p>27 ♑ 39' 53"</text:p>
          </table:table-cell>
          <table:table-cell table:style-name="ce4" office:value-type="string">
            <text:p>23 ♑ 44' 31"</text:p>
          </table:table-cell>
          <table:table-cell table:style-name="ce4" office:value-type="string">
            <text:p>29 ♏ 08' 28"</text:p>
          </table:table-cell>
          <table:table-cell table:style-name="ce4" office:value-type="string">
            <text:p>25 ♍ 49' 57"</text:p>
          </table:table-cell>
          <table:table-cell table:style-name="ce4" office:value-type="string">
            <text:p>23 ♌ 37' 10"</text:p>
          </table:table-cell>
          <table:table-cell table:style-name="ce4" office:value-type="float" office:value="17.094">
            <text:p>17.094</text:p>
          </table:table-cell>
          <table:table-cell table:style-name="ce4" office:value-type="float" office:value="10.9575">
            <text:p>10.9575</text:p>
          </table:table-cell>
          <table:table-cell table:style-name="ce4" office:value-type="float" office:value="15.25">
            <text:p>15.25</text:p>
          </table:table-cell>
          <table:table-cell table:style-name="ce4" office:value-type="float" office:value="7.875">
            <text:p>7.875</text:p>
          </table:table-cell>
          <table:table-cell table:style-name="ce4" office:value-type="float" office:value="24.248">
            <text:p>24.248</text:p>
          </table:table-cell>
          <table:table-cell table:style-name="ce4" office:value-type="float" office:value="6.252">
            <text:p>6.252</text:p>
          </table:table-cell>
          <table:table-cell table:style-name="ce4" office:value-type="float" office:value="15.663">
            <text:p>15.663</text:p>
          </table:table-cell>
          <table:table-cell table:style-name="ce4" office:value-type="float" office:value="-21.574">
            <text:p>-21.574</text:p>
          </table:table-cell>
          <table:table-cell table:style-name="ce4" office:value-type="float" office:value="-4.892">
            <text:p>-4.892</text:p>
          </table:table-cell>
          <table:table-cell table:style-name="ce4" office:value-type="float" office:value="-20.578">
            <text:p>-20.578</text:p>
          </table:table-cell>
          <table:table-cell table:style-name="ce4" office:value-type="float" office:value="-20.491">
            <text:p>-20.491</text:p>
          </table:table-cell>
          <table:table-cell table:style-name="ce4" office:value-type="float" office:value="-6.404">
            <text:p>-6.404</text:p>
          </table:table-cell>
          <table:table-cell table:style-name="ce4" office:value-type="float" office:value="-13.362">
            <text:p>-13.362</text:p>
          </table:table-cell>
          <table:table-cell table:style-name="ce4" office:value-type="float" office:value="0.141">
            <text:p>0.141</text:p>
          </table:table-cell>
          <table:table-cell table:style-name="ce4" office:value-type="float" office:value="13.853">
            <text:p>13.853</text:p>
          </table:table-cell>
          <table:table-cell table:style-name="ce4" office:value-type="float" office:value="-0">
            <text:p>-0</text:p>
          </table:table-cell>
          <table:table-cell table:style-name="ce4" office:value-type="float" office:value="-4.918">
            <text:p>-4.918</text:p>
          </table:table-cell>
          <table:table-cell table:style-name="ce4" office:value-type="float" office:value="2.535">
            <text:p>2.535</text:p>
          </table:table-cell>
          <table:table-cell table:style-name="ce4" office:value-type="float" office:value="-1.691">
            <text:p>-1.691</text:p>
          </table:table-cell>
          <table:table-cell table:style-name="ce4" office:value-type="float" office:value="1.897">
            <text:p>1.897</text:p>
          </table:table-cell>
          <table:table-cell table:style-name="ce4" office:value-type="float" office:value="0.832">
            <text:p>0.832</text:p>
          </table:table-cell>
          <table:table-cell table:style-name="ce4" office:value-type="float" office:value="-1.894">
            <text:p>-1.894</text:p>
          </table:table-cell>
          <table:table-cell table:style-name="ce4" office:value-type="float" office:value="-0.542">
            <text:p>-0.542</text:p>
          </table:table-cell>
          <table:table-cell table:style-name="ce4" office:value-type="float" office:value="0.554">
            <text:p>0.554</text:p>
          </table:table-cell>
          <table:table-cell table:style-name="ce4" office:value-type="float" office:value="13.954">
            <text:p>13.954</text:p>
          </table:table-cell>
          <table:table-cell table:style-name="ce4" office:value-type="float" office:value="-4.119">
            <text:p>-4.1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408.652">
            <text:p>408.652</text:p>
          </table:table-cell>
          <table:table-cell table:style-name="ce4" office:value-type="float" office:value="381.006">
            <text:p>381.006</text:p>
          </table:table-cell>
          <table:table-cell table:style-name="ce4" office:value-type="float" office:value="6405.718">
            <text:p>6405.718</text:p>
          </table:table-cell>
          <table:table-cell table:style-name="ce4" office:value-type="float" office:value="12055.315">
            <text:p>12055.315</text:p>
          </table:table-cell>
          <table:table-cell table:style-name="ce4" office:value-type="float" office:value="13893.13">
            <text:p>13893.13</text:p>
          </table:table-cell>
          <table:table-cell table:style-name="ce4" office:value-type="float" office:value="12676.599">
            <text:p>12676.599</text:p>
          </table:table-cell>
          <table:table-cell table:style-name="ce4" office:value-type="float" office:value="12858.574">
            <text:p>12858.574</text:p>
          </table:table-cell>
          <table:table-cell table:style-name="ce4" office:value-type="float" office:value="13088.184">
            <text:p>13088.184</text:p>
          </table:table-cell>
          <table:table-cell table:style-name="ce4" office:value-type="float" office:value="13093.135">
            <text:p>13093.135</text:p>
          </table:table-cell>
          <table:table-cell table:style-name="ce4" office:value-type="float" office:value="13149.101">
            <text:p>13149.101</text:p>
          </table:table-cell>
          <table:table-cell table:style-name="ce4" office:value-type="float" office:value="13245.654">
            <text:p>13245.654</text:p>
          </table:table-cell>
          <table:table-cell table:style-name="ce4" office:value-type="float" office:value="332.354">
            <text:p>332.354</text:p>
          </table:table-cell>
          <table:table-cell table:style-name="ce4" office:value-type="float" office:value="6357.066">
            <text:p>6357.066</text:p>
          </table:table-cell>
          <table:table-cell table:style-name="ce4" office:value-type="float" office:value="12006.663">
            <text:p>12006.663</text:p>
          </table:table-cell>
          <table:table-cell table:style-name="ce4" office:value-type="float" office:value="13844.478">
            <text:p>13844.478</text:p>
          </table:table-cell>
          <table:table-cell table:style-name="ce4" office:value-type="float" office:value="12627.947">
            <text:p>12627.947</text:p>
          </table:table-cell>
          <table:table-cell table:style-name="ce4" office:value-type="float" office:value="12770.882">
            <text:p>12770.882</text:p>
          </table:table-cell>
          <table:table-cell table:style-name="ce4" office:value-type="float" office:value="12485.012">
            <text:p>12485.012</text:p>
          </table:table-cell>
          <table:table-cell table:style-name="ce4" office:value-type="float" office:value="6650.882">
            <text:p>6650.882</text:p>
          </table:table-cell>
          <table:table-cell table:style-name="ce4" office:value-type="float" office:value="6610.88">
            <text:p>6610.88</text:p>
          </table:table-cell>
          <table:table-cell table:style-name="ce4" office:value-type="float" office:value="12809.922">
            <text:p>12809.922</text:p>
          </table:table-cell>
          <table:table-cell table:style-name="ce4" office:value-type="float" office:value="13039.532">
            <text:p>13039.532</text:p>
          </table:table-cell>
          <table:table-cell table:style-name="ce4" office:value-type="float" office:value="13044.483">
            <text:p>13044.483</text:p>
          </table:table-cell>
          <table:table-cell table:style-name="ce4" office:value-type="float" office:value="13100.449">
            <text:p>13100.449</text:p>
          </table:table-cell>
          <table:table-cell table:style-name="ce4" office:value-type="float" office:value="13197.002">
            <text:p>13197.002</text:p>
          </table:table-cell>
          <table:table-cell table:style-name="ce4" office:value-type="float" office:value="6384.712">
            <text:p>6384.712</text:p>
          </table:table-cell>
          <table:table-cell table:style-name="ce4" office:value-type="float" office:value="12034.309">
            <text:p>12034.309</text:p>
          </table:table-cell>
          <table:table-cell table:style-name="ce4" office:value-type="float" office:value="13872.124">
            <text:p>13872.124</text:p>
          </table:table-cell>
          <table:table-cell table:style-name="ce4" office:value-type="float" office:value="12655.593">
            <text:p>12655.593</text:p>
          </table:table-cell>
          <table:table-cell table:style-name="ce4" office:value-type="float" office:value="12837.568">
            <text:p>12837.568</text:p>
          </table:table-cell>
          <table:table-cell table:style-name="ce4" office:value-type="float" office:value="13067.178">
            <text:p>13067.178</text:p>
          </table:table-cell>
          <table:table-cell table:style-name="ce4" office:value-type="float" office:value="13072.129">
            <text:p>13072.129</text:p>
          </table:table-cell>
          <table:table-cell table:style-name="ce4" office:value-type="float" office:value="13128.095">
            <text:p>13128.095</text:p>
          </table:table-cell>
          <table:table-cell table:style-name="ce4" office:value-type="float" office:value="13224.648">
            <text:p>13224.648</text:p>
          </table:table-cell>
          <table:table-cell table:style-name="ce4" office:value-type="float" office:value="6009.597">
            <text:p>6009.597</text:p>
          </table:table-cell>
          <table:table-cell table:style-name="ce4" office:value-type="float" office:value="7847.412">
            <text:p>7847.412</text:p>
          </table:table-cell>
          <table:table-cell table:style-name="ce4" office:value-type="float" office:value="6630.881">
            <text:p>6630.881</text:p>
          </table:table-cell>
          <table:table-cell table:style-name="ce4" office:value-type="float" office:value="6812.856">
            <text:p>6812.856</text:p>
          </table:table-cell>
          <table:table-cell table:style-name="ce4" office:value-type="float" office:value="7042.466">
            <text:p>7042.466</text:p>
          </table:table-cell>
          <table:table-cell table:style-name="ce4" office:value-type="float" office:value="7047.417">
            <text:p>7047.417</text:p>
          </table:table-cell>
          <table:table-cell table:style-name="ce4" office:value-type="float" office:value="7103.383">
            <text:p>7103.383</text:p>
          </table:table-cell>
          <table:table-cell table:style-name="ce4" office:value-type="float" office:value="7199.936">
            <text:p>7199.936</text:p>
          </table:table-cell>
          <table:table-cell table:style-name="ce4" office:value-type="float" office:value="2197.815">
            <text:p>2197.815</text:p>
          </table:table-cell>
          <table:table-cell table:style-name="ce4" office:value-type="float" office:value="981.284">
            <text:p>981.284</text:p>
          </table:table-cell>
          <table:table-cell table:style-name="ce4" office:value-type="float" office:value="1163.259">
            <text:p>1163.259</text:p>
          </table:table-cell>
          <table:table-cell table:style-name="ce4" office:value-type="float" office:value="1392.869">
            <text:p>1392.869</text:p>
          </table:table-cell>
          <table:table-cell table:style-name="ce4" office:value-type="float" office:value="1397.82">
            <text:p>1397.82</text:p>
          </table:table-cell>
          <table:table-cell table:style-name="ce4" office:value-type="float" office:value="1453.786">
            <text:p>1453.786</text:p>
          </table:table-cell>
          <table:table-cell table:style-name="ce4" office:value-type="float" office:value="1550.339">
            <text:p>1550.339</text:p>
          </table:table-cell>
          <table:table-cell table:style-name="ce4" office:value-type="float" office:value="-856.531">
            <text:p>-856.531</text:p>
          </table:table-cell>
          <table:table-cell table:style-name="ce4" office:value-type="float" office:value="-674.556">
            <text:p>-674.556</text:p>
          </table:table-cell>
          <table:table-cell table:style-name="ce4" office:value-type="float" office:value="-444.946">
            <text:p>-444.946</text:p>
          </table:table-cell>
          <table:table-cell table:style-name="ce4" office:value-type="float" office:value="-439.995">
            <text:p>-439.995</text:p>
          </table:table-cell>
          <table:table-cell table:style-name="ce4" office:value-type="float" office:value="-384.029">
            <text:p>-384.029</text:p>
          </table:table-cell>
          <table:table-cell table:style-name="ce4" office:value-type="float" office:value="-287.476">
            <text:p>-287.476</text:p>
          </table:table-cell>
          <table:table-cell table:style-name="ce4" office:value-type="float" office:value="541.975">
            <text:p>541.975</text:p>
          </table:table-cell>
          <table:table-cell table:style-name="ce4" office:value-type="float" office:value="771.585">
            <text:p>771.585</text:p>
          </table:table-cell>
          <table:table-cell table:style-name="ce4" office:value-type="float" office:value="776.536">
            <text:p>776.536</text:p>
          </table:table-cell>
          <table:table-cell table:style-name="ce4" office:value-type="float" office:value="832.502">
            <text:p>832.502</text:p>
          </table:table-cell>
          <table:table-cell table:style-name="ce4" office:value-type="float" office:value="929.055">
            <text:p>929.055</text:p>
          </table:table-cell>
          <table:table-cell table:style-name="ce4" office:value-type="float" office:value="589.61">
            <text:p>589.61</text:p>
          </table:table-cell>
          <table:table-cell table:style-name="ce4" office:value-type="float" office:value="594.561">
            <text:p>594.561</text:p>
          </table:table-cell>
          <table:table-cell table:style-name="ce4" office:value-type="float" office:value="650.527">
            <text:p>650.527</text:p>
          </table:table-cell>
          <table:table-cell table:style-name="ce4" office:value-type="float" office:value="747.08">
            <text:p>747.08</text:p>
          </table:table-cell>
          <table:table-cell table:style-name="ce4" office:value-type="float" office:value="364.951">
            <text:p>364.951</text:p>
          </table:table-cell>
          <table:table-cell table:style-name="ce4" office:value-type="float" office:value="420.917">
            <text:p>420.917</text:p>
          </table:table-cell>
          <table:table-cell table:style-name="ce4" office:value-type="float" office:value="517.47">
            <text:p>517.47</text:p>
          </table:table-cell>
          <table:table-cell table:style-name="ce4" office:value-type="float" office:value="415.966">
            <text:p>415.966</text:p>
          </table:table-cell>
          <table:table-cell table:style-name="ce4" office:value-type="float" office:value="512.519">
            <text:p>512.519</text:p>
          </table:table-cell>
          <table:table-cell table:style-name="ce4" office:value-type="float" office:value="456.553">
            <text:p>456.553</text:p>
          </table:table-cell>
          <table:table-cell table:style-name="ce4" office:value-type="float" office:value="32583.552">
            <text:p>32583.552</text:p>
          </table:table-cell>
          <table:table-cell table:style-name="ce4" office:value-type="float" office:value="183.552">
            <text:p>183.552</text:p>
          </table:table-cell>
          <table:table-cell table:style-name="ce4" office:value-type="float" office:value="40615.755">
            <text:p>40615.755</text:p>
          </table:table-cell>
          <table:table-cell table:style-name="ce4" office:value-type="float" office:value="46422.948">
            <text:p>46422.948</text:p>
          </table:table-cell>
          <table:table-cell table:style-name="ce4" office:value-type="float" office:value="52114.759">
            <text:p>52114.759</text:p>
          </table:table-cell>
          <table:table-cell table:style-name="ce4" office:value-type="float" office:value="52907.569">
            <text:p>52907.569</text:p>
          </table:table-cell>
          <table:table-cell table:style-name="ce4" office:value-type="float" office:value="52736.304">
            <text:p>52736.304</text:p>
          </table:table-cell>
          <table:table-cell table:style-name="ce4" office:value-type="float" office:value="53145.737">
            <text:p>53145.737</text:p>
          </table:table-cell>
          <table:table-cell table:style-name="ce4" office:value-type="float" office:value="53149.66">
            <text:p>53149.66</text:p>
          </table:table-cell>
          <table:table-cell table:style-name="ce4" office:value-type="float" office:value="53204.261">
            <text:p>53204.261</text:p>
          </table:table-cell>
          <table:table-cell table:style-name="ce4" office:value-type="float" office:value="53299.783">
            <text:p>53299.783</text:p>
          </table:table-cell>
          <table:table-cell table:style-name="ce4" office:value-type="float" office:value="8392.203">
            <text:p>8392.203</text:p>
          </table:table-cell>
          <table:table-cell table:style-name="ce4" office:value-type="float" office:value="14199.396">
            <text:p>14199.396</text:p>
          </table:table-cell>
          <table:table-cell table:style-name="ce4" office:value-type="float" office:value="19891.207">
            <text:p>19891.207</text:p>
          </table:table-cell>
          <table:table-cell table:style-name="ce4" office:value-type="float" office:value="20684.017">
            <text:p>20684.017</text:p>
          </table:table-cell>
          <table:table-cell table:style-name="ce4" office:value-type="float" office:value="20512.752">
            <text:p>20512.752</text:p>
          </table:table-cell>
          <table:table-cell table:style-name="ce4" table:formula="of:=MOD([.GI6]; 360)" office:value-type="float" office:value="352.752">
            <text:p>352.752</text:p>
          </table:table-cell>
          <table:table-cell table:style-name="ce4" office:value-type="float" office:value="20922.185">
            <text:p>20922.185</text:p>
          </table:table-cell>
          <table:table-cell table:style-name="ce4" office:value-type="float" office:value="20926.108">
            <text:p>20926.108</text:p>
          </table:table-cell>
          <table:table-cell table:style-name="ce4" office:value-type="float" office:value="20980.709">
            <text:p>20980.709</text:p>
          </table:table-cell>
          <table:table-cell table:style-name="ce4" office:value-type="float" office:value="21076.231">
            <text:p>21076.231</text:p>
          </table:table-cell>
          <table:table-cell table:style-name="ce4" office:value-type="float" office:value="6167.193">
            <text:p>6167.193</text:p>
          </table:table-cell>
          <table:table-cell table:style-name="ce4" office:value-type="float" office:value="11859.004">
            <text:p>11859.004</text:p>
          </table:table-cell>
          <table:table-cell table:style-name="ce4" office:value-type="float" office:value="12651.814">
            <text:p>12651.814</text:p>
          </table:table-cell>
          <table:table-cell table:style-name="ce4" office:value-type="float" office:value="12480.549">
            <text:p>12480.549</text:p>
          </table:table-cell>
          <table:table-cell table:style-name="ce4" office:value-type="float" office:value="12889.982">
            <text:p>12889.982</text:p>
          </table:table-cell>
          <table:table-cell table:style-name="ce4" office:value-type="float" office:value="12893.905">
            <text:p>12893.905</text:p>
          </table:table-cell>
          <table:table-cell table:style-name="ce4" office:value-type="float" office:value="12948.506">
            <text:p>12948.506</text:p>
          </table:table-cell>
          <table:table-cell table:style-name="ce4" office:value-type="float" office:value="13044.028">
            <text:p>13044.028</text:p>
          </table:table-cell>
          <table:table-cell table:style-name="ce4" office:value-type="float" office:value="6051.811">
            <text:p>6051.811</text:p>
          </table:table-cell>
          <table:table-cell table:style-name="ce4" office:value-type="float" office:value="6844.621">
            <text:p>6844.621</text:p>
          </table:table-cell>
          <table:table-cell table:style-name="ce4" office:value-type="float" office:value="6673.356">
            <text:p>6673.356</text:p>
          </table:table-cell>
          <table:table-cell table:style-name="ce4" office:value-type="float" office:value="7082.789">
            <text:p>7082.789</text:p>
          </table:table-cell>
          <table:table-cell table:style-name="ce4" office:value-type="float" office:value="7086.712">
            <text:p>7086.712</text:p>
          </table:table-cell>
          <table:table-cell table:style-name="ce4" office:value-type="float" office:value="7141.313">
            <text:p>7141.313</text:p>
          </table:table-cell>
          <table:table-cell table:style-name="ce4" office:value-type="float" office:value="7236.835">
            <text:p>7236.835</text:p>
          </table:table-cell>
          <table:table-cell table:style-name="ce4" office:value-type="float" office:value="1152.81">
            <text:p>1152.81</text:p>
          </table:table-cell>
          <table:table-cell table:style-name="ce4" office:value-type="float" office:value="981.545">
            <text:p>981.545</text:p>
          </table:table-cell>
          <table:table-cell table:style-name="ce4" office:value-type="float" office:value="1390.978">
            <text:p>1390.978</text:p>
          </table:table-cell>
          <table:table-cell table:style-name="ce4" office:value-type="float" office:value="1394.901">
            <text:p>1394.901</text:p>
          </table:table-cell>
          <table:table-cell table:style-name="ce4" office:value-type="float" office:value="1449.502">
            <text:p>1449.502</text:p>
          </table:table-cell>
          <table:table-cell table:style-name="ce4" office:value-type="float" office:value="752.214">
            <text:p>752.214</text:p>
          </table:table-cell>
          <table:table-cell table:style-name="ce4" office:value-type="float" office:value="188.735">
            <text:p>188.735</text:p>
          </table:table-cell>
          <table:table-cell table:style-name="ce4" office:value-type="float" office:value="598.168">
            <text:p>598.168</text:p>
          </table:table-cell>
          <table:table-cell table:style-name="ce4" office:value-type="float" office:value="602.091">
            <text:p>602.091</text:p>
          </table:table-cell>
          <table:table-cell table:style-name="ce4" office:value-type="float" office:value="656.692">
            <text:p>656.692</text:p>
          </table:table-cell>
          <table:table-cell table:style-name="ce4" office:value-type="float" office:value="752.214">
            <text:p>752.214</text:p>
          </table:table-cell>
          <table:table-cell table:style-name="ce4" office:value-type="float" office:value="769.433">
            <text:p>769.433</text:p>
          </table:table-cell>
          <table:table-cell table:style-name="ce4" office:value-type="float" office:value="773.356">
            <text:p>773.356</text:p>
          </table:table-cell>
          <table:table-cell table:style-name="ce4" office:value-type="float" office:value="827.957">
            <text:p>827.957</text:p>
          </table:table-cell>
          <table:table-cell table:style-name="ce4" office:value-type="float" office:value="923.479">
            <text:p>923.479</text:p>
          </table:table-cell>
          <table:table-cell table:style-name="ce4" office:value-type="float" office:value="363.923">
            <text:p>363.923</text:p>
          </table:table-cell>
          <table:table-cell table:style-name="ce4" office:value-type="float" office:value="418.524">
            <text:p>418.524</text:p>
          </table:table-cell>
          <table:table-cell table:style-name="ce4" office:value-type="float" office:value="514.046">
            <text:p>514.046</text:p>
          </table:table-cell>
          <table:table-cell table:style-name="ce4" office:value-type="float" office:value="414.601">
            <text:p>414.601</text:p>
          </table:table-cell>
          <table:table-cell table:style-name="ce4" office:value-type="float" office:value="510.123">
            <text:p>510.123</text:p>
          </table:table-cell>
          <table:table-cell table:style-name="ce4" office:value-type="float" office:value="455.522">
            <text:p>455.522</text:p>
          </table:table-cell>
          <table:table-cell table:style-name="ce4" table:number-columns-repeated="792"/>
        </table:table-row>
        <table:table-row table:style-name="ro1">
          <table:table-cell office:value-type="string">
            <text:p>1995-07-26 12:00</text:p>
          </table:table-cell>
          <table:table-cell office:value-type="float" office:value="3.25">
            <text:p>3.25</text:p>
          </table:table-cell>
          <table:table-cell office:value-type="float" office:value="7.852">
            <text:p>7.852</text:p>
          </table:table-cell>
          <table:table-cell office:value-type="float" office:value="1.667">
            <text:p>1.667</text:p>
          </table:table-cell>
          <table:table-cell office:value-type="float" office:value="11.293">
            <text:p>11.293</text:p>
          </table:table-cell>
          <table:table-cell office:value-type="float" office:value="3.164">
            <text:p>3.164</text:p>
          </table:table-cell>
          <table:table-cell office:value-type="float" office:value="5.605">
            <text:p>5.605</text:p>
          </table:table-cell>
          <table:table-cell office:value-type="float" office:value="9.409">
            <text:p>9.409</text:p>
          </table:table-cell>
          <table:table-cell office:value-type="float" office:value="13.292">
            <text:p>13.292</text:p>
          </table:table-cell>
          <table:table-cell office:value-type="float" office:value="8.902">
            <text:p>8.902</text:p>
          </table:table-cell>
          <table:table-cell office:value-type="float" office:value="12.861">
            <text:p>12.861</text:p>
          </table:table-cell>
          <table:table-cell office:value-type="float" office:value="0.881">
            <text:p>0.881</text:p>
          </table:table-cell>
          <table:table-cell office:value-type="float" office:value="9.169">
            <text:p>9.169</text:p>
          </table:table-cell>
          <table:table-cell office:value-type="float" office:value="8.482">
            <text:p>8.482</text:p>
          </table:table-cell>
          <table:table-cell office:value-type="float" office:value="123.25">
            <text:p>123.25</text:p>
          </table:table-cell>
          <table:table-cell office:value-type="float" office:value="112.852">
            <text:p>112.852</text:p>
          </table:table-cell>
          <table:table-cell office:value-type="float" office:value="121.667">
            <text:p>121.667</text:p>
          </table:table-cell>
          <table:table-cell office:value-type="float" office:value="116.293">
            <text:p>116.293</text:p>
          </table:table-cell>
          <table:table-cell office:value-type="float" office:value="183.164">
            <text:p>183.164</text:p>
          </table:table-cell>
          <table:table-cell office:value-type="float" office:value="245.605">
            <text:p>245.605</text:p>
          </table:table-cell>
          <table:table-cell office:value-type="float" office:value="354.409">
            <text:p>354.409</text:p>
          </table:table-cell>
          <table:table-cell office:value-type="float" office:value="298.292">
            <text:p>298.292</text:p>
          </table:table-cell>
          <table:table-cell office:value-type="float" office:value="293.902">
            <text:p>293.902</text:p>
          </table:table-cell>
          <table:table-cell office:value-type="float" office:value="237.861">
            <text:p>237.861</text:p>
          </table:table-cell>
          <table:table-cell office:value-type="float" office:value="210.881">
            <text:p>210.881</text:p>
          </table:table-cell>
          <table:table-cell office:value-type="float" office:value="174.169">
            <text:p>174.169</text:p>
          </table:table-cell>
          <table:table-cell office:value-type="float" office:value="143.482">
            <text:p>143.482</text:p>
          </table:table-cell>
          <table:table-cell office:value-type="float" office:value="268.8721666667">
            <text:p>268.8721666667</text:p>
          </table:table-cell>
          <table:table-cell office:value-type="float" office:value="275.6546666667">
            <text:p>275.6546666667</text:p>
          </table:table-cell>
          <table:table-cell office:value-type="float" office:value="286.0138">
            <text:p>286.0138</text:p>
          </table:table-cell>
          <table:table-cell office:value-type="float" office:value="287.4042">
            <text:p>287.4042</text:p>
          </table:table-cell>
          <table:table-cell office:value-type="float" office:value="257.95175">
            <text:p>257.95175</text:p>
          </table:table-cell>
          <table:table-cell office:value-type="string">
            <text:p><text:s/>3 ♌ 15' 00"</text:p>
          </table:table-cell>
          <table:table-cell office:value-type="string">
            <text:p>22 ♋ 51' 08"</text:p>
          </table:table-cell>
          <table:table-cell office:value-type="string">
            <text:p><text:s/>1 ♌ 39' 59"</text:p>
          </table:table-cell>
          <table:table-cell office:value-type="string">
            <text:p>26 ♋ 17' 36"</text:p>
          </table:table-cell>
          <table:table-cell office:value-type="string">
            <text:p><text:s/>3 ♎ 09' 49"</text:p>
          </table:table-cell>
          <table:table-cell office:value-type="string">
            <text:p><text:s/>5 ♐ 36' 18"</text:p>
          </table:table-cell>
          <table:table-cell office:value-type="string">
            <text:p>24 ♓ 24' 33"</text:p>
          </table:table-cell>
          <table:table-cell office:value-type="string">
            <text:p>28 ♑ 17' 31"</text:p>
          </table:table-cell>
          <table:table-cell office:value-type="string">
            <text:p>23 ♑ 54' 08"</text:p>
          </table:table-cell>
          <table:table-cell office:value-type="string">
            <text:p>27 ♏ 51' 40"</text:p>
          </table:table-cell>
          <table:table-cell office:value-type="string">
            <text:p><text:s/>0 ♏ 52' 52"</text:p>
          </table:table-cell>
          <table:table-cell office:value-type="string">
            <text:p>24 ♍ 10' 08"</text:p>
          </table:table-cell>
          <table:table-cell office:value-type="string">
            <text:p>23 ♌ 28' 55"</text:p>
          </table:table-cell>
          <table:table-cell office:value-type="float" office:value="11.6">
            <text:p>11.6</text:p>
          </table:table-cell>
          <table:table-cell office:value-type="float" office:value="1.436">
            <text:p>1.436</text:p>
          </table:table-cell>
          <table:table-cell office:value-type="float" office:value="3.25">
            <text:p>3.25</text:p>
          </table:table-cell>
          <table:table-cell office:value-type="float" office:value="6.907">
            <text:p>6.907</text:p>
          </table:table-cell>
          <table:table-cell office:value-type="float" office:value="14.883">
            <text:p>14.883</text:p>
          </table:table-cell>
          <table:table-cell office:value-type="float" office:value="4.691">
            <text:p>4.691</text:p>
          </table:table-cell>
          <table:table-cell office:value-type="float" office:value="13.547">
            <text:p>13.547</text:p>
          </table:table-cell>
          <table:table-cell office:value-type="float" office:value="9.216">
            <text:p>9.216</text:p>
          </table:table-cell>
          <table:table-cell office:value-type="float" office:value="14.684">
            <text:p>14.684</text:p>
          </table:table-cell>
          <table:table-cell office:value-type="float" office:value="14.51">
            <text:p>14.51</text:p>
          </table:table-cell>
          <table:table-cell office:value-type="float" office:value="8.699">
            <text:p>8.699</text:p>
          </table:table-cell>
          <table:table-cell office:value-type="float" office:value="116.6">
            <text:p>116.6</text:p>
          </table:table-cell>
          <table:table-cell office:value-type="float" office:value="106.436">
            <text:p>106.436</text:p>
          </table:table-cell>
          <table:table-cell office:value-type="float" office:value="303.25">
            <text:p>303.25</text:p>
          </table:table-cell>
          <table:table-cell office:value-type="float" office:value="216.907">
            <text:p>216.907</text:p>
          </table:table-cell>
          <table:table-cell office:value-type="float" office:value="254.883">
            <text:p>254.883</text:p>
          </table:table-cell>
          <table:table-cell office:value-type="float" office:value="349.691">
            <text:p>349.691</text:p>
          </table:table-cell>
          <table:table-cell office:value-type="float" office:value="298.547">
            <text:p>298.547</text:p>
          </table:table-cell>
          <table:table-cell office:value-type="float" office:value="294.216">
            <text:p>294.216</text:p>
          </table:table-cell>
          <table:table-cell office:value-type="float" office:value="239.684">
            <text:p>239.684</text:p>
          </table:table-cell>
          <table:table-cell office:value-type="float" office:value="179.51">
            <text:p>179.51</text:p>
          </table:table-cell>
          <table:table-cell office:value-type="float" office:value="143.699">
            <text:p>143.699</text:p>
          </table:table-cell>
          <table:table-cell office:value-type="string">
            <text:p>26 ♋ 35' 58"</text:p>
          </table:table-cell>
          <table:table-cell office:value-type="string">
            <text:p>16 ♋ 26' 10"</text:p>
          </table:table-cell>
          <table:table-cell office:value-type="string">
            <text:p><text:s/>3 ♒ 15' 00"</text:p>
          </table:table-cell>
          <table:table-cell office:value-type="string">
            <text:p><text:s/>6 ♏ 54' 23"</text:p>
          </table:table-cell>
          <table:table-cell office:value-type="string">
            <text:p>14 ♐ 52' 58"</text:p>
          </table:table-cell>
          <table:table-cell office:value-type="string">
            <text:p>19 ♓ 41' 26"</text:p>
          </table:table-cell>
          <table:table-cell office:value-type="string">
            <text:p>28 ♑ 32' 49"</text:p>
          </table:table-cell>
          <table:table-cell office:value-type="string">
            <text:p>24 ♑ 12' 56"</text:p>
          </table:table-cell>
          <table:table-cell office:value-type="string">
            <text:p>29 ♏ 41' 01"</text:p>
          </table:table-cell>
          <table:table-cell office:value-type="string">
            <text:p>29 ♍ 30' 34"</text:p>
          </table:table-cell>
          <table:table-cell office:value-type="string">
            <text:p>23 ♌ 41' 56"</text:p>
          </table:table-cell>
          <table:table-cell office:value-type="float" office:value="19.428">
            <text:p>19.428</text:p>
          </table:table-cell>
          <table:table-cell office:value-type="float" office:value="10.325">
            <text:p>10.325</text:p>
          </table:table-cell>
          <table:table-cell office:value-type="float" office:value="21.4475">
            <text:p>21.4475</text:p>
          </table:table-cell>
          <table:table-cell office:value-type="float" office:value="16.618">
            <text:p>16.618</text:p>
          </table:table-cell>
          <table:table-cell office:value-type="float" office:value="21.309">
            <text:p>21.309</text:p>
          </table:table-cell>
          <table:table-cell office:value-type="float" office:value="21.586">
            <text:p>21.586</text:p>
          </table:table-cell>
          <table:table-cell office:value-type="float" office:value="-0.936">
            <text:p>-0.936</text:p>
          </table:table-cell>
          <table:table-cell office:value-type="float" office:value="-20.612">
            <text:p>-20.612</text:p>
          </table:table-cell>
          <table:table-cell office:value-type="float" office:value="-4.257">
            <text:p>-4.257</text:p>
          </table:table-cell>
          <table:table-cell office:value-type="float" office:value="-21.061">
            <text:p>-21.061</text:p>
          </table:table-cell>
          <table:table-cell office:value-type="float" office:value="-20.781">
            <text:p>-20.781</text:p>
          </table:table-cell>
          <table:table-cell office:value-type="float" office:value="-6.413">
            <text:p>-6.413</text:p>
          </table:table-cell>
          <table:table-cell office:value-type="float" office:value="-11.78">
            <text:p>-11.78</text:p>
          </table:table-cell>
          <table:table-cell office:value-type="float" office:value="-0.649">
            <text:p>-0.649</text:p>
          </table:table-cell>
          <table:table-cell office:value-type="float" office:value="13.694">
            <text:p>13.694</text:p>
          </table:table-cell>
          <table:table-cell office:value-type="float" office:value="-0">
            <text:p>-0</text:p>
          </table:table-cell>
          <table:table-cell office:value-type="float" office:value="-4.95">
            <text:p>-4.95</text:p>
          </table:table-cell>
          <table:table-cell office:value-type="float" office:value="1.56">
            <text:p>1.56</text:p>
          </table:table-cell>
          <table:table-cell office:value-type="float" office:value="0.707">
            <text:p>0.707</text:p>
          </table:table-cell>
          <table:table-cell office:value-type="float" office:value="0.351">
            <text:p>0.351</text:p>
          </table:table-cell>
          <table:table-cell office:value-type="float" office:value="0.636">
            <text:p>0.636</text:p>
          </table:table-cell>
          <table:table-cell office:value-type="float" office:value="-2.218">
            <text:p>-2.218</text:p>
          </table:table-cell>
          <table:table-cell office:value-type="float" office:value="-0.571">
            <text:p>-0.571</text:p>
          </table:table-cell>
          <table:table-cell office:value-type="float" office:value="0.551">
            <text:p>0.551</text:p>
          </table:table-cell>
          <table:table-cell office:value-type="float" office:value="13.595">
            <text:p>13.595</text:p>
          </table:table-cell>
          <table:table-cell office:value-type="float" office:value="-3.229">
            <text:p>-3.229</text:p>
          </table:table-cell>
          <table:table-cell office:value-type="float" office:value="0.003">
            <text:p>0.003</text:p>
          </table:table-cell>
          <table:table-cell office:value-type="float" office:value="365.374">
            <text:p>365.374</text:p>
          </table:table-cell>
          <table:table-cell office:value-type="float" office:value="358.417">
            <text:p>358.417</text:p>
          </table:table-cell>
          <table:table-cell office:value-type="float" office:value="6418.503">
            <text:p>6418.503</text:p>
          </table:table-cell>
          <table:table-cell office:value-type="float" office:value="12116.062">
            <text:p>12116.062</text:p>
          </table:table-cell>
          <table:table-cell office:value-type="float" office:value="13950.786">
            <text:p>13950.786</text:p>
          </table:table-cell>
          <table:table-cell office:value-type="float" office:value="12727.258">
            <text:p>12727.258</text:p>
          </table:table-cell>
          <table:table-cell office:value-type="float" office:value="12907.498">
            <text:p>12907.498</text:p>
          </table:table-cell>
          <table:table-cell office:value-type="float" office:value="13143.375">
            <text:p>13143.375</text:p>
          </table:table-cell>
          <table:table-cell office:value-type="float" office:value="13147.765">
            <text:p>13147.765</text:p>
          </table:table-cell>
          <table:table-cell office:value-type="float" office:value="13203.806">
            <text:p>13203.806</text:p>
          </table:table-cell>
          <table:table-cell office:value-type="float" office:value="13298.185">
            <text:p>13298.185</text:p>
          </table:table-cell>
          <table:table-cell office:value-type="float" office:value="353.043">
            <text:p>353.043</text:p>
          </table:table-cell>
          <table:table-cell office:value-type="float" office:value="6413.129">
            <text:p>6413.129</text:p>
          </table:table-cell>
          <table:table-cell office:value-type="float" office:value="12110.688">
            <text:p>12110.688</text:p>
          </table:table-cell>
          <table:table-cell office:value-type="float" office:value="13945.412">
            <text:p>13945.412</text:p>
          </table:table-cell>
          <table:table-cell office:value-type="float" office:value="12721.884">
            <text:p>12721.884</text:p>
          </table:table-cell>
          <table:table-cell office:value-type="float" office:value="12905.048">
            <text:p>12905.048</text:p>
          </table:table-cell>
          <table:table-cell office:value-type="float" office:value="12538.72">
            <text:p>12538.72</text:p>
          </table:table-cell>
          <table:table-cell office:value-type="float" office:value="6785.048">
            <text:p>6785.048</text:p>
          </table:table-cell>
          <table:table-cell office:value-type="float" office:value="6552.462">
            <text:p>6552.462</text:p>
          </table:table-cell>
          <table:table-cell office:value-type="float" office:value="12902.124">
            <text:p>12902.124</text:p>
          </table:table-cell>
          <table:table-cell office:value-type="float" office:value="13138.001">
            <text:p>13138.001</text:p>
          </table:table-cell>
          <table:table-cell office:value-type="float" office:value="13142.391">
            <text:p>13142.391</text:p>
          </table:table-cell>
          <table:table-cell office:value-type="float" office:value="13198.432">
            <text:p>13198.432</text:p>
          </table:table-cell>
          <table:table-cell office:value-type="float" office:value="13292.811">
            <text:p>13292.811</text:p>
          </table:table-cell>
          <table:table-cell office:value-type="float" office:value="6420.086">
            <text:p>6420.086</text:p>
          </table:table-cell>
          <table:table-cell office:value-type="float" office:value="12117.645">
            <text:p>12117.645</text:p>
          </table:table-cell>
          <table:table-cell office:value-type="float" office:value="13952.369">
            <text:p>13952.369</text:p>
          </table:table-cell>
          <table:table-cell office:value-type="float" office:value="12728.841">
            <text:p>12728.841</text:p>
          </table:table-cell>
          <table:table-cell office:value-type="float" office:value="12909.081">
            <text:p>12909.081</text:p>
          </table:table-cell>
          <table:table-cell office:value-type="float" office:value="13144.958">
            <text:p>13144.958</text:p>
          </table:table-cell>
          <table:table-cell office:value-type="float" office:value="13149.348">
            <text:p>13149.348</text:p>
          </table:table-cell>
          <table:table-cell office:value-type="float" office:value="13205.389">
            <text:p>13205.389</text:p>
          </table:table-cell>
          <table:table-cell office:value-type="float" office:value="13299.768">
            <text:p>13299.768</text:p>
          </table:table-cell>
          <table:table-cell office:value-type="float" office:value="6057.559">
            <text:p>6057.559</text:p>
          </table:table-cell>
          <table:table-cell office:value-type="float" office:value="7892.283">
            <text:p>7892.283</text:p>
          </table:table-cell>
          <table:table-cell office:value-type="float" office:value="6668.755">
            <text:p>6668.755</text:p>
          </table:table-cell>
          <table:table-cell office:value-type="float" office:value="6848.995">
            <text:p>6848.995</text:p>
          </table:table-cell>
          <table:table-cell office:value-type="float" office:value="7084.872">
            <text:p>7084.872</text:p>
          </table:table-cell>
          <table:table-cell office:value-type="float" office:value="7089.262">
            <text:p>7089.262</text:p>
          </table:table-cell>
          <table:table-cell office:value-type="float" office:value="7145.303">
            <text:p>7145.303</text:p>
          </table:table-cell>
          <table:table-cell office:value-type="float" office:value="7239.682">
            <text:p>7239.682</text:p>
          </table:table-cell>
          <table:table-cell office:value-type="float" office:value="2194.724">
            <text:p>2194.724</text:p>
          </table:table-cell>
          <table:table-cell office:value-type="float" office:value="971.196">
            <text:p>971.196</text:p>
          </table:table-cell>
          <table:table-cell office:value-type="float" office:value="1151.436">
            <text:p>1151.436</text:p>
          </table:table-cell>
          <table:table-cell office:value-type="float" office:value="1387.313">
            <text:p>1387.313</text:p>
          </table:table-cell>
          <table:table-cell office:value-type="float" office:value="1391.703">
            <text:p>1391.703</text:p>
          </table:table-cell>
          <table:table-cell office:value-type="float" office:value="1447.744">
            <text:p>1447.744</text:p>
          </table:table-cell>
          <table:table-cell office:value-type="float" office:value="1542.123">
            <text:p>1542.123</text:p>
          </table:table-cell>
          <table:table-cell office:value-type="float" office:value="-863.528">
            <text:p>-863.528</text:p>
          </table:table-cell>
          <table:table-cell office:value-type="float" office:value="-683.288">
            <text:p>-683.288</text:p>
          </table:table-cell>
          <table:table-cell office:value-type="float" office:value="-447.411">
            <text:p>-447.411</text:p>
          </table:table-cell>
          <table:table-cell office:value-type="float" office:value="-443.021">
            <text:p>-443.021</text:p>
          </table:table-cell>
          <table:table-cell office:value-type="float" office:value="-386.98">
            <text:p>-386.98</text:p>
          </table:table-cell>
          <table:table-cell office:value-type="float" office:value="-292.601">
            <text:p>-292.601</text:p>
          </table:table-cell>
          <table:table-cell office:value-type="float" office:value="540.24">
            <text:p>540.24</text:p>
          </table:table-cell>
          <table:table-cell office:value-type="float" office:value="776.117">
            <text:p>776.117</text:p>
          </table:table-cell>
          <table:table-cell office:value-type="float" office:value="780.507">
            <text:p>780.507</text:p>
          </table:table-cell>
          <table:table-cell office:value-type="float" office:value="836.548">
            <text:p>836.548</text:p>
          </table:table-cell>
          <table:table-cell office:value-type="float" office:value="930.927">
            <text:p>930.927</text:p>
          </table:table-cell>
          <table:table-cell office:value-type="float" office:value="595.877">
            <text:p>595.877</text:p>
          </table:table-cell>
          <table:table-cell office:value-type="float" office:value="600.267">
            <text:p>600.267</text:p>
          </table:table-cell>
          <table:table-cell office:value-type="float" office:value="656.308">
            <text:p>656.308</text:p>
          </table:table-cell>
          <table:table-cell office:value-type="float" office:value="750.687">
            <text:p>750.687</text:p>
          </table:table-cell>
          <table:table-cell office:value-type="float" office:value="364.39">
            <text:p>364.39</text:p>
          </table:table-cell>
          <table:table-cell office:value-type="float" office:value="420.431">
            <text:p>420.431</text:p>
          </table:table-cell>
          <table:table-cell office:value-type="float" office:value="514.81">
            <text:p>514.81</text:p>
          </table:table-cell>
          <table:table-cell office:value-type="float" office:value="416.041">
            <text:p>416.041</text:p>
          </table:table-cell>
          <table:table-cell office:value-type="float" office:value="510.42">
            <text:p>510.42</text:p>
          </table:table-cell>
          <table:table-cell office:value-type="float" office:value="454.379">
            <text:p>454.379</text:p>
          </table:table-cell>
          <table:table-cell office:value-type="float" office:value="32770.164">
            <text:p>32770.164</text:p>
          </table:table-cell>
          <table:table-cell office:value-type="float" office:value="10.164">
            <text:p>10.164</text:p>
          </table:table-cell>
          <table:table-cell office:value-type="float" office:value="40853.35">
            <text:p>40853.35</text:p>
          </table:table-cell>
          <table:table-cell office:value-type="float" office:value="46699.693">
            <text:p>46699.693</text:p>
          </table:table-cell>
          <table:table-cell office:value-type="float" office:value="52421.717">
            <text:p>52421.717</text:p>
          </table:table-cell>
          <table:table-cell office:value-type="float" office:value="53217.09">
            <text:p>53217.09</text:p>
          </table:table-cell>
          <table:table-cell office:value-type="float" office:value="53046.909">
            <text:p>53046.909</text:p>
          </table:table-cell>
          <table:table-cell office:value-type="float" office:value="53458.053">
            <text:p>53458.053</text:p>
          </table:table-cell>
          <table:table-cell office:value-type="float" office:value="53462.384">
            <text:p>53462.384</text:p>
          </table:table-cell>
          <table:table-cell office:value-type="float" office:value="53516.916">
            <text:p>53516.916</text:p>
          </table:table-cell>
          <table:table-cell office:value-type="float" office:value="53612.901">
            <text:p>53612.901</text:p>
          </table:table-cell>
          <table:table-cell office:value-type="float" office:value="8443.186">
            <text:p>8443.186</text:p>
          </table:table-cell>
          <table:table-cell office:value-type="float" office:value="14289.529">
            <text:p>14289.529</text:p>
          </table:table-cell>
          <table:table-cell office:value-type="float" office:value="20011.553">
            <text:p>20011.553</text:p>
          </table:table-cell>
          <table:table-cell office:value-type="float" office:value="20806.926">
            <text:p>20806.926</text:p>
          </table:table-cell>
          <table:table-cell office:value-type="float" office:value="20636.745">
            <text:p>20636.745</text:p>
          </table:table-cell>
          <table:table-cell table:formula="of:=MOD([.GI7]; 360)" office:value-type="float" office:value="116.744999999999">
            <text:p>116.745</text:p>
          </table:table-cell>
          <table:table-cell office:value-type="float" office:value="21047.889">
            <text:p>21047.889</text:p>
          </table:table-cell>
          <table:table-cell office:value-type="float" office:value="21052.22">
            <text:p>21052.22</text:p>
          </table:table-cell>
          <table:table-cell office:value-type="float" office:value="21106.752">
            <text:p>21106.752</text:p>
          </table:table-cell>
          <table:table-cell office:value-type="float" office:value="21202.737">
            <text:p>21202.737</text:p>
          </table:table-cell>
          <table:table-cell office:value-type="float" office:value="6206.343">
            <text:p>6206.343</text:p>
          </table:table-cell>
          <table:table-cell office:value-type="float" office:value="11928.367">
            <text:p>11928.367</text:p>
          </table:table-cell>
          <table:table-cell office:value-type="float" office:value="12723.74">
            <text:p>12723.74</text:p>
          </table:table-cell>
          <table:table-cell office:value-type="float" office:value="12553.559">
            <text:p>12553.559</text:p>
          </table:table-cell>
          <table:table-cell office:value-type="float" office:value="12964.703">
            <text:p>12964.703</text:p>
          </table:table-cell>
          <table:table-cell office:value-type="float" office:value="12969.034">
            <text:p>12969.034</text:p>
          </table:table-cell>
          <table:table-cell office:value-type="float" office:value="13023.566">
            <text:p>13023.566</text:p>
          </table:table-cell>
          <table:table-cell office:value-type="float" office:value="13119.551">
            <text:p>13119.551</text:p>
          </table:table-cell>
          <table:table-cell office:value-type="float" office:value="6082.024">
            <text:p>6082.024</text:p>
          </table:table-cell>
          <table:table-cell office:value-type="float" office:value="6877.397">
            <text:p>6877.397</text:p>
          </table:table-cell>
          <table:table-cell office:value-type="float" office:value="6707.216">
            <text:p>6707.216</text:p>
          </table:table-cell>
          <table:table-cell office:value-type="float" office:value="7118.36">
            <text:p>7118.36</text:p>
          </table:table-cell>
          <table:table-cell office:value-type="float" office:value="7122.691">
            <text:p>7122.691</text:p>
          </table:table-cell>
          <table:table-cell office:value-type="float" office:value="7177.223">
            <text:p>7177.223</text:p>
          </table:table-cell>
          <table:table-cell office:value-type="float" office:value="7273.208">
            <text:p>7273.208</text:p>
          </table:table-cell>
          <table:table-cell office:value-type="float" office:value="1155.373">
            <text:p>1155.373</text:p>
          </table:table-cell>
          <table:table-cell office:value-type="float" office:value="985.192">
            <text:p>985.192</text:p>
          </table:table-cell>
          <table:table-cell office:value-type="float" office:value="1396.336">
            <text:p>1396.336</text:p>
          </table:table-cell>
          <table:table-cell office:value-type="float" office:value="1400.667">
            <text:p>1400.667</text:p>
          </table:table-cell>
          <table:table-cell office:value-type="float" office:value="1455.199">
            <text:p>1455.199</text:p>
          </table:table-cell>
          <table:table-cell office:value-type="float" office:value="755.811">
            <text:p>755.811</text:p>
          </table:table-cell>
          <table:table-cell office:value-type="float" office:value="189.819">
            <text:p>189.819</text:p>
          </table:table-cell>
          <table:table-cell office:value-type="float" office:value="600.963">
            <text:p>600.963</text:p>
          </table:table-cell>
          <table:table-cell office:value-type="float" office:value="605.294">
            <text:p>605.294</text:p>
          </table:table-cell>
          <table:table-cell office:value-type="float" office:value="659.826">
            <text:p>659.826</text:p>
          </table:table-cell>
          <table:table-cell office:value-type="float" office:value="755.811">
            <text:p>755.811</text:p>
          </table:table-cell>
          <table:table-cell office:value-type="float" office:value="771.144">
            <text:p>771.144</text:p>
          </table:table-cell>
          <table:table-cell office:value-type="float" office:value="775.475">
            <text:p>775.475</text:p>
          </table:table-cell>
          <table:table-cell office:value-type="float" office:value="830.007">
            <text:p>830.007</text:p>
          </table:table-cell>
          <table:table-cell office:value-type="float" office:value="925.992">
            <text:p>925.992</text:p>
          </table:table-cell>
          <table:table-cell office:value-type="float" office:value="364.331">
            <text:p>364.331</text:p>
          </table:table-cell>
          <table:table-cell office:value-type="float" office:value="418.863">
            <text:p>418.863</text:p>
          </table:table-cell>
          <table:table-cell office:value-type="float" office:value="514.848">
            <text:p>514.848</text:p>
          </table:table-cell>
          <table:table-cell office:value-type="float" office:value="414.532">
            <text:p>414.532</text:p>
          </table:table-cell>
          <table:table-cell office:value-type="float" office:value="510.517">
            <text:p>510.517</text:p>
          </table:table-cell>
          <table:table-cell office:value-type="float" office:value="455.985">
            <text:p>455.985</text:p>
          </table:table-cell>
          <table:table-cell table:number-columns-repeated="792"/>
        </table:table-row>
        <table:table-row table:style-name="ro1">
          <table:table-cell office:value-type="string">
            <text:p>1995-08-06 12:00</text:p>
          </table:table-cell>
          <table:table-cell office:value-type="float" office:value="13.774">
            <text:p>13.774</text:p>
          </table:table-cell>
          <table:table-cell office:value-type="float" office:value="2.87">
            <text:p>2.87</text:p>
          </table:table-cell>
          <table:table-cell office:value-type="float" office:value="8.901">
            <text:p>8.901</text:p>
          </table:table-cell>
          <table:table-cell table:number-columns-repeated="2" office:value-type="float" office:value="9.842">
            <text:p>9.842</text:p>
          </table:table-cell>
          <table:table-cell office:value-type="float" office:value="5.556">
            <text:p>5.556</text:p>
          </table:table-cell>
          <table:table-cell office:value-type="float" office:value="8.956">
            <text:p>8.956</text:p>
          </table:table-cell>
          <table:table-cell office:value-type="float" office:value="12.862">
            <text:p>12.862</text:p>
          </table:table-cell>
          <table:table-cell office:value-type="float" office:value="8.618">
            <text:p>8.618</text:p>
          </table:table-cell>
          <table:table-cell office:value-type="float" office:value="12.817">
            <text:p>12.817</text:p>
          </table:table-cell>
          <table:table-cell office:value-type="float" office:value="14.818">
            <text:p>14.818</text:p>
          </table:table-cell>
          <table:table-cell office:value-type="float" office:value="10.455">
            <text:p>10.455</text:p>
          </table:table-cell>
          <table:table-cell office:value-type="float" office:value="8.603">
            <text:p>8.603</text:p>
          </table:table-cell>
          <table:table-cell office:value-type="float" office:value="133.774">
            <text:p>133.774</text:p>
          </table:table-cell>
          <table:table-cell office:value-type="float" office:value="257.87">
            <text:p>257.87</text:p>
          </table:table-cell>
          <table:table-cell office:value-type="float" office:value="143.901">
            <text:p>143.901</text:p>
          </table:table-cell>
          <table:table-cell office:value-type="float" office:value="129.842">
            <text:p>129.842</text:p>
          </table:table-cell>
          <table:table-cell office:value-type="float" office:value="189.842">
            <text:p>189.842</text:p>
          </table:table-cell>
          <table:table-cell office:value-type="float" office:value="245.556">
            <text:p>245.556</text:p>
          </table:table-cell>
          <table:table-cell office:value-type="float" office:value="353.956">
            <text:p>353.956</text:p>
          </table:table-cell>
          <table:table-cell office:value-type="float" office:value="297.862">
            <text:p>297.862</text:p>
          </table:table-cell>
          <table:table-cell office:value-type="float" office:value="293.618">
            <text:p>293.618</text:p>
          </table:table-cell>
          <table:table-cell office:value-type="float" office:value="237.817">
            <text:p>237.817</text:p>
          </table:table-cell>
          <table:table-cell office:value-type="float" office:value="209.818">
            <text:p>209.818</text:p>
          </table:table-cell>
          <table:table-cell office:value-type="float" office:value="175.455">
            <text:p>175.455</text:p>
          </table:table-cell>
          <table:table-cell office:value-type="float" office:value="143.603">
            <text:p>143.603</text:p>
          </table:table-cell>
          <table:table-cell office:value-type="float" office:value="269.7751666667">
            <text:p>269.7751666667</text:p>
          </table:table-cell>
          <table:table-cell office:value-type="float" office:value="276.7983333333">
            <text:p>276.7983333333</text:p>
          </table:table-cell>
          <table:table-cell office:value-type="float" office:value="285.7618">
            <text:p>285.7618</text:p>
          </table:table-cell>
          <table:table-cell office:value-type="float" office:value="287.704">
            <text:p>287.704</text:p>
          </table:table-cell>
          <table:table-cell office:value-type="float" office:value="262.355875">
            <text:p>262.355875</text:p>
          </table:table-cell>
          <table:table-cell office:value-type="string">
            <text:p>13 ♌ 46' 25"</text:p>
          </table:table-cell>
          <table:table-cell office:value-type="string">
            <text:p>17 ♐ 52' 10"</text:p>
          </table:table-cell>
          <table:table-cell office:value-type="string">
            <text:p>23 ♌ 54' 04"</text:p>
          </table:table-cell>
          <table:table-cell office:value-type="string">
            <text:p><text:s/>9 ♌ 50' 32"</text:p>
          </table:table-cell>
          <table:table-cell office:value-type="string">
            <text:p><text:s/>9 ♎ 50' 30"</text:p>
          </table:table-cell>
          <table:table-cell office:value-type="string">
            <text:p><text:s/>5 ♐ 33' 20"</text:p>
          </table:table-cell>
          <table:table-cell office:value-type="string">
            <text:p>23 ♓ 57' 21"</text:p>
          </table:table-cell>
          <table:table-cell office:value-type="string">
            <text:p>27 ♑ 51' 42"</text:p>
          </table:table-cell>
          <table:table-cell office:value-type="string">
            <text:p>23 ♑ 37' 03"</text:p>
          </table:table-cell>
          <table:table-cell office:value-type="string">
            <text:p>27 ♏ 49' 01"</text:p>
          </table:table-cell>
          <table:table-cell office:value-type="string">
            <text:p>29 ♎ 49' 04"</text:p>
          </table:table-cell>
          <table:table-cell office:value-type="string">
            <text:p>25 ♍ 27' 17"</text:p>
          </table:table-cell>
          <table:table-cell office:value-type="string">
            <text:p>23 ♌ 36' 10"</text:p>
          </table:table-cell>
          <table:table-cell office:value-type="float" office:value="7.288">
            <text:p>7.288</text:p>
          </table:table-cell>
          <table:table-cell office:value-type="float" office:value="4.283">
            <text:p>4.283</text:p>
          </table:table-cell>
          <table:table-cell office:value-type="float" office:value="13.774">
            <text:p>13.774</text:p>
          </table:table-cell>
          <table:table-cell office:value-type="float" office:value="12.27">
            <text:p>12.27</text:p>
          </table:table-cell>
          <table:table-cell office:value-type="float" office:value="0.756">
            <text:p>0.756</text:p>
          </table:table-cell>
          <table:table-cell office:value-type="float" office:value="5.053">
            <text:p>5.053</text:p>
          </table:table-cell>
          <table:table-cell office:value-type="float" office:value="13.67">
            <text:p>13.67</text:p>
          </table:table-cell>
          <table:table-cell office:value-type="float" office:value="9.282">
            <text:p>9.282</text:p>
          </table:table-cell>
          <table:table-cell office:value-type="float" office:value="14.759">
            <text:p>14.759</text:p>
          </table:table-cell>
          <table:table-cell office:value-type="float" office:value="0.023">
            <text:p>0.023</text:p>
          </table:table-cell>
          <table:table-cell office:value-type="float" office:value="8.71">
            <text:p>8.71</text:p>
          </table:table-cell>
          <table:table-cell office:value-type="float" office:value="172.288">
            <text:p>172.288</text:p>
          </table:table-cell>
          <table:table-cell office:value-type="float" office:value="124.283">
            <text:p>124.283</text:p>
          </table:table-cell>
          <table:table-cell office:value-type="float" office:value="313.774">
            <text:p>313.774</text:p>
          </table:table-cell>
          <table:table-cell office:value-type="float" office:value="222.27">
            <text:p>222.27</text:p>
          </table:table-cell>
          <table:table-cell office:value-type="float" office:value="255.756">
            <text:p>255.756</text:p>
          </table:table-cell>
          <table:table-cell office:value-type="float" office:value="350.053">
            <text:p>350.053</text:p>
          </table:table-cell>
          <table:table-cell office:value-type="float" office:value="298.67">
            <text:p>298.67</text:p>
          </table:table-cell>
          <table:table-cell office:value-type="float" office:value="294.282">
            <text:p>294.282</text:p>
          </table:table-cell>
          <table:table-cell office:value-type="float" office:value="239.759">
            <text:p>239.759</text:p>
          </table:table-cell>
          <table:table-cell office:value-type="float" office:value="180.023">
            <text:p>180.023</text:p>
          </table:table-cell>
          <table:table-cell office:value-type="float" office:value="143.71">
            <text:p>143.71</text:p>
          </table:table-cell>
          <table:table-cell office:value-type="string">
            <text:p>22 ♍ 17' 17"</text:p>
          </table:table-cell>
          <table:table-cell office:value-type="string">
            <text:p><text:s/>4 ♌ 16' 58"</text:p>
          </table:table-cell>
          <table:table-cell office:value-type="string">
            <text:p>13 ♒ 46' 25"</text:p>
          </table:table-cell>
          <table:table-cell office:value-type="string">
            <text:p>12 ♏ 16' 12"</text:p>
          </table:table-cell>
          <table:table-cell office:value-type="string">
            <text:p>15 ♐ 45' 22"</text:p>
          </table:table-cell>
          <table:table-cell office:value-type="string">
            <text:p>20 ♓ 03' 09"</text:p>
          </table:table-cell>
          <table:table-cell office:value-type="string">
            <text:p>28 ♑ 40' 10"</text:p>
          </table:table-cell>
          <table:table-cell office:value-type="string">
            <text:p>24 ♑ 16' 53"</text:p>
          </table:table-cell>
          <table:table-cell office:value-type="string">
            <text:p>29 ♏ 45' 32"</text:p>
          </table:table-cell>
          <table:table-cell office:value-type="string">
            <text:p><text:s/>0 ♎ 01' 23"</text:p>
          </table:table-cell>
          <table:table-cell office:value-type="string">
            <text:p>23 ♌ 42' 35"</text:p>
          </table:table-cell>
          <table:table-cell office:value-type="float" office:value="16.691">
            <text:p>16.691</text:p>
          </table:table-cell>
          <table:table-cell office:value-type="float" office:value="7.534">
            <text:p>7.534</text:p>
          </table:table-cell>
          <table:table-cell office:value-type="float" office:value="16.9475">
            <text:p>16.9475</text:p>
          </table:table-cell>
          <table:table-cell office:value-type="float" office:value="-19.146">
            <text:p>-19.146</text:p>
          </table:table-cell>
          <table:table-cell office:value-type="float" office:value="15.107">
            <text:p>15.107</text:p>
          </table:table-cell>
          <table:table-cell office:value-type="float" office:value="18.788">
            <text:p>18.788</text:p>
          </table:table-cell>
          <table:table-cell office:value-type="float" office:value="-3.72">
            <text:p>-3.72</text:p>
          </table:table-cell>
          <table:table-cell office:value-type="float" office:value="-20.642">
            <text:p>-20.642</text:p>
          </table:table-cell>
          <table:table-cell office:value-type="float" office:value="-4.475">
            <text:p>-4.475</text:p>
          </table:table-cell>
          <table:table-cell office:value-type="float" office:value="-21.148">
            <text:p>-21.148</text:p>
          </table:table-cell>
          <table:table-cell office:value-type="float" office:value="-20.832">
            <text:p>-20.832</text:p>
          </table:table-cell>
          <table:table-cell office:value-type="float" office:value="-6.496">
            <text:p>-6.496</text:p>
          </table:table-cell>
          <table:table-cell office:value-type="float" office:value="-11.407">
            <text:p>-11.407</text:p>
          </table:table-cell>
          <table:table-cell office:value-type="float" office:value="-1.071">
            <text:p>-1.071</text:p>
          </table:table-cell>
          <table:table-cell office:value-type="float" office:value="13.655">
            <text:p>13.655</text:p>
          </table:table-cell>
          <table:table-cell office:value-type="float" office:value="0">
            <text:p>0</text:p>
          </table:table-cell>
          <table:table-cell office:value-type="float" office:value="3.753">
            <text:p>3.753</text:p>
          </table:table-cell>
          <table:table-cell office:value-type="float" office:value="1.648">
            <text:p>1.648</text:p>
          </table:table-cell>
          <table:table-cell office:value-type="float" office:value="1.044">
            <text:p>1.044</text:p>
          </table:table-cell>
          <table:table-cell office:value-type="float" office:value="0.194">
            <text:p>0.194</text:p>
          </table:table-cell>
          <table:table-cell office:value-type="float" office:value="0.597">
            <text:p>0.597</text:p>
          </table:table-cell>
          <table:table-cell office:value-type="float" office:value="-2.259">
            <text:p>-2.259</text:p>
          </table:table-cell>
          <table:table-cell office:value-type="float" office:value="-0.571">
            <text:p>-0.571</text:p>
          </table:table-cell>
          <table:table-cell office:value-type="float" office:value="0.548">
            <text:p>0.548</text:p>
          </table:table-cell>
          <table:table-cell office:value-type="float" office:value="13.501">
            <text:p>13.501</text:p>
          </table:table-cell>
          <table:table-cell office:value-type="float" office:value="-3.134">
            <text:p>-3.134</text:p>
          </table:table-cell>
          <table:table-cell office:value-type="float" office:value="0.003">
            <text:p>0.003</text:p>
          </table:table-cell>
          <table:table-cell office:value-type="float" office:value="374.059">
            <text:p>374.059</text:p>
          </table:table-cell>
          <table:table-cell office:value-type="float" office:value="370.127">
            <text:p>370.127</text:p>
          </table:table-cell>
          <table:table-cell office:value-type="float" office:value="6434.059">
            <text:p>6434.059</text:p>
          </table:table-cell>
          <table:table-cell office:value-type="float" office:value="12138.345">
            <text:p>12138.345</text:p>
          </table:table-cell>
          <table:table-cell office:value-type="float" office:value="13974.083">
            <text:p>13974.083</text:p>
          </table:table-cell>
          <table:table-cell office:value-type="float" office:value="12749.945">
            <text:p>12749.945</text:p>
          </table:table-cell>
          <table:table-cell office:value-type="float" office:value="12928.446">
            <text:p>12928.446</text:p>
          </table:table-cell>
          <table:table-cell office:value-type="float" office:value="13166.039">
            <text:p>13166.039</text:p>
          </table:table-cell>
          <table:table-cell office:value-type="float" office:value="13170.283">
            <text:p>13170.283</text:p>
          </table:table-cell>
          <table:table-cell office:value-type="float" office:value="13226.084">
            <text:p>13226.084</text:p>
          </table:table-cell>
          <table:table-cell office:value-type="float" office:value="13320.298">
            <text:p>13320.298</text:p>
          </table:table-cell>
          <table:table-cell office:value-type="float" office:value="356.068">
            <text:p>356.068</text:p>
          </table:table-cell>
          <table:table-cell office:value-type="float" office:value="6420">
            <text:p>6420</text:p>
          </table:table-cell>
          <table:table-cell office:value-type="float" office:value="12124.286">
            <text:p>12124.286</text:p>
          </table:table-cell>
          <table:table-cell office:value-type="float" office:value="13960.024">
            <text:p>13960.024</text:p>
          </table:table-cell>
          <table:table-cell office:value-type="float" office:value="12735.886">
            <text:p>12735.886</text:p>
          </table:table-cell>
          <table:table-cell office:value-type="float" office:value="12925.728">
            <text:p>12925.728</text:p>
          </table:table-cell>
          <table:table-cell office:value-type="float" office:value="12546.044">
            <text:p>12546.044</text:p>
          </table:table-cell>
          <table:table-cell office:value-type="float" office:value="6805.728">
            <text:p>6805.728</text:p>
          </table:table-cell>
          <table:table-cell office:value-type="float" office:value="6546.044">
            <text:p>6546.044</text:p>
          </table:table-cell>
          <table:table-cell office:value-type="float" office:value="12914.387">
            <text:p>12914.387</text:p>
          </table:table-cell>
          <table:table-cell office:value-type="float" office:value="13151.98">
            <text:p>13151.98</text:p>
          </table:table-cell>
          <table:table-cell office:value-type="float" office:value="13156.224">
            <text:p>13156.224</text:p>
          </table:table-cell>
          <table:table-cell office:value-type="float" office:value="13212.025">
            <text:p>13212.025</text:p>
          </table:table-cell>
          <table:table-cell office:value-type="float" office:value="13306.239">
            <text:p>13306.239</text:p>
          </table:table-cell>
          <table:table-cell office:value-type="float" office:value="6423.932">
            <text:p>6423.932</text:p>
          </table:table-cell>
          <table:table-cell office:value-type="float" office:value="12128.218">
            <text:p>12128.218</text:p>
          </table:table-cell>
          <table:table-cell office:value-type="float" office:value="13963.956">
            <text:p>13963.956</text:p>
          </table:table-cell>
          <table:table-cell office:value-type="float" office:value="12739.818">
            <text:p>12739.818</text:p>
          </table:table-cell>
          <table:table-cell office:value-type="float" office:value="12918.319">
            <text:p>12918.319</text:p>
          </table:table-cell>
          <table:table-cell office:value-type="float" office:value="13155.912">
            <text:p>13155.912</text:p>
          </table:table-cell>
          <table:table-cell office:value-type="float" office:value="13160.156">
            <text:p>13160.156</text:p>
          </table:table-cell>
          <table:table-cell office:value-type="float" office:value="13215.957">
            <text:p>13215.957</text:p>
          </table:table-cell>
          <table:table-cell office:value-type="float" office:value="13310.171">
            <text:p>13310.171</text:p>
          </table:table-cell>
          <table:table-cell office:value-type="float" office:value="6064.286">
            <text:p>6064.286</text:p>
          </table:table-cell>
          <table:table-cell office:value-type="float" office:value="7900.024">
            <text:p>7900.024</text:p>
          </table:table-cell>
          <table:table-cell office:value-type="float" office:value="6675.886">
            <text:p>6675.886</text:p>
          </table:table-cell>
          <table:table-cell office:value-type="float" office:value="6854.387">
            <text:p>6854.387</text:p>
          </table:table-cell>
          <table:table-cell office:value-type="float" office:value="7091.98">
            <text:p>7091.98</text:p>
          </table:table-cell>
          <table:table-cell office:value-type="float" office:value="7096.224">
            <text:p>7096.224</text:p>
          </table:table-cell>
          <table:table-cell office:value-type="float" office:value="7152.025">
            <text:p>7152.025</text:p>
          </table:table-cell>
          <table:table-cell office:value-type="float" office:value="7246.239">
            <text:p>7246.239</text:p>
          </table:table-cell>
          <table:table-cell office:value-type="float" office:value="2195.738">
            <text:p>2195.738</text:p>
          </table:table-cell>
          <table:table-cell office:value-type="float" office:value="971.6">
            <text:p>971.6</text:p>
          </table:table-cell>
          <table:table-cell office:value-type="float" office:value="1150.101">
            <text:p>1150.101</text:p>
          </table:table-cell>
          <table:table-cell office:value-type="float" office:value="1387.694">
            <text:p>1387.694</text:p>
          </table:table-cell>
          <table:table-cell office:value-type="float" office:value="1391.938">
            <text:p>1391.938</text:p>
          </table:table-cell>
          <table:table-cell office:value-type="float" office:value="1447.739">
            <text:p>1447.739</text:p>
          </table:table-cell>
          <table:table-cell office:value-type="float" office:value="1541.953">
            <text:p>1541.953</text:p>
          </table:table-cell>
          <table:table-cell office:value-type="float" office:value="-864.138">
            <text:p>-864.138</text:p>
          </table:table-cell>
          <table:table-cell office:value-type="float" office:value="-685.637">
            <text:p>-685.637</text:p>
          </table:table-cell>
          <table:table-cell office:value-type="float" office:value="-448.044">
            <text:p>-448.044</text:p>
          </table:table-cell>
          <table:table-cell office:value-type="float" office:value="-443.8">
            <text:p>-443.8</text:p>
          </table:table-cell>
          <table:table-cell office:value-type="float" office:value="-387.999">
            <text:p>-387.999</text:p>
          </table:table-cell>
          <table:table-cell office:value-type="float" office:value="-293.785">
            <text:p>-293.785</text:p>
          </table:table-cell>
          <table:table-cell office:value-type="float" office:value="538.501">
            <text:p>538.501</text:p>
          </table:table-cell>
          <table:table-cell office:value-type="float" office:value="776.094">
            <text:p>776.094</text:p>
          </table:table-cell>
          <table:table-cell office:value-type="float" office:value="780.338">
            <text:p>780.338</text:p>
          </table:table-cell>
          <table:table-cell office:value-type="float" office:value="836.139">
            <text:p>836.139</text:p>
          </table:table-cell>
          <table:table-cell office:value-type="float" office:value="930.353">
            <text:p>930.353</text:p>
          </table:table-cell>
          <table:table-cell office:value-type="float" office:value="597.593">
            <text:p>597.593</text:p>
          </table:table-cell>
          <table:table-cell office:value-type="float" office:value="601.837">
            <text:p>601.837</text:p>
          </table:table-cell>
          <table:table-cell office:value-type="float" office:value="657.638">
            <text:p>657.638</text:p>
          </table:table-cell>
          <table:table-cell office:value-type="float" office:value="751.852">
            <text:p>751.852</text:p>
          </table:table-cell>
          <table:table-cell office:value-type="float" office:value="364.244">
            <text:p>364.244</text:p>
          </table:table-cell>
          <table:table-cell office:value-type="float" office:value="420.045">
            <text:p>420.045</text:p>
          </table:table-cell>
          <table:table-cell office:value-type="float" office:value="514.259">
            <text:p>514.259</text:p>
          </table:table-cell>
          <table:table-cell office:value-type="float" office:value="415.801">
            <text:p>415.801</text:p>
          </table:table-cell>
          <table:table-cell office:value-type="float" office:value="510.015">
            <text:p>510.015</text:p>
          </table:table-cell>
          <table:table-cell office:value-type="float" office:value="454.214">
            <text:p>454.214</text:p>
          </table:table-cell>
          <table:table-cell office:value-type="float" office:value="32808.005">
            <text:p>32808.005</text:p>
          </table:table-cell>
          <table:table-cell office:value-type="float" office:value="48.005">
            <text:p>48.005</text:p>
          </table:table-cell>
          <table:table-cell office:value-type="float" office:value="40898.514">
            <text:p>40898.514</text:p>
          </table:table-cell>
          <table:table-cell office:value-type="float" office:value="46750.018">
            <text:p>46750.018</text:p>
          </table:table-cell>
          <table:table-cell office:value-type="float" office:value="52476.532">
            <text:p>52476.532</text:p>
          </table:table-cell>
          <table:table-cell office:value-type="float" office:value="53272.265">
            <text:p>53272.265</text:p>
          </table:table-cell>
          <table:table-cell office:value-type="float" office:value="53102.235">
            <text:p>53102.235</text:p>
          </table:table-cell>
          <table:table-cell office:value-type="float" office:value="53513.618">
            <text:p>53513.618</text:p>
          </table:table-cell>
          <table:table-cell office:value-type="float" office:value="53518.006">
            <text:p>53518.006</text:p>
          </table:table-cell>
          <table:table-cell office:value-type="float" office:value="53572.529">
            <text:p>53572.529</text:p>
          </table:table-cell>
          <table:table-cell office:value-type="float" office:value="53668.578">
            <text:p>53668.578</text:p>
          </table:table-cell>
          <table:table-cell office:value-type="float" office:value="8450.509">
            <text:p>8450.509</text:p>
          </table:table-cell>
          <table:table-cell office:value-type="float" office:value="14302.013">
            <text:p>14302.013</text:p>
          </table:table-cell>
          <table:table-cell office:value-type="float" office:value="20028.527">
            <text:p>20028.527</text:p>
          </table:table-cell>
          <table:table-cell office:value-type="float" office:value="20824.26">
            <text:p>20824.26</text:p>
          </table:table-cell>
          <table:table-cell office:value-type="float" office:value="20654.23">
            <text:p>20654.23</text:p>
          </table:table-cell>
          <table:table-cell table:formula="of:=MOD([.GI8]; 360)" office:value-type="float" office:value="134.23">
            <text:p>134.23</text:p>
          </table:table-cell>
          <table:table-cell office:value-type="float" office:value="21065.613">
            <text:p>21065.613</text:p>
          </table:table-cell>
          <table:table-cell office:value-type="float" office:value="21070.001">
            <text:p>21070.001</text:p>
          </table:table-cell>
          <table:table-cell office:value-type="float" office:value="21124.524">
            <text:p>21124.524</text:p>
          </table:table-cell>
          <table:table-cell office:value-type="float" office:value="21220.573">
            <text:p>21220.573</text:p>
          </table:table-cell>
          <table:table-cell office:value-type="float" office:value="6211.504">
            <text:p>6211.504</text:p>
          </table:table-cell>
          <table:table-cell office:value-type="float" office:value="11938.018">
            <text:p>11938.018</text:p>
          </table:table-cell>
          <table:table-cell office:value-type="float" office:value="12733.751">
            <text:p>12733.751</text:p>
          </table:table-cell>
          <table:table-cell office:value-type="float" office:value="12563.721">
            <text:p>12563.721</text:p>
          </table:table-cell>
          <table:table-cell office:value-type="float" office:value="12975.104">
            <text:p>12975.104</text:p>
          </table:table-cell>
          <table:table-cell office:value-type="float" office:value="12979.492">
            <text:p>12979.492</text:p>
          </table:table-cell>
          <table:table-cell office:value-type="float" office:value="13034.015">
            <text:p>13034.015</text:p>
          </table:table-cell>
          <table:table-cell office:value-type="float" office:value="13130.064">
            <text:p>13130.064</text:p>
          </table:table-cell>
          <table:table-cell office:value-type="float" office:value="6086.514">
            <text:p>6086.514</text:p>
          </table:table-cell>
          <table:table-cell office:value-type="float" office:value="6882.247">
            <text:p>6882.247</text:p>
          </table:table-cell>
          <table:table-cell office:value-type="float" office:value="6712.217">
            <text:p>6712.217</text:p>
          </table:table-cell>
          <table:table-cell office:value-type="float" office:value="7123.6">
            <text:p>7123.6</text:p>
          </table:table-cell>
          <table:table-cell office:value-type="float" office:value="7127.988">
            <text:p>7127.988</text:p>
          </table:table-cell>
          <table:table-cell office:value-type="float" office:value="7182.511">
            <text:p>7182.511</text:p>
          </table:table-cell>
          <table:table-cell office:value-type="float" office:value="7278.56">
            <text:p>7278.56</text:p>
          </table:table-cell>
          <table:table-cell office:value-type="float" office:value="1155.733">
            <text:p>1155.733</text:p>
          </table:table-cell>
          <table:table-cell office:value-type="float" office:value="985.703">
            <text:p>985.703</text:p>
          </table:table-cell>
          <table:table-cell office:value-type="float" office:value="1397.086">
            <text:p>1397.086</text:p>
          </table:table-cell>
          <table:table-cell office:value-type="float" office:value="1401.474">
            <text:p>1401.474</text:p>
          </table:table-cell>
          <table:table-cell office:value-type="float" office:value="1455.997">
            <text:p>1455.997</text:p>
          </table:table-cell>
          <table:table-cell office:value-type="float" office:value="756.313">
            <text:p>756.313</text:p>
          </table:table-cell>
          <table:table-cell office:value-type="float" office:value="189.97">
            <text:p>189.97</text:p>
          </table:table-cell>
          <table:table-cell office:value-type="float" office:value="601.353">
            <text:p>601.353</text:p>
          </table:table-cell>
          <table:table-cell office:value-type="float" office:value="605.741">
            <text:p>605.741</text:p>
          </table:table-cell>
          <table:table-cell office:value-type="float" office:value="660.264">
            <text:p>660.264</text:p>
          </table:table-cell>
          <table:table-cell office:value-type="float" office:value="756.313">
            <text:p>756.313</text:p>
          </table:table-cell>
          <table:table-cell office:value-type="float" office:value="771.383">
            <text:p>771.383</text:p>
          </table:table-cell>
          <table:table-cell office:value-type="float" office:value="775.771">
            <text:p>775.771</text:p>
          </table:table-cell>
          <table:table-cell office:value-type="float" office:value="830.294">
            <text:p>830.294</text:p>
          </table:table-cell>
          <table:table-cell office:value-type="float" office:value="926.343">
            <text:p>926.343</text:p>
          </table:table-cell>
          <table:table-cell office:value-type="float" office:value="364.388">
            <text:p>364.388</text:p>
          </table:table-cell>
          <table:table-cell office:value-type="float" office:value="418.911">
            <text:p>418.911</text:p>
          </table:table-cell>
          <table:table-cell office:value-type="float" office:value="514.96">
            <text:p>514.96</text:p>
          </table:table-cell>
          <table:table-cell office:value-type="float" office:value="414.523">
            <text:p>414.523</text:p>
          </table:table-cell>
          <table:table-cell office:value-type="float" office:value="510.572">
            <text:p>510.572</text:p>
          </table:table-cell>
          <table:table-cell office:value-type="float" office:value="456.049">
            <text:p>456.049</text:p>
          </table:table-cell>
          <table:table-cell table:number-columns-repeated="792"/>
        </table:table-row>
        <table:table-row table:style-name="ro1">
          <table:table-cell office:value-type="string">
            <text:p>1995-08-24 12:00</text:p>
          </table:table-cell>
          <table:table-cell office:value-type="float" office:value="1.067">
            <text:p>1.067</text:p>
          </table:table-cell>
          <table:table-cell office:value-type="float" office:value="13.793">
            <text:p>13.793</text:p>
          </table:table-cell>
          <table:table-cell office:value-type="float" office:value="8.917">
            <text:p>8.917</text:p>
          </table:table-cell>
          <table:table-cell office:value-type="float" office:value="2.091">
            <text:p>2.091</text:p>
          </table:table-cell>
          <table:table-cell office:value-type="float" office:value="6.16">
            <text:p>6.16</text:p>
          </table:table-cell>
          <table:table-cell office:value-type="float" office:value="6.262">
            <text:p>6.262</text:p>
          </table:table-cell>
          <table:table-cell office:value-type="float" office:value="7.887">
            <text:p>7.887</text:p>
          </table:table-cell>
          <table:table-cell office:value-type="float" office:value="12.235">
            <text:p>12.235</text:p>
          </table:table-cell>
          <table:table-cell office:value-type="float" office:value="8.211">
            <text:p>8.211</text:p>
          </table:table-cell>
          <table:table-cell office:value-type="float" office:value="12.89">
            <text:p>12.89</text:p>
          </table:table-cell>
          <table:table-cell office:value-type="float" office:value="13.113">
            <text:p>13.113</text:p>
          </table:table-cell>
          <table:table-cell office:value-type="float" office:value="12.785">
            <text:p>12.785</text:p>
          </table:table-cell>
          <table:table-cell office:value-type="float" office:value="8.807">
            <text:p>8.807</text:p>
          </table:table-cell>
          <table:table-cell office:value-type="float" office:value="151.067">
            <text:p>151.067</text:p>
          </table:table-cell>
          <table:table-cell office:value-type="float" office:value="133.793">
            <text:p>133.793</text:p>
          </table:table-cell>
          <table:table-cell office:value-type="float" office:value="173.917">
            <text:p>173.917</text:p>
          </table:table-cell>
          <table:table-cell office:value-type="float" office:value="152.091">
            <text:p>152.091</text:p>
          </table:table-cell>
          <table:table-cell office:value-type="float" office:value="201.16">
            <text:p>201.16</text:p>
          </table:table-cell>
          <table:table-cell office:value-type="float" office:value="246.262">
            <text:p>246.262</text:p>
          </table:table-cell>
          <table:table-cell office:value-type="float" office:value="352.887">
            <text:p>352.887</text:p>
          </table:table-cell>
          <table:table-cell office:value-type="float" office:value="297.235">
            <text:p>297.235</text:p>
          </table:table-cell>
          <table:table-cell office:value-type="float" office:value="293.211">
            <text:p>293.211</text:p>
          </table:table-cell>
          <table:table-cell office:value-type="float" office:value="237.89">
            <text:p>237.89</text:p>
          </table:table-cell>
          <table:table-cell office:value-type="float" office:value="208.113">
            <text:p>208.113</text:p>
          </table:table-cell>
          <table:table-cell office:value-type="float" office:value="177.785">
            <text:p>177.785</text:p>
          </table:table-cell>
          <table:table-cell office:value-type="float" office:value="143.807">
            <text:p>143.807</text:p>
          </table:table-cell>
          <table:table-cell office:value-type="float" office:value="271.4408333333">
            <text:p>271.4408333333</text:p>
          </table:table-cell>
          <table:table-cell office:value-type="float" office:value="278.7033333333">
            <text:p>278.7033333333</text:p>
          </table:table-cell>
          <table:table-cell office:value-type="float" office:value="285.497">
            <text:p>285.497</text:p>
          </table:table-cell>
          <table:table-cell office:value-type="float" office:value="288.195">
            <text:p>288.195</text:p>
          </table:table-cell>
          <table:table-cell office:value-type="float" office:value="269.602625">
            <text:p>269.602625</text:p>
          </table:table-cell>
          <table:table-cell office:value-type="string">
            <text:p><text:s/>1 ♍ 04' 01"</text:p>
          </table:table-cell>
          <table:table-cell office:value-type="string">
            <text:p>13 ♌ 47' 35"</text:p>
          </table:table-cell>
          <table:table-cell office:value-type="string">
            <text:p>23 ♍ 55' 00"</text:p>
          </table:table-cell>
          <table:table-cell office:value-type="string">
            <text:p><text:s/>2 ♍ 05' 28"</text:p>
          </table:table-cell>
          <table:table-cell office:value-type="string">
            <text:p>21 ♎ 09' 36"</text:p>
          </table:table-cell>
          <table:table-cell office:value-type="string">
            <text:p><text:s/>6 ♐ 15' 44"</text:p>
          </table:table-cell>
          <table:table-cell office:value-type="string">
            <text:p>22 ♓ 53' 13"</text:p>
          </table:table-cell>
          <table:table-cell office:value-type="string">
            <text:p>27 ♑ 14' 06"</text:p>
          </table:table-cell>
          <table:table-cell office:value-type="string">
            <text:p>23 ♑ 12' 38"</text:p>
          </table:table-cell>
          <table:table-cell office:value-type="string">
            <text:p>27 ♏ 53' 25"</text:p>
          </table:table-cell>
          <table:table-cell office:value-type="string">
            <text:p>28 ♎ 06' 47"</text:p>
          </table:table-cell>
          <table:table-cell office:value-type="string">
            <text:p>27 ♍ 47' 07"</text:p>
          </table:table-cell>
          <table:table-cell office:value-type="string">
            <text:p>23 ♌ 48' 24"</text:p>
          </table:table-cell>
          <table:table-cell office:value-type="float" office:value="8.261">
            <text:p>8.261</text:p>
          </table:table-cell>
          <table:table-cell office:value-type="float" office:value="3.534">
            <text:p>3.534</text:p>
          </table:table-cell>
          <table:table-cell office:value-type="float" office:value="1.067">
            <text:p>1.067</text:p>
          </table:table-cell>
          <table:table-cell office:value-type="float" office:value="6.245">
            <text:p>6.245</text:p>
          </table:table-cell>
          <table:table-cell office:value-type="float" office:value="2.188">
            <text:p>2.188</text:p>
          </table:table-cell>
          <table:table-cell office:value-type="float" office:value="5.646">
            <text:p>5.646</text:p>
          </table:table-cell>
          <table:table-cell office:value-type="float" office:value="13.87">
            <text:p>13.87</text:p>
          </table:table-cell>
          <table:table-cell office:value-type="float" office:value="9.389">
            <text:p>9.389</text:p>
          </table:table-cell>
          <table:table-cell office:value-type="float" office:value="14.882">
            <text:p>14.882</text:p>
          </table:table-cell>
          <table:table-cell office:value-type="float" office:value="0.864">
            <text:p>0.864</text:p>
          </table:table-cell>
          <table:table-cell office:value-type="float" office:value="8.728">
            <text:p>8.728</text:p>
          </table:table-cell>
          <table:table-cell office:value-type="float" office:value="233.261">
            <text:p>233.261</text:p>
          </table:table-cell>
          <table:table-cell office:value-type="float" office:value="153.534">
            <text:p>153.534</text:p>
          </table:table-cell>
          <table:table-cell office:value-type="float" office:value="331.067">
            <text:p>331.067</text:p>
          </table:table-cell>
          <table:table-cell office:value-type="float" office:value="231.245">
            <text:p>231.245</text:p>
          </table:table-cell>
          <table:table-cell office:value-type="float" office:value="257.188">
            <text:p>257.188</text:p>
          </table:table-cell>
          <table:table-cell office:value-type="float" office:value="350.646">
            <text:p>350.646</text:p>
          </table:table-cell>
          <table:table-cell office:value-type="float" office:value="298.87">
            <text:p>298.87</text:p>
          </table:table-cell>
          <table:table-cell office:value-type="float" office:value="294.389">
            <text:p>294.389</text:p>
          </table:table-cell>
          <table:table-cell office:value-type="float" office:value="239.882">
            <text:p>239.882</text:p>
          </table:table-cell>
          <table:table-cell office:value-type="float" office:value="180.864">
            <text:p>180.864</text:p>
          </table:table-cell>
          <table:table-cell office:value-type="float" office:value="143.728">
            <text:p>143.728</text:p>
          </table:table-cell>
          <table:table-cell office:value-type="string">
            <text:p>23 ♏ 15' 39"</text:p>
          </table:table-cell>
          <table:table-cell office:value-type="string">
            <text:p><text:s/>3 ♍ 32' 04"</text:p>
          </table:table-cell>
          <table:table-cell office:value-type="string">
            <text:p><text:s/>1 ♓ 04' 01"</text:p>
          </table:table-cell>
          <table:table-cell office:value-type="string">
            <text:p>21 ♏ 14' 41"</text:p>
          </table:table-cell>
          <table:table-cell office:value-type="string">
            <text:p>17 ♐ 11' 15"</text:p>
          </table:table-cell>
          <table:table-cell office:value-type="string">
            <text:p>20 ♓ 38' 44"</text:p>
          </table:table-cell>
          <table:table-cell office:value-type="string">
            <text:p>28 ♑ 52' 13"</text:p>
          </table:table-cell>
          <table:table-cell office:value-type="string">
            <text:p>24 ♑ 23' 21"</text:p>
          </table:table-cell>
          <table:table-cell office:value-type="string">
            <text:p>29 ♏ 52' 56"</text:p>
          </table:table-cell>
          <table:table-cell office:value-type="string">
            <text:p><text:s/>0 ♎ 51' 51"</text:p>
          </table:table-cell>
          <table:table-cell office:value-type="string">
            <text:p>23 ♌ 43' 40"</text:p>
          </table:table-cell>
          <table:table-cell office:value-type="float" office:value="11.094">
            <text:p>11.094</text:p>
          </table:table-cell>
          <table:table-cell office:value-type="float" office:value="1.8585">
            <text:p>1.8585</text:p>
          </table:table-cell>
          <table:table-cell office:value-type="float" office:value="7.104">
            <text:p>7.104</text:p>
          </table:table-cell>
          <table:table-cell office:value-type="float" office:value="11.999">
            <text:p>11.999</text:p>
          </table:table-cell>
          <table:table-cell office:value-type="float" office:value="2.196">
            <text:p>2.196</text:p>
          </table:table-cell>
          <table:table-cell office:value-type="float" office:value="12.012">
            <text:p>12.012</text:p>
          </table:table-cell>
          <table:table-cell office:value-type="float" office:value="-8.295">
            <text:p>-8.295</text:p>
          </table:table-cell>
          <table:table-cell office:value-type="float" office:value="-20.826">
            <text:p>-20.826</text:p>
          </table:table-cell>
          <table:table-cell office:value-type="float" office:value="-4.948">
            <text:p>-4.948</text:p>
          </table:table-cell>
          <table:table-cell office:value-type="float" office:value="-21.269">
            <text:p>-21.269</text:p>
          </table:table-cell>
          <table:table-cell office:value-type="float" office:value="-20.907">
            <text:p>-20.907</text:p>
          </table:table-cell>
          <table:table-cell office:value-type="float" office:value="-6.665">
            <text:p>-6.665</text:p>
          </table:table-cell>
          <table:table-cell office:value-type="float" office:value="-10.803">
            <text:p>-10.803</text:p>
          </table:table-cell>
          <table:table-cell office:value-type="float" office:value="-1.872">
            <text:p>-1.872</text:p>
          </table:table-cell>
          <table:table-cell office:value-type="float" office:value="13.588">
            <text:p>13.588</text:p>
          </table:table-cell>
          <table:table-cell office:value-type="float" office:value="-0">
            <text:p>-0</text:p>
          </table:table-cell>
          <table:table-cell office:value-type="float" office:value="-4.888">
            <text:p>-4.888</text:p>
          </table:table-cell>
          <table:table-cell office:value-type="float" office:value="-0.24">
            <text:p>-0.24</text:p>
          </table:table-cell>
          <table:table-cell office:value-type="float" office:value="1.374">
            <text:p>1.374</text:p>
          </table:table-cell>
          <table:table-cell office:value-type="float" office:value="-0.043">
            <text:p>-0.043</text:p>
          </table:table-cell>
          <table:table-cell office:value-type="float" office:value="0.534">
            <text:p>0.534</text:p>
          </table:table-cell>
          <table:table-cell office:value-type="float" office:value="-2.314">
            <text:p>-2.314</text:p>
          </table:table-cell>
          <table:table-cell office:value-type="float" office:value="-0.569">
            <text:p>-0.569</text:p>
          </table:table-cell>
          <table:table-cell office:value-type="float" office:value="0.542">
            <text:p>0.542</text:p>
          </table:table-cell>
          <table:table-cell office:value-type="float" office:value="13.344">
            <text:p>13.344</text:p>
          </table:table-cell>
          <table:table-cell office:value-type="float" office:value="-3">
            <text:p>-3</text:p>
          </table:table-cell>
          <table:table-cell office:value-type="float" office:value="0.003">
            <text:p>0.003</text:p>
          </table:table-cell>
          <table:table-cell office:value-type="float" office:value="381.826">
            <text:p>381.826</text:p>
          </table:table-cell>
          <table:table-cell office:value-type="float" office:value="382.85">
            <text:p>382.85</text:p>
          </table:table-cell>
          <table:table-cell office:value-type="float" office:value="6452.757">
            <text:p>6452.757</text:p>
          </table:table-cell>
          <table:table-cell office:value-type="float" office:value="12167.655">
            <text:p>12167.655</text:p>
          </table:table-cell>
          <table:table-cell office:value-type="float" office:value="14005.804">
            <text:p>14005.804</text:p>
          </table:table-cell>
          <table:table-cell office:value-type="float" office:value="12781.03">
            <text:p>12781.03</text:p>
          </table:table-cell>
          <table:table-cell office:value-type="float" office:value="12956.132">
            <text:p>12956.132</text:p>
          </table:table-cell>
          <table:table-cell office:value-type="float" office:value="13196.682">
            <text:p>13196.682</text:p>
          </table:table-cell>
          <table:table-cell office:value-type="float" office:value="13200.706">
            <text:p>13200.706</text:p>
          </table:table-cell>
          <table:table-cell office:value-type="float" office:value="13256.027">
            <text:p>13256.027</text:p>
          </table:table-cell>
          <table:table-cell office:value-type="float" office:value="13350.11">
            <text:p>13350.11</text:p>
          </table:table-cell>
          <table:table-cell office:value-type="float" office:value="361.024">
            <text:p>361.024</text:p>
          </table:table-cell>
          <table:table-cell office:value-type="float" office:value="6430.931">
            <text:p>6430.931</text:p>
          </table:table-cell>
          <table:table-cell office:value-type="float" office:value="12145.829">
            <text:p>12145.829</text:p>
          </table:table-cell>
          <table:table-cell office:value-type="float" office:value="13983.978">
            <text:p>13983.978</text:p>
          </table:table-cell>
          <table:table-cell office:value-type="float" office:value="12759.204">
            <text:p>12759.204</text:p>
          </table:table-cell>
          <table:table-cell office:value-type="float" office:value="12960.364">
            <text:p>12960.364</text:p>
          </table:table-cell>
          <table:table-cell office:value-type="float" office:value="12558.044">
            <text:p>12558.044</text:p>
          </table:table-cell>
          <table:table-cell office:value-type="float" office:value="6840.364">
            <text:p>6840.364</text:p>
          </table:table-cell>
          <table:table-cell office:value-type="float" office:value="6536.182">
            <text:p>6536.182</text:p>
          </table:table-cell>
          <table:table-cell office:value-type="float" office:value="12934.306">
            <text:p>12934.306</text:p>
          </table:table-cell>
          <table:table-cell office:value-type="float" office:value="13174.856">
            <text:p>13174.856</text:p>
          </table:table-cell>
          <table:table-cell office:value-type="float" office:value="13178.88">
            <text:p>13178.88</text:p>
          </table:table-cell>
          <table:table-cell office:value-type="float" office:value="13234.201">
            <text:p>13234.201</text:p>
          </table:table-cell>
          <table:table-cell office:value-type="float" office:value="13328.284">
            <text:p>13328.284</text:p>
          </table:table-cell>
          <table:table-cell office:value-type="float" office:value="6429.907">
            <text:p>6429.907</text:p>
          </table:table-cell>
          <table:table-cell office:value-type="float" office:value="12144.805">
            <text:p>12144.805</text:p>
          </table:table-cell>
          <table:table-cell office:value-type="float" office:value="13982.954">
            <text:p>13982.954</text:p>
          </table:table-cell>
          <table:table-cell office:value-type="float" office:value="12758.18">
            <text:p>12758.18</text:p>
          </table:table-cell>
          <table:table-cell office:value-type="float" office:value="12933.282">
            <text:p>12933.282</text:p>
          </table:table-cell>
          <table:table-cell office:value-type="float" office:value="13173.832">
            <text:p>13173.832</text:p>
          </table:table-cell>
          <table:table-cell office:value-type="float" office:value="13177.856">
            <text:p>13177.856</text:p>
          </table:table-cell>
          <table:table-cell office:value-type="float" office:value="13233.177">
            <text:p>13233.177</text:p>
          </table:table-cell>
          <table:table-cell office:value-type="float" office:value="13327.26">
            <text:p>13327.26</text:p>
          </table:table-cell>
          <table:table-cell office:value-type="float" office:value="6074.898">
            <text:p>6074.898</text:p>
          </table:table-cell>
          <table:table-cell office:value-type="float" office:value="7913.047">
            <text:p>7913.047</text:p>
          </table:table-cell>
          <table:table-cell office:value-type="float" office:value="6688.273">
            <text:p>6688.273</text:p>
          </table:table-cell>
          <table:table-cell office:value-type="float" office:value="6863.375">
            <text:p>6863.375</text:p>
          </table:table-cell>
          <table:table-cell office:value-type="float" office:value="7103.925">
            <text:p>7103.925</text:p>
          </table:table-cell>
          <table:table-cell office:value-type="float" office:value="7107.949">
            <text:p>7107.949</text:p>
          </table:table-cell>
          <table:table-cell office:value-type="float" office:value="7163.27">
            <text:p>7163.27</text:p>
          </table:table-cell>
          <table:table-cell office:value-type="float" office:value="7257.353">
            <text:p>7257.353</text:p>
          </table:table-cell>
          <table:table-cell office:value-type="float" office:value="2198.149">
            <text:p>2198.149</text:p>
          </table:table-cell>
          <table:table-cell office:value-type="float" office:value="973.375">
            <text:p>973.375</text:p>
          </table:table-cell>
          <table:table-cell office:value-type="float" office:value="1148.477">
            <text:p>1148.477</text:p>
          </table:table-cell>
          <table:table-cell office:value-type="float" office:value="1389.027">
            <text:p>1389.027</text:p>
          </table:table-cell>
          <table:table-cell office:value-type="float" office:value="1393.051">
            <text:p>1393.051</text:p>
          </table:table-cell>
          <table:table-cell office:value-type="float" office:value="1448.372">
            <text:p>1448.372</text:p>
          </table:table-cell>
          <table:table-cell office:value-type="float" office:value="1542.455">
            <text:p>1542.455</text:p>
          </table:table-cell>
          <table:table-cell office:value-type="float" office:value="-864.774">
            <text:p>-864.774</text:p>
          </table:table-cell>
          <table:table-cell office:value-type="float" office:value="-689.672">
            <text:p>-689.672</text:p>
          </table:table-cell>
          <table:table-cell office:value-type="float" office:value="-449.122">
            <text:p>-449.122</text:p>
          </table:table-cell>
          <table:table-cell office:value-type="float" office:value="-445.098">
            <text:p>-445.098</text:p>
          </table:table-cell>
          <table:table-cell office:value-type="float" office:value="-389.777">
            <text:p>-389.777</text:p>
          </table:table-cell>
          <table:table-cell office:value-type="float" office:value="-295.694">
            <text:p>-295.694</text:p>
          </table:table-cell>
          <table:table-cell office:value-type="float" office:value="535.102">
            <text:p>535.102</text:p>
          </table:table-cell>
          <table:table-cell office:value-type="float" office:value="775.652">
            <text:p>775.652</text:p>
          </table:table-cell>
          <table:table-cell office:value-type="float" office:value="779.676">
            <text:p>779.676</text:p>
          </table:table-cell>
          <table:table-cell office:value-type="float" office:value="834.997">
            <text:p>834.997</text:p>
          </table:table-cell>
          <table:table-cell office:value-type="float" office:value="929.08">
            <text:p>929.08</text:p>
          </table:table-cell>
          <table:table-cell office:value-type="float" office:value="600.55">
            <text:p>600.55</text:p>
          </table:table-cell>
          <table:table-cell office:value-type="float" office:value="604.574">
            <text:p>604.574</text:p>
          </table:table-cell>
          <table:table-cell office:value-type="float" office:value="659.895">
            <text:p>659.895</text:p>
          </table:table-cell>
          <table:table-cell office:value-type="float" office:value="753.978">
            <text:p>753.978</text:p>
          </table:table-cell>
          <table:table-cell office:value-type="float" office:value="364.024">
            <text:p>364.024</text:p>
          </table:table-cell>
          <table:table-cell office:value-type="float" office:value="419.345">
            <text:p>419.345</text:p>
          </table:table-cell>
          <table:table-cell office:value-type="float" office:value="513.428">
            <text:p>513.428</text:p>
          </table:table-cell>
          <table:table-cell office:value-type="float" office:value="415.321">
            <text:p>415.321</text:p>
          </table:table-cell>
          <table:table-cell office:value-type="float" office:value="509.404">
            <text:p>509.404</text:p>
          </table:table-cell>
          <table:table-cell office:value-type="float" office:value="454.083">
            <text:p>454.083</text:p>
          </table:table-cell>
          <table:table-cell office:value-type="float" office:value="32839.727">
            <text:p>32839.727</text:p>
          </table:table-cell>
          <table:table-cell office:value-type="float" office:value="79.727">
            <text:p>79.727</text:p>
          </table:table-cell>
          <table:table-cell office:value-type="float" office:value="40942.194">
            <text:p>40942.194</text:p>
          </table:table-cell>
          <table:table-cell office:value-type="float" office:value="46802.016">
            <text:p>46802.016</text:p>
          </table:table-cell>
          <table:table-cell office:value-type="float" office:value="52536.073">
            <text:p>52536.073</text:p>
          </table:table-cell>
          <table:table-cell office:value-type="float" office:value="53332.397">
            <text:p>53332.397</text:p>
          </table:table-cell>
          <table:table-cell office:value-type="float" office:value="53162.615">
            <text:p>53162.615</text:p>
          </table:table-cell>
          <table:table-cell office:value-type="float" office:value="53574.391">
            <text:p>53574.391</text:p>
          </table:table-cell>
          <table:table-cell office:value-type="float" office:value="53578.872">
            <text:p>53578.872</text:p>
          </table:table-cell>
          <table:table-cell office:value-type="float" office:value="53633.379">
            <text:p>53633.379</text:p>
          </table:table-cell>
          <table:table-cell office:value-type="float" office:value="53729.533">
            <text:p>53729.533</text:p>
          </table:table-cell>
          <table:table-cell office:value-type="float" office:value="8462.467">
            <text:p>8462.467</text:p>
          </table:table-cell>
          <table:table-cell office:value-type="float" office:value="14322.289">
            <text:p>14322.289</text:p>
          </table:table-cell>
          <table:table-cell office:value-type="float" office:value="20056.346">
            <text:p>20056.346</text:p>
          </table:table-cell>
          <table:table-cell office:value-type="float" office:value="20852.67">
            <text:p>20852.67</text:p>
          </table:table-cell>
          <table:table-cell office:value-type="float" office:value="20682.888">
            <text:p>20682.888</text:p>
          </table:table-cell>
          <table:table-cell table:formula="of:=MOD([.GI9]; 360)" office:value-type="float" office:value="162.887999999999">
            <text:p>162.888</text:p>
          </table:table-cell>
          <table:table-cell office:value-type="float" office:value="21094.664">
            <text:p>21094.664</text:p>
          </table:table-cell>
          <table:table-cell office:value-type="float" office:value="21099.145">
            <text:p>21099.145</text:p>
          </table:table-cell>
          <table:table-cell office:value-type="float" office:value="21153.652">
            <text:p>21153.652</text:p>
          </table:table-cell>
          <table:table-cell office:value-type="float" office:value="21249.806">
            <text:p>21249.806</text:p>
          </table:table-cell>
          <table:table-cell office:value-type="float" office:value="6219.822">
            <text:p>6219.822</text:p>
          </table:table-cell>
          <table:table-cell office:value-type="float" office:value="11953.879">
            <text:p>11953.879</text:p>
          </table:table-cell>
          <table:table-cell office:value-type="float" office:value="12750.203">
            <text:p>12750.203</text:p>
          </table:table-cell>
          <table:table-cell office:value-type="float" office:value="12580.421">
            <text:p>12580.421</text:p>
          </table:table-cell>
          <table:table-cell office:value-type="float" office:value="12992.197">
            <text:p>12992.197</text:p>
          </table:table-cell>
          <table:table-cell office:value-type="float" office:value="12996.678">
            <text:p>12996.678</text:p>
          </table:table-cell>
          <table:table-cell office:value-type="float" office:value="13051.185">
            <text:p>13051.185</text:p>
          </table:table-cell>
          <table:table-cell office:value-type="float" office:value="13147.339">
            <text:p>13147.339</text:p>
          </table:table-cell>
          <table:table-cell office:value-type="float" office:value="6094.057">
            <text:p>6094.057</text:p>
          </table:table-cell>
          <table:table-cell office:value-type="float" office:value="6890.381">
            <text:p>6890.381</text:p>
          </table:table-cell>
          <table:table-cell office:value-type="float" office:value="6720.599">
            <text:p>6720.599</text:p>
          </table:table-cell>
          <table:table-cell office:value-type="float" office:value="7132.375">
            <text:p>7132.375</text:p>
          </table:table-cell>
          <table:table-cell office:value-type="float" office:value="7136.856">
            <text:p>7136.856</text:p>
          </table:table-cell>
          <table:table-cell office:value-type="float" office:value="7191.363">
            <text:p>7191.363</text:p>
          </table:table-cell>
          <table:table-cell office:value-type="float" office:value="7287.517">
            <text:p>7287.517</text:p>
          </table:table-cell>
          <table:table-cell office:value-type="float" office:value="1156.324">
            <text:p>1156.324</text:p>
          </table:table-cell>
          <table:table-cell office:value-type="float" office:value="986.542">
            <text:p>986.542</text:p>
          </table:table-cell>
          <table:table-cell office:value-type="float" office:value="1398.318">
            <text:p>1398.318</text:p>
          </table:table-cell>
          <table:table-cell office:value-type="float" office:value="1402.799">
            <text:p>1402.799</text:p>
          </table:table-cell>
          <table:table-cell office:value-type="float" office:value="1457.306">
            <text:p>1457.306</text:p>
          </table:table-cell>
          <table:table-cell office:value-type="float" office:value="757.136">
            <text:p>757.136</text:p>
          </table:table-cell>
          <table:table-cell office:value-type="float" office:value="190.218">
            <text:p>190.218</text:p>
          </table:table-cell>
          <table:table-cell office:value-type="float" office:value="601.994">
            <text:p>601.994</text:p>
          </table:table-cell>
          <table:table-cell office:value-type="float" office:value="606.475">
            <text:p>606.475</text:p>
          </table:table-cell>
          <table:table-cell office:value-type="float" office:value="660.982">
            <text:p>660.982</text:p>
          </table:table-cell>
          <table:table-cell office:value-type="float" office:value="757.136">
            <text:p>757.136</text:p>
          </table:table-cell>
          <table:table-cell office:value-type="float" office:value="771.776">
            <text:p>771.776</text:p>
          </table:table-cell>
          <table:table-cell office:value-type="float" office:value="776.257">
            <text:p>776.257</text:p>
          </table:table-cell>
          <table:table-cell office:value-type="float" office:value="830.764">
            <text:p>830.764</text:p>
          </table:table-cell>
          <table:table-cell office:value-type="float" office:value="926.918">
            <text:p>926.918</text:p>
          </table:table-cell>
          <table:table-cell office:value-type="float" office:value="364.481">
            <text:p>364.481</text:p>
          </table:table-cell>
          <table:table-cell office:value-type="float" office:value="418.988">
            <text:p>418.988</text:p>
          </table:table-cell>
          <table:table-cell office:value-type="float" office:value="515.142">
            <text:p>515.142</text:p>
          </table:table-cell>
          <table:table-cell office:value-type="float" office:value="414.507">
            <text:p>414.507</text:p>
          </table:table-cell>
          <table:table-cell office:value-type="float" office:value="510.661">
            <text:p>510.661</text:p>
          </table:table-cell>
          <table:table-cell office:value-type="float" office:value="456.154">
            <text:p>456.154</text:p>
          </table:table-cell>
          <table:table-cell table:number-columns-repeated="792"/>
        </table:table-row>
        <table:table-row table:style-name="ro1">
          <table:table-cell office:value-type="string">
            <text:p>1995-09-08 12:00</text:p>
          </table:table-cell>
          <table:table-cell office:value-type="float" office:value="0.579">
            <text:p>0.579</text:p>
          </table:table-cell>
          <table:table-cell office:value-type="float" office:value="9.867">
            <text:p>9.867</text:p>
          </table:table-cell>
          <table:table-cell office:value-type="float" office:value="12.444">
            <text:p>12.444</text:p>
          </table:table-cell>
          <table:table-cell office:value-type="float" office:value="5.696">
            <text:p>5.696</text:p>
          </table:table-cell>
          <table:table-cell office:value-type="float" office:value="0.945">
            <text:p>0.945</text:p>
          </table:table-cell>
          <table:table-cell office:value-type="float" office:value="7.55">
            <text:p>7.55</text:p>
          </table:table-cell>
          <table:table-cell office:value-type="float" office:value="6.79">
            <text:p>6.79</text:p>
          </table:table-cell>
          <table:table-cell office:value-type="float" office:value="11.837">
            <text:p>11.837</text:p>
          </table:table-cell>
          <table:table-cell office:value-type="float" office:value="7.958">
            <text:p>7.958</text:p>
          </table:table-cell>
          <table:table-cell office:value-type="float" office:value="13.089">
            <text:p>13.089</text:p>
          </table:table-cell>
          <table:table-cell office:value-type="float" office:value="12.109">
            <text:p>12.109</text:p>
          </table:table-cell>
          <table:table-cell office:value-type="float" office:value="14.88">
            <text:p>14.88</text:p>
          </table:table-cell>
          <table:table-cell office:value-type="float" office:value="8.972">
            <text:p>8.972</text:p>
          </table:table-cell>
          <table:table-cell office:value-type="float" office:value="165.579">
            <text:p>165.579</text:p>
          </table:table-cell>
          <table:table-cell office:value-type="float" office:value="339.867">
            <text:p>339.867</text:p>
          </table:table-cell>
          <table:table-cell office:value-type="float" office:value="192.444">
            <text:p>192.444</text:p>
          </table:table-cell>
          <table:table-cell office:value-type="float" office:value="170.696">
            <text:p>170.696</text:p>
          </table:table-cell>
          <table:table-cell office:value-type="float" office:value="210.945">
            <text:p>210.945</text:p>
          </table:table-cell>
          <table:table-cell office:value-type="float" office:value="247.55">
            <text:p>247.55</text:p>
          </table:table-cell>
          <table:table-cell office:value-type="float" office:value="351.79">
            <text:p>351.79</text:p>
          </table:table-cell>
          <table:table-cell office:value-type="float" office:value="296.837">
            <text:p>296.837</text:p>
          </table:table-cell>
          <table:table-cell office:value-type="float" office:value="292.958">
            <text:p>292.958</text:p>
          </table:table-cell>
          <table:table-cell office:value-type="float" office:value="238.089">
            <text:p>238.089</text:p>
          </table:table-cell>
          <table:table-cell office:value-type="float" office:value="207.109">
            <text:p>207.109</text:p>
          </table:table-cell>
          <table:table-cell office:value-type="float" office:value="179.88">
            <text:p>179.88</text:p>
          </table:table-cell>
          <table:table-cell office:value-type="float" office:value="143.972">
            <text:p>143.972</text:p>
          </table:table-cell>
          <table:table-cell office:value-type="float" office:value="273.0281666667">
            <text:p>273.0281666667</text:p>
          </table:table-cell>
          <table:table-cell office:value-type="float" office:value="280.3251666667">
            <text:p>280.3251666667</text:p>
          </table:table-cell>
          <table:table-cell office:value-type="float" office:value="285.4448">
            <text:p>285.4448</text:p>
          </table:table-cell>
          <table:table-cell office:value-type="float" office:value="288.6048">
            <text:p>288.6048</text:p>
          </table:table-cell>
          <table:table-cell office:value-type="float" office:value="275.67575">
            <text:p>275.67575</text:p>
          </table:table-cell>
          <table:table-cell office:value-type="string">
            <text:p>15 ♍ 34' 45"</text:p>
          </table:table-cell>
          <table:table-cell office:value-type="string">
            <text:p><text:s/>9 ♓ 52' 01"</text:p>
          </table:table-cell>
          <table:table-cell office:value-type="string">
            <text:p>12 ♎ 26' 38"</text:p>
          </table:table-cell>
          <table:table-cell office:value-type="string">
            <text:p>20 ♍ 41' 44"</text:p>
          </table:table-cell>
          <table:table-cell office:value-type="string">
            <text:p><text:s/>0 ♏ 56' 40"</text:p>
          </table:table-cell>
          <table:table-cell office:value-type="string">
            <text:p><text:s/>7 ♐ 33' 00"</text:p>
          </table:table-cell>
          <table:table-cell office:value-type="string">
            <text:p>21 ♓ 47' 24"</text:p>
          </table:table-cell>
          <table:table-cell office:value-type="string">
            <text:p>26 ♑ 50' 14"</text:p>
          </table:table-cell>
          <table:table-cell office:value-type="string">
            <text:p>22 ♑ 57' 30"</text:p>
          </table:table-cell>
          <table:table-cell office:value-type="string">
            <text:p>28 ♏ 05' 21"</text:p>
          </table:table-cell>
          <table:table-cell office:value-type="string">
            <text:p>27 ♎ 06' 33"</text:p>
          </table:table-cell>
          <table:table-cell office:value-type="string">
            <text:p>29 ♍ 52' 48"</text:p>
          </table:table-cell>
          <table:table-cell office:value-type="string">
            <text:p>23 ♌ 58' 18"</text:p>
          </table:table-cell>
          <table:table-cell office:value-type="float" office:value="4.914">
            <text:p>4.914</text:p>
          </table:table-cell>
          <table:table-cell office:value-type="float" office:value="12.876">
            <text:p>12.876</text:p>
          </table:table-cell>
          <table:table-cell office:value-type="float" office:value="0.579">
            <text:p>0.579</text:p>
          </table:table-cell>
          <table:table-cell office:value-type="float" office:value="13.927">
            <text:p>13.927</text:p>
          </table:table-cell>
          <table:table-cell office:value-type="float" office:value="3.383">
            <text:p>3.383</text:p>
          </table:table-cell>
          <table:table-cell office:value-type="float" office:value="6.14">
            <text:p>6.14</text:p>
          </table:table-cell>
          <table:table-cell office:value-type="float" office:value="14.037">
            <text:p>14.037</text:p>
          </table:table-cell>
          <table:table-cell office:value-type="float" office:value="9.479">
            <text:p>9.479</text:p>
          </table:table-cell>
          <table:table-cell office:value-type="float" office:value="14.985">
            <text:p>14.985</text:p>
          </table:table-cell>
          <table:table-cell office:value-type="float" office:value="1.566">
            <text:p>1.566</text:p>
          </table:table-cell>
          <table:table-cell office:value-type="float" office:value="8.743">
            <text:p>8.743</text:p>
          </table:table-cell>
          <table:table-cell office:value-type="float" office:value="274.914">
            <text:p>274.914</text:p>
          </table:table-cell>
          <table:table-cell office:value-type="float" office:value="177.876">
            <text:p>177.876</text:p>
          </table:table-cell>
          <table:table-cell office:value-type="float" office:value="345.579">
            <text:p>345.579</text:p>
          </table:table-cell>
          <table:table-cell office:value-type="float" office:value="238.927">
            <text:p>238.927</text:p>
          </table:table-cell>
          <table:table-cell office:value-type="float" office:value="258.383">
            <text:p>258.383</text:p>
          </table:table-cell>
          <table:table-cell office:value-type="float" office:value="351.14">
            <text:p>351.14</text:p>
          </table:table-cell>
          <table:table-cell office:value-type="float" office:value="299.037">
            <text:p>299.037</text:p>
          </table:table-cell>
          <table:table-cell office:value-type="float" office:value="294.479">
            <text:p>294.479</text:p>
          </table:table-cell>
          <table:table-cell office:value-type="float" office:value="239.985">
            <text:p>239.985</text:p>
          </table:table-cell>
          <table:table-cell office:value-type="float" office:value="181.566">
            <text:p>181.566</text:p>
          </table:table-cell>
          <table:table-cell office:value-type="float" office:value="143.743">
            <text:p>143.743</text:p>
          </table:table-cell>
          <table:table-cell office:value-type="string">
            <text:p><text:s/>4 ♑ 54' 50"</text:p>
          </table:table-cell>
          <table:table-cell office:value-type="string">
            <text:p>27 ♍ 52' 34"</text:p>
          </table:table-cell>
          <table:table-cell office:value-type="string">
            <text:p>15 ♓ 34' 45"</text:p>
          </table:table-cell>
          <table:table-cell office:value-type="string">
            <text:p>28 ♏ 55' 38"</text:p>
          </table:table-cell>
          <table:table-cell office:value-type="string">
            <text:p>18 ♐ 22' 57"</text:p>
          </table:table-cell>
          <table:table-cell office:value-type="string">
            <text:p>21 ♓ 08' 23"</text:p>
          </table:table-cell>
          <table:table-cell office:value-type="string">
            <text:p>29 ♑ 02' 14"</text:p>
          </table:table-cell>
          <table:table-cell office:value-type="string">
            <text:p>24 ♑ 28' 44"</text:p>
          </table:table-cell>
          <table:table-cell office:value-type="string">
            <text:p>29 ♏ 59' 05"</text:p>
          </table:table-cell>
          <table:table-cell office:value-type="string">
            <text:p><text:s/>1 ♎ 33' 55"</text:p>
          </table:table-cell>
          <table:table-cell office:value-type="string">
            <text:p>23 ♌ 44' 33"</text:p>
          </table:table-cell>
          <table:table-cell office:value-type="float" office:value="5.685">
            <text:p>5.685</text:p>
          </table:table-cell>
          <table:table-cell office:value-type="float" office:value="-3.521">
            <text:p>-3.521</text:p>
          </table:table-cell>
          <table:table-cell office:value-type="float" office:value="-1.101">
            <text:p>-1.101</text:p>
          </table:table-cell>
          <table:table-cell office:value-type="float" office:value="-4.357">
            <text:p>-4.357</text:p>
          </table:table-cell>
          <table:table-cell office:value-type="float" office:value="-7.172">
            <text:p>-7.172</text:p>
          </table:table-cell>
          <table:table-cell office:value-type="float" office:value="4.97">
            <text:p>4.97</text:p>
          </table:table-cell>
          <table:table-cell office:value-type="float" office:value="-12.012">
            <text:p>-12.012</text:p>
          </table:table-cell>
          <table:table-cell office:value-type="float" office:value="-21.089">
            <text:p>-21.089</text:p>
          </table:table-cell>
          <table:table-cell office:value-type="float" office:value="-5.408">
            <text:p>-5.408</text:p>
          </table:table-cell>
          <table:table-cell office:value-type="float" office:value="-21.343">
            <text:p>-21.343</text:p>
          </table:table-cell>
          <table:table-cell office:value-type="float" office:value="-20.955">
            <text:p>-20.955</text:p>
          </table:table-cell>
          <table:table-cell office:value-type="float" office:value="-6.831">
            <text:p>-6.831</text:p>
          </table:table-cell>
          <table:table-cell office:value-type="float" office:value="-10.443">
            <text:p>-10.443</text:p>
          </table:table-cell>
          <table:table-cell office:value-type="float" office:value="-2.619">
            <text:p>-2.619</text:p>
          </table:table-cell>
          <table:table-cell office:value-type="float" office:value="13.533">
            <text:p>13.533</text:p>
          </table:table-cell>
          <table:table-cell office:value-type="float" office:value="0">
            <text:p>0</text:p>
          </table:table-cell>
          <table:table-cell office:value-type="float" office:value="3.789">
            <text:p>3.789</text:p>
          </table:table-cell>
          <table:table-cell office:value-type="float" office:value="-2.449">
            <text:p>-2.449</text:p>
          </table:table-cell>
          <table:table-cell office:value-type="float" office:value="1.396">
            <text:p>1.396</text:p>
          </table:table-cell>
          <table:table-cell office:value-type="float" office:value="-0.224">
            <text:p>-0.224</text:p>
          </table:table-cell>
          <table:table-cell office:value-type="float" office:value="0.486">
            <text:p>0.486</text:p>
          </table:table-cell>
          <table:table-cell office:value-type="float" office:value="-2.342">
            <text:p>-2.342</text:p>
          </table:table-cell>
          <table:table-cell office:value-type="float" office:value="-0.566">
            <text:p>-0.566</text:p>
          </table:table-cell>
          <table:table-cell office:value-type="float" office:value="0.536">
            <text:p>0.536</text:p>
          </table:table-cell>
          <table:table-cell office:value-type="float" office:value="13.216">
            <text:p>13.216</text:p>
          </table:table-cell>
          <table:table-cell office:value-type="float" office:value="-2.907">
            <text:p>-2.907</text:p>
          </table:table-cell>
          <table:table-cell office:value-type="float" office:value="0.003">
            <text:p>0.003</text:p>
          </table:table-cell>
          <table:table-cell office:value-type="float" office:value="381.748">
            <text:p>381.748</text:p>
          </table:table-cell>
          <table:table-cell office:value-type="float" office:value="386.865">
            <text:p>386.865</text:p>
          </table:table-cell>
          <table:table-cell office:value-type="float" office:value="6461.499">
            <text:p>6461.499</text:p>
          </table:table-cell>
          <table:table-cell office:value-type="float" office:value="12184.894">
            <text:p>12184.894</text:p>
          </table:table-cell>
          <table:table-cell office:value-type="float" office:value="14025.335">
            <text:p>14025.335</text:p>
          </table:table-cell>
          <table:table-cell office:value-type="float" office:value="12800.654">
            <text:p>12800.654</text:p>
          </table:table-cell>
          <table:table-cell office:value-type="float" office:value="12972.564">
            <text:p>12972.564</text:p>
          </table:table-cell>
          <table:table-cell office:value-type="float" office:value="13215.607">
            <text:p>13215.607</text:p>
          </table:table-cell>
          <table:table-cell office:value-type="float" office:value="13219.486">
            <text:p>13219.486</text:p>
          </table:table-cell>
          <table:table-cell office:value-type="float" office:value="13274.355">
            <text:p>13274.355</text:p>
          </table:table-cell>
          <table:table-cell office:value-type="float" office:value="13368.472">
            <text:p>13368.472</text:p>
          </table:table-cell>
          <table:table-cell office:value-type="float" office:value="365.117">
            <text:p>365.117</text:p>
          </table:table-cell>
          <table:table-cell office:value-type="float" office:value="6439.751">
            <text:p>6439.751</text:p>
          </table:table-cell>
          <table:table-cell office:value-type="float" office:value="12163.146">
            <text:p>12163.146</text:p>
          </table:table-cell>
          <table:table-cell office:value-type="float" office:value="14003.587">
            <text:p>14003.587</text:p>
          </table:table-cell>
          <table:table-cell office:value-type="float" office:value="12778.906">
            <text:p>12778.906</text:p>
          </table:table-cell>
          <table:table-cell office:value-type="float" office:value="12989.851">
            <text:p>12989.851</text:p>
          </table:table-cell>
          <table:table-cell office:value-type="float" office:value="12567.961">
            <text:p>12567.961</text:p>
          </table:table-cell>
          <table:table-cell office:value-type="float" office:value="6869.851">
            <text:p>6869.851</text:p>
          </table:table-cell>
          <table:table-cell office:value-type="float" office:value="6528.459">
            <text:p>6528.459</text:p>
          </table:table-cell>
          <table:table-cell office:value-type="float" office:value="12950.816">
            <text:p>12950.816</text:p>
          </table:table-cell>
          <table:table-cell office:value-type="float" office:value="13193.859">
            <text:p>13193.859</text:p>
          </table:table-cell>
          <table:table-cell office:value-type="float" office:value="13197.738">
            <text:p>13197.738</text:p>
          </table:table-cell>
          <table:table-cell office:value-type="float" office:value="13252.607">
            <text:p>13252.607</text:p>
          </table:table-cell>
          <table:table-cell office:value-type="float" office:value="13346.724">
            <text:p>13346.724</text:p>
          </table:table-cell>
          <table:table-cell office:value-type="float" office:value="6434.634">
            <text:p>6434.634</text:p>
          </table:table-cell>
          <table:table-cell office:value-type="float" office:value="12158.029">
            <text:p>12158.029</text:p>
          </table:table-cell>
          <table:table-cell office:value-type="float" office:value="13998.47">
            <text:p>13998.47</text:p>
          </table:table-cell>
          <table:table-cell office:value-type="float" office:value="12773.789">
            <text:p>12773.789</text:p>
          </table:table-cell>
          <table:table-cell office:value-type="float" office:value="12945.699">
            <text:p>12945.699</text:p>
          </table:table-cell>
          <table:table-cell office:value-type="float" office:value="13188.742">
            <text:p>13188.742</text:p>
          </table:table-cell>
          <table:table-cell office:value-type="float" office:value="13192.621">
            <text:p>13192.621</text:p>
          </table:table-cell>
          <table:table-cell office:value-type="float" office:value="13247.49">
            <text:p>13247.49</text:p>
          </table:table-cell>
          <table:table-cell office:value-type="float" office:value="13341.607">
            <text:p>13341.607</text:p>
          </table:table-cell>
          <table:table-cell office:value-type="float" office:value="6083.395">
            <text:p>6083.395</text:p>
          </table:table-cell>
          <table:table-cell office:value-type="float" office:value="7923.836">
            <text:p>7923.836</text:p>
          </table:table-cell>
          <table:table-cell office:value-type="float" office:value="6699.155">
            <text:p>6699.155</text:p>
          </table:table-cell>
          <table:table-cell office:value-type="float" office:value="6871.065">
            <text:p>6871.065</text:p>
          </table:table-cell>
          <table:table-cell office:value-type="float" office:value="7114.108">
            <text:p>7114.108</text:p>
          </table:table-cell>
          <table:table-cell office:value-type="float" office:value="7117.987">
            <text:p>7117.987</text:p>
          </table:table-cell>
          <table:table-cell office:value-type="float" office:value="7172.856">
            <text:p>7172.856</text:p>
          </table:table-cell>
          <table:table-cell office:value-type="float" office:value="7266.973">
            <text:p>7266.973</text:p>
          </table:table-cell>
          <table:table-cell office:value-type="float" office:value="2200.441">
            <text:p>2200.441</text:p>
          </table:table-cell>
          <table:table-cell office:value-type="float" office:value="975.76">
            <text:p>975.76</text:p>
          </table:table-cell>
          <table:table-cell office:value-type="float" office:value="1147.67">
            <text:p>1147.67</text:p>
          </table:table-cell>
          <table:table-cell office:value-type="float" office:value="1390.713">
            <text:p>1390.713</text:p>
          </table:table-cell>
          <table:table-cell office:value-type="float" office:value="1394.592">
            <text:p>1394.592</text:p>
          </table:table-cell>
          <table:table-cell office:value-type="float" office:value="1449.461">
            <text:p>1449.461</text:p>
          </table:table-cell>
          <table:table-cell office:value-type="float" office:value="1543.578">
            <text:p>1543.578</text:p>
          </table:table-cell>
          <table:table-cell office:value-type="float" office:value="-864.681">
            <text:p>-864.681</text:p>
          </table:table-cell>
          <table:table-cell office:value-type="float" office:value="-692.771">
            <text:p>-692.771</text:p>
          </table:table-cell>
          <table:table-cell office:value-type="float" office:value="-449.728">
            <text:p>-449.728</text:p>
          </table:table-cell>
          <table:table-cell office:value-type="float" office:value="-445.849">
            <text:p>-445.849</text:p>
          </table:table-cell>
          <table:table-cell office:value-type="float" office:value="-390.98">
            <text:p>-390.98</text:p>
          </table:table-cell>
          <table:table-cell office:value-type="float" office:value="-296.863">
            <text:p>-296.863</text:p>
          </table:table-cell>
          <table:table-cell office:value-type="float" office:value="531.91">
            <text:p>531.91</text:p>
          </table:table-cell>
          <table:table-cell office:value-type="float" office:value="774.953">
            <text:p>774.953</text:p>
          </table:table-cell>
          <table:table-cell office:value-type="float" office:value="778.832">
            <text:p>778.832</text:p>
          </table:table-cell>
          <table:table-cell office:value-type="float" office:value="833.701">
            <text:p>833.701</text:p>
          </table:table-cell>
          <table:table-cell office:value-type="float" office:value="927.818">
            <text:p>927.818</text:p>
          </table:table-cell>
          <table:table-cell office:value-type="float" office:value="603.043">
            <text:p>603.043</text:p>
          </table:table-cell>
          <table:table-cell office:value-type="float" office:value="606.922">
            <text:p>606.922</text:p>
          </table:table-cell>
          <table:table-cell office:value-type="float" office:value="661.791">
            <text:p>661.791</text:p>
          </table:table-cell>
          <table:table-cell office:value-type="float" office:value="755.908">
            <text:p>755.908</text:p>
          </table:table-cell>
          <table:table-cell office:value-type="float" office:value="363.879">
            <text:p>363.879</text:p>
          </table:table-cell>
          <table:table-cell office:value-type="float" office:value="418.748">
            <text:p>418.748</text:p>
          </table:table-cell>
          <table:table-cell office:value-type="float" office:value="512.865">
            <text:p>512.865</text:p>
          </table:table-cell>
          <table:table-cell office:value-type="float" office:value="414.869">
            <text:p>414.869</text:p>
          </table:table-cell>
          <table:table-cell office:value-type="float" office:value="508.986">
            <text:p>508.986</text:p>
          </table:table-cell>
          <table:table-cell office:value-type="float" office:value="454.117">
            <text:p>454.117</text:p>
          </table:table-cell>
          <table:table-cell office:value-type="float" office:value="32857.038">
            <text:p>32857.038</text:p>
          </table:table-cell>
          <table:table-cell office:value-type="float" office:value="97.038">
            <text:p>97.038</text:p>
          </table:table-cell>
          <table:table-cell office:value-type="float" office:value="40969.335">
            <text:p>40969.335</text:p>
          </table:table-cell>
          <table:table-cell office:value-type="float" office:value="46835.987">
            <text:p>46835.987</text:p>
          </table:table-cell>
          <table:table-cell office:value-type="float" office:value="52576.531">
            <text:p>52576.531</text:p>
          </table:table-cell>
          <table:table-cell office:value-type="float" office:value="53373.348">
            <text:p>53373.348</text:p>
          </table:table-cell>
          <table:table-cell office:value-type="float" office:value="53203.774">
            <text:p>53203.774</text:p>
          </table:table-cell>
          <table:table-cell office:value-type="float" office:value="53615.877">
            <text:p>53615.877</text:p>
          </table:table-cell>
          <table:table-cell office:value-type="float" office:value="53620.435">
            <text:p>53620.435</text:p>
          </table:table-cell>
          <table:table-cell office:value-type="float" office:value="53674.929">
            <text:p>53674.929</text:p>
          </table:table-cell>
          <table:table-cell office:value-type="float" office:value="53771.171">
            <text:p>53771.171</text:p>
          </table:table-cell>
          <table:table-cell office:value-type="float" office:value="8472.297">
            <text:p>8472.297</text:p>
          </table:table-cell>
          <table:table-cell office:value-type="float" office:value="14338.949">
            <text:p>14338.949</text:p>
          </table:table-cell>
          <table:table-cell office:value-type="float" office:value="20079.493">
            <text:p>20079.493</text:p>
          </table:table-cell>
          <table:table-cell office:value-type="float" office:value="20876.31">
            <text:p>20876.31</text:p>
          </table:table-cell>
          <table:table-cell office:value-type="float" office:value="20706.736">
            <text:p>20706.736</text:p>
          </table:table-cell>
          <table:table-cell table:formula="of:=MOD([.GI10]; 360)" office:value-type="float" office:value="186.736000000001">
            <text:p>186.736</text:p>
          </table:table-cell>
          <table:table-cell office:value-type="float" office:value="21118.839">
            <text:p>21118.839</text:p>
          </table:table-cell>
          <table:table-cell office:value-type="float" office:value="21123.397">
            <text:p>21123.397</text:p>
          </table:table-cell>
          <table:table-cell office:value-type="float" office:value="21177.891">
            <text:p>21177.891</text:p>
          </table:table-cell>
          <table:table-cell office:value-type="float" office:value="21274.133">
            <text:p>21274.133</text:p>
          </table:table-cell>
          <table:table-cell office:value-type="float" office:value="6226.652">
            <text:p>6226.652</text:p>
          </table:table-cell>
          <table:table-cell office:value-type="float" office:value="11967.196">
            <text:p>11967.196</text:p>
          </table:table-cell>
          <table:table-cell office:value-type="float" office:value="12764.013">
            <text:p>12764.013</text:p>
          </table:table-cell>
          <table:table-cell office:value-type="float" office:value="12594.439">
            <text:p>12594.439</text:p>
          </table:table-cell>
          <table:table-cell office:value-type="float" office:value="13006.542">
            <text:p>13006.542</text:p>
          </table:table-cell>
          <table:table-cell office:value-type="float" office:value="13011.1">
            <text:p>13011.1</text:p>
          </table:table-cell>
          <table:table-cell office:value-type="float" office:value="13065.594">
            <text:p>13065.594</text:p>
          </table:table-cell>
          <table:table-cell office:value-type="float" office:value="13161.836">
            <text:p>13161.836</text:p>
          </table:table-cell>
          <table:table-cell office:value-type="float" office:value="6100.544">
            <text:p>6100.544</text:p>
          </table:table-cell>
          <table:table-cell office:value-type="float" office:value="6897.361">
            <text:p>6897.361</text:p>
          </table:table-cell>
          <table:table-cell office:value-type="float" office:value="6727.787">
            <text:p>6727.787</text:p>
          </table:table-cell>
          <table:table-cell office:value-type="float" office:value="7139.89">
            <text:p>7139.89</text:p>
          </table:table-cell>
          <table:table-cell office:value-type="float" office:value="7144.448">
            <text:p>7144.448</text:p>
          </table:table-cell>
          <table:table-cell office:value-type="float" office:value="7198.942">
            <text:p>7198.942</text:p>
          </table:table-cell>
          <table:table-cell office:value-type="float" office:value="7295.184">
            <text:p>7295.184</text:p>
          </table:table-cell>
          <table:table-cell office:value-type="float" office:value="1156.817">
            <text:p>1156.817</text:p>
          </table:table-cell>
          <table:table-cell office:value-type="float" office:value="987.243">
            <text:p>987.243</text:p>
          </table:table-cell>
          <table:table-cell office:value-type="float" office:value="1399.346">
            <text:p>1399.346</text:p>
          </table:table-cell>
          <table:table-cell office:value-type="float" office:value="1403.904">
            <text:p>1403.904</text:p>
          </table:table-cell>
          <table:table-cell office:value-type="float" office:value="1458.398">
            <text:p>1458.398</text:p>
          </table:table-cell>
          <table:table-cell office:value-type="float" office:value="757.823">
            <text:p>757.823</text:p>
          </table:table-cell>
          <table:table-cell office:value-type="float" office:value="190.426">
            <text:p>190.426</text:p>
          </table:table-cell>
          <table:table-cell office:value-type="float" office:value="602.529">
            <text:p>602.529</text:p>
          </table:table-cell>
          <table:table-cell office:value-type="float" office:value="607.087">
            <text:p>607.087</text:p>
          </table:table-cell>
          <table:table-cell office:value-type="float" office:value="661.581">
            <text:p>661.581</text:p>
          </table:table-cell>
          <table:table-cell office:value-type="float" office:value="757.823">
            <text:p>757.823</text:p>
          </table:table-cell>
          <table:table-cell office:value-type="float" office:value="772.103">
            <text:p>772.103</text:p>
          </table:table-cell>
          <table:table-cell office:value-type="float" office:value="776.661">
            <text:p>776.661</text:p>
          </table:table-cell>
          <table:table-cell office:value-type="float" office:value="831.155">
            <text:p>831.155</text:p>
          </table:table-cell>
          <table:table-cell office:value-type="float" office:value="927.397">
            <text:p>927.397</text:p>
          </table:table-cell>
          <table:table-cell office:value-type="float" office:value="364.558">
            <text:p>364.558</text:p>
          </table:table-cell>
          <table:table-cell office:value-type="float" office:value="419.052">
            <text:p>419.052</text:p>
          </table:table-cell>
          <table:table-cell office:value-type="float" office:value="515.294">
            <text:p>515.294</text:p>
          </table:table-cell>
          <table:table-cell office:value-type="float" office:value="414.494">
            <text:p>414.494</text:p>
          </table:table-cell>
          <table:table-cell office:value-type="float" office:value="510.736">
            <text:p>510.736</text:p>
          </table:table-cell>
          <table:table-cell office:value-type="float" office:value="456.242">
            <text:p>456.242</text:p>
          </table:table-cell>
          <table:table-cell table:number-columns-repeated="792"/>
        </table:table-row>
        <table:table-row table:style-name="ro1">
          <table:table-cell table:style-name="ce3" office:value-type="string">
            <text:p>1995-10-09 12:00</text:p>
          </table:table-cell>
          <table:table-cell table:style-name="ce5" office:value-type="float" office:value="0.933">
            <text:p>0.933</text:p>
          </table:table-cell>
          <table:table-cell table:style-name="ce5" office:value-type="float" office:value="13.368">
            <text:p>13.368</text:p>
          </table:table-cell>
          <table:table-cell table:style-name="ce5" office:value-type="float" office:value="6.667">
            <text:p>6.667</text:p>
          </table:table-cell>
          <table:table-cell table:style-name="ce5" office:value-type="float" office:value="14.244">
            <text:p>14.244</text:p>
          </table:table-cell>
          <table:table-cell table:style-name="ce5" office:value-type="float" office:value="7.098">
            <text:p>7.098</text:p>
          </table:table-cell>
          <table:table-cell table:style-name="ce5" office:value-type="float" office:value="11.873">
            <text:p>11.873</text:p>
          </table:table-cell>
          <table:table-cell table:style-name="ce5" office:value-type="float" office:value="4.508">
            <text:p>4.508</text:p>
          </table:table-cell>
          <table:table-cell table:style-name="ce5" office:value-type="float" office:value="11.531">
            <text:p>11.531</text:p>
          </table:table-cell>
          <table:table-cell table:style-name="ce5" office:value-type="float" office:value="7.78">
            <text:p>7.78</text:p>
          </table:table-cell>
          <table:table-cell table:style-name="ce5" office:value-type="float" office:value="13.855">
            <text:p>13.855</text:p>
          </table:table-cell>
          <table:table-cell table:style-name="ce5" office:value-type="float" office:value="11.462">
            <text:p>11.462</text:p>
          </table:table-cell>
          <table:table-cell table:style-name="ce5" office:value-type="float" office:value="4.373">
            <text:p>4.373</text:p>
          </table:table-cell>
          <table:table-cell table:style-name="ce5" office:value-type="float" office:value="9.257">
            <text:p>9.257</text:p>
          </table:table-cell>
          <table:table-cell table:style-name="ce5" office:value-type="float" office:value="195.933">
            <text:p>195.933</text:p>
          </table:table-cell>
          <table:table-cell table:style-name="ce5" office:value-type="float" office:value="28.368">
            <text:p>28.368</text:p>
          </table:table-cell>
          <table:table-cell table:style-name="ce5" office:value-type="float" office:value="186.667">
            <text:p>186.667</text:p>
          </table:table-cell>
          <table:table-cell table:style-name="ce5" office:value-type="float" office:value="209.244">
            <text:p>209.244</text:p>
          </table:table-cell>
          <table:table-cell table:style-name="ce5" office:value-type="float" office:value="232.098">
            <text:p>232.098</text:p>
          </table:table-cell>
          <table:table-cell table:style-name="ce5" office:value-type="float" office:value="251.873">
            <text:p>251.873</text:p>
          </table:table-cell>
          <table:table-cell table:style-name="ce5" office:value-type="float" office:value="349.508">
            <text:p>349.508</text:p>
          </table:table-cell>
          <table:table-cell table:style-name="ce5" office:value-type="float" office:value="296.531">
            <text:p>296.531</text:p>
          </table:table-cell>
          <table:table-cell table:style-name="ce5" office:value-type="float" office:value="292.78">
            <text:p>292.78</text:p>
          </table:table-cell>
          <table:table-cell table:style-name="ce5" office:value-type="float" office:value="238.855">
            <text:p>238.855</text:p>
          </table:table-cell>
          <table:table-cell table:style-name="ce5" office:value-type="float" office:value="206.462">
            <text:p>206.462</text:p>
          </table:table-cell>
          <table:table-cell table:style-name="ce5" office:value-type="float" office:value="184.373">
            <text:p>184.373</text:p>
          </table:table-cell>
          <table:table-cell table:style-name="ce5" office:value-type="float" office:value="144.257">
            <text:p>144.257</text:p>
          </table:table-cell>
          <table:table-cell table:style-name="ce5" office:value-type="float" office:value="276.9408333333">
            <text:p>276.9408333333</text:p>
          </table:table-cell>
          <table:table-cell table:style-name="ce5" office:value-type="float" office:value="283.7845">
            <text:p>283.7845</text:p>
          </table:table-cell>
          <table:table-cell table:style-name="ce5" office:value-type="float" office:value="285.9094">
            <text:p>285.9094</text:p>
          </table:table-cell>
          <table:table-cell table:style-name="ce5" office:value-type="float" office:value="289.4528">
            <text:p>289.4528</text:p>
          </table:table-cell>
          <table:table-cell table:style-name="ce5" office:value-type="float" office:value="243.302125">
            <text:p>243.302125</text:p>
          </table:table-cell>
          <table:table-cell table:style-name="ce5" office:value-type="string">
            <text:p>15 ♎ 55' 58"</text:p>
          </table:table-cell>
          <table:table-cell table:style-name="ce5" office:value-type="string">
            <text:p>28 ♈ 22' 04"</text:p>
          </table:table-cell>
          <table:table-cell table:style-name="ce5" office:value-type="string">
            <text:p><text:s/>6 ♎ 40' 00"</text:p>
          </table:table-cell>
          <table:table-cell table:style-name="ce5" office:value-type="string">
            <text:p>29 ♎ 14' 39"</text:p>
          </table:table-cell>
          <table:table-cell table:style-name="ce5" office:value-type="string">
            <text:p>22 ♏ 05' 53"</text:p>
          </table:table-cell>
          <table:table-cell table:style-name="ce5" office:value-type="string">
            <text:p>11 ♐ 52' 23"</text:p>
          </table:table-cell>
          <table:table-cell table:style-name="ce5" office:value-type="string">
            <text:p>19 ♓ 30' 28"</text:p>
          </table:table-cell>
          <table:table-cell table:style-name="ce5" office:value-type="string">
            <text:p>26 ♑ 31' 50"</text:p>
          </table:table-cell>
          <table:table-cell table:style-name="ce5" office:value-type="string">
            <text:p>22 ♑ 46' 49"</text:p>
          </table:table-cell>
          <table:table-cell table:style-name="ce5" office:value-type="string">
            <text:p>28 ♏ 51' 18"</text:p>
          </table:table-cell>
          <table:table-cell table:style-name="ce5" office:value-type="string">
            <text:p>26 ♎ 27' 42"</text:p>
          </table:table-cell>
          <table:table-cell table:style-name="ce5" office:value-type="string">
            <text:p><text:s/>4 ♎ 22' 22"</text:p>
          </table:table-cell>
          <table:table-cell table:style-name="ce5" office:value-type="string">
            <text:p>24 ♌ 15' 24"</text:p>
          </table:table-cell>
          <table:table-cell table:style-name="ce5" office:value-type="float" office:value="6.773">
            <text:p>6.773</text:p>
          </table:table-cell>
          <table:table-cell table:style-name="ce5" office:value-type="float" office:value="2.777">
            <text:p>2.777</text:p>
          </table:table-cell>
          <table:table-cell table:style-name="ce5" office:value-type="float" office:value="0.933">
            <text:p>0.933</text:p>
          </table:table-cell>
          <table:table-cell table:style-name="ce5" office:value-type="float" office:value="0.443">
            <text:p>0.443</text:p>
          </table:table-cell>
          <table:table-cell table:style-name="ce5" office:value-type="float" office:value="5.859">
            <text:p>5.859</text:p>
          </table:table-cell>
          <table:table-cell table:style-name="ce5" office:value-type="float" office:value="7.163">
            <text:p>7.163</text:p>
          </table:table-cell>
          <table:table-cell table:style-name="ce5" office:value-type="float" office:value="14.382">
            <text:p>14.382</text:p>
          </table:table-cell>
          <table:table-cell table:style-name="ce5" office:value-type="float" office:value="9.664">
            <text:p>9.664</text:p>
          </table:table-cell>
          <table:table-cell table:style-name="ce5" office:value-type="float" office:value="0.196">
            <text:p>0.196</text:p>
          </table:table-cell>
          <table:table-cell table:style-name="ce5" office:value-type="float" office:value="3.016">
            <text:p>3.016</text:p>
          </table:table-cell>
          <table:table-cell table:style-name="ce5" office:value-type="float" office:value="8.773">
            <text:p>8.773</text:p>
          </table:table-cell>
          <table:table-cell table:style-name="ce5" office:value-type="float" office:value="36.773">
            <text:p>36.773</text:p>
          </table:table-cell>
          <table:table-cell table:style-name="ce5" office:value-type="float" office:value="227.777">
            <text:p>227.777</text:p>
          </table:table-cell>
          <table:table-cell table:style-name="ce5" office:value-type="float" office:value="15.933">
            <text:p>15.933</text:p>
          </table:table-cell>
          <table:table-cell table:style-name="ce5" office:value-type="float" office:value="255.443">
            <text:p>255.443</text:p>
          </table:table-cell>
          <table:table-cell table:style-name="ce5" office:value-type="float" office:value="260.859">
            <text:p>260.859</text:p>
          </table:table-cell>
          <table:table-cell table:style-name="ce5" office:value-type="float" office:value="352.163">
            <text:p>352.163</text:p>
          </table:table-cell>
          <table:table-cell table:style-name="ce5" office:value-type="float" office:value="299.382">
            <text:p>299.382</text:p>
          </table:table-cell>
          <table:table-cell table:style-name="ce5" office:value-type="float" office:value="294.664">
            <text:p>294.664</text:p>
          </table:table-cell>
          <table:table-cell table:style-name="ce5" office:value-type="float" office:value="240.196">
            <text:p>240.196</text:p>
          </table:table-cell>
          <table:table-cell table:style-name="ce5" office:value-type="float" office:value="183.016">
            <text:p>183.016</text:p>
          </table:table-cell>
          <table:table-cell table:style-name="ce5" office:value-type="float" office:value="143.773">
            <text:p>143.773</text:p>
          </table:table-cell>
          <table:table-cell table:style-name="ce5" office:value-type="string">
            <text:p><text:s/>6 ♉ 46' 21"</text:p>
          </table:table-cell>
          <table:table-cell table:style-name="ce5" office:value-type="string">
            <text:p>17 ♏ 46' 35"</text:p>
          </table:table-cell>
          <table:table-cell table:style-name="ce5" office:value-type="string">
            <text:p>15 ♈ 55' 58"</text:p>
          </table:table-cell>
          <table:table-cell table:style-name="ce5" office:value-type="string">
            <text:p>15 ♐ 26' 36"</text:p>
          </table:table-cell>
          <table:table-cell table:style-name="ce5" office:value-type="string">
            <text:p>20 ♐ 51' 33"</text:p>
          </table:table-cell>
          <table:table-cell table:style-name="ce5" office:value-type="string">
            <text:p>22 ♓ 09' 46"</text:p>
          </table:table-cell>
          <table:table-cell table:style-name="ce5" office:value-type="string">
            <text:p>29 ♑ 22' 56"</text:p>
          </table:table-cell>
          <table:table-cell table:style-name="ce5" office:value-type="string">
            <text:p>24 ♑ 39' 51"</text:p>
          </table:table-cell>
          <table:table-cell table:style-name="ce5" office:value-type="string">
            <text:p><text:s/>0 ♐ 11' 47"</text:p>
          </table:table-cell>
          <table:table-cell table:style-name="ce5" office:value-type="string">
            <text:p><text:s/>3 ♎ 00' 58"</text:p>
          </table:table-cell>
          <table:table-cell table:style-name="ce5" office:value-type="string">
            <text:p>23 ♌ 46' 23"</text:p>
          </table:table-cell>
          <table:table-cell table:style-name="ce5" office:value-type="float" office:value="-6.269">
            <text:p>-6.269</text:p>
          </table:table-cell>
          <table:table-cell table:style-name="ce5" office:value-type="float" office:value="-14.681">
            <text:p>-14.681</text:p>
          </table:table-cell>
          <table:table-cell table:style-name="ce5" office:value-type="float" office:value="-6.883">
            <text:p>-6.883</text:p>
          </table:table-cell>
          <table:table-cell table:style-name="ce5" office:value-type="float" office:value="10.729">
            <text:p>10.729</text:p>
          </table:table-cell>
          <table:table-cell table:style-name="ce5" office:value-type="float" office:value="-3.231">
            <text:p>-3.231</text:p>
          </table:table-cell>
          <table:table-cell table:style-name="ce5" office:value-type="float" office:value="-10.535">
            <text:p>-10.535</text:p>
          </table:table-cell>
          <table:table-cell table:style-name="ce5" office:value-type="float" office:value="-18.827">
            <text:p>-18.827</text:p>
          </table:table-cell>
          <table:table-cell table:style-name="ce5" office:value-type="float" office:value="-21.814">
            <text:p>-21.814</text:p>
          </table:table-cell>
          <table:table-cell table:style-name="ce5" office:value-type="float" office:value="-6.307">
            <text:p>-6.307</text:p>
          </table:table-cell>
          <table:table-cell table:style-name="ce5" office:value-type="float" office:value="-21.392">
            <text:p>-21.392</text:p>
          </table:table-cell>
          <table:table-cell table:style-name="ce5" office:value-type="float" office:value="-20.999">
            <text:p>-20.999</text:p>
          </table:table-cell>
          <table:table-cell table:style-name="ce5" office:value-type="float" office:value="-7.208">
            <text:p>-7.208</text:p>
          </table:table-cell>
          <table:table-cell table:style-name="ce5" office:value-type="float" office:value="-10.209">
            <text:p>-10.209</text:p>
          </table:table-cell>
          <table:table-cell table:style-name="ce5" office:value-type="float" office:value="-4.275">
            <text:p>-4.275</text:p>
          </table:table-cell>
          <table:table-cell table:style-name="ce5" office:value-type="float" office:value="13.439">
            <text:p>13.439</text:p>
          </table:table-cell>
          <table:table-cell table:style-name="ce5" office:value-type="float" office:value="-0">
            <text:p>-0</text:p>
          </table:table-cell>
          <table:table-cell table:style-name="ce5" office:value-type="float" office:value="-0.176">
            <text:p>-0.176</text:p>
          </table:table-cell>
          <table:table-cell table:style-name="ce5" office:value-type="float" office:value="-0.636">
            <text:p>-0.636</text:p>
          </table:table-cell>
          <table:table-cell table:style-name="ce5" office:value-type="float" office:value="0.716">
            <text:p>0.716</text:p>
          </table:table-cell>
          <table:table-cell table:style-name="ce5" office:value-type="float" office:value="-0.554">
            <text:p>-0.554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-2.342">
            <text:p>-2.342</text:p>
          </table:table-cell>
          <table:table-cell table:style-name="ce5" office:value-type="float" office:value="-0.556">
            <text:p>-0.556</text:p>
          </table:table-cell>
          <table:table-cell table:style-name="ce5" office:value-type="float" office:value="0.522">
            <text:p>0.522</text:p>
          </table:table-cell>
          <table:table-cell table:style-name="ce5" office:value-type="float" office:value="12.99">
            <text:p>12.99</text:p>
          </table:table-cell>
          <table:table-cell table:style-name="ce5" office:value-type="float" office:value="-2.765">
            <text:p>-2.765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337.423">
            <text:p>337.423</text:p>
          </table:table-cell>
          <table:table-cell table:style-name="ce5" office:value-type="float" office:value="350.734">
            <text:p>350.734</text:p>
          </table:table-cell>
          <table:table-cell table:style-name="ce5" office:value-type="float" office:value="6434.569">
            <text:p>6434.569</text:p>
          </table:table-cell>
          <table:table-cell table:style-name="ce5" office:value-type="float" office:value="12174.794">
            <text:p>12174.794</text:p>
          </table:table-cell>
          <table:table-cell table:style-name="ce5" office:value-type="float" office:value="14020.205">
            <text:p>14020.205</text:p>
          </table:table-cell>
          <table:table-cell table:style-name="ce5" office:value-type="float" office:value="12797.159">
            <text:p>12797.159</text:p>
          </table:table-cell>
          <table:table-cell table:style-name="ce5" office:value-type="float" office:value="12962.294">
            <text:p>12962.294</text:p>
          </table:table-cell>
          <table:table-cell table:style-name="ce5" office:value-type="float" office:value="13210.136">
            <text:p>13210.136</text:p>
          </table:table-cell>
          <table:table-cell table:style-name="ce5" office:value-type="float" office:value="13213.887">
            <text:p>13213.887</text:p>
          </table:table-cell>
          <table:table-cell table:style-name="ce5" office:value-type="float" office:value="13267.812">
            <text:p>13267.812</text:p>
          </table:table-cell>
          <table:table-cell table:style-name="ce5" office:value-type="float" office:value="13362.41">
            <text:p>13362.41</text:p>
          </table:table-cell>
          <table:table-cell table:style-name="ce5" office:value-type="float" office:value="373.311">
            <text:p>373.311</text:p>
          </table:table-cell>
          <table:table-cell table:style-name="ce5" office:value-type="float" office:value="6457.146">
            <text:p>6457.146</text:p>
          </table:table-cell>
          <table:table-cell table:style-name="ce5" office:value-type="float" office:value="12197.371">
            <text:p>12197.371</text:p>
          </table:table-cell>
          <table:table-cell table:style-name="ce5" office:value-type="float" office:value="14042.782">
            <text:p>14042.782</text:p>
          </table:table-cell>
          <table:table-cell table:style-name="ce5" office:value-type="float" office:value="12819.736">
            <text:p>12819.736</text:p>
          </table:table-cell>
          <table:table-cell table:style-name="ce5" office:value-type="float" office:value="13051.834">
            <text:p>13051.834</text:p>
          </table:table-cell>
          <table:table-cell table:style-name="ce5" office:value-type="float" office:value="12587.638">
            <text:p>12587.638</text:p>
          </table:table-cell>
          <table:table-cell table:style-name="ce5" office:value-type="float" office:value="6931.834">
            <text:p>6931.834</text:p>
          </table:table-cell>
          <table:table-cell table:style-name="ce5" office:value-type="float" office:value="6513.346">
            <text:p>6513.346</text:p>
          </table:table-cell>
          <table:table-cell table:style-name="ce5" office:value-type="float" office:value="12984.871">
            <text:p>12984.871</text:p>
          </table:table-cell>
          <table:table-cell table:style-name="ce5" office:value-type="float" office:value="13232.713">
            <text:p>13232.713</text:p>
          </table:table-cell>
          <table:table-cell table:style-name="ce5" office:value-type="float" office:value="13236.464">
            <text:p>13236.464</text:p>
          </table:table-cell>
          <table:table-cell table:style-name="ce5" office:value-type="float" office:value="13290.389">
            <text:p>13290.389</text:p>
          </table:table-cell>
          <table:table-cell table:style-name="ce5" office:value-type="float" office:value="13384.987">
            <text:p>13384.987</text:p>
          </table:table-cell>
          <table:table-cell table:style-name="ce5" office:value-type="float" office:value="6443.835">
            <text:p>6443.835</text:p>
          </table:table-cell>
          <table:table-cell table:style-name="ce5" office:value-type="float" office:value="12184.06">
            <text:p>12184.06</text:p>
          </table:table-cell>
          <table:table-cell table:style-name="ce5" office:value-type="float" office:value="14029.471">
            <text:p>14029.471</text:p>
          </table:table-cell>
          <table:table-cell table:style-name="ce5" office:value-type="float" office:value="12806.425">
            <text:p>12806.425</text:p>
          </table:table-cell>
          <table:table-cell table:style-name="ce5" office:value-type="float" office:value="12971.56">
            <text:p>12971.56</text:p>
          </table:table-cell>
          <table:table-cell table:style-name="ce5" office:value-type="float" office:value="13219.402">
            <text:p>13219.402</text:p>
          </table:table-cell>
          <table:table-cell table:style-name="ce5" office:value-type="float" office:value="13223.153">
            <text:p>13223.153</text:p>
          </table:table-cell>
          <table:table-cell table:style-name="ce5" office:value-type="float" office:value="13277.078">
            <text:p>13277.078</text:p>
          </table:table-cell>
          <table:table-cell table:style-name="ce5" office:value-type="float" office:value="13371.676">
            <text:p>13371.676</text:p>
          </table:table-cell>
          <table:table-cell table:style-name="ce5" office:value-type="float" office:value="6100.225">
            <text:p>6100.225</text:p>
          </table:table-cell>
          <table:table-cell table:style-name="ce5" office:value-type="float" office:value="7945.636">
            <text:p>7945.636</text:p>
          </table:table-cell>
          <table:table-cell table:style-name="ce5" office:value-type="float" office:value="6722.59">
            <text:p>6722.59</text:p>
          </table:table-cell>
          <table:table-cell table:style-name="ce5" office:value-type="float" office:value="6887.725">
            <text:p>6887.725</text:p>
          </table:table-cell>
          <table:table-cell table:style-name="ce5" office:value-type="float" office:value="7135.567">
            <text:p>7135.567</text:p>
          </table:table-cell>
          <table:table-cell table:style-name="ce5" office:value-type="float" office:value="7139.318">
            <text:p>7139.318</text:p>
          </table:table-cell>
          <table:table-cell table:style-name="ce5" office:value-type="float" office:value="7193.243">
            <text:p>7193.243</text:p>
          </table:table-cell>
          <table:table-cell table:style-name="ce5" office:value-type="float" office:value="7287.841">
            <text:p>7287.841</text:p>
          </table:table-cell>
          <table:table-cell table:style-name="ce5" office:value-type="float" office:value="2205.411">
            <text:p>2205.411</text:p>
          </table:table-cell>
          <table:table-cell table:style-name="ce5" office:value-type="float" office:value="982.365">
            <text:p>982.365</text:p>
          </table:table-cell>
          <table:table-cell table:style-name="ce5" office:value-type="float" office:value="1147.5">
            <text:p>1147.5</text:p>
          </table:table-cell>
          <table:table-cell table:style-name="ce5" office:value-type="float" office:value="1395.342">
            <text:p>1395.342</text:p>
          </table:table-cell>
          <table:table-cell table:style-name="ce5" office:value-type="float" office:value="1399.093">
            <text:p>1399.093</text:p>
          </table:table-cell>
          <table:table-cell table:style-name="ce5" office:value-type="float" office:value="1453.018">
            <text:p>1453.018</text:p>
          </table:table-cell>
          <table:table-cell table:style-name="ce5" office:value-type="float" office:value="1547.616">
            <text:p>1547.616</text:p>
          </table:table-cell>
          <table:table-cell table:style-name="ce5" office:value-type="float" office:value="-863.046">
            <text:p>-863.046</text:p>
          </table:table-cell>
          <table:table-cell table:style-name="ce5" office:value-type="float" office:value="-697.911">
            <text:p>-697.911</text:p>
          </table:table-cell>
          <table:table-cell table:style-name="ce5" office:value-type="float" office:value="-450.069">
            <text:p>-450.069</text:p>
          </table:table-cell>
          <table:table-cell table:style-name="ce5" office:value-type="float" office:value="-446.318">
            <text:p>-446.318</text:p>
          </table:table-cell>
          <table:table-cell table:style-name="ce5" office:value-type="float" office:value="-392.393">
            <text:p>-392.393</text:p>
          </table:table-cell>
          <table:table-cell table:style-name="ce5" office:value-type="float" office:value="-297.795">
            <text:p>-297.795</text:p>
          </table:table-cell>
          <table:table-cell table:style-name="ce5" office:value-type="float" office:value="525.135">
            <text:p>525.135</text:p>
          </table:table-cell>
          <table:table-cell table:style-name="ce5" office:value-type="float" office:value="772.977">
            <text:p>772.977</text:p>
          </table:table-cell>
          <table:table-cell table:style-name="ce5" office:value-type="float" office:value="776.728">
            <text:p>776.728</text:p>
          </table:table-cell>
          <table:table-cell table:style-name="ce5" office:value-type="float" office:value="830.653">
            <text:p>830.653</text:p>
          </table:table-cell>
          <table:table-cell table:style-name="ce5" office:value-type="float" office:value="925.251">
            <text:p>925.251</text:p>
          </table:table-cell>
          <table:table-cell table:style-name="ce5" office:value-type="float" office:value="607.842">
            <text:p>607.842</text:p>
          </table:table-cell>
          <table:table-cell table:style-name="ce5" office:value-type="float" office:value="611.593">
            <text:p>611.593</text:p>
          </table:table-cell>
          <table:table-cell table:style-name="ce5" office:value-type="float" office:value="665.518">
            <text:p>665.518</text:p>
          </table:table-cell>
          <table:table-cell table:style-name="ce5" office:value-type="float" office:value="760.116">
            <text:p>760.116</text:p>
          </table:table-cell>
          <table:table-cell table:style-name="ce5" office:value-type="float" office:value="363.751">
            <text:p>363.751</text:p>
          </table:table-cell>
          <table:table-cell table:style-name="ce5" office:value-type="float" office:value="417.676">
            <text:p>417.676</text:p>
          </table:table-cell>
          <table:table-cell table:style-name="ce5" office:value-type="float" office:value="512.274">
            <text:p>512.274</text:p>
          </table:table-cell>
          <table:table-cell table:style-name="ce5" office:value-type="float" office:value="413.925">
            <text:p>413.925</text:p>
          </table:table-cell>
          <table:table-cell table:style-name="ce5" office:value-type="float" office:value="508.523">
            <text:p>508.523</text:p>
          </table:table-cell>
          <table:table-cell table:style-name="ce5" office:value-type="float" office:value="454.598">
            <text:p>454.598</text:p>
          </table:table-cell>
          <table:table-cell table:style-name="ce5" office:value-type="float" office:value="32928.996">
            <text:p>32928.996</text:p>
          </table:table-cell>
          <table:table-cell table:style-name="ce5" office:value-type="float" office:value="168.996">
            <text:p>168.996</text:p>
          </table:table-cell>
          <table:table-cell table:style-name="ce5" office:value-type="float" office:value="41060.84">
            <text:p>41060.84</text:p>
          </table:table-cell>
          <table:table-cell table:style-name="ce5" office:value-type="float" office:value="46941.33">
            <text:p>46941.33</text:p>
          </table:table-cell>
          <table:table-cell table:style-name="ce5" office:value-type="float" office:value="52695.914">
            <text:p>52695.914</text:p>
          </table:table-cell>
          <table:table-cell table:style-name="ce5" office:value-type="float" office:value="53493.757">
            <text:p>53493.757</text:p>
          </table:table-cell>
          <table:table-cell table:style-name="ce5" office:value-type="float" office:value="53324.61">
            <text:p>53324.61</text:p>
          </table:table-cell>
          <table:table-cell table:style-name="ce5" office:value-type="float" office:value="53737.391">
            <text:p>53737.391</text:p>
          </table:table-cell>
          <table:table-cell table:style-name="ce5" office:value-type="float" office:value="53742.109">
            <text:p>53742.109</text:p>
          </table:table-cell>
          <table:table-cell table:style-name="ce5" office:value-type="float" office:value="53796.577">
            <text:p>53796.577</text:p>
          </table:table-cell>
          <table:table-cell table:style-name="ce5" office:value-type="float" office:value="53893">
            <text:p>53893</text:p>
          </table:table-cell>
          <table:table-cell table:style-name="ce5" office:value-type="float" office:value="8491.844">
            <text:p>8491.844</text:p>
          </table:table-cell>
          <table:table-cell table:style-name="ce5" office:value-type="float" office:value="14372.334">
            <text:p>14372.334</text:p>
          </table:table-cell>
          <table:table-cell table:style-name="ce5" office:value-type="float" office:value="20126.918">
            <text:p>20126.918</text:p>
          </table:table-cell>
          <table:table-cell table:style-name="ce5" office:value-type="float" office:value="20924.761">
            <text:p>20924.761</text:p>
          </table:table-cell>
          <table:table-cell table:style-name="ce5" office:value-type="float" office:value="20755.614">
            <text:p>20755.614</text:p>
          </table:table-cell>
          <table:table-cell table:style-name="ce5" table:formula="of:=MOD([.GI11]; 360)" office:value-type="float" office:value="235.614000000001">
            <text:p>235.614</text:p>
          </table:table-cell>
          <table:table-cell table:style-name="ce5" office:value-type="float" office:value="21168.395">
            <text:p>21168.395</text:p>
          </table:table-cell>
          <table:table-cell table:style-name="ce5" office:value-type="float" office:value="21173.113">
            <text:p>21173.113</text:p>
          </table:table-cell>
          <table:table-cell table:style-name="ce5" office:value-type="float" office:value="21227.581">
            <text:p>21227.581</text:p>
          </table:table-cell>
          <table:table-cell table:style-name="ce5" office:value-type="float" office:value="21324.004">
            <text:p>21324.004</text:p>
          </table:table-cell>
          <table:table-cell table:style-name="ce5" office:value-type="float" office:value="6240.49">
            <text:p>6240.49</text:p>
          </table:table-cell>
          <table:table-cell table:style-name="ce5" office:value-type="float" office:value="11995.074">
            <text:p>11995.074</text:p>
          </table:table-cell>
          <table:table-cell table:style-name="ce5" office:value-type="float" office:value="12792.917">
            <text:p>12792.917</text:p>
          </table:table-cell>
          <table:table-cell table:style-name="ce5" office:value-type="float" office:value="12623.77">
            <text:p>12623.77</text:p>
          </table:table-cell>
          <table:table-cell table:style-name="ce5" office:value-type="float" office:value="13036.551">
            <text:p>13036.551</text:p>
          </table:table-cell>
          <table:table-cell table:style-name="ce5" office:value-type="float" office:value="13041.269">
            <text:p>13041.269</text:p>
          </table:table-cell>
          <table:table-cell table:style-name="ce5" office:value-type="float" office:value="13095.737">
            <text:p>13095.737</text:p>
          </table:table-cell>
          <table:table-cell table:style-name="ce5" office:value-type="float" office:value="13192.16">
            <text:p>13192.16</text:p>
          </table:table-cell>
          <table:table-cell table:style-name="ce5" office:value-type="float" office:value="6114.584">
            <text:p>6114.584</text:p>
          </table:table-cell>
          <table:table-cell table:style-name="ce5" office:value-type="float" office:value="6912.427">
            <text:p>6912.427</text:p>
          </table:table-cell>
          <table:table-cell table:style-name="ce5" office:value-type="float" office:value="6743.28">
            <text:p>6743.28</text:p>
          </table:table-cell>
          <table:table-cell table:style-name="ce5" office:value-type="float" office:value="7156.061">
            <text:p>7156.061</text:p>
          </table:table-cell>
          <table:table-cell table:style-name="ce5" office:value-type="float" office:value="7160.779">
            <text:p>7160.779</text:p>
          </table:table-cell>
          <table:table-cell table:style-name="ce5" office:value-type="float" office:value="7215.247">
            <text:p>7215.247</text:p>
          </table:table-cell>
          <table:table-cell table:style-name="ce5" office:value-type="float" office:value="7311.67">
            <text:p>7311.67</text:p>
          </table:table-cell>
          <table:table-cell table:style-name="ce5" office:value-type="float" office:value="1157.843">
            <text:p>1157.843</text:p>
          </table:table-cell>
          <table:table-cell table:style-name="ce5" office:value-type="float" office:value="988.696">
            <text:p>988.696</text:p>
          </table:table-cell>
          <table:table-cell table:style-name="ce5" office:value-type="float" office:value="1401.477">
            <text:p>1401.477</text:p>
          </table:table-cell>
          <table:table-cell table:style-name="ce5" office:value-type="float" office:value="1406.195">
            <text:p>1406.195</text:p>
          </table:table-cell>
          <table:table-cell table:style-name="ce5" office:value-type="float" office:value="1460.663">
            <text:p>1460.663</text:p>
          </table:table-cell>
          <table:table-cell table:style-name="ce5" office:value-type="float" office:value="759.243">
            <text:p>759.243</text:p>
          </table:table-cell>
          <table:table-cell table:style-name="ce5" office:value-type="float" office:value="190.853">
            <text:p>190.853</text:p>
          </table:table-cell>
          <table:table-cell table:style-name="ce5" office:value-type="float" office:value="603.634">
            <text:p>603.634</text:p>
          </table:table-cell>
          <table:table-cell table:style-name="ce5" office:value-type="float" office:value="608.352">
            <text:p>608.352</text:p>
          </table:table-cell>
          <table:table-cell table:style-name="ce5" office:value-type="float" office:value="662.82">
            <text:p>662.82</text:p>
          </table:table-cell>
          <table:table-cell table:style-name="ce5" office:value-type="float" office:value="759.243">
            <text:p>759.243</text:p>
          </table:table-cell>
          <table:table-cell table:style-name="ce5" office:value-type="float" office:value="772.781">
            <text:p>772.781</text:p>
          </table:table-cell>
          <table:table-cell table:style-name="ce5" office:value-type="float" office:value="777.499">
            <text:p>777.499</text:p>
          </table:table-cell>
          <table:table-cell table:style-name="ce5" office:value-type="float" office:value="831.967">
            <text:p>831.967</text:p>
          </table:table-cell>
          <table:table-cell table:style-name="ce5" office:value-type="float" office:value="928.39">
            <text:p>928.39</text:p>
          </table:table-cell>
          <table:table-cell table:style-name="ce5" office:value-type="float" office:value="364.718">
            <text:p>364.718</text:p>
          </table:table-cell>
          <table:table-cell table:style-name="ce5" office:value-type="float" office:value="419.186">
            <text:p>419.186</text:p>
          </table:table-cell>
          <table:table-cell table:style-name="ce5" office:value-type="float" office:value="515.609">
            <text:p>515.609</text:p>
          </table:table-cell>
          <table:table-cell table:style-name="ce5" office:value-type="float" office:value="414.468">
            <text:p>414.468</text:p>
          </table:table-cell>
          <table:table-cell table:style-name="ce5" office:value-type="float" office:value="510.891">
            <text:p>510.891</text:p>
          </table:table-cell>
          <table:table-cell table:style-name="ce5" office:value-type="float" office:value="456.423">
            <text:p>456.423</text:p>
          </table:table-cell>
          <table:table-cell table:style-name="ce5" table:number-columns-repeated="792"/>
        </table:table-row>
        <table:table-row table:style-name="ro1">
          <table:table-cell office:value-type="string">
            <text:p>1995-11-01 12:00</text:p>
          </table:table-cell>
          <table:table-cell office:value-type="float" office:value="8.803">
            <text:p>8.803</text:p>
          </table:table-cell>
          <table:table-cell office:value-type="float" office:value="2.099">
            <text:p>2.099</text:p>
          </table:table-cell>
          <table:table-cell office:value-type="float" office:value="10.689">
            <text:p>10.689</text:p>
          </table:table-cell>
          <table:table-cell office:value-type="float" office:value="12.87">
            <text:p>12.87</text:p>
          </table:table-cell>
          <table:table-cell office:value-type="float" office:value="8.55">
            <text:p>8.55</text:p>
          </table:table-cell>
          <table:table-cell office:value-type="float" office:value="1.166">
            <text:p>1.166</text:p>
          </table:table-cell>
          <table:table-cell office:value-type="float" office:value="3.346">
            <text:p>3.346</text:p>
          </table:table-cell>
          <table:table-cell office:value-type="float" office:value="11.819">
            <text:p>11.819</text:p>
          </table:table-cell>
          <table:table-cell office:value-type="float" office:value="7.988">
            <text:p>7.988</text:p>
          </table:table-cell>
          <table:table-cell office:value-type="float" office:value="14.657">
            <text:p>14.657</text:p>
          </table:table-cell>
          <table:table-cell office:value-type="float" office:value="11.477">
            <text:p>11.477</text:p>
          </table:table-cell>
          <table:table-cell office:value-type="float" office:value="7.584">
            <text:p>7.584</text:p>
          </table:table-cell>
          <table:table-cell office:value-type="float" office:value="9.386">
            <text:p>9.386</text:p>
          </table:table-cell>
          <table:table-cell office:value-type="float" office:value="218.803">
            <text:p>218.803</text:p>
          </table:table-cell>
          <table:table-cell office:value-type="float" office:value="332.099">
            <text:p>332.099</text:p>
          </table:table-cell>
          <table:table-cell office:value-type="float" office:value="205.689">
            <text:p>205.689</text:p>
          </table:table-cell>
          <table:table-cell office:value-type="float" office:value="237.87">
            <text:p>237.87</text:p>
          </table:table-cell>
          <table:table-cell office:value-type="float" office:value="248.55">
            <text:p>248.55</text:p>
          </table:table-cell>
          <table:table-cell office:value-type="float" office:value="256.166">
            <text:p>256.166</text:p>
          </table:table-cell>
          <table:table-cell office:value-type="float" office:value="348.346">
            <text:p>348.346</text:p>
          </table:table-cell>
          <table:table-cell office:value-type="float" office:value="296.819">
            <text:p>296.819</text:p>
          </table:table-cell>
          <table:table-cell office:value-type="float" office:value="292.988">
            <text:p>292.988</text:p>
          </table:table-cell>
          <table:table-cell office:value-type="float" office:value="239.657">
            <text:p>239.657</text:p>
          </table:table-cell>
          <table:table-cell office:value-type="float" office:value="206.477">
            <text:p>206.477</text:p>
          </table:table-cell>
          <table:table-cell office:value-type="float" office:value="187.584">
            <text:p>187.584</text:p>
          </table:table-cell>
          <table:table-cell office:value-type="float" office:value="144.386">
            <text:p>144.386</text:p>
          </table:table-cell>
          <table:table-cell office:value-type="float" office:value="280.421">
            <text:p>280.421</text:p>
          </table:table-cell>
          <table:table-cell office:value-type="float" office:value="286.4508333333">
            <text:p>286.4508333333</text:p>
          </table:table-cell>
          <table:table-cell office:value-type="float" office:value="286.7952">
            <text:p>286.7952</text:p>
          </table:table-cell>
          <table:table-cell office:value-type="float" office:value="290.0842">
            <text:p>290.0842</text:p>
          </table:table-cell>
          <table:table-cell office:value-type="float" office:value="252.734625">
            <text:p>252.734625</text:p>
          </table:table-cell>
          <table:table-cell office:value-type="string">
            <text:p><text:s/>8 ♏ 48' 11"</text:p>
          </table:table-cell>
          <table:table-cell office:value-type="string">
            <text:p><text:s/>2 ♓ 05' 56"</text:p>
          </table:table-cell>
          <table:table-cell office:value-type="string">
            <text:p>25 ♎ 41' 19"</text:p>
          </table:table-cell>
          <table:table-cell office:value-type="string">
            <text:p>27 ♏ 52' 12"</text:p>
          </table:table-cell>
          <table:table-cell office:value-type="string">
            <text:p><text:s/>8 ♐ 33' 00"</text:p>
          </table:table-cell>
          <table:table-cell office:value-type="string">
            <text:p>16 ♐ 09' 57"</text:p>
          </table:table-cell>
          <table:table-cell office:value-type="string">
            <text:p>18 ♓ 20' 43"</text:p>
          </table:table-cell>
          <table:table-cell office:value-type="string">
            <text:p>26 ♑ 49' 08"</text:p>
          </table:table-cell>
          <table:table-cell office:value-type="string">
            <text:p>22 ♑ 59' 16"</text:p>
          </table:table-cell>
          <table:table-cell office:value-type="string">
            <text:p>29 ♏ 39' 25"</text:p>
          </table:table-cell>
          <table:table-cell office:value-type="string">
            <text:p>26 ♎ 28' 36"</text:p>
          </table:table-cell>
          <table:table-cell office:value-type="string">
            <text:p><text:s/>7 ♎ 35' 01"</text:p>
          </table:table-cell>
          <table:table-cell office:value-type="string">
            <text:p>24 ♌ 23' 09"</text:p>
          </table:table-cell>
          <table:table-cell office:value-type="float" office:value="3.125">
            <text:p>3.125</text:p>
          </table:table-cell>
          <table:table-cell office:value-type="float" office:value="9.369">
            <text:p>9.369</text:p>
          </table:table-cell>
          <table:table-cell office:value-type="float" office:value="8.803">
            <text:p>8.803</text:p>
          </table:table-cell>
          <table:table-cell office:value-type="float" office:value="13.284">
            <text:p>13.284</text:p>
          </table:table-cell>
          <table:table-cell office:value-type="float" office:value="7.703">
            <text:p>7.703</text:p>
          </table:table-cell>
          <table:table-cell office:value-type="float" office:value="7.924">
            <text:p>7.924</text:p>
          </table:table-cell>
          <table:table-cell office:value-type="float" office:value="14.638">
            <text:p>14.638</text:p>
          </table:table-cell>
          <table:table-cell office:value-type="float" office:value="9.802">
            <text:p>9.802</text:p>
          </table:table-cell>
          <table:table-cell office:value-type="float" office:value="0.354">
            <text:p>0.354</text:p>
          </table:table-cell>
          <table:table-cell office:value-type="float" office:value="4.094">
            <text:p>4.094</text:p>
          </table:table-cell>
          <table:table-cell office:value-type="float" office:value="8.796">
            <text:p>8.796</text:p>
          </table:table-cell>
          <table:table-cell office:value-type="float" office:value="168.125">
            <text:p>168.125</text:p>
          </table:table-cell>
          <table:table-cell office:value-type="float" office:value="264.369">
            <text:p>264.369</text:p>
          </table:table-cell>
          <table:table-cell office:value-type="float" office:value="38.803">
            <text:p>38.803</text:p>
          </table:table-cell>
          <table:table-cell office:value-type="float" office:value="268.284">
            <text:p>268.284</text:p>
          </table:table-cell>
          <table:table-cell office:value-type="float" office:value="262.703">
            <text:p>262.703</text:p>
          </table:table-cell>
          <table:table-cell office:value-type="float" office:value="352.924">
            <text:p>352.924</text:p>
          </table:table-cell>
          <table:table-cell office:value-type="float" office:value="299.638">
            <text:p>299.638</text:p>
          </table:table-cell>
          <table:table-cell office:value-type="float" office:value="294.802">
            <text:p>294.802</text:p>
          </table:table-cell>
          <table:table-cell office:value-type="float" office:value="240.354">
            <text:p>240.354</text:p>
          </table:table-cell>
          <table:table-cell office:value-type="float" office:value="184.094">
            <text:p>184.094</text:p>
          </table:table-cell>
          <table:table-cell office:value-type="float" office:value="143.796">
            <text:p>143.796</text:p>
          </table:table-cell>
          <table:table-cell office:value-type="string">
            <text:p>18 ♍ 07' 29"</text:p>
          </table:table-cell>
          <table:table-cell office:value-type="string">
            <text:p>24 ♐ 22' 09"</text:p>
          </table:table-cell>
          <table:table-cell office:value-type="string">
            <text:p><text:s/>8 ♉ 48' 11"</text:p>
          </table:table-cell>
          <table:table-cell office:value-type="string">
            <text:p>28 ♐ 17' 01"</text:p>
          </table:table-cell>
          <table:table-cell office:value-type="string">
            <text:p>22 ♐ 42' 11"</text:p>
          </table:table-cell>
          <table:table-cell office:value-type="string">
            <text:p>22 ♓ 55' 24"</text:p>
          </table:table-cell>
          <table:table-cell office:value-type="string">
            <text:p>29 ♑ 38' 18"</text:p>
          </table:table-cell>
          <table:table-cell office:value-type="string">
            <text:p>24 ♑ 48' 06"</text:p>
          </table:table-cell>
          <table:table-cell office:value-type="string">
            <text:p><text:s/>0 ♐ 21' 13"</text:p>
          </table:table-cell>
          <table:table-cell office:value-type="string">
            <text:p><text:s/>4 ♎ 05' 38"</text:p>
          </table:table-cell>
          <table:table-cell office:value-type="string">
            <text:p>23 ♌ 47' 45"</text:p>
          </table:table-cell>
          <table:table-cell office:value-type="float" office:value="-14.433">
            <text:p>-14.433</text:p>
          </table:table-cell>
          <table:table-cell office:value-type="float" office:value="-21.181">
            <text:p>-21.181</text:p>
          </table:table-cell>
          <table:table-cell office:value-type="float" office:value="-14.074">
            <text:p>-14.074</text:p>
          </table:table-cell>
          <table:table-cell office:value-type="float" office:value="-6.711">
            <text:p>-6.711</text:p>
          </table:table-cell>
          <table:table-cell office:value-type="float" office:value="-8.26">
            <text:p>-8.26</text:p>
          </table:table-cell>
          <table:table-cell office:value-type="float" office:value="-19.888">
            <text:p>-19.888</text:p>
          </table:table-cell>
          <table:table-cell office:value-type="float" office:value="-22.474">
            <text:p>-22.474</text:p>
          </table:table-cell>
          <table:table-cell office:value-type="float" office:value="-22.373">
            <text:p>-22.373</text:p>
          </table:table-cell>
          <table:table-cell office:value-type="float" office:value="-6.722">
            <text:p>-6.722</text:p>
          </table:table-cell>
          <table:table-cell office:value-type="float" office:value="-21.328">
            <text:p>-21.328</text:p>
          </table:table-cell>
          <table:table-cell office:value-type="float" office:value="-20.975">
            <text:p>-20.975</text:p>
          </table:table-cell>
          <table:table-cell office:value-type="float" office:value="-7.478">
            <text:p>-7.478</text:p>
          </table:table-cell>
          <table:table-cell office:value-type="float" office:value="-10.214">
            <text:p>-10.214</text:p>
          </table:table-cell>
          <table:table-cell office:value-type="float" office:value="-5.489">
            <text:p>-5.489</text:p>
          </table:table-cell>
          <table:table-cell office:value-type="float" office:value="13.396">
            <text:p>13.396</text:p>
          </table:table-cell>
          <table:table-cell office:value-type="float" office:value="0">
            <text:p>0</text:p>
          </table:table-cell>
          <table:table-cell office:value-type="float" office:value="4.296">
            <text:p>4.296</text:p>
          </table:table-cell>
          <table:table-cell office:value-type="float" office:value="1.791">
            <text:p>1.791</text:p>
          </table:table-cell>
          <table:table-cell office:value-type="float" office:value="-0.209">
            <text:p>-0.209</text:p>
          </table:table-cell>
          <table:table-cell office:value-type="float" office:value="-0.756">
            <text:p>-0.756</text:p>
          </table:table-cell>
          <table:table-cell office:value-type="float" office:value="0.348">
            <text:p>0.348</text:p>
          </table:table-cell>
          <table:table-cell office:value-type="float" office:value="-2.297">
            <text:p>-2.297</text:p>
          </table:table-cell>
          <table:table-cell office:value-type="float" office:value="-0.547">
            <text:p>-0.547</text:p>
          </table:table-cell>
          <table:table-cell office:value-type="float" office:value="0.511">
            <text:p>0.511</text:p>
          </table:table-cell>
          <table:table-cell office:value-type="float" office:value="12.877">
            <text:p>12.877</text:p>
          </table:table-cell>
          <table:table-cell office:value-type="float" office:value="-2.7">
            <text:p>-2.7</text:p>
          </table:table-cell>
          <table:table-cell office:value-type="float" office:value="0.003">
            <text:p>0.003</text:p>
          </table:table-cell>
          <table:table-cell office:value-type="float" office:value="327.819">
            <text:p>327.819</text:p>
          </table:table-cell>
          <table:table-cell office:value-type="float" office:value="346.886">
            <text:p>346.886</text:p>
          </table:table-cell>
          <table:table-cell office:value-type="float" office:value="6437.139">
            <text:p>6437.139</text:p>
          </table:table-cell>
          <table:table-cell office:value-type="float" office:value="12189.523">
            <text:p>12189.523</text:p>
          </table:table-cell>
          <table:table-cell office:value-type="float" office:value="14039.212">
            <text:p>14039.212</text:p>
          </table:table-cell>
          <table:table-cell office:value-type="float" office:value="12817.343">
            <text:p>12817.343</text:p>
          </table:table-cell>
          <table:table-cell office:value-type="float" office:value="12978.105">
            <text:p>12978.105</text:p>
          </table:table-cell>
          <table:table-cell office:value-type="float" office:value="13228.87">
            <text:p>13228.87</text:p>
          </table:table-cell>
          <table:table-cell office:value-type="float" office:value="13232.701">
            <text:p>13232.701</text:p>
          </table:table-cell>
          <table:table-cell office:value-type="float" office:value="13286.032">
            <text:p>13286.032</text:p>
          </table:table-cell>
          <table:table-cell office:value-type="float" office:value="13381.303">
            <text:p>13381.303</text:p>
          </table:table-cell>
          <table:table-cell office:value-type="float" office:value="379.067">
            <text:p>379.067</text:p>
          </table:table-cell>
          <table:table-cell office:value-type="float" office:value="6469.32">
            <text:p>6469.32</text:p>
          </table:table-cell>
          <table:table-cell office:value-type="float" office:value="12221.704">
            <text:p>12221.704</text:p>
          </table:table-cell>
          <table:table-cell office:value-type="float" office:value="14071.393">
            <text:p>14071.393</text:p>
          </table:table-cell>
          <table:table-cell office:value-type="float" office:value="12849.524">
            <text:p>12849.524</text:p>
          </table:table-cell>
          <table:table-cell office:value-type="float" office:value="13098.074">
            <text:p>13098.074</text:p>
          </table:table-cell>
          <table:table-cell office:value-type="float" office:value="12600.974">
            <text:p>12600.974</text:p>
          </table:table-cell>
          <table:table-cell office:value-type="float" office:value="6978.074">
            <text:p>6978.074</text:p>
          </table:table-cell>
          <table:table-cell office:value-type="float" office:value="6502.334">
            <text:p>6502.334</text:p>
          </table:table-cell>
          <table:table-cell office:value-type="float" office:value="13010.286">
            <text:p>13010.286</text:p>
          </table:table-cell>
          <table:table-cell office:value-type="float" office:value="13261.051">
            <text:p>13261.051</text:p>
          </table:table-cell>
          <table:table-cell office:value-type="float" office:value="13264.882">
            <text:p>13264.882</text:p>
          </table:table-cell>
          <table:table-cell office:value-type="float" office:value="13318.213">
            <text:p>13318.213</text:p>
          </table:table-cell>
          <table:table-cell office:value-type="float" office:value="13413.484">
            <text:p>13413.484</text:p>
          </table:table-cell>
          <table:table-cell office:value-type="float" office:value="6450.253">
            <text:p>6450.253</text:p>
          </table:table-cell>
          <table:table-cell office:value-type="float" office:value="12202.637">
            <text:p>12202.637</text:p>
          </table:table-cell>
          <table:table-cell office:value-type="float" office:value="14052.326">
            <text:p>14052.326</text:p>
          </table:table-cell>
          <table:table-cell office:value-type="float" office:value="12830.457">
            <text:p>12830.457</text:p>
          </table:table-cell>
          <table:table-cell office:value-type="float" office:value="12991.219">
            <text:p>12991.219</text:p>
          </table:table-cell>
          <table:table-cell office:value-type="float" office:value="13241.984">
            <text:p>13241.984</text:p>
          </table:table-cell>
          <table:table-cell office:value-type="float" office:value="13245.815">
            <text:p>13245.815</text:p>
          </table:table-cell>
          <table:table-cell office:value-type="float" office:value="13299.146">
            <text:p>13299.146</text:p>
          </table:table-cell>
          <table:table-cell office:value-type="float" office:value="13394.417">
            <text:p>13394.417</text:p>
          </table:table-cell>
          <table:table-cell office:value-type="float" office:value="6112.384">
            <text:p>6112.384</text:p>
          </table:table-cell>
          <table:table-cell office:value-type="float" office:value="7962.073">
            <text:p>7962.073</text:p>
          </table:table-cell>
          <table:table-cell office:value-type="float" office:value="6740.204">
            <text:p>6740.204</text:p>
          </table:table-cell>
          <table:table-cell office:value-type="float" office:value="6900.966">
            <text:p>6900.966</text:p>
          </table:table-cell>
          <table:table-cell office:value-type="float" office:value="7151.731">
            <text:p>7151.731</text:p>
          </table:table-cell>
          <table:table-cell office:value-type="float" office:value="7155.562">
            <text:p>7155.562</text:p>
          </table:table-cell>
          <table:table-cell office:value-type="float" office:value="7208.893">
            <text:p>7208.893</text:p>
          </table:table-cell>
          <table:table-cell office:value-type="float" office:value="7304.164">
            <text:p>7304.164</text:p>
          </table:table-cell>
          <table:table-cell office:value-type="float" office:value="2209.689">
            <text:p>2209.689</text:p>
          </table:table-cell>
          <table:table-cell office:value-type="float" office:value="987.82">
            <text:p>987.82</text:p>
          </table:table-cell>
          <table:table-cell office:value-type="float" office:value="1148.582">
            <text:p>1148.582</text:p>
          </table:table-cell>
          <table:table-cell office:value-type="float" office:value="1399.347">
            <text:p>1399.347</text:p>
          </table:table-cell>
          <table:table-cell office:value-type="float" office:value="1403.178">
            <text:p>1403.178</text:p>
          </table:table-cell>
          <table:table-cell office:value-type="float" office:value="1456.509">
            <text:p>1456.509</text:p>
          </table:table-cell>
          <table:table-cell office:value-type="float" office:value="1551.78">
            <text:p>1551.78</text:p>
          </table:table-cell>
          <table:table-cell office:value-type="float" office:value="-861.869">
            <text:p>-861.869</text:p>
          </table:table-cell>
          <table:table-cell office:value-type="float" office:value="-701.107">
            <text:p>-701.107</text:p>
          </table:table-cell>
          <table:table-cell office:value-type="float" office:value="-450.342">
            <text:p>-450.342</text:p>
          </table:table-cell>
          <table:table-cell office:value-type="float" office:value="-446.511">
            <text:p>-446.511</text:p>
          </table:table-cell>
          <table:table-cell office:value-type="float" office:value="-393.18">
            <text:p>-393.18</text:p>
          </table:table-cell>
          <table:table-cell office:value-type="float" office:value="-297.909">
            <text:p>-297.909</text:p>
          </table:table-cell>
          <table:table-cell office:value-type="float" office:value="520.762">
            <text:p>520.762</text:p>
          </table:table-cell>
          <table:table-cell office:value-type="float" office:value="771.527">
            <text:p>771.527</text:p>
          </table:table-cell>
          <table:table-cell office:value-type="float" office:value="775.358">
            <text:p>775.358</text:p>
          </table:table-cell>
          <table:table-cell office:value-type="float" office:value="828.689">
            <text:p>828.689</text:p>
          </table:table-cell>
          <table:table-cell office:value-type="float" office:value="923.96">
            <text:p>923.96</text:p>
          </table:table-cell>
          <table:table-cell office:value-type="float" office:value="610.765">
            <text:p>610.765</text:p>
          </table:table-cell>
          <table:table-cell office:value-type="float" office:value="614.596">
            <text:p>614.596</text:p>
          </table:table-cell>
          <table:table-cell office:value-type="float" office:value="667.927">
            <text:p>667.927</text:p>
          </table:table-cell>
          <table:table-cell office:value-type="float" office:value="763.198">
            <text:p>763.198</text:p>
          </table:table-cell>
          <table:table-cell office:value-type="float" office:value="363.831">
            <text:p>363.831</text:p>
          </table:table-cell>
          <table:table-cell office:value-type="float" office:value="417.162">
            <text:p>417.162</text:p>
          </table:table-cell>
          <table:table-cell office:value-type="float" office:value="512.433">
            <text:p>512.433</text:p>
          </table:table-cell>
          <table:table-cell office:value-type="float" office:value="413.331">
            <text:p>413.331</text:p>
          </table:table-cell>
          <table:table-cell office:value-type="float" office:value="508.602">
            <text:p>508.602</text:p>
          </table:table-cell>
          <table:table-cell office:value-type="float" office:value="455.271">
            <text:p>455.271</text:p>
          </table:table-cell>
          <table:table-cell office:value-type="float" office:value="33023.756">
            <text:p>33023.756</text:p>
          </table:table-cell>
          <table:table-cell office:value-type="float" office:value="263.756">
            <text:p>263.756</text:p>
          </table:table-cell>
          <table:table-cell office:value-type="float" office:value="41169.322">
            <text:p>41169.322</text:p>
          </table:table-cell>
          <table:table-cell office:value-type="float" office:value="47059.841">
            <text:p>47059.841</text:p>
          </table:table-cell>
          <table:table-cell office:value-type="float" office:value="52825.422">
            <text:p>52825.422</text:p>
          </table:table-cell>
          <table:table-cell office:value-type="float" office:value="53624.031">
            <text:p>53624.031</text:p>
          </table:table-cell>
          <table:table-cell office:value-type="float" office:value="53455.201">
            <text:p>53455.201</text:p>
          </table:table-cell>
          <table:table-cell office:value-type="float" office:value="53868.487">
            <text:p>53868.487</text:p>
          </table:table-cell>
          <table:table-cell office:value-type="float" office:value="53873.323">
            <text:p>53873.323</text:p>
          </table:table-cell>
          <table:table-cell office:value-type="float" office:value="53927.771">
            <text:p>53927.771</text:p>
          </table:table-cell>
          <table:table-cell office:value-type="float" office:value="54024.329">
            <text:p>54024.329</text:p>
          </table:table-cell>
          <table:table-cell office:value-type="float" office:value="8505.566">
            <text:p>8505.566</text:p>
          </table:table-cell>
          <table:table-cell office:value-type="float" office:value="14396.085">
            <text:p>14396.085</text:p>
          </table:table-cell>
          <table:table-cell office:value-type="float" office:value="20161.666">
            <text:p>20161.666</text:p>
          </table:table-cell>
          <table:table-cell office:value-type="float" office:value="20960.275">
            <text:p>20960.275</text:p>
          </table:table-cell>
          <table:table-cell office:value-type="float" office:value="20791.445">
            <text:p>20791.445</text:p>
          </table:table-cell>
          <table:table-cell table:formula="of:=MOD([.GI12]; 360)" office:value-type="float" office:value="271.445">
            <text:p>271.445</text:p>
          </table:table-cell>
          <table:table-cell office:value-type="float" office:value="21204.731">
            <text:p>21204.731</text:p>
          </table:table-cell>
          <table:table-cell office:value-type="float" office:value="21209.567">
            <text:p>21209.567</text:p>
          </table:table-cell>
          <table:table-cell office:value-type="float" office:value="21264.015">
            <text:p>21264.015</text:p>
          </table:table-cell>
          <table:table-cell office:value-type="float" office:value="21360.573">
            <text:p>21360.573</text:p>
          </table:table-cell>
          <table:table-cell office:value-type="float" office:value="6250.519">
            <text:p>6250.519</text:p>
          </table:table-cell>
          <table:table-cell office:value-type="float" office:value="12016.1">
            <text:p>12016.1</text:p>
          </table:table-cell>
          <table:table-cell office:value-type="float" office:value="12814.709">
            <text:p>12814.709</text:p>
          </table:table-cell>
          <table:table-cell office:value-type="float" office:value="12645.879">
            <text:p>12645.879</text:p>
          </table:table-cell>
          <table:table-cell office:value-type="float" office:value="13059.165">
            <text:p>13059.165</text:p>
          </table:table-cell>
          <table:table-cell office:value-type="float" office:value="13064.001">
            <text:p>13064.001</text:p>
          </table:table-cell>
          <table:table-cell office:value-type="float" office:value="13118.449">
            <text:p>13118.449</text:p>
          </table:table-cell>
          <table:table-cell office:value-type="float" office:value="13215.007">
            <text:p>13215.007</text:p>
          </table:table-cell>
          <table:table-cell office:value-type="float" office:value="6125.581">
            <text:p>6125.581</text:p>
          </table:table-cell>
          <table:table-cell office:value-type="float" office:value="6924.19">
            <text:p>6924.19</text:p>
          </table:table-cell>
          <table:table-cell office:value-type="float" office:value="6755.36">
            <text:p>6755.36</text:p>
          </table:table-cell>
          <table:table-cell office:value-type="float" office:value="7168.646">
            <text:p>7168.646</text:p>
          </table:table-cell>
          <table:table-cell office:value-type="float" office:value="7173.482">
            <text:p>7173.482</text:p>
          </table:table-cell>
          <table:table-cell office:value-type="float" office:value="7227.93">
            <text:p>7227.93</text:p>
          </table:table-cell>
          <table:table-cell office:value-type="float" office:value="7324.488">
            <text:p>7324.488</text:p>
          </table:table-cell>
          <table:table-cell office:value-type="float" office:value="1158.609">
            <text:p>1158.609</text:p>
          </table:table-cell>
          <table:table-cell office:value-type="float" office:value="989.779">
            <text:p>989.779</text:p>
          </table:table-cell>
          <table:table-cell office:value-type="float" office:value="1403.065">
            <text:p>1403.065</text:p>
          </table:table-cell>
          <table:table-cell office:value-type="float" office:value="1407.901">
            <text:p>1407.901</text:p>
          </table:table-cell>
          <table:table-cell office:value-type="float" office:value="1462.349">
            <text:p>1462.349</text:p>
          </table:table-cell>
          <table:table-cell office:value-type="float" office:value="760.298">
            <text:p>760.298</text:p>
          </table:table-cell>
          <table:table-cell office:value-type="float" office:value="191.17">
            <text:p>191.17</text:p>
          </table:table-cell>
          <table:table-cell office:value-type="float" office:value="604.456">
            <text:p>604.456</text:p>
          </table:table-cell>
          <table:table-cell office:value-type="float" office:value="609.292">
            <text:p>609.292</text:p>
          </table:table-cell>
          <table:table-cell office:value-type="float" office:value="663.74">
            <text:p>663.74</text:p>
          </table:table-cell>
          <table:table-cell office:value-type="float" office:value="760.298">
            <text:p>760.298</text:p>
          </table:table-cell>
          <table:table-cell office:value-type="float" office:value="773.286">
            <text:p>773.286</text:p>
          </table:table-cell>
          <table:table-cell office:value-type="float" office:value="778.122">
            <text:p>778.122</text:p>
          </table:table-cell>
          <table:table-cell office:value-type="float" office:value="832.57">
            <text:p>832.57</text:p>
          </table:table-cell>
          <table:table-cell office:value-type="float" office:value="929.128">
            <text:p>929.128</text:p>
          </table:table-cell>
          <table:table-cell office:value-type="float" office:value="364.836">
            <text:p>364.836</text:p>
          </table:table-cell>
          <table:table-cell office:value-type="float" office:value="419.284">
            <text:p>419.284</text:p>
          </table:table-cell>
          <table:table-cell office:value-type="float" office:value="515.842">
            <text:p>515.842</text:p>
          </table:table-cell>
          <table:table-cell office:value-type="float" office:value="414.448">
            <text:p>414.448</text:p>
          </table:table-cell>
          <table:table-cell office:value-type="float" office:value="511.006">
            <text:p>511.006</text:p>
          </table:table-cell>
          <table:table-cell office:value-type="float" office:value="456.558">
            <text:p>456.558</text:p>
          </table:table-cell>
          <table:table-cell table:number-columns-repeated="792"/>
        </table:table-row>
        <table:table-row table:style-name="ro1">
          <table:table-cell office:value-type="string">
            <text:p>1995-11-24 12:00</text:p>
          </table:table-cell>
          <table:table-cell office:value-type="float" office:value="1.943">
            <text:p>1.943</text:p>
          </table:table-cell>
          <table:table-cell office:value-type="float" office:value="0.752">
            <text:p>0.752</text:p>
          </table:table-cell>
          <table:table-cell office:value-type="float" office:value="2.79">
            <text:p>2.79</text:p>
          </table:table-cell>
          <table:table-cell office:value-type="float" office:value="11.47">
            <text:p>11.47</text:p>
          </table:table-cell>
          <table:table-cell office:value-type="float" office:value="10.578">
            <text:p>10.578</text:p>
          </table:table-cell>
          <table:table-cell office:value-type="float" office:value="6.046">
            <text:p>6.046</text:p>
          </table:table-cell>
          <table:table-cell office:value-type="float" office:value="3.003">
            <text:p>3.003</text:p>
          </table:table-cell>
          <table:table-cell office:value-type="float" office:value="12.53">
            <text:p>12.53</text:p>
          </table:table-cell>
          <table:table-cell office:value-type="float" office:value="8.471">
            <text:p>8.471</text:p>
          </table:table-cell>
          <table:table-cell office:value-type="float" office:value="0.558">
            <text:p>0.558</text:p>
          </table:table-cell>
          <table:table-cell office:value-type="float" office:value="11.023">
            <text:p>11.023</text:p>
          </table:table-cell>
          <table:table-cell office:value-type="float" office:value="10.421">
            <text:p>10.421</text:p>
          </table:table-cell>
          <table:table-cell office:value-type="float" office:value="9.423">
            <text:p>9.423</text:p>
          </table:table-cell>
          <table:table-cell office:value-type="float" office:value="241.943">
            <text:p>241.943</text:p>
          </table:table-cell>
          <table:table-cell office:value-type="float" office:value="270.752">
            <text:p>270.752</text:p>
          </table:table-cell>
          <table:table-cell office:value-type="float" office:value="242.79">
            <text:p>242.79</text:p>
          </table:table-cell>
          <table:table-cell office:value-type="float" office:value="266.47">
            <text:p>266.47</text:p>
          </table:table-cell>
          <table:table-cell office:value-type="float" office:value="265.578">
            <text:p>265.578</text:p>
          </table:table-cell>
          <table:table-cell office:value-type="float" office:value="261.046">
            <text:p>261.046</text:p>
          </table:table-cell>
          <table:table-cell office:value-type="float" office:value="348.003">
            <text:p>348.003</text:p>
          </table:table-cell>
          <table:table-cell office:value-type="float" office:value="297.53">
            <text:p>297.53</text:p>
          </table:table-cell>
          <table:table-cell office:value-type="float" office:value="293.471">
            <text:p>293.471</text:p>
          </table:table-cell>
          <table:table-cell office:value-type="float" office:value="240.558">
            <text:p>240.558</text:p>
          </table:table-cell>
          <table:table-cell office:value-type="float" office:value="206.023">
            <text:p>206.023</text:p>
          </table:table-cell>
          <table:table-cell office:value-type="float" office:value="190.421">
            <text:p>190.421</text:p>
          </table:table-cell>
          <table:table-cell office:value-type="float" office:value="144.423">
            <text:p>144.423</text:p>
          </table:table-cell>
          <table:table-cell office:value-type="float" office:value="284.3643333333">
            <text:p>284.3643333333</text:p>
          </table:table-cell>
          <table:table-cell office:value-type="float" office:value="289.2013333333">
            <text:p>289.2013333333</text:p>
          </table:table-cell>
          <table:table-cell office:value-type="float" office:value="288.1216">
            <text:p>288.1216</text:p>
          </table:table-cell>
          <table:table-cell office:value-type="float" office:value="290.7168">
            <text:p>290.7168</text:p>
          </table:table-cell>
          <table:table-cell office:value-type="float" office:value="262.238625">
            <text:p>262.238625</text:p>
          </table:table-cell>
          <table:table-cell office:value-type="string">
            <text:p><text:s/>1 ♐ 56' 34"</text:p>
          </table:table-cell>
          <table:table-cell office:value-type="string">
            <text:p><text:s/>0 ♑ 45' 06"</text:p>
          </table:table-cell>
          <table:table-cell office:value-type="string">
            <text:p><text:s/>2 ♐ 47' 24"</text:p>
          </table:table-cell>
          <table:table-cell office:value-type="string">
            <text:p>26 ♐ 28' 13"</text:p>
          </table:table-cell>
          <table:table-cell office:value-type="string">
            <text:p>25 ♐ 34' 41"</text:p>
          </table:table-cell>
          <table:table-cell office:value-type="string">
            <text:p>21 ♐ 02' 45"</text:p>
          </table:table-cell>
          <table:table-cell office:value-type="string">
            <text:p>18 ♓ 00' 10"</text:p>
          </table:table-cell>
          <table:table-cell office:value-type="string">
            <text:p>27 ♑ 31' 47"</text:p>
          </table:table-cell>
          <table:table-cell office:value-type="string">
            <text:p>23 ♑ 28' 17"</text:p>
          </table:table-cell>
          <table:table-cell office:value-type="string">
            <text:p><text:s/>0 ♐ 33' 28"</text:p>
          </table:table-cell>
          <table:table-cell office:value-type="string">
            <text:p>26 ♎ 01' 21"</text:p>
          </table:table-cell>
          <table:table-cell office:value-type="string">
            <text:p>10 ♎ 25' 16"</text:p>
          </table:table-cell>
          <table:table-cell office:value-type="string">
            <text:p>24 ♌ 25' 22"</text:p>
          </table:table-cell>
          <table:table-cell office:value-type="float" office:value="4.595">
            <text:p>4.595</text:p>
          </table:table-cell>
          <table:table-cell office:value-type="float" office:value="0.758">
            <text:p>0.758</text:p>
          </table:table-cell>
          <table:table-cell office:value-type="float" office:value="1.943">
            <text:p>1.943</text:p>
          </table:table-cell>
          <table:table-cell office:value-type="float" office:value="11.624">
            <text:p>11.624</text:p>
          </table:table-cell>
          <table:table-cell office:value-type="float" office:value="9.553">
            <text:p>9.553</text:p>
          </table:table-cell>
          <table:table-cell office:value-type="float" office:value="8.685">
            <text:p>8.685</text:p>
          </table:table-cell>
          <table:table-cell office:value-type="float" office:value="14.895">
            <text:p>14.895</text:p>
          </table:table-cell>
          <table:table-cell office:value-type="float" office:value="9.94">
            <text:p>9.94</text:p>
          </table:table-cell>
          <table:table-cell office:value-type="float" office:value="0.511">
            <text:p>0.511</text:p>
          </table:table-cell>
          <table:table-cell office:value-type="float" office:value="5.173">
            <text:p>5.173</text:p>
          </table:table-cell>
          <table:table-cell office:value-type="float" office:value="8.819">
            <text:p>8.819</text:p>
          </table:table-cell>
          <table:table-cell office:value-type="float" office:value="244.595">
            <text:p>244.595</text:p>
          </table:table-cell>
          <table:table-cell office:value-type="float" office:value="300.758">
            <text:p>300.758</text:p>
          </table:table-cell>
          <table:table-cell office:value-type="float" office:value="61.943">
            <text:p>61.943</text:p>
          </table:table-cell>
          <table:table-cell office:value-type="float" office:value="281.624">
            <text:p>281.624</text:p>
          </table:table-cell>
          <table:table-cell office:value-type="float" office:value="264.553">
            <text:p>264.553</text:p>
          </table:table-cell>
          <table:table-cell office:value-type="float" office:value="353.685">
            <text:p>353.685</text:p>
          </table:table-cell>
          <table:table-cell office:value-type="float" office:value="299.895">
            <text:p>299.895</text:p>
          </table:table-cell>
          <table:table-cell office:value-type="float" office:value="294.94">
            <text:p>294.94</text:p>
          </table:table-cell>
          <table:table-cell office:value-type="float" office:value="240.511">
            <text:p>240.511</text:p>
          </table:table-cell>
          <table:table-cell office:value-type="float" office:value="185.173">
            <text:p>185.173</text:p>
          </table:table-cell>
          <table:table-cell office:value-type="float" office:value="143.819">
            <text:p>143.819</text:p>
          </table:table-cell>
          <table:table-cell office:value-type="string">
            <text:p><text:s/>4 ♐ 35' 40"</text:p>
          </table:table-cell>
          <table:table-cell office:value-type="string">
            <text:p><text:s/>0 ♒ 45' 28"</text:p>
          </table:table-cell>
          <table:table-cell office:value-type="string">
            <text:p><text:s/>1 ♊ 56' 34"</text:p>
          </table:table-cell>
          <table:table-cell office:value-type="string">
            <text:p>11 ♑ 37' 24"</text:p>
          </table:table-cell>
          <table:table-cell office:value-type="string">
            <text:p>24 ♐ 33' 09"</text:p>
          </table:table-cell>
          <table:table-cell office:value-type="string">
            <text:p>23 ♓ 41' 07"</text:p>
          </table:table-cell>
          <table:table-cell office:value-type="string">
            <text:p>29 ♑ 53' 40"</text:p>
          </table:table-cell>
          <table:table-cell office:value-type="string">
            <text:p>24 ♑ 56' 22"</text:p>
          </table:table-cell>
          <table:table-cell office:value-type="string">
            <text:p><text:s/>0 ♐ 30' 38"</text:p>
          </table:table-cell>
          <table:table-cell office:value-type="string">
            <text:p><text:s/>5 ♎ 10' 21"</text:p>
          </table:table-cell>
          <table:table-cell office:value-type="string">
            <text:p>23 ♌ 49' 07"</text:p>
          </table:table-cell>
          <table:table-cell office:value-type="float" office:value="-20.549">
            <text:p>-20.549</text:p>
          </table:table-cell>
          <table:table-cell office:value-type="float" office:value="-24.4085">
            <text:p>-24.4085</text:p>
          </table:table-cell>
          <table:table-cell office:value-type="float" office:value="-22.9365">
            <text:p>-22.9365</text:p>
          </table:table-cell>
          <table:table-cell office:value-type="float" office:value="-18.748">
            <text:p>-18.748</text:p>
          </table:table-cell>
          <table:table-cell office:value-type="float" office:value="-21.335">
            <text:p>-21.335</text:p>
          </table:table-cell>
          <table:table-cell office:value-type="float" office:value="-24.538">
            <text:p>-24.538</text:p>
          </table:table-cell>
          <table:table-cell office:value-type="float" office:value="-24.279">
            <text:p>-24.279</text:p>
          </table:table-cell>
          <table:table-cell office:value-type="float" office:value="-22.832">
            <text:p>-22.832</text:p>
          </table:table-cell>
          <table:table-cell office:value-type="float" office:value="-6.794">
            <text:p>-6.794</text:p>
          </table:table-cell>
          <table:table-cell office:value-type="float" office:value="-21.182">
            <text:p>-21.182</text:p>
          </table:table-cell>
          <table:table-cell office:value-type="float" office:value="-20.903">
            <text:p>-20.903</text:p>
          </table:table-cell>
          <table:table-cell office:value-type="float" office:value="-7.707">
            <text:p>-7.707</text:p>
          </table:table-cell>
          <table:table-cell office:value-type="float" office:value="-10.05">
            <text:p>-10.05</text:p>
          </table:table-cell>
          <table:table-cell office:value-type="float" office:value="-6.576">
            <text:p>-6.576</text:p>
          </table:table-cell>
          <table:table-cell office:value-type="float" office:value="13.383">
            <text:p>13.383</text:p>
          </table:table-cell>
          <table:table-cell office:value-type="float" office:value="0">
            <text:p>0</text:p>
          </table:table-cell>
          <table:table-cell office:value-type="float" office:value="4.688">
            <text:p>4.688</text:p>
          </table:table-cell>
          <table:table-cell office:value-type="float" office:value="-0.632">
            <text:p>-0.632</text:p>
          </table:table-cell>
          <table:table-cell office:value-type="float" office:value="-1.148">
            <text:p>-1.148</text:p>
          </table:table-cell>
          <table:table-cell office:value-type="float" office:value="-0.917">
            <text:p>-0.917</text:p>
          </table:table-cell>
          <table:table-cell office:value-type="float" office:value="0.304">
            <text:p>0.304</text:p>
          </table:table-cell>
          <table:table-cell office:value-type="float" office:value="-2.229">
            <text:p>-2.229</text:p>
          </table:table-cell>
          <table:table-cell office:value-type="float" office:value="-0.54">
            <text:p>-0.54</text:p>
          </table:table-cell>
          <table:table-cell office:value-type="float" office:value="0.502">
            <text:p>0.502</text:p>
          </table:table-cell>
          <table:table-cell office:value-type="float" office:value="12.823">
            <text:p>12.823</text:p>
          </table:table-cell>
          <table:table-cell office:value-type="float" office:value="-2.665">
            <text:p>-2.665</text:p>
          </table:table-cell>
          <table:table-cell office:value-type="float" office:value="0.003">
            <text:p>0.003</text:p>
          </table:table-cell>
          <table:table-cell office:value-type="float" office:value="336.32">
            <text:p>336.32</text:p>
          </table:table-cell>
          <table:table-cell office:value-type="float" office:value="360.847">
            <text:p>360.847</text:p>
          </table:table-cell>
          <table:table-cell office:value-type="float" office:value="6457.212">
            <text:p>6457.212</text:p>
          </table:table-cell>
          <table:table-cell office:value-type="float" office:value="12221.744">
            <text:p>12221.744</text:p>
          </table:table-cell>
          <table:table-cell office:value-type="float" office:value="14076.767">
            <text:p>14076.767</text:p>
          </table:table-cell>
          <table:table-cell office:value-type="float" office:value="12854.787">
            <text:p>12854.787</text:p>
          </table:table-cell>
          <table:table-cell office:value-type="float" office:value="13012.369">
            <text:p>13012.369</text:p>
          </table:table-cell>
          <table:table-cell office:value-type="float" office:value="13265.26">
            <text:p>13265.26</text:p>
          </table:table-cell>
          <table:table-cell office:value-type="float" office:value="13269.319">
            <text:p>13269.319</text:p>
          </table:table-cell>
          <table:table-cell office:value-type="float" office:value="13322.232">
            <text:p>13322.232</text:p>
          </table:table-cell>
          <table:table-cell office:value-type="float" office:value="13418.367">
            <text:p>13418.367</text:p>
          </table:table-cell>
          <table:table-cell office:value-type="float" office:value="384.527">
            <text:p>384.527</text:p>
          </table:table-cell>
          <table:table-cell office:value-type="float" office:value="6480.892">
            <text:p>6480.892</text:p>
          </table:table-cell>
          <table:table-cell office:value-type="float" office:value="12245.424">
            <text:p>12245.424</text:p>
          </table:table-cell>
          <table:table-cell office:value-type="float" office:value="14100.447">
            <text:p>14100.447</text:p>
          </table:table-cell>
          <table:table-cell office:value-type="float" office:value="12878.467">
            <text:p>12878.467</text:p>
          </table:table-cell>
          <table:table-cell office:value-type="float" office:value="13144.045">
            <text:p>13144.045</text:p>
          </table:table-cell>
          <table:table-cell office:value-type="float" office:value="12612.889">
            <text:p>12612.889</text:p>
          </table:table-cell>
          <table:table-cell office:value-type="float" office:value="7024.045">
            <text:p>7024.045</text:p>
          </table:table-cell>
          <table:table-cell office:value-type="float" office:value="6491.105">
            <text:p>6491.105</text:p>
          </table:table-cell>
          <table:table-cell office:value-type="float" office:value="13036.049">
            <text:p>13036.049</text:p>
          </table:table-cell>
          <table:table-cell office:value-type="float" office:value="13288.94">
            <text:p>13288.94</text:p>
          </table:table-cell>
          <table:table-cell office:value-type="float" office:value="13292.999">
            <text:p>13292.999</text:p>
          </table:table-cell>
          <table:table-cell office:value-type="float" office:value="13345.912">
            <text:p>13345.912</text:p>
          </table:table-cell>
          <table:table-cell office:value-type="float" office:value="13442.047">
            <text:p>13442.047</text:p>
          </table:table-cell>
          <table:table-cell office:value-type="float" office:value="6456.365">
            <text:p>6456.365</text:p>
          </table:table-cell>
          <table:table-cell office:value-type="float" office:value="12220.897">
            <text:p>12220.897</text:p>
          </table:table-cell>
          <table:table-cell office:value-type="float" office:value="14075.92">
            <text:p>14075.92</text:p>
          </table:table-cell>
          <table:table-cell office:value-type="float" office:value="12853.94">
            <text:p>12853.94</text:p>
          </table:table-cell>
          <table:table-cell office:value-type="float" office:value="13011.522">
            <text:p>13011.522</text:p>
          </table:table-cell>
          <table:table-cell office:value-type="float" office:value="13264.413">
            <text:p>13264.413</text:p>
          </table:table-cell>
          <table:table-cell office:value-type="float" office:value="13268.472">
            <text:p>13268.472</text:p>
          </table:table-cell>
          <table:table-cell office:value-type="float" office:value="13321.385">
            <text:p>13321.385</text:p>
          </table:table-cell>
          <table:table-cell office:value-type="float" office:value="13417.52">
            <text:p>13417.52</text:p>
          </table:table-cell>
          <table:table-cell office:value-type="float" office:value="6124.532">
            <text:p>6124.532</text:p>
          </table:table-cell>
          <table:table-cell office:value-type="float" office:value="7979.555">
            <text:p>7979.555</text:p>
          </table:table-cell>
          <table:table-cell office:value-type="float" office:value="6757.575">
            <text:p>6757.575</text:p>
          </table:table-cell>
          <table:table-cell office:value-type="float" office:value="6915.157">
            <text:p>6915.157</text:p>
          </table:table-cell>
          <table:table-cell office:value-type="float" office:value="7168.048">
            <text:p>7168.048</text:p>
          </table:table-cell>
          <table:table-cell office:value-type="float" office:value="7172.107">
            <text:p>7172.107</text:p>
          </table:table-cell>
          <table:table-cell office:value-type="float" office:value="7225.02">
            <text:p>7225.02</text:p>
          </table:table-cell>
          <table:table-cell office:value-type="float" office:value="7321.155">
            <text:p>7321.155</text:p>
          </table:table-cell>
          <table:table-cell office:value-type="float" office:value="2215.023">
            <text:p>2215.023</text:p>
          </table:table-cell>
          <table:table-cell office:value-type="float" office:value="993.043">
            <text:p>993.043</text:p>
          </table:table-cell>
          <table:table-cell office:value-type="float" office:value="1150.625">
            <text:p>1150.625</text:p>
          </table:table-cell>
          <table:table-cell office:value-type="float" office:value="1403.516">
            <text:p>1403.516</text:p>
          </table:table-cell>
          <table:table-cell office:value-type="float" office:value="1407.575">
            <text:p>1407.575</text:p>
          </table:table-cell>
          <table:table-cell office:value-type="float" office:value="1460.488">
            <text:p>1460.488</text:p>
          </table:table-cell>
          <table:table-cell office:value-type="float" office:value="1556.623">
            <text:p>1556.623</text:p>
          </table:table-cell>
          <table:table-cell office:value-type="float" office:value="-861.98">
            <text:p>-861.98</text:p>
          </table:table-cell>
          <table:table-cell office:value-type="float" office:value="-704.398">
            <text:p>-704.398</text:p>
          </table:table-cell>
          <table:table-cell office:value-type="float" office:value="-451.507">
            <text:p>-451.507</text:p>
          </table:table-cell>
          <table:table-cell office:value-type="float" office:value="-447.448">
            <text:p>-447.448</text:p>
          </table:table-cell>
          <table:table-cell office:value-type="float" office:value="-394.535">
            <text:p>-394.535</text:p>
          </table:table-cell>
          <table:table-cell office:value-type="float" office:value="-298.4">
            <text:p>-298.4</text:p>
          </table:table-cell>
          <table:table-cell office:value-type="float" office:value="517.582">
            <text:p>517.582</text:p>
          </table:table-cell>
          <table:table-cell office:value-type="float" office:value="770.473">
            <text:p>770.473</text:p>
          </table:table-cell>
          <table:table-cell office:value-type="float" office:value="774.532">
            <text:p>774.532</text:p>
          </table:table-cell>
          <table:table-cell office:value-type="float" office:value="827.445">
            <text:p>827.445</text:p>
          </table:table-cell>
          <table:table-cell office:value-type="float" office:value="923.58">
            <text:p>923.58</text:p>
          </table:table-cell>
          <table:table-cell office:value-type="float" office:value="612.891">
            <text:p>612.891</text:p>
          </table:table-cell>
          <table:table-cell office:value-type="float" office:value="616.95">
            <text:p>616.95</text:p>
          </table:table-cell>
          <table:table-cell office:value-type="float" office:value="669.863">
            <text:p>669.863</text:p>
          </table:table-cell>
          <table:table-cell office:value-type="float" office:value="765.998">
            <text:p>765.998</text:p>
          </table:table-cell>
          <table:table-cell office:value-type="float" office:value="364.059">
            <text:p>364.059</text:p>
          </table:table-cell>
          <table:table-cell office:value-type="float" office:value="416.972">
            <text:p>416.972</text:p>
          </table:table-cell>
          <table:table-cell office:value-type="float" office:value="513.107">
            <text:p>513.107</text:p>
          </table:table-cell>
          <table:table-cell office:value-type="float" office:value="412.913">
            <text:p>412.913</text:p>
          </table:table-cell>
          <table:table-cell office:value-type="float" office:value="509.048">
            <text:p>509.048</text:p>
          </table:table-cell>
          <table:table-cell office:value-type="float" office:value="456.135">
            <text:p>456.135</text:p>
          </table:table-cell>
          <table:table-cell office:value-type="float" office:value="33063.837">
            <text:p>33063.837</text:p>
          </table:table-cell>
          <table:table-cell office:value-type="float" office:value="303.837">
            <text:p>303.837</text:p>
          </table:table-cell>
          <table:table-cell office:value-type="float" office:value="41222.652">
            <text:p>41222.652</text:p>
          </table:table-cell>
          <table:table-cell office:value-type="float" office:value="47122.971">
            <text:p>47122.971</text:p>
          </table:table-cell>
          <table:table-cell office:value-type="float" office:value="52900.042">
            <text:p>52900.042</text:p>
          </table:table-cell>
          <table:table-cell office:value-type="float" office:value="53699.422">
            <text:p>53699.422</text:p>
          </table:table-cell>
          <table:table-cell office:value-type="float" office:value="53530.91">
            <text:p>53530.91</text:p>
          </table:table-cell>
          <table:table-cell office:value-type="float" office:value="53944.7">
            <text:p>53944.7</text:p>
          </table:table-cell>
          <table:table-cell office:value-type="float" office:value="53949.655">
            <text:p>53949.655</text:p>
          </table:table-cell>
          <table:table-cell office:value-type="float" office:value="54004.084">
            <text:p>54004.084</text:p>
          </table:table-cell>
          <table:table-cell office:value-type="float" office:value="54100.776">
            <text:p>54100.776</text:p>
          </table:table-cell>
          <table:table-cell office:value-type="float" office:value="8518.815">
            <text:p>8518.815</text:p>
          </table:table-cell>
          <table:table-cell office:value-type="float" office:value="14419.134">
            <text:p>14419.134</text:p>
          </table:table-cell>
          <table:table-cell office:value-type="float" office:value="20196.205">
            <text:p>20196.205</text:p>
          </table:table-cell>
          <table:table-cell office:value-type="float" office:value="20995.585">
            <text:p>20995.585</text:p>
          </table:table-cell>
          <table:table-cell office:value-type="float" office:value="20827.073">
            <text:p>20827.073</text:p>
          </table:table-cell>
          <table:table-cell table:formula="of:=MOD([.GI13]; 360)" office:value-type="float" office:value="307.073">
            <text:p>307.073</text:p>
          </table:table-cell>
          <table:table-cell office:value-type="float" office:value="21240.863">
            <text:p>21240.863</text:p>
          </table:table-cell>
          <table:table-cell office:value-type="float" office:value="21245.818">
            <text:p>21245.818</text:p>
          </table:table-cell>
          <table:table-cell office:value-type="float" office:value="21300.247">
            <text:p>21300.247</text:p>
          </table:table-cell>
          <table:table-cell office:value-type="float" office:value="21396.939">
            <text:p>21396.939</text:p>
          </table:table-cell>
          <table:table-cell office:value-type="float" office:value="6260.319">
            <text:p>6260.319</text:p>
          </table:table-cell>
          <table:table-cell office:value-type="float" office:value="12037.39">
            <text:p>12037.39</text:p>
          </table:table-cell>
          <table:table-cell office:value-type="float" office:value="12836.77">
            <text:p>12836.77</text:p>
          </table:table-cell>
          <table:table-cell office:value-type="float" office:value="12668.258">
            <text:p>12668.258</text:p>
          </table:table-cell>
          <table:table-cell office:value-type="float" office:value="13082.048">
            <text:p>13082.048</text:p>
          </table:table-cell>
          <table:table-cell office:value-type="float" office:value="13087.003">
            <text:p>13087.003</text:p>
          </table:table-cell>
          <table:table-cell office:value-type="float" office:value="13141.432">
            <text:p>13141.432</text:p>
          </table:table-cell>
          <table:table-cell office:value-type="float" office:value="13238.124">
            <text:p>13238.124</text:p>
          </table:table-cell>
          <table:table-cell office:value-type="float" office:value="6137.071">
            <text:p>6137.071</text:p>
          </table:table-cell>
          <table:table-cell office:value-type="float" office:value="6936.451">
            <text:p>6936.451</text:p>
          </table:table-cell>
          <table:table-cell office:value-type="float" office:value="6767.939">
            <text:p>6767.939</text:p>
          </table:table-cell>
          <table:table-cell office:value-type="float" office:value="7181.729">
            <text:p>7181.729</text:p>
          </table:table-cell>
          <table:table-cell office:value-type="float" office:value="7186.684">
            <text:p>7186.684</text:p>
          </table:table-cell>
          <table:table-cell office:value-type="float" office:value="7241.113">
            <text:p>7241.113</text:p>
          </table:table-cell>
          <table:table-cell office:value-type="float" office:value="7337.805">
            <text:p>7337.805</text:p>
          </table:table-cell>
          <table:table-cell office:value-type="float" office:value="1159.38">
            <text:p>1159.38</text:p>
          </table:table-cell>
          <table:table-cell office:value-type="float" office:value="990.868">
            <text:p>990.868</text:p>
          </table:table-cell>
          <table:table-cell office:value-type="float" office:value="1404.658">
            <text:p>1404.658</text:p>
          </table:table-cell>
          <table:table-cell office:value-type="float" office:value="1409.613">
            <text:p>1409.613</text:p>
          </table:table-cell>
          <table:table-cell office:value-type="float" office:value="1464.042">
            <text:p>1464.042</text:p>
          </table:table-cell>
          <table:table-cell office:value-type="float" office:value="761.354">
            <text:p>761.354</text:p>
          </table:table-cell>
          <table:table-cell office:value-type="float" office:value="191.488">
            <text:p>191.488</text:p>
          </table:table-cell>
          <table:table-cell office:value-type="float" office:value="605.278">
            <text:p>605.278</text:p>
          </table:table-cell>
          <table:table-cell office:value-type="float" office:value="610.233">
            <text:p>610.233</text:p>
          </table:table-cell>
          <table:table-cell office:value-type="float" office:value="664.662">
            <text:p>664.662</text:p>
          </table:table-cell>
          <table:table-cell office:value-type="float" office:value="761.354">
            <text:p>761.354</text:p>
          </table:table-cell>
          <table:table-cell office:value-type="float" office:value="773.79">
            <text:p>773.79</text:p>
          </table:table-cell>
          <table:table-cell office:value-type="float" office:value="778.745">
            <text:p>778.745</text:p>
          </table:table-cell>
          <table:table-cell office:value-type="float" office:value="833.174">
            <text:p>833.174</text:p>
          </table:table-cell>
          <table:table-cell office:value-type="float" office:value="929.866">
            <text:p>929.866</text:p>
          </table:table-cell>
          <table:table-cell office:value-type="float" office:value="364.955">
            <text:p>364.955</text:p>
          </table:table-cell>
          <table:table-cell office:value-type="float" office:value="419.384">
            <text:p>419.384</text:p>
          </table:table-cell>
          <table:table-cell office:value-type="float" office:value="516.076">
            <text:p>516.076</text:p>
          </table:table-cell>
          <table:table-cell office:value-type="float" office:value="414.429">
            <text:p>414.429</text:p>
          </table:table-cell>
          <table:table-cell office:value-type="float" office:value="511.121">
            <text:p>511.121</text:p>
          </table:table-cell>
          <table:table-cell office:value-type="float" office:value="456.692">
            <text:p>456.692</text:p>
          </table:table-cell>
          <table:table-cell table:number-columns-repeated="792"/>
        </table:table-row>
        <table:table-row table:style-name="ro1">
          <table:table-cell table:style-name="ce3" office:value-type="string">
            <text:p>1995-11-25 12:00</text:p>
          </table:table-cell>
          <table:table-cell table:style-name="ce5" office:value-type="float" office:value="2.955">
            <text:p>2.955</text:p>
          </table:table-cell>
          <table:table-cell table:style-name="ce5" office:value-type="float" office:value="0.723">
            <text:p>0.723</text:p>
          </table:table-cell>
          <table:table-cell table:style-name="ce5" office:value-type="float" office:value="4.364">
            <text:p>4.364</text:p>
          </table:table-cell>
          <table:table-cell table:style-name="ce5" office:value-type="float" office:value="12.713">
            <text:p>12.713</text:p>
          </table:table-cell>
          <table:table-cell table:style-name="ce5" office:value-type="float" office:value="11.331">
            <text:p>11.331</text:p>
          </table:table-cell>
          <table:table-cell table:style-name="ce5" office:value-type="float" office:value="6.267">
            <text:p>6.267</text:p>
          </table:table-cell>
          <table:table-cell table:style-name="ce5" office:value-type="float" office:value="3.009">
            <text:p>3.009</text:p>
          </table:table-cell>
          <table:table-cell table:style-name="ce5" office:value-type="float" office:value="12.569">
            <text:p>12.569</text:p>
          </table:table-cell>
          <table:table-cell table:style-name="ce5" office:value-type="float" office:value="8.498">
            <text:p>8.498</text:p>
          </table:table-cell>
          <table:table-cell table:style-name="ce5" office:value-type="float" office:value="0.598">
            <text:p>0.598</text:p>
          </table:table-cell>
          <table:table-cell table:style-name="ce5" office:value-type="float" office:value="10.93">
            <text:p>10.93</text:p>
          </table:table-cell>
          <table:table-cell table:style-name="ce5" office:value-type="float" office:value="10.532">
            <text:p>10.532</text:p>
          </table:table-cell>
          <table:table-cell table:style-name="ce5" office:value-type="float" office:value="9.422">
            <text:p>9.422</text:p>
          </table:table-cell>
          <table:table-cell table:style-name="ce5" office:value-type="float" office:value="242.955">
            <text:p>242.955</text:p>
          </table:table-cell>
          <table:table-cell table:style-name="ce5" office:value-type="float" office:value="285.723">
            <text:p>285.723</text:p>
          </table:table-cell>
          <table:table-cell table:style-name="ce5" office:value-type="float" office:value="244.364">
            <text:p>244.364</text:p>
          </table:table-cell>
          <table:table-cell table:style-name="ce5" office:value-type="float" office:value="267.713">
            <text:p>267.713</text:p>
          </table:table-cell>
          <table:table-cell table:style-name="ce5" office:value-type="float" office:value="266.331">
            <text:p>266.331</text:p>
          </table:table-cell>
          <table:table-cell table:style-name="ce5" office:value-type="float" office:value="261.267">
            <text:p>261.267</text:p>
          </table:table-cell>
          <table:table-cell table:style-name="ce5" office:value-type="float" office:value="348.009">
            <text:p>348.009</text:p>
          </table:table-cell>
          <table:table-cell table:style-name="ce5" office:value-type="float" office:value="297.569">
            <text:p>297.569</text:p>
          </table:table-cell>
          <table:table-cell table:style-name="ce5" office:value-type="float" office:value="293.498">
            <text:p>293.498</text:p>
          </table:table-cell>
          <table:table-cell table:style-name="ce5" office:value-type="float" office:value="240.598">
            <text:p>240.598</text:p>
          </table:table-cell>
          <table:table-cell table:style-name="ce5" office:value-type="float" office:value="205.93">
            <text:p>205.93</text:p>
          </table:table-cell>
          <table:table-cell table:style-name="ce5" office:value-type="float" office:value="190.532">
            <text:p>190.532</text:p>
          </table:table-cell>
          <table:table-cell table:style-name="ce5" office:value-type="float" office:value="144.422">
            <text:p>144.422</text:p>
          </table:table-cell>
          <table:table-cell table:style-name="ce5" office:value-type="float" office:value="284.5453333333">
            <text:p>284.5453333333</text:p>
          </table:table-cell>
          <table:table-cell table:style-name="ce5" office:value-type="float" office:value="289.3226666667">
            <text:p>289.3226666667</text:p>
          </table:table-cell>
          <table:table-cell table:style-name="ce5" office:value-type="float" office:value="288.1882">
            <text:p>288.1882</text:p>
          </table:table-cell>
          <table:table-cell table:style-name="ce5" office:value-type="float" office:value="290.7444">
            <text:p>290.7444</text:p>
          </table:table-cell>
          <table:table-cell table:style-name="ce5" office:value-type="float" office:value="262.65375">
            <text:p>262.65375</text:p>
          </table:table-cell>
          <table:table-cell table:style-name="ce5" office:value-type="string">
            <text:p><text:s/>2 ♐ 57' 16"</text:p>
          </table:table-cell>
          <table:table-cell table:style-name="ce5" office:value-type="string">
            <text:p>15 ♑ 43' 21"</text:p>
          </table:table-cell>
          <table:table-cell table:style-name="ce5" office:value-type="string">
            <text:p><text:s/>4 ♐ 21' 51"</text:p>
          </table:table-cell>
          <table:table-cell table:style-name="ce5" office:value-type="string">
            <text:p>27 ♐ 42' 46"</text:p>
          </table:table-cell>
          <table:table-cell table:style-name="ce5" office:value-type="string">
            <text:p>26 ♐ 19' 49"</text:p>
          </table:table-cell>
          <table:table-cell table:style-name="ce5" office:value-type="string">
            <text:p>21 ♐ 16' 01"</text:p>
          </table:table-cell>
          <table:table-cell table:style-name="ce5" office:value-type="string">
            <text:p>18 ♓ 00' 32"</text:p>
          </table:table-cell>
          <table:table-cell table:style-name="ce5" office:value-type="string">
            <text:p>27 ♑ 34' 09"</text:p>
          </table:table-cell>
          <table:table-cell table:style-name="ce5" office:value-type="string">
            <text:p>23 ♑ 29' 52"</text:p>
          </table:table-cell>
          <table:table-cell table:style-name="ce5" office:value-type="string">
            <text:p><text:s/>0 ♐ 35' 51"</text:p>
          </table:table-cell>
          <table:table-cell table:style-name="ce5" office:value-type="string">
            <text:p>25 ♎ 55' 48"</text:p>
          </table:table-cell>
          <table:table-cell table:style-name="ce5" office:value-type="string">
            <text:p>10 ♎ 31' 56"</text:p>
          </table:table-cell>
          <table:table-cell table:style-name="ce5" office:value-type="string">
            <text:p>24 ♌ 25' 20"</text:p>
          </table:table-cell>
          <table:table-cell table:style-name="ce5" office:value-type="float" office:value="7.361">
            <text:p>7.361</text:p>
          </table:table-cell>
          <table:table-cell table:style-name="ce5" office:value-type="float" office:value="2.339">
            <text:p>2.339</text:p>
          </table:table-cell>
          <table:table-cell table:style-name="ce5" office:value-type="float" office:value="2.955">
            <text:p>2.955</text:p>
          </table:table-cell>
          <table:table-cell table:style-name="ce5" office:value-type="float" office:value="12.214">
            <text:p>12.214</text:p>
          </table:table-cell>
          <table:table-cell table:style-name="ce5" office:value-type="float" office:value="9.633">
            <text:p>9.633</text:p>
          </table:table-cell>
          <table:table-cell table:style-name="ce5" office:value-type="float" office:value="8.719">
            <text:p>8.719</text:p>
          </table:table-cell>
          <table:table-cell table:style-name="ce5" office:value-type="float" office:value="14.906">
            <text:p>14.906</text:p>
          </table:table-cell>
          <table:table-cell table:style-name="ce5" office:value-type="float" office:value="9.946">
            <text:p>9.946</text:p>
          </table:table-cell>
          <table:table-cell table:style-name="ce5" office:value-type="float" office:value="0.518">
            <text:p>0.518</text:p>
          </table:table-cell>
          <table:table-cell table:style-name="ce5" office:value-type="float" office:value="5.22">
            <text:p>5.22</text:p>
          </table:table-cell>
          <table:table-cell table:style-name="ce5" office:value-type="float" office:value="8.82">
            <text:p>8.82</text:p>
          </table:table-cell>
          <table:table-cell table:style-name="ce5" office:value-type="float" office:value="247.361">
            <text:p>247.361</text:p>
          </table:table-cell>
          <table:table-cell table:style-name="ce5" office:value-type="float" office:value="302.339">
            <text:p>302.339</text:p>
          </table:table-cell>
          <table:table-cell table:style-name="ce5" office:value-type="float" office:value="62.955">
            <text:p>62.955</text:p>
          </table:table-cell>
          <table:table-cell table:style-name="ce5" office:value-type="float" office:value="282.214">
            <text:p>282.214</text:p>
          </table:table-cell>
          <table:table-cell table:style-name="ce5" office:value-type="float" office:value="264.633">
            <text:p>264.633</text:p>
          </table:table-cell>
          <table:table-cell table:style-name="ce5" office:value-type="float" office:value="353.719">
            <text:p>353.719</text:p>
          </table:table-cell>
          <table:table-cell table:style-name="ce5" office:value-type="float" office:value="299.906">
            <text:p>299.906</text:p>
          </table:table-cell>
          <table:table-cell table:style-name="ce5" office:value-type="float" office:value="294.946">
            <text:p>294.946</text:p>
          </table:table-cell>
          <table:table-cell table:style-name="ce5" office:value-type="float" office:value="240.518">
            <text:p>240.518</text:p>
          </table:table-cell>
          <table:table-cell table:style-name="ce5" office:value-type="float" office:value="185.22">
            <text:p>185.22</text:p>
          </table:table-cell>
          <table:table-cell table:style-name="ce5" office:value-type="float" office:value="143.82">
            <text:p>143.82</text:p>
          </table:table-cell>
          <table:table-cell table:style-name="ce5" office:value-type="string">
            <text:p><text:s/>7 ♐ 21' 38"</text:p>
          </table:table-cell>
          <table:table-cell table:style-name="ce5" office:value-type="string">
            <text:p><text:s/>2 ♒ 20' 20"</text:p>
          </table:table-cell>
          <table:table-cell table:style-name="ce5" office:value-type="string">
            <text:p><text:s/>2 ♊ 57' 16"</text:p>
          </table:table-cell>
          <table:table-cell table:style-name="ce5" office:value-type="string">
            <text:p>12 ♑ 12' 52"</text:p>
          </table:table-cell>
          <table:table-cell table:style-name="ce5" office:value-type="string">
            <text:p>24 ♐ 37' 59"</text:p>
          </table:table-cell>
          <table:table-cell table:style-name="ce5" office:value-type="string">
            <text:p>23 ♓ 43' 06"</text:p>
          </table:table-cell>
          <table:table-cell table:style-name="ce5" office:value-type="string">
            <text:p>29 ♑ 54' 20"</text:p>
          </table:table-cell>
          <table:table-cell table:style-name="ce5" office:value-type="string">
            <text:p>24 ♑ 56' 44"</text:p>
          </table:table-cell>
          <table:table-cell table:style-name="ce5" office:value-type="string">
            <text:p><text:s/>0 ♐ 31' 03"</text:p>
          </table:table-cell>
          <table:table-cell table:style-name="ce5" office:value-type="string">
            <text:p><text:s/>5 ♎ 13' 10"</text:p>
          </table:table-cell>
          <table:table-cell table:style-name="ce5" office:value-type="string">
            <text:p>23 ♌ 49' 11"</text:p>
          </table:table-cell>
          <table:table-cell table:style-name="ce5" office:value-type="float" office:value="-20.747">
            <text:p>-20.747</text:p>
          </table:table-cell>
          <table:table-cell table:style-name="ce5" office:value-type="float" office:value="-24.455">
            <text:p>-24.455</text:p>
          </table:table-cell>
          <table:table-cell table:style-name="ce5" office:value-type="float" office:value="-23.1695">
            <text:p>-23.1695</text:p>
          </table:table-cell>
          <table:table-cell table:style-name="ce5" office:value-type="float" office:value="-17.448">
            <text:p>-17.448</text:p>
          </table:table-cell>
          <table:table-cell table:style-name="ce5" office:value-type="float" office:value="-21.738">
            <text:p>-21.738</text:p>
          </table:table-cell>
          <table:table-cell table:style-name="ce5" office:value-type="float" office:value="-24.601">
            <text:p>-24.601</text:p>
          </table:table-cell>
          <table:table-cell table:style-name="ce5" office:value-type="float" office:value="-24.309">
            <text:p>-24.309</text:p>
          </table:table-cell>
          <table:table-cell table:style-name="ce5" office:value-type="float" office:value="-22.848">
            <text:p>-22.848</text:p>
          </table:table-cell>
          <table:table-cell table:style-name="ce5" office:value-type="float" office:value="-6.789">
            <text:p>-6.789</text:p>
          </table:table-cell>
          <table:table-cell table:style-name="ce5" office:value-type="float" office:value="-21.174">
            <text:p>-21.174</text:p>
          </table:table-cell>
          <table:table-cell table:style-name="ce5" office:value-type="float" office:value="-20.899">
            <text:p>-20.899</text:p>
          </table:table-cell>
          <table:table-cell table:style-name="ce5" office:value-type="float" office:value="-7.715">
            <text:p>-7.715</text:p>
          </table:table-cell>
          <table:table-cell table:style-name="ce5" office:value-type="float" office:value="-10.016">
            <text:p>-10.016</text:p>
          </table:table-cell>
          <table:table-cell table:style-name="ce5" office:value-type="float" office:value="-6.619">
            <text:p>-6.619</text:p>
          </table:table-cell>
          <table:table-cell table:style-name="ce5" office:value-type="float" office:value="13.383">
            <text:p>13.38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.097">
            <text:p>5.097</text:p>
          </table:table-cell>
          <table:table-cell table:style-name="ce5" office:value-type="float" office:value="-0.737">
            <text:p>-0.737</text:p>
          </table:table-cell>
          <table:table-cell table:style-name="ce5" office:value-type="float" office:value="-1.183">
            <text:p>-1.183</text:p>
          </table:table-cell>
          <table:table-cell table:style-name="ce5" office:value-type="float" office:value="-0.922">
            <text:p>-0.922</text:p>
          </table:table-cell>
          <table:table-cell table:style-name="ce5" office:value-type="float" office:value="0.302">
            <text:p>0.302</text:p>
          </table:table-cell>
          <table:table-cell table:style-name="ce5" office:value-type="float" office:value="-2.226">
            <text:p>-2.226</text:p>
          </table:table-cell>
          <table:table-cell table:style-name="ce5" office:value-type="float" office:value="-0.54">
            <text:p>-0.54</text:p>
          </table:table-cell>
          <table:table-cell table:style-name="ce5" office:value-type="float" office:value="0.501">
            <text:p>0.501</text:p>
          </table:table-cell>
          <table:table-cell table:style-name="ce5" office:value-type="float" office:value="12.823">
            <text:p>12.823</text:p>
          </table:table-cell>
          <table:table-cell table:style-name="ce5" office:value-type="float" office:value="-2.664">
            <text:p>-2.664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336.651">
            <text:p>336.651</text:p>
          </table:table-cell>
          <table:table-cell table:style-name="ce5" office:value-type="float" office:value="361.409">
            <text:p>361.409</text:p>
          </table:table-cell>
          <table:table-cell table:style-name="ce5" office:value-type="float" office:value="6458.033">
            <text:p>6458.033</text:p>
          </table:table-cell>
          <table:table-cell table:style-name="ce5" office:value-type="float" office:value="12223.097">
            <text:p>12223.097</text:p>
          </table:table-cell>
          <table:table-cell table:style-name="ce5" office:value-type="float" office:value="14078.434">
            <text:p>14078.434</text:p>
          </table:table-cell>
          <table:table-cell table:style-name="ce5" office:value-type="float" office:value="12856.355">
            <text:p>12856.355</text:p>
          </table:table-cell>
          <table:table-cell table:style-name="ce5" office:value-type="float" office:value="13013.832">
            <text:p>13013.832</text:p>
          </table:table-cell>
          <table:table-cell table:style-name="ce5" office:value-type="float" office:value="13266.795">
            <text:p>13266.795</text:p>
          </table:table-cell>
          <table:table-cell table:style-name="ce5" office:value-type="float" office:value="13270.866">
            <text:p>13270.866</text:p>
          </table:table-cell>
          <table:table-cell table:style-name="ce5" office:value-type="float" office:value="13323.766">
            <text:p>13323.766</text:p>
          </table:table-cell>
          <table:table-cell table:style-name="ce5" office:value-type="float" office:value="13419.942">
            <text:p>13419.942</text:p>
          </table:table-cell>
          <table:table-cell table:style-name="ce5" office:value-type="float" office:value="384.758">
            <text:p>384.758</text:p>
          </table:table-cell>
          <table:table-cell table:style-name="ce5" office:value-type="float" office:value="6481.382">
            <text:p>6481.382</text:p>
          </table:table-cell>
          <table:table-cell table:style-name="ce5" office:value-type="float" office:value="12246.446">
            <text:p>12246.446</text:p>
          </table:table-cell>
          <table:table-cell table:style-name="ce5" office:value-type="float" office:value="14101.783">
            <text:p>14101.783</text:p>
          </table:table-cell>
          <table:table-cell table:style-name="ce5" office:value-type="float" office:value="12879.704">
            <text:p>12879.704</text:p>
          </table:table-cell>
          <table:table-cell table:style-name="ce5" office:value-type="float" office:value="13146.035">
            <text:p>13146.035</text:p>
          </table:table-cell>
          <table:table-cell table:style-name="ce5" office:value-type="float" office:value="12613.373">
            <text:p>12613.373</text:p>
          </table:table-cell>
          <table:table-cell table:style-name="ce5" office:value-type="float" office:value="7026.035">
            <text:p>7026.035</text:p>
          </table:table-cell>
          <table:table-cell table:style-name="ce5" office:value-type="float" office:value="6490.609">
            <text:p>6490.609</text:p>
          </table:table-cell>
          <table:table-cell table:style-name="ce5" office:value-type="float" office:value="13037.181">
            <text:p>13037.181</text:p>
          </table:table-cell>
          <table:table-cell table:style-name="ce5" office:value-type="float" office:value="13290.144">
            <text:p>13290.144</text:p>
          </table:table-cell>
          <table:table-cell table:style-name="ce5" office:value-type="float" office:value="13294.215">
            <text:p>13294.215</text:p>
          </table:table-cell>
          <table:table-cell table:style-name="ce5" office:value-type="float" office:value="13347.115">
            <text:p>13347.115</text:p>
          </table:table-cell>
          <table:table-cell table:style-name="ce5" office:value-type="float" office:value="13443.291">
            <text:p>13443.291</text:p>
          </table:table-cell>
          <table:table-cell table:style-name="ce5" office:value-type="float" office:value="6456.624">
            <text:p>6456.624</text:p>
          </table:table-cell>
          <table:table-cell table:style-name="ce5" office:value-type="float" office:value="12221.688">
            <text:p>12221.688</text:p>
          </table:table-cell>
          <table:table-cell table:style-name="ce5" office:value-type="float" office:value="14077.025">
            <text:p>14077.025</text:p>
          </table:table-cell>
          <table:table-cell table:style-name="ce5" office:value-type="float" office:value="12854.946">
            <text:p>12854.946</text:p>
          </table:table-cell>
          <table:table-cell table:style-name="ce5" office:value-type="float" office:value="13012.423">
            <text:p>13012.423</text:p>
          </table:table-cell>
          <table:table-cell table:style-name="ce5" office:value-type="float" office:value="13265.386">
            <text:p>13265.386</text:p>
          </table:table-cell>
          <table:table-cell table:style-name="ce5" office:value-type="float" office:value="13269.457">
            <text:p>13269.457</text:p>
          </table:table-cell>
          <table:table-cell table:style-name="ce5" office:value-type="float" office:value="13322.357">
            <text:p>13322.357</text:p>
          </table:table-cell>
          <table:table-cell table:style-name="ce5" office:value-type="float" office:value="13418.533">
            <text:p>13418.533</text:p>
          </table:table-cell>
          <table:table-cell table:style-name="ce5" office:value-type="float" office:value="6125.064">
            <text:p>6125.064</text:p>
          </table:table-cell>
          <table:table-cell table:style-name="ce5" office:value-type="float" office:value="7980.401">
            <text:p>7980.401</text:p>
          </table:table-cell>
          <table:table-cell table:style-name="ce5" office:value-type="float" office:value="6758.322">
            <text:p>6758.322</text:p>
          </table:table-cell>
          <table:table-cell table:style-name="ce5" office:value-type="float" office:value="6915.799">
            <text:p>6915.799</text:p>
          </table:table-cell>
          <table:table-cell table:style-name="ce5" office:value-type="float" office:value="7168.762">
            <text:p>7168.762</text:p>
          </table:table-cell>
          <table:table-cell table:style-name="ce5" office:value-type="float" office:value="7172.833">
            <text:p>7172.833</text:p>
          </table:table-cell>
          <table:table-cell table:style-name="ce5" office:value-type="float" office:value="7225.733">
            <text:p>7225.733</text:p>
          </table:table-cell>
          <table:table-cell table:style-name="ce5" office:value-type="float" office:value="7321.909">
            <text:p>7321.909</text:p>
          </table:table-cell>
          <table:table-cell table:style-name="ce5" office:value-type="float" office:value="2215.337">
            <text:p>2215.337</text:p>
          </table:table-cell>
          <table:table-cell table:style-name="ce5" office:value-type="float" office:value="993.258">
            <text:p>993.258</text:p>
          </table:table-cell>
          <table:table-cell table:style-name="ce5" office:value-type="float" office:value="1150.735">
            <text:p>1150.735</text:p>
          </table:table-cell>
          <table:table-cell table:style-name="ce5" office:value-type="float" office:value="1403.698">
            <text:p>1403.698</text:p>
          </table:table-cell>
          <table:table-cell table:style-name="ce5" office:value-type="float" office:value="1407.769">
            <text:p>1407.769</text:p>
          </table:table-cell>
          <table:table-cell table:style-name="ce5" office:value-type="float" office:value="1460.669">
            <text:p>1460.669</text:p>
          </table:table-cell>
          <table:table-cell table:style-name="ce5" office:value-type="float" office:value="1556.845">
            <text:p>1556.845</text:p>
          </table:table-cell>
          <table:table-cell table:style-name="ce5" office:value-type="float" office:value="-862.079">
            <text:p>-862.079</text:p>
          </table:table-cell>
          <table:table-cell table:style-name="ce5" office:value-type="float" office:value="-704.602">
            <text:p>-704.602</text:p>
          </table:table-cell>
          <table:table-cell table:style-name="ce5" office:value-type="float" office:value="-451.639">
            <text:p>-451.639</text:p>
          </table:table-cell>
          <table:table-cell table:style-name="ce5" office:value-type="float" office:value="-447.568">
            <text:p>-447.568</text:p>
          </table:table-cell>
          <table:table-cell table:style-name="ce5" office:value-type="float" office:value="-394.668">
            <text:p>-394.668</text:p>
          </table:table-cell>
          <table:table-cell table:style-name="ce5" office:value-type="float" office:value="-298.492">
            <text:p>-298.492</text:p>
          </table:table-cell>
          <table:table-cell table:style-name="ce5" office:value-type="float" office:value="517.477">
            <text:p>517.477</text:p>
          </table:table-cell>
          <table:table-cell table:style-name="ce5" office:value-type="float" office:value="770.44">
            <text:p>770.44</text:p>
          </table:table-cell>
          <table:table-cell table:style-name="ce5" office:value-type="float" office:value="774.511">
            <text:p>774.511</text:p>
          </table:table-cell>
          <table:table-cell table:style-name="ce5" office:value-type="float" office:value="827.411">
            <text:p>827.411</text:p>
          </table:table-cell>
          <table:table-cell table:style-name="ce5" office:value-type="float" office:value="923.587">
            <text:p>923.587</text:p>
          </table:table-cell>
          <table:table-cell table:style-name="ce5" office:value-type="float" office:value="612.963">
            <text:p>612.963</text:p>
          </table:table-cell>
          <table:table-cell table:style-name="ce5" office:value-type="float" office:value="617.034">
            <text:p>617.034</text:p>
          </table:table-cell>
          <table:table-cell table:style-name="ce5" office:value-type="float" office:value="669.934">
            <text:p>669.934</text:p>
          </table:table-cell>
          <table:table-cell table:style-name="ce5" office:value-type="float" office:value="766.11">
            <text:p>766.11</text:p>
          </table:table-cell>
          <table:table-cell table:style-name="ce5" office:value-type="float" office:value="364.071">
            <text:p>364.071</text:p>
          </table:table-cell>
          <table:table-cell table:style-name="ce5" office:value-type="float" office:value="416.971">
            <text:p>416.971</text:p>
          </table:table-cell>
          <table:table-cell table:style-name="ce5" office:value-type="float" office:value="513.147">
            <text:p>513.147</text:p>
          </table:table-cell>
          <table:table-cell table:style-name="ce5" office:value-type="float" office:value="412.9">
            <text:p>412.9</text:p>
          </table:table-cell>
          <table:table-cell table:style-name="ce5" office:value-type="float" office:value="509.076">
            <text:p>509.076</text:p>
          </table:table-cell>
          <table:table-cell table:style-name="ce5" office:value-type="float" office:value="456.176">
            <text:p>456.176</text:p>
          </table:table-cell>
          <table:table-cell table:style-name="ce5" office:value-type="float" office:value="33065.022">
            <text:p>33065.022</text:p>
          </table:table-cell>
          <table:table-cell table:style-name="ce5" office:value-type="float" office:value="305.022">
            <text:p>305.022</text:p>
          </table:table-cell>
          <table:table-cell table:style-name="ce5" office:value-type="float" office:value="41224.406">
            <text:p>41224.406</text:p>
          </table:table-cell>
          <table:table-cell table:style-name="ce5" office:value-type="float" office:value="47125.147">
            <text:p>47125.147</text:p>
          </table:table-cell>
          <table:table-cell table:style-name="ce5" office:value-type="float" office:value="52902.728">
            <text:p>52902.728</text:p>
          </table:table-cell>
          <table:table-cell table:style-name="ce5" office:value-type="float" office:value="53702.141">
            <text:p>53702.141</text:p>
          </table:table-cell>
          <table:table-cell table:style-name="ce5" office:value-type="float" office:value="53533.642">
            <text:p>53533.642</text:p>
          </table:table-cell>
          <table:table-cell table:style-name="ce5" office:value-type="float" office:value="53947.455">
            <text:p>53947.455</text:p>
          </table:table-cell>
          <table:table-cell table:style-name="ce5" office:value-type="float" office:value="53952.415">
            <text:p>53952.415</text:p>
          </table:table-cell>
          <table:table-cell table:style-name="ce5" office:value-type="float" office:value="54006.843">
            <text:p>54006.843</text:p>
          </table:table-cell>
          <table:table-cell table:style-name="ce5" office:value-type="float" office:value="54103.541">
            <text:p>54103.541</text:p>
          </table:table-cell>
          <table:table-cell table:style-name="ce5" office:value-type="float" office:value="8519.384">
            <text:p>8519.384</text:p>
          </table:table-cell>
          <table:table-cell table:style-name="ce5" office:value-type="float" office:value="14420.125">
            <text:p>14420.125</text:p>
          </table:table-cell>
          <table:table-cell table:style-name="ce5" office:value-type="float" office:value="20197.706">
            <text:p>20197.706</text:p>
          </table:table-cell>
          <table:table-cell table:style-name="ce5" office:value-type="float" office:value="20997.119">
            <text:p>20997.119</text:p>
          </table:table-cell>
          <table:table-cell table:style-name="ce5" office:value-type="float" office:value="20828.62">
            <text:p>20828.62</text:p>
          </table:table-cell>
          <table:table-cell table:style-name="ce5" table:formula="of:=MOD([.GI14]; 360)" office:value-type="float" office:value="308.619999999999">
            <text:p>308.62</text:p>
          </table:table-cell>
          <table:table-cell table:style-name="ce5" office:value-type="float" office:value="21242.433">
            <text:p>21242.433</text:p>
          </table:table-cell>
          <table:table-cell table:style-name="ce5" office:value-type="float" office:value="21247.393">
            <text:p>21247.393</text:p>
          </table:table-cell>
          <table:table-cell table:style-name="ce5" office:value-type="float" office:value="21301.821">
            <text:p>21301.821</text:p>
          </table:table-cell>
          <table:table-cell table:style-name="ce5" office:value-type="float" office:value="21398.519">
            <text:p>21398.519</text:p>
          </table:table-cell>
          <table:table-cell table:style-name="ce5" office:value-type="float" office:value="6260.741">
            <text:p>6260.741</text:p>
          </table:table-cell>
          <table:table-cell table:style-name="ce5" office:value-type="float" office:value="12038.322">
            <text:p>12038.322</text:p>
          </table:table-cell>
          <table:table-cell table:style-name="ce5" office:value-type="float" office:value="12837.735">
            <text:p>12837.735</text:p>
          </table:table-cell>
          <table:table-cell table:style-name="ce5" office:value-type="float" office:value="12669.236">
            <text:p>12669.236</text:p>
          </table:table-cell>
          <table:table-cell table:style-name="ce5" office:value-type="float" office:value="13083.049">
            <text:p>13083.049</text:p>
          </table:table-cell>
          <table:table-cell table:style-name="ce5" office:value-type="float" office:value="13088.009">
            <text:p>13088.009</text:p>
          </table:table-cell>
          <table:table-cell table:style-name="ce5" office:value-type="float" office:value="13142.437">
            <text:p>13142.437</text:p>
          </table:table-cell>
          <table:table-cell table:style-name="ce5" office:value-type="float" office:value="13239.135">
            <text:p>13239.135</text:p>
          </table:table-cell>
          <table:table-cell table:style-name="ce5" office:value-type="float" office:value="6137.581">
            <text:p>6137.581</text:p>
          </table:table-cell>
          <table:table-cell table:style-name="ce5" office:value-type="float" office:value="6936.994">
            <text:p>6936.994</text:p>
          </table:table-cell>
          <table:table-cell table:style-name="ce5" office:value-type="float" office:value="6768.495">
            <text:p>6768.495</text:p>
          </table:table-cell>
          <table:table-cell table:style-name="ce5" office:value-type="float" office:value="7182.308">
            <text:p>7182.308</text:p>
          </table:table-cell>
          <table:table-cell table:style-name="ce5" office:value-type="float" office:value="7187.268">
            <text:p>7187.268</text:p>
          </table:table-cell>
          <table:table-cell table:style-name="ce5" office:value-type="float" office:value="7241.696">
            <text:p>7241.696</text:p>
          </table:table-cell>
          <table:table-cell table:style-name="ce5" office:value-type="float" office:value="7338.394">
            <text:p>7338.394</text:p>
          </table:table-cell>
          <table:table-cell table:style-name="ce5" office:value-type="float" office:value="1159.413">
            <text:p>1159.413</text:p>
          </table:table-cell>
          <table:table-cell table:style-name="ce5" office:value-type="float" office:value="990.914">
            <text:p>990.914</text:p>
          </table:table-cell>
          <table:table-cell table:style-name="ce5" office:value-type="float" office:value="1404.727">
            <text:p>1404.727</text:p>
          </table:table-cell>
          <table:table-cell table:style-name="ce5" office:value-type="float" office:value="1409.687">
            <text:p>1409.687</text:p>
          </table:table-cell>
          <table:table-cell table:style-name="ce5" office:value-type="float" office:value="1464.115">
            <text:p>1464.115</text:p>
          </table:table-cell>
          <table:table-cell table:style-name="ce5" office:value-type="float" office:value="761.4">
            <text:p>761.4</text:p>
          </table:table-cell>
          <table:table-cell table:style-name="ce5" office:value-type="float" office:value="191.501">
            <text:p>191.501</text:p>
          </table:table-cell>
          <table:table-cell table:style-name="ce5" office:value-type="float" office:value="605.314">
            <text:p>605.314</text:p>
          </table:table-cell>
          <table:table-cell table:style-name="ce5" office:value-type="float" office:value="610.274">
            <text:p>610.274</text:p>
          </table:table-cell>
          <table:table-cell table:style-name="ce5" office:value-type="float" office:value="664.702">
            <text:p>664.702</text:p>
          </table:table-cell>
          <table:table-cell table:style-name="ce5" office:value-type="float" office:value="761.4">
            <text:p>761.4</text:p>
          </table:table-cell>
          <table:table-cell table:style-name="ce5" office:value-type="float" office:value="773.813">
            <text:p>773.813</text:p>
          </table:table-cell>
          <table:table-cell table:style-name="ce5" office:value-type="float" office:value="778.773">
            <text:p>778.773</text:p>
          </table:table-cell>
          <table:table-cell table:style-name="ce5" office:value-type="float" office:value="833.201">
            <text:p>833.201</text:p>
          </table:table-cell>
          <table:table-cell table:style-name="ce5" office:value-type="float" office:value="929.899">
            <text:p>929.899</text:p>
          </table:table-cell>
          <table:table-cell table:style-name="ce5" office:value-type="float" office:value="364.96">
            <text:p>364.96</text:p>
          </table:table-cell>
          <table:table-cell table:style-name="ce5" office:value-type="float" office:value="419.388">
            <text:p>419.388</text:p>
          </table:table-cell>
          <table:table-cell table:style-name="ce5" office:value-type="float" office:value="516.086">
            <text:p>516.086</text:p>
          </table:table-cell>
          <table:table-cell table:style-name="ce5" office:value-type="float" office:value="414.428">
            <text:p>414.428</text:p>
          </table:table-cell>
          <table:table-cell table:style-name="ce5" office:value-type="float" office:value="511.126">
            <text:p>511.126</text:p>
          </table:table-cell>
          <table:table-cell table:style-name="ce5" office:value-type="float" office:value="456.698">
            <text:p>456.698</text:p>
          </table:table-cell>
          <table:table-cell table:style-name="ce5" table:number-columns-repeated="792"/>
        </table:table-row>
        <table:table-row table:style-name="ro1">
          <table:table-cell office:value-type="string">
            <text:p>1997-10-20 12:00</text:p>
          </table:table-cell>
          <table:table-cell office:value-type="float" office:value="12.342">
            <text:p>12.342</text:p>
          </table:table-cell>
          <table:table-cell office:value-type="float" office:value="12.923">
            <text:p>12.923</text:p>
          </table:table-cell>
          <table:table-cell office:value-type="float" office:value="1.985">
            <text:p>1.985</text:p>
          </table:table-cell>
          <table:table-cell office:value-type="float" office:value="13.599">
            <text:p>13.599</text:p>
          </table:table-cell>
          <table:table-cell office:value-type="float" office:value="0.551">
            <text:p>0.551</text:p>
          </table:table-cell>
          <table:table-cell office:value-type="float" office:value="12.352">
            <text:p>12.352</text:p>
          </table:table-cell>
          <table:table-cell office:value-type="float" office:value="1.081">
            <text:p>1.081</text:p>
          </table:table-cell>
          <table:table-cell office:value-type="float" office:value="4.754">
            <text:p>4.754</text:p>
          </table:table-cell>
          <table:table-cell office:value-type="float" office:value="12.219">
            <text:p>12.219</text:p>
          </table:table-cell>
          <table:table-cell office:value-type="float" office:value="4.06">
            <text:p>4.06</text:p>
          </table:table-cell>
          <table:table-cell office:value-type="float" office:value="4.058">
            <text:p>4.058</text:p>
          </table:table-cell>
          <table:table-cell office:value-type="float" office:value="6.144">
            <text:p>6.144</text:p>
          </table:table-cell>
          <table:table-cell office:value-type="float" office:value="10.052">
            <text:p>10.052</text:p>
          </table:table-cell>
          <table:table-cell office:value-type="float" office:value="207.342">
            <text:p>207.342</text:p>
          </table:table-cell>
          <table:table-cell office:value-type="float" office:value="87.923">
            <text:p>87.923</text:p>
          </table:table-cell>
          <table:table-cell office:value-type="float" office:value="211.985">
            <text:p>211.985</text:p>
          </table:table-cell>
          <table:table-cell office:value-type="float" office:value="253.599">
            <text:p>253.599</text:p>
          </table:table-cell>
          <table:table-cell office:value-type="float" office:value="255.551">
            <text:p>255.551</text:p>
          </table:table-cell>
          <table:table-cell office:value-type="float" office:value="312.352">
            <text:p>312.352</text:p>
          </table:table-cell>
          <table:table-cell office:value-type="float" office:value="16.081">
            <text:p>16.081</text:p>
          </table:table-cell>
          <table:table-cell office:value-type="float" office:value="304.754">
            <text:p>304.754</text:p>
          </table:table-cell>
          <table:table-cell office:value-type="float" office:value="297.219">
            <text:p>297.219</text:p>
          </table:table-cell>
          <table:table-cell office:value-type="float" office:value="244.06">
            <text:p>244.06</text:p>
          </table:table-cell>
          <table:table-cell office:value-type="float" office:value="169.058">
            <text:p>169.058</text:p>
          </table:table-cell>
          <table:table-cell office:value-type="float" office:value="216.144">
            <text:p>216.144</text:p>
          </table:table-cell>
          <table:table-cell office:value-type="float" office:value="145.052">
            <text:p>145.052</text:p>
          </table:table-cell>
          <table:table-cell office:value-type="float" office:value="238.3361666667">
            <text:p>238.3361666667</text:p>
          </table:table-cell>
          <table:table-cell office:value-type="float" office:value="246.5933333333">
            <text:p>246.5933333333</text:p>
          </table:table-cell>
          <table:table-cell office:value-type="float" office:value="234.8932">
            <text:p>234.8932</text:p>
          </table:table-cell>
          <table:table-cell office:value-type="float" office:value="238.512">
            <text:p>238.512</text:p>
          </table:table-cell>
          <table:table-cell office:value-type="float" office:value="230.293">
            <text:p>230.293</text:p>
          </table:table-cell>
          <table:table-cell office:value-type="string">
            <text:p>27 ♎ 20' 32"</text:p>
          </table:table-cell>
          <table:table-cell office:value-type="string">
            <text:p>27 ♊ 55' 21"</text:p>
          </table:table-cell>
          <table:table-cell office:value-type="string">
            <text:p><text:s/>1 ♏ 59' 07"</text:p>
          </table:table-cell>
          <table:table-cell office:value-type="string">
            <text:p>13 ♐ 35' 57"</text:p>
          </table:table-cell>
          <table:table-cell office:value-type="string">
            <text:p>15 ♐ 33' 03"</text:p>
          </table:table-cell>
          <table:table-cell office:value-type="string">
            <text:p>12 ♒ 21' 07"</text:p>
          </table:table-cell>
          <table:table-cell office:value-type="string">
            <text:p>16 ♈ 04' 51"</text:p>
          </table:table-cell>
          <table:table-cell office:value-type="string">
            <text:p><text:s/>4 ♒ 45' 13"</text:p>
          </table:table-cell>
          <table:table-cell office:value-type="string">
            <text:p>27 ♑ 13' 08"</text:p>
          </table:table-cell>
          <table:table-cell office:value-type="string">
            <text:p><text:s/>4 ♐ 03' 36"</text:p>
          </table:table-cell>
          <table:table-cell office:value-type="string">
            <text:p>19 ♍ 03' 27"</text:p>
          </table:table-cell>
          <table:table-cell office:value-type="string">
            <text:p><text:s/>6 ♏ 08' 39"</text:p>
          </table:table-cell>
          <table:table-cell office:value-type="string">
            <text:p>25 ♌ 03' 08"</text:p>
          </table:table-cell>
          <table:table-cell office:value-type="float" office:value="12.402">
            <text:p>12.402</text:p>
          </table:table-cell>
          <table:table-cell office:value-type="float" office:value="5.442">
            <text:p>5.442</text:p>
          </table:table-cell>
          <table:table-cell office:value-type="float" office:value="12.342">
            <text:p>12.342</text:p>
          </table:table-cell>
          <table:table-cell office:value-type="float" office:value="2">
            <text:p>2</text:p>
          </table:table-cell>
          <table:table-cell office:value-type="float" office:value="8.35">
            <text:p>8.35</text:p>
          </table:table-cell>
          <table:table-cell office:value-type="float" office:value="2.269">
            <text:p>2.269</text:p>
          </table:table-cell>
          <table:table-cell office:value-type="float" office:value="7.607">
            <text:p>7.607</text:p>
          </table:table-cell>
          <table:table-cell office:value-type="float" office:value="14.111">
            <text:p>14.111</text:p>
          </table:table-cell>
          <table:table-cell office:value-type="float" office:value="5.223">
            <text:p>5.223</text:p>
          </table:table-cell>
          <table:table-cell office:value-type="float" office:value="7.143">
            <text:p>7.143</text:p>
          </table:table-cell>
          <table:table-cell office:value-type="float" office:value="9.51">
            <text:p>9.51</text:p>
          </table:table-cell>
          <table:table-cell office:value-type="float" office:value="222.402">
            <text:p>222.402</text:p>
          </table:table-cell>
          <table:table-cell office:value-type="float" office:value="335.442">
            <text:p>335.442</text:p>
          </table:table-cell>
          <table:table-cell office:value-type="float" office:value="27.342">
            <text:p>27.342</text:p>
          </table:table-cell>
          <table:table-cell office:value-type="float" office:value="287">
            <text:p>287</text:p>
          </table:table-cell>
          <table:table-cell office:value-type="float" office:value="323.35">
            <text:p>323.35</text:p>
          </table:table-cell>
          <table:table-cell office:value-type="float" office:value="17.269">
            <text:p>17.269</text:p>
          </table:table-cell>
          <table:table-cell office:value-type="float" office:value="307.607">
            <text:p>307.607</text:p>
          </table:table-cell>
          <table:table-cell office:value-type="float" office:value="299.111">
            <text:p>299.111</text:p>
          </table:table-cell>
          <table:table-cell office:value-type="float" office:value="245.223">
            <text:p>245.223</text:p>
          </table:table-cell>
          <table:table-cell office:value-type="float" office:value="217.143">
            <text:p>217.143</text:p>
          </table:table-cell>
          <table:table-cell office:value-type="float" office:value="144.51">
            <text:p>144.51</text:p>
          </table:table-cell>
          <table:table-cell office:value-type="string">
            <text:p>12 ♏ 24' 07"</text:p>
          </table:table-cell>
          <table:table-cell office:value-type="string">
            <text:p><text:s/>5 ♓ 26' 32"</text:p>
          </table:table-cell>
          <table:table-cell office:value-type="string">
            <text:p>27 ♈ 20' 32"</text:p>
          </table:table-cell>
          <table:table-cell office:value-type="string">
            <text:p>17 ♑ 00' 01"</text:p>
          </table:table-cell>
          <table:table-cell office:value-type="string">
            <text:p>23 ♒ 21' 01"</text:p>
          </table:table-cell>
          <table:table-cell office:value-type="string">
            <text:p>17 ♈ 16' 08"</text:p>
          </table:table-cell>
          <table:table-cell office:value-type="string">
            <text:p><text:s/>7 ♒ 36' 25"</text:p>
          </table:table-cell>
          <table:table-cell office:value-type="string">
            <text:p>29 ♑ 06' 41"</text:p>
          </table:table-cell>
          <table:table-cell office:value-type="string">
            <text:p><text:s/>5 ♐ 13' 23"</text:p>
          </table:table-cell>
          <table:table-cell office:value-type="string">
            <text:p><text:s/>7 ♏ 08' 34"</text:p>
          </table:table-cell>
          <table:table-cell office:value-type="string">
            <text:p>24 ♌ 30' 36"</text:p>
          </table:table-cell>
          <table:table-cell office:value-type="float" office:value="-10.526">
            <text:p>-10.526</text:p>
          </table:table-cell>
          <table:table-cell office:value-type="float" office:value="-24.647">
            <text:p>-24.647</text:p>
          </table:table-cell>
          <table:table-cell office:value-type="float" office:value="-18.708">
            <text:p>-18.708</text:p>
          </table:table-cell>
          <table:table-cell office:value-type="float" office:value="18.291">
            <text:p>18.291</text:p>
          </table:table-cell>
          <table:table-cell office:value-type="float" office:value="-11.951">
            <text:p>-11.951</text:p>
          </table:table-cell>
          <table:table-cell office:value-type="float" office:value="-25.465">
            <text:p>-25.465</text:p>
          </table:table-cell>
          <table:table-cell office:value-type="float" office:value="-23.829">
            <text:p>-23.829</text:p>
          </table:table-cell>
          <table:table-cell office:value-type="float" office:value="-18.01">
            <text:p>-18.01</text:p>
          </table:table-cell>
          <table:table-cell office:value-type="float" office:value="3.779">
            <text:p>3.779</text:p>
          </table:table-cell>
          <table:table-cell office:value-type="float" office:value="-19.682">
            <text:p>-19.682</text:p>
          </table:table-cell>
          <table:table-cell office:value-type="float" office:value="-20.333">
            <text:p>-20.333</text:p>
          </table:table-cell>
          <table:table-cell office:value-type="float" office:value="-9.153">
            <text:p>-9.153</text:p>
          </table:table-cell>
          <table:table-cell office:value-type="float" office:value="4.33">
            <text:p>4.33</text:p>
          </table:table-cell>
          <table:table-cell office:value-type="float" office:value="-12.766">
            <text:p>-12.766</text:p>
          </table:table-cell>
          <table:table-cell office:value-type="float" office:value="13.173">
            <text:p>13.173</text:p>
          </table:table-cell>
          <table:table-cell office:value-type="float" office:value="-0">
            <text:p>-0</text:p>
          </table:table-cell>
          <table:table-cell office:value-type="float" office:value="-5.131">
            <text:p>-5.131</text:p>
          </table:table-cell>
          <table:table-cell office:value-type="float" office:value="0.225">
            <text:p>0.225</text:p>
          </table:table-cell>
          <table:table-cell office:value-type="float" office:value="-3.058">
            <text:p>-3.058</text:p>
          </table:table-cell>
          <table:table-cell office:value-type="float" office:value="-1.182">
            <text:p>-1.182</text:p>
          </table:table-cell>
          <table:table-cell office:value-type="float" office:value="-0.955">
            <text:p>-0.955</text:p>
          </table:table-cell>
          <table:table-cell office:value-type="float" office:value="-2.758">
            <text:p>-2.758</text:p>
          </table:table-cell>
          <table:table-cell office:value-type="float" office:value="-0.627">
            <text:p>-0.627</text:p>
          </table:table-cell>
          <table:table-cell office:value-type="float" office:value="0.388">
            <text:p>0.388</text:p>
          </table:table-cell>
          <table:table-cell office:value-type="float" office:value="12.001">
            <text:p>12.001</text:p>
          </table:table-cell>
          <table:table-cell office:value-type="float" office:value="0.85">
            <text:p>0.85</text:p>
          </table:table-cell>
          <table:table-cell office:value-type="float" office:value="0.003">
            <text:p>0.003</text:p>
          </table:table-cell>
          <table:table-cell office:value-type="float" office:value="318.386">
            <text:p>318.386</text:p>
          </table:table-cell>
          <table:table-cell office:value-type="float" office:value="364.643">
            <text:p>364.643</text:p>
          </table:table-cell>
          <table:table-cell office:value-type="float" office:value="6796.434">
            <text:p>6796.434</text:p>
          </table:table-cell>
          <table:table-cell office:value-type="float" office:value="12859.633">
            <text:p>12859.633</text:p>
          </table:table-cell>
          <table:table-cell office:value-type="float" office:value="14802.927">
            <text:p>14802.927</text:p>
          </table:table-cell>
          <table:table-cell office:value-type="float" office:value="13515.904">
            <text:p>13515.904</text:p>
          </table:table-cell>
          <table:table-cell office:value-type="float" office:value="13675.841">
            <text:p>13675.841</text:p>
          </table:table-cell>
          <table:table-cell office:value-type="float" office:value="13947.231">
            <text:p>13947.231</text:p>
          </table:table-cell>
          <table:table-cell office:value-type="float" office:value="13954.766">
            <text:p>13954.766</text:p>
          </table:table-cell>
          <table:table-cell office:value-type="float" office:value="14007.925">
            <text:p>14007.925</text:p>
          </table:table-cell>
          <table:table-cell office:value-type="float" office:value="14106.933">
            <text:p>14106.933</text:p>
          </table:table-cell>
          <table:table-cell office:value-type="float" office:value="406.257">
            <text:p>406.257</text:p>
          </table:table-cell>
          <table:table-cell office:value-type="float" office:value="6838.048">
            <text:p>6838.048</text:p>
          </table:table-cell>
          <table:table-cell office:value-type="float" office:value="12901.247">
            <text:p>12901.247</text:p>
          </table:table-cell>
          <table:table-cell office:value-type="float" office:value="14844.541">
            <text:p>14844.541</text:p>
          </table:table-cell>
          <table:table-cell office:value-type="float" office:value="13557.518">
            <text:p>13557.518</text:p>
          </table:table-cell>
          <table:table-cell office:value-type="float" office:value="13813.069">
            <text:p>13813.069</text:p>
          </table:table-cell>
          <table:table-cell office:value-type="float" office:value="13301.967">
            <text:p>13301.967</text:p>
          </table:table-cell>
          <table:table-cell office:value-type="float" office:value="7333.069">
            <text:p>7333.069</text:p>
          </table:table-cell>
          <table:table-cell office:value-type="float" office:value="6825.871">
            <text:p>6825.871</text:p>
          </table:table-cell>
          <table:table-cell office:value-type="float" office:value="13717.455">
            <text:p>13717.455</text:p>
          </table:table-cell>
          <table:table-cell office:value-type="float" office:value="13988.845">
            <text:p>13988.845</text:p>
          </table:table-cell>
          <table:table-cell office:value-type="float" office:value="13996.38">
            <text:p>13996.38</text:p>
          </table:table-cell>
          <table:table-cell office:value-type="float" office:value="14049.539">
            <text:p>14049.539</text:p>
          </table:table-cell>
          <table:table-cell office:value-type="float" office:value="14148.547">
            <text:p>14148.547</text:p>
          </table:table-cell>
          <table:table-cell office:value-type="float" office:value="6791.791">
            <text:p>6791.791</text:p>
          </table:table-cell>
          <table:table-cell office:value-type="float" office:value="12854.99">
            <text:p>12854.99</text:p>
          </table:table-cell>
          <table:table-cell office:value-type="float" office:value="14798.284">
            <text:p>14798.284</text:p>
          </table:table-cell>
          <table:table-cell office:value-type="float" office:value="13511.261">
            <text:p>13511.261</text:p>
          </table:table-cell>
          <table:table-cell office:value-type="float" office:value="13671.198">
            <text:p>13671.198</text:p>
          </table:table-cell>
          <table:table-cell office:value-type="float" office:value="13942.588">
            <text:p>13942.588</text:p>
          </table:table-cell>
          <table:table-cell office:value-type="float" office:value="13950.123">
            <text:p>13950.123</text:p>
          </table:table-cell>
          <table:table-cell office:value-type="float" office:value="14003.282">
            <text:p>14003.282</text:p>
          </table:table-cell>
          <table:table-cell office:value-type="float" office:value="14102.29">
            <text:p>14102.29</text:p>
          </table:table-cell>
          <table:table-cell office:value-type="float" office:value="6423.199">
            <text:p>6423.199</text:p>
          </table:table-cell>
          <table:table-cell office:value-type="float" office:value="8366.493">
            <text:p>8366.493</text:p>
          </table:table-cell>
          <table:table-cell office:value-type="float" office:value="7079.47">
            <text:p>7079.47</text:p>
          </table:table-cell>
          <table:table-cell office:value-type="float" office:value="7239.407">
            <text:p>7239.407</text:p>
          </table:table-cell>
          <table:table-cell office:value-type="float" office:value="7510.797">
            <text:p>7510.797</text:p>
          </table:table-cell>
          <table:table-cell office:value-type="float" office:value="7518.332">
            <text:p>7518.332</text:p>
          </table:table-cell>
          <table:table-cell office:value-type="float" office:value="7571.491">
            <text:p>7571.491</text:p>
          </table:table-cell>
          <table:table-cell office:value-type="float" office:value="7670.499">
            <text:p>7670.499</text:p>
          </table:table-cell>
          <table:table-cell office:value-type="float" office:value="2303.294">
            <text:p>2303.294</text:p>
          </table:table-cell>
          <table:table-cell office:value-type="float" office:value="1016.271">
            <text:p>1016.271</text:p>
          </table:table-cell>
          <table:table-cell office:value-type="float" office:value="1176.208">
            <text:p>1176.208</text:p>
          </table:table-cell>
          <table:table-cell office:value-type="float" office:value="1447.598">
            <text:p>1447.598</text:p>
          </table:table-cell>
          <table:table-cell office:value-type="float" office:value="1455.133">
            <text:p>1455.133</text:p>
          </table:table-cell>
          <table:table-cell office:value-type="float" office:value="1508.292">
            <text:p>1508.292</text:p>
          </table:table-cell>
          <table:table-cell office:value-type="float" office:value="1607.3">
            <text:p>1607.3</text:p>
          </table:table-cell>
          <table:table-cell office:value-type="float" office:value="-927.023">
            <text:p>-927.023</text:p>
          </table:table-cell>
          <table:table-cell office:value-type="float" office:value="-767.086">
            <text:p>-767.086</text:p>
          </table:table-cell>
          <table:table-cell office:value-type="float" office:value="-495.696">
            <text:p>-495.696</text:p>
          </table:table-cell>
          <table:table-cell office:value-type="float" office:value="-488.161">
            <text:p>-488.161</text:p>
          </table:table-cell>
          <table:table-cell office:value-type="float" office:value="-435.002">
            <text:p>-435.002</text:p>
          </table:table-cell>
          <table:table-cell office:value-type="float" office:value="-335.994">
            <text:p>-335.994</text:p>
          </table:table-cell>
          <table:table-cell office:value-type="float" office:value="519.937">
            <text:p>519.937</text:p>
          </table:table-cell>
          <table:table-cell office:value-type="float" office:value="791.327">
            <text:p>791.327</text:p>
          </table:table-cell>
          <table:table-cell office:value-type="float" office:value="798.862">
            <text:p>798.862</text:p>
          </table:table-cell>
          <table:table-cell office:value-type="float" office:value="852.021">
            <text:p>852.021</text:p>
          </table:table-cell>
          <table:table-cell office:value-type="float" office:value="951.029">
            <text:p>951.029</text:p>
          </table:table-cell>
          <table:table-cell office:value-type="float" office:value="631.39">
            <text:p>631.39</text:p>
          </table:table-cell>
          <table:table-cell office:value-type="float" office:value="638.925">
            <text:p>638.925</text:p>
          </table:table-cell>
          <table:table-cell office:value-type="float" office:value="692.084">
            <text:p>692.084</text:p>
          </table:table-cell>
          <table:table-cell office:value-type="float" office:value="791.092">
            <text:p>791.092</text:p>
          </table:table-cell>
          <table:table-cell office:value-type="float" office:value="367.535">
            <text:p>367.535</text:p>
          </table:table-cell>
          <table:table-cell office:value-type="float" office:value="420.694">
            <text:p>420.694</text:p>
          </table:table-cell>
          <table:table-cell office:value-type="float" office:value="519.702">
            <text:p>519.702</text:p>
          </table:table-cell>
          <table:table-cell office:value-type="float" office:value="413.159">
            <text:p>413.159</text:p>
          </table:table-cell>
          <table:table-cell office:value-type="float" office:value="512.167">
            <text:p>512.167</text:p>
          </table:table-cell>
          <table:table-cell office:value-type="float" office:value="459.008">
            <text:p>459.008</text:p>
          </table:table-cell>
          <table:table-cell office:value-type="float" office:value="34806.96">
            <text:p>34806.96</text:p>
          </table:table-cell>
          <table:table-cell office:value-type="float" office:value="246.96">
            <text:p>246.96</text:p>
          </table:table-cell>
          <table:table-cell office:value-type="float" office:value="43395.06">
            <text:p>43395.06</text:p>
          </table:table-cell>
          <table:table-cell office:value-type="float" office:value="49615.402">
            <text:p>49615.402</text:p>
          </table:table-cell>
          <table:table-cell office:value-type="float" office:value="55699.052">
            <text:p>55699.052</text:p>
          </table:table-cell>
          <table:table-cell office:value-type="float" office:value="56525.259">
            <text:p>56525.259</text:p>
          </table:table-cell>
          <table:table-cell office:value-type="float" office:value="56365.133">
            <text:p>56365.133</text:p>
          </table:table-cell>
          <table:table-cell office:value-type="float" office:value="56794.795">
            <text:p>56794.795</text:p>
          </table:table-cell>
          <table:table-cell office:value-type="float" office:value="56803.291">
            <text:p>56803.291</text:p>
          </table:table-cell>
          <table:table-cell office:value-type="float" office:value="56857.179">
            <text:p>56857.179</text:p>
          </table:table-cell>
          <table:table-cell office:value-type="float" office:value="56957.892">
            <text:p>56957.892</text:p>
          </table:table-cell>
          <table:table-cell office:value-type="float" office:value="8948.1">
            <text:p>8948.1</text:p>
          </table:table-cell>
          <table:table-cell office:value-type="float" office:value="15168.442">
            <text:p>15168.442</text:p>
          </table:table-cell>
          <table:table-cell office:value-type="float" office:value="21252.092">
            <text:p>21252.092</text:p>
          </table:table-cell>
          <table:table-cell office:value-type="float" office:value="22078.299">
            <text:p>22078.299</text:p>
          </table:table-cell>
          <table:table-cell office:value-type="float" office:value="21918.173">
            <text:p>21918.173</text:p>
          </table:table-cell>
          <table:table-cell table:formula="of:=MOD([.GI15]; 360)" office:value-type="float" office:value="318.172999999999">
            <text:p>318.173</text:p>
          </table:table-cell>
          <table:table-cell office:value-type="float" office:value="22347.835">
            <text:p>22347.835</text:p>
          </table:table-cell>
          <table:table-cell office:value-type="float" office:value="22356.331">
            <text:p>22356.331</text:p>
          </table:table-cell>
          <table:table-cell office:value-type="float" office:value="22410.219">
            <text:p>22410.219</text:p>
          </table:table-cell>
          <table:table-cell office:value-type="float" office:value="22510.932">
            <text:p>22510.932</text:p>
          </table:table-cell>
          <table:table-cell office:value-type="float" office:value="6580.342">
            <text:p>6580.342</text:p>
          </table:table-cell>
          <table:table-cell office:value-type="float" office:value="12663.992">
            <text:p>12663.992</text:p>
          </table:table-cell>
          <table:table-cell office:value-type="float" office:value="13490.199">
            <text:p>13490.199</text:p>
          </table:table-cell>
          <table:table-cell office:value-type="float" office:value="13330.073">
            <text:p>13330.073</text:p>
          </table:table-cell>
          <table:table-cell office:value-type="float" office:value="13759.735">
            <text:p>13759.735</text:p>
          </table:table-cell>
          <table:table-cell office:value-type="float" office:value="13768.231">
            <text:p>13768.231</text:p>
          </table:table-cell>
          <table:table-cell office:value-type="float" office:value="13822.119">
            <text:p>13822.119</text:p>
          </table:table-cell>
          <table:table-cell office:value-type="float" office:value="13922.832">
            <text:p>13922.832</text:p>
          </table:table-cell>
          <table:table-cell office:value-type="float" office:value="6443.65">
            <text:p>6443.65</text:p>
          </table:table-cell>
          <table:table-cell office:value-type="float" office:value="7269.857">
            <text:p>7269.857</text:p>
          </table:table-cell>
          <table:table-cell office:value-type="float" office:value="7109.731">
            <text:p>7109.731</text:p>
          </table:table-cell>
          <table:table-cell office:value-type="float" office:value="7539.393">
            <text:p>7539.393</text:p>
          </table:table-cell>
          <table:table-cell office:value-type="float" office:value="7547.889">
            <text:p>7547.889</text:p>
          </table:table-cell>
          <table:table-cell office:value-type="float" office:value="7601.777">
            <text:p>7601.777</text:p>
          </table:table-cell>
          <table:table-cell office:value-type="float" office:value="7702.49">
            <text:p>7702.49</text:p>
          </table:table-cell>
          <table:table-cell office:value-type="float" office:value="1186.207">
            <text:p>1186.207</text:p>
          </table:table-cell>
          <table:table-cell office:value-type="float" office:value="1026.081">
            <text:p>1026.081</text:p>
          </table:table-cell>
          <table:table-cell office:value-type="float" office:value="1455.743">
            <text:p>1455.743</text:p>
          </table:table-cell>
          <table:table-cell office:value-type="float" office:value="1464.239">
            <text:p>1464.239</text:p>
          </table:table-cell>
          <table:table-cell office:value-type="float" office:value="1518.127">
            <text:p>1518.127</text:p>
          </table:table-cell>
          <table:table-cell office:value-type="float" office:value="792.633">
            <text:p>792.633</text:p>
          </table:table-cell>
          <table:table-cell office:value-type="float" office:value="199.874">
            <text:p>199.874</text:p>
          </table:table-cell>
          <table:table-cell office:value-type="float" office:value="629.536">
            <text:p>629.536</text:p>
          </table:table-cell>
          <table:table-cell office:value-type="float" office:value="638.032">
            <text:p>638.032</text:p>
          </table:table-cell>
          <table:table-cell office:value-type="float" office:value="691.92">
            <text:p>691.92</text:p>
          </table:table-cell>
          <table:table-cell office:value-type="float" office:value="792.633">
            <text:p>792.633</text:p>
          </table:table-cell>
          <table:table-cell office:value-type="float" office:value="789.662">
            <text:p>789.662</text:p>
          </table:table-cell>
          <table:table-cell office:value-type="float" office:value="798.158">
            <text:p>798.158</text:p>
          </table:table-cell>
          <table:table-cell office:value-type="float" office:value="852.046">
            <text:p>852.046</text:p>
          </table:table-cell>
          <table:table-cell office:value-type="float" office:value="952.759">
            <text:p>952.759</text:p>
          </table:table-cell>
          <table:table-cell office:value-type="float" office:value="368.496">
            <text:p>368.496</text:p>
          </table:table-cell>
          <table:table-cell office:value-type="float" office:value="422.384">
            <text:p>422.384</text:p>
          </table:table-cell>
          <table:table-cell office:value-type="float" office:value="523.097">
            <text:p>523.097</text:p>
          </table:table-cell>
          <table:table-cell office:value-type="float" office:value="413.888">
            <text:p>413.888</text:p>
          </table:table-cell>
          <table:table-cell office:value-type="float" office:value="514.601">
            <text:p>514.601</text:p>
          </table:table-cell>
          <table:table-cell office:value-type="float" office:value="460.713">
            <text:p>460.713</text:p>
          </table:table-cell>
          <table:table-cell table:number-columns-repeated="792"/>
        </table:table-row>
        <table:table-row table:style-name="ro1">
          <table:table-cell office:value-type="string">
            <text:p>1997-11-10 12:00</text:p>
          </table:table-cell>
          <table:table-cell office:value-type="float" office:value="3.343">
            <text:p>3.343</text:p>
          </table:table-cell>
          <table:table-cell office:value-type="float" office:value="10.318">
            <text:p>10.318</text:p>
          </table:table-cell>
          <table:table-cell office:value-type="float" office:value="4.387">
            <text:p>4.387</text:p>
          </table:table-cell>
          <table:table-cell office:value-type="float" office:value="5.293">
            <text:p>5.293</text:p>
          </table:table-cell>
          <table:table-cell office:value-type="float" office:value="1.12">
            <text:p>1.12</text:p>
          </table:table-cell>
          <table:table-cell office:value-type="float" office:value="13.902">
            <text:p>13.902</text:p>
          </table:table-cell>
          <table:table-cell office:value-type="float" office:value="14.636">
            <text:p>14.636</text:p>
          </table:table-cell>
          <table:table-cell office:value-type="float" office:value="5.054">
            <text:p>5.054</text:p>
          </table:table-cell>
          <table:table-cell office:value-type="float" office:value="12.479">
            <text:p>12.479</text:p>
          </table:table-cell>
          <table:table-cell office:value-type="float" office:value="4.815">
            <text:p>4.815</text:p>
          </table:table-cell>
          <table:table-cell office:value-type="float" office:value="2.959">
            <text:p>2.959</text:p>
          </table:table-cell>
          <table:table-cell office:value-type="float" office:value="9.1">
            <text:p>9.1</text:p>
          </table:table-cell>
          <table:table-cell office:value-type="float" office:value="10.136">
            <text:p>10.136</text:p>
          </table:table-cell>
          <table:table-cell office:value-type="float" office:value="228.343">
            <text:p>228.343</text:p>
          </table:table-cell>
          <table:table-cell office:value-type="float" office:value="355.318">
            <text:p>355.318</text:p>
          </table:table-cell>
          <table:table-cell office:value-type="float" office:value="244.387">
            <text:p>244.387</text:p>
          </table:table-cell>
          <table:table-cell office:value-type="float" office:value="275.293">
            <text:p>275.293</text:p>
          </table:table-cell>
          <table:table-cell office:value-type="float" office:value="271.12">
            <text:p>271.12</text:p>
          </table:table-cell>
          <table:table-cell office:value-type="float" office:value="313.902">
            <text:p>313.902</text:p>
          </table:table-cell>
          <table:table-cell office:value-type="float" office:value="14.636">
            <text:p>14.636</text:p>
          </table:table-cell>
          <table:table-cell office:value-type="float" office:value="305.054">
            <text:p>305.054</text:p>
          </table:table-cell>
          <table:table-cell office:value-type="float" office:value="297.479">
            <text:p>297.479</text:p>
          </table:table-cell>
          <table:table-cell office:value-type="float" office:value="244.815">
            <text:p>244.815</text:p>
          </table:table-cell>
          <table:table-cell office:value-type="float" office:value="167.959">
            <text:p>167.959</text:p>
          </table:table-cell>
          <table:table-cell office:value-type="float" office:value="219.1">
            <text:p>219.1</text:p>
          </table:table-cell>
          <table:table-cell office:value-type="float" office:value="145.136">
            <text:p>145.136</text:p>
          </table:table-cell>
          <table:table-cell office:value-type="float" office:value="241.1676666667">
            <text:p>241.1676666667</text:p>
          </table:table-cell>
          <table:table-cell office:value-type="float" office:value="249.2305">
            <text:p>249.2305</text:p>
          </table:table-cell>
          <table:table-cell office:value-type="float" office:value="235.1772">
            <text:p>235.1772</text:p>
          </table:table-cell>
          <table:table-cell office:value-type="float" office:value="239.1292">
            <text:p>239.1292</text:p>
          </table:table-cell>
          <table:table-cell office:value-type="float" office:value="194.066">
            <text:p>194.066</text:p>
          </table:table-cell>
          <table:table-cell office:value-type="string">
            <text:p>18 ♏ 20' 35"</text:p>
          </table:table-cell>
          <table:table-cell office:value-type="string">
            <text:p>25 ♓ 19' 05"</text:p>
          </table:table-cell>
          <table:table-cell office:value-type="string">
            <text:p><text:s/>4 ♐ 23' 13"</text:p>
          </table:table-cell>
          <table:table-cell office:value-type="string">
            <text:p><text:s/>5 ♑ 17' 34"</text:p>
          </table:table-cell>
          <table:table-cell office:value-type="string">
            <text:p><text:s/>1 ♑ 07' 10"</text:p>
          </table:table-cell>
          <table:table-cell office:value-type="string">
            <text:p>13 ♒ 54' 06"</text:p>
          </table:table-cell>
          <table:table-cell office:value-type="string">
            <text:p>14 ♈ 38' 07"</text:p>
          </table:table-cell>
          <table:table-cell office:value-type="string">
            <text:p><text:s/>5 ♒ 03' 14"</text:p>
          </table:table-cell>
          <table:table-cell office:value-type="string">
            <text:p>27 ♑ 28' 42"</text:p>
          </table:table-cell>
          <table:table-cell office:value-type="string">
            <text:p><text:s/>4 ♐ 48' 55"</text:p>
          </table:table-cell>
          <table:table-cell office:value-type="string">
            <text:p>17 ♍ 57' 33"</text:p>
          </table:table-cell>
          <table:table-cell office:value-type="string">
            <text:p><text:s/>9 ♏ 06' 01"</text:p>
          </table:table-cell>
          <table:table-cell office:value-type="string">
            <text:p>25 ♌ 08' 08"</text:p>
          </table:table-cell>
          <table:table-cell office:value-type="float" office:value="11.443">
            <text:p>11.443</text:p>
          </table:table-cell>
          <table:table-cell office:value-type="float" office:value="8.802">
            <text:p>8.802</text:p>
          </table:table-cell>
          <table:table-cell office:value-type="float" office:value="3.343">
            <text:p>3.343</text:p>
          </table:table-cell>
          <table:table-cell office:value-type="float" office:value="14.737">
            <text:p>14.737</text:p>
          </table:table-cell>
          <table:table-cell office:value-type="float" office:value="10.21">
            <text:p>10.21</text:p>
          </table:table-cell>
          <table:table-cell office:value-type="float" office:value="2.997">
            <text:p>2.997</text:p>
          </table:table-cell>
          <table:table-cell office:value-type="float" office:value="7.838">
            <text:p>7.838</text:p>
          </table:table-cell>
          <table:table-cell office:value-type="float" office:value="14.237">
            <text:p>14.237</text:p>
          </table:table-cell>
          <table:table-cell office:value-type="float" office:value="5.364">
            <text:p>5.364</text:p>
          </table:table-cell>
          <table:table-cell office:value-type="float" office:value="8.06">
            <text:p>8.06</text:p>
          </table:table-cell>
          <table:table-cell office:value-type="float" office:value="9.531">
            <text:p>9.531</text:p>
          </table:table-cell>
          <table:table-cell office:value-type="float" office:value="281.443">
            <text:p>281.443</text:p>
          </table:table-cell>
          <table:table-cell office:value-type="float" office:value="8.802">
            <text:p>8.802</text:p>
          </table:table-cell>
          <table:table-cell office:value-type="float" office:value="48.343">
            <text:p>48.343</text:p>
          </table:table-cell>
          <table:table-cell office:value-type="float" office:value="299.737">
            <text:p>299.737</text:p>
          </table:table-cell>
          <table:table-cell office:value-type="float" office:value="325.21">
            <text:p>325.21</text:p>
          </table:table-cell>
          <table:table-cell office:value-type="float" office:value="17.997">
            <text:p>17.997</text:p>
          </table:table-cell>
          <table:table-cell office:value-type="float" office:value="307.838">
            <text:p>307.838</text:p>
          </table:table-cell>
          <table:table-cell office:value-type="float" office:value="299.237">
            <text:p>299.237</text:p>
          </table:table-cell>
          <table:table-cell office:value-type="float" office:value="245.364">
            <text:p>245.364</text:p>
          </table:table-cell>
          <table:table-cell office:value-type="float" office:value="218.06">
            <text:p>218.06</text:p>
          </table:table-cell>
          <table:table-cell office:value-type="float" office:value="144.531">
            <text:p>144.531</text:p>
          </table:table-cell>
          <table:table-cell office:value-type="string">
            <text:p>11 ♑ 26' 35"</text:p>
          </table:table-cell>
          <table:table-cell office:value-type="string">
            <text:p><text:s/>8 ♈ 48' 07"</text:p>
          </table:table-cell>
          <table:table-cell office:value-type="string">
            <text:p>18 ♉ 20' 35"</text:p>
          </table:table-cell>
          <table:table-cell office:value-type="string">
            <text:p>29 ♑ 44' 12"</text:p>
          </table:table-cell>
          <table:table-cell office:value-type="string">
            <text:p>25 ♒ 12' 34"</text:p>
          </table:table-cell>
          <table:table-cell office:value-type="string">
            <text:p>17 ♈ 59' 47"</text:p>
          </table:table-cell>
          <table:table-cell office:value-type="string">
            <text:p><text:s/>7 ♒ 50' 18"</text:p>
          </table:table-cell>
          <table:table-cell office:value-type="string">
            <text:p>29 ♑ 14' 14"</text:p>
          </table:table-cell>
          <table:table-cell office:value-type="string">
            <text:p><text:s/>5 ♐ 21' 49"</text:p>
          </table:table-cell>
          <table:table-cell office:value-type="string">
            <text:p><text:s/>8 ♏ 03' 37"</text:p>
          </table:table-cell>
          <table:table-cell office:value-type="string">
            <text:p>24 ♌ 31' 50"</text:p>
          </table:table-cell>
          <table:table-cell office:value-type="float" office:value="-17.288">
            <text:p>-17.288</text:p>
          </table:table-cell>
          <table:table-cell office:value-type="float" office:value="-25.8085">
            <text:p>-25.8085</text:p>
          </table:table-cell>
          <table:table-cell office:value-type="float" office:value="-24.9335">
            <text:p>-24.9335</text:p>
          </table:table-cell>
          <table:table-cell office:value-type="float" office:value="-2.461">
            <text:p>-2.461</text:p>
          </table:table-cell>
          <table:table-cell office:value-type="float" office:value="-22.93">
            <text:p>-22.93</text:p>
          </table:table-cell>
          <table:table-cell office:value-type="float" office:value="-26.937">
            <text:p>-26.937</text:p>
          </table:table-cell>
          <table:table-cell office:value-type="float" office:value="-24.68">
            <text:p>-24.68</text:p>
          </table:table-cell>
          <table:table-cell office:value-type="float" office:value="-17.537">
            <text:p>-17.537</text:p>
          </table:table-cell>
          <table:table-cell office:value-type="float" office:value="3.262">
            <text:p>3.262</text:p>
          </table:table-cell>
          <table:table-cell office:value-type="float" office:value="-19.601">
            <text:p>-19.601</text:p>
          </table:table-cell>
          <table:table-cell office:value-type="float" office:value="-20.291">
            <text:p>-20.291</text:p>
          </table:table-cell>
          <table:table-cell office:value-type="float" office:value="-9.369">
            <text:p>-9.369</text:p>
          </table:table-cell>
          <table:table-cell office:value-type="float" office:value="4.759">
            <text:p>4.759</text:p>
          </table:table-cell>
          <table:table-cell office:value-type="float" office:value="-13.627">
            <text:p>-13.627</text:p>
          </table:table-cell>
          <table:table-cell office:value-type="float" office:value="13.145">
            <text:p>13.145</text:p>
          </table:table-cell>
          <table:table-cell office:value-type="float" office:value="-0">
            <text:p>-0</text:p>
          </table:table-cell>
          <table:table-cell office:value-type="float" office:value="-0.655">
            <text:p>-0.655</text:p>
          </table:table-cell>
          <table:table-cell office:value-type="float" office:value="-1.946">
            <text:p>-1.946</text:p>
          </table:table-cell>
          <table:table-cell office:value-type="float" office:value="-3.609">
            <text:p>-3.609</text:p>
          </table:table-cell>
          <table:table-cell office:value-type="float" office:value="-1.247">
            <text:p>-1.247</text:p>
          </table:table-cell>
          <table:table-cell office:value-type="float" office:value="-0.923">
            <text:p>-0.923</text:p>
          </table:table-cell>
          <table:table-cell office:value-type="float" office:value="-2.717">
            <text:p>-2.717</text:p>
          </table:table-cell>
          <table:table-cell office:value-type="float" office:value="-0.617">
            <text:p>-0.617</text:p>
          </table:table-cell>
          <table:table-cell office:value-type="float" office:value="0.379">
            <text:p>0.379</text:p>
          </table:table-cell>
          <table:table-cell office:value-type="float" office:value="11.913">
            <text:p>11.913</text:p>
          </table:table-cell>
          <table:table-cell office:value-type="float" office:value="0.95">
            <text:p>0.95</text:p>
          </table:table-cell>
          <table:table-cell office:value-type="float" office:value="0.003">
            <text:p>0.003</text:p>
          </table:table-cell>
          <table:table-cell office:value-type="float" office:value="329.094">
            <text:p>329.094</text:p>
          </table:table-cell>
          <table:table-cell office:value-type="float" office:value="376.044">
            <text:p>376.044</text:p>
          </table:table-cell>
          <table:table-cell office:value-type="float" office:value="6813.267">
            <text:p>6813.267</text:p>
          </table:table-cell>
          <table:table-cell office:value-type="float" office:value="12890.485">
            <text:p>12890.485</text:p>
          </table:table-cell>
          <table:table-cell office:value-type="float" office:value="14836.428">
            <text:p>14836.428</text:p>
          </table:table-cell>
          <table:table-cell office:value-type="float" office:value="13549.751">
            <text:p>13549.751</text:p>
          </table:table-cell>
          <table:table-cell office:value-type="float" office:value="13705.287">
            <text:p>13705.287</text:p>
          </table:table-cell>
          <table:table-cell office:value-type="float" office:value="13979.333">
            <text:p>13979.333</text:p>
          </table:table-cell>
          <table:table-cell office:value-type="float" office:value="13986.908">
            <text:p>13986.908</text:p>
          </table:table-cell>
          <table:table-cell office:value-type="float" office:value="14039.572">
            <text:p>14039.572</text:p>
          </table:table-cell>
          <table:table-cell office:value-type="float" office:value="14139.251">
            <text:p>14139.251</text:p>
          </table:table-cell>
          <table:table-cell office:value-type="float" office:value="406.95">
            <text:p>406.95</text:p>
          </table:table-cell>
          <table:table-cell office:value-type="float" office:value="6844.173">
            <text:p>6844.173</text:p>
          </table:table-cell>
          <table:table-cell office:value-type="float" office:value="12921.391">
            <text:p>12921.391</text:p>
          </table:table-cell>
          <table:table-cell office:value-type="float" office:value="14867.334">
            <text:p>14867.334</text:p>
          </table:table-cell>
          <table:table-cell office:value-type="float" office:value="13580.657">
            <text:p>13580.657</text:p>
          </table:table-cell>
          <table:table-cell office:value-type="float" office:value="13851.777">
            <text:p>13851.777</text:p>
          </table:table-cell>
          <table:table-cell office:value-type="float" office:value="13309.537">
            <text:p>13309.537</text:p>
          </table:table-cell>
          <table:table-cell office:value-type="float" office:value="7371.777">
            <text:p>7371.777</text:p>
          </table:table-cell>
          <table:table-cell office:value-type="float" office:value="6821.191">
            <text:p>6821.191</text:p>
          </table:table-cell>
          <table:table-cell office:value-type="float" office:value="13736.193">
            <text:p>13736.193</text:p>
          </table:table-cell>
          <table:table-cell office:value-type="float" office:value="14010.239">
            <text:p>14010.239</text:p>
          </table:table-cell>
          <table:table-cell office:value-type="float" office:value="14017.814">
            <text:p>14017.814</text:p>
          </table:table-cell>
          <table:table-cell office:value-type="float" office:value="14070.478">
            <text:p>14070.478</text:p>
          </table:table-cell>
          <table:table-cell office:value-type="float" office:value="14170.157">
            <text:p>14170.157</text:p>
          </table:table-cell>
          <table:table-cell office:value-type="float" office:value="6797.223">
            <text:p>6797.223</text:p>
          </table:table-cell>
          <table:table-cell office:value-type="float" office:value="12874.441">
            <text:p>12874.441</text:p>
          </table:table-cell>
          <table:table-cell office:value-type="float" office:value="14820.384">
            <text:p>14820.384</text:p>
          </table:table-cell>
          <table:table-cell office:value-type="float" office:value="13533.707">
            <text:p>13533.707</text:p>
          </table:table-cell>
          <table:table-cell office:value-type="float" office:value="13689.243">
            <text:p>13689.243</text:p>
          </table:table-cell>
          <table:table-cell office:value-type="float" office:value="13963.289">
            <text:p>13963.289</text:p>
          </table:table-cell>
          <table:table-cell office:value-type="float" office:value="13970.864">
            <text:p>13970.864</text:p>
          </table:table-cell>
          <table:table-cell office:value-type="float" office:value="14023.528">
            <text:p>14023.528</text:p>
          </table:table-cell>
          <table:table-cell office:value-type="float" office:value="14123.207">
            <text:p>14123.207</text:p>
          </table:table-cell>
          <table:table-cell office:value-type="float" office:value="6437.218">
            <text:p>6437.218</text:p>
          </table:table-cell>
          <table:table-cell office:value-type="float" office:value="8383.161">
            <text:p>8383.161</text:p>
          </table:table-cell>
          <table:table-cell office:value-type="float" office:value="7096.484">
            <text:p>7096.484</text:p>
          </table:table-cell>
          <table:table-cell office:value-type="float" office:value="7252.02">
            <text:p>7252.02</text:p>
          </table:table-cell>
          <table:table-cell office:value-type="float" office:value="7526.066">
            <text:p>7526.066</text:p>
          </table:table-cell>
          <table:table-cell office:value-type="float" office:value="7533.641">
            <text:p>7533.641</text:p>
          </table:table-cell>
          <table:table-cell office:value-type="float" office:value="7586.305">
            <text:p>7586.305</text:p>
          </table:table-cell>
          <table:table-cell office:value-type="float" office:value="7685.984">
            <text:p>7685.984</text:p>
          </table:table-cell>
          <table:table-cell office:value-type="float" office:value="2305.943">
            <text:p>2305.943</text:p>
          </table:table-cell>
          <table:table-cell office:value-type="float" office:value="1019.266">
            <text:p>1019.266</text:p>
          </table:table-cell>
          <table:table-cell office:value-type="float" office:value="1174.802">
            <text:p>1174.802</text:p>
          </table:table-cell>
          <table:table-cell office:value-type="float" office:value="1448.848">
            <text:p>1448.848</text:p>
          </table:table-cell>
          <table:table-cell office:value-type="float" office:value="1456.423">
            <text:p>1456.423</text:p>
          </table:table-cell>
          <table:table-cell office:value-type="float" office:value="1509.087">
            <text:p>1509.087</text:p>
          </table:table-cell>
          <table:table-cell office:value-type="float" office:value="1608.766">
            <text:p>1608.766</text:p>
          </table:table-cell>
          <table:table-cell office:value-type="float" office:value="-926.677">
            <text:p>-926.677</text:p>
          </table:table-cell>
          <table:table-cell office:value-type="float" office:value="-771.141">
            <text:p>-771.141</text:p>
          </table:table-cell>
          <table:table-cell office:value-type="float" office:value="-497.095">
            <text:p>-497.095</text:p>
          </table:table-cell>
          <table:table-cell office:value-type="float" office:value="-489.52">
            <text:p>-489.52</text:p>
          </table:table-cell>
          <table:table-cell office:value-type="float" office:value="-436.856">
            <text:p>-436.856</text:p>
          </table:table-cell>
          <table:table-cell office:value-type="float" office:value="-337.177">
            <text:p>-337.177</text:p>
          </table:table-cell>
          <table:table-cell office:value-type="float" office:value="515.536">
            <text:p>515.536</text:p>
          </table:table-cell>
          <table:table-cell office:value-type="float" office:value="789.582">
            <text:p>789.582</text:p>
          </table:table-cell>
          <table:table-cell office:value-type="float" office:value="797.157">
            <text:p>797.157</text:p>
          </table:table-cell>
          <table:table-cell office:value-type="float" office:value="849.821">
            <text:p>849.821</text:p>
          </table:table-cell>
          <table:table-cell office:value-type="float" office:value="949.5">
            <text:p>949.5</text:p>
          </table:table-cell>
          <table:table-cell office:value-type="float" office:value="634.046">
            <text:p>634.046</text:p>
          </table:table-cell>
          <table:table-cell office:value-type="float" office:value="641.621">
            <text:p>641.621</text:p>
          </table:table-cell>
          <table:table-cell office:value-type="float" office:value="694.285">
            <text:p>694.285</text:p>
          </table:table-cell>
          <table:table-cell office:value-type="float" office:value="793.964">
            <text:p>793.964</text:p>
          </table:table-cell>
          <table:table-cell office:value-type="float" office:value="367.575">
            <text:p>367.575</text:p>
          </table:table-cell>
          <table:table-cell office:value-type="float" office:value="420.239">
            <text:p>420.239</text:p>
          </table:table-cell>
          <table:table-cell office:value-type="float" office:value="519.918">
            <text:p>519.918</text:p>
          </table:table-cell>
          <table:table-cell office:value-type="float" office:value="412.664">
            <text:p>412.664</text:p>
          </table:table-cell>
          <table:table-cell office:value-type="float" office:value="512.343">
            <text:p>512.343</text:p>
          </table:table-cell>
          <table:table-cell office:value-type="float" office:value="459.679">
            <text:p>459.679</text:p>
          </table:table-cell>
          <table:table-cell office:value-type="float" office:value="34832.641">
            <text:p>34832.641</text:p>
          </table:table-cell>
          <table:table-cell office:value-type="float" office:value="272.641">
            <text:p>272.641</text:p>
          </table:table-cell>
          <table:table-cell office:value-type="float" office:value="43433.1">
            <text:p>43433.1</text:p>
          </table:table-cell>
          <table:table-cell office:value-type="float" office:value="49661.706">
            <text:p>49661.706</text:p>
          </table:table-cell>
          <table:table-cell office:value-type="float" office:value="55756.233">
            <text:p>55756.233</text:p>
          </table:table-cell>
          <table:table-cell office:value-type="float" office:value="56583.383">
            <text:p>56583.383</text:p>
          </table:table-cell>
          <table:table-cell office:value-type="float" office:value="56423.446">
            <text:p>56423.446</text:p>
          </table:table-cell>
          <table:table-cell office:value-type="float" office:value="56853.605">
            <text:p>56853.605</text:p>
          </table:table-cell>
          <table:table-cell office:value-type="float" office:value="56862.206">
            <text:p>56862.206</text:p>
          </table:table-cell>
          <table:table-cell office:value-type="float" office:value="56916.079">
            <text:p>56916.079</text:p>
          </table:table-cell>
          <table:table-cell office:value-type="float" office:value="57016.912">
            <text:p>57016.912</text:p>
          </table:table-cell>
          <table:table-cell office:value-type="float" office:value="8960.459">
            <text:p>8960.459</text:p>
          </table:table-cell>
          <table:table-cell office:value-type="float" office:value="15189.065">
            <text:p>15189.065</text:p>
          </table:table-cell>
          <table:table-cell office:value-type="float" office:value="21283.592">
            <text:p>21283.592</text:p>
          </table:table-cell>
          <table:table-cell office:value-type="float" office:value="22110.742">
            <text:p>22110.742</text:p>
          </table:table-cell>
          <table:table-cell office:value-type="float" office:value="21950.805">
            <text:p>21950.805</text:p>
          </table:table-cell>
          <table:table-cell table:formula="of:=MOD([.GI16]; 360)" office:value-type="float" office:value="350.805">
            <text:p>350.805</text:p>
          </table:table-cell>
          <table:table-cell office:value-type="float" office:value="22380.964">
            <text:p>22380.964</text:p>
          </table:table-cell>
          <table:table-cell office:value-type="float" office:value="22389.565">
            <text:p>22389.565</text:p>
          </table:table-cell>
          <table:table-cell office:value-type="float" office:value="22443.438">
            <text:p>22443.438</text:p>
          </table:table-cell>
          <table:table-cell office:value-type="float" office:value="22544.271">
            <text:p>22544.271</text:p>
          </table:table-cell>
          <table:table-cell office:value-type="float" office:value="6588.606">
            <text:p>6588.606</text:p>
          </table:table-cell>
          <table:table-cell office:value-type="float" office:value="12683.133">
            <text:p>12683.133</text:p>
          </table:table-cell>
          <table:table-cell office:value-type="float" office:value="13510.283">
            <text:p>13510.283</text:p>
          </table:table-cell>
          <table:table-cell office:value-type="float" office:value="13350.346">
            <text:p>13350.346</text:p>
          </table:table-cell>
          <table:table-cell office:value-type="float" office:value="13780.505">
            <text:p>13780.505</text:p>
          </table:table-cell>
          <table:table-cell office:value-type="float" office:value="13789.106">
            <text:p>13789.106</text:p>
          </table:table-cell>
          <table:table-cell office:value-type="float" office:value="13842.979">
            <text:p>13842.979</text:p>
          </table:table-cell>
          <table:table-cell office:value-type="float" office:value="13943.812">
            <text:p>13943.812</text:p>
          </table:table-cell>
          <table:table-cell office:value-type="float" office:value="6454.527">
            <text:p>6454.527</text:p>
          </table:table-cell>
          <table:table-cell office:value-type="float" office:value="7281.677">
            <text:p>7281.677</text:p>
          </table:table-cell>
          <table:table-cell office:value-type="float" office:value="7121.74">
            <text:p>7121.74</text:p>
          </table:table-cell>
          <table:table-cell office:value-type="float" office:value="7551.899">
            <text:p>7551.899</text:p>
          </table:table-cell>
          <table:table-cell office:value-type="float" office:value="7560.5">
            <text:p>7560.5</text:p>
          </table:table-cell>
          <table:table-cell office:value-type="float" office:value="7614.373">
            <text:p>7614.373</text:p>
          </table:table-cell>
          <table:table-cell office:value-type="float" office:value="7715.206">
            <text:p>7715.206</text:p>
          </table:table-cell>
          <table:table-cell office:value-type="float" office:value="1187.15">
            <text:p>1187.15</text:p>
          </table:table-cell>
          <table:table-cell office:value-type="float" office:value="1027.213">
            <text:p>1027.213</text:p>
          </table:table-cell>
          <table:table-cell office:value-type="float" office:value="1457.372">
            <text:p>1457.372</text:p>
          </table:table-cell>
          <table:table-cell office:value-type="float" office:value="1465.973">
            <text:p>1465.973</text:p>
          </table:table-cell>
          <table:table-cell office:value-type="float" office:value="1519.846">
            <text:p>1519.846</text:p>
          </table:table-cell>
          <table:table-cell office:value-type="float" office:value="793.529">
            <text:p>793.529</text:p>
          </table:table-cell>
          <table:table-cell office:value-type="float" office:value="200.063">
            <text:p>200.063</text:p>
          </table:table-cell>
          <table:table-cell office:value-type="float" office:value="630.222">
            <text:p>630.222</text:p>
          </table:table-cell>
          <table:table-cell office:value-type="float" office:value="638.823">
            <text:p>638.823</text:p>
          </table:table-cell>
          <table:table-cell office:value-type="float" office:value="692.696">
            <text:p>692.696</text:p>
          </table:table-cell>
          <table:table-cell office:value-type="float" office:value="793.529">
            <text:p>793.529</text:p>
          </table:table-cell>
          <table:table-cell office:value-type="float" office:value="790.159">
            <text:p>790.159</text:p>
          </table:table-cell>
          <table:table-cell office:value-type="float" office:value="798.76">
            <text:p>798.76</text:p>
          </table:table-cell>
          <table:table-cell office:value-type="float" office:value="852.633">
            <text:p>852.633</text:p>
          </table:table-cell>
          <table:table-cell office:value-type="float" office:value="953.466">
            <text:p>953.466</text:p>
          </table:table-cell>
          <table:table-cell office:value-type="float" office:value="368.601">
            <text:p>368.601</text:p>
          </table:table-cell>
          <table:table-cell office:value-type="float" office:value="422.474">
            <text:p>422.474</text:p>
          </table:table-cell>
          <table:table-cell office:value-type="float" office:value="523.307">
            <text:p>523.307</text:p>
          </table:table-cell>
          <table:table-cell office:value-type="float" office:value="413.873">
            <text:p>413.873</text:p>
          </table:table-cell>
          <table:table-cell office:value-type="float" office:value="514.706">
            <text:p>514.706</text:p>
          </table:table-cell>
          <table:table-cell office:value-type="float" office:value="460.833">
            <text:p>460.833</text:p>
          </table:table-cell>
          <table:table-cell table:number-columns-repeated="792"/>
        </table:table-row>
        <table:table-row table:style-name="ro1">
          <table:table-cell office:value-type="string">
            <text:p>1999-07-24 12:00</text:p>
          </table:table-cell>
          <table:table-cell office:value-type="float" office:value="1.369">
            <text:p>1.369</text:p>
          </table:table-cell>
          <table:table-cell office:value-type="float" office:value="3.934">
            <text:p>3.934</text:p>
          </table:table-cell>
          <table:table-cell office:value-type="float" office:value="4.611">
            <text:p>4.611</text:p>
          </table:table-cell>
          <table:table-cell office:value-type="float" office:value="4.592">
            <text:p>4.592</text:p>
          </table:table-cell>
          <table:table-cell office:value-type="float" office:value="7.844">
            <text:p>7.844</text:p>
          </table:table-cell>
          <table:table-cell office:value-type="float" office:value="3.415">
            <text:p>3.415</text:p>
          </table:table-cell>
          <table:table-cell office:value-type="float" office:value="1.046">
            <text:p>1.046</text:p>
          </table:table-cell>
          <table:table-cell office:value-type="float" office:value="0.366">
            <text:p>0.366</text:p>
          </table:table-cell>
          <table:table-cell office:value-type="float" office:value="3.017">
            <text:p>3.017</text:p>
          </table:table-cell>
          <table:table-cell office:value-type="float" office:value="7.907">
            <text:p>7.907</text:p>
          </table:table-cell>
          <table:table-cell office:value-type="float" office:value="12.995">
            <text:p>12.995</text:p>
          </table:table-cell>
          <table:table-cell office:value-type="float" office:value="12.608">
            <text:p>12.608</text:p>
          </table:table-cell>
          <table:table-cell office:value-type="float" office:value="9.896">
            <text:p>9.896</text:p>
          </table:table-cell>
          <table:table-cell office:value-type="float" office:value="121.369">
            <text:p>121.369</text:p>
          </table:table-cell>
          <table:table-cell office:value-type="float" office:value="258.934">
            <text:p>258.934</text:p>
          </table:table-cell>
          <table:table-cell office:value-type="float" office:value="124.611">
            <text:p>124.611</text:p>
          </table:table-cell>
          <table:table-cell office:value-type="float" office:value="154.592">
            <text:p>154.592</text:p>
          </table:table-cell>
          <table:table-cell office:value-type="float" office:value="217.844">
            <text:p>217.844</text:p>
          </table:table-cell>
          <table:table-cell office:value-type="float" office:value="33.415">
            <text:p>33.415</text:p>
          </table:table-cell>
          <table:table-cell office:value-type="float" office:value="46.046">
            <text:p>46.046</text:p>
          </table:table-cell>
          <table:table-cell office:value-type="float" office:value="315.366">
            <text:p>315.366</text:p>
          </table:table-cell>
          <table:table-cell office:value-type="float" office:value="303.017">
            <text:p>303.017</text:p>
          </table:table-cell>
          <table:table-cell office:value-type="float" office:value="247.907">
            <text:p>247.907</text:p>
          </table:table-cell>
          <table:table-cell office:value-type="float" office:value="132.995">
            <text:p>132.995</text:p>
          </table:table-cell>
          <table:table-cell office:value-type="float" office:value="237.608">
            <text:p>237.608</text:p>
          </table:table-cell>
          <table:table-cell office:value-type="float" office:value="144.896">
            <text:p>144.896</text:p>
          </table:table-cell>
          <table:table-cell office:value-type="float" office:value="193.9325">
            <text:p>193.9325</text:p>
          </table:table-cell>
          <table:table-cell office:value-type="float" office:value="198.2748333333">
            <text:p>198.2748333333</text:p>
          </table:table-cell>
          <table:table-cell office:value-type="float" office:value="189.1502">
            <text:p>189.1502</text:p>
          </table:table-cell>
          <table:table-cell office:value-type="float" office:value="185.7222">
            <text:p>185.7222</text:p>
          </table:table-cell>
          <table:table-cell office:value-type="float" office:value="221.961375">
            <text:p>221.961375</text:p>
          </table:table-cell>
          <table:table-cell office:value-type="string">
            <text:p><text:s/>1 ♌ 22' 06"</text:p>
          </table:table-cell>
          <table:table-cell office:value-type="string">
            <text:p>18 ♐ 56' 02"</text:p>
          </table:table-cell>
          <table:table-cell office:value-type="string">
            <text:p><text:s/>4 ♌ 36' 40"</text:p>
          </table:table-cell>
          <table:table-cell office:value-type="string">
            <text:p><text:s/>4 ♍ 35' 32"</text:p>
          </table:table-cell>
          <table:table-cell office:value-type="string">
            <text:p><text:s/>7 ♏ 50' 37"</text:p>
          </table:table-cell>
          <table:table-cell office:value-type="string">
            <text:p><text:s/>3 ♉ 24' 53"</text:p>
          </table:table-cell>
          <table:table-cell office:value-type="string">
            <text:p>16 ♉ 02' 47"</text:p>
          </table:table-cell>
          <table:table-cell office:value-type="string">
            <text:p>15 ♒ 21' 55"</text:p>
          </table:table-cell>
          <table:table-cell office:value-type="string">
            <text:p><text:s/>3 ♒ 01' 01"</text:p>
          </table:table-cell>
          <table:table-cell office:value-type="string">
            <text:p><text:s/>7 ♐ 54' 24"</text:p>
          </table:table-cell>
          <table:table-cell office:value-type="string">
            <text:p>12 ♌ 59' 40"</text:p>
          </table:table-cell>
          <table:table-cell office:value-type="string">
            <text:p>27 ♏ 36' 30"</text:p>
          </table:table-cell>
          <table:table-cell office:value-type="string">
            <text:p>24 ♌ 53' 46"</text:p>
          </table:table-cell>
          <table:table-cell office:value-type="float" office:value="12.064">
            <text:p>12.064</text:p>
          </table:table-cell>
          <table:table-cell office:value-type="float" office:value="14.673">
            <text:p>14.673</text:p>
          </table:table-cell>
          <table:table-cell office:value-type="float" office:value="1.369">
            <text:p>1.369</text:p>
          </table:table-cell>
          <table:table-cell office:value-type="float" office:value="6.038">
            <text:p>6.038</text:p>
          </table:table-cell>
          <table:table-cell office:value-type="float" office:value="6.581">
            <text:p>6.581</text:p>
          </table:table-cell>
          <table:table-cell office:value-type="float" office:value="9.923">
            <text:p>9.923</text:p>
          </table:table-cell>
          <table:table-cell office:value-type="float" office:value="14.658">
            <text:p>14.658</text:p>
          </table:table-cell>
          <table:table-cell office:value-type="float" office:value="2.961">
            <text:p>2.961</text:p>
          </table:table-cell>
          <table:table-cell office:value-type="float" office:value="9.488">
            <text:p>9.488</text:p>
          </table:table-cell>
          <table:table-cell office:value-type="float" office:value="3.092">
            <text:p>3.092</text:p>
          </table:table-cell>
          <table:table-cell office:value-type="float" office:value="10.145">
            <text:p>10.145</text:p>
          </table:table-cell>
          <table:table-cell office:value-type="float" office:value="297.064">
            <text:p>297.064</text:p>
          </table:table-cell>
          <table:table-cell office:value-type="float" office:value="284.673">
            <text:p>284.673</text:p>
          </table:table-cell>
          <table:table-cell office:value-type="float" office:value="301.369">
            <text:p>301.369</text:p>
          </table:table-cell>
          <table:table-cell office:value-type="float" office:value="261.038">
            <text:p>261.038</text:p>
          </table:table-cell>
          <table:table-cell office:value-type="float" office:value="21.581">
            <text:p>21.581</text:p>
          </table:table-cell>
          <table:table-cell office:value-type="float" office:value="39.923">
            <text:p>39.923</text:p>
          </table:table-cell>
          <table:table-cell office:value-type="float" office:value="314.658">
            <text:p>314.658</text:p>
          </table:table-cell>
          <table:table-cell office:value-type="float" office:value="302.961">
            <text:p>302.961</text:p>
          </table:table-cell>
          <table:table-cell office:value-type="float" office:value="249.488">
            <text:p>249.488</text:p>
          </table:table-cell>
          <table:table-cell office:value-type="float" office:value="243.092">
            <text:p>243.092</text:p>
          </table:table-cell>
          <table:table-cell office:value-type="float" office:value="145.145">
            <text:p>145.145</text:p>
          </table:table-cell>
          <table:table-cell office:value-type="string">
            <text:p>27 ♑ 03' 49"</text:p>
          </table:table-cell>
          <table:table-cell office:value-type="string">
            <text:p>14 ♑ 40' 22"</text:p>
          </table:table-cell>
          <table:table-cell office:value-type="string">
            <text:p><text:s/>1 ♒ 22' 06"</text:p>
          </table:table-cell>
          <table:table-cell office:value-type="string">
            <text:p>21 ♐ 02' 17"</text:p>
          </table:table-cell>
          <table:table-cell office:value-type="string">
            <text:p>21 ♈ 34' 53"</text:p>
          </table:table-cell>
          <table:table-cell office:value-type="string">
            <text:p><text:s/>9 ♉ 55' 22"</text:p>
          </table:table-cell>
          <table:table-cell office:value-type="string">
            <text:p>14 ♒ 39' 30"</text:p>
          </table:table-cell>
          <table:table-cell office:value-type="string">
            <text:p><text:s/>2 ♒ 57' 41"</text:p>
          </table:table-cell>
          <table:table-cell office:value-type="string">
            <text:p><text:s/>9 ♐ 29' 15"</text:p>
          </table:table-cell>
          <table:table-cell office:value-type="string">
            <text:p><text:s/>3 ♐ 05' 32"</text:p>
          </table:table-cell>
          <table:table-cell office:value-type="string">
            <text:p>25 ♌ 08' 43"</text:p>
          </table:table-cell>
          <table:table-cell office:value-type="float" office:value="19.853">
            <text:p>19.853</text:p>
          </table:table-cell>
          <table:table-cell office:value-type="float" office:value="-4.2665">
            <text:p>-4.2665</text:p>
          </table:table-cell>
          <table:table-cell office:value-type="float" office:value="10.655">
            <text:p>10.655</text:p>
          </table:table-cell>
          <table:table-cell office:value-type="float" office:value="-18.722">
            <text:p>-18.722</text:p>
          </table:table-cell>
          <table:table-cell office:value-type="float" office:value="14.316">
            <text:p>14.316</text:p>
          </table:table-cell>
          <table:table-cell office:value-type="float" office:value="6.994">
            <text:p>6.994</text:p>
          </table:table-cell>
          <table:table-cell office:value-type="float" office:value="-15.527">
            <text:p>-15.527</text:p>
          </table:table-cell>
          <table:table-cell office:value-type="float" office:value="11.431">
            <text:p>11.431</text:p>
          </table:table-cell>
          <table:table-cell office:value-type="float" office:value="14.403">
            <text:p>14.403</text:p>
          </table:table-cell>
          <table:table-cell office:value-type="float" office:value="-16.904">
            <text:p>-16.904</text:p>
          </table:table-cell>
          <table:table-cell office:value-type="float" office:value="-19.209">
            <text:p>-19.209</text:p>
          </table:table-cell>
          <table:table-cell office:value-type="float" office:value="-10.133">
            <text:p>-10.133</text:p>
          </table:table-cell>
          <table:table-cell office:value-type="float" office:value="16.913">
            <text:p>16.913</text:p>
          </table:table-cell>
          <table:table-cell office:value-type="float" office:value="-15.653">
            <text:p>-15.653</text:p>
          </table:table-cell>
          <table:table-cell office:value-type="float" office:value="13.226">
            <text:p>13.226</text:p>
          </table:table-cell>
          <table:table-cell office:value-type="float" office:value="0">
            <text:p>0</text:p>
          </table:table-cell>
          <table:table-cell office:value-type="float" office:value="4.269">
            <text:p>4.269</text:p>
          </table:table-cell>
          <table:table-cell office:value-type="float" office:value="-4.932">
            <text:p>-4.932</text:p>
          </table:table-cell>
          <table:table-cell office:value-type="float" office:value="-3.039">
            <text:p>-3.039</text:p>
          </table:table-cell>
          <table:table-cell office:value-type="float" office:value="-1.483">
            <text:p>-1.483</text:p>
          </table:table-cell>
          <table:table-cell office:value-type="float" office:value="-1.298">
            <text:p>-1.298</text:p>
          </table:table-cell>
          <table:table-cell office:value-type="float" office:value="-2.334">
            <text:p>-2.334</text:p>
          </table:table-cell>
          <table:table-cell office:value-type="float" office:value="-0.709">
            <text:p>-0.709</text:p>
          </table:table-cell>
          <table:table-cell office:value-type="float" office:value="0.281">
            <text:p>0.281</text:p>
          </table:table-cell>
          <table:table-cell office:value-type="float" office:value="11.635">
            <text:p>11.635</text:p>
          </table:table-cell>
          <table:table-cell office:value-type="float" office:value="4.075">
            <text:p>4.075</text:p>
          </table:table-cell>
          <table:table-cell office:value-type="float" office:value="0.004">
            <text:p>0.004</text:p>
          </table:table-cell>
          <table:table-cell office:value-type="float" office:value="330.019">
            <text:p>330.019</text:p>
          </table:table-cell>
          <table:table-cell office:value-type="float" office:value="363.242">
            <text:p>363.242</text:p>
          </table:table-cell>
          <table:table-cell office:value-type="float" office:value="7106.767">
            <text:p>7106.767</text:p>
          </table:table-cell>
          <table:table-cell office:value-type="float" office:value="13411.196">
            <text:p>13411.196</text:p>
          </table:table-cell>
          <table:table-cell office:value-type="float" office:value="15471.616">
            <text:p>15471.616</text:p>
          </table:table-cell>
          <table:table-cell office:value-type="float" office:value="14118.565">
            <text:p>14118.565</text:p>
          </table:table-cell>
          <table:table-cell office:value-type="float" office:value="14287.003">
            <text:p>14287.003</text:p>
          </table:table-cell>
          <table:table-cell office:value-type="float" office:value="14569.245">
            <text:p>14569.245</text:p>
          </table:table-cell>
          <table:table-cell office:value-type="float" office:value="14581.594">
            <text:p>14581.594</text:p>
          </table:table-cell>
          <table:table-cell office:value-type="float" office:value="14636.704">
            <text:p>14636.704</text:p>
          </table:table-cell>
          <table:table-cell office:value-type="float" office:value="14739.715">
            <text:p>14739.715</text:p>
          </table:table-cell>
          <table:table-cell office:value-type="float" office:value="393.223">
            <text:p>393.223</text:p>
          </table:table-cell>
          <table:table-cell office:value-type="float" office:value="7136.748">
            <text:p>7136.748</text:p>
          </table:table-cell>
          <table:table-cell office:value-type="float" office:value="13441.177">
            <text:p>13441.177</text:p>
          </table:table-cell>
          <table:table-cell office:value-type="float" office:value="15501.597">
            <text:p>15501.597</text:p>
          </table:table-cell>
          <table:table-cell office:value-type="float" office:value="14148.546">
            <text:p>14148.546</text:p>
          </table:table-cell>
          <table:table-cell office:value-type="float" office:value="14366.39">
            <text:p>14366.39</text:p>
          </table:table-cell>
          <table:table-cell office:value-type="float" office:value="13930.702">
            <text:p>13930.702</text:p>
          </table:table-cell>
          <table:table-cell office:value-type="float" office:value="7526.39">
            <text:p>7526.39</text:p>
          </table:table-cell>
          <table:table-cell office:value-type="float" office:value="7217.206">
            <text:p>7217.206</text:p>
          </table:table-cell>
          <table:table-cell office:value-type="float" office:value="14316.984">
            <text:p>14316.984</text:p>
          </table:table-cell>
          <table:table-cell office:value-type="float" office:value="14599.226">
            <text:p>14599.226</text:p>
          </table:table-cell>
          <table:table-cell office:value-type="float" office:value="14611.575">
            <text:p>14611.575</text:p>
          </table:table-cell>
          <table:table-cell office:value-type="float" office:value="14666.685">
            <text:p>14666.685</text:p>
          </table:table-cell>
          <table:table-cell office:value-type="float" office:value="14769.696">
            <text:p>14769.696</text:p>
          </table:table-cell>
          <table:table-cell office:value-type="float" office:value="7103.525">
            <text:p>7103.525</text:p>
          </table:table-cell>
          <table:table-cell office:value-type="float" office:value="13407.954">
            <text:p>13407.954</text:p>
          </table:table-cell>
          <table:table-cell office:value-type="float" office:value="15468.374">
            <text:p>15468.374</text:p>
          </table:table-cell>
          <table:table-cell office:value-type="float" office:value="14115.323">
            <text:p>14115.323</text:p>
          </table:table-cell>
          <table:table-cell office:value-type="float" office:value="14283.761">
            <text:p>14283.761</text:p>
          </table:table-cell>
          <table:table-cell office:value-type="float" office:value="14566.003">
            <text:p>14566.003</text:p>
          </table:table-cell>
          <table:table-cell office:value-type="float" office:value="14578.352">
            <text:p>14578.352</text:p>
          </table:table-cell>
          <table:table-cell office:value-type="float" office:value="14633.462">
            <text:p>14633.462</text:p>
          </table:table-cell>
          <table:table-cell office:value-type="float" office:value="14736.473">
            <text:p>14736.473</text:p>
          </table:table-cell>
          <table:table-cell office:value-type="float" office:value="6664.429">
            <text:p>6664.429</text:p>
          </table:table-cell>
          <table:table-cell office:value-type="float" office:value="8724.849">
            <text:p>8724.849</text:p>
          </table:table-cell>
          <table:table-cell office:value-type="float" office:value="7371.798">
            <text:p>7371.798</text:p>
          </table:table-cell>
          <table:table-cell office:value-type="float" office:value="7540.236">
            <text:p>7540.236</text:p>
          </table:table-cell>
          <table:table-cell office:value-type="float" office:value="7822.478">
            <text:p>7822.478</text:p>
          </table:table-cell>
          <table:table-cell office:value-type="float" office:value="7834.827">
            <text:p>7834.827</text:p>
          </table:table-cell>
          <table:table-cell office:value-type="float" office:value="7889.937">
            <text:p>7889.937</text:p>
          </table:table-cell>
          <table:table-cell office:value-type="float" office:value="7992.948">
            <text:p>7992.948</text:p>
          </table:table-cell>
          <table:table-cell office:value-type="float" office:value="2420.42">
            <text:p>2420.42</text:p>
          </table:table-cell>
          <table:table-cell office:value-type="float" office:value="1067.369">
            <text:p>1067.369</text:p>
          </table:table-cell>
          <table:table-cell office:value-type="float" office:value="1235.807">
            <text:p>1235.807</text:p>
          </table:table-cell>
          <table:table-cell office:value-type="float" office:value="1518.049">
            <text:p>1518.049</text:p>
          </table:table-cell>
          <table:table-cell office:value-type="float" office:value="1530.398">
            <text:p>1530.398</text:p>
          </table:table-cell>
          <table:table-cell office:value-type="float" office:value="1585.508">
            <text:p>1585.508</text:p>
          </table:table-cell>
          <table:table-cell office:value-type="float" office:value="1688.519">
            <text:p>1688.519</text:p>
          </table:table-cell>
          <table:table-cell office:value-type="float" office:value="-993.051">
            <text:p>-993.051</text:p>
          </table:table-cell>
          <table:table-cell office:value-type="float" office:value="-824.613">
            <text:p>-824.613</text:p>
          </table:table-cell>
          <table:table-cell office:value-type="float" office:value="-542.371">
            <text:p>-542.371</text:p>
          </table:table-cell>
          <table:table-cell office:value-type="float" office:value="-530.022">
            <text:p>-530.022</text:p>
          </table:table-cell>
          <table:table-cell office:value-type="float" office:value="-474.912">
            <text:p>-474.912</text:p>
          </table:table-cell>
          <table:table-cell office:value-type="float" office:value="-371.901">
            <text:p>-371.901</text:p>
          </table:table-cell>
          <table:table-cell office:value-type="float" office:value="528.438">
            <text:p>528.438</text:p>
          </table:table-cell>
          <table:table-cell office:value-type="float" office:value="810.68">
            <text:p>810.68</text:p>
          </table:table-cell>
          <table:table-cell office:value-type="float" office:value="823.029">
            <text:p>823.029</text:p>
          </table:table-cell>
          <table:table-cell office:value-type="float" office:value="878.139">
            <text:p>878.139</text:p>
          </table:table-cell>
          <table:table-cell office:value-type="float" office:value="981.15">
            <text:p>981.15</text:p>
          </table:table-cell>
          <table:table-cell office:value-type="float" office:value="642.242">
            <text:p>642.242</text:p>
          </table:table-cell>
          <table:table-cell office:value-type="float" office:value="654.591">
            <text:p>654.591</text:p>
          </table:table-cell>
          <table:table-cell office:value-type="float" office:value="709.701">
            <text:p>709.701</text:p>
          </table:table-cell>
          <table:table-cell office:value-type="float" office:value="812.712">
            <text:p>812.712</text:p>
          </table:table-cell>
          <table:table-cell office:value-type="float" office:value="372.349">
            <text:p>372.349</text:p>
          </table:table-cell>
          <table:table-cell office:value-type="float" office:value="427.459">
            <text:p>427.459</text:p>
          </table:table-cell>
          <table:table-cell office:value-type="float" office:value="530.47">
            <text:p>530.47</text:p>
          </table:table-cell>
          <table:table-cell office:value-type="float" office:value="415.11">
            <text:p>415.11</text:p>
          </table:table-cell>
          <table:table-cell office:value-type="float" office:value="518.121">
            <text:p>518.121</text:p>
          </table:table-cell>
          <table:table-cell office:value-type="float" office:value="463.011">
            <text:p>463.011</text:p>
          </table:table-cell>
          <table:table-cell office:value-type="float" office:value="36372.391">
            <text:p>36372.391</text:p>
          </table:table-cell>
          <table:table-cell office:value-type="float" office:value="12.391">
            <text:p>12.391</text:p>
          </table:table-cell>
          <table:table-cell office:value-type="float" office:value="45355.695">
            <text:p>45355.695</text:p>
          </table:table-cell>
          <table:table-cell office:value-type="float" office:value="51876.026">
            <text:p>51876.026</text:p>
          </table:table-cell>
          <table:table-cell office:value-type="float" office:value="58235.483">
            <text:p>58235.483</text:p>
          </table:table-cell>
          <table:table-cell office:value-type="float" office:value="59093.972">
            <text:p>59093.972</text:p>
          </table:table-cell>
          <table:table-cell office:value-type="float" office:value="58937.141">
            <text:p>58937.141</text:p>
          </table:table-cell>
          <table:table-cell office:value-type="float" office:value="59382.406">
            <text:p>59382.406</text:p>
          </table:table-cell>
          <table:table-cell office:value-type="float" office:value="59394.103">
            <text:p>59394.103</text:p>
          </table:table-cell>
          <table:table-cell office:value-type="float" office:value="59447.576">
            <text:p>59447.576</text:p>
          </table:table-cell>
          <table:table-cell office:value-type="float" office:value="59551.919">
            <text:p>59551.919</text:p>
          </table:table-cell>
          <table:table-cell office:value-type="float" office:value="9343.304">
            <text:p>9343.304</text:p>
          </table:table-cell>
          <table:table-cell office:value-type="float" office:value="15863.635">
            <text:p>15863.635</text:p>
          </table:table-cell>
          <table:table-cell office:value-type="float" office:value="22223.092">
            <text:p>22223.092</text:p>
          </table:table-cell>
          <table:table-cell office:value-type="float" office:value="23081.581">
            <text:p>23081.581</text:p>
          </table:table-cell>
          <table:table-cell office:value-type="float" office:value="22924.75">
            <text:p>22924.75</text:p>
          </table:table-cell>
          <table:table-cell table:formula="of:=MOD([.GI17]; 360)" office:value-type="float" office:value="244.75">
            <text:p>244.75</text:p>
          </table:table-cell>
          <table:table-cell office:value-type="float" office:value="23370.015">
            <text:p>23370.015</text:p>
          </table:table-cell>
          <table:table-cell office:value-type="float" office:value="23381.712">
            <text:p>23381.712</text:p>
          </table:table-cell>
          <table:table-cell office:value-type="float" office:value="23435.185">
            <text:p>23435.185</text:p>
          </table:table-cell>
          <table:table-cell office:value-type="float" office:value="23539.528">
            <text:p>23539.528</text:p>
          </table:table-cell>
          <table:table-cell office:value-type="float" office:value="6880.331">
            <text:p>6880.331</text:p>
          </table:table-cell>
          <table:table-cell office:value-type="float" office:value="13239.788">
            <text:p>13239.788</text:p>
          </table:table-cell>
          <table:table-cell office:value-type="float" office:value="14098.277">
            <text:p>14098.277</text:p>
          </table:table-cell>
          <table:table-cell office:value-type="float" office:value="13941.446">
            <text:p>13941.446</text:p>
          </table:table-cell>
          <table:table-cell office:value-type="float" office:value="14386.711">
            <text:p>14386.711</text:p>
          </table:table-cell>
          <table:table-cell office:value-type="float" office:value="14398.408">
            <text:p>14398.408</text:p>
          </table:table-cell>
          <table:table-cell office:value-type="float" office:value="14451.881">
            <text:p>14451.881</text:p>
          </table:table-cell>
          <table:table-cell office:value-type="float" office:value="14556.224">
            <text:p>14556.224</text:p>
          </table:table-cell>
          <table:table-cell office:value-type="float" office:value="6719.457">
            <text:p>6719.457</text:p>
          </table:table-cell>
          <table:table-cell office:value-type="float" office:value="7577.946">
            <text:p>7577.946</text:p>
          </table:table-cell>
          <table:table-cell office:value-type="float" office:value="7421.115">
            <text:p>7421.115</text:p>
          </table:table-cell>
          <table:table-cell office:value-type="float" office:value="7866.38">
            <text:p>7866.38</text:p>
          </table:table-cell>
          <table:table-cell office:value-type="float" office:value="7878.077">
            <text:p>7878.077</text:p>
          </table:table-cell>
          <table:table-cell office:value-type="float" office:value="7931.55">
            <text:p>7931.55</text:p>
          </table:table-cell>
          <table:table-cell office:value-type="float" office:value="8035.893">
            <text:p>8035.893</text:p>
          </table:table-cell>
          <table:table-cell office:value-type="float" office:value="1218.489">
            <text:p>1218.489</text:p>
          </table:table-cell>
          <table:table-cell office:value-type="float" office:value="1061.658">
            <text:p>1061.658</text:p>
          </table:table-cell>
          <table:table-cell office:value-type="float" office:value="1506.923">
            <text:p>1506.923</text:p>
          </table:table-cell>
          <table:table-cell office:value-type="float" office:value="1518.62">
            <text:p>1518.62</text:p>
          </table:table-cell>
          <table:table-cell office:value-type="float" office:value="1572.093">
            <text:p>1572.093</text:p>
          </table:table-cell>
          <table:table-cell office:value-type="float" office:value="817.947">
            <text:p>817.947</text:p>
          </table:table-cell>
          <table:table-cell office:value-type="float" office:value="203.169">
            <text:p>203.169</text:p>
          </table:table-cell>
          <table:table-cell office:value-type="float" office:value="648.434">
            <text:p>648.434</text:p>
          </table:table-cell>
          <table:table-cell office:value-type="float" office:value="660.131">
            <text:p>660.131</text:p>
          </table:table-cell>
          <table:table-cell office:value-type="float" office:value="713.604">
            <text:p>713.604</text:p>
          </table:table-cell>
          <table:table-cell office:value-type="float" office:value="817.947">
            <text:p>817.947</text:p>
          </table:table-cell>
          <table:table-cell office:value-type="float" office:value="805.265">
            <text:p>805.265</text:p>
          </table:table-cell>
          <table:table-cell office:value-type="float" office:value="816.962">
            <text:p>816.962</text:p>
          </table:table-cell>
          <table:table-cell office:value-type="float" office:value="870.435">
            <text:p>870.435</text:p>
          </table:table-cell>
          <table:table-cell office:value-type="float" office:value="974.778">
            <text:p>974.778</text:p>
          </table:table-cell>
          <table:table-cell office:value-type="float" office:value="371.697">
            <text:p>371.697</text:p>
          </table:table-cell>
          <table:table-cell office:value-type="float" office:value="425.17">
            <text:p>425.17</text:p>
          </table:table-cell>
          <table:table-cell office:value-type="float" office:value="529.513">
            <text:p>529.513</text:p>
          </table:table-cell>
          <table:table-cell office:value-type="float" office:value="413.473">
            <text:p>413.473</text:p>
          </table:table-cell>
          <table:table-cell office:value-type="float" office:value="517.816">
            <text:p>517.816</text:p>
          </table:table-cell>
          <table:table-cell office:value-type="float" office:value="464.343">
            <text:p>464.343</text:p>
          </table:table-cell>
          <table:table-cell table:number-columns-repeated="792"/>
        </table:table-row>
        <table:table-row table:style-name="ro1">
          <table:table-cell office:value-type="string">
            <text:p>1999-10-21 12:00</text:p>
          </table:table-cell>
          <table:table-cell office:value-type="float" office:value="12.856">
            <text:p>12.856</text:p>
          </table:table-cell>
          <table:table-cell office:value-type="float" office:value="0.776">
            <text:p>0.776</text:p>
          </table:table-cell>
          <table:table-cell office:value-type="float" office:value="6.762">
            <text:p>6.762</text:p>
          </table:table-cell>
          <table:table-cell office:value-type="float" office:value="11.693">
            <text:p>11.693</text:p>
          </table:table-cell>
          <table:table-cell office:value-type="float" office:value="3.37">
            <text:p>3.37</text:p>
          </table:table-cell>
          <table:table-cell office:value-type="float" office:value="0.205">
            <text:p>0.205</text:p>
          </table:table-cell>
          <table:table-cell office:value-type="float" office:value="14.949">
            <text:p>14.949</text:p>
          </table:table-cell>
          <table:table-cell office:value-type="float" office:value="12.863">
            <text:p>12.863</text:p>
          </table:table-cell>
          <table:table-cell office:value-type="float" office:value="1.605">
            <text:p>1.605</text:p>
          </table:table-cell>
          <table:table-cell office:value-type="float" office:value="8.809">
            <text:p>8.809</text:p>
          </table:table-cell>
          <table:table-cell office:value-type="float" office:value="9.706">
            <text:p>9.706</text:p>
          </table:table-cell>
          <table:table-cell office:value-type="float" office:value="2.928">
            <text:p>2.928</text:p>
          </table:table-cell>
          <table:table-cell office:value-type="float" office:value="10.772">
            <text:p>10.772</text:p>
          </table:table-cell>
          <table:table-cell office:value-type="float" office:value="207.856">
            <text:p>207.856</text:p>
          </table:table-cell>
          <table:table-cell office:value-type="float" office:value="345.776">
            <text:p>345.776</text:p>
          </table:table-cell>
          <table:table-cell office:value-type="float" office:value="231.762">
            <text:p>231.762</text:p>
          </table:table-cell>
          <table:table-cell office:value-type="float" office:value="161.693">
            <text:p>161.693</text:p>
          </table:table-cell>
          <table:table-cell office:value-type="float" office:value="273.37">
            <text:p>273.37</text:p>
          </table:table-cell>
          <table:table-cell office:value-type="float" office:value="30.205">
            <text:p>30.205</text:p>
          </table:table-cell>
          <table:table-cell office:value-type="float" office:value="44.949">
            <text:p>44.949</text:p>
          </table:table-cell>
          <table:table-cell office:value-type="float" office:value="312.863">
            <text:p>312.863</text:p>
          </table:table-cell>
          <table:table-cell office:value-type="float" office:value="301.605">
            <text:p>301.605</text:p>
          </table:table-cell>
          <table:table-cell office:value-type="float" office:value="248.809">
            <text:p>248.809</text:p>
          </table:table-cell>
          <table:table-cell office:value-type="float" office:value="129.706">
            <text:p>129.706</text:p>
          </table:table-cell>
          <table:table-cell office:value-type="float" office:value="242.928">
            <text:p>242.928</text:p>
          </table:table-cell>
          <table:table-cell office:value-type="float" office:value="145.772">
            <text:p>145.772</text:p>
          </table:table-cell>
          <table:table-cell office:value-type="float" office:value="201.9668333333">
            <text:p>201.9668333333</text:p>
          </table:table-cell>
          <table:table-cell office:value-type="float" office:value="209.3528333333">
            <text:p>209.3528333333</text:p>
          </table:table-cell>
          <table:table-cell office:value-type="float" office:value="187.6862">
            <text:p>187.6862</text:p>
          </table:table-cell>
          <table:table-cell office:value-type="float" office:value="188.411">
            <text:p>188.411</text:p>
          </table:table-cell>
          <table:table-cell office:value-type="float" office:value="168.779875">
            <text:p>168.779875</text:p>
          </table:table-cell>
          <table:table-cell office:value-type="string">
            <text:p>27 ♎ 51' 20"</text:p>
          </table:table-cell>
          <table:table-cell office:value-type="string">
            <text:p>15 ♓ 46' 31"</text:p>
          </table:table-cell>
          <table:table-cell office:value-type="string">
            <text:p>21 ♏ 45' 42"</text:p>
          </table:table-cell>
          <table:table-cell office:value-type="string">
            <text:p>11 ♍ 41' 36"</text:p>
          </table:table-cell>
          <table:table-cell office:value-type="string">
            <text:p><text:s/>3 ♑ 22' 12"</text:p>
          </table:table-cell>
          <table:table-cell office:value-type="string">
            <text:p><text:s/>0 ♉ 12' 16"</text:p>
          </table:table-cell>
          <table:table-cell office:value-type="string">
            <text:p>14 ♉ 56' 55"</text:p>
          </table:table-cell>
          <table:table-cell office:value-type="string">
            <text:p>12 ♒ 51' 48"</text:p>
          </table:table-cell>
          <table:table-cell office:value-type="string">
            <text:p><text:s/>1 ♒ 36' 16"</text:p>
          </table:table-cell>
          <table:table-cell office:value-type="string">
            <text:p><text:s/>8 ♐ 48' 34"</text:p>
          </table:table-cell>
          <table:table-cell office:value-type="string">
            <text:p><text:s/>9 ♌ 42' 20"</text:p>
          </table:table-cell>
          <table:table-cell office:value-type="string">
            <text:p><text:s/>2 ♐ 55' 40"</text:p>
          </table:table-cell>
          <table:table-cell office:value-type="string">
            <text:p>25 ♌ 46' 20"</text:p>
          </table:table-cell>
          <table:table-cell office:value-type="float" office:value="0.303">
            <text:p>0.303</text:p>
          </table:table-cell>
          <table:table-cell office:value-type="float" office:value="6.266">
            <text:p>6.266</text:p>
          </table:table-cell>
          <table:table-cell office:value-type="float" office:value="12.856">
            <text:p>12.856</text:p>
          </table:table-cell>
          <table:table-cell office:value-type="float" office:value="14.062">
            <text:p>14.062</text:p>
          </table:table-cell>
          <table:table-cell office:value-type="float" office:value="14.733">
            <text:p>14.733</text:p>
          </table:table-cell>
          <table:table-cell office:value-type="float" office:value="13.125">
            <text:p>13.125</text:p>
          </table:table-cell>
          <table:table-cell office:value-type="float" office:value="0.631">
            <text:p>0.631</text:p>
          </table:table-cell>
          <table:table-cell office:value-type="float" office:value="3.494">
            <text:p>3.494</text:p>
          </table:table-cell>
          <table:table-cell office:value-type="float" office:value="10.072">
            <text:p>10.072</text:p>
          </table:table-cell>
          <table:table-cell office:value-type="float" office:value="6.318">
            <text:p>6.318</text:p>
          </table:table-cell>
          <table:table-cell office:value-type="float" office:value="10.232">
            <text:p>10.232</text:p>
          </table:table-cell>
          <table:table-cell office:value-type="float" office:value="300.303">
            <text:p>300.303</text:p>
          </table:table-cell>
          <table:table-cell office:value-type="float" office:value="66.266">
            <text:p>66.266</text:p>
          </table:table-cell>
          <table:table-cell office:value-type="float" office:value="27.856">
            <text:p>27.856</text:p>
          </table:table-cell>
          <table:table-cell office:value-type="float" office:value="314.062">
            <text:p>314.062</text:p>
          </table:table-cell>
          <table:table-cell office:value-type="float" office:value="29.733">
            <text:p>29.733</text:p>
          </table:table-cell>
          <table:table-cell office:value-type="float" office:value="43.125">
            <text:p>43.125</text:p>
          </table:table-cell>
          <table:table-cell office:value-type="float" office:value="315.631">
            <text:p>315.631</text:p>
          </table:table-cell>
          <table:table-cell office:value-type="float" office:value="303.494">
            <text:p>303.494</text:p>
          </table:table-cell>
          <table:table-cell office:value-type="float" office:value="250.072">
            <text:p>250.072</text:p>
          </table:table-cell>
          <table:table-cell office:value-type="float" office:value="246.318">
            <text:p>246.318</text:p>
          </table:table-cell>
          <table:table-cell office:value-type="float" office:value="145.232">
            <text:p>145.232</text:p>
          </table:table-cell>
          <table:table-cell office:value-type="string">
            <text:p><text:s/>0 ♒ 18' 11"</text:p>
          </table:table-cell>
          <table:table-cell office:value-type="string">
            <text:p><text:s/>6 ♊ 15' 59"</text:p>
          </table:table-cell>
          <table:table-cell office:value-type="string">
            <text:p>27 ♈ 51' 20"</text:p>
          </table:table-cell>
          <table:table-cell office:value-type="string">
            <text:p>14 ♒ 03' 42"</text:p>
          </table:table-cell>
          <table:table-cell office:value-type="string">
            <text:p>29 ♈ 43' 58"</text:p>
          </table:table-cell>
          <table:table-cell office:value-type="string">
            <text:p>13 ♉ 07' 28"</text:p>
          </table:table-cell>
          <table:table-cell office:value-type="string">
            <text:p>15 ♒ 37' 49"</text:p>
          </table:table-cell>
          <table:table-cell office:value-type="string">
            <text:p><text:s/>3 ♒ 29' 39"</text:p>
          </table:table-cell>
          <table:table-cell office:value-type="string">
            <text:p>10 ♐ 04' 17"</text:p>
          </table:table-cell>
          <table:table-cell office:value-type="string">
            <text:p><text:s/>6 ♐ 19' 06"</text:p>
          </table:table-cell>
          <table:table-cell office:value-type="string">
            <text:p>25 ♌ 13' 56"</text:p>
          </table:table-cell>
          <table:table-cell office:value-type="float" office:value="-10.711">
            <text:p>-10.711</text:p>
          </table:table-cell>
          <table:table-cell office:value-type="float" office:value="-9.3105">
            <text:p>-9.3105</text:p>
          </table:table-cell>
          <table:table-cell office:value-type="float" office:value="-7.153">
            <text:p>-7.153</text:p>
          </table:table-cell>
          <table:table-cell office:value-type="float" office:value="-8.344">
            <text:p>-8.344</text:p>
          </table:table-cell>
          <table:table-cell office:value-type="float" office:value="-20.824">
            <text:p>-20.824</text:p>
          </table:table-cell>
          <table:table-cell office:value-type="float" office:value="6.518">
            <text:p>6.518</text:p>
          </table:table-cell>
          <table:table-cell office:value-type="float" office:value="-25.139">
            <text:p>-25.139</text:p>
          </table:table-cell>
          <table:table-cell office:value-type="float" office:value="10.1">
            <text:p>10.1</text:p>
          </table:table-cell>
          <table:table-cell office:value-type="float" office:value="13.819">
            <text:p>13.819</text:p>
          </table:table-cell>
          <table:table-cell office:value-type="float" office:value="-17.612">
            <text:p>-17.612</text:p>
          </table:table-cell>
          <table:table-cell office:value-type="float" office:value="-19.552">
            <text:p>-19.552</text:p>
          </table:table-cell>
          <table:table-cell office:value-type="float" office:value="-10.895">
            <text:p>-10.895</text:p>
          </table:table-cell>
          <table:table-cell office:value-type="float" office:value="17.819">
            <text:p>17.819</text:p>
          </table:table-cell>
          <table:table-cell office:value-type="float" office:value="-16.948">
            <text:p>-16.948</text:p>
          </table:table-cell>
          <table:table-cell office:value-type="float" office:value="12.932">
            <text:p>12.932</text:p>
          </table:table-cell>
          <table:table-cell office:value-type="float" office:value="0">
            <text:p>0</text:p>
          </table:table-cell>
          <table:table-cell office:value-type="float" office:value="-2.968">
            <text:p>-2.968</text:p>
          </table:table-cell>
          <table:table-cell office:value-type="float" office:value="-2.713">
            <text:p>-2.713</text:p>
          </table:table-cell>
          <table:table-cell office:value-type="float" office:value="-0.713">
            <text:p>-0.713</text:p>
          </table:table-cell>
          <table:table-cell office:value-type="float" office:value="-1.745">
            <text:p>-1.745</text:p>
          </table:table-cell>
          <table:table-cell office:value-type="float" office:value="-1.541">
            <text:p>-1.541</text:p>
          </table:table-cell>
          <table:table-cell office:value-type="float" office:value="-2.615">
            <text:p>-2.615</text:p>
          </table:table-cell>
          <table:table-cell office:value-type="float" office:value="-0.69">
            <text:p>-0.69</text:p>
          </table:table-cell>
          <table:table-cell office:value-type="float" office:value="0.256">
            <text:p>0.256</text:p>
          </table:table-cell>
          <table:table-cell office:value-type="float" office:value="10.998">
            <text:p>10.998</text:p>
          </table:table-cell>
          <table:table-cell office:value-type="float" office:value="3.866">
            <text:p>3.866</text:p>
          </table:table-cell>
          <table:table-cell office:value-type="float" office:value="0.004">
            <text:p>0.004</text:p>
          </table:table-cell>
          <table:table-cell office:value-type="float" office:value="430.069">
            <text:p>430.069</text:p>
          </table:table-cell>
          <table:table-cell office:value-type="float" office:value="383.906">
            <text:p>383.906</text:p>
          </table:table-cell>
          <table:table-cell office:value-type="float" office:value="7158.392">
            <text:p>7158.392</text:p>
          </table:table-cell>
          <table:table-cell office:value-type="float" office:value="13521.557">
            <text:p>13521.557</text:p>
          </table:table-cell>
          <table:table-cell office:value-type="float" office:value="15582.056">
            <text:p>15582.056</text:p>
          </table:table-cell>
          <table:table-cell office:value-type="float" office:value="14226.813">
            <text:p>14226.813</text:p>
          </table:table-cell>
          <table:table-cell office:value-type="float" office:value="14388.834">
            <text:p>14388.834</text:p>
          </table:table-cell>
          <table:table-cell office:value-type="float" office:value="14678.899">
            <text:p>14678.899</text:p>
          </table:table-cell>
          <table:table-cell office:value-type="float" office:value="14690.157">
            <text:p>14690.157</text:p>
          </table:table-cell>
          <table:table-cell office:value-type="float" office:value="14742.953">
            <text:p>14742.953</text:p>
          </table:table-cell>
          <table:table-cell office:value-type="float" office:value="14845.99">
            <text:p>14845.99</text:p>
          </table:table-cell>
          <table:table-cell office:value-type="float" office:value="313.837">
            <text:p>313.837</text:p>
          </table:table-cell>
          <table:table-cell office:value-type="float" office:value="7088.323">
            <text:p>7088.323</text:p>
          </table:table-cell>
          <table:table-cell office:value-type="float" office:value="13451.488">
            <text:p>13451.488</text:p>
          </table:table-cell>
          <table:table-cell office:value-type="float" office:value="15511.987">
            <text:p>15511.987</text:p>
          </table:table-cell>
          <table:table-cell office:value-type="float" office:value="14156.744">
            <text:p>14156.744</text:p>
          </table:table-cell>
          <table:table-cell office:value-type="float" office:value="14430.114">
            <text:p>14430.114</text:p>
          </table:table-cell>
          <table:table-cell office:value-type="float" office:value="13883.374">
            <text:p>13883.374</text:p>
          </table:table-cell>
          <table:table-cell office:value-type="float" office:value="7590.114">
            <text:p>7590.114</text:p>
          </table:table-cell>
          <table:table-cell office:value-type="float" office:value="7266.728">
            <text:p>7266.728</text:p>
          </table:table-cell>
          <table:table-cell office:value-type="float" office:value="14318.765">
            <text:p>14318.765</text:p>
          </table:table-cell>
          <table:table-cell office:value-type="float" office:value="14608.83">
            <text:p>14608.83</text:p>
          </table:table-cell>
          <table:table-cell office:value-type="float" office:value="14620.088">
            <text:p>14620.088</text:p>
          </table:table-cell>
          <table:table-cell office:value-type="float" office:value="14672.884">
            <text:p>14672.884</text:p>
          </table:table-cell>
          <table:table-cell office:value-type="float" office:value="14775.921">
            <text:p>14775.921</text:p>
          </table:table-cell>
          <table:table-cell office:value-type="float" office:value="7134.486">
            <text:p>7134.486</text:p>
          </table:table-cell>
          <table:table-cell office:value-type="float" office:value="13497.651">
            <text:p>13497.651</text:p>
          </table:table-cell>
          <table:table-cell office:value-type="float" office:value="15558.15">
            <text:p>15558.15</text:p>
          </table:table-cell>
          <table:table-cell office:value-type="float" office:value="14202.907">
            <text:p>14202.907</text:p>
          </table:table-cell>
          <table:table-cell office:value-type="float" office:value="14364.928">
            <text:p>14364.928</text:p>
          </table:table-cell>
          <table:table-cell office:value-type="float" office:value="14654.993">
            <text:p>14654.993</text:p>
          </table:table-cell>
          <table:table-cell office:value-type="float" office:value="14666.251">
            <text:p>14666.251</text:p>
          </table:table-cell>
          <table:table-cell office:value-type="float" office:value="14719.047">
            <text:p>14719.047</text:p>
          </table:table-cell>
          <table:table-cell office:value-type="float" office:value="14822.084">
            <text:p>14822.084</text:p>
          </table:table-cell>
          <table:table-cell office:value-type="float" office:value="6723.165">
            <text:p>6723.165</text:p>
          </table:table-cell>
          <table:table-cell office:value-type="float" office:value="8783.664">
            <text:p>8783.664</text:p>
          </table:table-cell>
          <table:table-cell office:value-type="float" office:value="7428.421">
            <text:p>7428.421</text:p>
          </table:table-cell>
          <table:table-cell office:value-type="float" office:value="7590.442">
            <text:p>7590.442</text:p>
          </table:table-cell>
          <table:table-cell office:value-type="float" office:value="7880.507">
            <text:p>7880.507</text:p>
          </table:table-cell>
          <table:table-cell office:value-type="float" office:value="7891.765">
            <text:p>7891.765</text:p>
          </table:table-cell>
          <table:table-cell office:value-type="float" office:value="7944.561">
            <text:p>7944.561</text:p>
          </table:table-cell>
          <table:table-cell office:value-type="float" office:value="8047.598">
            <text:p>8047.598</text:p>
          </table:table-cell>
          <table:table-cell office:value-type="float" office:value="2420.499">
            <text:p>2420.499</text:p>
          </table:table-cell>
          <table:table-cell office:value-type="float" office:value="1065.256">
            <text:p>1065.256</text:p>
          </table:table-cell>
          <table:table-cell office:value-type="float" office:value="1227.277">
            <text:p>1227.277</text:p>
          </table:table-cell>
          <table:table-cell office:value-type="float" office:value="1517.342">
            <text:p>1517.342</text:p>
          </table:table-cell>
          <table:table-cell office:value-type="float" office:value="1528.6">
            <text:p>1528.6</text:p>
          </table:table-cell>
          <table:table-cell office:value-type="float" office:value="1581.396">
            <text:p>1581.396</text:p>
          </table:table-cell>
          <table:table-cell office:value-type="float" office:value="1684.433">
            <text:p>1684.433</text:p>
          </table:table-cell>
          <table:table-cell office:value-type="float" office:value="-995.243">
            <text:p>-995.243</text:p>
          </table:table-cell>
          <table:table-cell office:value-type="float" office:value="-833.222">
            <text:p>-833.222</text:p>
          </table:table-cell>
          <table:table-cell office:value-type="float" office:value="-543.157">
            <text:p>-543.157</text:p>
          </table:table-cell>
          <table:table-cell office:value-type="float" office:value="-531.899">
            <text:p>-531.899</text:p>
          </table:table-cell>
          <table:table-cell office:value-type="float" office:value="-479.103">
            <text:p>-479.103</text:p>
          </table:table-cell>
          <table:table-cell office:value-type="float" office:value="-376.066">
            <text:p>-376.066</text:p>
          </table:table-cell>
          <table:table-cell office:value-type="float" office:value="522.021">
            <text:p>522.021</text:p>
          </table:table-cell>
          <table:table-cell office:value-type="float" office:value="812.086">
            <text:p>812.086</text:p>
          </table:table-cell>
          <table:table-cell office:value-type="float" office:value="823.344">
            <text:p>823.344</text:p>
          </table:table-cell>
          <table:table-cell office:value-type="float" office:value="876.14">
            <text:p>876.14</text:p>
          </table:table-cell>
          <table:table-cell office:value-type="float" office:value="979.177">
            <text:p>979.177</text:p>
          </table:table-cell>
          <table:table-cell office:value-type="float" office:value="650.065">
            <text:p>650.065</text:p>
          </table:table-cell>
          <table:table-cell office:value-type="float" office:value="661.323">
            <text:p>661.323</text:p>
          </table:table-cell>
          <table:table-cell office:value-type="float" office:value="714.119">
            <text:p>714.119</text:p>
          </table:table-cell>
          <table:table-cell office:value-type="float" office:value="817.156">
            <text:p>817.156</text:p>
          </table:table-cell>
          <table:table-cell office:value-type="float" office:value="371.258">
            <text:p>371.258</text:p>
          </table:table-cell>
          <table:table-cell office:value-type="float" office:value="424.054">
            <text:p>424.054</text:p>
          </table:table-cell>
          <table:table-cell office:value-type="float" office:value="527.091">
            <text:p>527.091</text:p>
          </table:table-cell>
          <table:table-cell office:value-type="float" office:value="412.796">
            <text:p>412.796</text:p>
          </table:table-cell>
          <table:table-cell office:value-type="float" office:value="515.833">
            <text:p>515.833</text:p>
          </table:table-cell>
          <table:table-cell office:value-type="float" office:value="463.037">
            <text:p>463.037</text:p>
          </table:table-cell>
          <table:table-cell office:value-type="float" office:value="36594.037">
            <text:p>36594.037</text:p>
          </table:table-cell>
          <table:table-cell office:value-type="float" office:value="234.037">
            <text:p>234.037</text:p>
          </table:table-cell>
          <table:table-cell office:value-type="float" office:value="45632.447">
            <text:p>45632.447</text:p>
          </table:table-cell>
          <table:table-cell office:value-type="float" office:value="52186.241">
            <text:p>52186.241</text:p>
          </table:table-cell>
          <table:table-cell office:value-type="float" office:value="58590.57">
            <text:p>58590.57</text:p>
          </table:table-cell>
          <table:table-cell office:value-type="float" office:value="59453.985">
            <text:p>59453.985</text:p>
          </table:table-cell>
          <table:table-cell office:value-type="float" office:value="59297.178">
            <text:p>59297.178</text:p>
          </table:table-cell>
          <table:table-cell office:value-type="float" office:value="59744.672">
            <text:p>59744.672</text:p>
          </table:table-cell>
          <table:table-cell office:value-type="float" office:value="59756.809">
            <text:p>59756.809</text:p>
          </table:table-cell>
          <table:table-cell office:value-type="float" office:value="59810.231">
            <text:p>59810.231</text:p>
          </table:table-cell>
          <table:table-cell office:value-type="float" office:value="59915.071">
            <text:p>59915.071</text:p>
          </table:table-cell>
          <table:table-cell office:value-type="float" office:value="9398.41">
            <text:p>9398.41</text:p>
          </table:table-cell>
          <table:table-cell office:value-type="float" office:value="15952.204">
            <text:p>15952.204</text:p>
          </table:table-cell>
          <table:table-cell office:value-type="float" office:value="22356.533">
            <text:p>22356.533</text:p>
          </table:table-cell>
          <table:table-cell office:value-type="float" office:value="23219.948">
            <text:p>23219.948</text:p>
          </table:table-cell>
          <table:table-cell office:value-type="float" office:value="23063.141">
            <text:p>23063.141</text:p>
          </table:table-cell>
          <table:table-cell table:formula="of:=MOD([.GI18]; 360)" office:value-type="float" office:value="23.1409999999996">
            <text:p>23.141</text:p>
          </table:table-cell>
          <table:table-cell office:value-type="float" office:value="23510.635">
            <text:p>23510.635</text:p>
          </table:table-cell>
          <table:table-cell office:value-type="float" office:value="23522.772">
            <text:p>23522.772</text:p>
          </table:table-cell>
          <table:table-cell office:value-type="float" office:value="23576.194">
            <text:p>23576.194</text:p>
          </table:table-cell>
          <table:table-cell office:value-type="float" office:value="23681.034">
            <text:p>23681.034</text:p>
          </table:table-cell>
          <table:table-cell office:value-type="float" office:value="6913.794">
            <text:p>6913.794</text:p>
          </table:table-cell>
          <table:table-cell office:value-type="float" office:value="13318.123">
            <text:p>13318.123</text:p>
          </table:table-cell>
          <table:table-cell office:value-type="float" office:value="14181.538">
            <text:p>14181.538</text:p>
          </table:table-cell>
          <table:table-cell office:value-type="float" office:value="14024.731">
            <text:p>14024.731</text:p>
          </table:table-cell>
          <table:table-cell office:value-type="float" office:value="14472.225">
            <text:p>14472.225</text:p>
          </table:table-cell>
          <table:table-cell office:value-type="float" office:value="14484.362">
            <text:p>14484.362</text:p>
          </table:table-cell>
          <table:table-cell office:value-type="float" office:value="14537.784">
            <text:p>14537.784</text:p>
          </table:table-cell>
          <table:table-cell office:value-type="float" office:value="14642.624">
            <text:p>14642.624</text:p>
          </table:table-cell>
          <table:table-cell office:value-type="float" office:value="6764.329">
            <text:p>6764.329</text:p>
          </table:table-cell>
          <table:table-cell office:value-type="float" office:value="7627.744">
            <text:p>7627.744</text:p>
          </table:table-cell>
          <table:table-cell office:value-type="float" office:value="7470.937">
            <text:p>7470.937</text:p>
          </table:table-cell>
          <table:table-cell office:value-type="float" office:value="7918.431">
            <text:p>7918.431</text:p>
          </table:table-cell>
          <table:table-cell office:value-type="float" office:value="7930.568">
            <text:p>7930.568</text:p>
          </table:table-cell>
          <table:table-cell office:value-type="float" office:value="7983.99">
            <text:p>7983.99</text:p>
          </table:table-cell>
          <table:table-cell office:value-type="float" office:value="8088.83">
            <text:p>8088.83</text:p>
          </table:table-cell>
          <table:table-cell office:value-type="float" office:value="1223.415">
            <text:p>1223.415</text:p>
          </table:table-cell>
          <table:table-cell office:value-type="float" office:value="1066.608">
            <text:p>1066.608</text:p>
          </table:table-cell>
          <table:table-cell office:value-type="float" office:value="1514.102">
            <text:p>1514.102</text:p>
          </table:table-cell>
          <table:table-cell office:value-type="float" office:value="1526.239">
            <text:p>1526.239</text:p>
          </table:table-cell>
          <table:table-cell office:value-type="float" office:value="1579.661">
            <text:p>1579.661</text:p>
          </table:table-cell>
          <table:table-cell office:value-type="float" office:value="821.086">
            <text:p>821.086</text:p>
          </table:table-cell>
          <table:table-cell office:value-type="float" office:value="203.193">
            <text:p>203.193</text:p>
          </table:table-cell>
          <table:table-cell office:value-type="float" office:value="650.687">
            <text:p>650.687</text:p>
          </table:table-cell>
          <table:table-cell office:value-type="float" office:value="662.824">
            <text:p>662.824</text:p>
          </table:table-cell>
          <table:table-cell office:value-type="float" office:value="716.246">
            <text:p>716.246</text:p>
          </table:table-cell>
          <table:table-cell office:value-type="float" office:value="821.086">
            <text:p>821.086</text:p>
          </table:table-cell>
          <table:table-cell office:value-type="float" office:value="807.494">
            <text:p>807.494</text:p>
          </table:table-cell>
          <table:table-cell office:value-type="float" office:value="819.631">
            <text:p>819.631</text:p>
          </table:table-cell>
          <table:table-cell office:value-type="float" office:value="873.053">
            <text:p>873.053</text:p>
          </table:table-cell>
          <table:table-cell office:value-type="float" office:value="977.893">
            <text:p>977.893</text:p>
          </table:table-cell>
          <table:table-cell office:value-type="float" office:value="372.137">
            <text:p>372.137</text:p>
          </table:table-cell>
          <table:table-cell office:value-type="float" office:value="425.559">
            <text:p>425.559</text:p>
          </table:table-cell>
          <table:table-cell office:value-type="float" office:value="530.399">
            <text:p>530.399</text:p>
          </table:table-cell>
          <table:table-cell office:value-type="float" office:value="413.422">
            <text:p>413.422</text:p>
          </table:table-cell>
          <table:table-cell office:value-type="float" office:value="518.262">
            <text:p>518.262</text:p>
          </table:table-cell>
          <table:table-cell office:value-type="float" office:value="464.84">
            <text:p>464.84</text:p>
          </table:table-cell>
          <table:table-cell table:number-columns-repeated="792"/>
        </table:table-row>
        <table:table-row table:style-name="ro1">
          <table:table-cell office:value-type="string">
            <text:p>1999-10-22 12:00</text:p>
          </table:table-cell>
          <table:table-cell office:value-type="float" office:value="13.85">
            <text:p>13.85</text:p>
          </table:table-cell>
          <table:table-cell office:value-type="float" office:value="14.595">
            <text:p>14.595</text:p>
          </table:table-cell>
          <table:table-cell office:value-type="float" office:value="7.866">
            <text:p>7.866</text:p>
          </table:table-cell>
          <table:table-cell office:value-type="float" office:value="12.617">
            <text:p>12.617</text:p>
          </table:table-cell>
          <table:table-cell office:value-type="float" office:value="4.099">
            <text:p>4.099</text:p>
          </table:table-cell>
          <table:table-cell office:value-type="float" office:value="0.069">
            <text:p>0.069</text:p>
          </table:table-cell>
          <table:table-cell office:value-type="float" office:value="14.873">
            <text:p>14.873</text:p>
          </table:table-cell>
          <table:table-cell office:value-type="float" office:value="12.863">
            <text:p>12.863</text:p>
          </table:table-cell>
          <table:table-cell office:value-type="float" office:value="1.609">
            <text:p>1.609</text:p>
          </table:table-cell>
          <table:table-cell office:value-type="float" office:value="8.841">
            <text:p>8.841</text:p>
          </table:table-cell>
          <table:table-cell office:value-type="float" office:value="9.59">
            <text:p>9.59</text:p>
          </table:table-cell>
          <table:table-cell office:value-type="float" office:value="3.04">
            <text:p>3.04</text:p>
          </table:table-cell>
          <table:table-cell office:value-type="float" office:value="10.778">
            <text:p>10.778</text:p>
          </table:table-cell>
          <table:table-cell office:value-type="float" office:value="208.85">
            <text:p>208.85</text:p>
          </table:table-cell>
          <table:table-cell office:value-type="float" office:value="359.595">
            <text:p>359.595</text:p>
          </table:table-cell>
          <table:table-cell office:value-type="float" office:value="232.866">
            <text:p>232.866</text:p>
          </table:table-cell>
          <table:table-cell office:value-type="float" office:value="162.617">
            <text:p>162.617</text:p>
          </table:table-cell>
          <table:table-cell office:value-type="float" office:value="274.099">
            <text:p>274.099</text:p>
          </table:table-cell>
          <table:table-cell office:value-type="float" office:value="30.069">
            <text:p>30.069</text:p>
          </table:table-cell>
          <table:table-cell office:value-type="float" office:value="44.873">
            <text:p>44.873</text:p>
          </table:table-cell>
          <table:table-cell office:value-type="float" office:value="312.863">
            <text:p>312.863</text:p>
          </table:table-cell>
          <table:table-cell office:value-type="float" office:value="301.609">
            <text:p>301.609</text:p>
          </table:table-cell>
          <table:table-cell office:value-type="float" office:value="248.841">
            <text:p>248.841</text:p>
          </table:table-cell>
          <table:table-cell office:value-type="float" office:value="129.59">
            <text:p>129.59</text:p>
          </table:table-cell>
          <table:table-cell office:value-type="float" office:value="243.04">
            <text:p>243.04</text:p>
          </table:table-cell>
          <table:table-cell office:value-type="float" office:value="145.778">
            <text:p>145.778</text:p>
          </table:table-cell>
          <table:table-cell office:value-type="float" office:value="202.059">
            <text:p>202.059</text:p>
          </table:table-cell>
          <table:table-cell office:value-type="float" office:value="209.4821666667">
            <text:p>209.4821666667</text:p>
          </table:table-cell>
          <table:table-cell office:value-type="float" office:value="187.651">
            <text:p>187.651</text:p>
          </table:table-cell>
          <table:table-cell office:value-type="float" office:value="188.4408">
            <text:p>188.4408</text:p>
          </table:table-cell>
          <table:table-cell office:value-type="float" office:value="169.20225">
            <text:p>169.20225</text:p>
          </table:table-cell>
          <table:table-cell office:value-type="string">
            <text:p>28 ♎ 51' 00"</text:p>
          </table:table-cell>
          <table:table-cell office:value-type="string">
            <text:p>29 ♓ 35' 41"</text:p>
          </table:table-cell>
          <table:table-cell office:value-type="string">
            <text:p>22 ♏ 51' 56"</text:p>
          </table:table-cell>
          <table:table-cell office:value-type="string">
            <text:p>12 ♍ 36' 59"</text:p>
          </table:table-cell>
          <table:table-cell office:value-type="string">
            <text:p><text:s/>4 ♑ 05' 55"</text:p>
          </table:table-cell>
          <table:table-cell office:value-type="string">
            <text:p><text:s/>0 ♉ 04' 09"</text:p>
          </table:table-cell>
          <table:table-cell office:value-type="string">
            <text:p>14 ♉ 52' 23"</text:p>
          </table:table-cell>
          <table:table-cell office:value-type="string">
            <text:p>12 ♒ 51' 45"</text:p>
          </table:table-cell>
          <table:table-cell office:value-type="string">
            <text:p><text:s/>1 ♒ 36' 33"</text:p>
          </table:table-cell>
          <table:table-cell office:value-type="string">
            <text:p><text:s/>8 ♐ 50' 27"</text:p>
          </table:table-cell>
          <table:table-cell office:value-type="string">
            <text:p><text:s/>9 ♌ 35' 24"</text:p>
          </table:table-cell>
          <table:table-cell office:value-type="string">
            <text:p><text:s/>3 ♐ 02' 24"</text:p>
          </table:table-cell>
          <table:table-cell office:value-type="string">
            <text:p>25 ♌ 46' 40"</text:p>
          </table:table-cell>
          <table:table-cell office:value-type="float" office:value="3.504">
            <text:p>3.504</text:p>
          </table:table-cell>
          <table:table-cell office:value-type="float" office:value="7.875">
            <text:p>7.875</text:p>
          </table:table-cell>
          <table:table-cell office:value-type="float" office:value="13.85">
            <text:p>13.85</text:p>
          </table:table-cell>
          <table:table-cell office:value-type="float" office:value="14.689">
            <text:p>14.689</text:p>
          </table:table-cell>
          <table:table-cell office:value-type="float" office:value="14.824">
            <text:p>14.824</text:p>
          </table:table-cell>
          <table:table-cell office:value-type="float" office:value="13.161">
            <text:p>13.161</text:p>
          </table:table-cell>
          <table:table-cell office:value-type="float" office:value="0.641">
            <text:p>0.641</text:p>
          </table:table-cell>
          <table:table-cell office:value-type="float" office:value="3.5">
            <text:p>3.5</text:p>
          </table:table-cell>
          <table:table-cell office:value-type="float" office:value="10.078">
            <text:p>10.078</text:p>
          </table:table-cell>
          <table:table-cell office:value-type="float" office:value="6.354">
            <text:p>6.354</text:p>
          </table:table-cell>
          <table:table-cell office:value-type="float" office:value="10.233">
            <text:p>10.233</text:p>
          </table:table-cell>
          <table:table-cell office:value-type="float" office:value="303.504">
            <text:p>303.504</text:p>
          </table:table-cell>
          <table:table-cell office:value-type="float" office:value="67.875">
            <text:p>67.875</text:p>
          </table:table-cell>
          <table:table-cell office:value-type="float" office:value="28.85">
            <text:p>28.85</text:p>
          </table:table-cell>
          <table:table-cell office:value-type="float" office:value="314.689">
            <text:p>314.689</text:p>
          </table:table-cell>
          <table:table-cell office:value-type="float" office:value="29.824">
            <text:p>29.824</text:p>
          </table:table-cell>
          <table:table-cell office:value-type="float" office:value="43.161">
            <text:p>43.161</text:p>
          </table:table-cell>
          <table:table-cell office:value-type="float" office:value="315.641">
            <text:p>315.641</text:p>
          </table:table-cell>
          <table:table-cell office:value-type="float" office:value="303.5">
            <text:p>303.5</text:p>
          </table:table-cell>
          <table:table-cell office:value-type="float" office:value="250.078">
            <text:p>250.078</text:p>
          </table:table-cell>
          <table:table-cell office:value-type="float" office:value="246.354">
            <text:p>246.354</text:p>
          </table:table-cell>
          <table:table-cell office:value-type="float" office:value="145.233">
            <text:p>145.233</text:p>
          </table:table-cell>
          <table:table-cell office:value-type="string">
            <text:p><text:s/>3 ♒ 30' 15"</text:p>
          </table:table-cell>
          <table:table-cell office:value-type="string">
            <text:p><text:s/>7 ♊ 52' 30"</text:p>
          </table:table-cell>
          <table:table-cell office:value-type="string">
            <text:p>28 ♈ 51' 00"</text:p>
          </table:table-cell>
          <table:table-cell office:value-type="string">
            <text:p>14 ♒ 41' 20"</text:p>
          </table:table-cell>
          <table:table-cell office:value-type="string">
            <text:p>29 ♈ 49' 28"</text:p>
          </table:table-cell>
          <table:table-cell office:value-type="string">
            <text:p>13 ♉ 09' 38"</text:p>
          </table:table-cell>
          <table:table-cell office:value-type="string">
            <text:p>15 ♒ 38' 29"</text:p>
          </table:table-cell>
          <table:table-cell office:value-type="string">
            <text:p><text:s/>3 ♒ 30' 00"</text:p>
          </table:table-cell>
          <table:table-cell office:value-type="string">
            <text:p>10 ♐ 04' 41"</text:p>
          </table:table-cell>
          <table:table-cell office:value-type="string">
            <text:p><text:s/>6 ♐ 21' 15"</text:p>
          </table:table-cell>
          <table:table-cell office:value-type="string">
            <text:p>25 ♌ 14' 00"</text:p>
          </table:table-cell>
          <table:table-cell office:value-type="float" office:value="-11.065">
            <text:p>-11.065</text:p>
          </table:table-cell>
          <table:table-cell office:value-type="float" office:value="-9.4195">
            <text:p>-9.4195</text:p>
          </table:table-cell>
          <table:table-cell office:value-type="float" office:value="-7.449">
            <text:p>-7.449</text:p>
          </table:table-cell>
          <table:table-cell office:value-type="float" office:value="-3.694">
            <text:p>-3.694</text:p>
          </table:table-cell>
          <table:table-cell office:value-type="float" office:value="-21.172">
            <text:p>-21.172</text:p>
          </table:table-cell>
          <table:table-cell office:value-type="float" office:value="6.274">
            <text:p>6.274</text:p>
          </table:table-cell>
          <table:table-cell office:value-type="float" office:value="-25.113">
            <text:p>-25.113</text:p>
          </table:table-cell>
          <table:table-cell office:value-type="float" office:value="10.053">
            <text:p>10.053</text:p>
          </table:table-cell>
          <table:table-cell office:value-type="float" office:value="13.796">
            <text:p>13.796</text:p>
          </table:table-cell>
          <table:table-cell office:value-type="float" office:value="-17.612">
            <text:p>-17.612</text:p>
          </table:table-cell>
          <table:table-cell office:value-type="float" office:value="-19.551">
            <text:p>-19.551</text:p>
          </table:table-cell>
          <table:table-cell office:value-type="float" office:value="-10.905">
            <text:p>-10.905</text:p>
          </table:table-cell>
          <table:table-cell office:value-type="float" office:value="17.85">
            <text:p>17.85</text:p>
          </table:table-cell>
          <table:table-cell office:value-type="float" office:value="-16.97">
            <text:p>-16.97</text:p>
          </table:table-cell>
          <table:table-cell office:value-type="float" office:value="12.93">
            <text:p>12.93</text:p>
          </table:table-cell>
          <table:table-cell office:value-type="float" office:value="0">
            <text:p>0</text:p>
          </table:table-cell>
          <table:table-cell office:value-type="float" office:value="-3.851">
            <text:p>-3.851</text:p>
          </table:table-cell>
          <table:table-cell office:value-type="float" office:value="-2.777">
            <text:p>-2.777</text:p>
          </table:table-cell>
          <table:table-cell office:value-type="float" office:value="-0.596">
            <text:p>-0.596</text:p>
          </table:table-cell>
          <table:table-cell office:value-type="float" office:value="-1.74">
            <text:p>-1.74</text:p>
          </table:table-cell>
          <table:table-cell office:value-type="float" office:value="-1.54">
            <text:p>-1.54</text:p>
          </table:table-cell>
          <table:table-cell office:value-type="float" office:value="-2.616">
            <text:p>-2.616</text:p>
          </table:table-cell>
          <table:table-cell office:value-type="float" office:value="-0.689">
            <text:p>-0.689</text:p>
          </table:table-cell>
          <table:table-cell office:value-type="float" office:value="0.255">
            <text:p>0.255</text:p>
          </table:table-cell>
          <table:table-cell office:value-type="float" office:value="10.993">
            <text:p>10.993</text:p>
          </table:table-cell>
          <table:table-cell office:value-type="float" office:value="3.866">
            <text:p>3.866</text:p>
          </table:table-cell>
          <table:table-cell office:value-type="float" office:value="0.004">
            <text:p>0.004</text:p>
          </table:table-cell>
          <table:table-cell office:value-type="float" office:value="430.249">
            <text:p>430.249</text:p>
          </table:table-cell>
          <table:table-cell office:value-type="float" office:value="384.016">
            <text:p>384.016</text:p>
          </table:table-cell>
          <table:table-cell office:value-type="float" office:value="7158.767">
            <text:p>7158.767</text:p>
          </table:table-cell>
          <table:table-cell office:value-type="float" office:value="13522.797">
            <text:p>13522.797</text:p>
          </table:table-cell>
          <table:table-cell office:value-type="float" office:value="15583.276">
            <text:p>15583.276</text:p>
          </table:table-cell>
          <table:table-cell office:value-type="float" office:value="14227.993">
            <text:p>14227.993</text:p>
          </table:table-cell>
          <table:table-cell office:value-type="float" office:value="14389.826">
            <text:p>14389.826</text:p>
          </table:table-cell>
          <table:table-cell office:value-type="float" office:value="14680.003">
            <text:p>14680.003</text:p>
          </table:table-cell>
          <table:table-cell office:value-type="float" office:value="14691.257">
            <text:p>14691.257</text:p>
          </table:table-cell>
          <table:table-cell office:value-type="float" office:value="14744.025">
            <text:p>14744.025</text:p>
          </table:table-cell>
          <table:table-cell office:value-type="float" office:value="14847.088">
            <text:p>14847.088</text:p>
          </table:table-cell>
          <table:table-cell office:value-type="float" office:value="313.767">
            <text:p>313.767</text:p>
          </table:table-cell>
          <table:table-cell office:value-type="float" office:value="7088.518">
            <text:p>7088.518</text:p>
          </table:table-cell>
          <table:table-cell office:value-type="float" office:value="13452.548">
            <text:p>13452.548</text:p>
          </table:table-cell>
          <table:table-cell office:value-type="float" office:value="15513.027">
            <text:p>15513.027</text:p>
          </table:table-cell>
          <table:table-cell office:value-type="float" office:value="14157.744">
            <text:p>14157.744</text:p>
          </table:table-cell>
          <table:table-cell office:value-type="float" office:value="14431.843">
            <text:p>14431.843</text:p>
          </table:table-cell>
          <table:table-cell office:value-type="float" office:value="13883.645">
            <text:p>13883.645</text:p>
          </table:table-cell>
          <table:table-cell office:value-type="float" office:value="7591.843">
            <text:p>7591.843</text:p>
          </table:table-cell>
          <table:table-cell office:value-type="float" office:value="7266.609">
            <text:p>7266.609</text:p>
          </table:table-cell>
          <table:table-cell office:value-type="float" office:value="14319.577">
            <text:p>14319.577</text:p>
          </table:table-cell>
          <table:table-cell office:value-type="float" office:value="14609.754">
            <text:p>14609.754</text:p>
          </table:table-cell>
          <table:table-cell office:value-type="float" office:value="14621.008">
            <text:p>14621.008</text:p>
          </table:table-cell>
          <table:table-cell office:value-type="float" office:value="14673.776">
            <text:p>14673.776</text:p>
          </table:table-cell>
          <table:table-cell office:value-type="float" office:value="14776.839">
            <text:p>14776.839</text:p>
          </table:table-cell>
          <table:table-cell office:value-type="float" office:value="7134.751">
            <text:p>7134.751</text:p>
          </table:table-cell>
          <table:table-cell office:value-type="float" office:value="13498.781">
            <text:p>13498.781</text:p>
          </table:table-cell>
          <table:table-cell office:value-type="float" office:value="15559.26">
            <text:p>15559.26</text:p>
          </table:table-cell>
          <table:table-cell office:value-type="float" office:value="14203.977">
            <text:p>14203.977</text:p>
          </table:table-cell>
          <table:table-cell office:value-type="float" office:value="14365.81">
            <text:p>14365.81</text:p>
          </table:table-cell>
          <table:table-cell office:value-type="float" office:value="14655.987">
            <text:p>14655.987</text:p>
          </table:table-cell>
          <table:table-cell office:value-type="float" office:value="14667.241">
            <text:p>14667.241</text:p>
          </table:table-cell>
          <table:table-cell office:value-type="float" office:value="14720.009">
            <text:p>14720.009</text:p>
          </table:table-cell>
          <table:table-cell office:value-type="float" office:value="14823.072">
            <text:p>14823.072</text:p>
          </table:table-cell>
          <table:table-cell office:value-type="float" office:value="6724.03">
            <text:p>6724.03</text:p>
          </table:table-cell>
          <table:table-cell office:value-type="float" office:value="8784.509">
            <text:p>8784.509</text:p>
          </table:table-cell>
          <table:table-cell office:value-type="float" office:value="7429.226">
            <text:p>7429.226</text:p>
          </table:table-cell>
          <table:table-cell office:value-type="float" office:value="7591.059">
            <text:p>7591.059</text:p>
          </table:table-cell>
          <table:table-cell office:value-type="float" office:value="7881.236">
            <text:p>7881.236</text:p>
          </table:table-cell>
          <table:table-cell office:value-type="float" office:value="7892.49">
            <text:p>7892.49</text:p>
          </table:table-cell>
          <table:table-cell office:value-type="float" office:value="7945.258">
            <text:p>7945.258</text:p>
          </table:table-cell>
          <table:table-cell office:value-type="float" office:value="8048.321">
            <text:p>8048.321</text:p>
          </table:table-cell>
          <table:table-cell office:value-type="float" office:value="2420.479">
            <text:p>2420.479</text:p>
          </table:table-cell>
          <table:table-cell office:value-type="float" office:value="1065.196">
            <text:p>1065.196</text:p>
          </table:table-cell>
          <table:table-cell office:value-type="float" office:value="1227.029">
            <text:p>1227.029</text:p>
          </table:table-cell>
          <table:table-cell office:value-type="float" office:value="1517.206">
            <text:p>1517.206</text:p>
          </table:table-cell>
          <table:table-cell office:value-type="float" office:value="1528.46">
            <text:p>1528.46</text:p>
          </table:table-cell>
          <table:table-cell office:value-type="float" office:value="1581.228">
            <text:p>1581.228</text:p>
          </table:table-cell>
          <table:table-cell office:value-type="float" office:value="1684.291">
            <text:p>1684.291</text:p>
          </table:table-cell>
          <table:table-cell office:value-type="float" office:value="-995.283">
            <text:p>-995.283</text:p>
          </table:table-cell>
          <table:table-cell office:value-type="float" office:value="-833.45">
            <text:p>-833.45</text:p>
          </table:table-cell>
          <table:table-cell office:value-type="float" office:value="-543.273">
            <text:p>-543.273</text:p>
          </table:table-cell>
          <table:table-cell office:value-type="float" office:value="-532.019">
            <text:p>-532.019</text:p>
          </table:table-cell>
          <table:table-cell office:value-type="float" office:value="-479.251">
            <text:p>-479.251</text:p>
          </table:table-cell>
          <table:table-cell office:value-type="float" office:value="-376.188">
            <text:p>-376.188</text:p>
          </table:table-cell>
          <table:table-cell office:value-type="float" office:value="521.833">
            <text:p>521.833</text:p>
          </table:table-cell>
          <table:table-cell office:value-type="float" office:value="812.01">
            <text:p>812.01</text:p>
          </table:table-cell>
          <table:table-cell office:value-type="float" office:value="823.264">
            <text:p>823.264</text:p>
          </table:table-cell>
          <table:table-cell office:value-type="float" office:value="876.032">
            <text:p>876.032</text:p>
          </table:table-cell>
          <table:table-cell office:value-type="float" office:value="979.095">
            <text:p>979.095</text:p>
          </table:table-cell>
          <table:table-cell office:value-type="float" office:value="650.177">
            <text:p>650.177</text:p>
          </table:table-cell>
          <table:table-cell office:value-type="float" office:value="661.431">
            <text:p>661.431</text:p>
          </table:table-cell>
          <table:table-cell office:value-type="float" office:value="714.199">
            <text:p>714.199</text:p>
          </table:table-cell>
          <table:table-cell office:value-type="float" office:value="817.262">
            <text:p>817.262</text:p>
          </table:table-cell>
          <table:table-cell office:value-type="float" office:value="371.254">
            <text:p>371.254</text:p>
          </table:table-cell>
          <table:table-cell office:value-type="float" office:value="424.022">
            <text:p>424.022</text:p>
          </table:table-cell>
          <table:table-cell office:value-type="float" office:value="527.085">
            <text:p>527.085</text:p>
          </table:table-cell>
          <table:table-cell office:value-type="float" office:value="412.768">
            <text:p>412.768</text:p>
          </table:table-cell>
          <table:table-cell office:value-type="float" office:value="515.831">
            <text:p>515.831</text:p>
          </table:table-cell>
          <table:table-cell office:value-type="float" office:value="463.063">
            <text:p>463.063</text:p>
          </table:table-cell>
          <table:table-cell office:value-type="float" office:value="36595.629">
            <text:p>36595.629</text:p>
          </table:table-cell>
          <table:table-cell office:value-type="float" office:value="235.629">
            <text:p>235.629</text:p>
          </table:table-cell>
          <table:table-cell office:value-type="float" office:value="45634.654">
            <text:p>45634.654</text:p>
          </table:table-cell>
          <table:table-cell office:value-type="float" office:value="52188.815">
            <text:p>52188.815</text:p>
          </table:table-cell>
          <table:table-cell office:value-type="float" office:value="58593.68">
            <text:p>58593.68</text:p>
          </table:table-cell>
          <table:table-cell office:value-type="float" office:value="59457.15">
            <text:p>59457.15</text:p>
          </table:table-cell>
          <table:table-cell office:value-type="float" office:value="59300.343">
            <text:p>59300.343</text:p>
          </table:table-cell>
          <table:table-cell office:value-type="float" office:value="59747.863">
            <text:p>59747.863</text:p>
          </table:table-cell>
          <table:table-cell office:value-type="float" office:value="59760.004">
            <text:p>59760.004</text:p>
          </table:table-cell>
          <table:table-cell office:value-type="float" office:value="59813.426">
            <text:p>59813.426</text:p>
          </table:table-cell>
          <table:table-cell office:value-type="float" office:value="59918.271">
            <text:p>59918.271</text:p>
          </table:table-cell>
          <table:table-cell office:value-type="float" office:value="9399.025">
            <text:p>9399.025</text:p>
          </table:table-cell>
          <table:table-cell office:value-type="float" office:value="15953.186">
            <text:p>15953.186</text:p>
          </table:table-cell>
          <table:table-cell office:value-type="float" office:value="22358.051">
            <text:p>22358.051</text:p>
          </table:table-cell>
          <table:table-cell office:value-type="float" office:value="23221.521">
            <text:p>23221.521</text:p>
          </table:table-cell>
          <table:table-cell office:value-type="float" office:value="23064.714">
            <text:p>23064.714</text:p>
          </table:table-cell>
          <table:table-cell table:formula="of:=MOD([.GI19]; 360)" office:value-type="float" office:value="24.7139999999999">
            <text:p>24.714</text:p>
          </table:table-cell>
          <table:table-cell office:value-type="float" office:value="23512.234">
            <text:p>23512.234</text:p>
          </table:table-cell>
          <table:table-cell office:value-type="float" office:value="23524.375">
            <text:p>23524.375</text:p>
          </table:table-cell>
          <table:table-cell office:value-type="float" office:value="23577.797">
            <text:p>23577.797</text:p>
          </table:table-cell>
          <table:table-cell office:value-type="float" office:value="23682.642">
            <text:p>23682.642</text:p>
          </table:table-cell>
          <table:table-cell office:value-type="float" office:value="6914.161">
            <text:p>6914.161</text:p>
          </table:table-cell>
          <table:table-cell office:value-type="float" office:value="13319.026">
            <text:p>13319.026</text:p>
          </table:table-cell>
          <table:table-cell office:value-type="float" office:value="14182.496">
            <text:p>14182.496</text:p>
          </table:table-cell>
          <table:table-cell office:value-type="float" office:value="14025.689">
            <text:p>14025.689</text:p>
          </table:table-cell>
          <table:table-cell office:value-type="float" office:value="14473.209">
            <text:p>14473.209</text:p>
          </table:table-cell>
          <table:table-cell office:value-type="float" office:value="14485.35">
            <text:p>14485.35</text:p>
          </table:table-cell>
          <table:table-cell office:value-type="float" office:value="14538.772">
            <text:p>14538.772</text:p>
          </table:table-cell>
          <table:table-cell office:value-type="float" office:value="14643.617">
            <text:p>14643.617</text:p>
          </table:table-cell>
          <table:table-cell office:value-type="float" office:value="6764.865">
            <text:p>6764.865</text:p>
          </table:table-cell>
          <table:table-cell office:value-type="float" office:value="7628.335">
            <text:p>7628.335</text:p>
          </table:table-cell>
          <table:table-cell office:value-type="float" office:value="7471.528">
            <text:p>7471.528</text:p>
          </table:table-cell>
          <table:table-cell office:value-type="float" office:value="7919.048">
            <text:p>7919.048</text:p>
          </table:table-cell>
          <table:table-cell office:value-type="float" office:value="7931.189">
            <text:p>7931.189</text:p>
          </table:table-cell>
          <table:table-cell office:value-type="float" office:value="7984.611">
            <text:p>7984.611</text:p>
          </table:table-cell>
          <table:table-cell office:value-type="float" office:value="8089.456">
            <text:p>8089.456</text:p>
          </table:table-cell>
          <table:table-cell office:value-type="float" office:value="1223.47">
            <text:p>1223.47</text:p>
          </table:table-cell>
          <table:table-cell office:value-type="float" office:value="1066.663">
            <text:p>1066.663</text:p>
          </table:table-cell>
          <table:table-cell office:value-type="float" office:value="1514.183">
            <text:p>1514.183</text:p>
          </table:table-cell>
          <table:table-cell office:value-type="float" office:value="1526.324">
            <text:p>1526.324</text:p>
          </table:table-cell>
          <table:table-cell office:value-type="float" office:value="1579.746">
            <text:p>1579.746</text:p>
          </table:table-cell>
          <table:table-cell office:value-type="float" office:value="821.121">
            <text:p>821.121</text:p>
          </table:table-cell>
          <table:table-cell office:value-type="float" office:value="203.193">
            <text:p>203.193</text:p>
          </table:table-cell>
          <table:table-cell office:value-type="float" office:value="650.713">
            <text:p>650.713</text:p>
          </table:table-cell>
          <table:table-cell office:value-type="float" office:value="662.854">
            <text:p>662.854</text:p>
          </table:table-cell>
          <table:table-cell office:value-type="float" office:value="716.276">
            <text:p>716.276</text:p>
          </table:table-cell>
          <table:table-cell office:value-type="float" office:value="821.121">
            <text:p>821.121</text:p>
          </table:table-cell>
          <table:table-cell office:value-type="float" office:value="807.52">
            <text:p>807.52</text:p>
          </table:table-cell>
          <table:table-cell office:value-type="float" office:value="819.661">
            <text:p>819.661</text:p>
          </table:table-cell>
          <table:table-cell office:value-type="float" office:value="873.083">
            <text:p>873.083</text:p>
          </table:table-cell>
          <table:table-cell office:value-type="float" office:value="977.928">
            <text:p>977.928</text:p>
          </table:table-cell>
          <table:table-cell office:value-type="float" office:value="372.141">
            <text:p>372.141</text:p>
          </table:table-cell>
          <table:table-cell office:value-type="float" office:value="425.563">
            <text:p>425.563</text:p>
          </table:table-cell>
          <table:table-cell office:value-type="float" office:value="530.408">
            <text:p>530.408</text:p>
          </table:table-cell>
          <table:table-cell office:value-type="float" office:value="413.422">
            <text:p>413.422</text:p>
          </table:table-cell>
          <table:table-cell office:value-type="float" office:value="518.267">
            <text:p>518.267</text:p>
          </table:table-cell>
          <table:table-cell office:value-type="float" office:value="464.845">
            <text:p>464.845</text:p>
          </table:table-cell>
          <table:table-cell table:number-columns-repeated="792"/>
        </table:table-row>
        <table:table-row table:style-name="ro1">
          <table:table-cell office:value-type="string">
            <text:p>1999-12-05 12:00</text:p>
          </table:table-cell>
          <table:table-cell office:value-type="float" office:value="13.111">
            <text:p>13.111</text:p>
          </table:table-cell>
          <table:table-cell office:value-type="float" office:value="3.821">
            <text:p>3.821</text:p>
          </table:table-cell>
          <table:table-cell office:value-type="float" office:value="8.088">
            <text:p>8.088</text:p>
          </table:table-cell>
          <table:table-cell office:value-type="float" office:value="14.731">
            <text:p>14.731</text:p>
          </table:table-cell>
          <table:table-cell office:value-type="float" office:value="7.235">
            <text:p>7.235</text:p>
          </table:table-cell>
          <table:table-cell office:value-type="float" office:value="10.395">
            <text:p>10.395</text:p>
          </table:table-cell>
          <table:table-cell office:value-type="float" office:value="11.527">
            <text:p>11.527</text:p>
          </table:table-cell>
          <table:table-cell office:value-type="float" office:value="13.653">
            <text:p>13.653</text:p>
          </table:table-cell>
          <table:table-cell office:value-type="float" office:value="2.344">
            <text:p>2.344</text:p>
          </table:table-cell>
          <table:table-cell office:value-type="float" office:value="10.455">
            <text:p>10.455</text:p>
          </table:table-cell>
          <table:table-cell office:value-type="float" office:value="5.072">
            <text:p>5.072</text:p>
          </table:table-cell>
          <table:table-cell office:value-type="float" office:value="8.392">
            <text:p>8.392</text:p>
          </table:table-cell>
          <table:table-cell office:value-type="float" office:value="10.854">
            <text:p>10.854</text:p>
          </table:table-cell>
          <table:table-cell office:value-type="float" office:value="253.111">
            <text:p>253.111</text:p>
          </table:table-cell>
          <table:table-cell office:value-type="float" office:value="228.821">
            <text:p>228.821</text:p>
          </table:table-cell>
          <table:table-cell office:value-type="float" office:value="233.088">
            <text:p>233.088</text:p>
          </table:table-cell>
          <table:table-cell office:value-type="float" office:value="209.731">
            <text:p>209.731</text:p>
          </table:table-cell>
          <table:table-cell office:value-type="float" office:value="307.235">
            <text:p>307.235</text:p>
          </table:table-cell>
          <table:table-cell office:value-type="float" office:value="25.395">
            <text:p>25.395</text:p>
          </table:table-cell>
          <table:table-cell office:value-type="float" office:value="41.527">
            <text:p>41.527</text:p>
          </table:table-cell>
          <table:table-cell office:value-type="float" office:value="313.653">
            <text:p>313.653</text:p>
          </table:table-cell>
          <table:table-cell office:value-type="float" office:value="302.344">
            <text:p>302.344</text:p>
          </table:table-cell>
          <table:table-cell office:value-type="float" office:value="250.455">
            <text:p>250.455</text:p>
          </table:table-cell>
          <table:table-cell office:value-type="float" office:value="125.072">
            <text:p>125.072</text:p>
          </table:table-cell>
          <table:table-cell office:value-type="float" office:value="248.392">
            <text:p>248.392</text:p>
          </table:table-cell>
          <table:table-cell office:value-type="float" office:value="145.854">
            <text:p>145.854</text:p>
          </table:table-cell>
          <table:table-cell office:value-type="float" office:value="206.7681666667">
            <text:p>206.7681666667</text:p>
          </table:table-cell>
          <table:table-cell office:value-type="float" office:value="215.2316666667">
            <text:p>215.2316666667</text:p>
          </table:table-cell>
          <table:table-cell office:value-type="float" office:value="186.6748">
            <text:p>186.6748</text:p>
          </table:table-cell>
          <table:table-cell office:value-type="float" office:value="189.7696">
            <text:p>189.7696</text:p>
          </table:table-cell>
          <table:table-cell office:value-type="float" office:value="187.951">
            <text:p>187.951</text:p>
          </table:table-cell>
          <table:table-cell office:value-type="string">
            <text:p>13 ♐ 06' 38"</text:p>
          </table:table-cell>
          <table:table-cell office:value-type="string">
            <text:p>18 ♏ 49' 15"</text:p>
          </table:table-cell>
          <table:table-cell office:value-type="string">
            <text:p>23 ♏ 05' 16"</text:p>
          </table:table-cell>
          <table:table-cell office:value-type="string">
            <text:p>29 ♎ 43' 50"</text:p>
          </table:table-cell>
          <table:table-cell office:value-type="string">
            <text:p><text:s/>7 ♒ 14' 07"</text:p>
          </table:table-cell>
          <table:table-cell office:value-type="string">
            <text:p>25 ♈ 23' 42"</text:p>
          </table:table-cell>
          <table:table-cell office:value-type="string">
            <text:p>11 ♉ 31' 36"</text:p>
          </table:table-cell>
          <table:table-cell office:value-type="string">
            <text:p>13 ♒ 39' 11"</text:p>
          </table:table-cell>
          <table:table-cell office:value-type="string">
            <text:p><text:s/>2 ♒ 20' 39"</text:p>
          </table:table-cell>
          <table:table-cell office:value-type="string">
            <text:p>10 ♐ 27' 17"</text:p>
          </table:table-cell>
          <table:table-cell office:value-type="string">
            <text:p><text:s/>5 ♌ 04' 19"</text:p>
          </table:table-cell>
          <table:table-cell office:value-type="string">
            <text:p><text:s/>8 ♐ 23' 29"</text:p>
          </table:table-cell>
          <table:table-cell office:value-type="string">
            <text:p>25 ♌ 51' 15"</text:p>
          </table:table-cell>
          <table:table-cell office:value-type="float" office:value="1.075">
            <text:p>1.075</text:p>
          </table:table-cell>
          <table:table-cell office:value-type="float" office:value="4.107">
            <text:p>4.107</text:p>
          </table:table-cell>
          <table:table-cell office:value-type="float" office:value="13.111">
            <text:p>13.111</text:p>
          </table:table-cell>
          <table:table-cell office:value-type="float" office:value="12.542">
            <text:p>12.542</text:p>
          </table:table-cell>
          <table:table-cell office:value-type="float" office:value="3.846">
            <text:p>3.846</text:p>
          </table:table-cell>
          <table:table-cell office:value-type="float" office:value="14.749">
            <text:p>14.749</text:p>
          </table:table-cell>
          <table:table-cell office:value-type="float" office:value="1.122">
            <text:p>1.122</text:p>
          </table:table-cell>
          <table:table-cell office:value-type="float" office:value="3.764">
            <text:p>3.764</text:p>
          </table:table-cell>
          <table:table-cell office:value-type="float" office:value="10.367">
            <text:p>10.367</text:p>
          </table:table-cell>
          <table:table-cell office:value-type="float" office:value="7.915">
            <text:p>7.915</text:p>
          </table:table-cell>
          <table:table-cell office:value-type="float" office:value="10.277">
            <text:p>10.277</text:p>
          </table:table-cell>
          <table:table-cell office:value-type="float" office:value="166.075">
            <text:p>166.075</text:p>
          </table:table-cell>
          <table:table-cell office:value-type="float" office:value="139.107">
            <text:p>139.107</text:p>
          </table:table-cell>
          <table:table-cell office:value-type="float" office:value="73.111">
            <text:p>73.111</text:p>
          </table:table-cell>
          <table:table-cell office:value-type="float" office:value="342.542">
            <text:p>342.542</text:p>
          </table:table-cell>
          <table:table-cell office:value-type="float" office:value="33.846">
            <text:p>33.846</text:p>
          </table:table-cell>
          <table:table-cell office:value-type="float" office:value="44.749">
            <text:p>44.749</text:p>
          </table:table-cell>
          <table:table-cell office:value-type="float" office:value="316.122">
            <text:p>316.122</text:p>
          </table:table-cell>
          <table:table-cell office:value-type="float" office:value="303.764">
            <text:p>303.764</text:p>
          </table:table-cell>
          <table:table-cell office:value-type="float" office:value="250.367">
            <text:p>250.367</text:p>
          </table:table-cell>
          <table:table-cell office:value-type="float" office:value="247.915">
            <text:p>247.915</text:p>
          </table:table-cell>
          <table:table-cell office:value-type="float" office:value="145.277">
            <text:p>145.277</text:p>
          </table:table-cell>
          <table:table-cell office:value-type="string">
            <text:p>16 ♍ 04' 31"</text:p>
          </table:table-cell>
          <table:table-cell office:value-type="string">
            <text:p>19 ♌ 06' 26"</text:p>
          </table:table-cell>
          <table:table-cell office:value-type="string">
            <text:p>13 ♊ 06' 38"</text:p>
          </table:table-cell>
          <table:table-cell office:value-type="string">
            <text:p>12 ♓ 32' 32"</text:p>
          </table:table-cell>
          <table:table-cell office:value-type="string">
            <text:p><text:s/>3 ♉ 50' 45"</text:p>
          </table:table-cell>
          <table:table-cell office:value-type="string">
            <text:p>14 ♉ 44' 57"</text:p>
          </table:table-cell>
          <table:table-cell office:value-type="string">
            <text:p>16 ♒ 07' 19"</text:p>
          </table:table-cell>
          <table:table-cell office:value-type="string">
            <text:p><text:s/>3 ♒ 45' 50"</text:p>
          </table:table-cell>
          <table:table-cell office:value-type="string">
            <text:p>10 ♐ 21' 59"</text:p>
          </table:table-cell>
          <table:table-cell office:value-type="string">
            <text:p><text:s/>7 ♐ 54' 53"</text:p>
          </table:table-cell>
          <table:table-cell office:value-type="string">
            <text:p>25 ♌ 16' 37"</text:p>
          </table:table-cell>
          <table:table-cell office:value-type="float" office:value="-22.37">
            <text:p>-22.37</text:p>
          </table:table-cell>
          <table:table-cell office:value-type="float" office:value="-14.526">
            <text:p>-14.526</text:p>
          </table:table-cell>
          <table:table-cell office:value-type="float" office:value="-12.866">
            <text:p>-12.866</text:p>
          </table:table-cell>
          <table:table-cell office:value-type="float" office:value="-12.655">
            <text:p>-12.655</text:p>
          </table:table-cell>
          <table:table-cell office:value-type="float" office:value="-16.476">
            <text:p>-16.476</text:p>
          </table:table-cell>
          <table:table-cell office:value-type="float" office:value="-9.256">
            <text:p>-9.256</text:p>
          </table:table-cell>
          <table:table-cell office:value-type="float" office:value="-19.796">
            <text:p>-19.796</text:p>
          </table:table-cell>
          <table:table-cell office:value-type="float" office:value="8.518">
            <text:p>8.518</text:p>
          </table:table-cell>
          <table:table-cell office:value-type="float" office:value="12.857">
            <text:p>12.857</text:p>
          </table:table-cell>
          <table:table-cell office:value-type="float" office:value="-17.365">
            <text:p>-17.365</text:p>
          </table:table-cell>
          <table:table-cell office:value-type="float" office:value="-19.4">
            <text:p>-19.4</text:p>
          </table:table-cell>
          <table:table-cell office:value-type="float" office:value="-11.27">
            <text:p>-11.27</text:p>
          </table:table-cell>
          <table:table-cell office:value-type="float" office:value="18.998">
            <text:p>18.998</text:p>
          </table:table-cell>
          <table:table-cell office:value-type="float" office:value="-17.81">
            <text:p>-17.81</text:p>
          </table:table-cell>
          <table:table-cell office:value-type="float" office:value="12.904">
            <text:p>12.904</text:p>
          </table:table-cell>
          <table:table-cell office:value-type="float" office:value="0">
            <text:p>0</text:p>
          </table:table-cell>
          <table:table-cell office:value-type="float" office:value="4.95">
            <text:p>4.95</text:p>
          </table:table-cell>
          <table:table-cell office:value-type="float" office:value="2.135">
            <text:p>2.135</text:p>
          </table:table-cell>
          <table:table-cell office:value-type="float" office:value="2.264">
            <text:p>2.264</text:p>
          </table:table-cell>
          <table:table-cell office:value-type="float" office:value="-1.38">
            <text:p>-1.38</text:p>
          </table:table-cell>
          <table:table-cell office:value-type="float" office:value="-1.4">
            <text:p>-1.4</text:p>
          </table:table-cell>
          <table:table-cell office:value-type="float" office:value="-2.556">
            <text:p>-2.556</text:p>
          </table:table-cell>
          <table:table-cell office:value-type="float" office:value="-0.667">
            <text:p>-0.667</text:p>
          </table:table-cell>
          <table:table-cell office:value-type="float" office:value="0.242">
            <text:p>0.242</text:p>
          </table:table-cell>
          <table:table-cell office:value-type="float" office:value="10.85">
            <text:p>10.85</text:p>
          </table:table-cell>
          <table:table-cell office:value-type="float" office:value="3.941">
            <text:p>3.941</text:p>
          </table:table-cell>
          <table:table-cell office:value-type="float" office:value="0.004">
            <text:p>0.004</text:p>
          </table:table-cell>
          <table:table-cell office:value-type="float" office:value="383.357">
            <text:p>383.357</text:p>
          </table:table-cell>
          <table:table-cell office:value-type="float" office:value="339.977">
            <text:p>339.977</text:p>
          </table:table-cell>
          <table:table-cell office:value-type="float" office:value="7125.853">
            <text:p>7125.853</text:p>
          </table:table-cell>
          <table:table-cell office:value-type="float" office:value="13527.693">
            <text:p>13527.693</text:p>
          </table:table-cell>
          <table:table-cell office:value-type="float" office:value="15588.016">
            <text:p>15588.016</text:p>
          </table:table-cell>
          <table:table-cell office:value-type="float" office:value="14231.561">
            <text:p>14231.561</text:p>
          </table:table-cell>
          <table:table-cell office:value-type="float" office:value="14384.696">
            <text:p>14384.696</text:p>
          </table:table-cell>
          <table:table-cell office:value-type="float" office:value="14679.435">
            <text:p>14679.435</text:p>
          </table:table-cell>
          <table:table-cell office:value-type="float" office:value="14690.744">
            <text:p>14690.744</text:p>
          </table:table-cell>
          <table:table-cell office:value-type="float" office:value="14742.633">
            <text:p>14742.633</text:p>
          </table:table-cell>
          <table:table-cell office:value-type="float" office:value="14847.234">
            <text:p>14847.234</text:p>
          </table:table-cell>
          <table:table-cell office:value-type="float" office:value="316.62">
            <text:p>316.62</text:p>
          </table:table-cell>
          <table:table-cell office:value-type="float" office:value="7102.496">
            <text:p>7102.496</text:p>
          </table:table-cell>
          <table:table-cell office:value-type="float" office:value="13504.336">
            <text:p>13504.336</text:p>
          </table:table-cell>
          <table:table-cell office:value-type="float" office:value="15564.659">
            <text:p>15564.659</text:p>
          </table:table-cell>
          <table:table-cell office:value-type="float" office:value="14208.204">
            <text:p>14208.204</text:p>
          </table:table-cell>
          <table:table-cell office:value-type="float" office:value="14515.439">
            <text:p>14515.439</text:p>
          </table:table-cell>
          <table:table-cell office:value-type="float" office:value="13900.969">
            <text:p>13900.969</text:p>
          </table:table-cell>
          <table:table-cell office:value-type="float" office:value="7675.439">
            <text:p>7675.439</text:p>
          </table:table-cell>
          <table:table-cell office:value-type="float" office:value="7255.977">
            <text:p>7255.977</text:p>
          </table:table-cell>
          <table:table-cell office:value-type="float" office:value="14361.339">
            <text:p>14361.339</text:p>
          </table:table-cell>
          <table:table-cell office:value-type="float" office:value="14656.078">
            <text:p>14656.078</text:p>
          </table:table-cell>
          <table:table-cell office:value-type="float" office:value="14667.387">
            <text:p>14667.387</text:p>
          </table:table-cell>
          <table:table-cell office:value-type="float" office:value="14719.276">
            <text:p>14719.276</text:p>
          </table:table-cell>
          <table:table-cell office:value-type="float" office:value="14823.877">
            <text:p>14823.877</text:p>
          </table:table-cell>
          <table:table-cell office:value-type="float" office:value="7145.876">
            <text:p>7145.876</text:p>
          </table:table-cell>
          <table:table-cell office:value-type="float" office:value="13547.716">
            <text:p>13547.716</text:p>
          </table:table-cell>
          <table:table-cell office:value-type="float" office:value="15608.039">
            <text:p>15608.039</text:p>
          </table:table-cell>
          <table:table-cell office:value-type="float" office:value="14251.584">
            <text:p>14251.584</text:p>
          </table:table-cell>
          <table:table-cell office:value-type="float" office:value="14404.719">
            <text:p>14404.719</text:p>
          </table:table-cell>
          <table:table-cell office:value-type="float" office:value="14699.458">
            <text:p>14699.458</text:p>
          </table:table-cell>
          <table:table-cell office:value-type="float" office:value="14710.767">
            <text:p>14710.767</text:p>
          </table:table-cell>
          <table:table-cell office:value-type="float" office:value="14762.656">
            <text:p>14762.656</text:p>
          </table:table-cell>
          <table:table-cell office:value-type="float" office:value="14867.257">
            <text:p>14867.257</text:p>
          </table:table-cell>
          <table:table-cell office:value-type="float" office:value="6761.84">
            <text:p>6761.84</text:p>
          </table:table-cell>
          <table:table-cell office:value-type="float" office:value="8822.163">
            <text:p>8822.163</text:p>
          </table:table-cell>
          <table:table-cell office:value-type="float" office:value="7465.708">
            <text:p>7465.708</text:p>
          </table:table-cell>
          <table:table-cell office:value-type="float" office:value="7618.843">
            <text:p>7618.843</text:p>
          </table:table-cell>
          <table:table-cell office:value-type="float" office:value="7913.582">
            <text:p>7913.582</text:p>
          </table:table-cell>
          <table:table-cell office:value-type="float" office:value="7924.891">
            <text:p>7924.891</text:p>
          </table:table-cell>
          <table:table-cell office:value-type="float" office:value="7976.78">
            <text:p>7976.78</text:p>
          </table:table-cell>
          <table:table-cell office:value-type="float" office:value="8081.381">
            <text:p>8081.381</text:p>
          </table:table-cell>
          <table:table-cell office:value-type="float" office:value="2420.323">
            <text:p>2420.323</text:p>
          </table:table-cell>
          <table:table-cell office:value-type="float" office:value="1063.868">
            <text:p>1063.868</text:p>
          </table:table-cell>
          <table:table-cell office:value-type="float" office:value="1217.003">
            <text:p>1217.003</text:p>
          </table:table-cell>
          <table:table-cell office:value-type="float" office:value="1511.742">
            <text:p>1511.742</text:p>
          </table:table-cell>
          <table:table-cell office:value-type="float" office:value="1523.051">
            <text:p>1523.051</text:p>
          </table:table-cell>
          <table:table-cell office:value-type="float" office:value="1574.94">
            <text:p>1574.94</text:p>
          </table:table-cell>
          <table:table-cell office:value-type="float" office:value="1679.541">
            <text:p>1679.541</text:p>
          </table:table-cell>
          <table:table-cell office:value-type="float" office:value="-996.455">
            <text:p>-996.455</text:p>
          </table:table-cell>
          <table:table-cell office:value-type="float" office:value="-843.32">
            <text:p>-843.32</text:p>
          </table:table-cell>
          <table:table-cell office:value-type="float" office:value="-548.581">
            <text:p>-548.581</text:p>
          </table:table-cell>
          <table:table-cell office:value-type="float" office:value="-537.272">
            <text:p>-537.272</text:p>
          </table:table-cell>
          <table:table-cell office:value-type="float" office:value="-485.383">
            <text:p>-485.383</text:p>
          </table:table-cell>
          <table:table-cell office:value-type="float" office:value="-380.782">
            <text:p>-380.782</text:p>
          </table:table-cell>
          <table:table-cell office:value-type="float" office:value="513.135">
            <text:p>513.135</text:p>
          </table:table-cell>
          <table:table-cell office:value-type="float" office:value="807.874">
            <text:p>807.874</text:p>
          </table:table-cell>
          <table:table-cell office:value-type="float" office:value="819.183">
            <text:p>819.183</text:p>
          </table:table-cell>
          <table:table-cell office:value-type="float" office:value="871.072">
            <text:p>871.072</text:p>
          </table:table-cell>
          <table:table-cell office:value-type="float" office:value="975.673">
            <text:p>975.673</text:p>
          </table:table-cell>
          <table:table-cell office:value-type="float" office:value="654.739">
            <text:p>654.739</text:p>
          </table:table-cell>
          <table:table-cell office:value-type="float" office:value="666.048">
            <text:p>666.048</text:p>
          </table:table-cell>
          <table:table-cell office:value-type="float" office:value="717.937">
            <text:p>717.937</text:p>
          </table:table-cell>
          <table:table-cell office:value-type="float" office:value="822.538">
            <text:p>822.538</text:p>
          </table:table-cell>
          <table:table-cell office:value-type="float" office:value="371.309">
            <text:p>371.309</text:p>
          </table:table-cell>
          <table:table-cell office:value-type="float" office:value="423.198">
            <text:p>423.198</text:p>
          </table:table-cell>
          <table:table-cell office:value-type="float" office:value="527.799">
            <text:p>527.799</text:p>
          </table:table-cell>
          <table:table-cell office:value-type="float" office:value="411.889">
            <text:p>411.889</text:p>
          </table:table-cell>
          <table:table-cell office:value-type="float" office:value="516.49">
            <text:p>516.49</text:p>
          </table:table-cell>
          <table:table-cell office:value-type="float" office:value="464.601">
            <text:p>464.601</text:p>
          </table:table-cell>
          <table:table-cell office:value-type="float" office:value="36746.968">
            <text:p>36746.968</text:p>
          </table:table-cell>
          <table:table-cell office:value-type="float" office:value="26.968">
            <text:p>26.968</text:p>
          </table:table-cell>
          <table:table-cell office:value-type="float" office:value="45812.964">
            <text:p>45812.964</text:p>
          </table:table-cell>
          <table:table-cell office:value-type="float" office:value="52383.533">
            <text:p>52383.533</text:p>
          </table:table-cell>
          <table:table-cell office:value-type="float" office:value="58812.229">
            <text:p>58812.229</text:p>
          </table:table-cell>
          <table:table-cell office:value-type="float" office:value="59678.16">
            <text:p>59678.16</text:p>
          </table:table-cell>
          <table:table-cell office:value-type="float" office:value="59521.326">
            <text:p>59521.326</text:p>
          </table:table-cell>
          <table:table-cell office:value-type="float" office:value="59969.953">
            <text:p>59969.953</text:p>
          </table:table-cell>
          <table:table-cell office:value-type="float" office:value="59982.311">
            <text:p>59982.311</text:p>
          </table:table-cell>
          <table:table-cell office:value-type="float" office:value="60035.708">
            <text:p>60035.708</text:p>
          </table:table-cell>
          <table:table-cell office:value-type="float" office:value="60140.798">
            <text:p>60140.798</text:p>
          </table:table-cell>
          <table:table-cell office:value-type="float" office:value="9425.996">
            <text:p>9425.996</text:p>
          </table:table-cell>
          <table:table-cell office:value-type="float" office:value="15996.565">
            <text:p>15996.565</text:p>
          </table:table-cell>
          <table:table-cell office:value-type="float" office:value="22425.261">
            <text:p>22425.261</text:p>
          </table:table-cell>
          <table:table-cell office:value-type="float" office:value="23291.192">
            <text:p>23291.192</text:p>
          </table:table-cell>
          <table:table-cell office:value-type="float" office:value="23134.358">
            <text:p>23134.358</text:p>
          </table:table-cell>
          <table:table-cell table:formula="of:=MOD([.GI20]; 360)" office:value-type="float" office:value="94.3580000000002">
            <text:p>94.358</text:p>
          </table:table-cell>
          <table:table-cell office:value-type="float" office:value="23582.985">
            <text:p>23582.985</text:p>
          </table:table-cell>
          <table:table-cell office:value-type="float" office:value="23595.343">
            <text:p>23595.343</text:p>
          </table:table-cell>
          <table:table-cell office:value-type="float" office:value="23648.74">
            <text:p>23648.74</text:p>
          </table:table-cell>
          <table:table-cell office:value-type="float" office:value="23753.83">
            <text:p>23753.83</text:p>
          </table:table-cell>
          <table:table-cell office:value-type="float" office:value="6930.569">
            <text:p>6930.569</text:p>
          </table:table-cell>
          <table:table-cell office:value-type="float" office:value="13359.265">
            <text:p>13359.265</text:p>
          </table:table-cell>
          <table:table-cell office:value-type="float" office:value="14225.196">
            <text:p>14225.196</text:p>
          </table:table-cell>
          <table:table-cell office:value-type="float" office:value="14068.362">
            <text:p>14068.362</text:p>
          </table:table-cell>
          <table:table-cell office:value-type="float" office:value="14516.989">
            <text:p>14516.989</text:p>
          </table:table-cell>
          <table:table-cell office:value-type="float" office:value="14529.347">
            <text:p>14529.347</text:p>
          </table:table-cell>
          <table:table-cell office:value-type="float" office:value="14582.744">
            <text:p>14582.744</text:p>
          </table:table-cell>
          <table:table-cell office:value-type="float" office:value="14687.834">
            <text:p>14687.834</text:p>
          </table:table-cell>
          <table:table-cell office:value-type="float" office:value="6788.696">
            <text:p>6788.696</text:p>
          </table:table-cell>
          <table:table-cell office:value-type="float" office:value="7654.627">
            <text:p>7654.627</text:p>
          </table:table-cell>
          <table:table-cell office:value-type="float" office:value="7497.793">
            <text:p>7497.793</text:p>
          </table:table-cell>
          <table:table-cell office:value-type="float" office:value="7946.42">
            <text:p>7946.42</text:p>
          </table:table-cell>
          <table:table-cell office:value-type="float" office:value="7958.778">
            <text:p>7958.778</text:p>
          </table:table-cell>
          <table:table-cell office:value-type="float" office:value="8012.175">
            <text:p>8012.175</text:p>
          </table:table-cell>
          <table:table-cell office:value-type="float" office:value="8117.265">
            <text:p>8117.265</text:p>
          </table:table-cell>
          <table:table-cell office:value-type="float" office:value="1225.931">
            <text:p>1225.931</text:p>
          </table:table-cell>
          <table:table-cell office:value-type="float" office:value="1069.097">
            <text:p>1069.097</text:p>
          </table:table-cell>
          <table:table-cell office:value-type="float" office:value="1517.724">
            <text:p>1517.724</text:p>
          </table:table-cell>
          <table:table-cell office:value-type="float" office:value="1530.082">
            <text:p>1530.082</text:p>
          </table:table-cell>
          <table:table-cell office:value-type="float" office:value="1583.479">
            <text:p>1583.479</text:p>
          </table:table-cell>
          <table:table-cell office:value-type="float" office:value="822.638">
            <text:p>822.638</text:p>
          </table:table-cell>
          <table:table-cell office:value-type="float" office:value="203.166">
            <text:p>203.166</text:p>
          </table:table-cell>
          <table:table-cell office:value-type="float" office:value="651.793">
            <text:p>651.793</text:p>
          </table:table-cell>
          <table:table-cell office:value-type="float" office:value="664.151">
            <text:p>664.151</text:p>
          </table:table-cell>
          <table:table-cell office:value-type="float" office:value="717.548">
            <text:p>717.548</text:p>
          </table:table-cell>
          <table:table-cell office:value-type="float" office:value="822.638">
            <text:p>822.638</text:p>
          </table:table-cell>
          <table:table-cell office:value-type="float" office:value="808.627">
            <text:p>808.627</text:p>
          </table:table-cell>
          <table:table-cell office:value-type="float" office:value="820.985">
            <text:p>820.985</text:p>
          </table:table-cell>
          <table:table-cell office:value-type="float" office:value="874.382">
            <text:p>874.382</text:p>
          </table:table-cell>
          <table:table-cell office:value-type="float" office:value="979.472">
            <text:p>979.472</text:p>
          </table:table-cell>
          <table:table-cell office:value-type="float" office:value="372.358">
            <text:p>372.358</text:p>
          </table:table-cell>
          <table:table-cell office:value-type="float" office:value="425.755">
            <text:p>425.755</text:p>
          </table:table-cell>
          <table:table-cell office:value-type="float" office:value="530.845">
            <text:p>530.845</text:p>
          </table:table-cell>
          <table:table-cell office:value-type="float" office:value="413.397">
            <text:p>413.397</text:p>
          </table:table-cell>
          <table:table-cell office:value-type="float" office:value="518.487">
            <text:p>518.487</text:p>
          </table:table-cell>
          <table:table-cell office:value-type="float" office:value="465.09">
            <text:p>465.09</text:p>
          </table:table-cell>
          <table:table-cell table:number-columns-repeated="792"/>
        </table:table-row>
        <table:table-row table:style-name="ro1">
          <table:table-cell office:value-type="string">
            <text:p>1999-12-31 12:00</text:p>
          </table:table-cell>
          <table:table-cell office:value-type="float" office:value="9.568">
            <text:p>9.568</text:p>
          </table:table-cell>
          <table:table-cell office:value-type="float" office:value="3.756">
            <text:p>3.756</text:p>
          </table:table-cell>
          <table:table-cell office:value-type="float" office:value="0.672">
            <text:p>0.672</text:p>
          </table:table-cell>
          <table:table-cell office:value-type="float" office:value="0.617">
            <text:p>0.617</text:p>
          </table:table-cell>
          <table:table-cell office:value-type="float" office:value="12.358">
            <text:p>12.358</text:p>
          </table:table-cell>
          <table:table-cell office:value-type="float" office:value="10.223">
            <text:p>10.223</text:p>
          </table:table-cell>
          <table:table-cell office:value-type="float" office:value="10.411">
            <text:p>10.411</text:p>
          </table:table-cell>
          <table:table-cell office:value-type="float" office:value="14.775">
            <text:p>14.775</text:p>
          </table:table-cell>
          <table:table-cell office:value-type="float" office:value="3.171">
            <text:p>3.171</text:p>
          </table:table-cell>
          <table:table-cell office:value-type="float" office:value="11.433">
            <text:p>11.433</text:p>
          </table:table-cell>
          <table:table-cell office:value-type="float" office:value="3.993">
            <text:p>3.993</text:p>
          </table:table-cell>
          <table:table-cell office:value-type="float" office:value="11.534">
            <text:p>11.534</text:p>
          </table:table-cell>
          <table:table-cell office:value-type="float" office:value="10.738">
            <text:p>10.738</text:p>
          </table:table-cell>
          <table:table-cell office:value-type="float" office:value="279.568">
            <text:p>279.568</text:p>
          </table:table-cell>
          <table:table-cell office:value-type="float" office:value="213.756">
            <text:p>213.756</text:p>
          </table:table-cell>
          <table:table-cell office:value-type="float" office:value="270.672">
            <text:p>270.672</text:p>
          </table:table-cell>
          <table:table-cell office:value-type="float" office:value="240.617">
            <text:p>240.617</text:p>
          </table:table-cell>
          <table:table-cell office:value-type="float" office:value="327.358">
            <text:p>327.358</text:p>
          </table:table-cell>
          <table:table-cell office:value-type="float" office:value="25.223">
            <text:p>25.223</text:p>
          </table:table-cell>
          <table:table-cell office:value-type="float" office:value="40.411">
            <text:p>40.411</text:p>
          </table:table-cell>
          <table:table-cell office:value-type="float" office:value="314.775">
            <text:p>314.775</text:p>
          </table:table-cell>
          <table:table-cell office:value-type="float" office:value="303.171">
            <text:p>303.171</text:p>
          </table:table-cell>
          <table:table-cell office:value-type="float" office:value="251.433">
            <text:p>251.433</text:p>
          </table:table-cell>
          <table:table-cell office:value-type="float" office:value="123.993">
            <text:p>123.993</text:p>
          </table:table-cell>
          <table:table-cell office:value-type="float" office:value="251.534">
            <text:p>251.534</text:p>
          </table:table-cell>
          <table:table-cell office:value-type="float" office:value="145.738">
            <text:p>145.738</text:p>
          </table:table-cell>
          <table:table-cell office:value-type="float" office:value="210.3951666667">
            <text:p>210.3951666667</text:p>
          </table:table-cell>
          <table:table-cell office:value-type="float" office:value="218.62">
            <text:p>218.62</text:p>
          </table:table-cell>
          <table:table-cell office:value-type="float" office:value="187.0026">
            <text:p>187.0026</text:p>
          </table:table-cell>
          <table:table-cell office:value-type="float" office:value="190.5544">
            <text:p>190.5544</text:p>
          </table:table-cell>
          <table:table-cell office:value-type="float" office:value="199.075875">
            <text:p>199.075875</text:p>
          </table:table-cell>
          <table:table-cell office:value-type="string">
            <text:p><text:s/>9 ♑ 34' 03"</text:p>
          </table:table-cell>
          <table:table-cell office:value-type="string">
            <text:p><text:s/>3 ♏ 45' 19"</text:p>
          </table:table-cell>
          <table:table-cell office:value-type="string">
            <text:p><text:s/>0 ♑ 40' 17"</text:p>
          </table:table-cell>
          <table:table-cell office:value-type="string">
            <text:p><text:s/>0 ♐ 37' 00"</text:p>
          </table:table-cell>
          <table:table-cell office:value-type="string">
            <text:p>27 ♒ 21' 27"</text:p>
          </table:table-cell>
          <table:table-cell office:value-type="string">
            <text:p>25 ♈ 13' 22"</text:p>
          </table:table-cell>
          <table:table-cell office:value-type="string">
            <text:p>10 ♉ 24' 39"</text:p>
          </table:table-cell>
          <table:table-cell office:value-type="string">
            <text:p>14 ♒ 46' 31"</text:p>
          </table:table-cell>
          <table:table-cell office:value-type="string">
            <text:p><text:s/>3 ♒ 10' 16"</text:p>
          </table:table-cell>
          <table:table-cell office:value-type="string">
            <text:p>11 ♐ 25' 59"</text:p>
          </table:table-cell>
          <table:table-cell office:value-type="string">
            <text:p><text:s/>3 ♌ 59' 34"</text:p>
          </table:table-cell>
          <table:table-cell office:value-type="string">
            <text:p>11 ♐ 32' 02"</text:p>
          </table:table-cell>
          <table:table-cell office:value-type="string">
            <text:p>25 ♌ 44' 17"</text:p>
          </table:table-cell>
          <table:table-cell office:value-type="float" office:value="11.607">
            <text:p>11.607</text:p>
          </table:table-cell>
          <table:table-cell office:value-type="float" office:value="1.319">
            <text:p>1.319</text:p>
          </table:table-cell>
          <table:table-cell office:value-type="float" office:value="9.568">
            <text:p>9.568</text:p>
          </table:table-cell>
          <table:table-cell office:value-type="float" office:value="13.948">
            <text:p>13.948</text:p>
          </table:table-cell>
          <table:table-cell office:value-type="float" office:value="6.219">
            <text:p>6.219</text:p>
          </table:table-cell>
          <table:table-cell office:value-type="float" office:value="0.69">
            <text:p>0.69</text:p>
          </table:table-cell>
          <table:table-cell office:value-type="float" office:value="1.406">
            <text:p>1.406</text:p>
          </table:table-cell>
          <table:table-cell office:value-type="float" office:value="3.92">
            <text:p>3.92</text:p>
          </table:table-cell>
          <table:table-cell office:value-type="float" office:value="10.537">
            <text:p>10.537</text:p>
          </table:table-cell>
          <table:table-cell office:value-type="float" office:value="8.827">
            <text:p>8.827</text:p>
          </table:table-cell>
          <table:table-cell office:value-type="float" office:value="10.303">
            <text:p>10.303</text:p>
          </table:table-cell>
          <table:table-cell office:value-type="float" office:value="251.607">
            <text:p>251.607</text:p>
          </table:table-cell>
          <table:table-cell office:value-type="float" office:value="181.319">
            <text:p>181.319</text:p>
          </table:table-cell>
          <table:table-cell office:value-type="float" office:value="99.568">
            <text:p>99.568</text:p>
          </table:table-cell>
          <table:table-cell office:value-type="float" office:value="358.948">
            <text:p>358.948</text:p>
          </table:table-cell>
          <table:table-cell office:value-type="float" office:value="36.219">
            <text:p>36.219</text:p>
          </table:table-cell>
          <table:table-cell office:value-type="float" office:value="45.69">
            <text:p>45.69</text:p>
          </table:table-cell>
          <table:table-cell office:value-type="float" office:value="316.406">
            <text:p>316.406</text:p>
          </table:table-cell>
          <table:table-cell office:value-type="float" office:value="303.92">
            <text:p>303.92</text:p>
          </table:table-cell>
          <table:table-cell office:value-type="float" office:value="250.537">
            <text:p>250.537</text:p>
          </table:table-cell>
          <table:table-cell office:value-type="float" office:value="248.827">
            <text:p>248.827</text:p>
          </table:table-cell>
          <table:table-cell office:value-type="float" office:value="145.303">
            <text:p>145.303</text:p>
          </table:table-cell>
          <table:table-cell office:value-type="string">
            <text:p>11 ♐ 36' 24"</text:p>
          </table:table-cell>
          <table:table-cell office:value-type="string">
            <text:p><text:s/>1 ♎ 19' 07"</text:p>
          </table:table-cell>
          <table:table-cell office:value-type="string">
            <text:p><text:s/>9 ♋ 34' 03"</text:p>
          </table:table-cell>
          <table:table-cell office:value-type="string">
            <text:p>28 ♓ 56' 53"</text:p>
          </table:table-cell>
          <table:table-cell office:value-type="string">
            <text:p><text:s/>6 ♉ 13' 07"</text:p>
          </table:table-cell>
          <table:table-cell office:value-type="string">
            <text:p>15 ♉ 41' 23"</text:p>
          </table:table-cell>
          <table:table-cell office:value-type="string">
            <text:p>16 ♒ 24' 22"</text:p>
          </table:table-cell>
          <table:table-cell office:value-type="string">
            <text:p><text:s/>3 ♒ 55' 12"</text:p>
          </table:table-cell>
          <table:table-cell office:value-type="string">
            <text:p>10 ♐ 32' 13"</text:p>
          </table:table-cell>
          <table:table-cell office:value-type="string">
            <text:p><text:s/>8 ♐ 49' 36"</text:p>
          </table:table-cell>
          <table:table-cell office:value-type="string">
            <text:p>25 ♌ 18' 10"</text:p>
          </table:table-cell>
          <table:table-cell office:value-type="float" office:value="-23.092">
            <text:p>-23.092</text:p>
          </table:table-cell>
          <table:table-cell office:value-type="float" office:value="-15.8185">
            <text:p>-15.8185</text:p>
          </table:table-cell>
          <table:table-cell office:value-type="float" office:value="-21.2945">
            <text:p>-21.2945</text:p>
          </table:table-cell>
          <table:table-cell office:value-type="float" office:value="-7.834">
            <text:p>-7.834</text:p>
          </table:table-cell>
          <table:table-cell office:value-type="float" office:value="-24.353">
            <text:p>-24.353</text:p>
          </table:table-cell>
          <table:table-cell office:value-type="float" office:value="-18.236">
            <text:p>-18.236</text:p>
          </table:table-cell>
          <table:table-cell office:value-type="float" office:value="-13.401">
            <text:p>-13.401</text:p>
          </table:table-cell>
          <table:table-cell office:value-type="float" office:value="8.58">
            <text:p>8.58</text:p>
          </table:table-cell>
          <table:table-cell office:value-type="float" office:value="12.616">
            <text:p>12.616</text:p>
          </table:table-cell>
          <table:table-cell office:value-type="float" office:value="-17.03">
            <text:p>-17.03</text:p>
          </table:table-cell>
          <table:table-cell office:value-type="float" office:value="-19.218">
            <text:p>-19.218</text:p>
          </table:table-cell>
          <table:table-cell office:value-type="float" office:value="-11.392">
            <text:p>-11.392</text:p>
          </table:table-cell>
          <table:table-cell office:value-type="float" office:value="19.255">
            <text:p>19.255</text:p>
          </table:table-cell>
          <table:table-cell office:value-type="float" office:value="-18.134">
            <text:p>-18.134</text:p>
          </table:table-cell>
          <table:table-cell office:value-type="float" office:value="12.943">
            <text:p>12.943</text:p>
          </table:table-cell>
          <table:table-cell office:value-type="float" office:value="0">
            <text:p>0</text:p>
          </table:table-cell>
          <table:table-cell office:value-type="float" office:value="5.24">
            <text:p>5.24</text:p>
          </table:table-cell>
          <table:table-cell office:value-type="float" office:value="-0.917">
            <text:p>-0.917</text:p>
          </table:table-cell>
          <table:table-cell office:value-type="float" office:value="2.088">
            <text:p>2.088</text:p>
          </table:table-cell>
          <table:table-cell office:value-type="float" office:value="-1.078">
            <text:p>-1.078</text:p>
          </table:table-cell>
          <table:table-cell office:value-type="float" office:value="-1.266">
            <text:p>-1.266</text:p>
          </table:table-cell>
          <table:table-cell office:value-type="float" office:value="-2.448">
            <text:p>-2.448</text:p>
          </table:table-cell>
          <table:table-cell office:value-type="float" office:value="-0.658">
            <text:p>-0.658</text:p>
          </table:table-cell>
          <table:table-cell office:value-type="float" office:value="0.235">
            <text:p>0.235</text:p>
          </table:table-cell>
          <table:table-cell office:value-type="float" office:value="10.854">
            <text:p>10.854</text:p>
          </table:table-cell>
          <table:table-cell office:value-type="float" office:value="4.067">
            <text:p>4.067</text:p>
          </table:table-cell>
          <table:table-cell office:value-type="float" office:value="0.004">
            <text:p>0.004</text:p>
          </table:table-cell>
          <table:table-cell office:value-type="float" office:value="390.055">
            <text:p>390.055</text:p>
          </table:table-cell>
          <table:table-cell office:value-type="float" office:value="351.104">
            <text:p>351.104</text:p>
          </table:table-cell>
          <table:table-cell office:value-type="float" office:value="7143.314">
            <text:p>7143.314</text:p>
          </table:table-cell>
          <table:table-cell office:value-type="float" office:value="13565.449">
            <text:p>13565.449</text:p>
          </table:table-cell>
          <table:table-cell office:value-type="float" office:value="15626.679">
            <text:p>15626.679</text:p>
          </table:table-cell>
          <table:table-cell office:value-type="float" office:value="14270.261">
            <text:p>14270.261</text:p>
          </table:table-cell>
          <table:table-cell office:value-type="float" office:value="14419.138">
            <text:p>14419.138</text:p>
          </table:table-cell>
          <table:table-cell office:value-type="float" office:value="14715.897">
            <text:p>14715.897</text:p>
          </table:table-cell>
          <table:table-cell office:value-type="float" office:value="14727.501">
            <text:p>14727.501</text:p>
          </table:table-cell>
          <table:table-cell office:value-type="float" office:value="14779.239">
            <text:p>14779.239</text:p>
          </table:table-cell>
          <table:table-cell office:value-type="float" office:value="14884.934">
            <text:p>14884.934</text:p>
          </table:table-cell>
          <table:table-cell office:value-type="float" office:value="321.049">
            <text:p>321.049</text:p>
          </table:table-cell>
          <table:table-cell office:value-type="float" office:value="7113.259">
            <text:p>7113.259</text:p>
          </table:table-cell>
          <table:table-cell office:value-type="float" office:value="13535.394">
            <text:p>13535.394</text:p>
          </table:table-cell>
          <table:table-cell office:value-type="float" office:value="15596.624">
            <text:p>15596.624</text:p>
          </table:table-cell>
          <table:table-cell office:value-type="float" office:value="14240.206">
            <text:p>14240.206</text:p>
          </table:table-cell>
          <table:table-cell office:value-type="float" office:value="14567.564">
            <text:p>14567.564</text:p>
          </table:table-cell>
          <table:table-cell office:value-type="float" office:value="13912.848">
            <text:p>13912.848</text:p>
          </table:table-cell>
          <table:table-cell office:value-type="float" office:value="7727.564">
            <text:p>7727.564</text:p>
          </table:table-cell>
          <table:table-cell office:value-type="float" office:value="7246.33">
            <text:p>7246.33</text:p>
          </table:table-cell>
          <table:table-cell office:value-type="float" office:value="14389.083">
            <text:p>14389.083</text:p>
          </table:table-cell>
          <table:table-cell office:value-type="float" office:value="14685.842">
            <text:p>14685.842</text:p>
          </table:table-cell>
          <table:table-cell office:value-type="float" office:value="14697.446">
            <text:p>14697.446</text:p>
          </table:table-cell>
          <table:table-cell office:value-type="float" office:value="14749.184">
            <text:p>14749.184</text:p>
          </table:table-cell>
          <table:table-cell office:value-type="float" office:value="14854.879">
            <text:p>14854.879</text:p>
          </table:table-cell>
          <table:table-cell office:value-type="float" office:value="7152.21">
            <text:p>7152.21</text:p>
          </table:table-cell>
          <table:table-cell office:value-type="float" office:value="13574.345">
            <text:p>13574.345</text:p>
          </table:table-cell>
          <table:table-cell office:value-type="float" office:value="15635.575">
            <text:p>15635.575</text:p>
          </table:table-cell>
          <table:table-cell office:value-type="float" office:value="14279.157">
            <text:p>14279.157</text:p>
          </table:table-cell>
          <table:table-cell office:value-type="float" office:value="14428.034">
            <text:p>14428.034</text:p>
          </table:table-cell>
          <table:table-cell office:value-type="float" office:value="14724.793">
            <text:p>14724.793</text:p>
          </table:table-cell>
          <table:table-cell office:value-type="float" office:value="14736.397">
            <text:p>14736.397</text:p>
          </table:table-cell>
          <table:table-cell office:value-type="float" office:value="14788.135">
            <text:p>14788.135</text:p>
          </table:table-cell>
          <table:table-cell office:value-type="float" office:value="14893.83">
            <text:p>14893.83</text:p>
          </table:table-cell>
          <table:table-cell office:value-type="float" office:value="6782.135">
            <text:p>6782.135</text:p>
          </table:table-cell>
          <table:table-cell office:value-type="float" office:value="8843.365">
            <text:p>8843.365</text:p>
          </table:table-cell>
          <table:table-cell office:value-type="float" office:value="7486.947">
            <text:p>7486.947</text:p>
          </table:table-cell>
          <table:table-cell office:value-type="float" office:value="7635.824">
            <text:p>7635.824</text:p>
          </table:table-cell>
          <table:table-cell office:value-type="float" office:value="7932.583">
            <text:p>7932.583</text:p>
          </table:table-cell>
          <table:table-cell office:value-type="float" office:value="7944.187">
            <text:p>7944.187</text:p>
          </table:table-cell>
          <table:table-cell office:value-type="float" office:value="7995.925">
            <text:p>7995.925</text:p>
          </table:table-cell>
          <table:table-cell office:value-type="float" office:value="8101.62">
            <text:p>8101.62</text:p>
          </table:table-cell>
          <table:table-cell office:value-type="float" office:value="2421.23">
            <text:p>2421.23</text:p>
          </table:table-cell>
          <table:table-cell office:value-type="float" office:value="1064.812">
            <text:p>1064.812</text:p>
          </table:table-cell>
          <table:table-cell office:value-type="float" office:value="1213.689">
            <text:p>1213.689</text:p>
          </table:table-cell>
          <table:table-cell office:value-type="float" office:value="1510.448">
            <text:p>1510.448</text:p>
          </table:table-cell>
          <table:table-cell office:value-type="float" office:value="1522.052">
            <text:p>1522.052</text:p>
          </table:table-cell>
          <table:table-cell office:value-type="float" office:value="1573.79">
            <text:p>1573.79</text:p>
          </table:table-cell>
          <table:table-cell office:value-type="float" office:value="1679.485">
            <text:p>1679.485</text:p>
          </table:table-cell>
          <table:table-cell office:value-type="float" office:value="-996.418">
            <text:p>-996.418</text:p>
          </table:table-cell>
          <table:table-cell office:value-type="float" office:value="-847.541">
            <text:p>-847.541</text:p>
          </table:table-cell>
          <table:table-cell office:value-type="float" office:value="-550.782">
            <text:p>-550.782</text:p>
          </table:table-cell>
          <table:table-cell office:value-type="float" office:value="-539.178">
            <text:p>-539.178</text:p>
          </table:table-cell>
          <table:table-cell office:value-type="float" office:value="-487.44">
            <text:p>-487.44</text:p>
          </table:table-cell>
          <table:table-cell office:value-type="float" office:value="-381.745">
            <text:p>-381.745</text:p>
          </table:table-cell>
          <table:table-cell office:value-type="float" office:value="508.877">
            <text:p>508.877</text:p>
          </table:table-cell>
          <table:table-cell office:value-type="float" office:value="805.636">
            <text:p>805.636</text:p>
          </table:table-cell>
          <table:table-cell office:value-type="float" office:value="817.24">
            <text:p>817.24</text:p>
          </table:table-cell>
          <table:table-cell office:value-type="float" office:value="868.978">
            <text:p>868.978</text:p>
          </table:table-cell>
          <table:table-cell office:value-type="float" office:value="974.673">
            <text:p>974.673</text:p>
          </table:table-cell>
          <table:table-cell office:value-type="float" office:value="656.759">
            <text:p>656.759</text:p>
          </table:table-cell>
          <table:table-cell office:value-type="float" office:value="668.363">
            <text:p>668.363</text:p>
          </table:table-cell>
          <table:table-cell office:value-type="float" office:value="720.101">
            <text:p>720.101</text:p>
          </table:table-cell>
          <table:table-cell office:value-type="float" office:value="825.796">
            <text:p>825.796</text:p>
          </table:table-cell>
          <table:table-cell office:value-type="float" office:value="371.604">
            <text:p>371.604</text:p>
          </table:table-cell>
          <table:table-cell office:value-type="float" office:value="423.342">
            <text:p>423.342</text:p>
          </table:table-cell>
          <table:table-cell office:value-type="float" office:value="529.037">
            <text:p>529.037</text:p>
          </table:table-cell>
          <table:table-cell office:value-type="float" office:value="411.738">
            <text:p>411.738</text:p>
          </table:table-cell>
          <table:table-cell office:value-type="float" office:value="517.433">
            <text:p>517.433</text:p>
          </table:table-cell>
          <table:table-cell office:value-type="float" office:value="465.695">
            <text:p>465.695</text:p>
          </table:table-cell>
          <table:table-cell office:value-type="float" office:value="36790.288">
            <text:p>36790.288</text:p>
          </table:table-cell>
          <table:table-cell office:value-type="float" office:value="70.288">
            <text:p>70.288</text:p>
          </table:table-cell>
          <table:table-cell office:value-type="float" office:value="45872.039">
            <text:p>45872.039</text:p>
          </table:table-cell>
          <table:table-cell office:value-type="float" office:value="52452.659">
            <text:p>52452.659</text:p>
          </table:table-cell>
          <table:table-cell office:value-type="float" office:value="58895.388">
            <text:p>58895.388</text:p>
          </table:table-cell>
          <table:table-cell office:value-type="float" office:value="59762.78">
            <text:p>59762.78</text:p>
          </table:table-cell>
          <table:table-cell office:value-type="float" office:value="59605.917">
            <text:p>59605.917</text:p>
          </table:table-cell>
          <table:table-cell office:value-type="float" office:value="60055.201">
            <text:p>60055.201</text:p>
          </table:table-cell>
          <table:table-cell office:value-type="float" office:value="60067.687">
            <text:p>60067.687</text:p>
          </table:table-cell>
          <table:table-cell office:value-type="float" office:value="60121.07">
            <text:p>60121.07</text:p>
          </table:table-cell>
          <table:table-cell office:value-type="float" office:value="60226.304">
            <text:p>60226.304</text:p>
          </table:table-cell>
          <table:table-cell office:value-type="float" office:value="9441.751">
            <text:p>9441.751</text:p>
          </table:table-cell>
          <table:table-cell office:value-type="float" office:value="16022.371">
            <text:p>16022.371</text:p>
          </table:table-cell>
          <table:table-cell office:value-type="float" office:value="22465.1">
            <text:p>22465.1</text:p>
          </table:table-cell>
          <table:table-cell office:value-type="float" office:value="23332.492">
            <text:p>23332.492</text:p>
          </table:table-cell>
          <table:table-cell office:value-type="float" office:value="23175.629">
            <text:p>23175.629</text:p>
          </table:table-cell>
          <table:table-cell table:formula="of:=MOD([.GI21]; 360)" office:value-type="float" office:value="135.629000000001">
            <text:p>135.629</text:p>
          </table:table-cell>
          <table:table-cell office:value-type="float" office:value="23624.913">
            <text:p>23624.913</text:p>
          </table:table-cell>
          <table:table-cell office:value-type="float" office:value="23637.399">
            <text:p>23637.399</text:p>
          </table:table-cell>
          <table:table-cell office:value-type="float" office:value="23690.782">
            <text:p>23690.782</text:p>
          </table:table-cell>
          <table:table-cell office:value-type="float" office:value="23796.016">
            <text:p>23796.016</text:p>
          </table:table-cell>
          <table:table-cell office:value-type="float" office:value="6940.62">
            <text:p>6940.62</text:p>
          </table:table-cell>
          <table:table-cell office:value-type="float" office:value="13383.349">
            <text:p>13383.349</text:p>
          </table:table-cell>
          <table:table-cell office:value-type="float" office:value="14250.741">
            <text:p>14250.741</text:p>
          </table:table-cell>
          <table:table-cell office:value-type="float" office:value="14093.878">
            <text:p>14093.878</text:p>
          </table:table-cell>
          <table:table-cell office:value-type="float" office:value="14543.162">
            <text:p>14543.162</text:p>
          </table:table-cell>
          <table:table-cell office:value-type="float" office:value="14555.648">
            <text:p>14555.648</text:p>
          </table:table-cell>
          <table:table-cell office:value-type="float" office:value="14609.031">
            <text:p>14609.031</text:p>
          </table:table-cell>
          <table:table-cell office:value-type="float" office:value="14714.265">
            <text:p>14714.265</text:p>
          </table:table-cell>
          <table:table-cell office:value-type="float" office:value="6802.729">
            <text:p>6802.729</text:p>
          </table:table-cell>
          <table:table-cell office:value-type="float" office:value="7670.121">
            <text:p>7670.121</text:p>
          </table:table-cell>
          <table:table-cell office:value-type="float" office:value="7513.258">
            <text:p>7513.258</text:p>
          </table:table-cell>
          <table:table-cell office:value-type="float" office:value="7962.542">
            <text:p>7962.542</text:p>
          </table:table-cell>
          <table:table-cell office:value-type="float" office:value="7975.028">
            <text:p>7975.028</text:p>
          </table:table-cell>
          <table:table-cell office:value-type="float" office:value="8028.411">
            <text:p>8028.411</text:p>
          </table:table-cell>
          <table:table-cell office:value-type="float" office:value="8133.645">
            <text:p>8133.645</text:p>
          </table:table-cell>
          <table:table-cell office:value-type="float" office:value="1227.392">
            <text:p>1227.392</text:p>
          </table:table-cell>
          <table:table-cell office:value-type="float" office:value="1070.529">
            <text:p>1070.529</text:p>
          </table:table-cell>
          <table:table-cell office:value-type="float" office:value="1519.813">
            <text:p>1519.813</text:p>
          </table:table-cell>
          <table:table-cell office:value-type="float" office:value="1532.299">
            <text:p>1532.299</text:p>
          </table:table-cell>
          <table:table-cell office:value-type="float" office:value="1585.682">
            <text:p>1585.682</text:p>
          </table:table-cell>
          <table:table-cell office:value-type="float" office:value="823.524">
            <text:p>823.524</text:p>
          </table:table-cell>
          <table:table-cell office:value-type="float" office:value="203.137">
            <text:p>203.137</text:p>
          </table:table-cell>
          <table:table-cell office:value-type="float" office:value="652.421">
            <text:p>652.421</text:p>
          </table:table-cell>
          <table:table-cell office:value-type="float" office:value="664.907">
            <text:p>664.907</text:p>
          </table:table-cell>
          <table:table-cell office:value-type="float" office:value="718.29">
            <text:p>718.29</text:p>
          </table:table-cell>
          <table:table-cell office:value-type="float" office:value="823.524">
            <text:p>823.524</text:p>
          </table:table-cell>
          <table:table-cell office:value-type="float" office:value="809.284">
            <text:p>809.284</text:p>
          </table:table-cell>
          <table:table-cell office:value-type="float" office:value="821.77">
            <text:p>821.77</text:p>
          </table:table-cell>
          <table:table-cell office:value-type="float" office:value="875.153">
            <text:p>875.153</text:p>
          </table:table-cell>
          <table:table-cell office:value-type="float" office:value="980.387">
            <text:p>980.387</text:p>
          </table:table-cell>
          <table:table-cell office:value-type="float" office:value="372.486">
            <text:p>372.486</text:p>
          </table:table-cell>
          <table:table-cell office:value-type="float" office:value="425.869">
            <text:p>425.869</text:p>
          </table:table-cell>
          <table:table-cell office:value-type="float" office:value="531.103">
            <text:p>531.103</text:p>
          </table:table-cell>
          <table:table-cell office:value-type="float" office:value="413.383">
            <text:p>413.383</text:p>
          </table:table-cell>
          <table:table-cell office:value-type="float" office:value="518.617">
            <text:p>518.617</text:p>
          </table:table-cell>
          <table:table-cell office:value-type="float" office:value="465.234">
            <text:p>465.234</text:p>
          </table:table-cell>
          <table:table-cell table:number-columns-repeated="792"/>
        </table:table-row>
        <table:table-row table:style-name="ro1">
          <table:table-cell office:value-type="string">
            <text:p>2000-04-17 12:00</text:p>
          </table:table-cell>
          <table:table-cell office:value-type="float" office:value="12.985">
            <text:p>12.985</text:p>
          </table:table-cell>
          <table:table-cell office:value-type="float" office:value="0.636">
            <text:p>0.636</text:p>
          </table:table-cell>
          <table:table-cell office:value-type="float" office:value="7.418">
            <text:p>7.418</text:p>
          </table:table-cell>
          <table:table-cell office:value-type="float" office:value="13.494">
            <text:p>13.494</text:p>
          </table:table-cell>
          <table:table-cell office:value-type="float" office:value="3.607">
            <text:p>3.607</text:p>
          </table:table-cell>
          <table:table-cell office:value-type="float" office:value="13.034">
            <text:p>13.034</text:p>
          </table:table-cell>
          <table:table-cell office:value-type="float" office:value="2.506">
            <text:p>2.506</text:p>
          </table:table-cell>
          <table:table-cell office:value-type="float" office:value="5.255">
            <text:p>5.255</text:p>
          </table:table-cell>
          <table:table-cell office:value-type="float" office:value="6.457">
            <text:p>6.457</text:p>
          </table:table-cell>
          <table:table-cell office:value-type="float" office:value="12.603">
            <text:p>12.603</text:p>
          </table:table-cell>
          <table:table-cell office:value-type="float" office:value="14.4">
            <text:p>14.4</text:p>
          </table:table-cell>
          <table:table-cell office:value-type="float" office:value="1.885">
            <text:p>1.885</text:p>
          </table:table-cell>
          <table:table-cell office:value-type="float" office:value="9.86">
            <text:p>9.86</text:p>
          </table:table-cell>
          <table:table-cell office:value-type="float" office:value="27.985">
            <text:p>27.985</text:p>
          </table:table-cell>
          <table:table-cell office:value-type="float" office:value="195.636">
            <text:p>195.636</text:p>
          </table:table-cell>
          <table:table-cell office:value-type="float" office:value="7.418">
            <text:p>7.418</text:p>
          </table:table-cell>
          <table:table-cell office:value-type="float" office:value="13.494">
            <text:p>13.494</text:p>
          </table:table-cell>
          <table:table-cell office:value-type="float" office:value="48.607">
            <text:p>48.607</text:p>
          </table:table-cell>
          <table:table-cell office:value-type="float" office:value="43.034">
            <text:p>43.034</text:p>
          </table:table-cell>
          <table:table-cell office:value-type="float" office:value="47.506">
            <text:p>47.506</text:p>
          </table:table-cell>
          <table:table-cell office:value-type="float" office:value="320.255">
            <text:p>320.255</text:p>
          </table:table-cell>
          <table:table-cell office:value-type="float" office:value="306.457">
            <text:p>306.457</text:p>
          </table:table-cell>
          <table:table-cell office:value-type="float" office:value="252.603">
            <text:p>252.603</text:p>
          </table:table-cell>
          <table:table-cell office:value-type="float" office:value="119.4">
            <text:p>119.4</text:p>
          </table:table-cell>
          <table:table-cell office:value-type="float" office:value="256.885">
            <text:p>256.885</text:p>
          </table:table-cell>
          <table:table-cell office:value-type="float" office:value="144.86">
            <text:p>144.86</text:p>
          </table:table-cell>
          <table:table-cell office:value-type="float" office:value="169.7436666667">
            <text:p>169.7436666667</text:p>
          </table:table-cell>
          <table:table-cell office:value-type="float" office:value="171.8778333333">
            <text:p>171.8778333333</text:p>
          </table:table-cell>
          <table:table-cell office:value-type="float" office:value="193.971">
            <text:p>193.971</text:p>
          </table:table-cell>
          <table:table-cell office:value-type="float" office:value="193.8066">
            <text:p>193.8066</text:p>
          </table:table-cell>
          <table:table-cell office:value-type="float" office:value="199.0615">
            <text:p>199.0615</text:p>
          </table:table-cell>
          <table:table-cell office:value-type="string">
            <text:p>27 ♈ 59' 06"</text:p>
          </table:table-cell>
          <table:table-cell office:value-type="string">
            <text:p>15 ♎ 38' 11"</text:p>
          </table:table-cell>
          <table:table-cell office:value-type="string">
            <text:p><text:s/>7 ♈ 25' 03"</text:p>
          </table:table-cell>
          <table:table-cell office:value-type="string">
            <text:p>13 ♈ 29' 39"</text:p>
          </table:table-cell>
          <table:table-cell office:value-type="string">
            <text:p>18 ♉ 36' 26"</text:p>
          </table:table-cell>
          <table:table-cell office:value-type="string">
            <text:p>13 ♉ 02' 03"</text:p>
          </table:table-cell>
          <table:table-cell office:value-type="string">
            <text:p>17 ♉ 30' 21"</text:p>
          </table:table-cell>
          <table:table-cell office:value-type="string">
            <text:p>20 ♒ 15' 19"</text:p>
          </table:table-cell>
          <table:table-cell office:value-type="string">
            <text:p><text:s/>6 ♒ 27' 24"</text:p>
          </table:table-cell>
          <table:table-cell office:value-type="string">
            <text:p>12 ♐ 36' 10"</text:p>
          </table:table-cell>
          <table:table-cell office:value-type="string">
            <text:p>29 ♋ 24' 00"</text:p>
          </table:table-cell>
          <table:table-cell office:value-type="string">
            <text:p>16 ♐ 53' 07"</text:p>
          </table:table-cell>
          <table:table-cell office:value-type="string">
            <text:p>24 ♌ 51' 35"</text:p>
          </table:table-cell>
          <table:table-cell office:value-type="float" office:value="10.317">
            <text:p>10.317</text:p>
          </table:table-cell>
          <table:table-cell office:value-type="float" office:value="8.24">
            <text:p>8.24</text:p>
          </table:table-cell>
          <table:table-cell office:value-type="float" office:value="12.985">
            <text:p>12.985</text:p>
          </table:table-cell>
          <table:table-cell office:value-type="float" office:value="2.234">
            <text:p>2.234</text:p>
          </table:table-cell>
          <table:table-cell office:value-type="float" office:value="1.034">
            <text:p>1.034</text:p>
          </table:table-cell>
          <table:table-cell office:value-type="float" office:value="4.606">
            <text:p>4.606</text:p>
          </table:table-cell>
          <table:table-cell office:value-type="float" office:value="2.584">
            <text:p>2.584</text:p>
          </table:table-cell>
          <table:table-cell office:value-type="float" office:value="4.567">
            <text:p>4.567</text:p>
          </table:table-cell>
          <table:table-cell office:value-type="float" office:value="11.242">
            <text:p>11.242</text:p>
          </table:table-cell>
          <table:table-cell office:value-type="float" office:value="12.53">
            <text:p>12.53</text:p>
          </table:table-cell>
          <table:table-cell office:value-type="float" office:value="10.409">
            <text:p>10.409</text:p>
          </table:table-cell>
          <table:table-cell office:value-type="float" office:value="310.317">
            <text:p>310.317</text:p>
          </table:table-cell>
          <table:table-cell office:value-type="float" office:value="353.24">
            <text:p>353.24</text:p>
          </table:table-cell>
          <table:table-cell office:value-type="float" office:value="207.985">
            <text:p>207.985</text:p>
          </table:table-cell>
          <table:table-cell office:value-type="float" office:value="62.234">
            <text:p>62.234</text:p>
          </table:table-cell>
          <table:table-cell office:value-type="float" office:value="46.034">
            <text:p>46.034</text:p>
          </table:table-cell>
          <table:table-cell office:value-type="float" office:value="49.606">
            <text:p>49.606</text:p>
          </table:table-cell>
          <table:table-cell office:value-type="float" office:value="317.584">
            <text:p>317.584</text:p>
          </table:table-cell>
          <table:table-cell office:value-type="float" office:value="304.567">
            <text:p>304.567</text:p>
          </table:table-cell>
          <table:table-cell office:value-type="float" office:value="251.242">
            <text:p>251.242</text:p>
          </table:table-cell>
          <table:table-cell office:value-type="float" office:value="252.53">
            <text:p>252.53</text:p>
          </table:table-cell>
          <table:table-cell office:value-type="float" office:value="145.409">
            <text:p>145.409</text:p>
          </table:table-cell>
          <table:table-cell office:value-type="string">
            <text:p>10 ♒ 19' 00"</text:p>
          </table:table-cell>
          <table:table-cell office:value-type="string">
            <text:p>23 ♓ 14' 23"</text:p>
          </table:table-cell>
          <table:table-cell office:value-type="string">
            <text:p>27 ♎ 59' 06"</text:p>
          </table:table-cell>
          <table:table-cell office:value-type="string">
            <text:p><text:s/>2 ♊ 14' 01"</text:p>
          </table:table-cell>
          <table:table-cell office:value-type="string">
            <text:p>16 ♉ 02' 02"</text:p>
          </table:table-cell>
          <table:table-cell office:value-type="string">
            <text:p>19 ♉ 36' 23"</text:p>
          </table:table-cell>
          <table:table-cell office:value-type="string">
            <text:p>17 ♒ 35' 01"</text:p>
          </table:table-cell>
          <table:table-cell office:value-type="string">
            <text:p><text:s/>4 ♒ 34' 01"</text:p>
          </table:table-cell>
          <table:table-cell office:value-type="string">
            <text:p>11 ♐ 14' 32"</text:p>
          </table:table-cell>
          <table:table-cell office:value-type="string">
            <text:p>12 ♐ 31' 47"</text:p>
          </table:table-cell>
          <table:table-cell office:value-type="string">
            <text:p>25 ♌ 24' 32"</text:p>
          </table:table-cell>
          <table:table-cell office:value-type="float" office:value="10.757">
            <text:p>10.757</text:p>
          </table:table-cell>
          <table:table-cell office:value-type="float" office:value="10.783">
            <text:p>10.783</text:p>
          </table:table-cell>
          <table:table-cell office:value-type="float" office:value="2.301">
            <text:p>2.301</text:p>
          </table:table-cell>
          <table:table-cell office:value-type="float" office:value="-1.666">
            <text:p>-1.666</text:p>
          </table:table-cell>
          <table:table-cell office:value-type="float" office:value="0.642">
            <text:p>0.642</text:p>
          </table:table-cell>
          <table:table-cell office:value-type="float" office:value="3.96">
            <text:p>3.96</text:p>
          </table:table-cell>
          <table:table-cell office:value-type="float" office:value="17.606">
            <text:p>17.606</text:p>
          </table:table-cell>
          <table:table-cell office:value-type="float" office:value="14.902">
            <text:p>14.902</text:p>
          </table:table-cell>
          <table:table-cell office:value-type="float" office:value="15.109">
            <text:p>15.109</text:p>
          </table:table-cell>
          <table:table-cell office:value-type="float" office:value="-15.378">
            <text:p>-15.378</text:p>
          </table:table-cell>
          <table:table-cell office:value-type="float" office:value="-18.444">
            <text:p>-18.444</text:p>
          </table:table-cell>
          <table:table-cell office:value-type="float" office:value="-11.125">
            <text:p>-11.125</text:p>
          </table:table-cell>
          <table:table-cell office:value-type="float" office:value="20.275">
            <text:p>20.275</text:p>
          </table:table-cell>
          <table:table-cell office:value-type="float" office:value="-17.706">
            <text:p>-17.706</text:p>
          </table:table-cell>
          <table:table-cell office:value-type="float" office:value="13.238">
            <text:p>13.238</text:p>
          </table:table-cell>
          <table:table-cell office:value-type="float" office:value="0">
            <text:p>0</text:p>
          </table:table-cell>
          <table:table-cell office:value-type="float" office:value="4.861">
            <text:p>4.861</text:p>
          </table:table-cell>
          <table:table-cell office:value-type="float" office:value="-2.505">
            <text:p>-2.505</text:p>
          </table:table-cell>
          <table:table-cell office:value-type="float" office:value="-1.482">
            <text:p>-1.482</text:p>
          </table:table-cell>
          <table:table-cell office:value-type="float" office:value="0.254">
            <text:p>0.254</text:p>
          </table:table-cell>
          <table:table-cell office:value-type="float" office:value="-0.89">
            <text:p>-0.89</text:p>
          </table:table-cell>
          <table:table-cell office:value-type="float" office:value="-2.027">
            <text:p>-2.027</text:p>
          </table:table-cell>
          <table:table-cell office:value-type="float" office:value="-0.68">
            <text:p>-0.68</text:p>
          </table:table-cell>
          <table:table-cell office:value-type="float" office:value="0.221">
            <text:p>0.221</text:p>
          </table:table-cell>
          <table:table-cell office:value-type="float" office:value="11.269">
            <text:p>11.269</text:p>
          </table:table-cell>
          <table:table-cell office:value-type="float" office:value="5.11">
            <text:p>5.11</text:p>
          </table:table-cell>
          <table:table-cell office:value-type="float" office:value="0.004">
            <text:p>0.004</text:p>
          </table:table-cell>
          <table:table-cell office:value-type="float" office:value="353.924">
            <text:p>353.924</text:p>
          </table:table-cell>
          <table:table-cell office:value-type="float" office:value="339.433">
            <text:p>339.433</text:p>
          </table:table-cell>
          <table:table-cell office:value-type="float" office:value="7158.811">
            <text:p>7158.811</text:p>
          </table:table-cell>
          <table:table-cell office:value-type="float" office:value="13644.384">
            <text:p>13644.384</text:p>
          </table:table-cell>
          <table:table-cell office:value-type="float" office:value="15728.018">
            <text:p>15728.018</text:p>
          </table:table-cell>
          <table:table-cell office:value-type="float" office:value="14359.912">
            <text:p>14359.912</text:p>
          </table:table-cell>
          <table:table-cell office:value-type="float" office:value="14510.533">
            <text:p>14510.533</text:p>
          </table:table-cell>
          <table:table-cell office:value-type="float" office:value="14807.163">
            <text:p>14807.163</text:p>
          </table:table-cell>
          <table:table-cell office:value-type="float" office:value="14820.961">
            <text:p>14820.961</text:p>
          </table:table-cell>
          <table:table-cell office:value-type="float" office:value="14874.815">
            <text:p>14874.815</text:p>
          </table:table-cell>
          <table:table-cell office:value-type="float" office:value="14982.558">
            <text:p>14982.558</text:p>
          </table:table-cell>
          <table:table-cell office:value-type="float" office:value="345.509">
            <text:p>345.509</text:p>
          </table:table-cell>
          <table:table-cell office:value-type="float" office:value="7164.887">
            <text:p>7164.887</text:p>
          </table:table-cell>
          <table:table-cell office:value-type="float" office:value="13650.46">
            <text:p>13650.46</text:p>
          </table:table-cell>
          <table:table-cell office:value-type="float" office:value="15734.094">
            <text:p>15734.094</text:p>
          </table:table-cell>
          <table:table-cell office:value-type="float" office:value="14365.988">
            <text:p>14365.988</text:p>
          </table:table-cell>
          <table:table-cell office:value-type="float" office:value="14414.595">
            <text:p>14414.595</text:p>
          </table:table-cell>
          <table:table-cell office:value-type="float" office:value="14317.381">
            <text:p>14317.381</text:p>
          </table:table-cell>
          <table:table-cell office:value-type="float" office:value="7574.595">
            <text:p>7574.595</text:p>
          </table:table-cell>
          <table:table-cell office:value-type="float" office:value="7547.607">
            <text:p>7547.607</text:p>
          </table:table-cell>
          <table:table-cell office:value-type="float" office:value="14516.609">
            <text:p>14516.609</text:p>
          </table:table-cell>
          <table:table-cell office:value-type="float" office:value="14813.239">
            <text:p>14813.239</text:p>
          </table:table-cell>
          <table:table-cell office:value-type="float" office:value="14827.037">
            <text:p>14827.037</text:p>
          </table:table-cell>
          <table:table-cell office:value-type="float" office:value="14880.891">
            <text:p>14880.891</text:p>
          </table:table-cell>
          <table:table-cell office:value-type="float" office:value="14988.634">
            <text:p>14988.634</text:p>
          </table:table-cell>
          <table:table-cell office:value-type="float" office:value="7179.378">
            <text:p>7179.378</text:p>
          </table:table-cell>
          <table:table-cell office:value-type="float" office:value="13664.951">
            <text:p>13664.951</text:p>
          </table:table-cell>
          <table:table-cell office:value-type="float" office:value="15748.585">
            <text:p>15748.585</text:p>
          </table:table-cell>
          <table:table-cell office:value-type="float" office:value="14380.479">
            <text:p>14380.479</text:p>
          </table:table-cell>
          <table:table-cell office:value-type="float" office:value="14531.1">
            <text:p>14531.1</text:p>
          </table:table-cell>
          <table:table-cell office:value-type="float" office:value="14827.73">
            <text:p>14827.73</text:p>
          </table:table-cell>
          <table:table-cell office:value-type="float" office:value="14841.528">
            <text:p>14841.528</text:p>
          </table:table-cell>
          <table:table-cell office:value-type="float" office:value="14895.382">
            <text:p>14895.382</text:p>
          </table:table-cell>
          <table:table-cell office:value-type="float" office:value="15003.125">
            <text:p>15003.125</text:p>
          </table:table-cell>
          <table:table-cell office:value-type="float" office:value="6845.573">
            <text:p>6845.573</text:p>
          </table:table-cell>
          <table:table-cell office:value-type="float" office:value="8929.207">
            <text:p>8929.207</text:p>
          </table:table-cell>
          <table:table-cell office:value-type="float" office:value="7561.101">
            <text:p>7561.101</text:p>
          </table:table-cell>
          <table:table-cell office:value-type="float" office:value="7711.722">
            <text:p>7711.722</text:p>
          </table:table-cell>
          <table:table-cell office:value-type="float" office:value="8008.352">
            <text:p>8008.352</text:p>
          </table:table-cell>
          <table:table-cell office:value-type="float" office:value="8022.15">
            <text:p>8022.15</text:p>
          </table:table-cell>
          <table:table-cell office:value-type="float" office:value="8076.004">
            <text:p>8076.004</text:p>
          </table:table-cell>
          <table:table-cell office:value-type="float" office:value="8183.747">
            <text:p>8183.747</text:p>
          </table:table-cell>
          <table:table-cell office:value-type="float" office:value="2443.634">
            <text:p>2443.634</text:p>
          </table:table-cell>
          <table:table-cell office:value-type="float" office:value="1075.528">
            <text:p>1075.528</text:p>
          </table:table-cell>
          <table:table-cell office:value-type="float" office:value="1226.149">
            <text:p>1226.149</text:p>
          </table:table-cell>
          <table:table-cell office:value-type="float" office:value="1522.779">
            <text:p>1522.779</text:p>
          </table:table-cell>
          <table:table-cell office:value-type="float" office:value="1536.577">
            <text:p>1536.577</text:p>
          </table:table-cell>
          <table:table-cell office:value-type="float" office:value="1590.431">
            <text:p>1590.431</text:p>
          </table:table-cell>
          <table:table-cell office:value-type="float" office:value="1698.174">
            <text:p>1698.174</text:p>
          </table:table-cell>
          <table:table-cell office:value-type="float" office:value="-1008.106">
            <text:p>-1008.106</text:p>
          </table:table-cell>
          <table:table-cell office:value-type="float" office:value="-857.485">
            <text:p>-857.485</text:p>
          </table:table-cell>
          <table:table-cell office:value-type="float" office:value="-560.855">
            <text:p>-560.855</text:p>
          </table:table-cell>
          <table:table-cell office:value-type="float" office:value="-547.057">
            <text:p>-547.057</text:p>
          </table:table-cell>
          <table:table-cell office:value-type="float" office:value="-493.203">
            <text:p>-493.203</text:p>
          </table:table-cell>
          <table:table-cell office:value-type="float" office:value="-385.46">
            <text:p>-385.46</text:p>
          </table:table-cell>
          <table:table-cell office:value-type="float" office:value="510.621">
            <text:p>510.621</text:p>
          </table:table-cell>
          <table:table-cell office:value-type="float" office:value="807.251">
            <text:p>807.251</text:p>
          </table:table-cell>
          <table:table-cell office:value-type="float" office:value="821.049">
            <text:p>821.049</text:p>
          </table:table-cell>
          <table:table-cell office:value-type="float" office:value="874.903">
            <text:p>874.903</text:p>
          </table:table-cell>
          <table:table-cell office:value-type="float" office:value="982.646">
            <text:p>982.646</text:p>
          </table:table-cell>
          <table:table-cell office:value-type="float" office:value="656.63">
            <text:p>656.63</text:p>
          </table:table-cell>
          <table:table-cell office:value-type="float" office:value="670.428">
            <text:p>670.428</text:p>
          </table:table-cell>
          <table:table-cell office:value-type="float" office:value="724.282">
            <text:p>724.282</text:p>
          </table:table-cell>
          <table:table-cell office:value-type="float" office:value="832.025">
            <text:p>832.025</text:p>
          </table:table-cell>
          <table:table-cell office:value-type="float" office:value="373.798">
            <text:p>373.798</text:p>
          </table:table-cell>
          <table:table-cell office:value-type="float" office:value="427.652">
            <text:p>427.652</text:p>
          </table:table-cell>
          <table:table-cell office:value-type="float" office:value="535.395">
            <text:p>535.395</text:p>
          </table:table-cell>
          <table:table-cell office:value-type="float" office:value="413.854">
            <text:p>413.854</text:p>
          </table:table-cell>
          <table:table-cell office:value-type="float" office:value="521.597">
            <text:p>521.597</text:p>
          </table:table-cell>
          <table:table-cell office:value-type="float" office:value="467.743">
            <text:p>467.743</text:p>
          </table:table-cell>
          <table:table-cell office:value-type="float" office:value="37037.077">
            <text:p>37037.077</text:p>
          </table:table-cell>
          <table:table-cell office:value-type="float" office:value="317.077">
            <text:p>317.077</text:p>
          </table:table-cell>
          <table:table-cell office:value-type="float" office:value="46182.332">
            <text:p>46182.332</text:p>
          </table:table-cell>
          <table:table-cell office:value-type="float" office:value="52808.083">
            <text:p>52808.083</text:p>
          </table:table-cell>
          <table:table-cell office:value-type="float" office:value="59304.283">
            <text:p>59304.283</text:p>
          </table:table-cell>
          <table:table-cell office:value-type="float" office:value="60177.787">
            <text:p>60177.787</text:p>
          </table:table-cell>
          <table:table-cell office:value-type="float" office:value="60020.711">
            <text:p>60020.711</text:p>
          </table:table-cell>
          <table:table-cell office:value-type="float" office:value="60472.733">
            <text:p>60472.733</text:p>
          </table:table-cell>
          <table:table-cell office:value-type="float" office:value="60485.75">
            <text:p>60485.75</text:p>
          </table:table-cell>
          <table:table-cell office:value-type="float" office:value="60539.075">
            <text:p>60539.075</text:p>
          </table:table-cell>
          <table:table-cell office:value-type="float" office:value="60644.908">
            <text:p>60644.908</text:p>
          </table:table-cell>
          <table:table-cell office:value-type="float" office:value="9505.255">
            <text:p>9505.255</text:p>
          </table:table-cell>
          <table:table-cell office:value-type="float" office:value="16131.006">
            <text:p>16131.006</text:p>
          </table:table-cell>
          <table:table-cell office:value-type="float" office:value="22627.206">
            <text:p>22627.206</text:p>
          </table:table-cell>
          <table:table-cell office:value-type="float" office:value="23500.71">
            <text:p>23500.71</text:p>
          </table:table-cell>
          <table:table-cell office:value-type="float" office:value="23343.634">
            <text:p>23343.634</text:p>
          </table:table-cell>
          <table:table-cell table:formula="of:=MOD([.GI22]; 360)" office:value-type="float" office:value="303.633999999998">
            <text:p>303.634</text:p>
          </table:table-cell>
          <table:table-cell office:value-type="float" office:value="23795.656">
            <text:p>23795.656</text:p>
          </table:table-cell>
          <table:table-cell office:value-type="float" office:value="23808.673">
            <text:p>23808.673</text:p>
          </table:table-cell>
          <table:table-cell office:value-type="float" office:value="23861.998">
            <text:p>23861.998</text:p>
          </table:table-cell>
          <table:table-cell office:value-type="float" office:value="23967.831">
            <text:p>23967.831</text:p>
          </table:table-cell>
          <table:table-cell office:value-type="float" office:value="6985.751">
            <text:p>6985.751</text:p>
          </table:table-cell>
          <table:table-cell office:value-type="float" office:value="13481.951">
            <text:p>13481.951</text:p>
          </table:table-cell>
          <table:table-cell office:value-type="float" office:value="14355.455">
            <text:p>14355.455</text:p>
          </table:table-cell>
          <table:table-cell office:value-type="float" office:value="14198.379">
            <text:p>14198.379</text:p>
          </table:table-cell>
          <table:table-cell office:value-type="float" office:value="14650.401">
            <text:p>14650.401</text:p>
          </table:table-cell>
          <table:table-cell office:value-type="float" office:value="14663.418">
            <text:p>14663.418</text:p>
          </table:table-cell>
          <table:table-cell office:value-type="float" office:value="14716.743">
            <text:p>14716.743</text:p>
          </table:table-cell>
          <table:table-cell office:value-type="float" office:value="14822.576">
            <text:p>14822.576</text:p>
          </table:table-cell>
          <table:table-cell office:value-type="float" office:value="6856.2">
            <text:p>6856.2</text:p>
          </table:table-cell>
          <table:table-cell office:value-type="float" office:value="7729.704">
            <text:p>7729.704</text:p>
          </table:table-cell>
          <table:table-cell office:value-type="float" office:value="7572.628">
            <text:p>7572.628</text:p>
          </table:table-cell>
          <table:table-cell office:value-type="float" office:value="8024.65">
            <text:p>8024.65</text:p>
          </table:table-cell>
          <table:table-cell office:value-type="float" office:value="8037.667">
            <text:p>8037.667</text:p>
          </table:table-cell>
          <table:table-cell office:value-type="float" office:value="8090.992">
            <text:p>8090.992</text:p>
          </table:table-cell>
          <table:table-cell office:value-type="float" office:value="8196.825">
            <text:p>8196.825</text:p>
          </table:table-cell>
          <table:table-cell office:value-type="float" office:value="1233.504">
            <text:p>1233.504</text:p>
          </table:table-cell>
          <table:table-cell office:value-type="float" office:value="1076.428">
            <text:p>1076.428</text:p>
          </table:table-cell>
          <table:table-cell office:value-type="float" office:value="1528.45">
            <text:p>1528.45</text:p>
          </table:table-cell>
          <table:table-cell office:value-type="float" office:value="1541.467">
            <text:p>1541.467</text:p>
          </table:table-cell>
          <table:table-cell office:value-type="float" office:value="1594.792">
            <text:p>1594.792</text:p>
          </table:table-cell>
          <table:table-cell office:value-type="float" office:value="827.121">
            <text:p>827.121</text:p>
          </table:table-cell>
          <table:table-cell office:value-type="float" office:value="202.924">
            <text:p>202.924</text:p>
          </table:table-cell>
          <table:table-cell office:value-type="float" office:value="654.946">
            <text:p>654.946</text:p>
          </table:table-cell>
          <table:table-cell office:value-type="float" office:value="667.963">
            <text:p>667.963</text:p>
          </table:table-cell>
          <table:table-cell office:value-type="float" office:value="721.288">
            <text:p>721.288</text:p>
          </table:table-cell>
          <table:table-cell office:value-type="float" office:value="827.121">
            <text:p>827.121</text:p>
          </table:table-cell>
          <table:table-cell office:value-type="float" office:value="812.022">
            <text:p>812.022</text:p>
          </table:table-cell>
          <table:table-cell office:value-type="float" office:value="825.039">
            <text:p>825.039</text:p>
          </table:table-cell>
          <table:table-cell office:value-type="float" office:value="878.364">
            <text:p>878.364</text:p>
          </table:table-cell>
          <table:table-cell office:value-type="float" office:value="984.197">
            <text:p>984.197</text:p>
          </table:table-cell>
          <table:table-cell office:value-type="float" office:value="373.017">
            <text:p>373.017</text:p>
          </table:table-cell>
          <table:table-cell office:value-type="float" office:value="426.342">
            <text:p>426.342</text:p>
          </table:table-cell>
          <table:table-cell office:value-type="float" office:value="532.175">
            <text:p>532.175</text:p>
          </table:table-cell>
          <table:table-cell office:value-type="float" office:value="413.325">
            <text:p>413.325</text:p>
          </table:table-cell>
          <table:table-cell office:value-type="float" office:value="519.158">
            <text:p>519.158</text:p>
          </table:table-cell>
          <table:table-cell office:value-type="float" office:value="465.833">
            <text:p>465.833</text:p>
          </table:table-cell>
          <table:table-cell table:number-columns-repeated="792"/>
        </table:table-row>
        <table:table-row table:style-name="ro1">
          <table:table-cell office:value-type="string">
            <text:p>2002-11-13 12:00</text:p>
          </table:table-cell>
          <table:table-cell office:value-type="float" office:value="6.147">
            <text:p>6.147</text:p>
          </table:table-cell>
          <table:table-cell office:value-type="float" office:value="11.777">
            <text:p>11.777</text:p>
          </table:table-cell>
          <table:table-cell office:value-type="float" office:value="5.868">
            <text:p>5.868</text:p>
          </table:table-cell>
          <table:table-cell office:value-type="float" office:value="1.239">
            <text:p>1.239</text:p>
          </table:table-cell>
          <table:table-cell office:value-type="float" office:value="3.529">
            <text:p>3.529</text:p>
          </table:table-cell>
          <table:table-cell office:value-type="float" office:value="2.41">
            <text:p>2.41</text:p>
          </table:table-cell>
          <table:table-cell office:value-type="float" office:value="13.101">
            <text:p>13.101</text:p>
          </table:table-cell>
          <table:table-cell office:value-type="float" office:value="9.948">
            <text:p>9.948</text:p>
          </table:table-cell>
          <table:table-cell office:value-type="float" office:value="8.362">
            <text:p>8.362</text:p>
          </table:table-cell>
          <table:table-cell office:value-type="float" office:value="1.48">
            <text:p>1.48</text:p>
          </table:table-cell>
          <table:table-cell office:value-type="float" office:value="8.849">
            <text:p>8.849</text:p>
          </table:table-cell>
          <table:table-cell office:value-type="float" office:value="6.198">
            <text:p>6.198</text:p>
          </table:table-cell>
          <table:table-cell office:value-type="float" office:value="11.936">
            <text:p>11.936</text:p>
          </table:table-cell>
          <table:table-cell office:value-type="float" office:value="231.147">
            <text:p>231.147</text:p>
          </table:table-cell>
          <table:table-cell office:value-type="float" office:value="341.777">
            <text:p>341.777</text:p>
          </table:table-cell>
          <table:table-cell office:value-type="float" office:value="230.868">
            <text:p>230.868</text:p>
          </table:table-cell>
          <table:table-cell office:value-type="float" office:value="211.239">
            <text:p>211.239</text:p>
          </table:table-cell>
          <table:table-cell office:value-type="float" office:value="198.529">
            <text:p>198.529</text:p>
          </table:table-cell>
          <table:table-cell office:value-type="float" office:value="137.41">
            <text:p>137.41</text:p>
          </table:table-cell>
          <table:table-cell office:value-type="float" office:value="88.101">
            <text:p>88.101</text:p>
          </table:table-cell>
          <table:table-cell office:value-type="float" office:value="324.948">
            <text:p>324.948</text:p>
          </table:table-cell>
          <table:table-cell office:value-type="float" office:value="308.362">
            <text:p>308.362</text:p>
          </table:table-cell>
          <table:table-cell office:value-type="float" office:value="256.48">
            <text:p>256.48</text:p>
          </table:table-cell>
          <table:table-cell office:value-type="float" office:value="68.849">
            <text:p>68.849</text:p>
          </table:table-cell>
          <table:table-cell office:value-type="float" office:value="276.198">
            <text:p>276.198</text:p>
          </table:table-cell>
          <table:table-cell office:value-type="float" office:value="146.936">
            <text:p>146.936</text:p>
          </table:table-cell>
          <table:table-cell office:value-type="float" office:value="218.9716666667">
            <text:p>218.9716666667</text:p>
          </table:table-cell>
          <table:table-cell office:value-type="float" office:value="214.3191666667">
            <text:p>214.3191666667</text:p>
          </table:table-cell>
          <table:table-cell office:value-type="float" office:value="223.0602">
            <text:p>223.0602</text:p>
          </table:table-cell>
          <table:table-cell office:value-type="float" office:value="221.246">
            <text:p>221.246</text:p>
          </table:table-cell>
          <table:table-cell office:value-type="float" office:value="174.516375">
            <text:p>174.516375</text:p>
          </table:table-cell>
          <table:table-cell office:value-type="string">
            <text:p>21 ♏ 08' 49"</text:p>
          </table:table-cell>
          <table:table-cell office:value-type="string">
            <text:p>11 ♓ 46' 35"</text:p>
          </table:table-cell>
          <table:table-cell office:value-type="string">
            <text:p>20 ♏ 52' 03"</text:p>
          </table:table-cell>
          <table:table-cell office:value-type="string">
            <text:p><text:s/>1 ♏ 14' 21"</text:p>
          </table:table-cell>
          <table:table-cell office:value-type="string">
            <text:p>18 ♎ 31' 43"</text:p>
          </table:table-cell>
          <table:table-cell office:value-type="string">
            <text:p>17 ♌ 24' 37"</text:p>
          </table:table-cell>
          <table:table-cell office:value-type="string">
            <text:p>28 ♊ 06' 04"</text:p>
          </table:table-cell>
          <table:table-cell office:value-type="string">
            <text:p>24 ♒ 56' 51"</text:p>
          </table:table-cell>
          <table:table-cell office:value-type="string">
            <text:p><text:s/>8 ♒ 21' 43"</text:p>
          </table:table-cell>
          <table:table-cell office:value-type="string">
            <text:p>16 ♐ 28' 49"</text:p>
          </table:table-cell>
          <table:table-cell office:value-type="string">
            <text:p><text:s/>8 ♊ 50' 56"</text:p>
          </table:table-cell>
          <table:table-cell office:value-type="string">
            <text:p><text:s/>6 ♑ 11' 51"</text:p>
          </table:table-cell>
          <table:table-cell office:value-type="string">
            <text:p>26 ♌ 56' 09"</text:p>
          </table:table-cell>
          <table:table-cell office:value-type="float" office:value="5.258">
            <text:p>5.258</text:p>
          </table:table-cell>
          <table:table-cell office:value-type="float" office:value="14.069">
            <text:p>14.069</text:p>
          </table:table-cell>
          <table:table-cell office:value-type="float" office:value="6.147">
            <text:p>6.147</text:p>
          </table:table-cell>
          <table:table-cell office:value-type="float" office:value="14.685">
            <text:p>14.685</text:p>
          </table:table-cell>
          <table:table-cell office:value-type="float" office:value="6.643">
            <text:p>6.643</text:p>
          </table:table-cell>
          <table:table-cell office:value-type="float" office:value="9.326">
            <text:p>9.326</text:p>
          </table:table-cell>
          <table:table-cell office:value-type="float" office:value="12.776">
            <text:p>12.776</text:p>
          </table:table-cell>
          <table:table-cell office:value-type="float" office:value="10.2">
            <text:p>10.2</text:p>
          </table:table-cell>
          <table:table-cell office:value-type="float" office:value="2.285">
            <text:p>2.285</text:p>
          </table:table-cell>
          <table:table-cell office:value-type="float" office:value="9.638">
            <text:p>9.638</text:p>
          </table:table-cell>
          <table:table-cell office:value-type="float" office:value="11.334">
            <text:p>11.334</text:p>
          </table:table-cell>
          <table:table-cell office:value-type="float" office:value="230.258">
            <text:p>230.258</text:p>
          </table:table-cell>
          <table:table-cell office:value-type="float" office:value="59.069">
            <text:p>59.069</text:p>
          </table:table-cell>
          <table:table-cell office:value-type="float" office:value="51.147">
            <text:p>51.147</text:p>
          </table:table-cell>
          <table:table-cell office:value-type="float" office:value="179.685">
            <text:p>179.685</text:p>
          </table:table-cell>
          <table:table-cell office:value-type="float" office:value="126.643">
            <text:p>126.643</text:p>
          </table:table-cell>
          <table:table-cell office:value-type="float" office:value="84.326">
            <text:p>84.326</text:p>
          </table:table-cell>
          <table:table-cell office:value-type="float" office:value="327.776">
            <text:p>327.776</text:p>
          </table:table-cell>
          <table:table-cell office:value-type="float" office:value="310.2">
            <text:p>310.2</text:p>
          </table:table-cell>
          <table:table-cell office:value-type="float" office:value="257.285">
            <text:p>257.285</text:p>
          </table:table-cell>
          <table:table-cell office:value-type="float" office:value="279.638">
            <text:p>279.638</text:p>
          </table:table-cell>
          <table:table-cell office:value-type="float" office:value="146.334">
            <text:p>146.334</text:p>
          </table:table-cell>
          <table:table-cell office:value-type="string">
            <text:p>20 ♏ 15' 30"</text:p>
          </table:table-cell>
          <table:table-cell office:value-type="string">
            <text:p>29 ♉ 04' 09"</text:p>
          </table:table-cell>
          <table:table-cell office:value-type="string">
            <text:p>21 ♉ 08' 49"</text:p>
          </table:table-cell>
          <table:table-cell office:value-type="string">
            <text:p>29 ♍ 41' 06"</text:p>
          </table:table-cell>
          <table:table-cell office:value-type="string">
            <text:p><text:s/>6 ♌ 38' 34"</text:p>
          </table:table-cell>
          <table:table-cell office:value-type="string">
            <text:p>24 ♊ 19' 34"</text:p>
          </table:table-cell>
          <table:table-cell office:value-type="string">
            <text:p>27 ♒ 46' 33"</text:p>
          </table:table-cell>
          <table:table-cell office:value-type="string">
            <text:p>10 ♒ 12' 00"</text:p>
          </table:table-cell>
          <table:table-cell office:value-type="string">
            <text:p>17 ♐ 17' 05"</text:p>
          </table:table-cell>
          <table:table-cell office:value-type="string">
            <text:p><text:s/>9 ♑ 38' 16"</text:p>
          </table:table-cell>
          <table:table-cell office:value-type="string">
            <text:p>26 ♌ 20' 03"</text:p>
          </table:table-cell>
          <table:table-cell office:value-type="float" office:value="-18.046">
            <text:p>-18.046</text:p>
          </table:table-cell>
          <table:table-cell office:value-type="float" office:value="-10.3235">
            <text:p>-10.3235</text:p>
          </table:table-cell>
          <table:table-cell office:value-type="float" office:value="-16.165">
            <text:p>-16.165</text:p>
          </table:table-cell>
          <table:table-cell office:value-type="float" office:value="-11.998">
            <text:p>-11.998</text:p>
          </table:table-cell>
          <table:table-cell office:value-type="float" office:value="-18.043">
            <text:p>-18.043</text:p>
          </table:table-cell>
          <table:table-cell office:value-type="float" office:value="-14.287">
            <text:p>-14.287</text:p>
          </table:table-cell>
          <table:table-cell office:value-type="float" office:value="-6.36">
            <text:p>-6.36</text:p>
          </table:table-cell>
          <table:table-cell office:value-type="float" office:value="16.18">
            <text:p>16.18</text:p>
          </table:table-cell>
          <table:table-cell office:value-type="float" office:value="22.088">
            <text:p>22.088</text:p>
          </table:table-cell>
          <table:table-cell office:value-type="float" office:value="-13.908">
            <text:p>-13.908</text:p>
          </table:table-cell>
          <table:table-cell office:value-type="float" office:value="-18.126">
            <text:p>-18.126</text:p>
          </table:table-cell>
          <table:table-cell office:value-type="float" office:value="-13.519">
            <text:p>-13.519</text:p>
          </table:table-cell>
          <table:table-cell office:value-type="float" office:value="21.777">
            <text:p>21.777</text:p>
          </table:table-cell>
          <table:table-cell office:value-type="float" office:value="-17.124">
            <text:p>-17.124</text:p>
          </table:table-cell>
          <table:table-cell office:value-type="float" office:value="12.538">
            <text:p>12.538</text:p>
          </table:table-cell>
          <table:table-cell office:value-type="float" office:value="-0">
            <text:p>-0</text:p>
          </table:table-cell>
          <table:table-cell office:value-type="float" office:value="-5.253">
            <text:p>-5.253</text:p>
          </table:table-cell>
          <table:table-cell office:value-type="float" office:value="-0.073">
            <text:p>-0.073</text:p>
          </table:table-cell>
          <table:table-cell office:value-type="float" office:value="-2.542">
            <text:p>-2.542</text:p>
          </table:table-cell>
          <table:table-cell office:value-type="float" office:value="0.975">
            <text:p>0.975</text:p>
          </table:table-cell>
          <table:table-cell office:value-type="float" office:value="0.591">
            <text:p>0.591</text:p>
          </table:table-cell>
          <table:table-cell office:value-type="float" office:value="-1.338">
            <text:p>-1.338</text:p>
          </table:table-cell>
          <table:table-cell office:value-type="float" office:value="-0.745">
            <text:p>-0.745</text:p>
          </table:table-cell>
          <table:table-cell office:value-type="float" office:value="0.05">
            <text:p>0.05</text:p>
          </table:table-cell>
          <table:table-cell office:value-type="float" office:value="9.279">
            <text:p>9.279</text:p>
          </table:table-cell>
          <table:table-cell office:value-type="float" office:value="6.177">
            <text:p>6.177</text:p>
          </table:table-cell>
          <table:table-cell office:value-type="float" office:value="0.004">
            <text:p>0.004</text:p>
          </table:table-cell>
          <table:table-cell office:value-type="float" office:value="379.629">
            <text:p>379.629</text:p>
          </table:table-cell>
          <table:table-cell office:value-type="float" office:value="359.721">
            <text:p>359.721</text:p>
          </table:table-cell>
          <table:table-cell office:value-type="float" office:value="7592.339">
            <text:p>7592.339</text:p>
          </table:table-cell>
          <table:table-cell office:value-type="float" office:value="14493.458">
            <text:p>14493.458</text:p>
          </table:table-cell>
          <table:table-cell office:value-type="float" office:value="16722.019">
            <text:p>16722.019</text:p>
          </table:table-cell>
          <table:table-cell office:value-type="float" office:value="15262.767">
            <text:p>15262.767</text:p>
          </table:table-cell>
          <table:table-cell office:value-type="float" office:value="15434.67">
            <text:p>15434.67</text:p>
          </table:table-cell>
          <table:table-cell office:value-type="float" office:value="15745.92">
            <text:p>15745.92</text:p>
          </table:table-cell>
          <table:table-cell office:value-type="float" office:value="15762.506">
            <text:p>15762.506</text:p>
          </table:table-cell>
          <table:table-cell office:value-type="float" office:value="15814.388">
            <text:p>15814.388</text:p>
          </table:table-cell>
          <table:table-cell office:value-type="float" office:value="15923.932">
            <text:p>15923.932</text:p>
          </table:table-cell>
          <table:table-cell office:value-type="float" office:value="340.092">
            <text:p>340.092</text:p>
          </table:table-cell>
          <table:table-cell office:value-type="float" office:value="7572.71">
            <text:p>7572.71</text:p>
          </table:table-cell>
          <table:table-cell office:value-type="float" office:value="14473.829">
            <text:p>14473.829</text:p>
          </table:table-cell>
          <table:table-cell office:value-type="float" office:value="16702.39">
            <text:p>16702.39</text:p>
          </table:table-cell>
          <table:table-cell office:value-type="float" office:value="15243.138">
            <text:p>15243.138</text:p>
          </table:table-cell>
          <table:table-cell office:value-type="float" office:value="15441.667">
            <text:p>15441.667</text:p>
          </table:table-cell>
          <table:table-cell office:value-type="float" office:value="15044.609">
            <text:p>15044.609</text:p>
          </table:table-cell>
          <table:table-cell office:value-type="float" office:value="8241.667">
            <text:p>8241.667</text:p>
          </table:table-cell>
          <table:table-cell office:value-type="float" office:value="7819.189">
            <text:p>7819.189</text:p>
          </table:table-cell>
          <table:table-cell office:value-type="float" office:value="15415.041">
            <text:p>15415.041</text:p>
          </table:table-cell>
          <table:table-cell office:value-type="float" office:value="15726.291">
            <text:p>15726.291</text:p>
          </table:table-cell>
          <table:table-cell office:value-type="float" office:value="15742.877">
            <text:p>15742.877</text:p>
          </table:table-cell>
          <table:table-cell office:value-type="float" office:value="15794.759">
            <text:p>15794.759</text:p>
          </table:table-cell>
          <table:table-cell office:value-type="float" office:value="15904.303">
            <text:p>15904.303</text:p>
          </table:table-cell>
          <table:table-cell office:value-type="float" office:value="7592.618">
            <text:p>7592.618</text:p>
          </table:table-cell>
          <table:table-cell office:value-type="float" office:value="14493.737">
            <text:p>14493.737</text:p>
          </table:table-cell>
          <table:table-cell office:value-type="float" office:value="16722.298">
            <text:p>16722.298</text:p>
          </table:table-cell>
          <table:table-cell office:value-type="float" office:value="15263.046">
            <text:p>15263.046</text:p>
          </table:table-cell>
          <table:table-cell office:value-type="float" office:value="15434.949">
            <text:p>15434.949</text:p>
          </table:table-cell>
          <table:table-cell office:value-type="float" office:value="15746.199">
            <text:p>15746.199</text:p>
          </table:table-cell>
          <table:table-cell office:value-type="float" office:value="15762.785">
            <text:p>15762.785</text:p>
          </table:table-cell>
          <table:table-cell office:value-type="float" office:value="15814.667">
            <text:p>15814.667</text:p>
          </table:table-cell>
          <table:table-cell office:value-type="float" office:value="15924.211">
            <text:p>15924.211</text:p>
          </table:table-cell>
          <table:table-cell office:value-type="float" office:value="7261.119">
            <text:p>7261.119</text:p>
          </table:table-cell>
          <table:table-cell office:value-type="float" office:value="9489.68">
            <text:p>9489.68</text:p>
          </table:table-cell>
          <table:table-cell office:value-type="float" office:value="8030.428">
            <text:p>8030.428</text:p>
          </table:table-cell>
          <table:table-cell office:value-type="float" office:value="8202.331">
            <text:p>8202.331</text:p>
          </table:table-cell>
          <table:table-cell office:value-type="float" office:value="8513.581">
            <text:p>8513.581</text:p>
          </table:table-cell>
          <table:table-cell office:value-type="float" office:value="8530.167">
            <text:p>8530.167</text:p>
          </table:table-cell>
          <table:table-cell office:value-type="float" office:value="8582.049">
            <text:p>8582.049</text:p>
          </table:table-cell>
          <table:table-cell office:value-type="float" office:value="8691.593">
            <text:p>8691.593</text:p>
          </table:table-cell>
          <table:table-cell office:value-type="float" office:value="2588.561">
            <text:p>2588.561</text:p>
          </table:table-cell>
          <table:table-cell office:value-type="float" office:value="1129.309">
            <text:p>1129.309</text:p>
          </table:table-cell>
          <table:table-cell office:value-type="float" office:value="1301.212">
            <text:p>1301.212</text:p>
          </table:table-cell>
          <table:table-cell office:value-type="float" office:value="1612.462">
            <text:p>1612.462</text:p>
          </table:table-cell>
          <table:table-cell office:value-type="float" office:value="1629.048">
            <text:p>1629.048</text:p>
          </table:table-cell>
          <table:table-cell office:value-type="float" office:value="1680.93">
            <text:p>1680.93</text:p>
          </table:table-cell>
          <table:table-cell office:value-type="float" office:value="1790.474">
            <text:p>1790.474</text:p>
          </table:table-cell>
          <table:table-cell office:value-type="float" office:value="-1099.252">
            <text:p>-1099.252</text:p>
          </table:table-cell>
          <table:table-cell office:value-type="float" office:value="-927.349">
            <text:p>-927.349</text:p>
          </table:table-cell>
          <table:table-cell office:value-type="float" office:value="-616.099">
            <text:p>-616.099</text:p>
          </table:table-cell>
          <table:table-cell office:value-type="float" office:value="-599.513">
            <text:p>-599.513</text:p>
          </table:table-cell>
          <table:table-cell office:value-type="float" office:value="-547.631">
            <text:p>-547.631</text:p>
          </table:table-cell>
          <table:table-cell office:value-type="float" office:value="-438.087">
            <text:p>-438.087</text:p>
          </table:table-cell>
          <table:table-cell office:value-type="float" office:value="531.903">
            <text:p>531.903</text:p>
          </table:table-cell>
          <table:table-cell office:value-type="float" office:value="843.153">
            <text:p>843.153</text:p>
          </table:table-cell>
          <table:table-cell office:value-type="float" office:value="859.739">
            <text:p>859.739</text:p>
          </table:table-cell>
          <table:table-cell office:value-type="float" office:value="911.621">
            <text:p>911.621</text:p>
          </table:table-cell>
          <table:table-cell office:value-type="float" office:value="1021.165">
            <text:p>1021.165</text:p>
          </table:table-cell>
          <table:table-cell office:value-type="float" office:value="671.25">
            <text:p>671.25</text:p>
          </table:table-cell>
          <table:table-cell office:value-type="float" office:value="687.836">
            <text:p>687.836</text:p>
          </table:table-cell>
          <table:table-cell office:value-type="float" office:value="739.718">
            <text:p>739.718</text:p>
          </table:table-cell>
          <table:table-cell office:value-type="float" office:value="849.262">
            <text:p>849.262</text:p>
          </table:table-cell>
          <table:table-cell office:value-type="float" office:value="376.586">
            <text:p>376.586</text:p>
          </table:table-cell>
          <table:table-cell office:value-type="float" office:value="428.468">
            <text:p>428.468</text:p>
          </table:table-cell>
          <table:table-cell office:value-type="float" office:value="538.012">
            <text:p>538.012</text:p>
          </table:table-cell>
          <table:table-cell office:value-type="float" office:value="411.882">
            <text:p>411.882</text:p>
          </table:table-cell>
          <table:table-cell office:value-type="float" office:value="521.426">
            <text:p>521.426</text:p>
          </table:table-cell>
          <table:table-cell office:value-type="float" office:value="469.544">
            <text:p>469.544</text:p>
          </table:table-cell>
          <table:table-cell office:value-type="float" office:value="39411.189">
            <text:p>39411.189</text:p>
          </table:table-cell>
          <table:table-cell office:value-type="float" office:value="171.189">
            <text:p>171.189</text:p>
          </table:table-cell>
          <table:table-cell office:value-type="float" office:value="49139.111">
            <text:p>49139.111</text:p>
          </table:table-cell>
          <table:table-cell office:value-type="float" office:value="56210.573">
            <text:p>56210.573</text:p>
          </table:table-cell>
          <table:table-cell office:value-type="float" office:value="63103.615">
            <text:p>63103.615</text:p>
          </table:table-cell>
          <table:table-cell office:value-type="float" office:value="64030.62">
            <text:p>64030.62</text:p>
          </table:table-cell>
          <table:table-cell office:value-type="float" office:value="63865.932">
            <text:p>63865.932</text:p>
          </table:table-cell>
          <table:table-cell office:value-type="float" office:value="64342.482">
            <text:p>64342.482</text:p>
          </table:table-cell>
          <table:table-cell office:value-type="float" office:value="64360.058">
            <text:p>64360.058</text:p>
          </table:table-cell>
          <table:table-cell office:value-type="float" office:value="64412.973">
            <text:p>64412.973</text:p>
          </table:table-cell>
          <table:table-cell office:value-type="float" office:value="64523.924">
            <text:p>64523.924</text:p>
          </table:table-cell>
          <table:table-cell office:value-type="float" office:value="10087.922">
            <text:p>10087.922</text:p>
          </table:table-cell>
          <table:table-cell office:value-type="float" office:value="17159.384">
            <text:p>17159.384</text:p>
          </table:table-cell>
          <table:table-cell office:value-type="float" office:value="24052.426">
            <text:p>24052.426</text:p>
          </table:table-cell>
          <table:table-cell office:value-type="float" office:value="24979.431">
            <text:p>24979.431</text:p>
          </table:table-cell>
          <table:table-cell office:value-type="float" office:value="24814.743">
            <text:p>24814.743</text:p>
          </table:table-cell>
          <table:table-cell table:formula="of:=MOD([.GI23]; 360)" office:value-type="float" office:value="334.742999999999">
            <text:p>334.743</text:p>
          </table:table-cell>
          <table:table-cell office:value-type="float" office:value="25291.293">
            <text:p>25291.293</text:p>
          </table:table-cell>
          <table:table-cell office:value-type="float" office:value="25308.869">
            <text:p>25308.869</text:p>
          </table:table-cell>
          <table:table-cell office:value-type="float" office:value="25361.784">
            <text:p>25361.784</text:p>
          </table:table-cell>
          <table:table-cell office:value-type="float" office:value="25472.735">
            <text:p>25472.735</text:p>
          </table:table-cell>
          <table:table-cell office:value-type="float" office:value="7431.462">
            <text:p>7431.462</text:p>
          </table:table-cell>
          <table:table-cell office:value-type="float" office:value="14324.504">
            <text:p>14324.504</text:p>
          </table:table-cell>
          <table:table-cell office:value-type="float" office:value="15251.509">
            <text:p>15251.509</text:p>
          </table:table-cell>
          <table:table-cell office:value-type="float" office:value="15086.821">
            <text:p>15086.821</text:p>
          </table:table-cell>
          <table:table-cell office:value-type="float" office:value="15563.371">
            <text:p>15563.371</text:p>
          </table:table-cell>
          <table:table-cell office:value-type="float" office:value="15580.947">
            <text:p>15580.947</text:p>
          </table:table-cell>
          <table:table-cell office:value-type="float" office:value="15633.862">
            <text:p>15633.862</text:p>
          </table:table-cell>
          <table:table-cell office:value-type="float" office:value="15744.813">
            <text:p>15744.813</text:p>
          </table:table-cell>
          <table:table-cell office:value-type="float" office:value="7253.042">
            <text:p>7253.042</text:p>
          </table:table-cell>
          <table:table-cell office:value-type="float" office:value="8180.047">
            <text:p>8180.047</text:p>
          </table:table-cell>
          <table:table-cell office:value-type="float" office:value="8015.359">
            <text:p>8015.359</text:p>
          </table:table-cell>
          <table:table-cell office:value-type="float" office:value="8491.909">
            <text:p>8491.909</text:p>
          </table:table-cell>
          <table:table-cell office:value-type="float" office:value="8509.485">
            <text:p>8509.485</text:p>
          </table:table-cell>
          <table:table-cell office:value-type="float" office:value="8562.4">
            <text:p>8562.4</text:p>
          </table:table-cell>
          <table:table-cell office:value-type="float" office:value="8673.351">
            <text:p>8673.351</text:p>
          </table:table-cell>
          <table:table-cell office:value-type="float" office:value="1287.005">
            <text:p>1287.005</text:p>
          </table:table-cell>
          <table:table-cell office:value-type="float" office:value="1122.317">
            <text:p>1122.317</text:p>
          </table:table-cell>
          <table:table-cell office:value-type="float" office:value="1598.867">
            <text:p>1598.867</text:p>
          </table:table-cell>
          <table:table-cell office:value-type="float" office:value="1616.443">
            <text:p>1616.443</text:p>
          </table:table-cell>
          <table:table-cell office:value-type="float" office:value="1669.358">
            <text:p>1669.358</text:p>
          </table:table-cell>
          <table:table-cell office:value-type="float" office:value="853.304">
            <text:p>853.304</text:p>
          </table:table-cell>
          <table:table-cell office:value-type="float" office:value="195.312">
            <text:p>195.312</text:p>
          </table:table-cell>
          <table:table-cell office:value-type="float" office:value="671.862">
            <text:p>671.862</text:p>
          </table:table-cell>
          <table:table-cell office:value-type="float" office:value="689.438">
            <text:p>689.438</text:p>
          </table:table-cell>
          <table:table-cell office:value-type="float" office:value="742.353">
            <text:p>742.353</text:p>
          </table:table-cell>
          <table:table-cell office:value-type="float" office:value="853.304">
            <text:p>853.304</text:p>
          </table:table-cell>
          <table:table-cell office:value-type="float" office:value="836.55">
            <text:p>836.55</text:p>
          </table:table-cell>
          <table:table-cell office:value-type="float" office:value="854.126">
            <text:p>854.126</text:p>
          </table:table-cell>
          <table:table-cell office:value-type="float" office:value="907.041">
            <text:p>907.041</text:p>
          </table:table-cell>
          <table:table-cell office:value-type="float" office:value="1017.992">
            <text:p>1017.992</text:p>
          </table:table-cell>
          <table:table-cell office:value-type="float" office:value="377.576">
            <text:p>377.576</text:p>
          </table:table-cell>
          <table:table-cell office:value-type="float" office:value="430.491">
            <text:p>430.491</text:p>
          </table:table-cell>
          <table:table-cell office:value-type="float" office:value="541.442">
            <text:p>541.442</text:p>
          </table:table-cell>
          <table:table-cell office:value-type="float" office:value="412.915">
            <text:p>412.915</text:p>
          </table:table-cell>
          <table:table-cell office:value-type="float" office:value="523.866">
            <text:p>523.866</text:p>
          </table:table-cell>
          <table:table-cell office:value-type="float" office:value="470.951">
            <text:p>470.951</text:p>
          </table:table-cell>
          <table:table-cell table:number-columns-repeated="792"/>
        </table:table-row>
        <table:table-row table:style-name="ro1">
          <table:table-cell office:value-type="string">
            <text:p>2002-11-19 12:00</text:p>
          </table:table-cell>
          <table:table-cell office:value-type="float" office:value="12.192">
            <text:p>12.192</text:p>
          </table:table-cell>
          <table:table-cell office:value-type="float" office:value="8.234">
            <text:p>8.234</text:p>
          </table:table-cell>
          <table:table-cell office:value-type="float" office:value="0.374">
            <text:p>0.374</text:p>
          </table:table-cell>
          <table:table-cell office:value-type="float" office:value="0.105">
            <text:p>0.105</text:p>
          </table:table-cell>
          <table:table-cell office:value-type="float" office:value="7.374">
            <text:p>7.374</text:p>
          </table:table-cell>
          <table:table-cell office:value-type="float" office:value="2.749">
            <text:p>2.749</text:p>
          </table:table-cell>
          <table:table-cell office:value-type="float" office:value="12.736">
            <text:p>12.736</text:p>
          </table:table-cell>
          <table:table-cell office:value-type="float" office:value="10.012">
            <text:p>10.012</text:p>
          </table:table-cell>
          <table:table-cell office:value-type="float" office:value="8.454">
            <text:p>8.454</text:p>
          </table:table-cell>
          <table:table-cell office:value-type="float" office:value="1.696">
            <text:p>1.696</text:p>
          </table:table-cell>
          <table:table-cell office:value-type="float" office:value="8.651">
            <text:p>8.651</text:p>
          </table:table-cell>
          <table:table-cell office:value-type="float" office:value="6.7">
            <text:p>6.7</text:p>
          </table:table-cell>
          <table:table-cell office:value-type="float" office:value="11.944">
            <text:p>11.944</text:p>
          </table:table-cell>
          <table:table-cell office:value-type="float" office:value="237.192">
            <text:p>237.192</text:p>
          </table:table-cell>
          <table:table-cell office:value-type="float" office:value="53.234">
            <text:p>53.234</text:p>
          </table:table-cell>
          <table:table-cell office:value-type="float" office:value="240.374">
            <text:p>240.374</text:p>
          </table:table-cell>
          <table:table-cell office:value-type="float" office:value="210.105">
            <text:p>210.105</text:p>
          </table:table-cell>
          <table:table-cell office:value-type="float" office:value="202.374">
            <text:p>202.374</text:p>
          </table:table-cell>
          <table:table-cell office:value-type="float" office:value="137.749">
            <text:p>137.749</text:p>
          </table:table-cell>
          <table:table-cell office:value-type="float" office:value="87.736">
            <text:p>87.736</text:p>
          </table:table-cell>
          <table:table-cell office:value-type="float" office:value="325.012">
            <text:p>325.012</text:p>
          </table:table-cell>
          <table:table-cell office:value-type="float" office:value="308.454">
            <text:p>308.454</text:p>
          </table:table-cell>
          <table:table-cell office:value-type="float" office:value="256.696">
            <text:p>256.696</text:p>
          </table:table-cell>
          <table:table-cell office:value-type="float" office:value="68.651">
            <text:p>68.651</text:p>
          </table:table-cell>
          <table:table-cell office:value-type="float" office:value="276.7">
            <text:p>276.7</text:p>
          </table:table-cell>
          <table:table-cell office:value-type="float" office:value="146.944">
            <text:p>146.944</text:p>
          </table:table-cell>
          <table:table-cell office:value-type="float" office:value="219.6701666667">
            <text:p>219.6701666667</text:p>
          </table:table-cell>
          <table:table-cell office:value-type="float" office:value="214.9048333333">
            <text:p>214.9048333333</text:p>
          </table:table-cell>
          <table:table-cell office:value-type="float" office:value="223.1294">
            <text:p>223.1294</text:p>
          </table:table-cell>
          <table:table-cell office:value-type="float" office:value="221.415">
            <text:p>221.415</text:p>
          </table:table-cell>
          <table:table-cell office:value-type="float" office:value="176.91725">
            <text:p>176.91725</text:p>
          </table:table-cell>
          <table:table-cell office:value-type="string">
            <text:p>27 ♏ 11' 32"</text:p>
          </table:table-cell>
          <table:table-cell office:value-type="string">
            <text:p>23 ♉ 14' 03"</text:p>
          </table:table-cell>
          <table:table-cell office:value-type="string">
            <text:p><text:s/>0 ♐ 22' 26"</text:p>
          </table:table-cell>
          <table:table-cell office:value-type="string">
            <text:p><text:s/>0 ♏ 06' 19"</text:p>
          </table:table-cell>
          <table:table-cell office:value-type="string">
            <text:p>22 ♎ 22' 25"</text:p>
          </table:table-cell>
          <table:table-cell office:value-type="string">
            <text:p>17 ♌ 44' 58"</text:p>
          </table:table-cell>
          <table:table-cell office:value-type="string">
            <text:p>27 ♊ 44' 10"</text:p>
          </table:table-cell>
          <table:table-cell office:value-type="string">
            <text:p>25 ♒ 00' 42"</text:p>
          </table:table-cell>
          <table:table-cell office:value-type="string">
            <text:p><text:s/>8 ♒ 27' 12"</text:p>
          </table:table-cell>
          <table:table-cell office:value-type="string">
            <text:p>16 ♐ 41' 45"</text:p>
          </table:table-cell>
          <table:table-cell office:value-type="string">
            <text:p><text:s/>8 ♊ 39' 05"</text:p>
          </table:table-cell>
          <table:table-cell office:value-type="string">
            <text:p><text:s/>6 ♑ 41' 59"</text:p>
          </table:table-cell>
          <table:table-cell office:value-type="string">
            <text:p>26 ♌ 56' 38"</text:p>
          </table:table-cell>
          <table:table-cell office:value-type="float" office:value="7.156">
            <text:p>7.156</text:p>
          </table:table-cell>
          <table:table-cell office:value-type="float" office:value="8.717">
            <text:p>8.717</text:p>
          </table:table-cell>
          <table:table-cell office:value-type="float" office:value="12.192">
            <text:p>12.192</text:p>
          </table:table-cell>
          <table:table-cell office:value-type="float" office:value="2.354">
            <text:p>2.354</text:p>
          </table:table-cell>
          <table:table-cell office:value-type="float" office:value="7.125">
            <text:p>7.125</text:p>
          </table:table-cell>
          <table:table-cell office:value-type="float" office:value="9.55">
            <text:p>9.55</text:p>
          </table:table-cell>
          <table:table-cell office:value-type="float" office:value="12.841">
            <text:p>12.841</text:p>
          </table:table-cell>
          <table:table-cell office:value-type="float" office:value="10.236">
            <text:p>10.236</text:p>
          </table:table-cell>
          <table:table-cell office:value-type="float" office:value="2.323">
            <text:p>2.323</text:p>
          </table:table-cell>
          <table:table-cell office:value-type="float" office:value="9.785">
            <text:p>9.785</text:p>
          </table:table-cell>
          <table:table-cell office:value-type="float" office:value="11.34">
            <text:p>11.34</text:p>
          </table:table-cell>
          <table:table-cell office:value-type="float" office:value="247.156">
            <text:p>247.156</text:p>
          </table:table-cell>
          <table:table-cell office:value-type="float" office:value="68.717">
            <text:p>68.717</text:p>
          </table:table-cell>
          <table:table-cell office:value-type="float" office:value="57.192">
            <text:p>57.192</text:p>
          </table:table-cell>
          <table:table-cell office:value-type="float" office:value="182.354">
            <text:p>182.354</text:p>
          </table:table-cell>
          <table:table-cell office:value-type="float" office:value="127.125">
            <text:p>127.125</text:p>
          </table:table-cell>
          <table:table-cell office:value-type="float" office:value="84.55">
            <text:p>84.55</text:p>
          </table:table-cell>
          <table:table-cell office:value-type="float" office:value="327.841">
            <text:p>327.841</text:p>
          </table:table-cell>
          <table:table-cell office:value-type="float" office:value="310.236">
            <text:p>310.236</text:p>
          </table:table-cell>
          <table:table-cell office:value-type="float" office:value="257.323">
            <text:p>257.323</text:p>
          </table:table-cell>
          <table:table-cell office:value-type="float" office:value="279.785">
            <text:p>279.785</text:p>
          </table:table-cell>
          <table:table-cell office:value-type="float" office:value="146.34">
            <text:p>146.34</text:p>
          </table:table-cell>
          <table:table-cell office:value-type="string">
            <text:p><text:s/>7 ♐ 09' 23"</text:p>
          </table:table-cell>
          <table:table-cell office:value-type="string">
            <text:p><text:s/>8 ♊ 43' 00"</text:p>
          </table:table-cell>
          <table:table-cell office:value-type="string">
            <text:p>27 ♉ 11' 32"</text:p>
          </table:table-cell>
          <table:table-cell office:value-type="string">
            <text:p><text:s/>2 ♎ 21' 14"</text:p>
          </table:table-cell>
          <table:table-cell office:value-type="string">
            <text:p><text:s/>7 ♌ 07' 31"</text:p>
          </table:table-cell>
          <table:table-cell office:value-type="string">
            <text:p>24 ♊ 33' 00"</text:p>
          </table:table-cell>
          <table:table-cell office:value-type="string">
            <text:p>27 ♒ 50' 26"</text:p>
          </table:table-cell>
          <table:table-cell office:value-type="string">
            <text:p>10 ♒ 14' 09"</text:p>
          </table:table-cell>
          <table:table-cell office:value-type="string">
            <text:p>17 ♐ 19' 22"</text:p>
          </table:table-cell>
          <table:table-cell office:value-type="string">
            <text:p><text:s/>9 ♑ 47' 05"</text:p>
          </table:table-cell>
          <table:table-cell office:value-type="string">
            <text:p>26 ♌ 20' 24"</text:p>
          </table:table-cell>
          <table:table-cell office:value-type="float" office:value="-19.532">
            <text:p>-19.532</text:p>
          </table:table-cell>
          <table:table-cell office:value-type="float" office:value="-10.1725">
            <text:p>-10.1725</text:p>
          </table:table-cell>
          <table:table-cell office:value-type="float" office:value="-16.7285">
            <text:p>-16.7285</text:p>
          </table:table-cell>
          <table:table-cell office:value-type="float" office:value="17.22">
            <text:p>17.22</text:p>
          </table:table-cell>
          <table:table-cell office:value-type="float" office:value="-20.941">
            <text:p>-20.941</text:p>
          </table:table-cell>
          <table:table-cell office:value-type="float" office:value="-12.516">
            <text:p>-12.516</text:p>
          </table:table-cell>
          <table:table-cell office:value-type="float" office:value="-7.829">
            <text:p>-7.829</text:p>
          </table:table-cell>
          <table:table-cell office:value-type="float" office:value="16.097">
            <text:p>16.097</text:p>
          </table:table-cell>
          <table:table-cell office:value-type="float" office:value="22.083">
            <text:p>22.083</text:p>
          </table:table-cell>
          <table:table-cell office:value-type="float" office:value="-13.883">
            <text:p>-13.883</text:p>
          </table:table-cell>
          <table:table-cell office:value-type="float" office:value="-18.104">
            <text:p>-18.104</text:p>
          </table:table-cell>
          <table:table-cell office:value-type="float" office:value="-13.559">
            <text:p>-13.559</text:p>
          </table:table-cell>
          <table:table-cell office:value-type="float" office:value="21.746">
            <text:p>21.746</text:p>
          </table:table-cell>
          <table:table-cell office:value-type="float" office:value="-17.128">
            <text:p>-17.128</text:p>
          </table:table-cell>
          <table:table-cell office:value-type="float" office:value="12.535">
            <text:p>12.535</text:p>
          </table:table-cell>
          <table:table-cell office:value-type="float" office:value="-0">
            <text:p>-0</text:p>
          </table:table-cell>
          <table:table-cell office:value-type="float" office:value="-1.406">
            <text:p>-1.406</text:p>
          </table:table-cell>
          <table:table-cell office:value-type="float" office:value="-0.728">
            <text:p>-0.728</text:p>
          </table:table-cell>
          <table:table-cell office:value-type="float" office:value="-1.076">
            <text:p>-1.076</text:p>
          </table:table-cell>
          <table:table-cell office:value-type="float" office:value="0.948">
            <text:p>0.948</text:p>
          </table:table-cell>
          <table:table-cell office:value-type="float" office:value="0.613">
            <text:p>0.613</text:p>
          </table:table-cell>
          <table:table-cell office:value-type="float" office:value="-1.338">
            <text:p>-1.338</text:p>
          </table:table-cell>
          <table:table-cell office:value-type="float" office:value="-0.741">
            <text:p>-0.741</text:p>
          </table:table-cell>
          <table:table-cell office:value-type="float" office:value="0.048">
            <text:p>0.048</text:p>
          </table:table-cell>
          <table:table-cell office:value-type="float" office:value="9.258">
            <text:p>9.258</text:p>
          </table:table-cell>
          <table:table-cell office:value-type="float" office:value="6.15">
            <text:p>6.15</text:p>
          </table:table-cell>
          <table:table-cell office:value-type="float" office:value="0.004">
            <text:p>0.004</text:p>
          </table:table-cell>
          <table:table-cell office:value-type="float" office:value="390.269">
            <text:p>390.269</text:p>
          </table:table-cell>
          <table:table-cell office:value-type="float" office:value="363.182">
            <text:p>363.182</text:p>
          </table:table-cell>
          <table:table-cell office:value-type="float" office:value="7598">
            <text:p>7598</text:p>
          </table:table-cell>
          <table:table-cell office:value-type="float" office:value="14502.625">
            <text:p>14502.625</text:p>
          </table:table-cell>
          <table:table-cell office:value-type="float" office:value="16731.723">
            <text:p>16731.723</text:p>
          </table:table-cell>
          <table:table-cell office:value-type="float" office:value="15272.638">
            <text:p>15272.638</text:p>
          </table:table-cell>
          <table:table-cell office:value-type="float" office:value="15443.674">
            <text:p>15443.674</text:p>
          </table:table-cell>
          <table:table-cell office:value-type="float" office:value="15755.362">
            <text:p>15755.362</text:p>
          </table:table-cell>
          <table:table-cell office:value-type="float" office:value="15771.92">
            <text:p>15771.92</text:p>
          </table:table-cell>
          <table:table-cell office:value-type="float" office:value="15823.678">
            <text:p>15823.678</text:p>
          </table:table-cell>
          <table:table-cell office:value-type="float" office:value="15933.43">
            <text:p>15933.43</text:p>
          </table:table-cell>
          <table:table-cell office:value-type="float" office:value="332.913">
            <text:p>332.913</text:p>
          </table:table-cell>
          <table:table-cell office:value-type="float" office:value="7567.731">
            <text:p>7567.731</text:p>
          </table:table-cell>
          <table:table-cell office:value-type="float" office:value="14472.356">
            <text:p>14472.356</text:p>
          </table:table-cell>
          <table:table-cell office:value-type="float" office:value="16701.454">
            <text:p>16701.454</text:p>
          </table:table-cell>
          <table:table-cell office:value-type="float" office:value="15242.369">
            <text:p>15242.369</text:p>
          </table:table-cell>
          <table:table-cell office:value-type="float" office:value="15444.743">
            <text:p>15444.743</text:p>
          </table:table-cell>
          <table:table-cell office:value-type="float" office:value="15039.995">
            <text:p>15039.995</text:p>
          </table:table-cell>
          <table:table-cell office:value-type="float" office:value="8244.743">
            <text:p>8244.743</text:p>
          </table:table-cell>
          <table:table-cell office:value-type="float" office:value="7824.533">
            <text:p>7824.533</text:p>
          </table:table-cell>
          <table:table-cell office:value-type="float" office:value="15413.405">
            <text:p>15413.405</text:p>
          </table:table-cell>
          <table:table-cell office:value-type="float" office:value="15725.093">
            <text:p>15725.093</text:p>
          </table:table-cell>
          <table:table-cell office:value-type="float" office:value="15741.651">
            <text:p>15741.651</text:p>
          </table:table-cell>
          <table:table-cell office:value-type="float" office:value="15793.409">
            <text:p>15793.409</text:p>
          </table:table-cell>
          <table:table-cell office:value-type="float" office:value="15903.161">
            <text:p>15903.161</text:p>
          </table:table-cell>
          <table:table-cell office:value-type="float" office:value="7594.818">
            <text:p>7594.818</text:p>
          </table:table-cell>
          <table:table-cell office:value-type="float" office:value="14499.443">
            <text:p>14499.443</text:p>
          </table:table-cell>
          <table:table-cell office:value-type="float" office:value="16728.541">
            <text:p>16728.541</text:p>
          </table:table-cell>
          <table:table-cell office:value-type="float" office:value="15269.456">
            <text:p>15269.456</text:p>
          </table:table-cell>
          <table:table-cell office:value-type="float" office:value="15440.492">
            <text:p>15440.492</text:p>
          </table:table-cell>
          <table:table-cell office:value-type="float" office:value="15752.18">
            <text:p>15752.18</text:p>
          </table:table-cell>
          <table:table-cell office:value-type="float" office:value="15768.738">
            <text:p>15768.738</text:p>
          </table:table-cell>
          <table:table-cell office:value-type="float" office:value="15820.496">
            <text:p>15820.496</text:p>
          </table:table-cell>
          <table:table-cell office:value-type="float" office:value="15930.248">
            <text:p>15930.248</text:p>
          </table:table-cell>
          <table:table-cell office:value-type="float" office:value="7264.625">
            <text:p>7264.625</text:p>
          </table:table-cell>
          <table:table-cell office:value-type="float" office:value="9493.723">
            <text:p>9493.723</text:p>
          </table:table-cell>
          <table:table-cell office:value-type="float" office:value="8034.638">
            <text:p>8034.638</text:p>
          </table:table-cell>
          <table:table-cell office:value-type="float" office:value="8205.674">
            <text:p>8205.674</text:p>
          </table:table-cell>
          <table:table-cell office:value-type="float" office:value="8517.362">
            <text:p>8517.362</text:p>
          </table:table-cell>
          <table:table-cell office:value-type="float" office:value="8533.92">
            <text:p>8533.92</text:p>
          </table:table-cell>
          <table:table-cell office:value-type="float" office:value="8585.678">
            <text:p>8585.678</text:p>
          </table:table-cell>
          <table:table-cell office:value-type="float" office:value="8695.43">
            <text:p>8695.43</text:p>
          </table:table-cell>
          <table:table-cell office:value-type="float" office:value="2589.098">
            <text:p>2589.098</text:p>
          </table:table-cell>
          <table:table-cell office:value-type="float" office:value="1130.013">
            <text:p>1130.013</text:p>
          </table:table-cell>
          <table:table-cell office:value-type="float" office:value="1301.049">
            <text:p>1301.049</text:p>
          </table:table-cell>
          <table:table-cell office:value-type="float" office:value="1612.737">
            <text:p>1612.737</text:p>
          </table:table-cell>
          <table:table-cell office:value-type="float" office:value="1629.295">
            <text:p>1629.295</text:p>
          </table:table-cell>
          <table:table-cell office:value-type="float" office:value="1681.053">
            <text:p>1681.053</text:p>
          </table:table-cell>
          <table:table-cell office:value-type="float" office:value="1790.805">
            <text:p>1790.805</text:p>
          </table:table-cell>
          <table:table-cell office:value-type="float" office:value="-1099.085">
            <text:p>-1099.085</text:p>
          </table:table-cell>
          <table:table-cell office:value-type="float" office:value="-928.049">
            <text:p>-928.049</text:p>
          </table:table-cell>
          <table:table-cell office:value-type="float" office:value="-616.361">
            <text:p>-616.361</text:p>
          </table:table-cell>
          <table:table-cell office:value-type="float" office:value="-599.803">
            <text:p>-599.803</text:p>
          </table:table-cell>
          <table:table-cell office:value-type="float" office:value="-548.045">
            <text:p>-548.045</text:p>
          </table:table-cell>
          <table:table-cell office:value-type="float" office:value="-438.293">
            <text:p>-438.293</text:p>
          </table:table-cell>
          <table:table-cell office:value-type="float" office:value="531.036">
            <text:p>531.036</text:p>
          </table:table-cell>
          <table:table-cell office:value-type="float" office:value="842.724">
            <text:p>842.724</text:p>
          </table:table-cell>
          <table:table-cell office:value-type="float" office:value="859.282">
            <text:p>859.282</text:p>
          </table:table-cell>
          <table:table-cell office:value-type="float" office:value="911.04">
            <text:p>911.04</text:p>
          </table:table-cell>
          <table:table-cell office:value-type="float" office:value="1020.792">
            <text:p>1020.792</text:p>
          </table:table-cell>
          <table:table-cell office:value-type="float" office:value="671.688">
            <text:p>671.688</text:p>
          </table:table-cell>
          <table:table-cell office:value-type="float" office:value="688.246">
            <text:p>688.246</text:p>
          </table:table-cell>
          <table:table-cell office:value-type="float" office:value="740.004">
            <text:p>740.004</text:p>
          </table:table-cell>
          <table:table-cell office:value-type="float" office:value="849.756">
            <text:p>849.756</text:p>
          </table:table-cell>
          <table:table-cell office:value-type="float" office:value="376.558">
            <text:p>376.558</text:p>
          </table:table-cell>
          <table:table-cell office:value-type="float" office:value="428.316">
            <text:p>428.316</text:p>
          </table:table-cell>
          <table:table-cell office:value-type="float" office:value="538.068">
            <text:p>538.068</text:p>
          </table:table-cell>
          <table:table-cell office:value-type="float" office:value="411.758">
            <text:p>411.758</text:p>
          </table:table-cell>
          <table:table-cell office:value-type="float" office:value="521.51">
            <text:p>521.51</text:p>
          </table:table-cell>
          <table:table-cell office:value-type="float" office:value="469.752">
            <text:p>469.752</text:p>
          </table:table-cell>
          <table:table-cell office:value-type="float" office:value="39418.439">
            <text:p>39418.439</text:p>
          </table:table-cell>
          <table:table-cell office:value-type="float" office:value="178.439">
            <text:p>178.439</text:p>
          </table:table-cell>
          <table:table-cell office:value-type="float" office:value="49149.964">
            <text:p>49149.964</text:p>
          </table:table-cell>
          <table:table-cell office:value-type="float" office:value="56224.802">
            <text:p>56224.802</text:p>
          </table:table-cell>
          <table:table-cell office:value-type="float" office:value="63120.031">
            <text:p>63120.031</text:p>
          </table:table-cell>
          <table:table-cell office:value-type="float" office:value="64047.371">
            <text:p>64047.371</text:p>
          </table:table-cell>
          <table:table-cell office:value-type="float" office:value="63882.606">
            <text:p>63882.606</text:p>
          </table:table-cell>
          <table:table-cell office:value-type="float" office:value="64359.315">
            <text:p>64359.315</text:p>
          </table:table-cell>
          <table:table-cell office:value-type="float" office:value="64376.92">
            <text:p>64376.92</text:p>
          </table:table-cell>
          <table:table-cell office:value-type="float" office:value="64429.833">
            <text:p>64429.833</text:p>
          </table:table-cell>
          <table:table-cell office:value-type="float" office:value="64540.816">
            <text:p>64540.816</text:p>
          </table:table-cell>
          <table:table-cell office:value-type="float" office:value="10091.525">
            <text:p>10091.525</text:p>
          </table:table-cell>
          <table:table-cell office:value-type="float" office:value="17166.363">
            <text:p>17166.363</text:p>
          </table:table-cell>
          <table:table-cell office:value-type="float" office:value="24061.592">
            <text:p>24061.592</text:p>
          </table:table-cell>
          <table:table-cell office:value-type="float" office:value="24988.932">
            <text:p>24988.932</text:p>
          </table:table-cell>
          <table:table-cell office:value-type="float" office:value="24824.167">
            <text:p>24824.167</text:p>
          </table:table-cell>
          <table:table-cell table:formula="of:=MOD([.GI24]; 360)" office:value-type="float" office:value="344.167000000001">
            <text:p>344.167</text:p>
          </table:table-cell>
          <table:table-cell office:value-type="float" office:value="25300.876">
            <text:p>25300.876</text:p>
          </table:table-cell>
          <table:table-cell office:value-type="float" office:value="25318.481">
            <text:p>25318.481</text:p>
          </table:table-cell>
          <table:table-cell office:value-type="float" office:value="25371.394">
            <text:p>25371.394</text:p>
          </table:table-cell>
          <table:table-cell office:value-type="float" office:value="25482.377">
            <text:p>25482.377</text:p>
          </table:table-cell>
          <table:table-cell office:value-type="float" office:value="7434.838">
            <text:p>7434.838</text:p>
          </table:table-cell>
          <table:table-cell office:value-type="float" office:value="14330.067">
            <text:p>14330.067</text:p>
          </table:table-cell>
          <table:table-cell office:value-type="float" office:value="15257.407">
            <text:p>15257.407</text:p>
          </table:table-cell>
          <table:table-cell office:value-type="float" office:value="15092.642">
            <text:p>15092.642</text:p>
          </table:table-cell>
          <table:table-cell office:value-type="float" office:value="15569.351">
            <text:p>15569.351</text:p>
          </table:table-cell>
          <table:table-cell office:value-type="float" office:value="15586.956">
            <text:p>15586.956</text:p>
          </table:table-cell>
          <table:table-cell office:value-type="float" office:value="15639.869">
            <text:p>15639.869</text:p>
          </table:table-cell>
          <table:table-cell office:value-type="float" office:value="15750.852">
            <text:p>15750.852</text:p>
          </table:table-cell>
          <table:table-cell office:value-type="float" office:value="7255.229">
            <text:p>7255.229</text:p>
          </table:table-cell>
          <table:table-cell office:value-type="float" office:value="8182.569">
            <text:p>8182.569</text:p>
          </table:table-cell>
          <table:table-cell office:value-type="float" office:value="8017.804">
            <text:p>8017.804</text:p>
          </table:table-cell>
          <table:table-cell office:value-type="float" office:value="8494.513">
            <text:p>8494.513</text:p>
          </table:table-cell>
          <table:table-cell office:value-type="float" office:value="8512.118">
            <text:p>8512.118</text:p>
          </table:table-cell>
          <table:table-cell office:value-type="float" office:value="8565.031">
            <text:p>8565.031</text:p>
          </table:table-cell>
          <table:table-cell office:value-type="float" office:value="8676.014">
            <text:p>8676.014</text:p>
          </table:table-cell>
          <table:table-cell office:value-type="float" office:value="1287.34">
            <text:p>1287.34</text:p>
          </table:table-cell>
          <table:table-cell office:value-type="float" office:value="1122.575">
            <text:p>1122.575</text:p>
          </table:table-cell>
          <table:table-cell office:value-type="float" office:value="1599.284">
            <text:p>1599.284</text:p>
          </table:table-cell>
          <table:table-cell office:value-type="float" office:value="1616.889">
            <text:p>1616.889</text:p>
          </table:table-cell>
          <table:table-cell office:value-type="float" office:value="1669.802">
            <text:p>1669.802</text:p>
          </table:table-cell>
          <table:table-cell office:value-type="float" office:value="853.445">
            <text:p>853.445</text:p>
          </table:table-cell>
          <table:table-cell office:value-type="float" office:value="195.235">
            <text:p>195.235</text:p>
          </table:table-cell>
          <table:table-cell office:value-type="float" office:value="671.944">
            <text:p>671.944</text:p>
          </table:table-cell>
          <table:table-cell office:value-type="float" office:value="689.549">
            <text:p>689.549</text:p>
          </table:table-cell>
          <table:table-cell office:value-type="float" office:value="742.462">
            <text:p>742.462</text:p>
          </table:table-cell>
          <table:table-cell office:value-type="float" office:value="853.445">
            <text:p>853.445</text:p>
          </table:table-cell>
          <table:table-cell office:value-type="float" office:value="836.709">
            <text:p>836.709</text:p>
          </table:table-cell>
          <table:table-cell office:value-type="float" office:value="854.314">
            <text:p>854.314</text:p>
          </table:table-cell>
          <table:table-cell office:value-type="float" office:value="907.227">
            <text:p>907.227</text:p>
          </table:table-cell>
          <table:table-cell office:value-type="float" office:value="1018.21">
            <text:p>1018.21</text:p>
          </table:table-cell>
          <table:table-cell office:value-type="float" office:value="377.605">
            <text:p>377.605</text:p>
          </table:table-cell>
          <table:table-cell office:value-type="float" office:value="430.518">
            <text:p>430.518</text:p>
          </table:table-cell>
          <table:table-cell office:value-type="float" office:value="541.501">
            <text:p>541.501</text:p>
          </table:table-cell>
          <table:table-cell office:value-type="float" office:value="412.913">
            <text:p>412.913</text:p>
          </table:table-cell>
          <table:table-cell office:value-type="float" office:value="523.896">
            <text:p>523.896</text:p>
          </table:table-cell>
          <table:table-cell office:value-type="float" office:value="470.983">
            <text:p>470.983</text:p>
          </table:table-cell>
          <table:table-cell table:number-columns-repeated="792"/>
        </table:table-row>
        <table:table-row table:style-name="ro1">
          <table:table-cell office:value-type="string">
            <text:p>2003-11-04 12:00</text:p>
          </table:table-cell>
          <table:table-cell office:value-type="float" office:value="11.864">
            <text:p>11.864</text:p>
          </table:table-cell>
          <table:table-cell office:value-type="float" office:value="8.795">
            <text:p>8.795</text:p>
          </table:table-cell>
          <table:table-cell office:value-type="float" office:value="3.221">
            <text:p>3.221</text:p>
          </table:table-cell>
          <table:table-cell office:value-type="float" office:value="2.255">
            <text:p>2.255</text:p>
          </table:table-cell>
          <table:table-cell office:value-type="float" office:value="8.762">
            <text:p>8.762</text:p>
          </table:table-cell>
          <table:table-cell office:value-type="float" office:value="13.682">
            <text:p>13.682</text:p>
          </table:table-cell>
          <table:table-cell office:value-type="float" office:value="13.151">
            <text:p>13.151</text:p>
          </table:table-cell>
          <table:table-cell office:value-type="float" office:value="13.901">
            <text:p>13.901</text:p>
          </table:table-cell>
          <table:table-cell office:value-type="float" office:value="10.446">
            <text:p>10.446</text:p>
          </table:table-cell>
          <table:table-cell office:value-type="float" office:value="3.413">
            <text:p>3.413</text:p>
          </table:table-cell>
          <table:table-cell office:value-type="float" office:value="5.489">
            <text:p>5.489</text:p>
          </table:table-cell>
          <table:table-cell office:value-type="float" office:value="13.839">
            <text:p>13.839</text:p>
          </table:table-cell>
          <table:table-cell office:value-type="float" office:value="12.267">
            <text:p>12.267</text:p>
          </table:table-cell>
          <table:table-cell office:value-type="float" office:value="221.864">
            <text:p>221.864</text:p>
          </table:table-cell>
          <table:table-cell office:value-type="float" office:value="353.795">
            <text:p>353.795</text:p>
          </table:table-cell>
          <table:table-cell office:value-type="float" office:value="228.221">
            <text:p>228.221</text:p>
          </table:table-cell>
          <table:table-cell office:value-type="float" office:value="242.255">
            <text:p>242.255</text:p>
          </table:table-cell>
          <table:table-cell office:value-type="float" office:value="338.762">
            <text:p>338.762</text:p>
          </table:table-cell>
          <table:table-cell office:value-type="float" office:value="163.682">
            <text:p>163.682</text:p>
          </table:table-cell>
          <table:table-cell office:value-type="float" office:value="103.151">
            <text:p>103.151</text:p>
          </table:table-cell>
          <table:table-cell office:value-type="float" office:value="328.901">
            <text:p>328.901</text:p>
          </table:table-cell>
          <table:table-cell office:value-type="float" office:value="310.446">
            <text:p>310.446</text:p>
          </table:table-cell>
          <table:table-cell office:value-type="float" office:value="258.413">
            <text:p>258.413</text:p>
          </table:table-cell>
          <table:table-cell office:value-type="float" office:value="50.489">
            <text:p>50.489</text:p>
          </table:table-cell>
          <table:table-cell office:value-type="float" office:value="283.839">
            <text:p>283.839</text:p>
          </table:table-cell>
          <table:table-cell office:value-type="float" office:value="147.267">
            <text:p>147.267</text:p>
          </table:table-cell>
          <table:table-cell office:value-type="float" office:value="250.5591666667">
            <text:p>250.5591666667</text:p>
          </table:table-cell>
          <table:table-cell office:value-type="float" office:value="195.56">
            <text:p>195.56</text:p>
          </table:table-cell>
          <table:table-cell office:value-type="float" office:value="232.9186">
            <text:p>232.9186</text:p>
          </table:table-cell>
          <table:table-cell office:value-type="float" office:value="231.1578">
            <text:p>231.1578</text:p>
          </table:table-cell>
          <table:table-cell office:value-type="float" office:value="185.7325">
            <text:p>185.7325</text:p>
          </table:table-cell>
          <table:table-cell office:value-type="string">
            <text:p>11 ♏ 51' 49"</text:p>
          </table:table-cell>
          <table:table-cell office:value-type="string">
            <text:p>23 ♓ 47' 42"</text:p>
          </table:table-cell>
          <table:table-cell office:value-type="string">
            <text:p>18 ♏ 13' 16"</text:p>
          </table:table-cell>
          <table:table-cell office:value-type="string">
            <text:p><text:s/>2 ♐ 15' 16"</text:p>
          </table:table-cell>
          <table:table-cell office:value-type="string">
            <text:p><text:s/>8 ♓ 45' 44"</text:p>
          </table:table-cell>
          <table:table-cell office:value-type="string">
            <text:p>13 ♍ 40' 55"</text:p>
          </table:table-cell>
          <table:table-cell office:value-type="string">
            <text:p>13 ♋ 09' 03"</text:p>
          </table:table-cell>
          <table:table-cell office:value-type="string">
            <text:p>28 ♒ 54' 03"</text:p>
          </table:table-cell>
          <table:table-cell office:value-type="string">
            <text:p>10 ♒ 26' 47"</text:p>
          </table:table-cell>
          <table:table-cell office:value-type="string">
            <text:p>18 ♐ 24' 45"</text:p>
          </table:table-cell>
          <table:table-cell office:value-type="string">
            <text:p>20 ♉ 29' 19"</text:p>
          </table:table-cell>
          <table:table-cell office:value-type="string">
            <text:p>13 ♑ 50' 19"</text:p>
          </table:table-cell>
          <table:table-cell office:value-type="string">
            <text:p>27 ♌ 16' 02"</text:p>
          </table:table-cell>
          <table:table-cell office:value-type="float" office:value="1.966">
            <text:p>1.966</text:p>
          </table:table-cell>
          <table:table-cell office:value-type="float" office:value="0.636">
            <text:p>0.636</text:p>
          </table:table-cell>
          <table:table-cell office:value-type="float" office:value="11.864">
            <text:p>11.864</text:p>
          </table:table-cell>
          <table:table-cell office:value-type="float" office:value="2.571">
            <text:p>2.571</text:p>
          </table:table-cell>
          <table:table-cell office:value-type="float" office:value="4.688">
            <text:p>4.688</text:p>
          </table:table-cell>
          <table:table-cell office:value-type="float" office:value="7.624">
            <text:p>7.624</text:p>
          </table:table-cell>
          <table:table-cell office:value-type="float" office:value="1.614">
            <text:p>1.614</text:p>
          </table:table-cell>
          <table:table-cell office:value-type="float" office:value="12.335">
            <text:p>12.335</text:p>
          </table:table-cell>
          <table:table-cell office:value-type="float" office:value="4.528">
            <text:p>4.528</text:p>
          </table:table-cell>
          <table:table-cell office:value-type="float" office:value="2.907">
            <text:p>2.907</text:p>
          </table:table-cell>
          <table:table-cell office:value-type="float" office:value="11.684">
            <text:p>11.684</text:p>
          </table:table-cell>
          <table:table-cell office:value-type="float" office:value="241.966">
            <text:p>241.966</text:p>
          </table:table-cell>
          <table:table-cell office:value-type="float" office:value="270.636">
            <text:p>270.636</text:p>
          </table:table-cell>
          <table:table-cell office:value-type="float" office:value="41.864">
            <text:p>41.864</text:p>
          </table:table-cell>
          <table:table-cell office:value-type="float" office:value="17.571">
            <text:p>17.571</text:p>
          </table:table-cell>
          <table:table-cell office:value-type="float" office:value="154.688">
            <text:p>154.688</text:p>
          </table:table-cell>
          <table:table-cell office:value-type="float" office:value="97.624">
            <text:p>97.624</text:p>
          </table:table-cell>
          <table:table-cell office:value-type="float" office:value="331.614">
            <text:p>331.614</text:p>
          </table:table-cell>
          <table:table-cell office:value-type="float" office:value="312.335">
            <text:p>312.335</text:p>
          </table:table-cell>
          <table:table-cell office:value-type="float" office:value="259.528">
            <text:p>259.528</text:p>
          </table:table-cell>
          <table:table-cell office:value-type="float" office:value="287.907">
            <text:p>287.907</text:p>
          </table:table-cell>
          <table:table-cell office:value-type="float" office:value="146.684">
            <text:p>146.684</text:p>
          </table:table-cell>
          <table:table-cell office:value-type="string">
            <text:p><text:s/>1 ♐ 57' 57"</text:p>
          </table:table-cell>
          <table:table-cell office:value-type="string">
            <text:p><text:s/>0 ♑ 38' 09"</text:p>
          </table:table-cell>
          <table:table-cell office:value-type="string">
            <text:p>11 ♉ 51' 49"</text:p>
          </table:table-cell>
          <table:table-cell office:value-type="string">
            <text:p>17 ♈ 34' 15"</text:p>
          </table:table-cell>
          <table:table-cell office:value-type="string">
            <text:p><text:s/>4 ♍ 41' 16"</text:p>
          </table:table-cell>
          <table:table-cell office:value-type="string">
            <text:p><text:s/>7 ♋ 37' 27"</text:p>
          </table:table-cell>
          <table:table-cell office:value-type="string">
            <text:p><text:s/>1 ♓ 36' 49"</text:p>
          </table:table-cell>
          <table:table-cell office:value-type="string">
            <text:p>12 ♒ 20' 07"</text:p>
          </table:table-cell>
          <table:table-cell office:value-type="string">
            <text:p>19 ♐ 31' 40"</text:p>
          </table:table-cell>
          <table:table-cell office:value-type="string">
            <text:p>17 ♑ 54' 25"</text:p>
          </table:table-cell>
          <table:table-cell office:value-type="string">
            <text:p>26 ♌ 41' 02"</text:p>
          </table:table-cell>
          <table:table-cell office:value-type="float" office:value="-15.395">
            <text:p>-15.395</text:p>
          </table:table-cell>
          <table:table-cell office:value-type="float" office:value="-15.6195">
            <text:p>-15.6195</text:p>
          </table:table-cell>
          <table:table-cell office:value-type="float" office:value="-19.3765">
            <text:p>-19.3765</text:p>
          </table:table-cell>
          <table:table-cell office:value-type="float" office:value="-6.524">
            <text:p>-6.524</text:p>
          </table:table-cell>
          <table:table-cell office:value-type="float" office:value="-17.768">
            <text:p>-17.768</text:p>
          </table:table-cell>
          <table:table-cell office:value-type="float" office:value="-20.985">
            <text:p>-20.985</text:p>
          </table:table-cell>
          <table:table-cell office:value-type="float" office:value="-10.254">
            <text:p>-10.254</text:p>
          </table:table-cell>
          <table:table-cell office:value-type="float" office:value="7.317">
            <text:p>7.317</text:p>
          </table:table-cell>
          <table:table-cell office:value-type="float" office:value="22.065">
            <text:p>22.065</text:p>
          </table:table-cell>
          <table:table-cell office:value-type="float" office:value="-12.575">
            <text:p>-12.575</text:p>
          </table:table-cell>
          <table:table-cell office:value-type="float" office:value="-17.637">
            <text:p>-17.637</text:p>
          </table:table-cell>
          <table:table-cell office:value-type="float" office:value="-14.212">
            <text:p>-14.212</text:p>
          </table:table-cell>
          <table:table-cell office:value-type="float" office:value="17.872">
            <text:p>17.872</text:p>
          </table:table-cell>
          <table:table-cell office:value-type="float" office:value="-16.185">
            <text:p>-16.185</text:p>
          </table:table-cell>
          <table:table-cell office:value-type="float" office:value="12.425">
            <text:p>12.425</text:p>
          </table:table-cell>
          <table:table-cell office:value-type="float" office:value="-0">
            <text:p>-0</text:p>
          </table:table-cell>
          <table:table-cell office:value-type="float" office:value="-4.422">
            <text:p>-4.422</text:p>
          </table:table-cell>
          <table:table-cell office:value-type="float" office:value="-0.533">
            <text:p>-0.533</text:p>
          </table:table-cell>
          <table:table-cell office:value-type="float" office:value="-0.379">
            <text:p>-0.379</text:p>
          </table:table-cell>
          <table:table-cell office:value-type="float" office:value="-2.125">
            <text:p>-2.125</text:p>
          </table:table-cell>
          <table:table-cell office:value-type="float" office:value="0.974">
            <text:p>0.974</text:p>
          </table:table-cell>
          <table:table-cell office:value-type="float" office:value="-0.729">
            <text:p>-0.729</text:p>
          </table:table-cell>
          <table:table-cell office:value-type="float" office:value="-0.766">
            <text:p>-0.766</text:p>
          </table:table-cell>
          <table:table-cell office:value-type="float" office:value="-0.016">
            <text:p>-0.016</text:p>
          </table:table-cell>
          <table:table-cell office:value-type="float" office:value="8.754">
            <text:p>8.754</text:p>
          </table:table-cell>
          <table:table-cell office:value-type="float" office:value="6.569">
            <text:p>6.569</text:p>
          </table:table-cell>
          <table:table-cell office:value-type="float" office:value="0.004">
            <text:p>0.004</text:p>
          </table:table-cell>
          <table:table-cell office:value-type="float" office:value="345.966">
            <text:p>345.966</text:p>
          </table:table-cell>
          <table:table-cell office:value-type="float" office:value="366.357">
            <text:p>366.357</text:p>
          </table:table-cell>
          <table:table-cell office:value-type="float" office:value="7809.459">
            <text:p>7809.459</text:p>
          </table:table-cell>
          <table:table-cell office:value-type="float" office:value="14824.539">
            <text:p>14824.539</text:p>
          </table:table-cell>
          <table:table-cell office:value-type="float" office:value="17097.732">
            <text:p>17097.732</text:p>
          </table:table-cell>
          <table:table-cell office:value-type="float" office:value="15605.07">
            <text:p>15605.07</text:p>
          </table:table-cell>
          <table:table-cell office:value-type="float" office:value="15784.382">
            <text:p>15784.382</text:p>
          </table:table-cell>
          <table:table-cell office:value-type="float" office:value="16099.32">
            <text:p>16099.32</text:p>
          </table:table-cell>
          <table:table-cell office:value-type="float" office:value="16117.775">
            <text:p>16117.775</text:p>
          </table:table-cell>
          <table:table-cell office:value-type="float" office:value="16169.808">
            <text:p>16169.808</text:p>
          </table:table-cell>
          <table:table-cell office:value-type="float" office:value="16280.954">
            <text:p>16280.954</text:p>
          </table:table-cell>
          <table:table-cell office:value-type="float" office:value="380.391">
            <text:p>380.391</text:p>
          </table:table-cell>
          <table:table-cell office:value-type="float" office:value="7823.493">
            <text:p>7823.493</text:p>
          </table:table-cell>
          <table:table-cell office:value-type="float" office:value="14838.573">
            <text:p>14838.573</text:p>
          </table:table-cell>
          <table:table-cell office:value-type="float" office:value="17111.766">
            <text:p>17111.766</text:p>
          </table:table-cell>
          <table:table-cell office:value-type="float" office:value="15619.104">
            <text:p>15619.104</text:p>
          </table:table-cell>
          <table:table-cell office:value-type="float" office:value="15957.866">
            <text:p>15957.866</text:p>
          </table:table-cell>
          <table:table-cell office:value-type="float" office:value="15280.342">
            <text:p>15280.342</text:p>
          </table:table-cell>
          <table:table-cell office:value-type="float" office:value="8397.866">
            <text:p>8397.866</text:p>
          </table:table-cell>
          <table:table-cell office:value-type="float" office:value="7913.356">
            <text:p>7913.356</text:p>
          </table:table-cell>
          <table:table-cell office:value-type="float" office:value="15798.416">
            <text:p>15798.416</text:p>
          </table:table-cell>
          <table:table-cell office:value-type="float" office:value="16113.354">
            <text:p>16113.354</text:p>
          </table:table-cell>
          <table:table-cell office:value-type="float" office:value="16131.809">
            <text:p>16131.809</text:p>
          </table:table-cell>
          <table:table-cell office:value-type="float" office:value="16183.842">
            <text:p>16183.842</text:p>
          </table:table-cell>
          <table:table-cell office:value-type="float" office:value="16294.988">
            <text:p>16294.988</text:p>
          </table:table-cell>
          <table:table-cell office:value-type="float" office:value="7803.102">
            <text:p>7803.102</text:p>
          </table:table-cell>
          <table:table-cell office:value-type="float" office:value="14818.182">
            <text:p>14818.182</text:p>
          </table:table-cell>
          <table:table-cell office:value-type="float" office:value="17091.375">
            <text:p>17091.375</text:p>
          </table:table-cell>
          <table:table-cell office:value-type="float" office:value="15598.713">
            <text:p>15598.713</text:p>
          </table:table-cell>
          <table:table-cell office:value-type="float" office:value="15778.025">
            <text:p>15778.025</text:p>
          </table:table-cell>
          <table:table-cell office:value-type="float" office:value="16092.963">
            <text:p>16092.963</text:p>
          </table:table-cell>
          <table:table-cell office:value-type="float" office:value="16111.418">
            <text:p>16111.418</text:p>
          </table:table-cell>
          <table:table-cell office:value-type="float" office:value="16163.451">
            <text:p>16163.451</text:p>
          </table:table-cell>
          <table:table-cell office:value-type="float" office:value="16274.597">
            <text:p>16274.597</text:p>
          </table:table-cell>
          <table:table-cell office:value-type="float" office:value="7375.08">
            <text:p>7375.08</text:p>
          </table:table-cell>
          <table:table-cell office:value-type="float" office:value="9648.273">
            <text:p>9648.273</text:p>
          </table:table-cell>
          <table:table-cell office:value-type="float" office:value="8155.611">
            <text:p>8155.611</text:p>
          </table:table-cell>
          <table:table-cell office:value-type="float" office:value="8334.923">
            <text:p>8334.923</text:p>
          </table:table-cell>
          <table:table-cell office:value-type="float" office:value="8649.861">
            <text:p>8649.861</text:p>
          </table:table-cell>
          <table:table-cell office:value-type="float" office:value="8668.316">
            <text:p>8668.316</text:p>
          </table:table-cell>
          <table:table-cell office:value-type="float" office:value="8720.349">
            <text:p>8720.349</text:p>
          </table:table-cell>
          <table:table-cell office:value-type="float" office:value="8831.495">
            <text:p>8831.495</text:p>
          </table:table-cell>
          <table:table-cell office:value-type="float" office:value="2633.193">
            <text:p>2633.193</text:p>
          </table:table-cell>
          <table:table-cell office:value-type="float" office:value="1140.531">
            <text:p>1140.531</text:p>
          </table:table-cell>
          <table:table-cell office:value-type="float" office:value="1319.843">
            <text:p>1319.843</text:p>
          </table:table-cell>
          <table:table-cell office:value-type="float" office:value="1634.781">
            <text:p>1634.781</text:p>
          </table:table-cell>
          <table:table-cell office:value-type="float" office:value="1653.236">
            <text:p>1653.236</text:p>
          </table:table-cell>
          <table:table-cell office:value-type="float" office:value="1705.269">
            <text:p>1705.269</text:p>
          </table:table-cell>
          <table:table-cell office:value-type="float" office:value="1816.415">
            <text:p>1816.415</text:p>
          </table:table-cell>
          <table:table-cell office:value-type="float" office:value="-1132.662">
            <text:p>-1132.662</text:p>
          </table:table-cell>
          <table:table-cell office:value-type="float" office:value="-953.35">
            <text:p>-953.35</text:p>
          </table:table-cell>
          <table:table-cell office:value-type="float" office:value="-638.412">
            <text:p>-638.412</text:p>
          </table:table-cell>
          <table:table-cell office:value-type="float" office:value="-619.957">
            <text:p>-619.957</text:p>
          </table:table-cell>
          <table:table-cell office:value-type="float" office:value="-567.924">
            <text:p>-567.924</text:p>
          </table:table-cell>
          <table:table-cell office:value-type="float" office:value="-456.778">
            <text:p>-456.778</text:p>
          </table:table-cell>
          <table:table-cell office:value-type="float" office:value="539.312">
            <text:p>539.312</text:p>
          </table:table-cell>
          <table:table-cell office:value-type="float" office:value="854.25">
            <text:p>854.25</text:p>
          </table:table-cell>
          <table:table-cell office:value-type="float" office:value="872.705">
            <text:p>872.705</text:p>
          </table:table-cell>
          <table:table-cell office:value-type="float" office:value="924.738">
            <text:p>924.738</text:p>
          </table:table-cell>
          <table:table-cell office:value-type="float" office:value="1035.884">
            <text:p>1035.884</text:p>
          </table:table-cell>
          <table:table-cell office:value-type="float" office:value="674.938">
            <text:p>674.938</text:p>
          </table:table-cell>
          <table:table-cell office:value-type="float" office:value="693.393">
            <text:p>693.393</text:p>
          </table:table-cell>
          <table:table-cell office:value-type="float" office:value="745.426">
            <text:p>745.426</text:p>
          </table:table-cell>
          <table:table-cell office:value-type="float" office:value="856.572">
            <text:p>856.572</text:p>
          </table:table-cell>
          <table:table-cell office:value-type="float" office:value="378.455">
            <text:p>378.455</text:p>
          </table:table-cell>
          <table:table-cell office:value-type="float" office:value="430.488">
            <text:p>430.488</text:p>
          </table:table-cell>
          <table:table-cell office:value-type="float" office:value="541.634">
            <text:p>541.634</text:p>
          </table:table-cell>
          <table:table-cell office:value-type="float" office:value="412.033">
            <text:p>412.033</text:p>
          </table:table-cell>
          <table:table-cell office:value-type="float" office:value="523.179">
            <text:p>523.179</text:p>
          </table:table-cell>
          <table:table-cell office:value-type="float" office:value="471.146">
            <text:p>471.146</text:p>
          </table:table-cell>
          <table:table-cell office:value-type="float" office:value="40291.33">
            <text:p>40291.33</text:p>
          </table:table-cell>
          <table:table-cell office:value-type="float" office:value="331.33">
            <text:p>331.33</text:p>
          </table:table-cell>
          <table:table-cell office:value-type="float" office:value="50240.102">
            <text:p>50240.102</text:p>
          </table:table-cell>
          <table:table-cell office:value-type="float" office:value="57464.395">
            <text:p>57464.395</text:p>
          </table:table-cell>
          <table:table-cell office:value-type="float" office:value="64527.278">
            <text:p>64527.278</text:p>
          </table:table-cell>
          <table:table-cell office:value-type="float" office:value="65474.059">
            <text:p>65474.059</text:p>
          </table:table-cell>
          <table:table-cell office:value-type="float" office:value="65304.342">
            <text:p>65304.342</text:p>
          </table:table-cell>
          <table:table-cell office:value-type="float" office:value="65790.352">
            <text:p>65790.352</text:p>
          </table:table-cell>
          <table:table-cell office:value-type="float" office:value="65809.631">
            <text:p>65809.631</text:p>
          </table:table-cell>
          <table:table-cell office:value-type="float" office:value="65862.438">
            <text:p>65862.438</text:p>
          </table:table-cell>
          <table:table-cell office:value-type="float" office:value="65975.282">
            <text:p>65975.282</text:p>
          </table:table-cell>
          <table:table-cell office:value-type="float" office:value="10308.772">
            <text:p>10308.772</text:p>
          </table:table-cell>
          <table:table-cell office:value-type="float" office:value="17533.065">
            <text:p>17533.065</text:p>
          </table:table-cell>
          <table:table-cell office:value-type="float" office:value="24595.948">
            <text:p>24595.948</text:p>
          </table:table-cell>
          <table:table-cell office:value-type="float" office:value="25542.729">
            <text:p>25542.729</text:p>
          </table:table-cell>
          <table:table-cell office:value-type="float" office:value="25373.012">
            <text:p>25373.012</text:p>
          </table:table-cell>
          <table:table-cell table:formula="of:=MOD([.GI25]; 360)" office:value-type="float" office:value="173.011999999999">
            <text:p>173.012</text:p>
          </table:table-cell>
          <table:table-cell office:value-type="float" office:value="25859.022">
            <text:p>25859.022</text:p>
          </table:table-cell>
          <table:table-cell office:value-type="float" office:value="25878.301">
            <text:p>25878.301</text:p>
          </table:table-cell>
          <table:table-cell office:value-type="float" office:value="25931.108">
            <text:p>25931.108</text:p>
          </table:table-cell>
          <table:table-cell office:value-type="float" office:value="26043.952">
            <text:p>26043.952</text:p>
          </table:table-cell>
          <table:table-cell office:value-type="float" office:value="7584.293">
            <text:p>7584.293</text:p>
          </table:table-cell>
          <table:table-cell office:value-type="float" office:value="14647.176">
            <text:p>14647.176</text:p>
          </table:table-cell>
          <table:table-cell office:value-type="float" office:value="15593.957">
            <text:p>15593.957</text:p>
          </table:table-cell>
          <table:table-cell office:value-type="float" office:value="15424.24">
            <text:p>15424.24</text:p>
          </table:table-cell>
          <table:table-cell office:value-type="float" office:value="15910.25">
            <text:p>15910.25</text:p>
          </table:table-cell>
          <table:table-cell office:value-type="float" office:value="15929.529">
            <text:p>15929.529</text:p>
          </table:table-cell>
          <table:table-cell office:value-type="float" office:value="15982.336">
            <text:p>15982.336</text:p>
          </table:table-cell>
          <table:table-cell office:value-type="float" office:value="16095.18">
            <text:p>16095.18</text:p>
          </table:table-cell>
          <table:table-cell office:value-type="float" office:value="7422.883">
            <text:p>7422.883</text:p>
          </table:table-cell>
          <table:table-cell office:value-type="float" office:value="8369.664">
            <text:p>8369.664</text:p>
          </table:table-cell>
          <table:table-cell office:value-type="float" office:value="8199.947">
            <text:p>8199.947</text:p>
          </table:table-cell>
          <table:table-cell office:value-type="float" office:value="8685.957">
            <text:p>8685.957</text:p>
          </table:table-cell>
          <table:table-cell office:value-type="float" office:value="8705.236">
            <text:p>8705.236</text:p>
          </table:table-cell>
          <table:table-cell office:value-type="float" office:value="8758.043">
            <text:p>8758.043</text:p>
          </table:table-cell>
          <table:table-cell office:value-type="float" office:value="8870.887">
            <text:p>8870.887</text:p>
          </table:table-cell>
          <table:table-cell office:value-type="float" office:value="1306.781">
            <text:p>1306.781</text:p>
          </table:table-cell>
          <table:table-cell office:value-type="float" office:value="1137.064">
            <text:p>1137.064</text:p>
          </table:table-cell>
          <table:table-cell office:value-type="float" office:value="1623.074">
            <text:p>1623.074</text:p>
          </table:table-cell>
          <table:table-cell office:value-type="float" office:value="1642.353">
            <text:p>1642.353</text:p>
          </table:table-cell>
          <table:table-cell office:value-type="float" office:value="1695.16">
            <text:p>1695.16</text:p>
          </table:table-cell>
          <table:table-cell office:value-type="float" office:value="861.223">
            <text:p>861.223</text:p>
          </table:table-cell>
          <table:table-cell office:value-type="float" office:value="190.283">
            <text:p>190.283</text:p>
          </table:table-cell>
          <table:table-cell office:value-type="float" office:value="676.293">
            <text:p>676.293</text:p>
          </table:table-cell>
          <table:table-cell office:value-type="float" office:value="695.572">
            <text:p>695.572</text:p>
          </table:table-cell>
          <table:table-cell office:value-type="float" office:value="748.379">
            <text:p>748.379</text:p>
          </table:table-cell>
          <table:table-cell office:value-type="float" office:value="861.223">
            <text:p>861.223</text:p>
          </table:table-cell>
          <table:table-cell office:value-type="float" office:value="846.01">
            <text:p>846.01</text:p>
          </table:table-cell>
          <table:table-cell office:value-type="float" office:value="865.289">
            <text:p>865.289</text:p>
          </table:table-cell>
          <table:table-cell office:value-type="float" office:value="918.096">
            <text:p>918.096</text:p>
          </table:table-cell>
          <table:table-cell office:value-type="float" office:value="1030.94">
            <text:p>1030.94</text:p>
          </table:table-cell>
          <table:table-cell office:value-type="float" office:value="379.279">
            <text:p>379.279</text:p>
          </table:table-cell>
          <table:table-cell office:value-type="float" office:value="432.086">
            <text:p>432.086</text:p>
          </table:table-cell>
          <table:table-cell office:value-type="float" office:value="544.93">
            <text:p>544.93</text:p>
          </table:table-cell>
          <table:table-cell office:value-type="float" office:value="412.807">
            <text:p>412.807</text:p>
          </table:table-cell>
          <table:table-cell office:value-type="float" office:value="525.651">
            <text:p>525.651</text:p>
          </table:table-cell>
          <table:table-cell office:value-type="float" office:value="472.844">
            <text:p>472.844</text:p>
          </table:table-cell>
          <table:table-cell table:number-columns-repeated="792"/>
        </table:table-row>
        <table:table-row table:style-name="ro1">
          <table:table-cell office:value-type="string">
            <text:p>2003-11-17 12:00</text:p>
          </table:table-cell>
          <table:table-cell office:value-type="float" office:value="9.928">
            <text:p>9.928</text:p>
          </table:table-cell>
          <table:table-cell office:value-type="float" office:value="1.308">
            <text:p>1.308</text:p>
          </table:table-cell>
          <table:table-cell office:value-type="float" office:value="8.205">
            <text:p>8.205</text:p>
          </table:table-cell>
          <table:table-cell office:value-type="float" office:value="3.412">
            <text:p>3.412</text:p>
          </table:table-cell>
          <table:table-cell office:value-type="float" office:value="14.54">
            <text:p>14.54</text:p>
          </table:table-cell>
          <table:table-cell office:value-type="float" office:value="0.571">
            <text:p>0.571</text:p>
          </table:table-cell>
          <table:table-cell office:value-type="float" office:value="12.764">
            <text:p>12.764</text:p>
          </table:table-cell>
          <table:table-cell office:value-type="float" office:value="13.932">
            <text:p>13.932</text:p>
          </table:table-cell>
          <table:table-cell office:value-type="float" office:value="10.588">
            <text:p>10.588</text:p>
          </table:table-cell>
          <table:table-cell office:value-type="float" office:value="3.852">
            <text:p>3.852</text:p>
          </table:table-cell>
          <table:table-cell office:value-type="float" office:value="5.437">
            <text:p>5.437</text:p>
          </table:table-cell>
          <table:table-cell office:value-type="float" office:value="14.692">
            <text:p>14.692</text:p>
          </table:table-cell>
          <table:table-cell office:value-type="float" office:value="12.3">
            <text:p>12.3</text:p>
          </table:table-cell>
          <table:table-cell office:value-type="float" office:value="234.928">
            <text:p>234.928</text:p>
          </table:table-cell>
          <table:table-cell office:value-type="float" office:value="151.308">
            <text:p>151.308</text:p>
          </table:table-cell>
          <table:table-cell office:value-type="float" office:value="248.205">
            <text:p>248.205</text:p>
          </table:table-cell>
          <table:table-cell office:value-type="float" office:value="258.412">
            <text:p>258.412</text:p>
          </table:table-cell>
          <table:table-cell office:value-type="float" office:value="344.54">
            <text:p>344.54</text:p>
          </table:table-cell>
          <table:table-cell office:value-type="float" office:value="165.571">
            <text:p>165.571</text:p>
          </table:table-cell>
          <table:table-cell office:value-type="float" office:value="102.764">
            <text:p>102.764</text:p>
          </table:table-cell>
          <table:table-cell office:value-type="float" office:value="328.932">
            <text:p>328.932</text:p>
          </table:table-cell>
          <table:table-cell office:value-type="float" office:value="310.588">
            <text:p>310.588</text:p>
          </table:table-cell>
          <table:table-cell office:value-type="float" office:value="258.852">
            <text:p>258.852</text:p>
          </table:table-cell>
          <table:table-cell office:value-type="float" office:value="50.437">
            <text:p>50.437</text:p>
          </table:table-cell>
          <table:table-cell office:value-type="float" office:value="284.692">
            <text:p>284.692</text:p>
          </table:table-cell>
          <table:table-cell office:value-type="float" office:value="147.3">
            <text:p>147.3</text:p>
          </table:table-cell>
          <table:table-cell office:value-type="float" office:value="251.8745">
            <text:p>251.8745</text:p>
          </table:table-cell>
          <table:table-cell office:value-type="float" office:value="197.1645">
            <text:p>197.1645</text:p>
          </table:table-cell>
          <table:table-cell office:value-type="float" office:value="233.3414">
            <text:p>233.3414</text:p>
          </table:table-cell>
          <table:table-cell office:value-type="float" office:value="231.5158">
            <text:p>231.5158</text:p>
          </table:table-cell>
          <table:table-cell office:value-type="float" office:value="191.13975">
            <text:p>191.13975</text:p>
          </table:table-cell>
          <table:table-cell office:value-type="string">
            <text:p>24 ♏ 55' 40"</text:p>
          </table:table-cell>
          <table:table-cell office:value-type="string">
            <text:p><text:s/>1 ♍ 18' 28"</text:p>
          </table:table-cell>
          <table:table-cell office:value-type="string">
            <text:p><text:s/>8 ♐ 12' 18"</text:p>
          </table:table-cell>
          <table:table-cell office:value-type="string">
            <text:p>18 ♐ 24' 42"</text:p>
          </table:table-cell>
          <table:table-cell office:value-type="string">
            <text:p>14 ♓ 32' 25"</text:p>
          </table:table-cell>
          <table:table-cell office:value-type="string">
            <text:p>15 ♍ 34' 14"</text:p>
          </table:table-cell>
          <table:table-cell office:value-type="string">
            <text:p>12 ♋ 45' 51"</text:p>
          </table:table-cell>
          <table:table-cell office:value-type="string">
            <text:p>28 ♒ 55' 55"</text:p>
          </table:table-cell>
          <table:table-cell office:value-type="string">
            <text:p>10 ♒ 35' 18"</text:p>
          </table:table-cell>
          <table:table-cell office:value-type="string">
            <text:p>18 ♐ 51' 08"</text:p>
          </table:table-cell>
          <table:table-cell office:value-type="string">
            <text:p>20 ♉ 26' 12"</text:p>
          </table:table-cell>
          <table:table-cell office:value-type="string">
            <text:p>14 ♑ 41' 32"</text:p>
          </table:table-cell>
          <table:table-cell office:value-type="string">
            <text:p>27 ♌ 17' 58"</text:p>
          </table:table-cell>
          <table:table-cell office:value-type="float" office:value="7.995">
            <text:p>7.995</text:p>
          </table:table-cell>
          <table:table-cell office:value-type="float" office:value="6.203">
            <text:p>6.203</text:p>
          </table:table-cell>
          <table:table-cell office:value-type="float" office:value="9.928">
            <text:p>9.928</text:p>
          </table:table-cell>
          <table:table-cell office:value-type="float" office:value="10.408">
            <text:p>10.408</text:p>
          </table:table-cell>
          <table:table-cell office:value-type="float" office:value="5.693">
            <text:p>5.693</text:p>
          </table:table-cell>
          <table:table-cell office:value-type="float" office:value="8.11">
            <text:p>8.11</text:p>
          </table:table-cell>
          <table:table-cell office:value-type="float" office:value="1.754">
            <text:p>1.754</text:p>
          </table:table-cell>
          <table:table-cell office:value-type="float" office:value="12.413">
            <text:p>12.413</text:p>
          </table:table-cell>
          <table:table-cell office:value-type="float" office:value="4.609">
            <text:p>4.609</text:p>
          </table:table-cell>
          <table:table-cell office:value-type="float" office:value="3.192">
            <text:p>3.192</text:p>
          </table:table-cell>
          <table:table-cell office:value-type="float" office:value="11.697">
            <text:p>11.697</text:p>
          </table:table-cell>
          <table:table-cell office:value-type="float" office:value="277.995">
            <text:p>277.995</text:p>
          </table:table-cell>
          <table:table-cell office:value-type="float" office:value="291.203">
            <text:p>291.203</text:p>
          </table:table-cell>
          <table:table-cell office:value-type="float" office:value="54.928">
            <text:p>54.928</text:p>
          </table:table-cell>
          <table:table-cell office:value-type="float" office:value="25.408">
            <text:p>25.408</text:p>
          </table:table-cell>
          <table:table-cell office:value-type="float" office:value="155.693">
            <text:p>155.693</text:p>
          </table:table-cell>
          <table:table-cell office:value-type="float" office:value="98.11">
            <text:p>98.11</text:p>
          </table:table-cell>
          <table:table-cell office:value-type="float" office:value="331.754">
            <text:p>331.754</text:p>
          </table:table-cell>
          <table:table-cell office:value-type="float" office:value="312.413">
            <text:p>312.413</text:p>
          </table:table-cell>
          <table:table-cell office:value-type="float" office:value="259.609">
            <text:p>259.609</text:p>
          </table:table-cell>
          <table:table-cell office:value-type="float" office:value="288.192">
            <text:p>288.192</text:p>
          </table:table-cell>
          <table:table-cell office:value-type="float" office:value="146.697">
            <text:p>146.697</text:p>
          </table:table-cell>
          <table:table-cell office:value-type="string">
            <text:p><text:s/>7 ♑ 59' 43"</text:p>
          </table:table-cell>
          <table:table-cell office:value-type="string">
            <text:p>21 ♑ 12' 09"</text:p>
          </table:table-cell>
          <table:table-cell office:value-type="string">
            <text:p>24 ♉ 55' 40"</text:p>
          </table:table-cell>
          <table:table-cell office:value-type="string">
            <text:p>25 ♈ 24' 29"</text:p>
          </table:table-cell>
          <table:table-cell office:value-type="string">
            <text:p><text:s/>5 ♍ 41' 33"</text:p>
          </table:table-cell>
          <table:table-cell office:value-type="string">
            <text:p><text:s/>8 ♋ 06' 35"</text:p>
          </table:table-cell>
          <table:table-cell office:value-type="string">
            <text:p><text:s/>1 ♓ 45' 13"</text:p>
          </table:table-cell>
          <table:table-cell office:value-type="string">
            <text:p>12 ♒ 24' 48"</text:p>
          </table:table-cell>
          <table:table-cell office:value-type="string">
            <text:p>19 ♐ 36' 33"</text:p>
          </table:table-cell>
          <table:table-cell office:value-type="string">
            <text:p>18 ♑ 11' 32"</text:p>
          </table:table-cell>
          <table:table-cell office:value-type="string">
            <text:p>26 ♌ 41' 48"</text:p>
          </table:table-cell>
          <table:table-cell office:value-type="float" office:value="-19">
            <text:p>-19</text:p>
          </table:table-cell>
          <table:table-cell office:value-type="float" office:value="-15.6375">
            <text:p>-15.6375</text:p>
          </table:table-cell>
          <table:table-cell office:value-type="float" office:value="-23.6545">
            <text:p>-23.6545</text:p>
          </table:table-cell>
          <table:table-cell office:value-type="float" office:value="15.867">
            <text:p>15.867</text:p>
          </table:table-cell>
          <table:table-cell office:value-type="float" office:value="-23.456">
            <text:p>-23.456</text:p>
          </table:table-cell>
          <table:table-cell office:value-type="float" office:value="-23.853">
            <text:p>-23.853</text:p>
          </table:table-cell>
          <table:table-cell office:value-type="float" office:value="-7.422">
            <text:p>-7.422</text:p>
          </table:table-cell>
          <table:table-cell office:value-type="float" office:value="6.628">
            <text:p>6.628</text:p>
          </table:table-cell>
          <table:table-cell office:value-type="float" office:value="22.109">
            <text:p>22.109</text:p>
          </table:table-cell>
          <table:table-cell office:value-type="float" office:value="-12.557">
            <text:p>-12.557</text:p>
          </table:table-cell>
          <table:table-cell office:value-type="float" office:value="-17.6">
            <text:p>-17.6</text:p>
          </table:table-cell>
          <table:table-cell office:value-type="float" office:value="-14.298">
            <text:p>-14.298</text:p>
          </table:table-cell>
          <table:table-cell office:value-type="float" office:value="17.859">
            <text:p>17.859</text:p>
          </table:table-cell>
          <table:table-cell office:value-type="float" office:value="-16.182">
            <text:p>-16.182</text:p>
          </table:table-cell>
          <table:table-cell office:value-type="float" office:value="12.414">
            <text:p>12.414</text:p>
          </table:table-cell>
          <table:table-cell office:value-type="float" office:value="0">
            <text:p>0</text:p>
          </table:table-cell>
          <table:table-cell office:value-type="float" office:value="5.203">
            <text:p>5.203</text:p>
          </table:table-cell>
          <table:table-cell office:value-type="float" office:value="-1.803">
            <text:p>-1.803</text:p>
          </table:table-cell>
          <table:table-cell office:value-type="float" office:value="-0.922">
            <text:p>-0.922</text:p>
          </table:table-cell>
          <table:table-cell office:value-type="float" office:value="-1.448">
            <text:p>-1.448</text:p>
          </table:table-cell>
          <table:table-cell office:value-type="float" office:value="1.019">
            <text:p>1.019</text:p>
          </table:table-cell>
          <table:table-cell office:value-type="float" office:value="-0.722">
            <text:p>-0.722</text:p>
          </table:table-cell>
          <table:table-cell office:value-type="float" office:value="-0.758">
            <text:p>-0.758</text:p>
          </table:table-cell>
          <table:table-cell office:value-type="float" office:value="-0.018">
            <text:p>-0.018</text:p>
          </table:table-cell>
          <table:table-cell office:value-type="float" office:value="8.703">
            <text:p>8.703</text:p>
          </table:table-cell>
          <table:table-cell office:value-type="float" office:value="6.486">
            <text:p>6.486</text:p>
          </table:table-cell>
          <table:table-cell office:value-type="float" office:value="0.004">
            <text:p>0.004</text:p>
          </table:table-cell>
          <table:table-cell office:value-type="float" office:value="349.793">
            <text:p>349.793</text:p>
          </table:table-cell>
          <table:table-cell office:value-type="float" office:value="373.277">
            <text:p>373.277</text:p>
          </table:table-cell>
          <table:table-cell office:value-type="float" office:value="7823.665">
            <text:p>7823.665</text:p>
          </table:table-cell>
          <table:table-cell office:value-type="float" office:value="14842.634">
            <text:p>14842.634</text:p>
          </table:table-cell>
          <table:table-cell office:value-type="float" office:value="17117.768">
            <text:p>17117.768</text:p>
          </table:table-cell>
          <table:table-cell office:value-type="float" office:value="15625.441">
            <text:p>15625.441</text:p>
          </table:table-cell>
          <table:table-cell office:value-type="float" office:value="15803.513">
            <text:p>15803.513</text:p>
          </table:table-cell>
          <table:table-cell office:value-type="float" office:value="16119.273">
            <text:p>16119.273</text:p>
          </table:table-cell>
          <table:table-cell office:value-type="float" office:value="16137.617">
            <text:p>16137.617</text:p>
          </table:table-cell>
          <table:table-cell office:value-type="float" office:value="16189.353">
            <text:p>16189.353</text:p>
          </table:table-cell>
          <table:table-cell office:value-type="float" office:value="16300.905">
            <text:p>16300.905</text:p>
          </table:table-cell>
          <table:table-cell office:value-type="float" office:value="383.484">
            <text:p>383.484</text:p>
          </table:table-cell>
          <table:table-cell office:value-type="float" office:value="7833.872">
            <text:p>7833.872</text:p>
          </table:table-cell>
          <table:table-cell office:value-type="float" office:value="14852.841">
            <text:p>14852.841</text:p>
          </table:table-cell>
          <table:table-cell office:value-type="float" office:value="17127.975">
            <text:p>17127.975</text:p>
          </table:table-cell>
          <table:table-cell office:value-type="float" office:value="15635.648">
            <text:p>15635.648</text:p>
          </table:table-cell>
          <table:table-cell office:value-type="float" office:value="15980.188">
            <text:p>15980.188</text:p>
          </table:table-cell>
          <table:table-cell office:value-type="float" office:value="15291.108">
            <text:p>15291.108</text:p>
          </table:table-cell>
          <table:table-cell office:value-type="float" office:value="8420.188">
            <text:p>8420.188</text:p>
          </table:table-cell>
          <table:table-cell office:value-type="float" office:value="7903.364">
            <text:p>7903.364</text:p>
          </table:table-cell>
          <table:table-cell office:value-type="float" office:value="15813.72">
            <text:p>15813.72</text:p>
          </table:table-cell>
          <table:table-cell office:value-type="float" office:value="16129.48">
            <text:p>16129.48</text:p>
          </table:table-cell>
          <table:table-cell office:value-type="float" office:value="16147.824">
            <text:p>16147.824</text:p>
          </table:table-cell>
          <table:table-cell office:value-type="float" office:value="16199.56">
            <text:p>16199.56</text:p>
          </table:table-cell>
          <table:table-cell office:value-type="float" office:value="16311.112">
            <text:p>16311.112</text:p>
          </table:table-cell>
          <table:table-cell office:value-type="float" office:value="7810.388">
            <text:p>7810.388</text:p>
          </table:table-cell>
          <table:table-cell office:value-type="float" office:value="14829.357">
            <text:p>14829.357</text:p>
          </table:table-cell>
          <table:table-cell office:value-type="float" office:value="17104.491">
            <text:p>17104.491</text:p>
          </table:table-cell>
          <table:table-cell office:value-type="float" office:value="15612.164">
            <text:p>15612.164</text:p>
          </table:table-cell>
          <table:table-cell office:value-type="float" office:value="15790.236">
            <text:p>15790.236</text:p>
          </table:table-cell>
          <table:table-cell office:value-type="float" office:value="16105.996">
            <text:p>16105.996</text:p>
          </table:table-cell>
          <table:table-cell office:value-type="float" office:value="16124.34">
            <text:p>16124.34</text:p>
          </table:table-cell>
          <table:table-cell office:value-type="float" office:value="16176.076">
            <text:p>16176.076</text:p>
          </table:table-cell>
          <table:table-cell office:value-type="float" office:value="16287.628">
            <text:p>16287.628</text:p>
          </table:table-cell>
          <table:table-cell office:value-type="float" office:value="7378.969">
            <text:p>7378.969</text:p>
          </table:table-cell>
          <table:table-cell office:value-type="float" office:value="9654.103">
            <text:p>9654.103</text:p>
          </table:table-cell>
          <table:table-cell office:value-type="float" office:value="8161.776">
            <text:p>8161.776</text:p>
          </table:table-cell>
          <table:table-cell office:value-type="float" office:value="8339.848">
            <text:p>8339.848</text:p>
          </table:table-cell>
          <table:table-cell office:value-type="float" office:value="8655.608">
            <text:p>8655.608</text:p>
          </table:table-cell>
          <table:table-cell office:value-type="float" office:value="8673.952">
            <text:p>8673.952</text:p>
          </table:table-cell>
          <table:table-cell office:value-type="float" office:value="8725.688">
            <text:p>8725.688</text:p>
          </table:table-cell>
          <table:table-cell office:value-type="float" office:value="8837.24">
            <text:p>8837.24</text:p>
          </table:table-cell>
          <table:table-cell office:value-type="float" office:value="2635.134">
            <text:p>2635.134</text:p>
          </table:table-cell>
          <table:table-cell office:value-type="float" office:value="1142.807">
            <text:p>1142.807</text:p>
          </table:table-cell>
          <table:table-cell office:value-type="float" office:value="1320.879">
            <text:p>1320.879</text:p>
          </table:table-cell>
          <table:table-cell office:value-type="float" office:value="1636.639">
            <text:p>1636.639</text:p>
          </table:table-cell>
          <table:table-cell office:value-type="float" office:value="1654.983">
            <text:p>1654.983</text:p>
          </table:table-cell>
          <table:table-cell office:value-type="float" office:value="1706.719">
            <text:p>1706.719</text:p>
          </table:table-cell>
          <table:table-cell office:value-type="float" office:value="1818.271">
            <text:p>1818.271</text:p>
          </table:table-cell>
          <table:table-cell office:value-type="float" office:value="-1132.327">
            <text:p>-1132.327</text:p>
          </table:table-cell>
          <table:table-cell office:value-type="float" office:value="-954.255">
            <text:p>-954.255</text:p>
          </table:table-cell>
          <table:table-cell office:value-type="float" office:value="-638.495">
            <text:p>-638.495</text:p>
          </table:table-cell>
          <table:table-cell office:value-type="float" office:value="-620.151">
            <text:p>-620.151</text:p>
          </table:table-cell>
          <table:table-cell office:value-type="float" office:value="-568.415">
            <text:p>-568.415</text:p>
          </table:table-cell>
          <table:table-cell office:value-type="float" office:value="-456.863">
            <text:p>-456.863</text:p>
          </table:table-cell>
          <table:table-cell office:value-type="float" office:value="538.072">
            <text:p>538.072</text:p>
          </table:table-cell>
          <table:table-cell office:value-type="float" office:value="853.832">
            <text:p>853.832</text:p>
          </table:table-cell>
          <table:table-cell office:value-type="float" office:value="872.176">
            <text:p>872.176</text:p>
          </table:table-cell>
          <table:table-cell office:value-type="float" office:value="923.912">
            <text:p>923.912</text:p>
          </table:table-cell>
          <table:table-cell office:value-type="float" office:value="1035.464">
            <text:p>1035.464</text:p>
          </table:table-cell>
          <table:table-cell office:value-type="float" office:value="675.76">
            <text:p>675.76</text:p>
          </table:table-cell>
          <table:table-cell office:value-type="float" office:value="694.104">
            <text:p>694.104</text:p>
          </table:table-cell>
          <table:table-cell office:value-type="float" office:value="745.84">
            <text:p>745.84</text:p>
          </table:table-cell>
          <table:table-cell office:value-type="float" office:value="857.392">
            <text:p>857.392</text:p>
          </table:table-cell>
          <table:table-cell office:value-type="float" office:value="378.344">
            <text:p>378.344</text:p>
          </table:table-cell>
          <table:table-cell office:value-type="float" office:value="430.08">
            <text:p>430.08</text:p>
          </table:table-cell>
          <table:table-cell office:value-type="float" office:value="541.632">
            <text:p>541.632</text:p>
          </table:table-cell>
          <table:table-cell office:value-type="float" office:value="411.736">
            <text:p>411.736</text:p>
          </table:table-cell>
          <table:table-cell office:value-type="float" office:value="523.288">
            <text:p>523.288</text:p>
          </table:table-cell>
          <table:table-cell office:value-type="float" office:value="471.552">
            <text:p>471.552</text:p>
          </table:table-cell>
          <table:table-cell office:value-type="float" office:value="40306.792">
            <text:p>40306.792</text:p>
          </table:table-cell>
          <table:table-cell office:value-type="float" office:value="346.792">
            <text:p>346.792</text:p>
          </table:table-cell>
          <table:table-cell office:value-type="float" office:value="50263.067">
            <text:p>50263.067</text:p>
          </table:table-cell>
          <table:table-cell office:value-type="float" office:value="57492.587">
            <text:p>57492.587</text:p>
          </table:table-cell>
          <table:table-cell office:value-type="float" office:value="64562.302">
            <text:p>64562.302</text:p>
          </table:table-cell>
          <table:table-cell office:value-type="float" office:value="65509.803">
            <text:p>65509.803</text:p>
          </table:table-cell>
          <table:table-cell office:value-type="float" office:value="65339.885">
            <text:p>65339.885</text:p>
          </table:table-cell>
          <table:table-cell office:value-type="float" office:value="65826.241">
            <text:p>65826.241</text:p>
          </table:table-cell>
          <table:table-cell office:value-type="float" office:value="65845.582">
            <text:p>65845.582</text:p>
          </table:table-cell>
          <table:table-cell office:value-type="float" office:value="65898.386">
            <text:p>65898.386</text:p>
          </table:table-cell>
          <table:table-cell office:value-type="float" office:value="66011.298">
            <text:p>66011.298</text:p>
          </table:table-cell>
          <table:table-cell office:value-type="float" office:value="10316.275">
            <text:p>10316.275</text:p>
          </table:table-cell>
          <table:table-cell office:value-type="float" office:value="17545.795">
            <text:p>17545.795</text:p>
          </table:table-cell>
          <table:table-cell office:value-type="float" office:value="24615.51">
            <text:p>24615.51</text:p>
          </table:table-cell>
          <table:table-cell office:value-type="float" office:value="25563.011">
            <text:p>25563.011</text:p>
          </table:table-cell>
          <table:table-cell office:value-type="float" office:value="25393.093">
            <text:p>25393.093</text:p>
          </table:table-cell>
          <table:table-cell table:formula="of:=MOD([.GI26]; 360)" office:value-type="float" office:value="193.093000000001">
            <text:p>193.093</text:p>
          </table:table-cell>
          <table:table-cell office:value-type="float" office:value="25879.449">
            <text:p>25879.449</text:p>
          </table:table-cell>
          <table:table-cell office:value-type="float" office:value="25898.79">
            <text:p>25898.79</text:p>
          </table:table-cell>
          <table:table-cell office:value-type="float" office:value="25951.594">
            <text:p>25951.594</text:p>
          </table:table-cell>
          <table:table-cell office:value-type="float" office:value="26064.506">
            <text:p>26064.506</text:p>
          </table:table-cell>
          <table:table-cell office:value-type="float" office:value="7589.52">
            <text:p>7589.52</text:p>
          </table:table-cell>
          <table:table-cell office:value-type="float" office:value="14659.235">
            <text:p>14659.235</text:p>
          </table:table-cell>
          <table:table-cell office:value-type="float" office:value="15606.736">
            <text:p>15606.736</text:p>
          </table:table-cell>
          <table:table-cell office:value-type="float" office:value="15436.818">
            <text:p>15436.818</text:p>
          </table:table-cell>
          <table:table-cell office:value-type="float" office:value="15923.174">
            <text:p>15923.174</text:p>
          </table:table-cell>
          <table:table-cell office:value-type="float" office:value="15942.515">
            <text:p>15942.515</text:p>
          </table:table-cell>
          <table:table-cell office:value-type="float" office:value="15995.319">
            <text:p>15995.319</text:p>
          </table:table-cell>
          <table:table-cell office:value-type="float" office:value="16108.231">
            <text:p>16108.231</text:p>
          </table:table-cell>
          <table:table-cell office:value-type="float" office:value="7429.715">
            <text:p>7429.715</text:p>
          </table:table-cell>
          <table:table-cell office:value-type="float" office:value="8377.216">
            <text:p>8377.216</text:p>
          </table:table-cell>
          <table:table-cell office:value-type="float" office:value="8207.298">
            <text:p>8207.298</text:p>
          </table:table-cell>
          <table:table-cell office:value-type="float" office:value="8693.654">
            <text:p>8693.654</text:p>
          </table:table-cell>
          <table:table-cell office:value-type="float" office:value="8712.995">
            <text:p>8712.995</text:p>
          </table:table-cell>
          <table:table-cell office:value-type="float" office:value="8765.799">
            <text:p>8765.799</text:p>
          </table:table-cell>
          <table:table-cell office:value-type="float" office:value="8878.711">
            <text:p>8878.711</text:p>
          </table:table-cell>
          <table:table-cell office:value-type="float" office:value="1307.501">
            <text:p>1307.501</text:p>
          </table:table-cell>
          <table:table-cell office:value-type="float" office:value="1137.583">
            <text:p>1137.583</text:p>
          </table:table-cell>
          <table:table-cell office:value-type="float" office:value="1623.939">
            <text:p>1623.939</text:p>
          </table:table-cell>
          <table:table-cell office:value-type="float" office:value="1643.28">
            <text:p>1643.28</text:p>
          </table:table-cell>
          <table:table-cell office:value-type="float" office:value="1696.084">
            <text:p>1696.084</text:p>
          </table:table-cell>
          <table:table-cell office:value-type="float" office:value="861.495">
            <text:p>861.495</text:p>
          </table:table-cell>
          <table:table-cell office:value-type="float" office:value="190.082">
            <text:p>190.082</text:p>
          </table:table-cell>
          <table:table-cell office:value-type="float" office:value="676.438">
            <text:p>676.438</text:p>
          </table:table-cell>
          <table:table-cell office:value-type="float" office:value="695.779">
            <text:p>695.779</text:p>
          </table:table-cell>
          <table:table-cell office:value-type="float" office:value="748.583">
            <text:p>748.583</text:p>
          </table:table-cell>
          <table:table-cell office:value-type="float" office:value="861.495">
            <text:p>861.495</text:p>
          </table:table-cell>
          <table:table-cell office:value-type="float" office:value="846.356">
            <text:p>846.356</text:p>
          </table:table-cell>
          <table:table-cell office:value-type="float" office:value="865.697">
            <text:p>865.697</text:p>
          </table:table-cell>
          <table:table-cell office:value-type="float" office:value="918.501">
            <text:p>918.501</text:p>
          </table:table-cell>
          <table:table-cell office:value-type="float" office:value="1031.413">
            <text:p>1031.413</text:p>
          </table:table-cell>
          <table:table-cell office:value-type="float" office:value="379.341">
            <text:p>379.341</text:p>
          </table:table-cell>
          <table:table-cell office:value-type="float" office:value="432.145">
            <text:p>432.145</text:p>
          </table:table-cell>
          <table:table-cell office:value-type="float" office:value="545.057">
            <text:p>545.057</text:p>
          </table:table-cell>
          <table:table-cell office:value-type="float" office:value="412.804">
            <text:p>412.804</text:p>
          </table:table-cell>
          <table:table-cell office:value-type="float" office:value="525.716">
            <text:p>525.716</text:p>
          </table:table-cell>
          <table:table-cell office:value-type="float" office:value="472.912">
            <text:p>472.912</text:p>
          </table:table-cell>
          <table:table-cell table:number-columns-repeated="792"/>
        </table:table-row>
        <table:table-row table:style-name="ro1">
          <table:table-cell office:value-type="string">
            <text:p>2004-05-08 12:00</text:p>
          </table:table-cell>
          <table:table-cell office:value-type="float" office:value="3.431">
            <text:p>3.431</text:p>
          </table:table-cell>
          <table:table-cell office:value-type="float" office:value="12.106">
            <text:p>12.106</text:p>
          </table:table-cell>
          <table:table-cell office:value-type="float" office:value="8.688">
            <text:p>8.688</text:p>
          </table:table-cell>
          <table:table-cell office:value-type="float" office:value="9.576">
            <text:p>9.576</text:p>
          </table:table-cell>
          <table:table-cell office:value-type="float" office:value="0.86">
            <text:p>0.86</text:p>
          </table:table-cell>
          <table:table-cell office:value-type="float" office:value="8.935">
            <text:p>8.935</text:p>
          </table:table-cell>
          <table:table-cell office:value-type="float" office:value="9.577">
            <text:p>9.577</text:p>
          </table:table-cell>
          <table:table-cell office:value-type="float" office:value="6.362">
            <text:p>6.362</text:p>
          </table:table-cell>
          <table:table-cell office:value-type="float" office:value="0.373">
            <text:p>0.373</text:p>
          </table:table-cell>
          <table:table-cell office:value-type="float" office:value="6.733">
            <text:p>6.733</text:p>
          </table:table-cell>
          <table:table-cell office:value-type="float" office:value="11.228">
            <text:p>11.228</text:p>
          </table:table-cell>
          <table:table-cell office:value-type="float" office:value="11.106">
            <text:p>11.106</text:p>
          </table:table-cell>
          <table:table-cell office:value-type="float" office:value="11.257">
            <text:p>11.257</text:p>
          </table:table-cell>
          <table:table-cell office:value-type="float" office:value="48.431">
            <text:p>48.431</text:p>
          </table:table-cell>
          <table:table-cell office:value-type="float" office:value="282.106">
            <text:p>282.106</text:p>
          </table:table-cell>
          <table:table-cell office:value-type="float" office:value="23.688">
            <text:p>23.688</text:p>
          </table:table-cell>
          <table:table-cell office:value-type="float" office:value="84.576">
            <text:p>84.576</text:p>
          </table:table-cell>
          <table:table-cell office:value-type="float" office:value="90.86">
            <text:p>90.86</text:p>
          </table:table-cell>
          <table:table-cell office:value-type="float" office:value="158.935">
            <text:p>158.935</text:p>
          </table:table-cell>
          <table:table-cell office:value-type="float" office:value="99.577">
            <text:p>99.577</text:p>
          </table:table-cell>
          <table:table-cell office:value-type="float" office:value="336.362">
            <text:p>336.362</text:p>
          </table:table-cell>
          <table:table-cell office:value-type="float" office:value="315.373">
            <text:p>315.373</text:p>
          </table:table-cell>
          <table:table-cell office:value-type="float" office:value="261.733">
            <text:p>261.733</text:p>
          </table:table-cell>
          <table:table-cell office:value-type="float" office:value="41.228">
            <text:p>41.228</text:p>
          </table:table-cell>
          <table:table-cell office:value-type="float" office:value="296.106">
            <text:p>296.106</text:p>
          </table:table-cell>
          <table:table-cell office:value-type="float" office:value="146.257">
            <text:p>146.257</text:p>
          </table:table-cell>
          <table:table-cell office:value-type="float" office:value="210.4733333333">
            <text:p>210.4733333333</text:p>
          </table:table-cell>
          <table:table-cell office:value-type="float" office:value="216.1543333333">
            <text:p>216.1543333333</text:p>
          </table:table-cell>
          <table:table-cell office:value-type="float" office:value="234.396">
            <text:p>234.396</text:p>
          </table:table-cell>
          <table:table-cell office:value-type="float" office:value="236.2584">
            <text:p>236.2584</text:p>
          </table:table-cell>
          <table:table-cell office:value-type="float" office:value="216.790125">
            <text:p>216.790125</text:p>
          </table:table-cell>
          <table:table-cell office:value-type="string">
            <text:p>18 ♉ 25' 50"</text:p>
          </table:table-cell>
          <table:table-cell office:value-type="string">
            <text:p>12 ♑ 06' 19"</text:p>
          </table:table-cell>
          <table:table-cell office:value-type="string">
            <text:p>23 ♈ 41' 17"</text:p>
          </table:table-cell>
          <table:table-cell office:value-type="string">
            <text:p>24 ♊ 34' 33"</text:p>
          </table:table-cell>
          <table:table-cell office:value-type="string">
            <text:p><text:s/>0 ♋ 51' 35"</text:p>
          </table:table-cell>
          <table:table-cell office:value-type="string">
            <text:p><text:s/>8 ♍ 56' 04"</text:p>
          </table:table-cell>
          <table:table-cell office:value-type="string">
            <text:p><text:s/>9 ♋ 34' 35"</text:p>
          </table:table-cell>
          <table:table-cell office:value-type="string">
            <text:p><text:s/>6 ♓ 21' 44"</text:p>
          </table:table-cell>
          <table:table-cell office:value-type="string">
            <text:p>15 ♒ 22' 23"</text:p>
          </table:table-cell>
          <table:table-cell office:value-type="string">
            <text:p>21 ♐ 44' 00"</text:p>
          </table:table-cell>
          <table:table-cell office:value-type="string">
            <text:p>11 ♉ 13' 41"</text:p>
          </table:table-cell>
          <table:table-cell office:value-type="string">
            <text:p>26 ♑ 06' 20"</text:p>
          </table:table-cell>
          <table:table-cell office:value-type="string">
            <text:p>26 ♌ 15' 24"</text:p>
          </table:table-cell>
          <table:table-cell office:value-type="float" office:value="14.726">
            <text:p>14.726</text:p>
          </table:table-cell>
          <table:table-cell office:value-type="float" office:value="13.964">
            <text:p>13.964</text:p>
          </table:table-cell>
          <table:table-cell office:value-type="float" office:value="3.431">
            <text:p>3.431</text:p>
          </table:table-cell>
          <table:table-cell office:value-type="float" office:value="10.634">
            <text:p>10.634</text:p>
          </table:table-cell>
          <table:table-cell office:value-type="float" office:value="3.968">
            <text:p>3.968</text:p>
          </table:table-cell>
          <table:table-cell office:value-type="float" office:value="14.566">
            <text:p>14.566</text:p>
          </table:table-cell>
          <table:table-cell office:value-type="float" office:value="3.616">
            <text:p>3.616</text:p>
          </table:table-cell>
          <table:table-cell office:value-type="float" office:value="13.452">
            <text:p>13.452</text:p>
          </table:table-cell>
          <table:table-cell office:value-type="float" office:value="5.69">
            <text:p>5.69</text:p>
          </table:table-cell>
          <table:table-cell office:value-type="float" office:value="6.884">
            <text:p>6.884</text:p>
          </table:table-cell>
          <table:table-cell office:value-type="float" office:value="11.867">
            <text:p>11.867</text:p>
          </table:table-cell>
          <table:table-cell office:value-type="float" office:value="269.726">
            <text:p>269.726</text:p>
          </table:table-cell>
          <table:table-cell office:value-type="float" office:value="208.964">
            <text:p>208.964</text:p>
          </table:table-cell>
          <table:table-cell office:value-type="float" office:value="228.431">
            <text:p>228.431</text:p>
          </table:table-cell>
          <table:table-cell office:value-type="float" office:value="115.634">
            <text:p>115.634</text:p>
          </table:table-cell>
          <table:table-cell office:value-type="float" office:value="168.968">
            <text:p>168.968</text:p>
          </table:table-cell>
          <table:table-cell office:value-type="float" office:value="104.566">
            <text:p>104.566</text:p>
          </table:table-cell>
          <table:table-cell office:value-type="float" office:value="333.616">
            <text:p>333.616</text:p>
          </table:table-cell>
          <table:table-cell office:value-type="float" office:value="313.452">
            <text:p>313.452</text:p>
          </table:table-cell>
          <table:table-cell office:value-type="float" office:value="260.69">
            <text:p>260.69</text:p>
          </table:table-cell>
          <table:table-cell office:value-type="float" office:value="291.884">
            <text:p>291.884</text:p>
          </table:table-cell>
          <table:table-cell office:value-type="float" office:value="146.867">
            <text:p>146.867</text:p>
          </table:table-cell>
          <table:table-cell office:value-type="string">
            <text:p>29 ♐ 43' 32"</text:p>
          </table:table-cell>
          <table:table-cell office:value-type="string">
            <text:p>28 ♎ 57' 48"</text:p>
          </table:table-cell>
          <table:table-cell office:value-type="string">
            <text:p>18 ♏ 25' 50"</text:p>
          </table:table-cell>
          <table:table-cell office:value-type="string">
            <text:p>25 ♋ 38' 04"</text:p>
          </table:table-cell>
          <table:table-cell office:value-type="string">
            <text:p>18 ♍ 58' 03"</text:p>
          </table:table-cell>
          <table:table-cell office:value-type="string">
            <text:p>14 ♋ 33' 57"</text:p>
          </table:table-cell>
          <table:table-cell office:value-type="string">
            <text:p><text:s/>3 ♓ 36' 56"</text:p>
          </table:table-cell>
          <table:table-cell office:value-type="string">
            <text:p>13 ♒ 27' 07"</text:p>
          </table:table-cell>
          <table:table-cell office:value-type="string">
            <text:p>20 ♐ 41' 24"</text:p>
          </table:table-cell>
          <table:table-cell office:value-type="string">
            <text:p>21 ♑ 53' 02"</text:p>
          </table:table-cell>
          <table:table-cell office:value-type="string">
            <text:p>26 ♌ 51' 59"</text:p>
          </table:table-cell>
          <table:table-cell office:value-type="float" office:value="17.314">
            <text:p>17.314</text:p>
          </table:table-cell>
          <table:table-cell office:value-type="float" office:value="26.222">
            <text:p>26.222</text:p>
          </table:table-cell>
          <table:table-cell office:value-type="float" office:value="17.1125">
            <text:p>17.1125</text:p>
          </table:table-cell>
          <table:table-cell office:value-type="float" office:value="-27.489">
            <text:p>-27.489</text:p>
          </table:table-cell>
          <table:table-cell office:value-type="float" office:value="6.456">
            <text:p>6.456</text:p>
          </table:table-cell>
          <table:table-cell office:value-type="float" office:value="27.769">
            <text:p>27.769</text:p>
          </table:table-cell>
          <table:table-cell office:value-type="float" office:value="24.675">
            <text:p>24.675</text:p>
          </table:table-cell>
          <table:table-cell office:value-type="float" office:value="9.442">
            <text:p>9.442</text:p>
          </table:table-cell>
          <table:table-cell office:value-type="float" office:value="22.727">
            <text:p>22.727</text:p>
          </table:table-cell>
          <table:table-cell office:value-type="float" office:value="-9.874">
            <text:p>-9.874</text:p>
          </table:table-cell>
          <table:table-cell office:value-type="float" office:value="-16.275">
            <text:p>-16.275</text:p>
          </table:table-cell>
          <table:table-cell office:value-type="float" office:value="-14.276">
            <text:p>-14.276</text:p>
          </table:table-cell>
          <table:table-cell office:value-type="float" office:value="15.199">
            <text:p>15.199</text:p>
          </table:table-cell>
          <table:table-cell office:value-type="float" office:value="-13.942">
            <text:p>-13.942</text:p>
          </table:table-cell>
          <table:table-cell office:value-type="float" office:value="12.769">
            <text:p>12.769</text:p>
          </table:table-cell>
          <table:table-cell office:value-type="float" office:value="-0">
            <text:p>-0</text:p>
          </table:table-cell>
          <table:table-cell office:value-type="float" office:value="-4.62">
            <text:p>-4.62</text:p>
          </table:table-cell>
          <table:table-cell office:value-type="float" office:value="-2.947">
            <text:p>-2.947</text:p>
          </table:table-cell>
          <table:table-cell office:value-type="float" office:value="4.444">
            <text:p>4.444</text:p>
          </table:table-cell>
          <table:table-cell office:value-type="float" office:value="1.237">
            <text:p>1.237</text:p>
          </table:table-cell>
          <table:table-cell office:value-type="float" office:value="1.318">
            <text:p>1.318</text:p>
          </table:table-cell>
          <table:table-cell office:value-type="float" office:value="-0.369">
            <text:p>-0.369</text:p>
          </table:table-cell>
          <table:table-cell office:value-type="float" office:value="-0.749">
            <text:p>-0.749</text:p>
          </table:table-cell>
          <table:table-cell office:value-type="float" office:value="-0.05">
            <text:p>-0.05</text:p>
          </table:table-cell>
          <table:table-cell office:value-type="float" office:value="8.923">
            <text:p>8.923</text:p>
          </table:table-cell>
          <table:table-cell office:value-type="float" office:value="7.109">
            <text:p>7.109</text:p>
          </table:table-cell>
          <table:table-cell office:value-type="float" office:value="0.004">
            <text:p>0.004</text:p>
          </table:table-cell>
          <table:table-cell office:value-type="float" office:value="299.112">
            <text:p>299.112</text:p>
          </table:table-cell>
          <table:table-cell office:value-type="float" office:value="335.257">
            <text:p>335.257</text:p>
          </table:table-cell>
          <table:table-cell office:value-type="float" office:value="7852.828">
            <text:p>7852.828</text:p>
          </table:table-cell>
          <table:table-cell office:value-type="float" office:value="14984.753">
            <text:p>14984.753</text:p>
          </table:table-cell>
          <table:table-cell office:value-type="float" office:value="17262.46">
            <text:p>17262.46</text:p>
          </table:table-cell>
          <table:table-cell office:value-type="float" office:value="15764.111">
            <text:p>15764.111</text:p>
          </table:table-cell>
          <table:table-cell office:value-type="float" office:value="15927.582">
            <text:p>15927.582</text:p>
          </table:table-cell>
          <table:table-cell office:value-type="float" office:value="16247.326">
            <text:p>16247.326</text:p>
          </table:table-cell>
          <table:table-cell office:value-type="float" office:value="16268.315">
            <text:p>16268.315</text:p>
          </table:table-cell>
          <table:table-cell office:value-type="float" office:value="16321.955">
            <text:p>16321.955</text:p>
          </table:table-cell>
          <table:table-cell office:value-type="float" office:value="16437.431">
            <text:p>16437.431</text:p>
          </table:table-cell>
          <table:table-cell office:value-type="float" office:value="396.145">
            <text:p>396.145</text:p>
          </table:table-cell>
          <table:table-cell office:value-type="float" office:value="7913.716">
            <text:p>7913.716</text:p>
          </table:table-cell>
          <table:table-cell office:value-type="float" office:value="15045.641">
            <text:p>15045.641</text:p>
          </table:table-cell>
          <table:table-cell office:value-type="float" office:value="17323.348">
            <text:p>17323.348</text:p>
          </table:table-cell>
          <table:table-cell office:value-type="float" office:value="15824.999">
            <text:p>15824.999</text:p>
          </table:table-cell>
          <table:table-cell office:value-type="float" office:value="15915.859">
            <text:p>15915.859</text:p>
          </table:table-cell>
          <table:table-cell office:value-type="float" office:value="15734.139">
            <text:p>15734.139</text:p>
          </table:table-cell>
          <table:table-cell office:value-type="float" office:value="8355.859">
            <text:p>8355.859</text:p>
          </table:table-cell>
          <table:table-cell office:value-type="float" office:value="8186.707">
            <text:p>8186.707</text:p>
          </table:table-cell>
          <table:table-cell office:value-type="float" office:value="15988.47">
            <text:p>15988.47</text:p>
          </table:table-cell>
          <table:table-cell office:value-type="float" office:value="16308.214">
            <text:p>16308.214</text:p>
          </table:table-cell>
          <table:table-cell office:value-type="float" office:value="16329.203">
            <text:p>16329.203</text:p>
          </table:table-cell>
          <table:table-cell office:value-type="float" office:value="16382.843">
            <text:p>16382.843</text:p>
          </table:table-cell>
          <table:table-cell office:value-type="float" office:value="16498.319">
            <text:p>16498.319</text:p>
          </table:table-cell>
          <table:table-cell office:value-type="float" office:value="7877.571">
            <text:p>7877.571</text:p>
          </table:table-cell>
          <table:table-cell office:value-type="float" office:value="15009.496">
            <text:p>15009.496</text:p>
          </table:table-cell>
          <table:table-cell office:value-type="float" office:value="17287.203">
            <text:p>17287.203</text:p>
          </table:table-cell>
          <table:table-cell office:value-type="float" office:value="15788.854">
            <text:p>15788.854</text:p>
          </table:table-cell>
          <table:table-cell office:value-type="float" office:value="15952.325">
            <text:p>15952.325</text:p>
          </table:table-cell>
          <table:table-cell office:value-type="float" office:value="16272.069">
            <text:p>16272.069</text:p>
          </table:table-cell>
          <table:table-cell office:value-type="float" office:value="16293.058">
            <text:p>16293.058</text:p>
          </table:table-cell>
          <table:table-cell office:value-type="float" office:value="16346.698">
            <text:p>16346.698</text:p>
          </table:table-cell>
          <table:table-cell office:value-type="float" office:value="16462.174">
            <text:p>16462.174</text:p>
          </table:table-cell>
          <table:table-cell office:value-type="float" office:value="7491.925">
            <text:p>7491.925</text:p>
          </table:table-cell>
          <table:table-cell office:value-type="float" office:value="9769.632">
            <text:p>9769.632</text:p>
          </table:table-cell>
          <table:table-cell office:value-type="float" office:value="8271.283">
            <text:p>8271.283</text:p>
          </table:table-cell>
          <table:table-cell office:value-type="float" office:value="8434.754">
            <text:p>8434.754</text:p>
          </table:table-cell>
          <table:table-cell office:value-type="float" office:value="8754.498">
            <text:p>8754.498</text:p>
          </table:table-cell>
          <table:table-cell office:value-type="float" office:value="8775.487">
            <text:p>8775.487</text:p>
          </table:table-cell>
          <table:table-cell office:value-type="float" office:value="8829.127">
            <text:p>8829.127</text:p>
          </table:table-cell>
          <table:table-cell office:value-type="float" office:value="8944.603">
            <text:p>8944.603</text:p>
          </table:table-cell>
          <table:table-cell office:value-type="float" office:value="2637.707">
            <text:p>2637.707</text:p>
          </table:table-cell>
          <table:table-cell office:value-type="float" office:value="1139.358">
            <text:p>1139.358</text:p>
          </table:table-cell>
          <table:table-cell office:value-type="float" office:value="1302.829">
            <text:p>1302.829</text:p>
          </table:table-cell>
          <table:table-cell office:value-type="float" office:value="1622.573">
            <text:p>1622.573</text:p>
          </table:table-cell>
          <table:table-cell office:value-type="float" office:value="1643.562">
            <text:p>1643.562</text:p>
          </table:table-cell>
          <table:table-cell office:value-type="float" office:value="1697.202">
            <text:p>1697.202</text:p>
          </table:table-cell>
          <table:table-cell office:value-type="float" office:value="1812.678">
            <text:p>1812.678</text:p>
          </table:table-cell>
          <table:table-cell office:value-type="float" office:value="-1138.349">
            <text:p>-1138.349</text:p>
          </table:table-cell>
          <table:table-cell office:value-type="float" office:value="-974.878">
            <text:p>-974.878</text:p>
          </table:table-cell>
          <table:table-cell office:value-type="float" office:value="-655.134">
            <text:p>-655.134</text:p>
          </table:table-cell>
          <table:table-cell office:value-type="float" office:value="-634.145">
            <text:p>-634.145</text:p>
          </table:table-cell>
          <table:table-cell office:value-type="float" office:value="-580.505">
            <text:p>-580.505</text:p>
          </table:table-cell>
          <table:table-cell office:value-type="float" office:value="-465.029">
            <text:p>-465.029</text:p>
          </table:table-cell>
          <table:table-cell office:value-type="float" office:value="523.471">
            <text:p>523.471</text:p>
          </table:table-cell>
          <table:table-cell office:value-type="float" office:value="843.215">
            <text:p>843.215</text:p>
          </table:table-cell>
          <table:table-cell office:value-type="float" office:value="864.204">
            <text:p>864.204</text:p>
          </table:table-cell>
          <table:table-cell office:value-type="float" office:value="917.844">
            <text:p>917.844</text:p>
          </table:table-cell>
          <table:table-cell office:value-type="float" office:value="1033.32">
            <text:p>1033.32</text:p>
          </table:table-cell>
          <table:table-cell office:value-type="float" office:value="679.744">
            <text:p>679.744</text:p>
          </table:table-cell>
          <table:table-cell office:value-type="float" office:value="700.733">
            <text:p>700.733</text:p>
          </table:table-cell>
          <table:table-cell office:value-type="float" office:value="754.373">
            <text:p>754.373</text:p>
          </table:table-cell>
          <table:table-cell office:value-type="float" office:value="869.849">
            <text:p>869.849</text:p>
          </table:table-cell>
          <table:table-cell office:value-type="float" office:value="380.989">
            <text:p>380.989</text:p>
          </table:table-cell>
          <table:table-cell office:value-type="float" office:value="434.629">
            <text:p>434.629</text:p>
          </table:table-cell>
          <table:table-cell office:value-type="float" office:value="550.105">
            <text:p>550.105</text:p>
          </table:table-cell>
          <table:table-cell office:value-type="float" office:value="413.64">
            <text:p>413.64</text:p>
          </table:table-cell>
          <table:table-cell office:value-type="float" office:value="529.116">
            <text:p>529.116</text:p>
          </table:table-cell>
          <table:table-cell office:value-type="float" office:value="475.476">
            <text:p>475.476</text:p>
          </table:table-cell>
          <table:table-cell office:value-type="float" office:value="40740.762">
            <text:p>40740.762</text:p>
          </table:table-cell>
          <table:table-cell office:value-type="float" office:value="60.762">
            <text:p>60.762</text:p>
          </table:table-cell>
          <table:table-cell office:value-type="float" office:value="50801.295">
            <text:p>50801.295</text:p>
          </table:table-cell>
          <table:table-cell office:value-type="float" office:value="58114.092">
            <text:p>58114.092</text:p>
          </table:table-cell>
          <table:table-cell office:value-type="float" office:value="65260.758">
            <text:p>65260.758</text:p>
          </table:table-cell>
          <table:table-cell office:value-type="float" office:value="66217.842">
            <text:p>66217.842</text:p>
          </table:table-cell>
          <table:table-cell office:value-type="float" office:value="66045.16">
            <text:p>66045.16</text:p>
          </table:table-cell>
          <table:table-cell office:value-type="float" office:value="66536.11">
            <text:p>66536.11</text:p>
          </table:table-cell>
          <table:table-cell office:value-type="float" office:value="66556.274">
            <text:p>66556.274</text:p>
          </table:table-cell>
          <table:table-cell office:value-type="float" office:value="66609.036">
            <text:p>66609.036</text:p>
          </table:table-cell>
          <table:table-cell office:value-type="float" office:value="66722.859">
            <text:p>66722.859</text:p>
          </table:table-cell>
          <table:table-cell office:value-type="float" office:value="10420.533">
            <text:p>10420.533</text:p>
          </table:table-cell>
          <table:table-cell office:value-type="float" office:value="17733.33">
            <text:p>17733.33</text:p>
          </table:table-cell>
          <table:table-cell office:value-type="float" office:value="24879.996">
            <text:p>24879.996</text:p>
          </table:table-cell>
          <table:table-cell office:value-type="float" office:value="25837.08">
            <text:p>25837.08</text:p>
          </table:table-cell>
          <table:table-cell office:value-type="float" office:value="25664.398">
            <text:p>25664.398</text:p>
          </table:table-cell>
          <table:table-cell table:formula="of:=MOD([.GI27]; 360)" office:value-type="float" office:value="104.398000000001">
            <text:p>104.398</text:p>
          </table:table-cell>
          <table:table-cell office:value-type="float" office:value="26155.348">
            <text:p>26155.348</text:p>
          </table:table-cell>
          <table:table-cell office:value-type="float" office:value="26175.512">
            <text:p>26175.512</text:p>
          </table:table-cell>
          <table:table-cell office:value-type="float" office:value="26228.274">
            <text:p>26228.274</text:p>
          </table:table-cell>
          <table:table-cell office:value-type="float" office:value="26342.097">
            <text:p>26342.097</text:p>
          </table:table-cell>
          <table:table-cell office:value-type="float" office:value="7672.797">
            <text:p>7672.797</text:p>
          </table:table-cell>
          <table:table-cell office:value-type="float" office:value="14819.463">
            <text:p>14819.463</text:p>
          </table:table-cell>
          <table:table-cell office:value-type="float" office:value="15776.547">
            <text:p>15776.547</text:p>
          </table:table-cell>
          <table:table-cell office:value-type="float" office:value="15603.865">
            <text:p>15603.865</text:p>
          </table:table-cell>
          <table:table-cell office:value-type="float" office:value="16094.815">
            <text:p>16094.815</text:p>
          </table:table-cell>
          <table:table-cell office:value-type="float" office:value="16114.979">
            <text:p>16114.979</text:p>
          </table:table-cell>
          <table:table-cell office:value-type="float" office:value="16167.741">
            <text:p>16167.741</text:p>
          </table:table-cell>
          <table:table-cell office:value-type="float" office:value="16281.564">
            <text:p>16281.564</text:p>
          </table:table-cell>
          <table:table-cell office:value-type="float" office:value="7506.666">
            <text:p>7506.666</text:p>
          </table:table-cell>
          <table:table-cell office:value-type="float" office:value="8463.75">
            <text:p>8463.75</text:p>
          </table:table-cell>
          <table:table-cell office:value-type="float" office:value="8291.068">
            <text:p>8291.068</text:p>
          </table:table-cell>
          <table:table-cell office:value-type="float" office:value="8782.018">
            <text:p>8782.018</text:p>
          </table:table-cell>
          <table:table-cell office:value-type="float" office:value="8802.182">
            <text:p>8802.182</text:p>
          </table:table-cell>
          <table:table-cell office:value-type="float" office:value="8854.944">
            <text:p>8854.944</text:p>
          </table:table-cell>
          <table:table-cell office:value-type="float" office:value="8968.767">
            <text:p>8968.767</text:p>
          </table:table-cell>
          <table:table-cell office:value-type="float" office:value="1317.084">
            <text:p>1317.084</text:p>
          </table:table-cell>
          <table:table-cell office:value-type="float" office:value="1144.402">
            <text:p>1144.402</text:p>
          </table:table-cell>
          <table:table-cell office:value-type="float" office:value="1635.352">
            <text:p>1635.352</text:p>
          </table:table-cell>
          <table:table-cell office:value-type="float" office:value="1655.516">
            <text:p>1655.516</text:p>
          </table:table-cell>
          <table:table-cell office:value-type="float" office:value="1708.278">
            <text:p>1708.278</text:p>
          </table:table-cell>
          <table:table-cell office:value-type="float" office:value="865.017">
            <text:p>865.017</text:p>
          </table:table-cell>
          <table:table-cell office:value-type="float" office:value="187.318">
            <text:p>187.318</text:p>
          </table:table-cell>
          <table:table-cell office:value-type="float" office:value="678.268">
            <text:p>678.268</text:p>
          </table:table-cell>
          <table:table-cell office:value-type="float" office:value="698.432">
            <text:p>698.432</text:p>
          </table:table-cell>
          <table:table-cell office:value-type="float" office:value="751.194">
            <text:p>751.194</text:p>
          </table:table-cell>
          <table:table-cell office:value-type="float" office:value="865.017">
            <text:p>865.017</text:p>
          </table:table-cell>
          <table:table-cell office:value-type="float" office:value="850.95">
            <text:p>850.95</text:p>
          </table:table-cell>
          <table:table-cell office:value-type="float" office:value="871.114">
            <text:p>871.114</text:p>
          </table:table-cell>
          <table:table-cell office:value-type="float" office:value="923.876">
            <text:p>923.876</text:p>
          </table:table-cell>
          <table:table-cell office:value-type="float" office:value="1037.699">
            <text:p>1037.699</text:p>
          </table:table-cell>
          <table:table-cell office:value-type="float" office:value="380.164">
            <text:p>380.164</text:p>
          </table:table-cell>
          <table:table-cell office:value-type="float" office:value="432.926">
            <text:p>432.926</text:p>
          </table:table-cell>
          <table:table-cell office:value-type="float" office:value="546.749">
            <text:p>546.749</text:p>
          </table:table-cell>
          <table:table-cell office:value-type="float" office:value="412.762">
            <text:p>412.762</text:p>
          </table:table-cell>
          <table:table-cell office:value-type="float" office:value="526.585">
            <text:p>526.585</text:p>
          </table:table-cell>
          <table:table-cell office:value-type="float" office:value="473.823">
            <text:p>473.823</text:p>
          </table:table-cell>
          <table:table-cell table:number-columns-repeated="792"/>
        </table:table-row>
        <table:table-row table:style-name="ro1">
          <table:table-cell office:value-type="string">
            <text:p>2004-05-09 12:00</text:p>
          </table:table-cell>
          <table:table-cell office:value-type="float" office:value="4.397">
            <text:p>4.397</text:p>
          </table:table-cell>
          <table:table-cell office:value-type="float" office:value="11.572">
            <text:p>11.572</text:p>
          </table:table-cell>
          <table:table-cell office:value-type="float" office:value="9.328">
            <text:p>9.328</text:p>
          </table:table-cell>
          <table:table-cell office:value-type="float" office:value="9.886">
            <text:p>9.886</text:p>
          </table:table-cell>
          <table:table-cell office:value-type="float" office:value="1.494">
            <text:p>1.494</text:p>
          </table:table-cell>
          <table:table-cell office:value-type="float" office:value="8.947">
            <text:p>8.947</text:p>
          </table:table-cell>
          <table:table-cell office:value-type="float" office:value="9.674">
            <text:p>9.674</text:p>
          </table:table-cell>
          <table:table-cell office:value-type="float" office:value="6.388">
            <text:p>6.388</text:p>
          </table:table-cell>
          <table:table-cell office:value-type="float" office:value="0.378">
            <text:p>0.378</text:p>
          </table:table-cell>
          <table:table-cell office:value-type="float" office:value="6.712">
            <text:p>6.712</text:p>
          </table:table-cell>
          <table:table-cell office:value-type="float" office:value="11.216">
            <text:p>11.216</text:p>
          </table:table-cell>
          <table:table-cell office:value-type="float" office:value="11.097">
            <text:p>11.097</text:p>
          </table:table-cell>
          <table:table-cell office:value-type="float" office:value="11.256">
            <text:p>11.256</text:p>
          </table:table-cell>
          <table:table-cell office:value-type="float" office:value="49.397">
            <text:p>49.397</text:p>
          </table:table-cell>
          <table:table-cell office:value-type="float" office:value="296.572">
            <text:p>296.572</text:p>
          </table:table-cell>
          <table:table-cell office:value-type="float" office:value="24.328">
            <text:p>24.328</text:p>
          </table:table-cell>
          <table:table-cell office:value-type="float" office:value="84.886">
            <text:p>84.886</text:p>
          </table:table-cell>
          <table:table-cell office:value-type="float" office:value="91.494">
            <text:p>91.494</text:p>
          </table:table-cell>
          <table:table-cell office:value-type="float" office:value="158.947">
            <text:p>158.947</text:p>
          </table:table-cell>
          <table:table-cell office:value-type="float" office:value="99.674">
            <text:p>99.674</text:p>
          </table:table-cell>
          <table:table-cell office:value-type="float" office:value="336.388">
            <text:p>336.388</text:p>
          </table:table-cell>
          <table:table-cell office:value-type="float" office:value="315.378">
            <text:p>315.378</text:p>
          </table:table-cell>
          <table:table-cell office:value-type="float" office:value="261.712">
            <text:p>261.712</text:p>
          </table:table-cell>
          <table:table-cell office:value-type="float" office:value="41.216">
            <text:p>41.216</text:p>
          </table:table-cell>
          <table:table-cell office:value-type="float" office:value="296.097">
            <text:p>296.097</text:p>
          </table:table-cell>
          <table:table-cell office:value-type="float" office:value="146.256">
            <text:p>146.256</text:p>
          </table:table-cell>
          <table:table-cell office:value-type="float" office:value="210.5988333333">
            <text:p>210.5988333333</text:p>
          </table:table-cell>
          <table:table-cell office:value-type="float" office:value="216.2535">
            <text:p>216.2535</text:p>
          </table:table-cell>
          <table:table-cell office:value-type="float" office:value="234.4198">
            <text:p>234.4198</text:p>
          </table:table-cell>
          <table:table-cell office:value-type="float" office:value="236.2856">
            <text:p>236.2856</text:p>
          </table:table-cell>
          <table:table-cell office:value-type="float" office:value="217.186125">
            <text:p>217.186125</text:p>
          </table:table-cell>
          <table:table-cell office:value-type="string">
            <text:p>19 ♉ 23' 50"</text:p>
          </table:table-cell>
          <table:table-cell office:value-type="string">
            <text:p>26 ♑ 34' 18"</text:p>
          </table:table-cell>
          <table:table-cell office:value-type="string">
            <text:p>24 ♈ 19' 40"</text:p>
          </table:table-cell>
          <table:table-cell office:value-type="string">
            <text:p>24 ♊ 53' 10"</text:p>
          </table:table-cell>
          <table:table-cell office:value-type="string">
            <text:p><text:s/>1 ♋ 29' 37"</text:p>
          </table:table-cell>
          <table:table-cell office:value-type="string">
            <text:p><text:s/>8 ♍ 56' 49"</text:p>
          </table:table-cell>
          <table:table-cell office:value-type="string">
            <text:p><text:s/>9 ♋ 40' 27"</text:p>
          </table:table-cell>
          <table:table-cell office:value-type="string">
            <text:p><text:s/>6 ♓ 23' 16"</text:p>
          </table:table-cell>
          <table:table-cell office:value-type="string">
            <text:p>15 ♒ 22' 39"</text:p>
          </table:table-cell>
          <table:table-cell office:value-type="string">
            <text:p>21 ♐ 42' 44"</text:p>
          </table:table-cell>
          <table:table-cell office:value-type="string">
            <text:p>11 ♉ 12' 59"</text:p>
          </table:table-cell>
          <table:table-cell office:value-type="string">
            <text:p>26 ♑ 05' 47"</text:p>
          </table:table-cell>
          <table:table-cell office:value-type="string">
            <text:p>26 ♌ 15' 22"</text:p>
          </table:table-cell>
          <table:table-cell office:value-type="float" office:value="2.521">
            <text:p>2.521</text:p>
          </table:table-cell>
          <table:table-cell office:value-type="float" office:value="0.571">
            <text:p>0.571</text:p>
          </table:table-cell>
          <table:table-cell office:value-type="float" office:value="4.397">
            <text:p>4.397</text:p>
          </table:table-cell>
          <table:table-cell office:value-type="float" office:value="11.093">
            <text:p>11.093</text:p>
          </table:table-cell>
          <table:table-cell office:value-type="float" office:value="4.044">
            <text:p>4.044</text:p>
          </table:table-cell>
          <table:table-cell office:value-type="float" office:value="14.603">
            <text:p>14.603</text:p>
          </table:table-cell>
          <table:table-cell office:value-type="float" office:value="3.627">
            <text:p>3.627</text:p>
          </table:table-cell>
          <table:table-cell office:value-type="float" office:value="13.458">
            <text:p>13.458</text:p>
          </table:table-cell>
          <table:table-cell office:value-type="float" office:value="5.696">
            <text:p>5.696</text:p>
          </table:table-cell>
          <table:table-cell office:value-type="float" office:value="6.905">
            <text:p>6.905</text:p>
          </table:table-cell>
          <table:table-cell office:value-type="float" office:value="11.868">
            <text:p>11.868</text:p>
          </table:table-cell>
          <table:table-cell office:value-type="float" office:value="272.521">
            <text:p>272.521</text:p>
          </table:table-cell>
          <table:table-cell office:value-type="float" office:value="210.571">
            <text:p>210.571</text:p>
          </table:table-cell>
          <table:table-cell office:value-type="float" office:value="229.397">
            <text:p>229.397</text:p>
          </table:table-cell>
          <table:table-cell office:value-type="float" office:value="116.093">
            <text:p>116.093</text:p>
          </table:table-cell>
          <table:table-cell office:value-type="float" office:value="169.044">
            <text:p>169.044</text:p>
          </table:table-cell>
          <table:table-cell office:value-type="float" office:value="104.603">
            <text:p>104.603</text:p>
          </table:table-cell>
          <table:table-cell office:value-type="float" office:value="333.627">
            <text:p>333.627</text:p>
          </table:table-cell>
          <table:table-cell office:value-type="float" office:value="313.458">
            <text:p>313.458</text:p>
          </table:table-cell>
          <table:table-cell office:value-type="float" office:value="260.696">
            <text:p>260.696</text:p>
          </table:table-cell>
          <table:table-cell office:value-type="float" office:value="291.905">
            <text:p>291.905</text:p>
          </table:table-cell>
          <table:table-cell office:value-type="float" office:value="146.868">
            <text:p>146.868</text:p>
          </table:table-cell>
          <table:table-cell office:value-type="string">
            <text:p><text:s/>2 ♑ 31' 15"</text:p>
          </table:table-cell>
          <table:table-cell office:value-type="string">
            <text:p><text:s/>0 ♏ 34' 13"</text:p>
          </table:table-cell>
          <table:table-cell office:value-type="string">
            <text:p>19 ♏ 23' 50"</text:p>
          </table:table-cell>
          <table:table-cell office:value-type="string">
            <text:p>26 ♋ 05' 33"</text:p>
          </table:table-cell>
          <table:table-cell office:value-type="string">
            <text:p>19 ♍ 02' 38"</text:p>
          </table:table-cell>
          <table:table-cell office:value-type="string">
            <text:p>14 ♋ 36' 12"</text:p>
          </table:table-cell>
          <table:table-cell office:value-type="string">
            <text:p><text:s/>3 ♓ 37' 35"</text:p>
          </table:table-cell>
          <table:table-cell office:value-type="string">
            <text:p>13 ♒ 27' 29"</text:p>
          </table:table-cell>
          <table:table-cell office:value-type="string">
            <text:p>20 ♐ 41' 46"</text:p>
          </table:table-cell>
          <table:table-cell office:value-type="string">
            <text:p>21 ♑ 54' 17"</text:p>
          </table:table-cell>
          <table:table-cell office:value-type="string">
            <text:p>26 ♌ 52' 03"</text:p>
          </table:table-cell>
          <table:table-cell office:value-type="float" office:value="17.579">
            <text:p>17.579</text:p>
          </table:table-cell>
          <table:table-cell office:value-type="float" office:value="26.2045">
            <text:p>26.2045</text:p>
          </table:table-cell>
          <table:table-cell office:value-type="float" office:value="17.172">
            <text:p>17.172</text:p>
          </table:table-cell>
          <table:table-cell office:value-type="float" office:value="-25.858">
            <text:p>-25.858</text:p>
          </table:table-cell>
          <table:table-cell office:value-type="float" office:value="6.606">
            <text:p>6.606</text:p>
          </table:table-cell>
          <table:table-cell office:value-type="float" office:value="27.738">
            <text:p>27.738</text:p>
          </table:table-cell>
          <table:table-cell office:value-type="float" office:value="24.671">
            <text:p>24.671</text:p>
          </table:table-cell>
          <table:table-cell office:value-type="float" office:value="9.435">
            <text:p>9.435</text:p>
          </table:table-cell>
          <table:table-cell office:value-type="float" office:value="22.722">
            <text:p>22.722</text:p>
          </table:table-cell>
          <table:table-cell office:value-type="float" office:value="-9.865">
            <text:p>-9.865</text:p>
          </table:table-cell>
          <table:table-cell office:value-type="float" office:value="-16.274">
            <text:p>-16.274</text:p>
          </table:table-cell>
          <table:table-cell office:value-type="float" office:value="-14.274">
            <text:p>-14.274</text:p>
          </table:table-cell>
          <table:table-cell office:value-type="float" office:value="15.195">
            <text:p>15.195</text:p>
          </table:table-cell>
          <table:table-cell office:value-type="float" office:value="-13.934">
            <text:p>-13.934</text:p>
          </table:table-cell>
          <table:table-cell office:value-type="float" office:value="12.769">
            <text:p>12.769</text:p>
          </table:table-cell>
          <table:table-cell office:value-type="float" office:value="-0">
            <text:p>-0</text:p>
          </table:table-cell>
          <table:table-cell office:value-type="float" office:value="-5.113">
            <text:p>-5.113</text:p>
          </table:table-cell>
          <table:table-cell office:value-type="float" office:value="-3.037">
            <text:p>-3.037</text:p>
          </table:table-cell>
          <table:table-cell office:value-type="float" office:value="4.4">
            <text:p>4.4</text:p>
          </table:table-cell>
          <table:table-cell office:value-type="float" office:value="1.238">
            <text:p>1.238</text:p>
          </table:table-cell>
          <table:table-cell office:value-type="float" office:value="1.315">
            <text:p>1.315</text:p>
          </table:table-cell>
          <table:table-cell office:value-type="float" office:value="-0.367">
            <text:p>-0.367</text:p>
          </table:table-cell>
          <table:table-cell office:value-type="float" office:value="-0.749">
            <text:p>-0.749</text:p>
          </table:table-cell>
          <table:table-cell office:value-type="float" office:value="-0.05">
            <text:p>-0.05</text:p>
          </table:table-cell>
          <table:table-cell office:value-type="float" office:value="8.924">
            <text:p>8.924</text:p>
          </table:table-cell>
          <table:table-cell office:value-type="float" office:value="7.118">
            <text:p>7.118</text:p>
          </table:table-cell>
          <table:table-cell office:value-type="float" office:value="0.004">
            <text:p>0.004</text:p>
          </table:table-cell>
          <table:table-cell office:value-type="float" office:value="299.442">
            <text:p>299.442</text:p>
          </table:table-cell>
          <table:table-cell office:value-type="float" office:value="334.931">
            <text:p>334.931</text:p>
          </table:table-cell>
          <table:table-cell office:value-type="float" office:value="7852.834">
            <text:p>7852.834</text:p>
          </table:table-cell>
          <table:table-cell office:value-type="float" office:value="14985.381">
            <text:p>14985.381</text:p>
          </table:table-cell>
          <table:table-cell office:value-type="float" office:value="17263.112">
            <text:p>17263.112</text:p>
          </table:table-cell>
          <table:table-cell office:value-type="float" office:value="15764.654">
            <text:p>15764.654</text:p>
          </table:table-cell>
          <table:table-cell office:value-type="float" office:value="15928.231">
            <text:p>15928.231</text:p>
          </table:table-cell>
          <table:table-cell office:value-type="float" office:value="16247.94">
            <text:p>16247.94</text:p>
          </table:table-cell>
          <table:table-cell office:value-type="float" office:value="16268.95">
            <text:p>16268.95</text:p>
          </table:table-cell>
          <table:table-cell office:value-type="float" office:value="16322.616">
            <text:p>16322.616</text:p>
          </table:table-cell>
          <table:table-cell office:value-type="float" office:value="16438.072">
            <text:p>16438.072</text:p>
          </table:table-cell>
          <table:table-cell office:value-type="float" office:value="395.489">
            <text:p>395.489</text:p>
          </table:table-cell>
          <table:table-cell office:value-type="float" office:value="7913.392">
            <text:p>7913.392</text:p>
          </table:table-cell>
          <table:table-cell office:value-type="float" office:value="15045.939">
            <text:p>15045.939</text:p>
          </table:table-cell>
          <table:table-cell office:value-type="float" office:value="17323.67">
            <text:p>17323.67</text:p>
          </table:table-cell>
          <table:table-cell office:value-type="float" office:value="15825.212">
            <text:p>15825.212</text:p>
          </table:table-cell>
          <table:table-cell office:value-type="float" office:value="15916.706">
            <text:p>15916.706</text:p>
          </table:table-cell>
          <table:table-cell office:value-type="float" office:value="15733.718">
            <text:p>15733.718</text:p>
          </table:table-cell>
          <table:table-cell office:value-type="float" office:value="8356.706">
            <text:p>8356.706</text:p>
          </table:table-cell>
          <table:table-cell office:value-type="float" office:value="8186.934">
            <text:p>8186.934</text:p>
          </table:table-cell>
          <table:table-cell office:value-type="float" office:value="15988.789">
            <text:p>15988.789</text:p>
          </table:table-cell>
          <table:table-cell office:value-type="float" office:value="16308.498">
            <text:p>16308.498</text:p>
          </table:table-cell>
          <table:table-cell office:value-type="float" office:value="16329.508">
            <text:p>16329.508</text:p>
          </table:table-cell>
          <table:table-cell office:value-type="float" office:value="16383.174">
            <text:p>16383.174</text:p>
          </table:table-cell>
          <table:table-cell office:value-type="float" office:value="16498.63">
            <text:p>16498.63</text:p>
          </table:table-cell>
          <table:table-cell office:value-type="float" office:value="7877.903">
            <text:p>7877.903</text:p>
          </table:table-cell>
          <table:table-cell office:value-type="float" office:value="15010.45">
            <text:p>15010.45</text:p>
          </table:table-cell>
          <table:table-cell office:value-type="float" office:value="17288.181">
            <text:p>17288.181</text:p>
          </table:table-cell>
          <table:table-cell office:value-type="float" office:value="15789.723">
            <text:p>15789.723</text:p>
          </table:table-cell>
          <table:table-cell office:value-type="float" office:value="15953.3">
            <text:p>15953.3</text:p>
          </table:table-cell>
          <table:table-cell office:value-type="float" office:value="16273.009">
            <text:p>16273.009</text:p>
          </table:table-cell>
          <table:table-cell office:value-type="float" office:value="16294.019">
            <text:p>16294.019</text:p>
          </table:table-cell>
          <table:table-cell office:value-type="float" office:value="16347.685">
            <text:p>16347.685</text:p>
          </table:table-cell>
          <table:table-cell office:value-type="float" office:value="16463.141">
            <text:p>16463.141</text:p>
          </table:table-cell>
          <table:table-cell office:value-type="float" office:value="7492.547">
            <text:p>7492.547</text:p>
          </table:table-cell>
          <table:table-cell office:value-type="float" office:value="9770.278">
            <text:p>9770.278</text:p>
          </table:table-cell>
          <table:table-cell office:value-type="float" office:value="8271.82">
            <text:p>8271.82</text:p>
          </table:table-cell>
          <table:table-cell office:value-type="float" office:value="8435.397">
            <text:p>8435.397</text:p>
          </table:table-cell>
          <table:table-cell office:value-type="float" office:value="8755.106">
            <text:p>8755.106</text:p>
          </table:table-cell>
          <table:table-cell office:value-type="float" office:value="8776.116">
            <text:p>8776.116</text:p>
          </table:table-cell>
          <table:table-cell office:value-type="float" office:value="8829.782">
            <text:p>8829.782</text:p>
          </table:table-cell>
          <table:table-cell office:value-type="float" office:value="8945.238">
            <text:p>8945.238</text:p>
          </table:table-cell>
          <table:table-cell office:value-type="float" office:value="2637.731">
            <text:p>2637.731</text:p>
          </table:table-cell>
          <table:table-cell office:value-type="float" office:value="1139.273">
            <text:p>1139.273</text:p>
          </table:table-cell>
          <table:table-cell office:value-type="float" office:value="1302.85">
            <text:p>1302.85</text:p>
          </table:table-cell>
          <table:table-cell office:value-type="float" office:value="1622.559">
            <text:p>1622.559</text:p>
          </table:table-cell>
          <table:table-cell office:value-type="float" office:value="1643.569">
            <text:p>1643.569</text:p>
          </table:table-cell>
          <table:table-cell office:value-type="float" office:value="1697.235">
            <text:p>1697.235</text:p>
          </table:table-cell>
          <table:table-cell office:value-type="float" office:value="1812.691">
            <text:p>1812.691</text:p>
          </table:table-cell>
          <table:table-cell office:value-type="float" office:value="-1138.458">
            <text:p>-1138.458</text:p>
          </table:table-cell>
          <table:table-cell office:value-type="float" office:value="-974.881">
            <text:p>-974.881</text:p>
          </table:table-cell>
          <table:table-cell office:value-type="float" office:value="-655.172">
            <text:p>-655.172</text:p>
          </table:table-cell>
          <table:table-cell office:value-type="float" office:value="-634.162">
            <text:p>-634.162</text:p>
          </table:table-cell>
          <table:table-cell office:value-type="float" office:value="-580.496">
            <text:p>-580.496</text:p>
          </table:table-cell>
          <table:table-cell office:value-type="float" office:value="-465.04">
            <text:p>-465.04</text:p>
          </table:table-cell>
          <table:table-cell office:value-type="float" office:value="523.577">
            <text:p>523.577</text:p>
          </table:table-cell>
          <table:table-cell office:value-type="float" office:value="843.286">
            <text:p>843.286</text:p>
          </table:table-cell>
          <table:table-cell office:value-type="float" office:value="864.296">
            <text:p>864.296</text:p>
          </table:table-cell>
          <table:table-cell office:value-type="float" office:value="917.962">
            <text:p>917.962</text:p>
          </table:table-cell>
          <table:table-cell office:value-type="float" office:value="1033.418">
            <text:p>1033.418</text:p>
          </table:table-cell>
          <table:table-cell office:value-type="float" office:value="679.709">
            <text:p>679.709</text:p>
          </table:table-cell>
          <table:table-cell office:value-type="float" office:value="700.719">
            <text:p>700.719</text:p>
          </table:table-cell>
          <table:table-cell office:value-type="float" office:value="754.385">
            <text:p>754.385</text:p>
          </table:table-cell>
          <table:table-cell office:value-type="float" office:value="869.841">
            <text:p>869.841</text:p>
          </table:table-cell>
          <table:table-cell office:value-type="float" office:value="381.01">
            <text:p>381.01</text:p>
          </table:table-cell>
          <table:table-cell office:value-type="float" office:value="434.676">
            <text:p>434.676</text:p>
          </table:table-cell>
          <table:table-cell office:value-type="float" office:value="550.132">
            <text:p>550.132</text:p>
          </table:table-cell>
          <table:table-cell office:value-type="float" office:value="413.666">
            <text:p>413.666</text:p>
          </table:table-cell>
          <table:table-cell office:value-type="float" office:value="529.122">
            <text:p>529.122</text:p>
          </table:table-cell>
          <table:table-cell office:value-type="float" office:value="475.456">
            <text:p>475.456</text:p>
          </table:table-cell>
          <table:table-cell office:value-type="float" office:value="40741.95">
            <text:p>40741.95</text:p>
          </table:table-cell>
          <table:table-cell office:value-type="float" office:value="61.95">
            <text:p>61.95</text:p>
          </table:table-cell>
          <table:table-cell office:value-type="float" office:value="50803.124">
            <text:p>50803.124</text:p>
          </table:table-cell>
          <table:table-cell office:value-type="float" office:value="58116.428">
            <text:p>58116.428</text:p>
          </table:table-cell>
          <table:table-cell office:value-type="float" office:value="65263.477">
            <text:p>65263.477</text:p>
          </table:table-cell>
          <table:table-cell office:value-type="float" office:value="66220.616">
            <text:p>66220.616</text:p>
          </table:table-cell>
          <table:table-cell office:value-type="float" office:value="66047.918">
            <text:p>66047.918</text:p>
          </table:table-cell>
          <table:table-cell office:value-type="float" office:value="66538.894">
            <text:p>66538.894</text:p>
          </table:table-cell>
          <table:table-cell office:value-type="float" office:value="66559.063">
            <text:p>66559.063</text:p>
          </table:table-cell>
          <table:table-cell office:value-type="float" office:value="66611.825">
            <text:p>66611.825</text:p>
          </table:table-cell>
          <table:table-cell office:value-type="float" office:value="66725.653">
            <text:p>66725.653</text:p>
          </table:table-cell>
          <table:table-cell office:value-type="float" office:value="10421.174">
            <text:p>10421.174</text:p>
          </table:table-cell>
          <table:table-cell office:value-type="float" office:value="17734.478">
            <text:p>17734.478</text:p>
          </table:table-cell>
          <table:table-cell office:value-type="float" office:value="24881.527">
            <text:p>24881.527</text:p>
          </table:table-cell>
          <table:table-cell office:value-type="float" office:value="25838.666">
            <text:p>25838.666</text:p>
          </table:table-cell>
          <table:table-cell office:value-type="float" office:value="25665.968">
            <text:p>25665.968</text:p>
          </table:table-cell>
          <table:table-cell table:formula="of:=MOD([.GI28]; 360)" office:value-type="float" office:value="105.968000000001">
            <text:p>105.968</text:p>
          </table:table-cell>
          <table:table-cell office:value-type="float" office:value="26156.944">
            <text:p>26156.944</text:p>
          </table:table-cell>
          <table:table-cell office:value-type="float" office:value="26177.113">
            <text:p>26177.113</text:p>
          </table:table-cell>
          <table:table-cell office:value-type="float" office:value="26229.875">
            <text:p>26229.875</text:p>
          </table:table-cell>
          <table:table-cell office:value-type="float" office:value="26343.703">
            <text:p>26343.703</text:p>
          </table:table-cell>
          <table:table-cell office:value-type="float" office:value="7673.304">
            <text:p>7673.304</text:p>
          </table:table-cell>
          <table:table-cell office:value-type="float" office:value="14820.353">
            <text:p>14820.353</text:p>
          </table:table-cell>
          <table:table-cell office:value-type="float" office:value="15777.492">
            <text:p>15777.492</text:p>
          </table:table-cell>
          <table:table-cell office:value-type="float" office:value="15604.794">
            <text:p>15604.794</text:p>
          </table:table-cell>
          <table:table-cell office:value-type="float" office:value="16095.77">
            <text:p>16095.77</text:p>
          </table:table-cell>
          <table:table-cell office:value-type="float" office:value="16115.939">
            <text:p>16115.939</text:p>
          </table:table-cell>
          <table:table-cell office:value-type="float" office:value="16168.701">
            <text:p>16168.701</text:p>
          </table:table-cell>
          <table:table-cell office:value-type="float" office:value="16282.529">
            <text:p>16282.529</text:p>
          </table:table-cell>
          <table:table-cell office:value-type="float" office:value="7507.049">
            <text:p>7507.049</text:p>
          </table:table-cell>
          <table:table-cell office:value-type="float" office:value="8464.188">
            <text:p>8464.188</text:p>
          </table:table-cell>
          <table:table-cell office:value-type="float" office:value="8291.49">
            <text:p>8291.49</text:p>
          </table:table-cell>
          <table:table-cell office:value-type="float" office:value="8782.466">
            <text:p>8782.466</text:p>
          </table:table-cell>
          <table:table-cell office:value-type="float" office:value="8802.635">
            <text:p>8802.635</text:p>
          </table:table-cell>
          <table:table-cell office:value-type="float" office:value="8855.397">
            <text:p>8855.397</text:p>
          </table:table-cell>
          <table:table-cell office:value-type="float" office:value="8969.225">
            <text:p>8969.225</text:p>
          </table:table-cell>
          <table:table-cell office:value-type="float" office:value="1317.139">
            <text:p>1317.139</text:p>
          </table:table-cell>
          <table:table-cell office:value-type="float" office:value="1144.441">
            <text:p>1144.441</text:p>
          </table:table-cell>
          <table:table-cell office:value-type="float" office:value="1635.417">
            <text:p>1635.417</text:p>
          </table:table-cell>
          <table:table-cell office:value-type="float" office:value="1655.586">
            <text:p>1655.586</text:p>
          </table:table-cell>
          <table:table-cell office:value-type="float" office:value="1708.348">
            <text:p>1708.348</text:p>
          </table:table-cell>
          <table:table-cell office:value-type="float" office:value="865.037">
            <text:p>865.037</text:p>
          </table:table-cell>
          <table:table-cell office:value-type="float" office:value="187.302">
            <text:p>187.302</text:p>
          </table:table-cell>
          <table:table-cell office:value-type="float" office:value="678.278">
            <text:p>678.278</text:p>
          </table:table-cell>
          <table:table-cell office:value-type="float" office:value="698.447">
            <text:p>698.447</text:p>
          </table:table-cell>
          <table:table-cell office:value-type="float" office:value="751.209">
            <text:p>751.209</text:p>
          </table:table-cell>
          <table:table-cell office:value-type="float" office:value="865.037">
            <text:p>865.037</text:p>
          </table:table-cell>
          <table:table-cell office:value-type="float" office:value="850.976">
            <text:p>850.976</text:p>
          </table:table-cell>
          <table:table-cell office:value-type="float" office:value="871.145">
            <text:p>871.145</text:p>
          </table:table-cell>
          <table:table-cell office:value-type="float" office:value="923.907">
            <text:p>923.907</text:p>
          </table:table-cell>
          <table:table-cell office:value-type="float" office:value="1037.735">
            <text:p>1037.735</text:p>
          </table:table-cell>
          <table:table-cell office:value-type="float" office:value="380.169">
            <text:p>380.169</text:p>
          </table:table-cell>
          <table:table-cell office:value-type="float" office:value="432.931">
            <text:p>432.931</text:p>
          </table:table-cell>
          <table:table-cell office:value-type="float" office:value="546.759">
            <text:p>546.759</text:p>
          </table:table-cell>
          <table:table-cell office:value-type="float" office:value="412.762">
            <text:p>412.762</text:p>
          </table:table-cell>
          <table:table-cell office:value-type="float" office:value="526.59">
            <text:p>526.59</text:p>
          </table:table-cell>
          <table:table-cell office:value-type="float" office:value="473.828">
            <text:p>473.828</text:p>
          </table:table-cell>
          <table:table-cell table:number-columns-repeated="792"/>
        </table:table-row>
        <table:table-row table:style-name="ro1">
          <table:table-cell office:value-type="string">
            <text:p>2004-07-19 12:00</text:p>
          </table:table-cell>
          <table:table-cell office:value-type="float" office:value="12.347">
            <text:p>12.347</text:p>
          </table:table-cell>
          <table:table-cell office:value-type="float" office:value="7.401">
            <text:p>7.401</text:p>
          </table:table-cell>
          <table:table-cell office:value-type="float" office:value="8.251">
            <text:p>8.251</text:p>
          </table:table-cell>
          <table:table-cell office:value-type="float" office:value="1.058">
            <text:p>1.058</text:p>
          </table:table-cell>
          <table:table-cell office:value-type="float" office:value="1.288">
            <text:p>1.288</text:p>
          </table:table-cell>
          <table:table-cell office:value-type="float" office:value="1.342">
            <text:p>1.342</text:p>
          </table:table-cell>
          <table:table-cell office:value-type="float" office:value="3.266">
            <text:p>3.266</text:p>
          </table:table-cell>
          <table:table-cell office:value-type="float" office:value="6.214">
            <text:p>6.214</text:p>
          </table:table-cell>
          <table:table-cell office:value-type="float" office:value="14.455">
            <text:p>14.455</text:p>
          </table:table-cell>
          <table:table-cell office:value-type="float" office:value="4.979">
            <text:p>4.979</text:p>
          </table:table-cell>
          <table:table-cell office:value-type="float" office:value="7.487">
            <text:p>7.487</text:p>
          </table:table-cell>
          <table:table-cell office:value-type="float" office:value="8.025">
            <text:p>8.025</text:p>
          </table:table-cell>
          <table:table-cell office:value-type="float" office:value="11.635">
            <text:p>11.635</text:p>
          </table:table-cell>
          <table:table-cell office:value-type="float" office:value="117.347">
            <text:p>117.347</text:p>
          </table:table-cell>
          <table:table-cell office:value-type="float" office:value="142.401">
            <text:p>142.401</text:p>
          </table:table-cell>
          <table:table-cell office:value-type="float" office:value="143.251">
            <text:p>143.251</text:p>
          </table:table-cell>
          <table:table-cell office:value-type="float" office:value="76.058">
            <text:p>76.058</text:p>
          </table:table-cell>
          <table:table-cell office:value-type="float" office:value="136.288">
            <text:p>136.288</text:p>
          </table:table-cell>
          <table:table-cell office:value-type="float" office:value="166.342">
            <text:p>166.342</text:p>
          </table:table-cell>
          <table:table-cell office:value-type="float" office:value="108.266">
            <text:p>108.266</text:p>
          </table:table-cell>
          <table:table-cell office:value-type="float" office:value="336.214">
            <text:p>336.214</text:p>
          </table:table-cell>
          <table:table-cell office:value-type="float" office:value="314.455">
            <text:p>314.455</text:p>
          </table:table-cell>
          <table:table-cell office:value-type="float" office:value="259.979">
            <text:p>259.979</text:p>
          </table:table-cell>
          <table:table-cell office:value-type="float" office:value="37.487">
            <text:p>37.487</text:p>
          </table:table-cell>
          <table:table-cell office:value-type="float" office:value="293.025">
            <text:p>293.025</text:p>
          </table:table-cell>
          <table:table-cell office:value-type="float" office:value="146.635">
            <text:p>146.635</text:p>
          </table:table-cell>
          <table:table-cell office:value-type="float" office:value="220.2573333333">
            <text:p>220.2573333333</text:p>
          </table:table-cell>
          <table:table-cell office:value-type="float" office:value="223.1401666667">
            <text:p>223.1401666667</text:p>
          </table:table-cell>
          <table:table-cell office:value-type="float" office:value="237.0512">
            <text:p>237.0512</text:p>
          </table:table-cell>
          <table:table-cell office:value-type="float" office:value="238.223">
            <text:p>238.223</text:p>
          </table:table-cell>
          <table:table-cell office:value-type="float" office:value="244.938375">
            <text:p>244.938375</text:p>
          </table:table-cell>
          <table:table-cell office:value-type="string">
            <text:p>27 ♋ 20' 47"</text:p>
          </table:table-cell>
          <table:table-cell office:value-type="string">
            <text:p>22 ♌ 24' 05"</text:p>
          </table:table-cell>
          <table:table-cell office:value-type="string">
            <text:p>23 ♌ 15' 02"</text:p>
          </table:table-cell>
          <table:table-cell office:value-type="string">
            <text:p>16 ♊ 03' 27"</text:p>
          </table:table-cell>
          <table:table-cell office:value-type="string">
            <text:p>16 ♌ 17' 17"</text:p>
          </table:table-cell>
          <table:table-cell office:value-type="string">
            <text:p>16 ♍ 20' 31"</text:p>
          </table:table-cell>
          <table:table-cell office:value-type="string">
            <text:p>18 ♋ 15' 56"</text:p>
          </table:table-cell>
          <table:table-cell office:value-type="string">
            <text:p><text:s/>6 ♓ 12' 48"</text:p>
          </table:table-cell>
          <table:table-cell office:value-type="string">
            <text:p>14 ♒ 27' 17"</text:p>
          </table:table-cell>
          <table:table-cell office:value-type="string">
            <text:p>19 ♐ 58' 44"</text:p>
          </table:table-cell>
          <table:table-cell office:value-type="string">
            <text:p><text:s/>7 ♉ 29' 14"</text:p>
          </table:table-cell>
          <table:table-cell office:value-type="string">
            <text:p>23 ♑ 01' 28"</text:p>
          </table:table-cell>
          <table:table-cell office:value-type="string">
            <text:p>26 ♌ 38' 04"</text:p>
          </table:table-cell>
          <table:table-cell office:value-type="float" office:value="0.063">
            <text:p>0.063</text:p>
          </table:table-cell>
          <table:table-cell office:value-type="float" office:value="8.319">
            <text:p>8.319</text:p>
          </table:table-cell>
          <table:table-cell office:value-type="float" office:value="12.347">
            <text:p>12.347</text:p>
          </table:table-cell>
          <table:table-cell office:value-type="float" office:value="12.726">
            <text:p>12.726</text:p>
          </table:table-cell>
          <table:table-cell office:value-type="float" office:value="9.45">
            <text:p>9.45</text:p>
          </table:table-cell>
          <table:table-cell office:value-type="float" office:value="2.25">
            <text:p>2.25</text:p>
          </table:table-cell>
          <table:table-cell office:value-type="float" office:value="4.391">
            <text:p>4.391</text:p>
          </table:table-cell>
          <table:table-cell office:value-type="float" office:value="13.885">
            <text:p>13.885</text:p>
          </table:table-cell>
          <table:table-cell office:value-type="float" office:value="6.139">
            <text:p>6.139</text:p>
          </table:table-cell>
          <table:table-cell office:value-type="float" office:value="8.367">
            <text:p>8.367</text:p>
          </table:table-cell>
          <table:table-cell office:value-type="float" office:value="11.938">
            <text:p>11.938</text:p>
          </table:table-cell>
          <table:table-cell office:value-type="float" office:value="225.063">
            <text:p>225.063</text:p>
          </table:table-cell>
          <table:table-cell office:value-type="float" office:value="323.319">
            <text:p>323.319</text:p>
          </table:table-cell>
          <table:table-cell office:value-type="float" office:value="297.347">
            <text:p>297.347</text:p>
          </table:table-cell>
          <table:table-cell office:value-type="float" office:value="147.726">
            <text:p>147.726</text:p>
          </table:table-cell>
          <table:table-cell office:value-type="float" office:value="174.45">
            <text:p>174.45</text:p>
          </table:table-cell>
          <table:table-cell office:value-type="float" office:value="107.25">
            <text:p>107.25</text:p>
          </table:table-cell>
          <table:table-cell office:value-type="float" office:value="334.391">
            <text:p>334.391</text:p>
          </table:table-cell>
          <table:table-cell office:value-type="float" office:value="313.885">
            <text:p>313.885</text:p>
          </table:table-cell>
          <table:table-cell office:value-type="float" office:value="261.139">
            <text:p>261.139</text:p>
          </table:table-cell>
          <table:table-cell office:value-type="float" office:value="293.367">
            <text:p>293.367</text:p>
          </table:table-cell>
          <table:table-cell office:value-type="float" office:value="146.938">
            <text:p>146.938</text:p>
          </table:table-cell>
          <table:table-cell office:value-type="string">
            <text:p>15 ♏ 03' 45"</text:p>
          </table:table-cell>
          <table:table-cell office:value-type="string">
            <text:p>23 ♒ 19' 09"</text:p>
          </table:table-cell>
          <table:table-cell office:value-type="string">
            <text:p>27 ♑ 20' 47"</text:p>
          </table:table-cell>
          <table:table-cell office:value-type="string">
            <text:p>27 ♌ 43' 33"</text:p>
          </table:table-cell>
          <table:table-cell office:value-type="string">
            <text:p>24 ♍ 26' 58"</text:p>
          </table:table-cell>
          <table:table-cell office:value-type="string">
            <text:p>17 ♋ 14' 58"</text:p>
          </table:table-cell>
          <table:table-cell office:value-type="string">
            <text:p><text:s/>4 ♓ 23' 26"</text:p>
          </table:table-cell>
          <table:table-cell office:value-type="string">
            <text:p>13 ♒ 53' 06"</text:p>
          </table:table-cell>
          <table:table-cell office:value-type="string">
            <text:p>21 ♐ 08' 19"</text:p>
          </table:table-cell>
          <table:table-cell office:value-type="string">
            <text:p>23 ♑ 22' 01"</text:p>
          </table:table-cell>
          <table:table-cell office:value-type="string">
            <text:p>26 ♌ 56' 15"</text:p>
          </table:table-cell>
          <table:table-cell office:value-type="float" office:value="20.692">
            <text:p>20.692</text:p>
          </table:table-cell>
          <table:table-cell office:value-type="float" office:value="17.5615">
            <text:p>17.5615</text:p>
          </table:table-cell>
          <table:table-cell office:value-type="float" office:value="15.996">
            <text:p>15.996</text:p>
          </table:table-cell>
          <table:table-cell office:value-type="float" office:value="18.616">
            <text:p>18.616</text:p>
          </table:table-cell>
          <table:table-cell office:value-type="float" office:value="13.946">
            <text:p>13.946</text:p>
          </table:table-cell>
          <table:table-cell office:value-type="float" office:value="18.046">
            <text:p>18.046</text:p>
          </table:table-cell>
          <table:table-cell office:value-type="float" office:value="17.077">
            <text:p>17.077</text:p>
          </table:table-cell>
          <table:table-cell office:value-type="float" office:value="6.427">
            <text:p>6.427</text:p>
          </table:table-cell>
          <table:table-cell office:value-type="float" office:value="21.946">
            <text:p>21.946</text:p>
          </table:table-cell>
          <table:table-cell office:value-type="float" office:value="-9.97">
            <text:p>-9.97</text:p>
          </table:table-cell>
          <table:table-cell office:value-type="float" office:value="-16.559">
            <text:p>-16.559</text:p>
          </table:table-cell>
          <table:table-cell office:value-type="float" office:value="-14.294">
            <text:p>-14.294</text:p>
          </table:table-cell>
          <table:table-cell office:value-type="float" office:value="14.01">
            <text:p>14.01</text:p>
          </table:table-cell>
          <table:table-cell office:value-type="float" office:value="-14.093">
            <text:p>-14.093</text:p>
          </table:table-cell>
          <table:table-cell office:value-type="float" office:value="12.641">
            <text:p>12.641</text:p>
          </table:table-cell>
          <table:table-cell office:value-type="float" office:value="0">
            <text:p>0</text:p>
          </table:table-cell>
          <table:table-cell office:value-type="float" office:value="4.838">
            <text:p>4.838</text:p>
          </table:table-cell>
          <table:table-cell office:value-type="float" office:value="0.187">
            <text:p>0.187</text:p>
          </table:table-cell>
          <table:table-cell office:value-type="float" office:value="-4.689">
            <text:p>-4.689</text:p>
          </table:table-cell>
          <table:table-cell office:value-type="float" office:value="1.176">
            <text:p>1.176</text:p>
          </table:table-cell>
          <table:table-cell office:value-type="float" office:value="1.126">
            <text:p>1.126</text:p>
          </table:table-cell>
          <table:table-cell office:value-type="float" office:value="-0.251">
            <text:p>-0.251</text:p>
          </table:table-cell>
          <table:table-cell office:value-type="float" office:value="-0.793">
            <text:p>-0.793</text:p>
          </table:table-cell>
          <table:table-cell office:value-type="float" office:value="-0.066">
            <text:p>-0.066</text:p>
          </table:table-cell>
          <table:table-cell office:value-type="float" office:value="8.792">
            <text:p>8.792</text:p>
          </table:table-cell>
          <table:table-cell office:value-type="float" office:value="7.483">
            <text:p>7.483</text:p>
          </table:table-cell>
          <table:table-cell office:value-type="float" office:value="0.004">
            <text:p>0.004</text:p>
          </table:table-cell>
          <table:table-cell office:value-type="float" office:value="427.193">
            <text:p>427.193</text:p>
          </table:table-cell>
          <table:table-cell office:value-type="float" office:value="385.904">
            <text:p>385.904</text:p>
          </table:table-cell>
          <table:table-cell office:value-type="float" office:value="7926.963">
            <text:p>7926.963</text:p>
          </table:table-cell>
          <table:table-cell office:value-type="float" office:value="15096.909">
            <text:p>15096.909</text:p>
          </table:table-cell>
          <table:table-cell office:value-type="float" office:value="17385.764">
            <text:p>17385.764</text:p>
          </table:table-cell>
          <table:table-cell office:value-type="float" office:value="15874.985">
            <text:p>15874.985</text:p>
          </table:table-cell>
          <table:table-cell office:value-type="float" office:value="16050.226">
            <text:p>16050.226</text:p>
          </table:table-cell>
          <table:table-cell office:value-type="float" office:value="16367.037">
            <text:p>16367.037</text:p>
          </table:table-cell>
          <table:table-cell office:value-type="float" office:value="16388.796">
            <text:p>16388.796</text:p>
          </table:table-cell>
          <table:table-cell office:value-type="float" office:value="16443.272">
            <text:p>16443.272</text:p>
          </table:table-cell>
          <table:table-cell office:value-type="float" office:value="16556.616">
            <text:p>16556.616</text:p>
          </table:table-cell>
          <table:table-cell office:value-type="float" office:value="318.711">
            <text:p>318.711</text:p>
          </table:table-cell>
          <table:table-cell office:value-type="float" office:value="7859.77">
            <text:p>7859.77</text:p>
          </table:table-cell>
          <table:table-cell office:value-type="float" office:value="15029.716">
            <text:p>15029.716</text:p>
          </table:table-cell>
          <table:table-cell office:value-type="float" office:value="17318.571">
            <text:p>17318.571</text:p>
          </table:table-cell>
          <table:table-cell office:value-type="float" office:value="15807.792">
            <text:p>15807.792</text:p>
          </table:table-cell>
          <table:table-cell office:value-type="float" office:value="15944.08">
            <text:p>15944.08</text:p>
          </table:table-cell>
          <table:table-cell office:value-type="float" office:value="15671.504">
            <text:p>15671.504</text:p>
          </table:table-cell>
          <table:table-cell office:value-type="float" office:value="8384.08">
            <text:p>8384.08</text:p>
          </table:table-cell>
          <table:table-cell office:value-type="float" office:value="8231.964">
            <text:p>8231.964</text:p>
          </table:table-cell>
          <table:table-cell office:value-type="float" office:value="15983.033">
            <text:p>15983.033</text:p>
          </table:table-cell>
          <table:table-cell office:value-type="float" office:value="16299.844">
            <text:p>16299.844</text:p>
          </table:table-cell>
          <table:table-cell office:value-type="float" office:value="16321.603">
            <text:p>16321.603</text:p>
          </table:table-cell>
          <table:table-cell office:value-type="float" office:value="16376.079">
            <text:p>16376.079</text:p>
          </table:table-cell>
          <table:table-cell office:value-type="float" office:value="16489.423">
            <text:p>16489.423</text:p>
          </table:table-cell>
          <table:table-cell office:value-type="float" office:value="7901.059">
            <text:p>7901.059</text:p>
          </table:table-cell>
          <table:table-cell office:value-type="float" office:value="15071.005">
            <text:p>15071.005</text:p>
          </table:table-cell>
          <table:table-cell office:value-type="float" office:value="17359.86">
            <text:p>17359.86</text:p>
          </table:table-cell>
          <table:table-cell office:value-type="float" office:value="15849.081">
            <text:p>15849.081</text:p>
          </table:table-cell>
          <table:table-cell office:value-type="float" office:value="16024.322">
            <text:p>16024.322</text:p>
          </table:table-cell>
          <table:table-cell office:value-type="float" office:value="16341.133">
            <text:p>16341.133</text:p>
          </table:table-cell>
          <table:table-cell office:value-type="float" office:value="16362.892">
            <text:p>16362.892</text:p>
          </table:table-cell>
          <table:table-cell office:value-type="float" office:value="16417.368">
            <text:p>16417.368</text:p>
          </table:table-cell>
          <table:table-cell office:value-type="float" office:value="16530.712">
            <text:p>16530.712</text:p>
          </table:table-cell>
          <table:table-cell office:value-type="float" office:value="7529.946">
            <text:p>7529.946</text:p>
          </table:table-cell>
          <table:table-cell office:value-type="float" office:value="9818.801">
            <text:p>9818.801</text:p>
          </table:table-cell>
          <table:table-cell office:value-type="float" office:value="8308.022">
            <text:p>8308.022</text:p>
          </table:table-cell>
          <table:table-cell office:value-type="float" office:value="8483.263">
            <text:p>8483.263</text:p>
          </table:table-cell>
          <table:table-cell office:value-type="float" office:value="8800.074">
            <text:p>8800.074</text:p>
          </table:table-cell>
          <table:table-cell office:value-type="float" office:value="8821.833">
            <text:p>8821.833</text:p>
          </table:table-cell>
          <table:table-cell office:value-type="float" office:value="8876.309">
            <text:p>8876.309</text:p>
          </table:table-cell>
          <table:table-cell office:value-type="float" office:value="8989.653">
            <text:p>8989.653</text:p>
          </table:table-cell>
          <table:table-cell office:value-type="float" office:value="2648.855">
            <text:p>2648.855</text:p>
          </table:table-cell>
          <table:table-cell office:value-type="float" office:value="1138.076">
            <text:p>1138.076</text:p>
          </table:table-cell>
          <table:table-cell office:value-type="float" office:value="1313.317">
            <text:p>1313.317</text:p>
          </table:table-cell>
          <table:table-cell office:value-type="float" office:value="1630.128">
            <text:p>1630.128</text:p>
          </table:table-cell>
          <table:table-cell office:value-type="float" office:value="1651.887">
            <text:p>1651.887</text:p>
          </table:table-cell>
          <table:table-cell office:value-type="float" office:value="1706.363">
            <text:p>1706.363</text:p>
          </table:table-cell>
          <table:table-cell office:value-type="float" office:value="1819.707">
            <text:p>1819.707</text:p>
          </table:table-cell>
          <table:table-cell office:value-type="float" office:value="-1150.779">
            <text:p>-1150.779</text:p>
          </table:table-cell>
          <table:table-cell office:value-type="float" office:value="-975.538">
            <text:p>-975.538</text:p>
          </table:table-cell>
          <table:table-cell office:value-type="float" office:value="-658.727">
            <text:p>-658.727</text:p>
          </table:table-cell>
          <table:table-cell office:value-type="float" office:value="-636.968">
            <text:p>-636.968</text:p>
          </table:table-cell>
          <table:table-cell office:value-type="float" office:value="-582.492">
            <text:p>-582.492</text:p>
          </table:table-cell>
          <table:table-cell office:value-type="float" office:value="-469.148">
            <text:p>-469.148</text:p>
          </table:table-cell>
          <table:table-cell office:value-type="float" office:value="535.241">
            <text:p>535.241</text:p>
          </table:table-cell>
          <table:table-cell office:value-type="float" office:value="852.052">
            <text:p>852.052</text:p>
          </table:table-cell>
          <table:table-cell office:value-type="float" office:value="873.811">
            <text:p>873.811</text:p>
          </table:table-cell>
          <table:table-cell office:value-type="float" office:value="928.287">
            <text:p>928.287</text:p>
          </table:table-cell>
          <table:table-cell office:value-type="float" office:value="1041.631">
            <text:p>1041.631</text:p>
          </table:table-cell>
          <table:table-cell office:value-type="float" office:value="676.811">
            <text:p>676.811</text:p>
          </table:table-cell>
          <table:table-cell office:value-type="float" office:value="698.57">
            <text:p>698.57</text:p>
          </table:table-cell>
          <table:table-cell office:value-type="float" office:value="753.046">
            <text:p>753.046</text:p>
          </table:table-cell>
          <table:table-cell office:value-type="float" office:value="866.39">
            <text:p>866.39</text:p>
          </table:table-cell>
          <table:table-cell office:value-type="float" office:value="381.759">
            <text:p>381.759</text:p>
          </table:table-cell>
          <table:table-cell office:value-type="float" office:value="436.235">
            <text:p>436.235</text:p>
          </table:table-cell>
          <table:table-cell office:value-type="float" office:value="549.579">
            <text:p>549.579</text:p>
          </table:table-cell>
          <table:table-cell office:value-type="float" office:value="414.476">
            <text:p>414.476</text:p>
          </table:table-cell>
          <table:table-cell office:value-type="float" office:value="527.82">
            <text:p>527.82</text:p>
          </table:table-cell>
          <table:table-cell office:value-type="float" office:value="473.344">
            <text:p>473.344</text:p>
          </table:table-cell>
          <table:table-cell office:value-type="float" office:value="40941.744">
            <text:p>40941.744</text:p>
          </table:table-cell>
          <table:table-cell office:value-type="float" office:value="261.744">
            <text:p>261.744</text:p>
          </table:table-cell>
          <table:table-cell office:value-type="float" office:value="51047.716">
            <text:p>51047.716</text:p>
          </table:table-cell>
          <table:table-cell office:value-type="float" office:value="58397.337">
            <text:p>58397.337</text:p>
          </table:table-cell>
          <table:table-cell office:value-type="float" office:value="65570.613">
            <text:p>65570.613</text:p>
          </table:table-cell>
          <table:table-cell office:value-type="float" office:value="66531.696">
            <text:p>66531.696</text:p>
          </table:table-cell>
          <table:table-cell office:value-type="float" office:value="66357.813">
            <text:p>66357.813</text:p>
          </table:table-cell>
          <table:table-cell office:value-type="float" office:value="66850.672">
            <text:p>66850.672</text:p>
          </table:table-cell>
          <table:table-cell office:value-type="float" office:value="66871.178">
            <text:p>66871.178</text:p>
          </table:table-cell>
          <table:table-cell office:value-type="float" office:value="66923.924">
            <text:p>66923.924</text:p>
          </table:table-cell>
          <table:table-cell office:value-type="float" office:value="67038.125">
            <text:p>67038.125</text:p>
          </table:table-cell>
          <table:table-cell office:value-type="float" office:value="10465.972">
            <text:p>10465.972</text:p>
          </table:table-cell>
          <table:table-cell office:value-type="float" office:value="17815.593">
            <text:p>17815.593</text:p>
          </table:table-cell>
          <table:table-cell office:value-type="float" office:value="24988.869">
            <text:p>24988.869</text:p>
          </table:table-cell>
          <table:table-cell office:value-type="float" office:value="25949.952">
            <text:p>25949.952</text:p>
          </table:table-cell>
          <table:table-cell office:value-type="float" office:value="25776.069">
            <text:p>25776.069</text:p>
          </table:table-cell>
          <table:table-cell table:formula="of:=MOD([.GI29]; 360)" office:value-type="float" office:value="216.068999999999">
            <text:p>216.069</text:p>
          </table:table-cell>
          <table:table-cell office:value-type="float" office:value="26268.928">
            <text:p>26268.928</text:p>
          </table:table-cell>
          <table:table-cell office:value-type="float" office:value="26289.434">
            <text:p>26289.434</text:p>
          </table:table-cell>
          <table:table-cell office:value-type="float" office:value="26342.18">
            <text:p>26342.18</text:p>
          </table:table-cell>
          <table:table-cell office:value-type="float" office:value="26456.381">
            <text:p>26456.381</text:p>
          </table:table-cell>
          <table:table-cell office:value-type="float" office:value="7709.621">
            <text:p>7709.621</text:p>
          </table:table-cell>
          <table:table-cell office:value-type="float" office:value="14882.897">
            <text:p>14882.897</text:p>
          </table:table-cell>
          <table:table-cell office:value-type="float" office:value="15843.98">
            <text:p>15843.98</text:p>
          </table:table-cell>
          <table:table-cell office:value-type="float" office:value="15670.097">
            <text:p>15670.097</text:p>
          </table:table-cell>
          <table:table-cell office:value-type="float" office:value="16162.956">
            <text:p>16162.956</text:p>
          </table:table-cell>
          <table:table-cell office:value-type="float" office:value="16183.462">
            <text:p>16183.462</text:p>
          </table:table-cell>
          <table:table-cell office:value-type="float" office:value="16236.208">
            <text:p>16236.208</text:p>
          </table:table-cell>
          <table:table-cell office:value-type="float" office:value="16350.409">
            <text:p>16350.409</text:p>
          </table:table-cell>
          <table:table-cell office:value-type="float" office:value="7533.276">
            <text:p>7533.276</text:p>
          </table:table-cell>
          <table:table-cell office:value-type="float" office:value="8494.359">
            <text:p>8494.359</text:p>
          </table:table-cell>
          <table:table-cell office:value-type="float" office:value="8320.476">
            <text:p>8320.476</text:p>
          </table:table-cell>
          <table:table-cell office:value-type="float" office:value="8813.335">
            <text:p>8813.335</text:p>
          </table:table-cell>
          <table:table-cell office:value-type="float" office:value="8833.841">
            <text:p>8833.841</text:p>
          </table:table-cell>
          <table:table-cell office:value-type="float" office:value="8886.587">
            <text:p>8886.587</text:p>
          </table:table-cell>
          <table:table-cell office:value-type="float" office:value="9000.788">
            <text:p>9000.788</text:p>
          </table:table-cell>
          <table:table-cell office:value-type="float" office:value="1321.083">
            <text:p>1321.083</text:p>
          </table:table-cell>
          <table:table-cell office:value-type="float" office:value="1147.2">
            <text:p>1147.2</text:p>
          </table:table-cell>
          <table:table-cell office:value-type="float" office:value="1640.059">
            <text:p>1640.059</text:p>
          </table:table-cell>
          <table:table-cell office:value-type="float" office:value="1660.565">
            <text:p>1660.565</text:p>
          </table:table-cell>
          <table:table-cell office:value-type="float" office:value="1713.311">
            <text:p>1713.311</text:p>
          </table:table-cell>
          <table:table-cell office:value-type="float" office:value="866.429">
            <text:p>866.429</text:p>
          </table:table-cell>
          <table:table-cell office:value-type="float" office:value="186.117">
            <text:p>186.117</text:p>
          </table:table-cell>
          <table:table-cell office:value-type="float" office:value="678.976">
            <text:p>678.976</text:p>
          </table:table-cell>
          <table:table-cell office:value-type="float" office:value="699.482">
            <text:p>699.482</text:p>
          </table:table-cell>
          <table:table-cell office:value-type="float" office:value="752.228">
            <text:p>752.228</text:p>
          </table:table-cell>
          <table:table-cell office:value-type="float" office:value="866.429">
            <text:p>866.429</text:p>
          </table:table-cell>
          <table:table-cell office:value-type="float" office:value="852.859">
            <text:p>852.859</text:p>
          </table:table-cell>
          <table:table-cell office:value-type="float" office:value="873.365">
            <text:p>873.365</text:p>
          </table:table-cell>
          <table:table-cell office:value-type="float" office:value="926.111">
            <text:p>926.111</text:p>
          </table:table-cell>
          <table:table-cell office:value-type="float" office:value="1040.312">
            <text:p>1040.312</text:p>
          </table:table-cell>
          <table:table-cell office:value-type="float" office:value="380.506">
            <text:p>380.506</text:p>
          </table:table-cell>
          <table:table-cell office:value-type="float" office:value="433.252">
            <text:p>433.252</text:p>
          </table:table-cell>
          <table:table-cell office:value-type="float" office:value="547.453">
            <text:p>547.453</text:p>
          </table:table-cell>
          <table:table-cell office:value-type="float" office:value="412.746">
            <text:p>412.746</text:p>
          </table:table-cell>
          <table:table-cell office:value-type="float" office:value="526.947">
            <text:p>526.947</text:p>
          </table:table-cell>
          <table:table-cell office:value-type="float" office:value="474.201">
            <text:p>474.201</text:p>
          </table:table-cell>
          <table:table-cell table:number-columns-repeated="792"/>
        </table:table-row>
        <table:table-row table:style-name="ro1">
          <table:table-cell office:value-type="string">
            <text:p>2004-08-06 12:00</text:p>
          </table:table-cell>
          <table:table-cell office:value-type="float" office:value="14.553">
            <text:p>14.553</text:p>
          </table:table-cell>
          <table:table-cell office:value-type="float" office:value="0.819">
            <text:p>0.819</text:p>
          </table:table-cell>
          <table:table-cell office:value-type="float" office:value="8.304">
            <text:p>8.304</text:p>
          </table:table-cell>
          <table:table-cell office:value-type="float" office:value="14.354">
            <text:p>14.354</text:p>
          </table:table-cell>
          <table:table-cell office:value-type="float" office:value="12.656">
            <text:p>12.656</text:p>
          </table:table-cell>
          <table:table-cell office:value-type="float" office:value="4.662">
            <text:p>4.662</text:p>
          </table:table-cell>
          <table:table-cell office:value-type="float" office:value="5.535">
            <text:p>5.535</text:p>
          </table:table-cell>
          <table:table-cell office:value-type="float" office:value="5.626">
            <text:p>5.626</text:p>
          </table:table-cell>
          <table:table-cell office:value-type="float" office:value="13.974">
            <text:p>13.974</text:p>
          </table:table-cell>
          <table:table-cell office:value-type="float" office:value="4.692">
            <text:p>4.692</text:p>
          </table:table-cell>
          <table:table-cell office:value-type="float" office:value="5.825">
            <text:p>5.825</text:p>
          </table:table-cell>
          <table:table-cell office:value-type="float" office:value="6.998">
            <text:p>6.998</text:p>
          </table:table-cell>
          <table:table-cell office:value-type="float" office:value="11.824">
            <text:p>11.824</text:p>
          </table:table-cell>
          <table:table-cell office:value-type="float" office:value="134.553">
            <text:p>134.553</text:p>
          </table:table-cell>
          <table:table-cell office:value-type="float" office:value="30.819">
            <text:p>30.819</text:p>
          </table:table-cell>
          <table:table-cell office:value-type="float" office:value="158.304">
            <text:p>158.304</text:p>
          </table:table-cell>
          <table:table-cell office:value-type="float" office:value="89.354">
            <text:p>89.354</text:p>
          </table:table-cell>
          <table:table-cell office:value-type="float" office:value="147.656">
            <text:p>147.656</text:p>
          </table:table-cell>
          <table:table-cell office:value-type="float" office:value="169.662">
            <text:p>169.662</text:p>
          </table:table-cell>
          <table:table-cell office:value-type="float" office:value="110.535">
            <text:p>110.535</text:p>
          </table:table-cell>
          <table:table-cell office:value-type="float" office:value="335.626">
            <text:p>335.626</text:p>
          </table:table-cell>
          <table:table-cell office:value-type="float" office:value="313.974">
            <text:p>313.974</text:p>
          </table:table-cell>
          <table:table-cell office:value-type="float" office:value="259.692">
            <text:p>259.692</text:p>
          </table:table-cell>
          <table:table-cell office:value-type="float" office:value="35.825">
            <text:p>35.825</text:p>
          </table:table-cell>
          <table:table-cell office:value-type="float" office:value="291.998">
            <text:p>291.998</text:p>
          </table:table-cell>
          <table:table-cell office:value-type="float" office:value="146.824">
            <text:p>146.824</text:p>
          </table:table-cell>
          <table:table-cell office:value-type="float" office:value="222.8575">
            <text:p>222.8575</text:p>
          </table:table-cell>
          <table:table-cell office:value-type="float" office:value="224.8591666667">
            <text:p>224.8591666667</text:p>
          </table:table-cell>
          <table:table-cell office:value-type="float" office:value="237.8978">
            <text:p>237.8978</text:p>
          </table:table-cell>
          <table:table-cell office:value-type="float" office:value="238.7128">
            <text:p>238.7128</text:p>
          </table:table-cell>
          <table:table-cell office:value-type="float" office:value="251.945875">
            <text:p>251.945875</text:p>
          </table:table-cell>
          <table:table-cell office:value-type="string">
            <text:p>14 ♌ 33' 12"</text:p>
          </table:table-cell>
          <table:table-cell office:value-type="string">
            <text:p><text:s/>0 ♉ 49' 09"</text:p>
          </table:table-cell>
          <table:table-cell office:value-type="string">
            <text:p><text:s/>8 ♍ 18' 15"</text:p>
          </table:table-cell>
          <table:table-cell office:value-type="string">
            <text:p>29 ♊ 21' 14"</text:p>
          </table:table-cell>
          <table:table-cell office:value-type="string">
            <text:p>27 ♌ 39' 21"</text:p>
          </table:table-cell>
          <table:table-cell office:value-type="string">
            <text:p>19 ♍ 39' 42"</text:p>
          </table:table-cell>
          <table:table-cell office:value-type="string">
            <text:p>20 ♋ 32' 07"</text:p>
          </table:table-cell>
          <table:table-cell office:value-type="string">
            <text:p><text:s/>5 ♓ 37' 35"</text:p>
          </table:table-cell>
          <table:table-cell office:value-type="string">
            <text:p>13 ♒ 58' 25"</text:p>
          </table:table-cell>
          <table:table-cell office:value-type="string">
            <text:p>19 ♐ 41' 30"</text:p>
          </table:table-cell>
          <table:table-cell office:value-type="string">
            <text:p><text:s/>5 ♉ 49' 28"</text:p>
          </table:table-cell>
          <table:table-cell office:value-type="string">
            <text:p>21 ♑ 59' 53"</text:p>
          </table:table-cell>
          <table:table-cell office:value-type="string">
            <text:p>26 ♌ 49' 26"</text:p>
          </table:table-cell>
          <table:table-cell office:value-type="float" office:value="5.428">
            <text:p>5.428</text:p>
          </table:table-cell>
          <table:table-cell office:value-type="float" office:value="6.859">
            <text:p>6.859</text:p>
          </table:table-cell>
          <table:table-cell office:value-type="float" office:value="14.553">
            <text:p>14.553</text:p>
          </table:table-cell>
          <table:table-cell office:value-type="float" office:value="5.591">
            <text:p>5.591</text:p>
          </table:table-cell>
          <table:table-cell office:value-type="float" office:value="10.817">
            <text:p>10.817</text:p>
          </table:table-cell>
          <table:table-cell office:value-type="float" office:value="2.92">
            <text:p>2.92</text:p>
          </table:table-cell>
          <table:table-cell office:value-type="float" office:value="4.584">
            <text:p>4.584</text:p>
          </table:table-cell>
          <table:table-cell office:value-type="float" office:value="13.993">
            <text:p>13.993</text:p>
          </table:table-cell>
          <table:table-cell office:value-type="float" office:value="6.25">
            <text:p>6.25</text:p>
          </table:table-cell>
          <table:table-cell office:value-type="float" office:value="8.733">
            <text:p>8.733</text:p>
          </table:table-cell>
          <table:table-cell office:value-type="float" office:value="11.955">
            <text:p>11.955</text:p>
          </table:table-cell>
          <table:table-cell office:value-type="float" office:value="275.428">
            <text:p>275.428</text:p>
          </table:table-cell>
          <table:table-cell office:value-type="float" office:value="351.859">
            <text:p>351.859</text:p>
          </table:table-cell>
          <table:table-cell office:value-type="float" office:value="314.553">
            <text:p>314.553</text:p>
          </table:table-cell>
          <table:table-cell office:value-type="float" office:value="155.591">
            <text:p>155.591</text:p>
          </table:table-cell>
          <table:table-cell office:value-type="float" office:value="175.817">
            <text:p>175.817</text:p>
          </table:table-cell>
          <table:table-cell office:value-type="float" office:value="107.92">
            <text:p>107.92</text:p>
          </table:table-cell>
          <table:table-cell office:value-type="float" office:value="334.584">
            <text:p>334.584</text:p>
          </table:table-cell>
          <table:table-cell office:value-type="float" office:value="313.993">
            <text:p>313.993</text:p>
          </table:table-cell>
          <table:table-cell office:value-type="float" office:value="261.25">
            <text:p>261.25</text:p>
          </table:table-cell>
          <table:table-cell office:value-type="float" office:value="293.733">
            <text:p>293.733</text:p>
          </table:table-cell>
          <table:table-cell office:value-type="float" office:value="146.955">
            <text:p>146.955</text:p>
          </table:table-cell>
          <table:table-cell office:value-type="string">
            <text:p><text:s/>5 ♑ 25' 42"</text:p>
          </table:table-cell>
          <table:table-cell office:value-type="string">
            <text:p>21 ♓ 51' 32"</text:p>
          </table:table-cell>
          <table:table-cell office:value-type="string">
            <text:p>14 ♒ 33' 12"</text:p>
          </table:table-cell>
          <table:table-cell office:value-type="string">
            <text:p><text:s/>5 ♍ 35' 27"</text:p>
          </table:table-cell>
          <table:table-cell office:value-type="string">
            <text:p>25 ♍ 49' 00"</text:p>
          </table:table-cell>
          <table:table-cell office:value-type="string">
            <text:p>17 ♋ 55' 10"</text:p>
          </table:table-cell>
          <table:table-cell office:value-type="string">
            <text:p><text:s/>4 ♓ 35' 03"</text:p>
          </table:table-cell>
          <table:table-cell office:value-type="string">
            <text:p>13 ♒ 59' 35"</text:p>
          </table:table-cell>
          <table:table-cell office:value-type="string">
            <text:p>21 ♐ 15' 01"</text:p>
          </table:table-cell>
          <table:table-cell office:value-type="string">
            <text:p>23 ♑ 43' 58"</text:p>
          </table:table-cell>
          <table:table-cell office:value-type="string">
            <text:p>26 ♌ 57' 19"</text:p>
          </table:table-cell>
          <table:table-cell office:value-type="float" office:value="16.467">
            <text:p>16.467</text:p>
          </table:table-cell>
          <table:table-cell office:value-type="float" office:value="16.412">
            <text:p>16.412</text:p>
          </table:table-cell>
          <table:table-cell office:value-type="float" office:value="12.4445">
            <text:p>12.4445</text:p>
          </table:table-cell>
          <table:table-cell office:value-type="float" office:value="11.346">
            <text:p>11.346</text:p>
          </table:table-cell>
          <table:table-cell office:value-type="float" office:value="5.407">
            <text:p>5.407</text:p>
          </table:table-cell>
          <table:table-cell office:value-type="float" office:value="19.482">
            <text:p>19.482</text:p>
          </table:table-cell>
          <table:table-cell office:value-type="float" office:value="13.342">
            <text:p>13.342</text:p>
          </table:table-cell>
          <table:table-cell office:value-type="float" office:value="5.105">
            <text:p>5.105</text:p>
          </table:table-cell>
          <table:table-cell office:value-type="float" office:value="21.647">
            <text:p>21.647</text:p>
          </table:table-cell>
          <table:table-cell office:value-type="float" office:value="-10.192">
            <text:p>-10.192</text:p>
          </table:table-cell>
          <table:table-cell office:value-type="float" office:value="-16.702">
            <text:p>-16.702</text:p>
          </table:table-cell>
          <table:table-cell office:value-type="float" office:value="-14.366">
            <text:p>-14.366</text:p>
          </table:table-cell>
          <table:table-cell office:value-type="float" office:value="13.464">
            <text:p>13.464</text:p>
          </table:table-cell>
          <table:table-cell office:value-type="float" office:value="-14.294">
            <text:p>-14.294</text:p>
          </table:table-cell>
          <table:table-cell office:value-type="float" office:value="12.576">
            <text:p>12.576</text:p>
          </table:table-cell>
          <table:table-cell office:value-type="float" office:value="-0">
            <text:p>-0</text:p>
          </table:table-cell>
          <table:table-cell office:value-type="float" office:value="-0.441">
            <text:p>-0.441</text:p>
          </table:table-cell>
          <table:table-cell office:value-type="float" office:value="-3.285">
            <text:p>-3.285</text:p>
          </table:table-cell>
          <table:table-cell office:value-type="float" office:value="-3.957">
            <text:p>-3.957</text:p>
          </table:table-cell>
          <table:table-cell office:value-type="float" office:value="1.123">
            <text:p>1.123</text:p>
          </table:table-cell>
          <table:table-cell office:value-type="float" office:value="1.099">
            <text:p>1.099</text:p>
          </table:table-cell>
          <table:table-cell office:value-type="float" office:value="-0.226">
            <text:p>-0.226</text:p>
          </table:table-cell>
          <table:table-cell office:value-type="float" office:value="-0.8">
            <text:p>-0.8</text:p>
          </table:table-cell>
          <table:table-cell office:value-type="float" office:value="-0.069">
            <text:p>-0.069</text:p>
          </table:table-cell>
          <table:table-cell office:value-type="float" office:value="8.699">
            <text:p>8.699</text:p>
          </table:table-cell>
          <table:table-cell office:value-type="float" office:value="7.442">
            <text:p>7.442</text:p>
          </table:table-cell>
          <table:table-cell office:value-type="float" office:value="0.004">
            <text:p>0.004</text:p>
          </table:table-cell>
          <table:table-cell office:value-type="float" office:value="428.95">
            <text:p>428.95</text:p>
          </table:table-cell>
          <table:table-cell office:value-type="float" office:value="383.751">
            <text:p>383.751</text:p>
          </table:table-cell>
          <table:table-cell office:value-type="float" office:value="7930.648">
            <text:p>7930.648</text:p>
          </table:table-cell>
          <table:table-cell office:value-type="float" office:value="15108.642">
            <text:p>15108.642</text:p>
          </table:table-cell>
          <table:table-cell office:value-type="float" office:value="17402.479">
            <text:p>17402.479</text:p>
          </table:table-cell>
          <table:table-cell office:value-type="float" office:value="15887.769">
            <text:p>15887.769</text:p>
          </table:table-cell>
          <table:table-cell office:value-type="float" office:value="16066.306">
            <text:p>16066.306</text:p>
          </table:table-cell>
          <table:table-cell office:value-type="float" office:value="16382.678">
            <text:p>16382.678</text:p>
          </table:table-cell>
          <table:table-cell office:value-type="float" office:value="16404.33">
            <text:p>16404.33</text:p>
          </table:table-cell>
          <table:table-cell office:value-type="float" office:value="16458.612">
            <text:p>16458.612</text:p>
          </table:table-cell>
          <table:table-cell office:value-type="float" office:value="16571.48">
            <text:p>16571.48</text:p>
          </table:table-cell>
          <table:table-cell office:value-type="float" office:value="314.801">
            <text:p>314.801</text:p>
          </table:table-cell>
          <table:table-cell office:value-type="float" office:value="7861.698">
            <text:p>7861.698</text:p>
          </table:table-cell>
          <table:table-cell office:value-type="float" office:value="15039.692">
            <text:p>15039.692</text:p>
          </table:table-cell>
          <table:table-cell office:value-type="float" office:value="17333.529">
            <text:p>17333.529</text:p>
          </table:table-cell>
          <table:table-cell office:value-type="float" office:value="15818.819">
            <text:p>15818.819</text:p>
          </table:table-cell>
          <table:table-cell office:value-type="float" office:value="15966.475">
            <text:p>15966.475</text:p>
          </table:table-cell>
          <table:table-cell office:value-type="float" office:value="15671.163">
            <text:p>15671.163</text:p>
          </table:table-cell>
          <table:table-cell office:value-type="float" office:value="8406.475">
            <text:p>8406.475</text:p>
          </table:table-cell>
          <table:table-cell office:value-type="float" office:value="8227.767">
            <text:p>8227.767</text:p>
          </table:table-cell>
          <table:table-cell office:value-type="float" office:value="15997.356">
            <text:p>15997.356</text:p>
          </table:table-cell>
          <table:table-cell office:value-type="float" office:value="16313.728">
            <text:p>16313.728</text:p>
          </table:table-cell>
          <table:table-cell office:value-type="float" office:value="16335.38">
            <text:p>16335.38</text:p>
          </table:table-cell>
          <table:table-cell office:value-type="float" office:value="16389.662">
            <text:p>16389.662</text:p>
          </table:table-cell>
          <table:table-cell office:value-type="float" office:value="16502.53">
            <text:p>16502.53</text:p>
          </table:table-cell>
          <table:table-cell office:value-type="float" office:value="7906.897">
            <text:p>7906.897</text:p>
          </table:table-cell>
          <table:table-cell office:value-type="float" office:value="15084.891">
            <text:p>15084.891</text:p>
          </table:table-cell>
          <table:table-cell office:value-type="float" office:value="17378.728">
            <text:p>17378.728</text:p>
          </table:table-cell>
          <table:table-cell office:value-type="float" office:value="15864.018">
            <text:p>15864.018</text:p>
          </table:table-cell>
          <table:table-cell office:value-type="float" office:value="16042.555">
            <text:p>16042.555</text:p>
          </table:table-cell>
          <table:table-cell office:value-type="float" office:value="16358.927">
            <text:p>16358.927</text:p>
          </table:table-cell>
          <table:table-cell office:value-type="float" office:value="16380.579">
            <text:p>16380.579</text:p>
          </table:table-cell>
          <table:table-cell office:value-type="float" office:value="16434.861">
            <text:p>16434.861</text:p>
          </table:table-cell>
          <table:table-cell office:value-type="float" office:value="16547.729">
            <text:p>16547.729</text:p>
          </table:table-cell>
          <table:table-cell office:value-type="float" office:value="7537.994">
            <text:p>7537.994</text:p>
          </table:table-cell>
          <table:table-cell office:value-type="float" office:value="9831.831">
            <text:p>9831.831</text:p>
          </table:table-cell>
          <table:table-cell office:value-type="float" office:value="8317.121">
            <text:p>8317.121</text:p>
          </table:table-cell>
          <table:table-cell office:value-type="float" office:value="8495.658">
            <text:p>8495.658</text:p>
          </table:table-cell>
          <table:table-cell office:value-type="float" office:value="8812.03">
            <text:p>8812.03</text:p>
          </table:table-cell>
          <table:table-cell office:value-type="float" office:value="8833.682">
            <text:p>8833.682</text:p>
          </table:table-cell>
          <table:table-cell office:value-type="float" office:value="8887.964">
            <text:p>8887.964</text:p>
          </table:table-cell>
          <table:table-cell office:value-type="float" office:value="9000.832">
            <text:p>9000.832</text:p>
          </table:table-cell>
          <table:table-cell office:value-type="float" office:value="2653.837">
            <text:p>2653.837</text:p>
          </table:table-cell>
          <table:table-cell office:value-type="float" office:value="1139.127">
            <text:p>1139.127</text:p>
          </table:table-cell>
          <table:table-cell office:value-type="float" office:value="1317.664">
            <text:p>1317.664</text:p>
          </table:table-cell>
          <table:table-cell office:value-type="float" office:value="1634.036">
            <text:p>1634.036</text:p>
          </table:table-cell>
          <table:table-cell office:value-type="float" office:value="1655.688">
            <text:p>1655.688</text:p>
          </table:table-cell>
          <table:table-cell office:value-type="float" office:value="1709.97">
            <text:p>1709.97</text:p>
          </table:table-cell>
          <table:table-cell office:value-type="float" office:value="1822.838">
            <text:p>1822.838</text:p>
          </table:table-cell>
          <table:table-cell office:value-type="float" office:value="-1154.71">
            <text:p>-1154.71</text:p>
          </table:table-cell>
          <table:table-cell office:value-type="float" office:value="-976.173">
            <text:p>-976.173</text:p>
          </table:table-cell>
          <table:table-cell office:value-type="float" office:value="-659.801">
            <text:p>-659.801</text:p>
          </table:table-cell>
          <table:table-cell office:value-type="float" office:value="-638.149">
            <text:p>-638.149</text:p>
          </table:table-cell>
          <table:table-cell office:value-type="float" office:value="-583.867">
            <text:p>-583.867</text:p>
          </table:table-cell>
          <table:table-cell office:value-type="float" office:value="-470.999">
            <text:p>-470.999</text:p>
          </table:table-cell>
          <table:table-cell office:value-type="float" office:value="538.537">
            <text:p>538.537</text:p>
          </table:table-cell>
          <table:table-cell office:value-type="float" office:value="854.909">
            <text:p>854.909</text:p>
          </table:table-cell>
          <table:table-cell office:value-type="float" office:value="876.561">
            <text:p>876.561</text:p>
          </table:table-cell>
          <table:table-cell office:value-type="float" office:value="930.843">
            <text:p>930.843</text:p>
          </table:table-cell>
          <table:table-cell office:value-type="float" office:value="1043.711">
            <text:p>1043.711</text:p>
          </table:table-cell>
          <table:table-cell office:value-type="float" office:value="676.372">
            <text:p>676.372</text:p>
          </table:table-cell>
          <table:table-cell office:value-type="float" office:value="698.024">
            <text:p>698.024</text:p>
          </table:table-cell>
          <table:table-cell office:value-type="float" office:value="752.306">
            <text:p>752.306</text:p>
          </table:table-cell>
          <table:table-cell office:value-type="float" office:value="865.174">
            <text:p>865.174</text:p>
          </table:table-cell>
          <table:table-cell office:value-type="float" office:value="381.652">
            <text:p>381.652</text:p>
          </table:table-cell>
          <table:table-cell office:value-type="float" office:value="435.934">
            <text:p>435.934</text:p>
          </table:table-cell>
          <table:table-cell office:value-type="float" office:value="548.802">
            <text:p>548.802</text:p>
          </table:table-cell>
          <table:table-cell office:value-type="float" office:value="414.282">
            <text:p>414.282</text:p>
          </table:table-cell>
          <table:table-cell office:value-type="float" office:value="527.15">
            <text:p>527.15</text:p>
          </table:table-cell>
          <table:table-cell office:value-type="float" office:value="472.868">
            <text:p>472.868</text:p>
          </table:table-cell>
          <table:table-cell office:value-type="float" office:value="40963.569">
            <text:p>40963.569</text:p>
          </table:table-cell>
          <table:table-cell office:value-type="float" office:value="283.569">
            <text:p>283.569</text:p>
          </table:table-cell>
          <table:table-cell office:value-type="float" office:value="51080.875">
            <text:p>51080.875</text:p>
          </table:table-cell>
          <table:table-cell office:value-type="float" office:value="58439.837">
            <text:p>58439.837</text:p>
          </table:table-cell>
          <table:table-cell office:value-type="float" office:value="65619.611">
            <text:p>65619.611</text:p>
          </table:table-cell>
          <table:table-cell office:value-type="float" office:value="66581.695">
            <text:p>66581.695</text:p>
          </table:table-cell>
          <table:table-cell office:value-type="float" office:value="66407.508">
            <text:p>66407.508</text:p>
          </table:table-cell>
          <table:table-cell office:value-type="float" office:value="66900.844">
            <text:p>66900.844</text:p>
          </table:table-cell>
          <table:table-cell office:value-type="float" office:value="66921.435">
            <text:p>66921.435</text:p>
          </table:table-cell>
          <table:table-cell office:value-type="float" office:value="66974.178">
            <text:p>66974.178</text:p>
          </table:table-cell>
          <table:table-cell office:value-type="float" office:value="67088.473">
            <text:p>67088.473</text:p>
          </table:table-cell>
          <table:table-cell office:value-type="float" office:value="10477.306">
            <text:p>10477.306</text:p>
          </table:table-cell>
          <table:table-cell office:value-type="float" office:value="17836.268">
            <text:p>17836.268</text:p>
          </table:table-cell>
          <table:table-cell office:value-type="float" office:value="25016.042">
            <text:p>25016.042</text:p>
          </table:table-cell>
          <table:table-cell office:value-type="float" office:value="25978.126">
            <text:p>25978.126</text:p>
          </table:table-cell>
          <table:table-cell office:value-type="float" office:value="25803.939">
            <text:p>25803.939</text:p>
          </table:table-cell>
          <table:table-cell table:formula="of:=MOD([.GI30]; 360)" office:value-type="float" office:value="243.938999999998">
            <text:p>243.939</text:p>
          </table:table-cell>
          <table:table-cell office:value-type="float" office:value="26297.275">
            <text:p>26297.275</text:p>
          </table:table-cell>
          <table:table-cell office:value-type="float" office:value="26317.866">
            <text:p>26317.866</text:p>
          </table:table-cell>
          <table:table-cell office:value-type="float" office:value="26370.609">
            <text:p>26370.609</text:p>
          </table:table-cell>
          <table:table-cell office:value-type="float" office:value="26484.904">
            <text:p>26484.904</text:p>
          </table:table-cell>
          <table:table-cell office:value-type="float" office:value="7718.962">
            <text:p>7718.962</text:p>
          </table:table-cell>
          <table:table-cell office:value-type="float" office:value="14898.736">
            <text:p>14898.736</text:p>
          </table:table-cell>
          <table:table-cell office:value-type="float" office:value="15860.82">
            <text:p>15860.82</text:p>
          </table:table-cell>
          <table:table-cell office:value-type="float" office:value="15686.633">
            <text:p>15686.633</text:p>
          </table:table-cell>
          <table:table-cell office:value-type="float" office:value="16179.969">
            <text:p>16179.969</text:p>
          </table:table-cell>
          <table:table-cell office:value-type="float" office:value="16200.56">
            <text:p>16200.56</text:p>
          </table:table-cell>
          <table:table-cell office:value-type="float" office:value="16253.303">
            <text:p>16253.303</text:p>
          </table:table-cell>
          <table:table-cell office:value-type="float" office:value="16367.598">
            <text:p>16367.598</text:p>
          </table:table-cell>
          <table:table-cell office:value-type="float" office:value="7539.774">
            <text:p>7539.774</text:p>
          </table:table-cell>
          <table:table-cell office:value-type="float" office:value="8501.858">
            <text:p>8501.858</text:p>
          </table:table-cell>
          <table:table-cell office:value-type="float" office:value="8327.671">
            <text:p>8327.671</text:p>
          </table:table-cell>
          <table:table-cell office:value-type="float" office:value="8821.007">
            <text:p>8821.007</text:p>
          </table:table-cell>
          <table:table-cell office:value-type="float" office:value="8841.598">
            <text:p>8841.598</text:p>
          </table:table-cell>
          <table:table-cell office:value-type="float" office:value="8894.341">
            <text:p>8894.341</text:p>
          </table:table-cell>
          <table:table-cell office:value-type="float" office:value="9008.636">
            <text:p>9008.636</text:p>
          </table:table-cell>
          <table:table-cell office:value-type="float" office:value="1322.084">
            <text:p>1322.084</text:p>
          </table:table-cell>
          <table:table-cell office:value-type="float" office:value="1147.897">
            <text:p>1147.897</text:p>
          </table:table-cell>
          <table:table-cell office:value-type="float" office:value="1641.233">
            <text:p>1641.233</text:p>
          </table:table-cell>
          <table:table-cell office:value-type="float" office:value="1661.824">
            <text:p>1661.824</text:p>
          </table:table-cell>
          <table:table-cell office:value-type="float" office:value="1714.567">
            <text:p>1714.567</text:p>
          </table:table-cell>
          <table:table-cell office:value-type="float" office:value="866.778">
            <text:p>866.778</text:p>
          </table:table-cell>
          <table:table-cell office:value-type="float" office:value="185.813">
            <text:p>185.813</text:p>
          </table:table-cell>
          <table:table-cell office:value-type="float" office:value="679.149">
            <text:p>679.149</text:p>
          </table:table-cell>
          <table:table-cell office:value-type="float" office:value="699.74">
            <text:p>699.74</text:p>
          </table:table-cell>
          <table:table-cell office:value-type="float" office:value="752.483">
            <text:p>752.483</text:p>
          </table:table-cell>
          <table:table-cell office:value-type="float" office:value="866.778">
            <text:p>866.778</text:p>
          </table:table-cell>
          <table:table-cell office:value-type="float" office:value="853.336">
            <text:p>853.336</text:p>
          </table:table-cell>
          <table:table-cell office:value-type="float" office:value="873.927">
            <text:p>873.927</text:p>
          </table:table-cell>
          <table:table-cell office:value-type="float" office:value="926.67">
            <text:p>926.67</text:p>
          </table:table-cell>
          <table:table-cell office:value-type="float" office:value="1040.965">
            <text:p>1040.965</text:p>
          </table:table-cell>
          <table:table-cell office:value-type="float" office:value="380.591">
            <text:p>380.591</text:p>
          </table:table-cell>
          <table:table-cell office:value-type="float" office:value="433.334">
            <text:p>433.334</text:p>
          </table:table-cell>
          <table:table-cell office:value-type="float" office:value="547.629">
            <text:p>547.629</text:p>
          </table:table-cell>
          <table:table-cell office:value-type="float" office:value="412.743">
            <text:p>412.743</text:p>
          </table:table-cell>
          <table:table-cell office:value-type="float" office:value="527.038">
            <text:p>527.038</text:p>
          </table:table-cell>
          <table:table-cell office:value-type="float" office:value="474.295">
            <text:p>474.295</text:p>
          </table:table-cell>
          <table:table-cell table:number-columns-repeated="792"/>
        </table:table-row>
        <table:table-row table:style-name="ro1">
          <table:table-cell office:value-type="string">
            <text:p>2004-11-29 12:00</text:p>
          </table:table-cell>
          <table:table-cell office:value-type="float" office:value="7.83">
            <text:p>7.83</text:p>
          </table:table-cell>
          <table:table-cell office:value-type="float" office:value="9.335">
            <text:p>9.335</text:p>
          </table:table-cell>
          <table:table-cell office:value-type="float" office:value="11.692">
            <text:p>11.692</text:p>
          </table:table-cell>
          <table:table-cell office:value-type="float" office:value="8.849">
            <text:p>8.849</text:p>
          </table:table-cell>
          <table:table-cell office:value-type="float" office:value="12.374">
            <text:p>12.374</text:p>
          </table:table-cell>
          <table:table-cell office:value-type="float" office:value="13.032">
            <text:p>13.032</text:p>
          </table:table-cell>
          <table:table-cell office:value-type="float" office:value="11.917">
            <text:p>11.917</text:p>
          </table:table-cell>
          <table:table-cell office:value-type="float" office:value="3.011">
            <text:p>3.011</text:p>
          </table:table-cell>
          <table:table-cell office:value-type="float" office:value="12.978">
            <text:p>12.978</text:p>
          </table:table-cell>
          <table:table-cell office:value-type="float" office:value="6.525">
            <text:p>6.525</text:p>
          </table:table-cell>
          <table:table-cell office:value-type="float" office:value="1.604">
            <text:p>1.604</text:p>
          </table:table-cell>
          <table:table-cell office:value-type="float" office:value="7.959">
            <text:p>7.959</text:p>
          </table:table-cell>
          <table:table-cell office:value-type="float" office:value="12.659">
            <text:p>12.659</text:p>
          </table:table-cell>
          <table:table-cell office:value-type="float" office:value="247.83">
            <text:p>247.83</text:p>
          </table:table-cell>
          <table:table-cell office:value-type="float" office:value="99.335">
            <text:p>99.335</text:p>
          </table:table-cell>
          <table:table-cell office:value-type="float" office:value="266.692">
            <text:p>266.692</text:p>
          </table:table-cell>
          <table:table-cell office:value-type="float" office:value="218.849">
            <text:p>218.849</text:p>
          </table:table-cell>
          <table:table-cell office:value-type="float" office:value="222.374">
            <text:p>222.374</text:p>
          </table:table-cell>
          <table:table-cell office:value-type="float" office:value="193.032">
            <text:p>193.032</text:p>
          </table:table-cell>
          <table:table-cell office:value-type="float" office:value="116.917">
            <text:p>116.917</text:p>
          </table:table-cell>
          <table:table-cell office:value-type="float" office:value="333.011">
            <text:p>333.011</text:p>
          </table:table-cell>
          <table:table-cell office:value-type="float" office:value="312.978">
            <text:p>312.978</text:p>
          </table:table-cell>
          <table:table-cell office:value-type="float" office:value="261.525">
            <text:p>261.525</text:p>
          </table:table-cell>
          <table:table-cell office:value-type="float" office:value="31.604">
            <text:p>31.604</text:p>
          </table:table-cell>
          <table:table-cell office:value-type="float" office:value="292.959">
            <text:p>292.959</text:p>
          </table:table-cell>
          <table:table-cell office:value-type="float" office:value="147.659">
            <text:p>147.659</text:p>
          </table:table-cell>
          <table:table-cell office:value-type="float" office:value="239.9728333333">
            <text:p>239.9728333333</text:p>
          </table:table-cell>
          <table:table-cell office:value-type="float" office:value="236.042">
            <text:p>236.042</text:p>
          </table:table-cell>
          <table:table-cell office:value-type="float" office:value="243.4926">
            <text:p>243.4926</text:p>
          </table:table-cell>
          <table:table-cell office:value-type="float" office:value="241.8384">
            <text:p>241.8384</text:p>
          </table:table-cell>
          <table:table-cell office:value-type="float" office:value="207.656875">
            <text:p>207.656875</text:p>
          </table:table-cell>
          <table:table-cell office:value-type="string">
            <text:p><text:s/>7 ♐ 49' 46"</text:p>
          </table:table-cell>
          <table:table-cell office:value-type="string">
            <text:p><text:s/>9 ♋ 20' 06"</text:p>
          </table:table-cell>
          <table:table-cell office:value-type="string">
            <text:p>26 ♐ 41' 31"</text:p>
          </table:table-cell>
          <table:table-cell office:value-type="string">
            <text:p><text:s/>8 ♏ 50' 55"</text:p>
          </table:table-cell>
          <table:table-cell office:value-type="string">
            <text:p>12 ♏ 22' 26"</text:p>
          </table:table-cell>
          <table:table-cell office:value-type="string">
            <text:p>13 ♎ 01' 53"</text:p>
          </table:table-cell>
          <table:table-cell office:value-type="string">
            <text:p>26 ♋ 55' 01"</text:p>
          </table:table-cell>
          <table:table-cell office:value-type="string">
            <text:p><text:s/>3 ♓ 00' 40"</text:p>
          </table:table-cell>
          <table:table-cell office:value-type="string">
            <text:p>12 ♒ 58' 40"</text:p>
          </table:table-cell>
          <table:table-cell office:value-type="string">
            <text:p>21 ♐ 31' 29"</text:p>
          </table:table-cell>
          <table:table-cell office:value-type="string">
            <text:p><text:s/>1 ♉ 36' 14"</text:p>
          </table:table-cell>
          <table:table-cell office:value-type="string">
            <text:p>22 ♑ 57' 32"</text:p>
          </table:table-cell>
          <table:table-cell office:value-type="string">
            <text:p>27 ♌ 39' 32"</text:p>
          </table:table-cell>
          <table:table-cell office:value-type="float" office:value="0.748">
            <text:p>0.748</text:p>
          </table:table-cell>
          <table:table-cell office:value-type="float" office:value="12.173">
            <text:p>12.173</text:p>
          </table:table-cell>
          <table:table-cell office:value-type="float" office:value="7.83">
            <text:p>7.83</text:p>
          </table:table-cell>
          <table:table-cell office:value-type="float" office:value="12.06">
            <text:p>12.06</text:p>
          </table:table-cell>
          <table:table-cell office:value-type="float" office:value="4.529">
            <text:p>4.529</text:p>
          </table:table-cell>
          <table:table-cell office:value-type="float" office:value="7.196">
            <text:p>7.196</text:p>
          </table:table-cell>
          <table:table-cell office:value-type="float" office:value="5.82">
            <text:p>5.82</text:p>
          </table:table-cell>
          <table:table-cell office:value-type="float" office:value="14.684">
            <text:p>14.684</text:p>
          </table:table-cell>
          <table:table-cell office:value-type="float" office:value="6.963">
            <text:p>6.963</text:p>
          </table:table-cell>
          <table:table-cell office:value-type="float" office:value="11.026">
            <text:p>11.026</text:p>
          </table:table-cell>
          <table:table-cell office:value-type="float" office:value="12.068">
            <text:p>12.068</text:p>
          </table:table-cell>
          <table:table-cell office:value-type="float" office:value="15.748">
            <text:p>15.748</text:p>
          </table:table-cell>
          <table:table-cell office:value-type="float" office:value="177.173">
            <text:p>177.173</text:p>
          </table:table-cell>
          <table:table-cell office:value-type="float" office:value="67.83">
            <text:p>67.83</text:p>
          </table:table-cell>
          <table:table-cell office:value-type="float" office:value="207.06">
            <text:p>207.06</text:p>
          </table:table-cell>
          <table:table-cell office:value-type="float" office:value="184.529">
            <text:p>184.529</text:p>
          </table:table-cell>
          <table:table-cell office:value-type="float" office:value="112.196">
            <text:p>112.196</text:p>
          </table:table-cell>
          <table:table-cell office:value-type="float" office:value="335.82">
            <text:p>335.82</text:p>
          </table:table-cell>
          <table:table-cell office:value-type="float" office:value="314.684">
            <text:p>314.684</text:p>
          </table:table-cell>
          <table:table-cell office:value-type="float" office:value="261.963">
            <text:p>261.963</text:p>
          </table:table-cell>
          <table:table-cell office:value-type="float" office:value="296.026">
            <text:p>296.026</text:p>
          </table:table-cell>
          <table:table-cell office:value-type="float" office:value="147.068">
            <text:p>147.068</text:p>
          </table:table-cell>
          <table:table-cell office:value-type="string">
            <text:p>15 ♈ 44' 51"</text:p>
          </table:table-cell>
          <table:table-cell office:value-type="string">
            <text:p>27 ♍ 10' 21"</text:p>
          </table:table-cell>
          <table:table-cell office:value-type="string">
            <text:p><text:s/>7 ♊ 49' 46"</text:p>
          </table:table-cell>
          <table:table-cell office:value-type="string">
            <text:p>27 ♎ 03' 36"</text:p>
          </table:table-cell>
          <table:table-cell office:value-type="string">
            <text:p><text:s/>4 ♎ 31' 45"</text:p>
          </table:table-cell>
          <table:table-cell office:value-type="string">
            <text:p>22 ♋ 11' 44"</text:p>
          </table:table-cell>
          <table:table-cell office:value-type="string">
            <text:p><text:s/>5 ♓ 49' 12"</text:p>
          </table:table-cell>
          <table:table-cell office:value-type="string">
            <text:p>14 ♒ 41' 00"</text:p>
          </table:table-cell>
          <table:table-cell office:value-type="string">
            <text:p>21 ♐ 57' 45"</text:p>
          </table:table-cell>
          <table:table-cell office:value-type="string">
            <text:p>26 ♑ 01' 35"</text:p>
          </table:table-cell>
          <table:table-cell office:value-type="string">
            <text:p>27 ♌ 04' 03"</text:p>
          </table:table-cell>
          <table:table-cell office:value-type="float" office:value="-21.616">
            <text:p>-21.616</text:p>
          </table:table-cell>
          <table:table-cell office:value-type="float" office:value="-13.965">
            <text:p>-13.965</text:p>
          </table:table-cell>
          <table:table-cell office:value-type="float" office:value="-18.8885">
            <text:p>-18.8885</text:p>
          </table:table-cell>
          <table:table-cell office:value-type="float" office:value="27.882">
            <text:p>27.882</text:p>
          </table:table-cell>
          <table:table-cell office:value-type="float" office:value="-24.954">
            <text:p>-24.954</text:p>
          </table:table-cell>
          <table:table-cell office:value-type="float" office:value="-12.823">
            <text:p>-12.823</text:p>
          </table:table-cell>
          <table:table-cell office:value-type="float" office:value="-15.107">
            <text:p>-15.107</text:p>
          </table:table-cell>
          <table:table-cell office:value-type="float" office:value="-4.054">
            <text:p>-4.054</text:p>
          </table:table-cell>
          <table:table-cell office:value-type="float" office:value="20.707">
            <text:p>20.707</text:p>
          </table:table-cell>
          <table:table-cell office:value-type="float" office:value="-11.111">
            <text:p>-11.111</text:p>
          </table:table-cell>
          <table:table-cell office:value-type="float" office:value="-17.003">
            <text:p>-17.003</text:p>
          </table:table-cell>
          <table:table-cell office:value-type="float" office:value="-15.092">
            <text:p>-15.092</text:p>
          </table:table-cell>
          <table:table-cell office:value-type="float" office:value="12.032">
            <text:p>12.032</text:p>
          </table:table-cell>
          <table:table-cell office:value-type="float" office:value="-14.991">
            <text:p>-14.991</text:p>
          </table:table-cell>
          <table:table-cell office:value-type="float" office:value="12.29">
            <text:p>12.29</text:p>
          </table:table-cell>
          <table:table-cell office:value-type="float" office:value="0">
            <text:p>0</text:p>
          </table:table-cell>
          <table:table-cell office:value-type="float" office:value="4.783">
            <text:p>4.783</text:p>
          </table:table-cell>
          <table:table-cell office:value-type="float" office:value="-1.556">
            <text:p>-1.556</text:p>
          </table:table-cell>
          <table:table-cell office:value-type="float" office:value="1.716">
            <text:p>1.716</text:p>
          </table:table-cell>
          <table:table-cell office:value-type="float" office:value="0.467">
            <text:p>0.467</text:p>
          </table:table-cell>
          <table:table-cell office:value-type="float" office:value="1.186">
            <text:p>1.186</text:p>
          </table:table-cell>
          <table:table-cell office:value-type="float" office:value="-0.069">
            <text:p>-0.069</text:p>
          </table:table-cell>
          <table:table-cell office:value-type="float" office:value="-0.762">
            <text:p>-0.762</text:p>
          </table:table-cell>
          <table:table-cell office:value-type="float" office:value="-0.087">
            <text:p>-0.087</text:p>
          </table:table-cell>
          <table:table-cell office:value-type="float" office:value="8.094">
            <text:p>8.094</text:p>
          </table:table-cell>
          <table:table-cell office:value-type="float" office:value="6.585">
            <text:p>6.585</text:p>
          </table:table-cell>
          <table:table-cell office:value-type="float" office:value="0.004">
            <text:p>0.004</text:p>
          </table:table-cell>
          <table:table-cell office:value-type="float" office:value="407.843">
            <text:p>407.843</text:p>
          </table:table-cell>
          <table:table-cell office:value-type="float" office:value="378.862">
            <text:p>378.862</text:p>
          </table:table-cell>
          <table:table-cell office:value-type="float" office:value="7964.318">
            <text:p>7964.318</text:p>
          </table:table-cell>
          <table:table-cell office:value-type="float" office:value="15193.66">
            <text:p>15193.66</text:p>
          </table:table-cell>
          <table:table-cell office:value-type="float" office:value="17515.088">
            <text:p>17515.088</text:p>
          </table:table-cell>
          <table:table-cell office:value-type="float" office:value="15989.775">
            <text:p>15989.775</text:p>
          </table:table-cell>
          <table:table-cell office:value-type="float" office:value="16173.733">
            <text:p>16173.733</text:p>
          </table:table-cell>
          <table:table-cell office:value-type="float" office:value="16493.681">
            <text:p>16493.681</text:p>
          </table:table-cell>
          <table:table-cell office:value-type="float" office:value="16513.714">
            <text:p>16513.714</text:p>
          </table:table-cell>
          <table:table-cell office:value-type="float" office:value="16565.167">
            <text:p>16565.167</text:p>
          </table:table-cell>
          <table:table-cell office:value-type="float" office:value="16679.033">
            <text:p>16679.033</text:p>
          </table:table-cell>
          <table:table-cell office:value-type="float" office:value="331.019">
            <text:p>331.019</text:p>
          </table:table-cell>
          <table:table-cell office:value-type="float" office:value="7916.475">
            <text:p>7916.475</text:p>
          </table:table-cell>
          <table:table-cell office:value-type="float" office:value="15145.817">
            <text:p>15145.817</text:p>
          </table:table-cell>
          <table:table-cell office:value-type="float" office:value="17467.245">
            <text:p>17467.245</text:p>
          </table:table-cell>
          <table:table-cell office:value-type="float" office:value="15941.932">
            <text:p>15941.932</text:p>
          </table:table-cell>
          <table:table-cell office:value-type="float" office:value="16164.306">
            <text:p>16164.306</text:p>
          </table:table-cell>
          <table:table-cell office:value-type="float" office:value="15719.558">
            <text:p>15719.558</text:p>
          </table:table-cell>
          <table:table-cell office:value-type="float" office:value="8604.306">
            <text:p>8604.306</text:p>
          </table:table-cell>
          <table:table-cell office:value-type="float" office:value="8166.608">
            <text:p>8166.608</text:p>
          </table:table-cell>
          <table:table-cell office:value-type="float" office:value="16125.89">
            <text:p>16125.89</text:p>
          </table:table-cell>
          <table:table-cell office:value-type="float" office:value="16445.838">
            <text:p>16445.838</text:p>
          </table:table-cell>
          <table:table-cell office:value-type="float" office:value="16465.871">
            <text:p>16465.871</text:p>
          </table:table-cell>
          <table:table-cell office:value-type="float" office:value="16517.324">
            <text:p>16517.324</text:p>
          </table:table-cell>
          <table:table-cell office:value-type="float" office:value="16631.19">
            <text:p>16631.19</text:p>
          </table:table-cell>
          <table:table-cell office:value-type="float" office:value="7945.456">
            <text:p>7945.456</text:p>
          </table:table-cell>
          <table:table-cell office:value-type="float" office:value="15174.798">
            <text:p>15174.798</text:p>
          </table:table-cell>
          <table:table-cell office:value-type="float" office:value="17496.226">
            <text:p>17496.226</text:p>
          </table:table-cell>
          <table:table-cell office:value-type="float" office:value="15970.913">
            <text:p>15970.913</text:p>
          </table:table-cell>
          <table:table-cell office:value-type="float" office:value="16154.871">
            <text:p>16154.871</text:p>
          </table:table-cell>
          <table:table-cell office:value-type="float" office:value="16474.819">
            <text:p>16474.819</text:p>
          </table:table-cell>
          <table:table-cell office:value-type="float" office:value="16494.852">
            <text:p>16494.852</text:p>
          </table:table-cell>
          <table:table-cell office:value-type="float" office:value="16546.305">
            <text:p>16546.305</text:p>
          </table:table-cell>
          <table:table-cell office:value-type="float" office:value="16660.171">
            <text:p>16660.171</text:p>
          </table:table-cell>
          <table:table-cell office:value-type="float" office:value="7589.342">
            <text:p>7589.342</text:p>
          </table:table-cell>
          <table:table-cell office:value-type="float" office:value="9910.77">
            <text:p>9910.77</text:p>
          </table:table-cell>
          <table:table-cell office:value-type="float" office:value="8385.457">
            <text:p>8385.457</text:p>
          </table:table-cell>
          <table:table-cell office:value-type="float" office:value="8569.415">
            <text:p>8569.415</text:p>
          </table:table-cell>
          <table:table-cell office:value-type="float" office:value="8889.363">
            <text:p>8889.363</text:p>
          </table:table-cell>
          <table:table-cell office:value-type="float" office:value="8909.396">
            <text:p>8909.396</text:p>
          </table:table-cell>
          <table:table-cell office:value-type="float" office:value="8960.849">
            <text:p>8960.849</text:p>
          </table:table-cell>
          <table:table-cell office:value-type="float" office:value="9074.715">
            <text:p>9074.715</text:p>
          </table:table-cell>
          <table:table-cell office:value-type="float" office:value="2681.428">
            <text:p>2681.428</text:p>
          </table:table-cell>
          <table:table-cell office:value-type="float" office:value="1156.115">
            <text:p>1156.115</text:p>
          </table:table-cell>
          <table:table-cell office:value-type="float" office:value="1340.073">
            <text:p>1340.073</text:p>
          </table:table-cell>
          <table:table-cell office:value-type="float" office:value="1660.021">
            <text:p>1660.021</text:p>
          </table:table-cell>
          <table:table-cell office:value-type="float" office:value="1680.054">
            <text:p>1680.054</text:p>
          </table:table-cell>
          <table:table-cell office:value-type="float" office:value="1731.507">
            <text:p>1731.507</text:p>
          </table:table-cell>
          <table:table-cell office:value-type="float" office:value="1845.373">
            <text:p>1845.373</text:p>
          </table:table-cell>
          <table:table-cell office:value-type="float" office:value="-1165.313">
            <text:p>-1165.313</text:p>
          </table:table-cell>
          <table:table-cell office:value-type="float" office:value="-981.355">
            <text:p>-981.355</text:p>
          </table:table-cell>
          <table:table-cell office:value-type="float" office:value="-661.407">
            <text:p>-661.407</text:p>
          </table:table-cell>
          <table:table-cell office:value-type="float" office:value="-641.374">
            <text:p>-641.374</text:p>
          </table:table-cell>
          <table:table-cell office:value-type="float" office:value="-589.921">
            <text:p>-589.921</text:p>
          </table:table-cell>
          <table:table-cell office:value-type="float" office:value="-476.055">
            <text:p>-476.055</text:p>
          </table:table-cell>
          <table:table-cell office:value-type="float" office:value="543.958">
            <text:p>543.958</text:p>
          </table:table-cell>
          <table:table-cell office:value-type="float" office:value="863.906">
            <text:p>863.906</text:p>
          </table:table-cell>
          <table:table-cell office:value-type="float" office:value="883.939">
            <text:p>883.939</text:p>
          </table:table-cell>
          <table:table-cell office:value-type="float" office:value="935.392">
            <text:p>935.392</text:p>
          </table:table-cell>
          <table:table-cell office:value-type="float" office:value="1049.258">
            <text:p>1049.258</text:p>
          </table:table-cell>
          <table:table-cell office:value-type="float" office:value="679.948">
            <text:p>679.948</text:p>
          </table:table-cell>
          <table:table-cell office:value-type="float" office:value="699.981">
            <text:p>699.981</text:p>
          </table:table-cell>
          <table:table-cell office:value-type="float" office:value="751.434">
            <text:p>751.434</text:p>
          </table:table-cell>
          <table:table-cell office:value-type="float" office:value="865.3">
            <text:p>865.3</text:p>
          </table:table-cell>
          <table:table-cell office:value-type="float" office:value="380.033">
            <text:p>380.033</text:p>
          </table:table-cell>
          <table:table-cell office:value-type="float" office:value="431.486">
            <text:p>431.486</text:p>
          </table:table-cell>
          <table:table-cell office:value-type="float" office:value="545.352">
            <text:p>545.352</text:p>
          </table:table-cell>
          <table:table-cell office:value-type="float" office:value="411.453">
            <text:p>411.453</text:p>
          </table:table-cell>
          <table:table-cell office:value-type="float" office:value="525.319">
            <text:p>525.319</text:p>
          </table:table-cell>
          <table:table-cell office:value-type="float" office:value="473.866">
            <text:p>473.866</text:p>
          </table:table-cell>
          <table:table-cell office:value-type="float" office:value="41238.575">
            <text:p>41238.575</text:p>
          </table:table-cell>
          <table:table-cell office:value-type="float" office:value="198.575">
            <text:p>198.575</text:p>
          </table:table-cell>
          <table:table-cell office:value-type="float" office:value="51427.918">
            <text:p>51427.918</text:p>
          </table:table-cell>
          <table:table-cell office:value-type="float" office:value="58848.688">
            <text:p>58848.688</text:p>
          </table:table-cell>
          <table:table-cell office:value-type="float" office:value="66071.219">
            <text:p>66071.219</text:p>
          </table:table-cell>
          <table:table-cell office:value-type="float" office:value="67039.722">
            <text:p>67039.722</text:p>
          </table:table-cell>
          <table:table-cell office:value-type="float" office:value="66863.552">
            <text:p>66863.552</text:p>
          </table:table-cell>
          <table:table-cell office:value-type="float" office:value="67359.928">
            <text:p>67359.928</text:p>
          </table:table-cell>
          <table:table-cell office:value-type="float" office:value="67381.064">
            <text:p>67381.064</text:p>
          </table:table-cell>
          <table:table-cell office:value-type="float" office:value="67433.785">
            <text:p>67433.785</text:p>
          </table:table-cell>
          <table:table-cell office:value-type="float" office:value="67548.68">
            <text:p>67548.68</text:p>
          </table:table-cell>
          <table:table-cell office:value-type="float" office:value="10549.343">
            <text:p>10549.343</text:p>
          </table:table-cell>
          <table:table-cell office:value-type="float" office:value="17970.113">
            <text:p>17970.113</text:p>
          </table:table-cell>
          <table:table-cell office:value-type="float" office:value="25192.644">
            <text:p>25192.644</text:p>
          </table:table-cell>
          <table:table-cell office:value-type="float" office:value="26161.147">
            <text:p>26161.147</text:p>
          </table:table-cell>
          <table:table-cell office:value-type="float" office:value="25984.977">
            <text:p>25984.977</text:p>
          </table:table-cell>
          <table:table-cell table:formula="of:=MOD([.GI31]; 360)" office:value-type="float" office:value="64.976999999999">
            <text:p>64.977</text:p>
          </table:table-cell>
          <table:table-cell office:value-type="float" office:value="26481.353">
            <text:p>26481.353</text:p>
          </table:table-cell>
          <table:table-cell office:value-type="float" office:value="26502.489">
            <text:p>26502.489</text:p>
          </table:table-cell>
          <table:table-cell office:value-type="float" office:value="26555.21">
            <text:p>26555.21</text:p>
          </table:table-cell>
          <table:table-cell office:value-type="float" office:value="26670.105">
            <text:p>26670.105</text:p>
          </table:table-cell>
          <table:table-cell office:value-type="float" office:value="7780.77">
            <text:p>7780.77</text:p>
          </table:table-cell>
          <table:table-cell office:value-type="float" office:value="15003.301">
            <text:p>15003.301</text:p>
          </table:table-cell>
          <table:table-cell office:value-type="float" office:value="15971.804">
            <text:p>15971.804</text:p>
          </table:table-cell>
          <table:table-cell office:value-type="float" office:value="15795.634">
            <text:p>15795.634</text:p>
          </table:table-cell>
          <table:table-cell office:value-type="float" office:value="16292.01">
            <text:p>16292.01</text:p>
          </table:table-cell>
          <table:table-cell office:value-type="float" office:value="16313.146">
            <text:p>16313.146</text:p>
          </table:table-cell>
          <table:table-cell office:value-type="float" office:value="16365.867">
            <text:p>16365.867</text:p>
          </table:table-cell>
          <table:table-cell office:value-type="float" office:value="16480.762">
            <text:p>16480.762</text:p>
          </table:table-cell>
          <table:table-cell office:value-type="float" office:value="7582.531">
            <text:p>7582.531</text:p>
          </table:table-cell>
          <table:table-cell office:value-type="float" office:value="8551.034">
            <text:p>8551.034</text:p>
          </table:table-cell>
          <table:table-cell office:value-type="float" office:value="8374.864">
            <text:p>8374.864</text:p>
          </table:table-cell>
          <table:table-cell office:value-type="float" office:value="8871.24">
            <text:p>8871.24</text:p>
          </table:table-cell>
          <table:table-cell office:value-type="float" office:value="8892.376">
            <text:p>8892.376</text:p>
          </table:table-cell>
          <table:table-cell office:value-type="float" office:value="8945.097">
            <text:p>8945.097</text:p>
          </table:table-cell>
          <table:table-cell office:value-type="float" office:value="9059.992">
            <text:p>9059.992</text:p>
          </table:table-cell>
          <table:table-cell office:value-type="float" office:value="1328.503">
            <text:p>1328.503</text:p>
          </table:table-cell>
          <table:table-cell office:value-type="float" office:value="1152.333">
            <text:p>1152.333</text:p>
          </table:table-cell>
          <table:table-cell office:value-type="float" office:value="1648.709">
            <text:p>1648.709</text:p>
          </table:table-cell>
          <table:table-cell office:value-type="float" office:value="1669.845">
            <text:p>1669.845</text:p>
          </table:table-cell>
          <table:table-cell office:value-type="float" office:value="1722.566">
            <text:p>1722.566</text:p>
          </table:table-cell>
          <table:table-cell office:value-type="float" office:value="868.958">
            <text:p>868.958</text:p>
          </table:table-cell>
          <table:table-cell office:value-type="float" office:value="183.83">
            <text:p>183.83</text:p>
          </table:table-cell>
          <table:table-cell office:value-type="float" office:value="680.206">
            <text:p>680.206</text:p>
          </table:table-cell>
          <table:table-cell office:value-type="float" office:value="701.342">
            <text:p>701.342</text:p>
          </table:table-cell>
          <table:table-cell office:value-type="float" office:value="754.063">
            <text:p>754.063</text:p>
          </table:table-cell>
          <table:table-cell office:value-type="float" office:value="868.958">
            <text:p>868.958</text:p>
          </table:table-cell>
          <table:table-cell office:value-type="float" office:value="856.376">
            <text:p>856.376</text:p>
          </table:table-cell>
          <table:table-cell office:value-type="float" office:value="877.512">
            <text:p>877.512</text:p>
          </table:table-cell>
          <table:table-cell office:value-type="float" office:value="930.233">
            <text:p>930.233</text:p>
          </table:table-cell>
          <table:table-cell office:value-type="float" office:value="1045.128">
            <text:p>1045.128</text:p>
          </table:table-cell>
          <table:table-cell office:value-type="float" office:value="381.136">
            <text:p>381.136</text:p>
          </table:table-cell>
          <table:table-cell office:value-type="float" office:value="433.857">
            <text:p>433.857</text:p>
          </table:table-cell>
          <table:table-cell office:value-type="float" office:value="548.752">
            <text:p>548.752</text:p>
          </table:table-cell>
          <table:table-cell office:value-type="float" office:value="412.721">
            <text:p>412.721</text:p>
          </table:table-cell>
          <table:table-cell office:value-type="float" office:value="527.616">
            <text:p>527.616</text:p>
          </table:table-cell>
          <table:table-cell office:value-type="float" office:value="474.895">
            <text:p>474.895</text:p>
          </table:table-cell>
          <table:table-cell table:number-columns-repeated="792"/>
        </table:table-row>
        <table:table-row table:style-name="ro1">
          <table:table-cell office:value-type="string">
            <text:p>2004-11-30 12:00</text:p>
          </table:table-cell>
          <table:table-cell office:value-type="float" office:value="8.843">
            <text:p>8.843</text:p>
          </table:table-cell>
          <table:table-cell office:value-type="float" office:value="6.196">
            <text:p>6.196</text:p>
          </table:table-cell>
          <table:table-cell office:value-type="float" office:value="11.741">
            <text:p>11.741</text:p>
          </table:table-cell>
          <table:table-cell office:value-type="float" office:value="10.089">
            <text:p>10.089</text:p>
          </table:table-cell>
          <table:table-cell office:value-type="float" office:value="13.047">
            <text:p>13.047</text:p>
          </table:table-cell>
          <table:table-cell office:value-type="float" office:value="13.195">
            <text:p>13.195</text:p>
          </table:table-cell>
          <table:table-cell office:value-type="float" office:value="11.877">
            <text:p>11.877</text:p>
          </table:table-cell>
          <table:table-cell office:value-type="float" office:value="3.027">
            <text:p>3.027</text:p>
          </table:table-cell>
          <table:table-cell office:value-type="float" office:value="12.998">
            <text:p>12.998</text:p>
          </table:table-cell>
          <table:table-cell office:value-type="float" office:value="6.562">
            <text:p>6.562</text:p>
          </table:table-cell>
          <table:table-cell office:value-type="float" office:value="1.487">
            <text:p>1.487</text:p>
          </table:table-cell>
          <table:table-cell office:value-type="float" office:value="8.03">
            <text:p>8.03</text:p>
          </table:table-cell>
          <table:table-cell office:value-type="float" office:value="12.658">
            <text:p>12.658</text:p>
          </table:table-cell>
          <table:table-cell office:value-type="float" office:value="248.843">
            <text:p>248.843</text:p>
          </table:table-cell>
          <table:table-cell office:value-type="float" office:value="111.196">
            <text:p>111.196</text:p>
          </table:table-cell>
          <table:table-cell office:value-type="float" office:value="266.741">
            <text:p>266.741</text:p>
          </table:table-cell>
          <table:table-cell office:value-type="float" office:value="220.089">
            <text:p>220.089</text:p>
          </table:table-cell>
          <table:table-cell office:value-type="float" office:value="223.047">
            <text:p>223.047</text:p>
          </table:table-cell>
          <table:table-cell office:value-type="float" office:value="193.195">
            <text:p>193.195</text:p>
          </table:table-cell>
          <table:table-cell office:value-type="float" office:value="116.877">
            <text:p>116.877</text:p>
          </table:table-cell>
          <table:table-cell office:value-type="float" office:value="333.027">
            <text:p>333.027</text:p>
          </table:table-cell>
          <table:table-cell office:value-type="float" office:value="312.998">
            <text:p>312.998</text:p>
          </table:table-cell>
          <table:table-cell office:value-type="float" office:value="261.562">
            <text:p>261.562</text:p>
          </table:table-cell>
          <table:table-cell office:value-type="float" office:value="31.487">
            <text:p>31.487</text:p>
          </table:table-cell>
          <table:table-cell office:value-type="float" office:value="293.03">
            <text:p>293.03</text:p>
          </table:table-cell>
          <table:table-cell office:value-type="float" office:value="147.658">
            <text:p>147.658</text:p>
          </table:table-cell>
          <table:table-cell office:value-type="float" office:value="240.1176666667">
            <text:p>240.1176666667</text:p>
          </table:table-cell>
          <table:table-cell office:value-type="float" office:value="236.143">
            <text:p>236.143</text:p>
          </table:table-cell>
          <table:table-cell office:value-type="float" office:value="243.5318">
            <text:p>243.5318</text:p>
          </table:table-cell>
          <table:table-cell office:value-type="float" office:value="241.8656">
            <text:p>241.8656</text:p>
          </table:table-cell>
          <table:table-cell office:value-type="float" office:value="208.06175">
            <text:p>208.06175</text:p>
          </table:table-cell>
          <table:table-cell office:value-type="string">
            <text:p><text:s/>8 ♐ 50' 33"</text:p>
          </table:table-cell>
          <table:table-cell office:value-type="string">
            <text:p>21 ♋ 11' 45"</text:p>
          </table:table-cell>
          <table:table-cell office:value-type="string">
            <text:p>26 ♐ 44' 26"</text:p>
          </table:table-cell>
          <table:table-cell office:value-type="string">
            <text:p>10 ♏ 05' 19"</text:p>
          </table:table-cell>
          <table:table-cell office:value-type="string">
            <text:p>13 ♏ 02' 50"</text:p>
          </table:table-cell>
          <table:table-cell office:value-type="string">
            <text:p>13 ♎ 11' 40"</text:p>
          </table:table-cell>
          <table:table-cell office:value-type="string">
            <text:p>26 ♋ 52' 38"</text:p>
          </table:table-cell>
          <table:table-cell office:value-type="string">
            <text:p><text:s/>3 ♓ 01' 37"</text:p>
          </table:table-cell>
          <table:table-cell office:value-type="string">
            <text:p>12 ♒ 59' 53"</text:p>
          </table:table-cell>
          <table:table-cell office:value-type="string">
            <text:p>21 ♐ 33' 42"</text:p>
          </table:table-cell>
          <table:table-cell office:value-type="string">
            <text:p><text:s/>1 ♉ 29' 13"</text:p>
          </table:table-cell>
          <table:table-cell office:value-type="string">
            <text:p>23 ♑ 01' 49"</text:p>
          </table:table-cell>
          <table:table-cell office:value-type="string">
            <text:p>27 ♌ 39' 28"</text:p>
          </table:table-cell>
          <table:table-cell office:value-type="float" office:value="6.058">
            <text:p>6.058</text:p>
          </table:table-cell>
          <table:table-cell office:value-type="float" office:value="13.793">
            <text:p>13.793</text:p>
          </table:table-cell>
          <table:table-cell office:value-type="float" office:value="8.843">
            <text:p>8.843</text:p>
          </table:table-cell>
          <table:table-cell office:value-type="float" office:value="12.53">
            <text:p>12.53</text:p>
          </table:table-cell>
          <table:table-cell office:value-type="float" office:value="4.605">
            <text:p>4.605</text:p>
          </table:table-cell>
          <table:table-cell office:value-type="float" office:value="7.233">
            <text:p>7.233</text:p>
          </table:table-cell>
          <table:table-cell office:value-type="float" office:value="5.831">
            <text:p>5.831</text:p>
          </table:table-cell>
          <table:table-cell office:value-type="float" office:value="14.69">
            <text:p>14.69</text:p>
          </table:table-cell>
          <table:table-cell office:value-type="float" office:value="6.969">
            <text:p>6.969</text:p>
          </table:table-cell>
          <table:table-cell office:value-type="float" office:value="11.046">
            <text:p>11.046</text:p>
          </table:table-cell>
          <table:table-cell office:value-type="float" office:value="12.069">
            <text:p>12.069</text:p>
          </table:table-cell>
          <table:table-cell office:value-type="float" office:value="21.058">
            <text:p>21.058</text:p>
          </table:table-cell>
          <table:table-cell office:value-type="float" office:value="178.793">
            <text:p>178.793</text:p>
          </table:table-cell>
          <table:table-cell office:value-type="float" office:value="68.843">
            <text:p>68.843</text:p>
          </table:table-cell>
          <table:table-cell office:value-type="float" office:value="207.53">
            <text:p>207.53</text:p>
          </table:table-cell>
          <table:table-cell office:value-type="float" office:value="184.605">
            <text:p>184.605</text:p>
          </table:table-cell>
          <table:table-cell office:value-type="float" office:value="112.233">
            <text:p>112.233</text:p>
          </table:table-cell>
          <table:table-cell office:value-type="float" office:value="335.831">
            <text:p>335.831</text:p>
          </table:table-cell>
          <table:table-cell office:value-type="float" office:value="314.69">
            <text:p>314.69</text:p>
          </table:table-cell>
          <table:table-cell office:value-type="float" office:value="261.969">
            <text:p>261.969</text:p>
          </table:table-cell>
          <table:table-cell office:value-type="float" office:value="296.046">
            <text:p>296.046</text:p>
          </table:table-cell>
          <table:table-cell office:value-type="float" office:value="147.069">
            <text:p>147.069</text:p>
          </table:table-cell>
          <table:table-cell office:value-type="string">
            <text:p>21 ♈ 03' 29"</text:p>
          </table:table-cell>
          <table:table-cell office:value-type="string">
            <text:p>28 ♍ 47' 33"</text:p>
          </table:table-cell>
          <table:table-cell office:value-type="string">
            <text:p><text:s/>8 ♊ 50' 33"</text:p>
          </table:table-cell>
          <table:table-cell office:value-type="string">
            <text:p>27 ♎ 31' 49"</text:p>
          </table:table-cell>
          <table:table-cell office:value-type="string">
            <text:p><text:s/>4 ♎ 36' 18"</text:p>
          </table:table-cell>
          <table:table-cell office:value-type="string">
            <text:p>22 ♋ 13' 58"</text:p>
          </table:table-cell>
          <table:table-cell office:value-type="string">
            <text:p><text:s/>5 ♓ 49' 51"</text:p>
          </table:table-cell>
          <table:table-cell office:value-type="string">
            <text:p>14 ♒ 41' 22"</text:p>
          </table:table-cell>
          <table:table-cell office:value-type="string">
            <text:p>21 ♐ 58' 08"</text:p>
          </table:table-cell>
          <table:table-cell office:value-type="string">
            <text:p>26 ♑ 02' 45"</text:p>
          </table:table-cell>
          <table:table-cell office:value-type="string">
            <text:p>27 ♌ 04' 06"</text:p>
          </table:table-cell>
          <table:table-cell office:value-type="float" office:value="-21.776">
            <text:p>-21.776</text:p>
          </table:table-cell>
          <table:table-cell office:value-type="float" office:value="-14.2735">
            <text:p>-14.2735</text:p>
          </table:table-cell>
          <table:table-cell office:value-type="float" office:value="-18.9845">
            <text:p>-18.9845</text:p>
          </table:table-cell>
          <table:table-cell office:value-type="float" office:value="26.787">
            <text:p>26.787</text:p>
          </table:table-cell>
          <table:table-cell office:value-type="float" office:value="-24.741">
            <text:p>-24.741</text:p>
          </table:table-cell>
          <table:table-cell office:value-type="float" office:value="-13.228">
            <text:p>-13.228</text:p>
          </table:table-cell>
          <table:table-cell office:value-type="float" office:value="-15.319">
            <text:p>-15.319</text:p>
          </table:table-cell>
          <table:table-cell office:value-type="float" office:value="-4.114">
            <text:p>-4.114</text:p>
          </table:table-cell>
          <table:table-cell office:value-type="float" office:value="20.716">
            <text:p>20.716</text:p>
          </table:table-cell>
          <table:table-cell office:value-type="float" office:value="-11.105">
            <text:p>-11.105</text:p>
          </table:table-cell>
          <table:table-cell office:value-type="float" office:value="-16.998">
            <text:p>-16.998</text:p>
          </table:table-cell>
          <table:table-cell office:value-type="float" office:value="-15.096">
            <text:p>-15.096</text:p>
          </table:table-cell>
          <table:table-cell office:value-type="float" office:value="11.992">
            <text:p>11.992</text:p>
          </table:table-cell>
          <table:table-cell office:value-type="float" office:value="-14.985">
            <text:p>-14.985</text:p>
          </table:table-cell>
          <table:table-cell office:value-type="float" office:value="12.291">
            <text:p>12.291</text:p>
          </table:table-cell>
          <table:table-cell office:value-type="float" office:value="0">
            <text:p>0</text:p>
          </table:table-cell>
          <table:table-cell office:value-type="float" office:value="5.08">
            <text:p>5.08</text:p>
          </table:table-cell>
          <table:table-cell office:value-type="float" office:value="-1.341">
            <text:p>-1.341</text:p>
          </table:table-cell>
          <table:table-cell office:value-type="float" office:value="1.7">
            <text:p>1.7</text:p>
          </table:table-cell>
          <table:table-cell office:value-type="float" office:value="0.458">
            <text:p>0.458</text:p>
          </table:table-cell>
          <table:table-cell office:value-type="float" office:value="1.189">
            <text:p>1.189</text:p>
          </table:table-cell>
          <table:table-cell office:value-type="float" office:value="-0.068">
            <text:p>-0.068</text:p>
          </table:table-cell>
          <table:table-cell office:value-type="float" office:value="-0.761">
            <text:p>-0.761</text:p>
          </table:table-cell>
          <table:table-cell office:value-type="float" office:value="-0.087">
            <text:p>-0.087</text:p>
          </table:table-cell>
          <table:table-cell office:value-type="float" office:value="8.091">
            <text:p>8.091</text:p>
          </table:table-cell>
          <table:table-cell office:value-type="float" office:value="6.579">
            <text:p>6.579</text:p>
          </table:table-cell>
          <table:table-cell office:value-type="float" office:value="0.004">
            <text:p>0.004</text:p>
          </table:table-cell>
          <table:table-cell office:value-type="float" office:value="406.652">
            <text:p>406.652</text:p>
          </table:table-cell>
          <table:table-cell office:value-type="float" office:value="377.898">
            <text:p>377.898</text:p>
          </table:table-cell>
          <table:table-cell office:value-type="float" office:value="7963.694">
            <text:p>7963.694</text:p>
          </table:table-cell>
          <table:table-cell office:value-type="float" office:value="15193.546">
            <text:p>15193.546</text:p>
          </table:table-cell>
          <table:table-cell office:value-type="float" office:value="17515.254">
            <text:p>17515.254</text:p>
          </table:table-cell>
          <table:table-cell office:value-type="float" office:value="15989.864">
            <text:p>15989.864</text:p>
          </table:table-cell>
          <table:table-cell office:value-type="float" office:value="16173.711">
            <text:p>16173.711</text:p>
          </table:table-cell>
          <table:table-cell office:value-type="float" office:value="16493.714">
            <text:p>16493.714</text:p>
          </table:table-cell>
          <table:table-cell office:value-type="float" office:value="16513.743">
            <text:p>16513.743</text:p>
          </table:table-cell>
          <table:table-cell office:value-type="float" office:value="16565.179">
            <text:p>16565.179</text:p>
          </table:table-cell>
          <table:table-cell office:value-type="float" office:value="16679.083">
            <text:p>16679.083</text:p>
          </table:table-cell>
          <table:table-cell office:value-type="float" office:value="331.246">
            <text:p>331.246</text:p>
          </table:table-cell>
          <table:table-cell office:value-type="float" office:value="7917.042">
            <text:p>7917.042</text:p>
          </table:table-cell>
          <table:table-cell office:value-type="float" office:value="15146.894">
            <text:p>15146.894</text:p>
          </table:table-cell>
          <table:table-cell office:value-type="float" office:value="17468.602">
            <text:p>17468.602</text:p>
          </table:table-cell>
          <table:table-cell office:value-type="float" office:value="15943.212">
            <text:p>15943.212</text:p>
          </table:table-cell>
          <table:table-cell office:value-type="float" office:value="16166.259">
            <text:p>16166.259</text:p>
          </table:table-cell>
          <table:table-cell office:value-type="float" office:value="15720.165">
            <text:p>15720.165</text:p>
          </table:table-cell>
          <table:table-cell office:value-type="float" office:value="8606.259">
            <text:p>8606.259</text:p>
          </table:table-cell>
          <table:table-cell office:value-type="float" office:value="8166.081">
            <text:p>8166.081</text:p>
          </table:table-cell>
          <table:table-cell office:value-type="float" office:value="16127.059">
            <text:p>16127.059</text:p>
          </table:table-cell>
          <table:table-cell office:value-type="float" office:value="16447.062">
            <text:p>16447.062</text:p>
          </table:table-cell>
          <table:table-cell office:value-type="float" office:value="16467.091">
            <text:p>16467.091</text:p>
          </table:table-cell>
          <table:table-cell office:value-type="float" office:value="16518.527">
            <text:p>16518.527</text:p>
          </table:table-cell>
          <table:table-cell office:value-type="float" office:value="16632.431">
            <text:p>16632.431</text:p>
          </table:table-cell>
          <table:table-cell office:value-type="float" office:value="7945.796">
            <text:p>7945.796</text:p>
          </table:table-cell>
          <table:table-cell office:value-type="float" office:value="15175.648">
            <text:p>15175.648</text:p>
          </table:table-cell>
          <table:table-cell office:value-type="float" office:value="17497.356">
            <text:p>17497.356</text:p>
          </table:table-cell>
          <table:table-cell office:value-type="float" office:value="15971.966">
            <text:p>15971.966</text:p>
          </table:table-cell>
          <table:table-cell office:value-type="float" office:value="16155.813">
            <text:p>16155.813</text:p>
          </table:table-cell>
          <table:table-cell office:value-type="float" office:value="16475.816">
            <text:p>16475.816</text:p>
          </table:table-cell>
          <table:table-cell office:value-type="float" office:value="16495.845">
            <text:p>16495.845</text:p>
          </table:table-cell>
          <table:table-cell office:value-type="float" office:value="16547.281">
            <text:p>16547.281</text:p>
          </table:table-cell>
          <table:table-cell office:value-type="float" office:value="16661.185">
            <text:p>16661.185</text:p>
          </table:table-cell>
          <table:table-cell office:value-type="float" office:value="7589.852">
            <text:p>7589.852</text:p>
          </table:table-cell>
          <table:table-cell office:value-type="float" office:value="9911.56">
            <text:p>9911.56</text:p>
          </table:table-cell>
          <table:table-cell office:value-type="float" office:value="8386.17">
            <text:p>8386.17</text:p>
          </table:table-cell>
          <table:table-cell office:value-type="float" office:value="8570.017">
            <text:p>8570.017</text:p>
          </table:table-cell>
          <table:table-cell office:value-type="float" office:value="8890.02">
            <text:p>8890.02</text:p>
          </table:table-cell>
          <table:table-cell office:value-type="float" office:value="8910.049">
            <text:p>8910.049</text:p>
          </table:table-cell>
          <table:table-cell office:value-type="float" office:value="8961.485">
            <text:p>8961.485</text:p>
          </table:table-cell>
          <table:table-cell office:value-type="float" office:value="9075.389">
            <text:p>9075.389</text:p>
          </table:table-cell>
          <table:table-cell office:value-type="float" office:value="2681.708">
            <text:p>2681.708</text:p>
          </table:table-cell>
          <table:table-cell office:value-type="float" office:value="1156.318">
            <text:p>1156.318</text:p>
          </table:table-cell>
          <table:table-cell office:value-type="float" office:value="1340.165">
            <text:p>1340.165</text:p>
          </table:table-cell>
          <table:table-cell office:value-type="float" office:value="1660.168">
            <text:p>1660.168</text:p>
          </table:table-cell>
          <table:table-cell office:value-type="float" office:value="1680.197">
            <text:p>1680.197</text:p>
          </table:table-cell>
          <table:table-cell office:value-type="float" office:value="1731.633">
            <text:p>1731.633</text:p>
          </table:table-cell>
          <table:table-cell office:value-type="float" office:value="1845.537">
            <text:p>1845.537</text:p>
          </table:table-cell>
          <table:table-cell office:value-type="float" office:value="-1165.39">
            <text:p>-1165.39</text:p>
          </table:table-cell>
          <table:table-cell office:value-type="float" office:value="-981.543">
            <text:p>-981.543</text:p>
          </table:table-cell>
          <table:table-cell office:value-type="float" office:value="-661.54">
            <text:p>-661.54</text:p>
          </table:table-cell>
          <table:table-cell office:value-type="float" office:value="-641.511">
            <text:p>-641.511</text:p>
          </table:table-cell>
          <table:table-cell office:value-type="float" office:value="-590.075">
            <text:p>-590.075</text:p>
          </table:table-cell>
          <table:table-cell office:value-type="float" office:value="-476.171">
            <text:p>-476.171</text:p>
          </table:table-cell>
          <table:table-cell office:value-type="float" office:value="543.847">
            <text:p>543.847</text:p>
          </table:table-cell>
          <table:table-cell office:value-type="float" office:value="863.85">
            <text:p>863.85</text:p>
          </table:table-cell>
          <table:table-cell office:value-type="float" office:value="883.879">
            <text:p>883.879</text:p>
          </table:table-cell>
          <table:table-cell office:value-type="float" office:value="935.315">
            <text:p>935.315</text:p>
          </table:table-cell>
          <table:table-cell office:value-type="float" office:value="1049.219">
            <text:p>1049.219</text:p>
          </table:table-cell>
          <table:table-cell office:value-type="float" office:value="680.003">
            <text:p>680.003</text:p>
          </table:table-cell>
          <table:table-cell office:value-type="float" office:value="700.032">
            <text:p>700.032</text:p>
          </table:table-cell>
          <table:table-cell office:value-type="float" office:value="751.468">
            <text:p>751.468</text:p>
          </table:table-cell>
          <table:table-cell office:value-type="float" office:value="865.372">
            <text:p>865.372</text:p>
          </table:table-cell>
          <table:table-cell office:value-type="float" office:value="380.029">
            <text:p>380.029</text:p>
          </table:table-cell>
          <table:table-cell office:value-type="float" office:value="431.465">
            <text:p>431.465</text:p>
          </table:table-cell>
          <table:table-cell office:value-type="float" office:value="545.369">
            <text:p>545.369</text:p>
          </table:table-cell>
          <table:table-cell office:value-type="float" office:value="411.436">
            <text:p>411.436</text:p>
          </table:table-cell>
          <table:table-cell office:value-type="float" office:value="525.34">
            <text:p>525.34</text:p>
          </table:table-cell>
          <table:table-cell office:value-type="float" office:value="473.904">
            <text:p>473.904</text:p>
          </table:table-cell>
          <table:table-cell office:value-type="float" office:value="41242.265">
            <text:p>41242.265</text:p>
          </table:table-cell>
          <table:table-cell office:value-type="float" office:value="202.265">
            <text:p>202.265</text:p>
          </table:table-cell>
          <table:table-cell office:value-type="float" office:value="51432.215">
            <text:p>51432.215</text:p>
          </table:table-cell>
          <table:table-cell office:value-type="float" office:value="58853.528">
            <text:p>58853.528</text:p>
          </table:table-cell>
          <table:table-cell office:value-type="float" office:value="66076.453">
            <text:p>66076.453</text:p>
          </table:table-cell>
          <table:table-cell office:value-type="float" office:value="67045.012">
            <text:p>67045.012</text:p>
          </table:table-cell>
          <table:table-cell office:value-type="float" office:value="66868.825">
            <text:p>66868.825</text:p>
          </table:table-cell>
          <table:table-cell office:value-type="float" office:value="67365.227">
            <text:p>67365.227</text:p>
          </table:table-cell>
          <table:table-cell office:value-type="float" office:value="67386.368">
            <text:p>67386.368</text:p>
          </table:table-cell>
          <table:table-cell office:value-type="float" office:value="67439.089">
            <text:p>67439.089</text:p>
          </table:table-cell>
          <table:table-cell office:value-type="float" office:value="67553.989">
            <text:p>67553.989</text:p>
          </table:table-cell>
          <table:table-cell office:value-type="float" office:value="10549.95">
            <text:p>10549.95</text:p>
          </table:table-cell>
          <table:table-cell office:value-type="float" office:value="17971.263">
            <text:p>17971.263</text:p>
          </table:table-cell>
          <table:table-cell office:value-type="float" office:value="25194.188">
            <text:p>25194.188</text:p>
          </table:table-cell>
          <table:table-cell office:value-type="float" office:value="26162.747">
            <text:p>26162.747</text:p>
          </table:table-cell>
          <table:table-cell office:value-type="float" office:value="25986.56">
            <text:p>25986.56</text:p>
          </table:table-cell>
          <table:table-cell table:formula="of:=MOD([.GI32]; 360)" office:value-type="float" office:value="66.5600000000013">
            <text:p>66.56</text:p>
          </table:table-cell>
          <table:table-cell office:value-type="float" office:value="26482.962">
            <text:p>26482.962</text:p>
          </table:table-cell>
          <table:table-cell office:value-type="float" office:value="26504.103">
            <text:p>26504.103</text:p>
          </table:table-cell>
          <table:table-cell office:value-type="float" office:value="26556.824">
            <text:p>26556.824</text:p>
          </table:table-cell>
          <table:table-cell office:value-type="float" office:value="26671.724">
            <text:p>26671.724</text:p>
          </table:table-cell>
          <table:table-cell office:value-type="float" office:value="7781.313">
            <text:p>7781.313</text:p>
          </table:table-cell>
          <table:table-cell office:value-type="float" office:value="15004.238">
            <text:p>15004.238</text:p>
          </table:table-cell>
          <table:table-cell office:value-type="float" office:value="15972.797">
            <text:p>15972.797</text:p>
          </table:table-cell>
          <table:table-cell office:value-type="float" office:value="15796.61">
            <text:p>15796.61</text:p>
          </table:table-cell>
          <table:table-cell office:value-type="float" office:value="16293.012">
            <text:p>16293.012</text:p>
          </table:table-cell>
          <table:table-cell office:value-type="float" office:value="16314.153">
            <text:p>16314.153</text:p>
          </table:table-cell>
          <table:table-cell office:value-type="float" office:value="16366.874">
            <text:p>16366.874</text:p>
          </table:table-cell>
          <table:table-cell office:value-type="float" office:value="16481.774">
            <text:p>16481.774</text:p>
          </table:table-cell>
          <table:table-cell office:value-type="float" office:value="7582.925">
            <text:p>7582.925</text:p>
          </table:table-cell>
          <table:table-cell office:value-type="float" office:value="8551.484">
            <text:p>8551.484</text:p>
          </table:table-cell>
          <table:table-cell office:value-type="float" office:value="8375.297">
            <text:p>8375.297</text:p>
          </table:table-cell>
          <table:table-cell office:value-type="float" office:value="8871.699">
            <text:p>8871.699</text:p>
          </table:table-cell>
          <table:table-cell office:value-type="float" office:value="8892.84">
            <text:p>8892.84</text:p>
          </table:table-cell>
          <table:table-cell office:value-type="float" office:value="8945.561">
            <text:p>8945.561</text:p>
          </table:table-cell>
          <table:table-cell office:value-type="float" office:value="9060.461">
            <text:p>9060.461</text:p>
          </table:table-cell>
          <table:table-cell office:value-type="float" office:value="1328.559">
            <text:p>1328.559</text:p>
          </table:table-cell>
          <table:table-cell office:value-type="float" office:value="1152.372">
            <text:p>1152.372</text:p>
          </table:table-cell>
          <table:table-cell office:value-type="float" office:value="1648.774">
            <text:p>1648.774</text:p>
          </table:table-cell>
          <table:table-cell office:value-type="float" office:value="1669.915">
            <text:p>1669.915</text:p>
          </table:table-cell>
          <table:table-cell office:value-type="float" office:value="1722.636">
            <text:p>1722.636</text:p>
          </table:table-cell>
          <table:table-cell office:value-type="float" office:value="868.977">
            <text:p>868.977</text:p>
          </table:table-cell>
          <table:table-cell office:value-type="float" office:value="183.813">
            <text:p>183.813</text:p>
          </table:table-cell>
          <table:table-cell office:value-type="float" office:value="680.215">
            <text:p>680.215</text:p>
          </table:table-cell>
          <table:table-cell office:value-type="float" office:value="701.356">
            <text:p>701.356</text:p>
          </table:table-cell>
          <table:table-cell office:value-type="float" office:value="754.077">
            <text:p>754.077</text:p>
          </table:table-cell>
          <table:table-cell office:value-type="float" office:value="868.977">
            <text:p>868.977</text:p>
          </table:table-cell>
          <table:table-cell office:value-type="float" office:value="856.402">
            <text:p>856.402</text:p>
          </table:table-cell>
          <table:table-cell office:value-type="float" office:value="877.543">
            <text:p>877.543</text:p>
          </table:table-cell>
          <table:table-cell office:value-type="float" office:value="930.264">
            <text:p>930.264</text:p>
          </table:table-cell>
          <table:table-cell office:value-type="float" office:value="1045.164">
            <text:p>1045.164</text:p>
          </table:table-cell>
          <table:table-cell office:value-type="float" office:value="381.141">
            <text:p>381.141</text:p>
          </table:table-cell>
          <table:table-cell office:value-type="float" office:value="433.862">
            <text:p>433.862</text:p>
          </table:table-cell>
          <table:table-cell office:value-type="float" office:value="548.762">
            <text:p>548.762</text:p>
          </table:table-cell>
          <table:table-cell office:value-type="float" office:value="412.721">
            <text:p>412.721</text:p>
          </table:table-cell>
          <table:table-cell office:value-type="float" office:value="527.621">
            <text:p>527.621</text:p>
          </table:table-cell>
          <table:table-cell office:value-type="float" office:value="474.9">
            <text:p>474.9</text:p>
          </table:table-cell>
          <table:table-cell table:number-columns-repeated="792"/>
        </table:table-row>
        <table:table-row table:style-name="ro1">
          <table:table-cell office:value-type="string">
            <text:p>2005-01-11 12:00</text:p>
          </table:table-cell>
          <table:table-cell office:value-type="float" office:value="6.588">
            <text:p>6.588</text:p>
          </table:table-cell>
          <table:table-cell office:value-type="float" office:value="8.846">
            <text:p>8.846</text:p>
          </table:table-cell>
          <table:table-cell office:value-type="float" office:value="2.135">
            <text:p>2.135</text:p>
          </table:table-cell>
          <table:table-cell office:value-type="float" office:value="2.521">
            <text:p>2.521</text:p>
          </table:table-cell>
          <table:table-cell office:value-type="float" office:value="11.763">
            <text:p>11.763</text:p>
          </table:table-cell>
          <table:table-cell office:value-type="float" office:value="3.153">
            <text:p>3.153</text:p>
          </table:table-cell>
          <table:table-cell office:value-type="float" office:value="9.061">
            <text:p>9.061</text:p>
          </table:table-cell>
          <table:table-cell office:value-type="float" office:value="4.374">
            <text:p>4.374</text:p>
          </table:table-cell>
          <table:table-cell office:value-type="float" office:value="14.221">
            <text:p>14.221</text:p>
          </table:table-cell>
          <table:table-cell office:value-type="float" office:value="8.108">
            <text:p>8.108</text:p>
          </table:table-cell>
          <table:table-cell office:value-type="float" office:value="13.029">
            <text:p>13.029</text:p>
          </table:table-cell>
          <table:table-cell office:value-type="float" office:value="11.499">
            <text:p>11.499</text:p>
          </table:table-cell>
          <table:table-cell office:value-type="float" office:value="12.461">
            <text:p>12.461</text:p>
          </table:table-cell>
          <table:table-cell office:value-type="float" office:value="291.588">
            <text:p>291.588</text:p>
          </table:table-cell>
          <table:table-cell office:value-type="float" office:value="308.846">
            <text:p>308.846</text:p>
          </table:table-cell>
          <table:table-cell office:value-type="float" office:value="272.135">
            <text:p>272.135</text:p>
          </table:table-cell>
          <table:table-cell office:value-type="float" office:value="272.521">
            <text:p>272.521</text:p>
          </table:table-cell>
          <table:table-cell office:value-type="float" office:value="251.763">
            <text:p>251.763</text:p>
          </table:table-cell>
          <table:table-cell office:value-type="float" office:value="198.153">
            <text:p>198.153</text:p>
          </table:table-cell>
          <table:table-cell office:value-type="float" office:value="114.061">
            <text:p>114.061</text:p>
          </table:table-cell>
          <table:table-cell office:value-type="float" office:value="334.374">
            <text:p>334.374</text:p>
          </table:table-cell>
          <table:table-cell office:value-type="float" office:value="314.221">
            <text:p>314.221</text:p>
          </table:table-cell>
          <table:table-cell office:value-type="float" office:value="263.108">
            <text:p>263.108</text:p>
          </table:table-cell>
          <table:table-cell office:value-type="float" office:value="28.029">
            <text:p>28.029</text:p>
          </table:table-cell>
          <table:table-cell office:value-type="float" office:value="296.499">
            <text:p>296.499</text:p>
          </table:table-cell>
          <table:table-cell office:value-type="float" office:value="147.461">
            <text:p>147.461</text:p>
          </table:table-cell>
          <table:table-cell office:value-type="float" office:value="245.9466666667">
            <text:p>245.9466666667</text:p>
          </table:table-cell>
          <table:table-cell office:value-type="float" office:value="240.4856666667">
            <text:p>240.4856666667</text:p>
          </table:table-cell>
          <table:table-cell office:value-type="float" office:value="244.7834">
            <text:p>244.7834</text:p>
          </table:table-cell>
          <table:table-cell office:value-type="float" office:value="243.0058">
            <text:p>243.0058</text:p>
          </table:table-cell>
          <table:table-cell office:value-type="float" office:value="225.091">
            <text:p>225.091</text:p>
          </table:table-cell>
          <table:table-cell office:value-type="string">
            <text:p>21 ♑ 35' 15"</text:p>
          </table:table-cell>
          <table:table-cell office:value-type="string">
            <text:p><text:s/>8 ♒ 50' 45"</text:p>
          </table:table-cell>
          <table:table-cell office:value-type="string">
            <text:p><text:s/>2 ♑ 08' 05"</text:p>
          </table:table-cell>
          <table:table-cell office:value-type="string">
            <text:p><text:s/>2 ♑ 31' 14"</text:p>
          </table:table-cell>
          <table:table-cell office:value-type="string">
            <text:p>11 ♐ 45' 45"</text:p>
          </table:table-cell>
          <table:table-cell office:value-type="string">
            <text:p>18 ♎ 09' 09"</text:p>
          </table:table-cell>
          <table:table-cell office:value-type="string">
            <text:p>24 ♋ 03' 39"</text:p>
          </table:table-cell>
          <table:table-cell office:value-type="string">
            <text:p><text:s/>4 ♓ 22' 26"</text:p>
          </table:table-cell>
          <table:table-cell office:value-type="string">
            <text:p>14 ♒ 13' 16"</text:p>
          </table:table-cell>
          <table:table-cell office:value-type="string">
            <text:p>23 ♐ 06' 29"</text:p>
          </table:table-cell>
          <table:table-cell office:value-type="string">
            <text:p>28 ♈ 01' 43"</text:p>
          </table:table-cell>
          <table:table-cell office:value-type="string">
            <text:p>26 ♑ 29' 56"</text:p>
          </table:table-cell>
          <table:table-cell office:value-type="string">
            <text:p>27 ♌ 27' 40"</text:p>
          </table:table-cell>
          <table:table-cell office:value-type="float" office:value="0.252">
            <text:p>0.252</text:p>
          </table:table-cell>
          <table:table-cell office:value-type="float" office:value="6.226">
            <text:p>6.226</text:p>
          </table:table-cell>
          <table:table-cell office:value-type="float" office:value="6.588">
            <text:p>6.588</text:p>
          </table:table-cell>
          <table:table-cell office:value-type="float" office:value="2.885">
            <text:p>2.885</text:p>
          </table:table-cell>
          <table:table-cell office:value-type="float" office:value="7.781">
            <text:p>7.781</text:p>
          </table:table-cell>
          <table:table-cell office:value-type="float" office:value="8.793">
            <text:p>8.793</text:p>
          </table:table-cell>
          <table:table-cell office:value-type="float" office:value="6.283">
            <text:p>6.283</text:p>
          </table:table-cell>
          <table:table-cell office:value-type="float" office:value="14.943">
            <text:p>14.943</text:p>
          </table:table-cell>
          <table:table-cell office:value-type="float" office:value="7.229">
            <text:p>7.229</text:p>
          </table:table-cell>
          <table:table-cell office:value-type="float" office:value="11.866">
            <text:p>11.866</text:p>
          </table:table-cell>
          <table:table-cell office:value-type="float" office:value="12.11">
            <text:p>12.11</text:p>
          </table:table-cell>
          <table:table-cell office:value-type="float" office:value="225.252">
            <text:p>225.252</text:p>
          </table:table-cell>
          <table:table-cell office:value-type="float" office:value="246.226">
            <text:p>246.226</text:p>
          </table:table-cell>
          <table:table-cell office:value-type="float" office:value="111.588">
            <text:p>111.588</text:p>
          </table:table-cell>
          <table:table-cell office:value-type="float" office:value="227.885">
            <text:p>227.885</text:p>
          </table:table-cell>
          <table:table-cell office:value-type="float" office:value="187.781">
            <text:p>187.781</text:p>
          </table:table-cell>
          <table:table-cell office:value-type="float" office:value="113.793">
            <text:p>113.793</text:p>
          </table:table-cell>
          <table:table-cell office:value-type="float" office:value="336.283">
            <text:p>336.283</text:p>
          </table:table-cell>
          <table:table-cell office:value-type="float" office:value="314.943">
            <text:p>314.943</text:p>
          </table:table-cell>
          <table:table-cell office:value-type="float" office:value="262.229">
            <text:p>262.229</text:p>
          </table:table-cell>
          <table:table-cell office:value-type="float" office:value="296.866">
            <text:p>296.866</text:p>
          </table:table-cell>
          <table:table-cell office:value-type="float" office:value="147.11">
            <text:p>147.11</text:p>
          </table:table-cell>
          <table:table-cell office:value-type="string">
            <text:p>15 ♏ 15' 08"</text:p>
          </table:table-cell>
          <table:table-cell office:value-type="string">
            <text:p><text:s/>6 ♐ 13' 33"</text:p>
          </table:table-cell>
          <table:table-cell office:value-type="string">
            <text:p>21 ♋ 35' 15"</text:p>
          </table:table-cell>
          <table:table-cell office:value-type="string">
            <text:p>17 ♏ 53' 06"</text:p>
          </table:table-cell>
          <table:table-cell office:value-type="string">
            <text:p><text:s/>7 ♎ 46' 50"</text:p>
          </table:table-cell>
          <table:table-cell office:value-type="string">
            <text:p>23 ♋ 47' 33"</text:p>
          </table:table-cell>
          <table:table-cell office:value-type="string">
            <text:p><text:s/>6 ♓ 16' 58"</text:p>
          </table:table-cell>
          <table:table-cell office:value-type="string">
            <text:p>14 ♒ 56' 33"</text:p>
          </table:table-cell>
          <table:table-cell office:value-type="string">
            <text:p>22 ♐ 13' 45"</text:p>
          </table:table-cell>
          <table:table-cell office:value-type="string">
            <text:p>26 ♑ 51' 58"</text:p>
          </table:table-cell>
          <table:table-cell office:value-type="string">
            <text:p>27 ♌ 06' 36"</text:p>
          </table:table-cell>
          <table:table-cell office:value-type="float" office:value="-21.709">
            <text:p>-21.709</text:p>
          </table:table-cell>
          <table:table-cell office:value-type="float" office:value="-22.6465">
            <text:p>-22.6465</text:p>
          </table:table-cell>
          <table:table-cell office:value-type="float" office:value="-23.2085">
            <text:p>-23.2085</text:p>
          </table:table-cell>
          <table:table-cell office:value-type="float" office:value="-22.784">
            <text:p>-22.784</text:p>
          </table:table-cell>
          <table:table-cell office:value-type="float" office:value="-23.284">
            <text:p>-23.284</text:p>
          </table:table-cell>
          <table:table-cell office:value-type="float" office:value="-23.133">
            <text:p>-23.133</text:p>
          </table:table-cell>
          <table:table-cell office:value-type="float" office:value="-22.16">
            <text:p>-22.16</text:p>
          </table:table-cell>
          <table:table-cell office:value-type="float" office:value="-5.882">
            <text:p>-5.882</text:p>
          </table:table-cell>
          <table:table-cell office:value-type="float" office:value="21.304">
            <text:p>21.304</text:p>
          </table:table-cell>
          <table:table-cell office:value-type="float" office:value="-10.595">
            <text:p>-10.595</text:p>
          </table:table-cell>
          <table:table-cell office:value-type="float" office:value="-16.653">
            <text:p>-16.653</text:p>
          </table:table-cell>
          <table:table-cell office:value-type="float" office:value="-15.222">
            <text:p>-15.222</text:p>
          </table:table-cell>
          <table:table-cell office:value-type="float" office:value="10.774">
            <text:p>10.774</text:p>
          </table:table-cell>
          <table:table-cell office:value-type="float" office:value="-14.517">
            <text:p>-14.517</text:p>
          </table:table-cell>
          <table:table-cell office:value-type="float" office:value="12.358">
            <text:p>12.358</text:p>
          </table:table-cell>
          <table:table-cell office:value-type="float" office:value="-0">
            <text:p>-0</text:p>
          </table:table-cell>
          <table:table-cell office:value-type="float" office:value="-4.913">
            <text:p>-4.913</text:p>
          </table:table-cell>
          <table:table-cell office:value-type="float" office:value="0.14">
            <text:p>0.14</text:p>
          </table:table-cell>
          <table:table-cell office:value-type="float" office:value="0.284">
            <text:p>0.284</text:p>
          </table:table-cell>
          <table:table-cell office:value-type="float" office:value="0.039">
            <text:p>0.039</text:p>
          </table:table-cell>
          <table:table-cell office:value-type="float" office:value="1.338">
            <text:p>1.338</text:p>
          </table:table-cell>
          <table:table-cell office:value-type="float" office:value="0.005">
            <text:p>0.005</text:p>
          </table:table-cell>
          <table:table-cell office:value-type="float" office:value="-0.739">
            <text:p>-0.739</text:p>
          </table:table-cell>
          <table:table-cell office:value-type="float" office:value="-0.093">
            <text:p>-0.093</text:p>
          </table:table-cell>
          <table:table-cell office:value-type="float" office:value="8.05">
            <text:p>8.05</text:p>
          </table:table-cell>
          <table:table-cell office:value-type="float" office:value="6.452">
            <text:p>6.452</text:p>
          </table:table-cell>
          <table:table-cell office:value-type="float" office:value="0.004">
            <text:p>0.004</text:p>
          </table:table-cell>
          <table:table-cell office:value-type="float" office:value="359.614">
            <text:p>359.614</text:p>
          </table:table-cell>
          <table:table-cell office:value-type="float" office:value="340.547">
            <text:p>340.547</text:p>
          </table:table-cell>
          <table:table-cell office:value-type="float" office:value="7940.372">
            <text:p>7940.372</text:p>
          </table:table-cell>
          <table:table-cell office:value-type="float" office:value="15193.982">
            <text:p>15193.982</text:p>
          </table:table-cell>
          <table:table-cell office:value-type="float" office:value="17524.106">
            <text:p>17524.106</text:p>
          </table:table-cell>
          <table:table-cell office:value-type="float" office:value="15998.074">
            <text:p>15998.074</text:p>
          </table:table-cell>
          <table:table-cell office:value-type="float" office:value="16175.636">
            <text:p>16175.636</text:p>
          </table:table-cell>
          <table:table-cell office:value-type="float" office:value="16497.761">
            <text:p>16497.761</text:p>
          </table:table-cell>
          <table:table-cell office:value-type="float" office:value="16517.914">
            <text:p>16517.914</text:p>
          </table:table-cell>
          <table:table-cell office:value-type="float" office:value="16569.027">
            <text:p>16569.027</text:p>
          </table:table-cell>
          <table:table-cell office:value-type="float" office:value="16684.674">
            <text:p>16684.674</text:p>
          </table:table-cell>
          <table:table-cell office:value-type="float" office:value="340.933">
            <text:p>340.933</text:p>
          </table:table-cell>
          <table:table-cell office:value-type="float" office:value="7940.758">
            <text:p>7940.758</text:p>
          </table:table-cell>
          <table:table-cell office:value-type="float" office:value="15194.368">
            <text:p>15194.368</text:p>
          </table:table-cell>
          <table:table-cell office:value-type="float" office:value="17524.492">
            <text:p>17524.492</text:p>
          </table:table-cell>
          <table:table-cell office:value-type="float" office:value="15998.46">
            <text:p>15998.46</text:p>
          </table:table-cell>
          <table:table-cell office:value-type="float" office:value="16250.223">
            <text:p>16250.223</text:p>
          </table:table-cell>
          <table:table-cell office:value-type="float" office:value="15746.697">
            <text:p>15746.697</text:p>
          </table:table-cell>
          <table:table-cell office:value-type="float" office:value="8690.223">
            <text:p>8690.223</text:p>
          </table:table-cell>
          <table:table-cell office:value-type="float" office:value="8145.181">
            <text:p>8145.181</text:p>
          </table:table-cell>
          <table:table-cell office:value-type="float" office:value="16176.022">
            <text:p>16176.022</text:p>
          </table:table-cell>
          <table:table-cell office:value-type="float" office:value="16498.147">
            <text:p>16498.147</text:p>
          </table:table-cell>
          <table:table-cell office:value-type="float" office:value="16518.3">
            <text:p>16518.3</text:p>
          </table:table-cell>
          <table:table-cell office:value-type="float" office:value="16569.413">
            <text:p>16569.413</text:p>
          </table:table-cell>
          <table:table-cell office:value-type="float" office:value="16685.06">
            <text:p>16685.06</text:p>
          </table:table-cell>
          <table:table-cell office:value-type="float" office:value="7959.825">
            <text:p>7959.825</text:p>
          </table:table-cell>
          <table:table-cell office:value-type="float" office:value="15213.435">
            <text:p>15213.435</text:p>
          </table:table-cell>
          <table:table-cell office:value-type="float" office:value="17543.559">
            <text:p>17543.559</text:p>
          </table:table-cell>
          <table:table-cell office:value-type="float" office:value="16017.527">
            <text:p>16017.527</text:p>
          </table:table-cell>
          <table:table-cell office:value-type="float" office:value="16195.089">
            <text:p>16195.089</text:p>
          </table:table-cell>
          <table:table-cell office:value-type="float" office:value="16517.214">
            <text:p>16517.214</text:p>
          </table:table-cell>
          <table:table-cell office:value-type="float" office:value="16537.367">
            <text:p>16537.367</text:p>
          </table:table-cell>
          <table:table-cell office:value-type="float" office:value="16588.48">
            <text:p>16588.48</text:p>
          </table:table-cell>
          <table:table-cell office:value-type="float" office:value="16704.127">
            <text:p>16704.127</text:p>
          </table:table-cell>
          <table:table-cell office:value-type="float" office:value="7613.61">
            <text:p>7613.61</text:p>
          </table:table-cell>
          <table:table-cell office:value-type="float" office:value="9943.734">
            <text:p>9943.734</text:p>
          </table:table-cell>
          <table:table-cell office:value-type="float" office:value="8417.702">
            <text:p>8417.702</text:p>
          </table:table-cell>
          <table:table-cell office:value-type="float" office:value="8595.264">
            <text:p>8595.264</text:p>
          </table:table-cell>
          <table:table-cell office:value-type="float" office:value="8917.389">
            <text:p>8917.389</text:p>
          </table:table-cell>
          <table:table-cell office:value-type="float" office:value="8937.542">
            <text:p>8937.542</text:p>
          </table:table-cell>
          <table:table-cell office:value-type="float" office:value="8988.655">
            <text:p>8988.655</text:p>
          </table:table-cell>
          <table:table-cell office:value-type="float" office:value="9104.302">
            <text:p>9104.302</text:p>
          </table:table-cell>
          <table:table-cell office:value-type="float" office:value="2690.124">
            <text:p>2690.124</text:p>
          </table:table-cell>
          <table:table-cell office:value-type="float" office:value="1164.092">
            <text:p>1164.092</text:p>
          </table:table-cell>
          <table:table-cell office:value-type="float" office:value="1341.654">
            <text:p>1341.654</text:p>
          </table:table-cell>
          <table:table-cell office:value-type="float" office:value="1663.779">
            <text:p>1663.779</text:p>
          </table:table-cell>
          <table:table-cell office:value-type="float" office:value="1683.932">
            <text:p>1683.932</text:p>
          </table:table-cell>
          <table:table-cell office:value-type="float" office:value="1735.045">
            <text:p>1735.045</text:p>
          </table:table-cell>
          <table:table-cell office:value-type="float" office:value="1850.692">
            <text:p>1850.692</text:p>
          </table:table-cell>
          <table:table-cell office:value-type="float" office:value="-1166.032">
            <text:p>-1166.032</text:p>
          </table:table-cell>
          <table:table-cell office:value-type="float" office:value="-988.47">
            <text:p>-988.47</text:p>
          </table:table-cell>
          <table:table-cell office:value-type="float" office:value="-666.345">
            <text:p>-666.345</text:p>
          </table:table-cell>
          <table:table-cell office:value-type="float" office:value="-646.192">
            <text:p>-646.192</text:p>
          </table:table-cell>
          <table:table-cell office:value-type="float" office:value="-595.079">
            <text:p>-595.079</text:p>
          </table:table-cell>
          <table:table-cell office:value-type="float" office:value="-479.432">
            <text:p>-479.432</text:p>
          </table:table-cell>
          <table:table-cell office:value-type="float" office:value="537.562">
            <text:p>537.562</text:p>
          </table:table-cell>
          <table:table-cell office:value-type="float" office:value="859.687">
            <text:p>859.687</text:p>
          </table:table-cell>
          <table:table-cell office:value-type="float" office:value="879.84">
            <text:p>879.84</text:p>
          </table:table-cell>
          <table:table-cell office:value-type="float" office:value="930.953">
            <text:p>930.953</text:p>
          </table:table-cell>
          <table:table-cell office:value-type="float" office:value="1046.6">
            <text:p>1046.6</text:p>
          </table:table-cell>
          <table:table-cell office:value-type="float" office:value="682.125">
            <text:p>682.125</text:p>
          </table:table-cell>
          <table:table-cell office:value-type="float" office:value="702.278">
            <text:p>702.278</text:p>
          </table:table-cell>
          <table:table-cell office:value-type="float" office:value="753.391">
            <text:p>753.391</text:p>
          </table:table-cell>
          <table:table-cell office:value-type="float" office:value="869.038">
            <text:p>869.038</text:p>
          </table:table-cell>
          <table:table-cell office:value-type="float" office:value="380.153">
            <text:p>380.153</text:p>
          </table:table-cell>
          <table:table-cell office:value-type="float" office:value="431.266">
            <text:p>431.266</text:p>
          </table:table-cell>
          <table:table-cell office:value-type="float" office:value="546.913">
            <text:p>546.913</text:p>
          </table:table-cell>
          <table:table-cell office:value-type="float" office:value="411.113">
            <text:p>411.113</text:p>
          </table:table-cell>
          <table:table-cell office:value-type="float" office:value="526.76">
            <text:p>526.76</text:p>
          </table:table-cell>
          <table:table-cell office:value-type="float" office:value="475.647">
            <text:p>475.647</text:p>
          </table:table-cell>
          <table:table-cell office:value-type="float" office:value="41379.026">
            <text:p>41379.026</text:p>
          </table:table-cell>
          <table:table-cell office:value-type="float" office:value="339.026">
            <text:p>339.026</text:p>
          </table:table-cell>
          <table:table-cell office:value-type="float" office:value="51593.664">
            <text:p>51593.664</text:p>
          </table:table-cell>
          <table:table-cell office:value-type="float" office:value="59037.367">
            <text:p>59037.367</text:p>
          </table:table-cell>
          <table:table-cell office:value-type="float" office:value="66277.471">
            <text:p>66277.471</text:p>
          </table:table-cell>
          <table:table-cell office:value-type="float" office:value="67248.386">
            <text:p>67248.386</text:p>
          </table:table-cell>
          <table:table-cell office:value-type="float" office:value="67071.459">
            <text:p>67071.459</text:p>
          </table:table-cell>
          <table:table-cell office:value-type="float" office:value="67568.969">
            <text:p>67568.969</text:p>
          </table:table-cell>
          <table:table-cell office:value-type="float" office:value="67590.309">
            <text:p>67590.309</text:p>
          </table:table-cell>
          <table:table-cell office:value-type="float" office:value="67643.023">
            <text:p>67643.023</text:p>
          </table:table-cell>
          <table:table-cell office:value-type="float" office:value="67758.142">
            <text:p>67758.142</text:p>
          </table:table-cell>
          <table:table-cell office:value-type="float" office:value="10574.638">
            <text:p>10574.638</text:p>
          </table:table-cell>
          <table:table-cell office:value-type="float" office:value="18018.341">
            <text:p>18018.341</text:p>
          </table:table-cell>
          <table:table-cell office:value-type="float" office:value="25258.445">
            <text:p>25258.445</text:p>
          </table:table-cell>
          <table:table-cell office:value-type="float" office:value="26229.36">
            <text:p>26229.36</text:p>
          </table:table-cell>
          <table:table-cell office:value-type="float" office:value="26052.433">
            <text:p>26052.433</text:p>
          </table:table-cell>
          <table:table-cell table:formula="of:=MOD([.GI33]; 360)" office:value-type="float" office:value="132.433000000001">
            <text:p>132.433</text:p>
          </table:table-cell>
          <table:table-cell office:value-type="float" office:value="26549.943">
            <text:p>26549.943</text:p>
          </table:table-cell>
          <table:table-cell office:value-type="float" office:value="26571.283">
            <text:p>26571.283</text:p>
          </table:table-cell>
          <table:table-cell office:value-type="float" office:value="26623.997">
            <text:p>26623.997</text:p>
          </table:table-cell>
          <table:table-cell office:value-type="float" office:value="26739.116">
            <text:p>26739.116</text:p>
          </table:table-cell>
          <table:table-cell office:value-type="float" office:value="7803.703">
            <text:p>7803.703</text:p>
          </table:table-cell>
          <table:table-cell office:value-type="float" office:value="15043.807">
            <text:p>15043.807</text:p>
          </table:table-cell>
          <table:table-cell office:value-type="float" office:value="16014.722">
            <text:p>16014.722</text:p>
          </table:table-cell>
          <table:table-cell office:value-type="float" office:value="15837.795">
            <text:p>15837.795</text:p>
          </table:table-cell>
          <table:table-cell office:value-type="float" office:value="16335.305">
            <text:p>16335.305</text:p>
          </table:table-cell>
          <table:table-cell office:value-type="float" office:value="16356.645">
            <text:p>16356.645</text:p>
          </table:table-cell>
          <table:table-cell office:value-type="float" office:value="16409.359">
            <text:p>16409.359</text:p>
          </table:table-cell>
          <table:table-cell office:value-type="float" office:value="16524.478">
            <text:p>16524.478</text:p>
          </table:table-cell>
          <table:table-cell office:value-type="float" office:value="7600.104">
            <text:p>7600.104</text:p>
          </table:table-cell>
          <table:table-cell office:value-type="float" office:value="8571.019">
            <text:p>8571.019</text:p>
          </table:table-cell>
          <table:table-cell office:value-type="float" office:value="8394.092">
            <text:p>8394.092</text:p>
          </table:table-cell>
          <table:table-cell office:value-type="float" office:value="8891.602">
            <text:p>8891.602</text:p>
          </table:table-cell>
          <table:table-cell office:value-type="float" office:value="8912.942">
            <text:p>8912.942</text:p>
          </table:table-cell>
          <table:table-cell office:value-type="float" office:value="8965.656">
            <text:p>8965.656</text:p>
          </table:table-cell>
          <table:table-cell office:value-type="float" office:value="9080.775">
            <text:p>9080.775</text:p>
          </table:table-cell>
          <table:table-cell office:value-type="float" office:value="1330.915">
            <text:p>1330.915</text:p>
          </table:table-cell>
          <table:table-cell office:value-type="float" office:value="1153.988">
            <text:p>1153.988</text:p>
          </table:table-cell>
          <table:table-cell office:value-type="float" office:value="1651.498">
            <text:p>1651.498</text:p>
          </table:table-cell>
          <table:table-cell office:value-type="float" office:value="1672.838">
            <text:p>1672.838</text:p>
          </table:table-cell>
          <table:table-cell office:value-type="float" office:value="1725.552">
            <text:p>1725.552</text:p>
          </table:table-cell>
          <table:table-cell office:value-type="float" office:value="869.756">
            <text:p>869.756</text:p>
          </table:table-cell>
          <table:table-cell office:value-type="float" office:value="183.073">
            <text:p>183.073</text:p>
          </table:table-cell>
          <table:table-cell office:value-type="float" office:value="680.583">
            <text:p>680.583</text:p>
          </table:table-cell>
          <table:table-cell office:value-type="float" office:value="701.923">
            <text:p>701.923</text:p>
          </table:table-cell>
          <table:table-cell office:value-type="float" office:value="754.637">
            <text:p>754.637</text:p>
          </table:table-cell>
          <table:table-cell office:value-type="float" office:value="869.756">
            <text:p>869.756</text:p>
          </table:table-cell>
          <table:table-cell office:value-type="float" office:value="857.51">
            <text:p>857.51</text:p>
          </table:table-cell>
          <table:table-cell office:value-type="float" office:value="878.85">
            <text:p>878.85</text:p>
          </table:table-cell>
          <table:table-cell office:value-type="float" office:value="931.564">
            <text:p>931.564</text:p>
          </table:table-cell>
          <table:table-cell office:value-type="float" office:value="1046.683">
            <text:p>1046.683</text:p>
          </table:table-cell>
          <table:table-cell office:value-type="float" office:value="381.34">
            <text:p>381.34</text:p>
          </table:table-cell>
          <table:table-cell office:value-type="float" office:value="434.054">
            <text:p>434.054</text:p>
          </table:table-cell>
          <table:table-cell office:value-type="float" office:value="549.173">
            <text:p>549.173</text:p>
          </table:table-cell>
          <table:table-cell office:value-type="float" office:value="412.714">
            <text:p>412.714</text:p>
          </table:table-cell>
          <table:table-cell office:value-type="float" office:value="527.833">
            <text:p>527.833</text:p>
          </table:table-cell>
          <table:table-cell office:value-type="float" office:value="475.119">
            <text:p>475.119</text:p>
          </table:table-cell>
          <table:table-cell table:number-columns-repeated="792"/>
        </table:table-row>
        <table:table-row table:style-name="ro1">
          <table:table-cell office:value-type="string">
            <text:p>2005-01-12 12:00</text:p>
          </table:table-cell>
          <table:table-cell office:value-type="float" office:value="7.607">
            <text:p>7.607</text:p>
          </table:table-cell>
          <table:table-cell office:value-type="float" office:value="8.926">
            <text:p>8.926</text:p>
          </table:table-cell>
          <table:table-cell office:value-type="float" office:value="3.538">
            <text:p>3.538</text:p>
          </table:table-cell>
          <table:table-cell office:value-type="float" office:value="3.773">
            <text:p>3.773</text:p>
          </table:table-cell>
          <table:table-cell office:value-type="float" office:value="12.457">
            <text:p>12.457</text:p>
          </table:table-cell>
          <table:table-cell office:value-type="float" office:value="3.217">
            <text:p>3.217</text:p>
          </table:table-cell>
          <table:table-cell office:value-type="float" office:value="8.979">
            <text:p>8.979</text:p>
          </table:table-cell>
          <table:table-cell office:value-type="float" office:value="4.42">
            <text:p>4.42</text:p>
          </table:table-cell>
          <table:table-cell office:value-type="float" office:value="14.257">
            <text:p>14.257</text:p>
          </table:table-cell>
          <table:table-cell office:value-type="float" office:value="8.142">
            <text:p>8.142</text:p>
          </table:table-cell>
          <table:table-cell office:value-type="float" office:value="12.854">
            <text:p>12.854</text:p>
          </table:table-cell>
          <table:table-cell office:value-type="float" office:value="11.588">
            <text:p>11.588</text:p>
          </table:table-cell>
          <table:table-cell office:value-type="float" office:value="12.454">
            <text:p>12.454</text:p>
          </table:table-cell>
          <table:table-cell office:value-type="float" office:value="292.607">
            <text:p>292.607</text:p>
          </table:table-cell>
          <table:table-cell office:value-type="float" office:value="323.926">
            <text:p>323.926</text:p>
          </table:table-cell>
          <table:table-cell office:value-type="float" office:value="273.538">
            <text:p>273.538</text:p>
          </table:table-cell>
          <table:table-cell office:value-type="float" office:value="273.773">
            <text:p>273.773</text:p>
          </table:table-cell>
          <table:table-cell office:value-type="float" office:value="252.457">
            <text:p>252.457</text:p>
          </table:table-cell>
          <table:table-cell office:value-type="float" office:value="198.217">
            <text:p>198.217</text:p>
          </table:table-cell>
          <table:table-cell office:value-type="float" office:value="113.979">
            <text:p>113.979</text:p>
          </table:table-cell>
          <table:table-cell office:value-type="float" office:value="334.42">
            <text:p>334.42</text:p>
          </table:table-cell>
          <table:table-cell office:value-type="float" office:value="314.257">
            <text:p>314.257</text:p>
          </table:table-cell>
          <table:table-cell office:value-type="float" office:value="263.142">
            <text:p>263.142</text:p>
          </table:table-cell>
          <table:table-cell office:value-type="float" office:value="27.854">
            <text:p>27.854</text:p>
          </table:table-cell>
          <table:table-cell office:value-type="float" office:value="296.588">
            <text:p>296.588</text:p>
          </table:table-cell>
          <table:table-cell office:value-type="float" office:value="147.454">
            <text:p>147.454</text:p>
          </table:table-cell>
          <table:table-cell office:value-type="float" office:value="246.0786666667">
            <text:p>246.0786666667</text:p>
          </table:table-cell>
          <table:table-cell office:value-type="float" office:value="240.5915">
            <text:p>240.5915</text:p>
          </table:table-cell>
          <table:table-cell office:value-type="float" office:value="244.803">
            <text:p>244.803</text:p>
          </table:table-cell>
          <table:table-cell office:value-type="float" office:value="243.0328">
            <text:p>243.0328</text:p>
          </table:table-cell>
          <table:table-cell office:value-type="float" office:value="225.496625">
            <text:p>225.496625</text:p>
          </table:table-cell>
          <table:table-cell office:value-type="string">
            <text:p>22 ♑ 36' 25"</text:p>
          </table:table-cell>
          <table:table-cell office:value-type="string">
            <text:p>23 ♒ 55' 33"</text:p>
          </table:table-cell>
          <table:table-cell office:value-type="string">
            <text:p><text:s/>3 ♑ 32' 17"</text:p>
          </table:table-cell>
          <table:table-cell office:value-type="string">
            <text:p><text:s/>3 ♑ 46' 24"</text:p>
          </table:table-cell>
          <table:table-cell office:value-type="string">
            <text:p>12 ♐ 27' 24"</text:p>
          </table:table-cell>
          <table:table-cell office:value-type="string">
            <text:p>18 ♎ 13' 00"</text:p>
          </table:table-cell>
          <table:table-cell office:value-type="string">
            <text:p>23 ♋ 58' 43"</text:p>
          </table:table-cell>
          <table:table-cell office:value-type="string">
            <text:p><text:s/>4 ♓ 25' 12"</text:p>
          </table:table-cell>
          <table:table-cell office:value-type="string">
            <text:p>14 ♒ 15' 25"</text:p>
          </table:table-cell>
          <table:table-cell office:value-type="string">
            <text:p>23 ♐ 08' 31"</text:p>
          </table:table-cell>
          <table:table-cell office:value-type="string">
            <text:p>27 ♈ 51' 14"</text:p>
          </table:table-cell>
          <table:table-cell office:value-type="string">
            <text:p>26 ♑ 35' 16"</text:p>
          </table:table-cell>
          <table:table-cell office:value-type="string">
            <text:p>27 ♌ 27' 13"</text:p>
          </table:table-cell>
          <table:table-cell office:value-type="float" office:value="3.191">
            <text:p>3.191</text:p>
          </table:table-cell>
          <table:table-cell office:value-type="float" office:value="7.817">
            <text:p>7.817</text:p>
          </table:table-cell>
          <table:table-cell office:value-type="float" office:value="7.607">
            <text:p>7.607</text:p>
          </table:table-cell>
          <table:table-cell office:value-type="float" office:value="3.385">
            <text:p>3.385</text:p>
          </table:table-cell>
          <table:table-cell office:value-type="float" office:value="7.856">
            <text:p>7.856</text:p>
          </table:table-cell>
          <table:table-cell office:value-type="float" office:value="8.83">
            <text:p>8.83</text:p>
          </table:table-cell>
          <table:table-cell office:value-type="float" office:value="6.294">
            <text:p>6.294</text:p>
          </table:table-cell>
          <table:table-cell office:value-type="float" office:value="14.949">
            <text:p>14.949</text:p>
          </table:table-cell>
          <table:table-cell office:value-type="float" office:value="7.235">
            <text:p>7.235</text:p>
          </table:table-cell>
          <table:table-cell office:value-type="float" office:value="11.886">
            <text:p>11.886</text:p>
          </table:table-cell>
          <table:table-cell office:value-type="float" office:value="12.111">
            <text:p>12.111</text:p>
          </table:table-cell>
          <table:table-cell office:value-type="float" office:value="228.191">
            <text:p>228.191</text:p>
          </table:table-cell>
          <table:table-cell office:value-type="float" office:value="247.817">
            <text:p>247.817</text:p>
          </table:table-cell>
          <table:table-cell office:value-type="float" office:value="112.607">
            <text:p>112.607</text:p>
          </table:table-cell>
          <table:table-cell office:value-type="float" office:value="228.385">
            <text:p>228.385</text:p>
          </table:table-cell>
          <table:table-cell office:value-type="float" office:value="187.856">
            <text:p>187.856</text:p>
          </table:table-cell>
          <table:table-cell office:value-type="float" office:value="113.83">
            <text:p>113.83</text:p>
          </table:table-cell>
          <table:table-cell office:value-type="float" office:value="336.294">
            <text:p>336.294</text:p>
          </table:table-cell>
          <table:table-cell office:value-type="float" office:value="314.949">
            <text:p>314.949</text:p>
          </table:table-cell>
          <table:table-cell office:value-type="float" office:value="262.235">
            <text:p>262.235</text:p>
          </table:table-cell>
          <table:table-cell office:value-type="float" office:value="296.886">
            <text:p>296.886</text:p>
          </table:table-cell>
          <table:table-cell office:value-type="float" office:value="147.111">
            <text:p>147.111</text:p>
          </table:table-cell>
          <table:table-cell office:value-type="string">
            <text:p>18 ♏ 11' 27"</text:p>
          </table:table-cell>
          <table:table-cell office:value-type="string">
            <text:p><text:s/>7 ♐ 48' 59"</text:p>
          </table:table-cell>
          <table:table-cell office:value-type="string">
            <text:p>22 ♋ 36' 25"</text:p>
          </table:table-cell>
          <table:table-cell office:value-type="string">
            <text:p>18 ♏ 23' 07"</text:p>
          </table:table-cell>
          <table:table-cell office:value-type="string">
            <text:p><text:s/>7 ♎ 51' 22"</text:p>
          </table:table-cell>
          <table:table-cell office:value-type="string">
            <text:p>23 ♋ 49' 47"</text:p>
          </table:table-cell>
          <table:table-cell office:value-type="string">
            <text:p><text:s/>6 ♓ 17' 36"</text:p>
          </table:table-cell>
          <table:table-cell office:value-type="string">
            <text:p>14 ♒ 56' 55"</text:p>
          </table:table-cell>
          <table:table-cell office:value-type="string">
            <text:p>22 ♐ 14' 07"</text:p>
          </table:table-cell>
          <table:table-cell office:value-type="string">
            <text:p>26 ♑ 53' 08"</text:p>
          </table:table-cell>
          <table:table-cell office:value-type="string">
            <text:p>27 ♌ 06' 40"</text:p>
          </table:table-cell>
          <table:table-cell office:value-type="float" office:value="-21.545">
            <text:p>-21.545</text:p>
          </table:table-cell>
          <table:table-cell office:value-type="float" office:value="-22.7045">
            <text:p>-22.7045</text:p>
          </table:table-cell>
          <table:table-cell office:value-type="float" office:value="-23.2655">
            <text:p>-23.2655</text:p>
          </table:table-cell>
          <table:table-cell office:value-type="float" office:value="-17.787">
            <text:p>-17.787</text:p>
          </table:table-cell>
          <table:table-cell office:value-type="float" office:value="-23.385">
            <text:p>-23.385</text:p>
          </table:table-cell>
          <table:table-cell office:value-type="float" office:value="-23.146">
            <text:p>-23.146</text:p>
          </table:table-cell>
          <table:table-cell office:value-type="float" office:value="-22.263">
            <text:p>-22.263</text:p>
          </table:table-cell>
          <table:table-cell office:value-type="float" office:value="-5.902">
            <text:p>-5.902</text:p>
          </table:table-cell>
          <table:table-cell office:value-type="float" office:value="21.321">
            <text:p>21.321</text:p>
          </table:table-cell>
          <table:table-cell office:value-type="float" office:value="-10.578">
            <text:p>-10.578</text:p>
          </table:table-cell>
          <table:table-cell office:value-type="float" office:value="-16.643">
            <text:p>-16.643</text:p>
          </table:table-cell>
          <table:table-cell office:value-type="float" office:value="-15.223">
            <text:p>-15.223</text:p>
          </table:table-cell>
          <table:table-cell office:value-type="float" office:value="10.711">
            <text:p>10.711</text:p>
          </table:table-cell>
          <table:table-cell office:value-type="float" office:value="-14.501">
            <text:p>-14.501</text:p>
          </table:table-cell>
          <table:table-cell office:value-type="float" office:value="12.361">
            <text:p>12.361</text:p>
          </table:table-cell>
          <table:table-cell office:value-type="float" office:value="-0">
            <text:p>-0</text:p>
          </table:table-cell>
          <table:table-cell office:value-type="float" office:value="-4.499">
            <text:p>-4.499</text:p>
          </table:table-cell>
          <table:table-cell office:value-type="float" office:value="0.009">
            <text:p>0.009</text:p>
          </table:table-cell>
          <table:table-cell office:value-type="float" office:value="0.241">
            <text:p>0.241</text:p>
          </table:table-cell>
          <table:table-cell office:value-type="float" office:value="0.028">
            <text:p>0.028</text:p>
          </table:table-cell>
          <table:table-cell office:value-type="float" office:value="1.343">
            <text:p>1.343</text:p>
          </table:table-cell>
          <table:table-cell office:value-type="float" office:value="0.007">
            <text:p>0.007</text:p>
          </table:table-cell>
          <table:table-cell office:value-type="float" office:value="-0.739">
            <text:p>-0.739</text:p>
          </table:table-cell>
          <table:table-cell office:value-type="float" office:value="-0.093">
            <text:p>-0.093</text:p>
          </table:table-cell>
          <table:table-cell office:value-type="float" office:value="8.05">
            <text:p>8.05</text:p>
          </table:table-cell>
          <table:table-cell office:value-type="float" office:value="6.451">
            <text:p>6.451</text:p>
          </table:table-cell>
          <table:table-cell office:value-type="float" office:value="0.004">
            <text:p>0.004</text:p>
          </table:table-cell>
          <table:table-cell office:value-type="float" office:value="359.765">
            <text:p>359.765</text:p>
          </table:table-cell>
          <table:table-cell office:value-type="float" office:value="340.931">
            <text:p>340.931</text:p>
          </table:table-cell>
          <table:table-cell office:value-type="float" office:value="7941.081">
            <text:p>7941.081</text:p>
          </table:table-cell>
          <table:table-cell office:value-type="float" office:value="15195.321">
            <text:p>15195.321</text:p>
          </table:table-cell>
          <table:table-cell office:value-type="float" office:value="17525.684">
            <text:p>17525.684</text:p>
          </table:table-cell>
          <table:table-cell office:value-type="float" office:value="15999.559">
            <text:p>15999.559</text:p>
          </table:table-cell>
          <table:table-cell office:value-type="float" office:value="16176.95">
            <text:p>16176.95</text:p>
          </table:table-cell>
          <table:table-cell office:value-type="float" office:value="16499.118">
            <text:p>16499.118</text:p>
          </table:table-cell>
          <table:table-cell office:value-type="float" office:value="16519.281">
            <text:p>16519.281</text:p>
          </table:table-cell>
          <table:table-cell office:value-type="float" office:value="16570.396">
            <text:p>16570.396</text:p>
          </table:table-cell>
          <table:table-cell office:value-type="float" office:value="16686.084">
            <text:p>16686.084</text:p>
          </table:table-cell>
          <table:table-cell office:value-type="float" office:value="341.166">
            <text:p>341.166</text:p>
          </table:table-cell>
          <table:table-cell office:value-type="float" office:value="7941.316">
            <text:p>7941.316</text:p>
          </table:table-cell>
          <table:table-cell office:value-type="float" office:value="15195.556">
            <text:p>15195.556</text:p>
          </table:table-cell>
          <table:table-cell office:value-type="float" office:value="17525.919">
            <text:p>17525.919</text:p>
          </table:table-cell>
          <table:table-cell office:value-type="float" office:value="15999.794">
            <text:p>15999.794</text:p>
          </table:table-cell>
          <table:table-cell office:value-type="float" office:value="16252.251">
            <text:p>16252.251</text:p>
          </table:table-cell>
          <table:table-cell office:value-type="float" office:value="15747.337">
            <text:p>15747.337</text:p>
          </table:table-cell>
          <table:table-cell office:value-type="float" office:value="8692.251">
            <text:p>8692.251</text:p>
          </table:table-cell>
          <table:table-cell office:value-type="float" office:value="8144.705">
            <text:p>8144.705</text:p>
          </table:table-cell>
          <table:table-cell office:value-type="float" office:value="16177.185">
            <text:p>16177.185</text:p>
          </table:table-cell>
          <table:table-cell office:value-type="float" office:value="16499.353">
            <text:p>16499.353</text:p>
          </table:table-cell>
          <table:table-cell office:value-type="float" office:value="16519.516">
            <text:p>16519.516</text:p>
          </table:table-cell>
          <table:table-cell office:value-type="float" office:value="16570.631">
            <text:p>16570.631</text:p>
          </table:table-cell>
          <table:table-cell office:value-type="float" office:value="16686.319">
            <text:p>16686.319</text:p>
          </table:table-cell>
          <table:table-cell office:value-type="float" office:value="7960.15">
            <text:p>7960.15</text:p>
          </table:table-cell>
          <table:table-cell office:value-type="float" office:value="15214.39">
            <text:p>15214.39</text:p>
          </table:table-cell>
          <table:table-cell office:value-type="float" office:value="17544.753">
            <text:p>17544.753</text:p>
          </table:table-cell>
          <table:table-cell office:value-type="float" office:value="16018.628">
            <text:p>16018.628</text:p>
          </table:table-cell>
          <table:table-cell office:value-type="float" office:value="16196.019">
            <text:p>16196.019</text:p>
          </table:table-cell>
          <table:table-cell office:value-type="float" office:value="16518.187">
            <text:p>16518.187</text:p>
          </table:table-cell>
          <table:table-cell office:value-type="float" office:value="16538.35">
            <text:p>16538.35</text:p>
          </table:table-cell>
          <table:table-cell office:value-type="float" office:value="16589.465">
            <text:p>16589.465</text:p>
          </table:table-cell>
          <table:table-cell office:value-type="float" office:value="16705.153">
            <text:p>16705.153</text:p>
          </table:table-cell>
          <table:table-cell office:value-type="float" office:value="7614.24">
            <text:p>7614.24</text:p>
          </table:table-cell>
          <table:table-cell office:value-type="float" office:value="9944.603">
            <text:p>9944.603</text:p>
          </table:table-cell>
          <table:table-cell office:value-type="float" office:value="8418.478">
            <text:p>8418.478</text:p>
          </table:table-cell>
          <table:table-cell office:value-type="float" office:value="8595.869">
            <text:p>8595.869</text:p>
          </table:table-cell>
          <table:table-cell office:value-type="float" office:value="8918.037">
            <text:p>8918.037</text:p>
          </table:table-cell>
          <table:table-cell office:value-type="float" office:value="8938.2">
            <text:p>8938.2</text:p>
          </table:table-cell>
          <table:table-cell office:value-type="float" office:value="8989.315">
            <text:p>8989.315</text:p>
          </table:table-cell>
          <table:table-cell office:value-type="float" office:value="9105.003">
            <text:p>9105.003</text:p>
          </table:table-cell>
          <table:table-cell office:value-type="float" office:value="2690.363">
            <text:p>2690.363</text:p>
          </table:table-cell>
          <table:table-cell office:value-type="float" office:value="1164.238">
            <text:p>1164.238</text:p>
          </table:table-cell>
          <table:table-cell office:value-type="float" office:value="1341.629">
            <text:p>1341.629</text:p>
          </table:table-cell>
          <table:table-cell office:value-type="float" office:value="1663.797">
            <text:p>1663.797</text:p>
          </table:table-cell>
          <table:table-cell office:value-type="float" office:value="1683.96">
            <text:p>1683.96</text:p>
          </table:table-cell>
          <table:table-cell office:value-type="float" office:value="1735.075">
            <text:p>1735.075</text:p>
          </table:table-cell>
          <table:table-cell office:value-type="float" office:value="1850.763">
            <text:p>1850.763</text:p>
          </table:table-cell>
          <table:table-cell office:value-type="float" office:value="-1166.125">
            <text:p>-1166.125</text:p>
          </table:table-cell>
          <table:table-cell office:value-type="float" office:value="-988.734">
            <text:p>-988.734</text:p>
          </table:table-cell>
          <table:table-cell office:value-type="float" office:value="-666.566">
            <text:p>-666.566</text:p>
          </table:table-cell>
          <table:table-cell office:value-type="float" office:value="-646.403">
            <text:p>-646.403</text:p>
          </table:table-cell>
          <table:table-cell office:value-type="float" office:value="-595.288">
            <text:p>-595.288</text:p>
          </table:table-cell>
          <table:table-cell office:value-type="float" office:value="-479.6">
            <text:p>-479.6</text:p>
          </table:table-cell>
          <table:table-cell office:value-type="float" office:value="537.391">
            <text:p>537.391</text:p>
          </table:table-cell>
          <table:table-cell office:value-type="float" office:value="859.559">
            <text:p>859.559</text:p>
          </table:table-cell>
          <table:table-cell office:value-type="float" office:value="879.722">
            <text:p>879.722</text:p>
          </table:table-cell>
          <table:table-cell office:value-type="float" office:value="930.837">
            <text:p>930.837</text:p>
          </table:table-cell>
          <table:table-cell office:value-type="float" office:value="1046.525">
            <text:p>1046.525</text:p>
          </table:table-cell>
          <table:table-cell office:value-type="float" office:value="682.168">
            <text:p>682.168</text:p>
          </table:table-cell>
          <table:table-cell office:value-type="float" office:value="702.331">
            <text:p>702.331</text:p>
          </table:table-cell>
          <table:table-cell office:value-type="float" office:value="753.446">
            <text:p>753.446</text:p>
          </table:table-cell>
          <table:table-cell office:value-type="float" office:value="869.134">
            <text:p>869.134</text:p>
          </table:table-cell>
          <table:table-cell office:value-type="float" office:value="380.163">
            <text:p>380.163</text:p>
          </table:table-cell>
          <table:table-cell office:value-type="float" office:value="431.278">
            <text:p>431.278</text:p>
          </table:table-cell>
          <table:table-cell office:value-type="float" office:value="546.966">
            <text:p>546.966</text:p>
          </table:table-cell>
          <table:table-cell office:value-type="float" office:value="411.115">
            <text:p>411.115</text:p>
          </table:table-cell>
          <table:table-cell office:value-type="float" office:value="526.803">
            <text:p>526.803</text:p>
          </table:table-cell>
          <table:table-cell office:value-type="float" office:value="475.688">
            <text:p>475.688</text:p>
          </table:table-cell>
          <table:table-cell office:value-type="float" office:value="41380.374">
            <text:p>41380.374</text:p>
          </table:table-cell>
          <table:table-cell office:value-type="float" office:value="340.374">
            <text:p>340.374</text:p>
          </table:table-cell>
          <table:table-cell office:value-type="float" office:value="51595.584">
            <text:p>51595.584</text:p>
          </table:table-cell>
          <table:table-cell office:value-type="float" office:value="59039.806">
            <text:p>59039.806</text:p>
          </table:table-cell>
          <table:table-cell office:value-type="float" office:value="66280.335">
            <text:p>66280.335</text:p>
          </table:table-cell>
          <table:table-cell office:value-type="float" office:value="67251.305">
            <text:p>67251.305</text:p>
          </table:table-cell>
          <table:table-cell office:value-type="float" office:value="67074.361">
            <text:p>67074.361</text:p>
          </table:table-cell>
          <table:table-cell office:value-type="float" office:value="67571.897">
            <text:p>67571.897</text:p>
          </table:table-cell>
          <table:table-cell office:value-type="float" office:value="67593.242">
            <text:p>67593.242</text:p>
          </table:table-cell>
          <table:table-cell office:value-type="float" office:value="67645.956">
            <text:p>67645.956</text:p>
          </table:table-cell>
          <table:table-cell office:value-type="float" office:value="67761.08">
            <text:p>67761.08</text:p>
          </table:table-cell>
          <table:table-cell office:value-type="float" office:value="10575.21">
            <text:p>10575.21</text:p>
          </table:table-cell>
          <table:table-cell office:value-type="float" office:value="18019.432">
            <text:p>18019.432</text:p>
          </table:table-cell>
          <table:table-cell office:value-type="float" office:value="25259.961">
            <text:p>25259.961</text:p>
          </table:table-cell>
          <table:table-cell office:value-type="float" office:value="26230.931">
            <text:p>26230.931</text:p>
          </table:table-cell>
          <table:table-cell office:value-type="float" office:value="26053.987">
            <text:p>26053.987</text:p>
          </table:table-cell>
          <table:table-cell table:formula="of:=MOD([.GI34]; 360)" office:value-type="float" office:value="133.987000000001">
            <text:p>133.987</text:p>
          </table:table-cell>
          <table:table-cell office:value-type="float" office:value="26551.523">
            <text:p>26551.523</text:p>
          </table:table-cell>
          <table:table-cell office:value-type="float" office:value="26572.868">
            <text:p>26572.868</text:p>
          </table:table-cell>
          <table:table-cell office:value-type="float" office:value="26625.582">
            <text:p>26625.582</text:p>
          </table:table-cell>
          <table:table-cell office:value-type="float" office:value="26740.706">
            <text:p>26740.706</text:p>
          </table:table-cell>
          <table:table-cell office:value-type="float" office:value="7804.222">
            <text:p>7804.222</text:p>
          </table:table-cell>
          <table:table-cell office:value-type="float" office:value="15044.751">
            <text:p>15044.751</text:p>
          </table:table-cell>
          <table:table-cell office:value-type="float" office:value="16015.721">
            <text:p>16015.721</text:p>
          </table:table-cell>
          <table:table-cell office:value-type="float" office:value="15838.777">
            <text:p>15838.777</text:p>
          </table:table-cell>
          <table:table-cell office:value-type="float" office:value="16336.313">
            <text:p>16336.313</text:p>
          </table:table-cell>
          <table:table-cell office:value-type="float" office:value="16357.658">
            <text:p>16357.658</text:p>
          </table:table-cell>
          <table:table-cell office:value-type="float" office:value="16410.372">
            <text:p>16410.372</text:p>
          </table:table-cell>
          <table:table-cell office:value-type="float" office:value="16525.496">
            <text:p>16525.496</text:p>
          </table:table-cell>
          <table:table-cell office:value-type="float" office:value="7600.529">
            <text:p>7600.529</text:p>
          </table:table-cell>
          <table:table-cell office:value-type="float" office:value="8571.499">
            <text:p>8571.499</text:p>
          </table:table-cell>
          <table:table-cell office:value-type="float" office:value="8394.555">
            <text:p>8394.555</text:p>
          </table:table-cell>
          <table:table-cell office:value-type="float" office:value="8892.091">
            <text:p>8892.091</text:p>
          </table:table-cell>
          <table:table-cell office:value-type="float" office:value="8913.436">
            <text:p>8913.436</text:p>
          </table:table-cell>
          <table:table-cell office:value-type="float" office:value="8966.15">
            <text:p>8966.15</text:p>
          </table:table-cell>
          <table:table-cell office:value-type="float" office:value="9081.274">
            <text:p>9081.274</text:p>
          </table:table-cell>
          <table:table-cell office:value-type="float" office:value="1330.97">
            <text:p>1330.97</text:p>
          </table:table-cell>
          <table:table-cell office:value-type="float" office:value="1154.026">
            <text:p>1154.026</text:p>
          </table:table-cell>
          <table:table-cell office:value-type="float" office:value="1651.562">
            <text:p>1651.562</text:p>
          </table:table-cell>
          <table:table-cell office:value-type="float" office:value="1672.907">
            <text:p>1672.907</text:p>
          </table:table-cell>
          <table:table-cell office:value-type="float" office:value="1725.621">
            <text:p>1725.621</text:p>
          </table:table-cell>
          <table:table-cell office:value-type="float" office:value="869.775">
            <text:p>869.775</text:p>
          </table:table-cell>
          <table:table-cell office:value-type="float" office:value="183.056">
            <text:p>183.056</text:p>
          </table:table-cell>
          <table:table-cell office:value-type="float" office:value="680.592">
            <text:p>680.592</text:p>
          </table:table-cell>
          <table:table-cell office:value-type="float" office:value="701.937">
            <text:p>701.937</text:p>
          </table:table-cell>
          <table:table-cell office:value-type="float" office:value="754.651">
            <text:p>754.651</text:p>
          </table:table-cell>
          <table:table-cell office:value-type="float" office:value="869.775">
            <text:p>869.775</text:p>
          </table:table-cell>
          <table:table-cell office:value-type="float" office:value="857.536">
            <text:p>857.536</text:p>
          </table:table-cell>
          <table:table-cell office:value-type="float" office:value="878.881">
            <text:p>878.881</text:p>
          </table:table-cell>
          <table:table-cell office:value-type="float" office:value="931.595">
            <text:p>931.595</text:p>
          </table:table-cell>
          <table:table-cell office:value-type="float" office:value="1046.719">
            <text:p>1046.719</text:p>
          </table:table-cell>
          <table:table-cell office:value-type="float" office:value="381.345">
            <text:p>381.345</text:p>
          </table:table-cell>
          <table:table-cell office:value-type="float" office:value="434.059">
            <text:p>434.059</text:p>
          </table:table-cell>
          <table:table-cell office:value-type="float" office:value="549.183">
            <text:p>549.183</text:p>
          </table:table-cell>
          <table:table-cell office:value-type="float" office:value="412.714">
            <text:p>412.714</text:p>
          </table:table-cell>
          <table:table-cell office:value-type="float" office:value="527.838">
            <text:p>527.838</text:p>
          </table:table-cell>
          <table:table-cell office:value-type="float" office:value="475.124">
            <text:p>475.124</text:p>
          </table:table-cell>
          <table:table-cell table:number-columns-repeated="792"/>
        </table:table-row>
        <table:table-row table:style-name="ro1">
          <table:table-cell office:value-type="string">
            <text:p>2005-03-22 12:00</text:p>
          </table:table-cell>
          <table:table-cell office:value-type="float" office:value="2.175">
            <text:p>2.175</text:p>
          </table:table-cell>
          <table:table-cell office:value-type="float" office:value="10.854">
            <text:p>10.854</text:p>
          </table:table-cell>
          <table:table-cell office:value-type="float" office:value="13.623">
            <text:p>13.623</text:p>
          </table:table-cell>
          <table:table-cell office:value-type="float" office:value="0.043">
            <text:p>0.043</text:p>
          </table:table-cell>
          <table:table-cell office:value-type="float" office:value="1.42">
            <text:p>1.42</text:p>
          </table:table-cell>
          <table:table-cell office:value-type="float" office:value="0.477">
            <text:p>0.477</text:p>
          </table:table-cell>
          <table:table-cell office:value-type="float" office:value="5.395">
            <text:p>5.395</text:p>
          </table:table-cell>
          <table:table-cell office:value-type="float" office:value="8.192">
            <text:p>8.192</text:p>
          </table:table-cell>
          <table:table-cell office:value-type="float" office:value="1.717">
            <text:p>1.717</text:p>
          </table:table-cell>
          <table:table-cell office:value-type="float" office:value="9.51">
            <text:p>9.51</text:p>
          </table:table-cell>
          <table:table-cell office:value-type="float" office:value="7.892">
            <text:p>7.892</text:p>
          </table:table-cell>
          <table:table-cell office:value-type="float" office:value="1.95">
            <text:p>1.95</text:p>
          </table:table-cell>
          <table:table-cell office:value-type="float" office:value="11.827">
            <text:p>11.827</text:p>
          </table:table-cell>
          <table:table-cell office:value-type="float" office:value="2.175">
            <text:p>2.175</text:p>
          </table:table-cell>
          <table:table-cell office:value-type="float" office:value="145.854">
            <text:p>145.854</text:p>
          </table:table-cell>
          <table:table-cell office:value-type="float" office:value="13.623">
            <text:p>13.623</text:p>
          </table:table-cell>
          <table:table-cell office:value-type="float" office:value="0.043">
            <text:p>0.043</text:p>
          </table:table-cell>
          <table:table-cell office:value-type="float" office:value="301.42">
            <text:p>301.42</text:p>
          </table:table-cell>
          <table:table-cell office:value-type="float" office:value="195.477">
            <text:p>195.477</text:p>
          </table:table-cell>
          <table:table-cell office:value-type="float" office:value="110.395">
            <text:p>110.395</text:p>
          </table:table-cell>
          <table:table-cell office:value-type="float" office:value="338.192">
            <text:p>338.192</text:p>
          </table:table-cell>
          <table:table-cell office:value-type="float" office:value="316.717">
            <text:p>316.717</text:p>
          </table:table-cell>
          <table:table-cell office:value-type="float" office:value="264.51">
            <text:p>264.51</text:p>
          </table:table-cell>
          <table:table-cell office:value-type="float" office:value="22.892">
            <text:p>22.892</text:p>
          </table:table-cell>
          <table:table-cell office:value-type="float" office:value="301.95">
            <text:p>301.95</text:p>
          </table:table-cell>
          <table:table-cell office:value-type="float" office:value="146.827">
            <text:p>146.827</text:p>
          </table:table-cell>
          <table:table-cell office:value-type="float" office:value="254.4518333333">
            <text:p>254.4518333333</text:p>
          </table:table-cell>
          <table:table-cell office:value-type="float" office:value="248.2585">
            <text:p>248.2585</text:p>
          </table:table-cell>
          <table:table-cell office:value-type="float" office:value="245.0582">
            <text:p>245.0582</text:p>
          </table:table-cell>
          <table:table-cell office:value-type="float" office:value="244.9028">
            <text:p>244.9028</text:p>
          </table:table-cell>
          <table:table-cell office:value-type="float" office:value="253.605">
            <text:p>253.605</text:p>
          </table:table-cell>
          <table:table-cell office:value-type="string">
            <text:p><text:s/>2 ♈ 10' 28"</text:p>
          </table:table-cell>
          <table:table-cell office:value-type="string">
            <text:p>25 ♌ 51' 13"</text:p>
          </table:table-cell>
          <table:table-cell office:value-type="string">
            <text:p>13 ♈ 37' 23"</text:p>
          </table:table-cell>
          <table:table-cell office:value-type="string">
            <text:p><text:s/>0 ♈ 02' 33"</text:p>
          </table:table-cell>
          <table:table-cell office:value-type="string">
            <text:p><text:s/>1 ♒ 25' 12"</text:p>
          </table:table-cell>
          <table:table-cell office:value-type="string">
            <text:p>15 ♎ 28' 36"</text:p>
          </table:table-cell>
          <table:table-cell office:value-type="string">
            <text:p>20 ♋ 23' 40"</text:p>
          </table:table-cell>
          <table:table-cell office:value-type="string">
            <text:p><text:s/>8 ♓ 11' 30"</text:p>
          </table:table-cell>
          <table:table-cell office:value-type="string">
            <text:p>16 ♒ 43' 01"</text:p>
          </table:table-cell>
          <table:table-cell office:value-type="string">
            <text:p>24 ♐ 30' 35"</text:p>
          </table:table-cell>
          <table:table-cell office:value-type="string">
            <text:p>22 ♈ 53' 31"</text:p>
          </table:table-cell>
          <table:table-cell office:value-type="string">
            <text:p><text:s/>1 ♒ 56' 59"</text:p>
          </table:table-cell>
          <table:table-cell office:value-type="string">
            <text:p>26 ♌ 49' 38"</text:p>
          </table:table-cell>
          <table:table-cell office:value-type="float" office:value="10.153">
            <text:p>10.153</text:p>
          </table:table-cell>
          <table:table-cell office:value-type="float" office:value="12.114">
            <text:p>12.114</text:p>
          </table:table-cell>
          <table:table-cell office:value-type="float" office:value="2.175">
            <text:p>2.175</text:p>
          </table:table-cell>
          <table:table-cell office:value-type="float" office:value="10.037">
            <text:p>10.037</text:p>
          </table:table-cell>
          <table:table-cell office:value-type="float" office:value="13.068">
            <text:p>13.068</text:p>
          </table:table-cell>
          <table:table-cell office:value-type="float" office:value="11.387">
            <text:p>11.387</text:p>
          </table:table-cell>
          <table:table-cell office:value-type="float" office:value="7.035">
            <text:p>7.035</text:p>
          </table:table-cell>
          <table:table-cell office:value-type="float" office:value="0.363">
            <text:p>0.363</text:p>
          </table:table-cell>
          <table:table-cell office:value-type="float" office:value="7.661">
            <text:p>7.661</text:p>
          </table:table-cell>
          <table:table-cell office:value-type="float" office:value="13.211">
            <text:p>13.211</text:p>
          </table:table-cell>
          <table:table-cell office:value-type="float" office:value="12.179">
            <text:p>12.179</text:p>
          </table:table-cell>
          <table:table-cell office:value-type="float" office:value="160.153">
            <text:p>160.153</text:p>
          </table:table-cell>
          <table:table-cell office:value-type="float" office:value="357.114">
            <text:p>357.114</text:p>
          </table:table-cell>
          <table:table-cell office:value-type="float" office:value="182.175">
            <text:p>182.175</text:p>
          </table:table-cell>
          <table:table-cell office:value-type="float" office:value="265.037">
            <text:p>265.037</text:p>
          </table:table-cell>
          <table:table-cell office:value-type="float" office:value="193.068">
            <text:p>193.068</text:p>
          </table:table-cell>
          <table:table-cell office:value-type="float" office:value="116.387">
            <text:p>116.387</text:p>
          </table:table-cell>
          <table:table-cell office:value-type="float" office:value="337.035">
            <text:p>337.035</text:p>
          </table:table-cell>
          <table:table-cell office:value-type="float" office:value="315.363">
            <text:p>315.363</text:p>
          </table:table-cell>
          <table:table-cell office:value-type="float" office:value="262.661">
            <text:p>262.661</text:p>
          </table:table-cell>
          <table:table-cell office:value-type="float" office:value="298.211">
            <text:p>298.211</text:p>
          </table:table-cell>
          <table:table-cell office:value-type="float" office:value="147.179">
            <text:p>147.179</text:p>
          </table:table-cell>
          <table:table-cell office:value-type="string">
            <text:p>10 ♍ 09' 12"</text:p>
          </table:table-cell>
          <table:table-cell office:value-type="string">
            <text:p>27 ♓ 06' 49"</text:p>
          </table:table-cell>
          <table:table-cell office:value-type="string">
            <text:p><text:s/>2 ♎ 10' 28"</text:p>
          </table:table-cell>
          <table:table-cell office:value-type="string">
            <text:p>25 ♐ 02' 13"</text:p>
          </table:table-cell>
          <table:table-cell office:value-type="string">
            <text:p>13 ♎ 04' 03"</text:p>
          </table:table-cell>
          <table:table-cell office:value-type="string">
            <text:p>26 ♋ 23' 14"</text:p>
          </table:table-cell>
          <table:table-cell office:value-type="string">
            <text:p><text:s/>7 ♓ 02' 04"</text:p>
          </table:table-cell>
          <table:table-cell office:value-type="string">
            <text:p>15 ♒ 21' 47"</text:p>
          </table:table-cell>
          <table:table-cell office:value-type="string">
            <text:p>22 ♐ 39' 39"</text:p>
          </table:table-cell>
          <table:table-cell office:value-type="string">
            <text:p>28 ♑ 12' 40"</text:p>
          </table:table-cell>
          <table:table-cell office:value-type="string">
            <text:p>27 ♌ 10' 42"</text:p>
          </table:table-cell>
          <table:table-cell office:value-type="float" office:value="0.865">
            <text:p>0.865</text:p>
          </table:table-cell>
          <table:table-cell office:value-type="float" office:value="-11.0205">
            <text:p>-11.0205</text:p>
          </table:table-cell>
          <table:table-cell office:value-type="float" office:value="3.6425">
            <text:p>3.6425</text:p>
          </table:table-cell>
          <table:table-cell office:value-type="float" office:value="17.035">
            <text:p>17.035</text:p>
          </table:table-cell>
          <table:table-cell office:value-type="float" office:value="8.561">
            <text:p>8.561</text:p>
          </table:table-cell>
          <table:table-cell office:value-type="float" office:value="-1.276">
            <text:p>-1.276</text:p>
          </table:table-cell>
          <table:table-cell office:value-type="float" office:value="-20.765">
            <text:p>-20.765</text:p>
          </table:table-cell>
          <table:table-cell office:value-type="float" office:value="-4.63">
            <text:p>-4.63</text:p>
          </table:table-cell>
          <table:table-cell office:value-type="float" office:value="22.014">
            <text:p>22.014</text:p>
          </table:table-cell>
          <table:table-cell office:value-type="float" office:value="-9.179">
            <text:p>-9.179</text:p>
          </table:table-cell>
          <table:table-cell office:value-type="float" office:value="-15.929">
            <text:p>-15.929</text:p>
          </table:table-cell>
          <table:table-cell office:value-type="float" office:value="-15.136">
            <text:p>-15.136</text:p>
          </table:table-cell>
          <table:table-cell office:value-type="float" office:value="8.902">
            <text:p>8.902</text:p>
          </table:table-cell>
          <table:table-cell office:value-type="float" office:value="-13.191">
            <text:p>-13.191</text:p>
          </table:table-cell>
          <table:table-cell office:value-type="float" office:value="12.575">
            <text:p>12.575</text:p>
          </table:table-cell>
          <table:table-cell office:value-type="float" office:value="0">
            <text:p>0</text:p>
          </table:table-cell>
          <table:table-cell office:value-type="float" office:value="4.396">
            <text:p>4.396</text:p>
          </table:table-cell>
          <table:table-cell office:value-type="float" office:value="3.457">
            <text:p>3.457</text:p>
          </table:table-cell>
          <table:table-cell office:value-type="float" office:value="-1.409">
            <text:p>-1.409</text:p>
          </table:table-cell>
          <table:table-cell office:value-type="float" office:value="-0.943">
            <text:p>-0.943</text:p>
          </table:table-cell>
          <table:table-cell office:value-type="float" office:value="1.586">
            <text:p>1.586</text:p>
          </table:table-cell>
          <table:table-cell office:value-type="float" office:value="0.122">
            <text:p>0.122</text:p>
          </table:table-cell>
          <table:table-cell office:value-type="float" office:value="-0.733">
            <text:p>-0.733</text:p>
          </table:table-cell>
          <table:table-cell office:value-type="float" office:value="-0.106">
            <text:p>-0.106</text:p>
          </table:table-cell>
          <table:table-cell office:value-type="float" office:value="8.198">
            <text:p>8.198</text:p>
          </table:table-cell>
          <table:table-cell office:value-type="float" office:value="6.7">
            <text:p>6.7</text:p>
          </table:table-cell>
          <table:table-cell office:value-type="float" office:value="0.004">
            <text:p>0.004</text:p>
          </table:table-cell>
          <table:table-cell office:value-type="float" office:value="373.58">
            <text:p>373.58</text:p>
          </table:table-cell>
          <table:table-cell office:value-type="float" office:value="371.448">
            <text:p>371.448</text:p>
          </table:table-cell>
          <table:table-cell office:value-type="float" office:value="7992.203">
            <text:p>7992.203</text:p>
          </table:table-cell>
          <table:table-cell office:value-type="float" office:value="15298.146">
            <text:p>15298.146</text:p>
          </table:table-cell>
          <table:table-cell office:value-type="float" office:value="17630.731">
            <text:p>17630.731</text:p>
          </table:table-cell>
          <table:table-cell office:value-type="float" office:value="16103.228">
            <text:p>16103.228</text:p>
          </table:table-cell>
          <table:table-cell office:value-type="float" office:value="16271.673">
            <text:p>16271.673</text:p>
          </table:table-cell>
          <table:table-cell office:value-type="float" office:value="16595.431">
            <text:p>16595.431</text:p>
          </table:table-cell>
          <table:table-cell office:value-type="float" office:value="16616.906">
            <text:p>16616.906</text:p>
          </table:table-cell>
          <table:table-cell office:value-type="float" office:value="16669.113">
            <text:p>16669.113</text:p>
          </table:table-cell>
          <table:table-cell office:value-type="float" office:value="16786.796">
            <text:p>16786.796</text:p>
          </table:table-cell>
          <table:table-cell office:value-type="float" office:value="357.868">
            <text:p>357.868</text:p>
          </table:table-cell>
          <table:table-cell office:value-type="float" office:value="7978.623">
            <text:p>7978.623</text:p>
          </table:table-cell>
          <table:table-cell office:value-type="float" office:value="15284.566">
            <text:p>15284.566</text:p>
          </table:table-cell>
          <table:table-cell office:value-type="float" office:value="17617.151">
            <text:p>17617.151</text:p>
          </table:table-cell>
          <table:table-cell office:value-type="float" office:value="16089.648">
            <text:p>16089.648</text:p>
          </table:table-cell>
          <table:table-cell office:value-type="float" office:value="16391.068">
            <text:p>16391.068</text:p>
          </table:table-cell>
          <table:table-cell office:value-type="float" office:value="15788.228">
            <text:p>15788.228</text:p>
          </table:table-cell>
          <table:table-cell office:value-type="float" office:value="8471.068">
            <text:p>8471.068</text:p>
          </table:table-cell>
          <table:table-cell office:value-type="float" office:value="8470.982">
            <text:p>8470.982</text:p>
          </table:table-cell>
          <table:table-cell office:value-type="float" office:value="16258.093">
            <text:p>16258.093</text:p>
          </table:table-cell>
          <table:table-cell office:value-type="float" office:value="16581.851">
            <text:p>16581.851</text:p>
          </table:table-cell>
          <table:table-cell office:value-type="float" office:value="16603.326">
            <text:p>16603.326</text:p>
          </table:table-cell>
          <table:table-cell office:value-type="float" office:value="16655.533">
            <text:p>16655.533</text:p>
          </table:table-cell>
          <table:table-cell office:value-type="float" office:value="16773.216">
            <text:p>16773.216</text:p>
          </table:table-cell>
          <table:table-cell office:value-type="float" office:value="7980.755">
            <text:p>7980.755</text:p>
          </table:table-cell>
          <table:table-cell office:value-type="float" office:value="15286.698">
            <text:p>15286.698</text:p>
          </table:table-cell>
          <table:table-cell office:value-type="float" office:value="17619.283">
            <text:p>17619.283</text:p>
          </table:table-cell>
          <table:table-cell office:value-type="float" office:value="16091.78">
            <text:p>16091.78</text:p>
          </table:table-cell>
          <table:table-cell office:value-type="float" office:value="16260.225">
            <text:p>16260.225</text:p>
          </table:table-cell>
          <table:table-cell office:value-type="float" office:value="16583.983">
            <text:p>16583.983</text:p>
          </table:table-cell>
          <table:table-cell office:value-type="float" office:value="16605.458">
            <text:p>16605.458</text:p>
          </table:table-cell>
          <table:table-cell office:value-type="float" office:value="16657.665">
            <text:p>16657.665</text:p>
          </table:table-cell>
          <table:table-cell office:value-type="float" office:value="16775.348">
            <text:p>16775.348</text:p>
          </table:table-cell>
          <table:table-cell office:value-type="float" office:value="7665.943">
            <text:p>7665.943</text:p>
          </table:table-cell>
          <table:table-cell office:value-type="float" office:value="9998.528">
            <text:p>9998.528</text:p>
          </table:table-cell>
          <table:table-cell office:value-type="float" office:value="8471.025">
            <text:p>8471.025</text:p>
          </table:table-cell>
          <table:table-cell office:value-type="float" office:value="8639.47">
            <text:p>8639.47</text:p>
          </table:table-cell>
          <table:table-cell office:value-type="float" office:value="8963.228">
            <text:p>8963.228</text:p>
          </table:table-cell>
          <table:table-cell office:value-type="float" office:value="8984.703">
            <text:p>8984.703</text:p>
          </table:table-cell>
          <table:table-cell office:value-type="float" office:value="9036.91">
            <text:p>9036.91</text:p>
          </table:table-cell>
          <table:table-cell office:value-type="float" office:value="9154.593">
            <text:p>9154.593</text:p>
          </table:table-cell>
          <table:table-cell office:value-type="float" office:value="2692.585">
            <text:p>2692.585</text:p>
          </table:table-cell>
          <table:table-cell office:value-type="float" office:value="1165.082">
            <text:p>1165.082</text:p>
          </table:table-cell>
          <table:table-cell office:value-type="float" office:value="1333.527">
            <text:p>1333.527</text:p>
          </table:table-cell>
          <table:table-cell office:value-type="float" office:value="1657.285">
            <text:p>1657.285</text:p>
          </table:table-cell>
          <table:table-cell office:value-type="float" office:value="1678.76">
            <text:p>1678.76</text:p>
          </table:table-cell>
          <table:table-cell office:value-type="float" office:value="1730.967">
            <text:p>1730.967</text:p>
          </table:table-cell>
          <table:table-cell office:value-type="float" office:value="1848.65">
            <text:p>1848.65</text:p>
          </table:table-cell>
          <table:table-cell office:value-type="float" office:value="-1167.503">
            <text:p>-1167.503</text:p>
          </table:table-cell>
          <table:table-cell office:value-type="float" office:value="-999.058">
            <text:p>-999.058</text:p>
          </table:table-cell>
          <table:table-cell office:value-type="float" office:value="-675.3">
            <text:p>-675.3</text:p>
          </table:table-cell>
          <table:table-cell office:value-type="float" office:value="-653.825">
            <text:p>-653.825</text:p>
          </table:table-cell>
          <table:table-cell office:value-type="float" office:value="-601.618">
            <text:p>-601.618</text:p>
          </table:table-cell>
          <table:table-cell office:value-type="float" office:value="-483.935">
            <text:p>-483.935</text:p>
          </table:table-cell>
          <table:table-cell office:value-type="float" office:value="528.445">
            <text:p>528.445</text:p>
          </table:table-cell>
          <table:table-cell office:value-type="float" office:value="852.203">
            <text:p>852.203</text:p>
          </table:table-cell>
          <table:table-cell office:value-type="float" office:value="873.678">
            <text:p>873.678</text:p>
          </table:table-cell>
          <table:table-cell office:value-type="float" office:value="925.885">
            <text:p>925.885</text:p>
          </table:table-cell>
          <table:table-cell office:value-type="float" office:value="1043.568">
            <text:p>1043.568</text:p>
          </table:table-cell>
          <table:table-cell office:value-type="float" office:value="683.758">
            <text:p>683.758</text:p>
          </table:table-cell>
          <table:table-cell office:value-type="float" office:value="705.233">
            <text:p>705.233</text:p>
          </table:table-cell>
          <table:table-cell office:value-type="float" office:value="757.44">
            <text:p>757.44</text:p>
          </table:table-cell>
          <table:table-cell office:value-type="float" office:value="875.123">
            <text:p>875.123</text:p>
          </table:table-cell>
          <table:table-cell office:value-type="float" office:value="381.475">
            <text:p>381.475</text:p>
          </table:table-cell>
          <table:table-cell office:value-type="float" office:value="433.682">
            <text:p>433.682</text:p>
          </table:table-cell>
          <table:table-cell office:value-type="float" office:value="551.365">
            <text:p>551.365</text:p>
          </table:table-cell>
          <table:table-cell office:value-type="float" office:value="412.207">
            <text:p>412.207</text:p>
          </table:table-cell>
          <table:table-cell office:value-type="float" office:value="529.89">
            <text:p>529.89</text:p>
          </table:table-cell>
          <table:table-cell office:value-type="float" office:value="477.683">
            <text:p>477.683</text:p>
          </table:table-cell>
          <table:table-cell office:value-type="float" office:value="41563.039">
            <text:p>41563.039</text:p>
          </table:table-cell>
          <table:table-cell office:value-type="float" office:value="163.039">
            <text:p>163.039</text:p>
          </table:table-cell>
          <table:table-cell office:value-type="float" office:value="51817.978">
            <text:p>51817.978</text:p>
          </table:table-cell>
          <table:table-cell office:value-type="float" office:value="59295.116">
            <text:p>59295.116</text:p>
          </table:table-cell>
          <table:table-cell office:value-type="float" office:value="66567.085">
            <text:p>66567.085</text:p>
          </table:table-cell>
          <table:table-cell office:value-type="float" office:value="67541.942">
            <text:p>67541.942</text:p>
          </table:table-cell>
          <table:table-cell office:value-type="float" office:value="67363.766">
            <text:p>67363.766</text:p>
          </table:table-cell>
          <table:table-cell office:value-type="float" office:value="67863.118">
            <text:p>67863.118</text:p>
          </table:table-cell>
          <table:table-cell office:value-type="float" office:value="67884.79">
            <text:p>67884.79</text:p>
          </table:table-cell>
          <table:table-cell office:value-type="float" office:value="67937.492">
            <text:p>67937.492</text:p>
          </table:table-cell>
          <table:table-cell office:value-type="float" office:value="68052.974">
            <text:p>68052.974</text:p>
          </table:table-cell>
          <table:table-cell office:value-type="float" office:value="10614.939">
            <text:p>10614.939</text:p>
          </table:table-cell>
          <table:table-cell office:value-type="float" office:value="18092.077">
            <text:p>18092.077</text:p>
          </table:table-cell>
          <table:table-cell office:value-type="float" office:value="25364.046">
            <text:p>25364.046</text:p>
          </table:table-cell>
          <table:table-cell office:value-type="float" office:value="26338.903">
            <text:p>26338.903</text:p>
          </table:table-cell>
          <table:table-cell office:value-type="float" office:value="26160.727">
            <text:p>26160.727</text:p>
          </table:table-cell>
          <table:table-cell table:formula="of:=MOD([.GI35]; 360)" office:value-type="float" office:value="240.726999999999">
            <text:p>240.727</text:p>
          </table:table-cell>
          <table:table-cell office:value-type="float" office:value="26660.079">
            <text:p>26660.079</text:p>
          </table:table-cell>
          <table:table-cell office:value-type="float" office:value="26681.751">
            <text:p>26681.751</text:p>
          </table:table-cell>
          <table:table-cell office:value-type="float" office:value="26734.453">
            <text:p>26734.453</text:p>
          </table:table-cell>
          <table:table-cell office:value-type="float" office:value="26849.935">
            <text:p>26849.935</text:p>
          </table:table-cell>
          <table:table-cell office:value-type="float" office:value="7837.138">
            <text:p>7837.138</text:p>
          </table:table-cell>
          <table:table-cell office:value-type="float" office:value="15109.107">
            <text:p>15109.107</text:p>
          </table:table-cell>
          <table:table-cell office:value-type="float" office:value="16083.964">
            <text:p>16083.964</text:p>
          </table:table-cell>
          <table:table-cell office:value-type="float" office:value="15905.788">
            <text:p>15905.788</text:p>
          </table:table-cell>
          <table:table-cell office:value-type="float" office:value="16405.14">
            <text:p>16405.14</text:p>
          </table:table-cell>
          <table:table-cell office:value-type="float" office:value="16426.812">
            <text:p>16426.812</text:p>
          </table:table-cell>
          <table:table-cell office:value-type="float" office:value="16479.514">
            <text:p>16479.514</text:p>
          </table:table-cell>
          <table:table-cell office:value-type="float" office:value="16594.996">
            <text:p>16594.996</text:p>
          </table:table-cell>
          <table:table-cell office:value-type="float" office:value="7631.969">
            <text:p>7631.969</text:p>
          </table:table-cell>
          <table:table-cell office:value-type="float" office:value="8606.826">
            <text:p>8606.826</text:p>
          </table:table-cell>
          <table:table-cell office:value-type="float" office:value="8428.65">
            <text:p>8428.65</text:p>
          </table:table-cell>
          <table:table-cell office:value-type="float" office:value="8928.002">
            <text:p>8928.002</text:p>
          </table:table-cell>
          <table:table-cell office:value-type="float" office:value="8949.674">
            <text:p>8949.674</text:p>
          </table:table-cell>
          <table:table-cell office:value-type="float" office:value="9002.376">
            <text:p>9002.376</text:p>
          </table:table-cell>
          <table:table-cell office:value-type="float" office:value="9117.858">
            <text:p>9117.858</text:p>
          </table:table-cell>
          <table:table-cell office:value-type="float" office:value="1334.857">
            <text:p>1334.857</text:p>
          </table:table-cell>
          <table:table-cell office:value-type="float" office:value="1156.681">
            <text:p>1156.681</text:p>
          </table:table-cell>
          <table:table-cell office:value-type="float" office:value="1656.033">
            <text:p>1656.033</text:p>
          </table:table-cell>
          <table:table-cell office:value-type="float" office:value="1677.705">
            <text:p>1677.705</text:p>
          </table:table-cell>
          <table:table-cell office:value-type="float" office:value="1730.407">
            <text:p>1730.407</text:p>
          </table:table-cell>
          <table:table-cell office:value-type="float" office:value="871.032">
            <text:p>871.032</text:p>
          </table:table-cell>
          <table:table-cell office:value-type="float" office:value="181.824">
            <text:p>181.824</text:p>
          </table:table-cell>
          <table:table-cell office:value-type="float" office:value="681.176">
            <text:p>681.176</text:p>
          </table:table-cell>
          <table:table-cell office:value-type="float" office:value="702.848">
            <text:p>702.848</text:p>
          </table:table-cell>
          <table:table-cell office:value-type="float" office:value="755.55">
            <text:p>755.55</text:p>
          </table:table-cell>
          <table:table-cell office:value-type="float" office:value="871.032">
            <text:p>871.032</text:p>
          </table:table-cell>
          <table:table-cell office:value-type="float" office:value="859.352">
            <text:p>859.352</text:p>
          </table:table-cell>
          <table:table-cell office:value-type="float" office:value="881.024">
            <text:p>881.024</text:p>
          </table:table-cell>
          <table:table-cell office:value-type="float" office:value="933.726">
            <text:p>933.726</text:p>
          </table:table-cell>
          <table:table-cell office:value-type="float" office:value="1049.208">
            <text:p>1049.208</text:p>
          </table:table-cell>
          <table:table-cell office:value-type="float" office:value="381.672">
            <text:p>381.672</text:p>
          </table:table-cell>
          <table:table-cell office:value-type="float" office:value="434.374">
            <text:p>434.374</text:p>
          </table:table-cell>
          <table:table-cell office:value-type="float" office:value="549.856">
            <text:p>549.856</text:p>
          </table:table-cell>
          <table:table-cell office:value-type="float" office:value="412.702">
            <text:p>412.702</text:p>
          </table:table-cell>
          <table:table-cell office:value-type="float" office:value="528.184">
            <text:p>528.184</text:p>
          </table:table-cell>
          <table:table-cell office:value-type="float" office:value="475.482">
            <text:p>475.482</text:p>
          </table:table-cell>
          <table:table-cell table:number-columns-repeated="792"/>
        </table:table-row>
        <table:table-row table:style-name="ro1">
          <table:table-cell office:value-type="string">
            <text:p>2005-05-13 12:00</text:p>
          </table:table-cell>
          <table:table-cell office:value-type="float" office:value="8.029">
            <text:p>8.029</text:p>
          </table:table-cell>
          <table:table-cell office:value-type="float" office:value="8.908">
            <text:p>8.908</text:p>
          </table:table-cell>
          <table:table-cell office:value-type="float" office:value="2.153">
            <text:p>2.153</text:p>
          </table:table-cell>
          <table:table-cell office:value-type="float" office:value="4.355">
            <text:p>4.355</text:p>
          </table:table-cell>
          <table:table-cell office:value-type="float" office:value="9.109">
            <text:p>9.109</text:p>
          </table:table-cell>
          <table:table-cell office:value-type="float" office:value="9.689">
            <text:p>9.689</text:p>
          </table:table-cell>
          <table:table-cell office:value-type="float" office:value="7.79">
            <text:p>7.79</text:p>
          </table:table-cell>
          <table:table-cell office:value-type="float" office:value="10.349">
            <text:p>10.349</text:p>
          </table:table-cell>
          <table:table-cell office:value-type="float" office:value="2.593">
            <text:p>2.593</text:p>
          </table:table-cell>
          <table:table-cell office:value-type="float" office:value="8.952">
            <text:p>8.952</text:p>
          </table:table-cell>
          <table:table-cell office:value-type="float" office:value="7.333">
            <text:p>7.333</text:p>
          </table:table-cell>
          <table:table-cell office:value-type="float" office:value="3.277">
            <text:p>3.277</text:p>
          </table:table-cell>
          <table:table-cell office:value-type="float" office:value="11.615">
            <text:p>11.615</text:p>
          </table:table-cell>
          <table:table-cell office:value-type="float" office:value="53.029">
            <text:p>53.029</text:p>
          </table:table-cell>
          <table:table-cell office:value-type="float" office:value="113.908">
            <text:p>113.908</text:p>
          </table:table-cell>
          <table:table-cell office:value-type="float" office:value="32.153">
            <text:p>32.153</text:p>
          </table:table-cell>
          <table:table-cell office:value-type="float" office:value="64.355">
            <text:p>64.355</text:p>
          </table:table-cell>
          <table:table-cell office:value-type="float" office:value="339.109">
            <text:p>339.109</text:p>
          </table:table-cell>
          <table:table-cell office:value-type="float" office:value="189.689">
            <text:p>189.689</text:p>
          </table:table-cell>
          <table:table-cell office:value-type="float" office:value="112.79">
            <text:p>112.79</text:p>
          </table:table-cell>
          <table:table-cell office:value-type="float" office:value="340.349">
            <text:p>340.349</text:p>
          </table:table-cell>
          <table:table-cell office:value-type="float" office:value="317.593">
            <text:p>317.593</text:p>
          </table:table-cell>
          <table:table-cell office:value-type="float" office:value="263.952">
            <text:p>263.952</text:p>
          </table:table-cell>
          <table:table-cell office:value-type="float" office:value="22.333">
            <text:p>22.333</text:p>
          </table:table-cell>
          <table:table-cell office:value-type="float" office:value="303.277">
            <text:p>303.277</text:p>
          </table:table-cell>
          <table:table-cell office:value-type="float" office:value="146.615">
            <text:p>146.615</text:p>
          </table:table-cell>
          <table:table-cell office:value-type="float" office:value="260.5803333333">
            <text:p>260.5803333333</text:p>
          </table:table-cell>
          <table:table-cell office:value-type="float" office:value="254.5215">
            <text:p>254.5215</text:p>
          </table:table-cell>
          <table:table-cell office:value-type="float" office:value="244.8746">
            <text:p>244.8746</text:p>
          </table:table-cell>
          <table:table-cell office:value-type="float" office:value="246.3112">
            <text:p>246.3112</text:p>
          </table:table-cell>
          <table:table-cell office:value-type="float" office:value="230.0635">
            <text:p>230.0635</text:p>
          </table:table-cell>
          <table:table-cell office:value-type="string">
            <text:p>23 ♉ 01' 45"</text:p>
          </table:table-cell>
          <table:table-cell office:value-type="string">
            <text:p>23 ♋ 54' 29"</text:p>
          </table:table-cell>
          <table:table-cell office:value-type="string">
            <text:p><text:s/>2 ♉ 09' 12"</text:p>
          </table:table-cell>
          <table:table-cell office:value-type="string">
            <text:p><text:s/>4 ♊ 21' 18"</text:p>
          </table:table-cell>
          <table:table-cell office:value-type="string">
            <text:p><text:s/>9 ♓ 06' 32"</text:p>
          </table:table-cell>
          <table:table-cell office:value-type="string">
            <text:p><text:s/>9 ♎ 41' 19"</text:p>
          </table:table-cell>
          <table:table-cell office:value-type="string">
            <text:p>22 ♋ 47' 23"</text:p>
          </table:table-cell>
          <table:table-cell office:value-type="string">
            <text:p>10 ♓ 20' 57"</text:p>
          </table:table-cell>
          <table:table-cell office:value-type="string">
            <text:p>17 ♒ 35' 35"</text:p>
          </table:table-cell>
          <table:table-cell office:value-type="string">
            <text:p>23 ♐ 57' 07"</text:p>
          </table:table-cell>
          <table:table-cell office:value-type="string">
            <text:p>22 ♈ 19' 58"</text:p>
          </table:table-cell>
          <table:table-cell office:value-type="string">
            <text:p><text:s/>3 ♒ 16' 35"</text:p>
          </table:table-cell>
          <table:table-cell office:value-type="string">
            <text:p>26 ♌ 36' 53"</text:p>
          </table:table-cell>
          <table:table-cell office:value-type="float" office:value="11.971">
            <text:p>11.971</text:p>
          </table:table-cell>
          <table:table-cell office:value-type="float" office:value="5.35">
            <text:p>5.35</text:p>
          </table:table-cell>
          <table:table-cell office:value-type="float" office:value="8.029">
            <text:p>8.029</text:p>
          </table:table-cell>
          <table:table-cell office:value-type="float" office:value="10.573">
            <text:p>10.573</text:p>
          </table:table-cell>
          <table:table-cell office:value-type="float" office:value="1.994">
            <text:p>1.994</text:p>
          </table:table-cell>
          <table:table-cell office:value-type="float" office:value="13.312">
            <text:p>13.312</text:p>
          </table:table-cell>
          <table:table-cell office:value-type="float" office:value="7.593">
            <text:p>7.593</text:p>
          </table:table-cell>
          <table:table-cell office:value-type="float" office:value="0.676">
            <text:p>0.676</text:p>
          </table:table-cell>
          <table:table-cell office:value-type="float" office:value="7.981">
            <text:p>7.981</text:p>
          </table:table-cell>
          <table:table-cell office:value-type="float" office:value="14.194">
            <text:p>14.194</text:p>
          </table:table-cell>
          <table:table-cell office:value-type="float" office:value="12.229">
            <text:p>12.229</text:p>
          </table:table-cell>
          <table:table-cell office:value-type="float" office:value="326.971">
            <text:p>326.971</text:p>
          </table:table-cell>
          <table:table-cell office:value-type="float" office:value="80.35">
            <text:p>80.35</text:p>
          </table:table-cell>
          <table:table-cell office:value-type="float" office:value="233.029">
            <text:p>233.029</text:p>
          </table:table-cell>
          <table:table-cell office:value-type="float" office:value="295.573">
            <text:p>295.573</text:p>
          </table:table-cell>
          <table:table-cell office:value-type="float" office:value="196.994">
            <text:p>196.994</text:p>
          </table:table-cell>
          <table:table-cell office:value-type="float" office:value="118.312">
            <text:p>118.312</text:p>
          </table:table-cell>
          <table:table-cell office:value-type="float" office:value="337.593">
            <text:p>337.593</text:p>
          </table:table-cell>
          <table:table-cell office:value-type="float" office:value="315.676">
            <text:p>315.676</text:p>
          </table:table-cell>
          <table:table-cell office:value-type="float" office:value="262.981">
            <text:p>262.981</text:p>
          </table:table-cell>
          <table:table-cell office:value-type="float" office:value="299.194">
            <text:p>299.194</text:p>
          </table:table-cell>
          <table:table-cell office:value-type="float" office:value="147.229">
            <text:p>147.229</text:p>
          </table:table-cell>
          <table:table-cell office:value-type="string">
            <text:p>26 ♒ 58' 16"</text:p>
          </table:table-cell>
          <table:table-cell office:value-type="string">
            <text:p>20 ♊ 21' 01"</text:p>
          </table:table-cell>
          <table:table-cell office:value-type="string">
            <text:p>23 ♏ 01' 45"</text:p>
          </table:table-cell>
          <table:table-cell office:value-type="string">
            <text:p>25 ♑ 34' 21"</text:p>
          </table:table-cell>
          <table:table-cell office:value-type="string">
            <text:p>16 ♎ 59' 38"</text:p>
          </table:table-cell>
          <table:table-cell office:value-type="string">
            <text:p>28 ♋ 18' 42"</text:p>
          </table:table-cell>
          <table:table-cell office:value-type="string">
            <text:p><text:s/>7 ♓ 35' 34"</text:p>
          </table:table-cell>
          <table:table-cell office:value-type="string">
            <text:p>15 ♒ 40' 31"</text:p>
          </table:table-cell>
          <table:table-cell office:value-type="string">
            <text:p>22 ♐ 58' 51"</text:p>
          </table:table-cell>
          <table:table-cell office:value-type="string">
            <text:p>29 ♑ 11' 37"</text:p>
          </table:table-cell>
          <table:table-cell office:value-type="string">
            <text:p>27 ♌ 13' 44"</text:p>
          </table:table-cell>
          <table:table-cell office:value-type="float" office:value="18.531">
            <text:p>18.531</text:p>
          </table:table-cell>
          <table:table-cell office:value-type="float" office:value="5.628">
            <text:p>5.628</text:p>
          </table:table-cell>
          <table:table-cell office:value-type="float" office:value="15.497">
            <text:p>15.497</text:p>
          </table:table-cell>
          <table:table-cell office:value-type="float" office:value="26.444">
            <text:p>26.444</text:p>
          </table:table-cell>
          <table:table-cell office:value-type="float" office:value="9.888">
            <text:p>9.888</text:p>
          </table:table-cell>
          <table:table-cell office:value-type="float" office:value="21.106">
            <text:p>21.106</text:p>
          </table:table-cell>
          <table:table-cell office:value-type="float" office:value="-9.85">
            <text:p>-9.85</text:p>
          </table:table-cell>
          <table:table-cell office:value-type="float" office:value="-2.449">
            <text:p>-2.449</text:p>
          </table:table-cell>
          <table:table-cell office:value-type="float" office:value="21.703">
            <text:p>21.703</text:p>
          </table:table-cell>
          <table:table-cell office:value-type="float" office:value="-8.388">
            <text:p>-8.388</text:p>
          </table:table-cell>
          <table:table-cell office:value-type="float" office:value="-15.675">
            <text:p>-15.675</text:p>
          </table:table-cell>
          <table:table-cell office:value-type="float" office:value="-15.004">
            <text:p>-15.004</text:p>
          </table:table-cell>
          <table:table-cell office:value-type="float" office:value="8.694">
            <text:p>8.694</text:p>
          </table:table-cell>
          <table:table-cell office:value-type="float" office:value="-12.479">
            <text:p>-12.479</text:p>
          </table:table-cell>
          <table:table-cell office:value-type="float" office:value="12.648">
            <text:p>12.648</text:p>
          </table:table-cell>
          <table:table-cell office:value-type="float" office:value="0">
            <text:p>0</text:p>
          </table:table-cell>
          <table:table-cell office:value-type="float" office:value="5.199">
            <text:p>5.199</text:p>
          </table:table-cell>
          <table:table-cell office:value-type="float" office:value="-2.485">
            <text:p>-2.485</text:p>
          </table:table-cell>
          <table:table-cell office:value-type="float" office:value="0.092">
            <text:p>0.092</text:p>
          </table:table-cell>
          <table:table-cell office:value-type="float" office:value="-1.829">
            <text:p>-1.829</text:p>
          </table:table-cell>
          <table:table-cell office:value-type="float" office:value="1.511">
            <text:p>1.511</text:p>
          </table:table-cell>
          <table:table-cell office:value-type="float" office:value="0.191">
            <text:p>0.191</text:p>
          </table:table-cell>
          <table:table-cell office:value-type="float" office:value="-0.757">
            <text:p>-0.757</text:p>
          </table:table-cell>
          <table:table-cell office:value-type="float" office:value="-0.119">
            <text:p>-0.119</text:p>
          </table:table-cell>
          <table:table-cell office:value-type="float" office:value="8.307">
            <text:p>8.307</text:p>
          </table:table-cell>
          <table:table-cell office:value-type="float" office:value="7.133">
            <text:p>7.133</text:p>
          </table:table-cell>
          <table:table-cell office:value-type="float" office:value="0.004">
            <text:p>0.004</text:p>
          </table:table-cell>
          <table:table-cell office:value-type="float" office:value="327.798">
            <text:p>327.798</text:p>
          </table:table-cell>
          <table:table-cell office:value-type="float" office:value="339.124">
            <text:p>339.124</text:p>
          </table:table-cell>
          <table:table-cell office:value-type="float" office:value="7973.044">
            <text:p>7973.044</text:p>
          </table:table-cell>
          <table:table-cell office:value-type="float" office:value="15322.464">
            <text:p>15322.464</text:p>
          </table:table-cell>
          <table:table-cell office:value-type="float" office:value="17649.82">
            <text:p>17649.82</text:p>
          </table:table-cell>
          <table:table-cell office:value-type="float" office:value="16119.363">
            <text:p>16119.363</text:p>
          </table:table-cell>
          <table:table-cell office:value-type="float" office:value="16288.876">
            <text:p>16288.876</text:p>
          </table:table-cell>
          <table:table-cell office:value-type="float" office:value="16611.804">
            <text:p>16611.804</text:p>
          </table:table-cell>
          <table:table-cell office:value-type="float" office:value="16634.56">
            <text:p>16634.56</text:p>
          </table:table-cell>
          <table:table-cell office:value-type="float" office:value="16688.201">
            <text:p>16688.201</text:p>
          </table:table-cell>
          <table:table-cell office:value-type="float" office:value="16805.538">
            <text:p>16805.538</text:p>
          </table:table-cell>
          <table:table-cell office:value-type="float" office:value="371.326">
            <text:p>371.326</text:p>
          </table:table-cell>
          <table:table-cell office:value-type="float" office:value="8005.246">
            <text:p>8005.246</text:p>
          </table:table-cell>
          <table:table-cell office:value-type="float" office:value="15354.666">
            <text:p>15354.666</text:p>
          </table:table-cell>
          <table:table-cell office:value-type="float" office:value="17682.022">
            <text:p>17682.022</text:p>
          </table:table-cell>
          <table:table-cell office:value-type="float" office:value="16151.565">
            <text:p>16151.565</text:p>
          </table:table-cell>
          <table:table-cell office:value-type="float" office:value="16490.674">
            <text:p>16490.674</text:p>
          </table:table-cell>
          <table:table-cell office:value-type="float" office:value="15812.456">
            <text:p>15812.456</text:p>
          </table:table-cell>
          <table:table-cell office:value-type="float" office:value="8570.674">
            <text:p>8570.674</text:p>
          </table:table-cell>
          <table:table-cell office:value-type="float" office:value="8441.964">
            <text:p>8441.964</text:p>
          </table:table-cell>
          <table:table-cell office:value-type="float" office:value="16321.078">
            <text:p>16321.078</text:p>
          </table:table-cell>
          <table:table-cell office:value-type="float" office:value="16644.006">
            <text:p>16644.006</text:p>
          </table:table-cell>
          <table:table-cell office:value-type="float" office:value="16666.762">
            <text:p>16666.762</text:p>
          </table:table-cell>
          <table:table-cell office:value-type="float" office:value="16720.403">
            <text:p>16720.403</text:p>
          </table:table-cell>
          <table:table-cell office:value-type="float" office:value="16837.74">
            <text:p>16837.74</text:p>
          </table:table-cell>
          <table:table-cell office:value-type="float" office:value="7993.92">
            <text:p>7993.92</text:p>
          </table:table-cell>
          <table:table-cell office:value-type="float" office:value="15343.34">
            <text:p>15343.34</text:p>
          </table:table-cell>
          <table:table-cell office:value-type="float" office:value="17670.696">
            <text:p>17670.696</text:p>
          </table:table-cell>
          <table:table-cell office:value-type="float" office:value="16140.239">
            <text:p>16140.239</text:p>
          </table:table-cell>
          <table:table-cell office:value-type="float" office:value="16309.752">
            <text:p>16309.752</text:p>
          </table:table-cell>
          <table:table-cell office:value-type="float" office:value="16632.68">
            <text:p>16632.68</text:p>
          </table:table-cell>
          <table:table-cell office:value-type="float" office:value="16655.436">
            <text:p>16655.436</text:p>
          </table:table-cell>
          <table:table-cell office:value-type="float" office:value="16709.077">
            <text:p>16709.077</text:p>
          </table:table-cell>
          <table:table-cell office:value-type="float" office:value="16826.414">
            <text:p>16826.414</text:p>
          </table:table-cell>
          <table:table-cell office:value-type="float" office:value="7709.42">
            <text:p>7709.42</text:p>
          </table:table-cell>
          <table:table-cell office:value-type="float" office:value="10036.776">
            <text:p>10036.776</text:p>
          </table:table-cell>
          <table:table-cell office:value-type="float" office:value="8506.319">
            <text:p>8506.319</text:p>
          </table:table-cell>
          <table:table-cell office:value-type="float" office:value="8675.832">
            <text:p>8675.832</text:p>
          </table:table-cell>
          <table:table-cell office:value-type="float" office:value="8998.76">
            <text:p>8998.76</text:p>
          </table:table-cell>
          <table:table-cell office:value-type="float" office:value="9021.516">
            <text:p>9021.516</text:p>
          </table:table-cell>
          <table:table-cell office:value-type="float" office:value="9075.157">
            <text:p>9075.157</text:p>
          </table:table-cell>
          <table:table-cell office:value-type="float" office:value="9192.494">
            <text:p>9192.494</text:p>
          </table:table-cell>
          <table:table-cell office:value-type="float" office:value="2687.356">
            <text:p>2687.356</text:p>
          </table:table-cell>
          <table:table-cell office:value-type="float" office:value="1156.899">
            <text:p>1156.899</text:p>
          </table:table-cell>
          <table:table-cell office:value-type="float" office:value="1326.412">
            <text:p>1326.412</text:p>
          </table:table-cell>
          <table:table-cell office:value-type="float" office:value="1649.34">
            <text:p>1649.34</text:p>
          </table:table-cell>
          <table:table-cell office:value-type="float" office:value="1672.096">
            <text:p>1672.096</text:p>
          </table:table-cell>
          <table:table-cell office:value-type="float" office:value="1725.737">
            <text:p>1725.737</text:p>
          </table:table-cell>
          <table:table-cell office:value-type="float" office:value="1843.074">
            <text:p>1843.074</text:p>
          </table:table-cell>
          <table:table-cell office:value-type="float" office:value="-1170.457">
            <text:p>-1170.457</text:p>
          </table:table-cell>
          <table:table-cell office:value-type="float" office:value="-1000.944">
            <text:p>-1000.944</text:p>
          </table:table-cell>
          <table:table-cell office:value-type="float" office:value="-678.016">
            <text:p>-678.016</text:p>
          </table:table-cell>
          <table:table-cell office:value-type="float" office:value="-655.26">
            <text:p>-655.26</text:p>
          </table:table-cell>
          <table:table-cell office:value-type="float" office:value="-601.619">
            <text:p>-601.619</text:p>
          </table:table-cell>
          <table:table-cell office:value-type="float" office:value="-484.282">
            <text:p>-484.282</text:p>
          </table:table-cell>
          <table:table-cell office:value-type="float" office:value="529.513">
            <text:p>529.513</text:p>
          </table:table-cell>
          <table:table-cell office:value-type="float" office:value="852.441">
            <text:p>852.441</text:p>
          </table:table-cell>
          <table:table-cell office:value-type="float" office:value="875.197">
            <text:p>875.197</text:p>
          </table:table-cell>
          <table:table-cell office:value-type="float" office:value="928.838">
            <text:p>928.838</text:p>
          </table:table-cell>
          <table:table-cell office:value-type="float" office:value="1046.175">
            <text:p>1046.175</text:p>
          </table:table-cell>
          <table:table-cell office:value-type="float" office:value="682.928">
            <text:p>682.928</text:p>
          </table:table-cell>
          <table:table-cell office:value-type="float" office:value="705.684">
            <text:p>705.684</text:p>
          </table:table-cell>
          <table:table-cell office:value-type="float" office:value="759.325">
            <text:p>759.325</text:p>
          </table:table-cell>
          <table:table-cell office:value-type="float" office:value="876.662">
            <text:p>876.662</text:p>
          </table:table-cell>
          <table:table-cell office:value-type="float" office:value="382.756">
            <text:p>382.756</text:p>
          </table:table-cell>
          <table:table-cell office:value-type="float" office:value="436.397">
            <text:p>436.397</text:p>
          </table:table-cell>
          <table:table-cell office:value-type="float" office:value="553.734">
            <text:p>553.734</text:p>
          </table:table-cell>
          <table:table-cell office:value-type="float" office:value="413.641">
            <text:p>413.641</text:p>
          </table:table-cell>
          <table:table-cell office:value-type="float" office:value="530.978">
            <text:p>530.978</text:p>
          </table:table-cell>
          <table:table-cell office:value-type="float" office:value="477.337">
            <text:p>477.337</text:p>
          </table:table-cell>
          <table:table-cell office:value-type="float" office:value="41646.621">
            <text:p>41646.621</text:p>
          </table:table-cell>
          <table:table-cell office:value-type="float" office:value="246.621">
            <text:p>246.621</text:p>
          </table:table-cell>
          <table:table-cell office:value-type="float" office:value="51933.942">
            <text:p>51933.942</text:p>
          </table:table-cell>
          <table:table-cell office:value-type="float" office:value="59431.398">
            <text:p>59431.398</text:p>
          </table:table-cell>
          <table:table-cell office:value-type="float" office:value="66729.977">
            <text:p>66729.977</text:p>
          </table:table-cell>
          <table:table-cell office:value-type="float" office:value="67707.777">
            <text:p>67707.777</text:p>
          </table:table-cell>
          <table:table-cell office:value-type="float" office:value="67528.659">
            <text:p>67528.659</text:p>
          </table:table-cell>
          <table:table-cell office:value-type="float" office:value="68029.378">
            <text:p>68029.378</text:p>
          </table:table-cell>
          <table:table-cell office:value-type="float" office:value="68051.295">
            <text:p>68051.295</text:p>
          </table:table-cell>
          <table:table-cell office:value-type="float" office:value="68103.99">
            <text:p>68103.99</text:p>
          </table:table-cell>
          <table:table-cell office:value-type="float" office:value="68219.742">
            <text:p>68219.742</text:p>
          </table:table-cell>
          <table:table-cell office:value-type="float" office:value="10647.321">
            <text:p>10647.321</text:p>
          </table:table-cell>
          <table:table-cell office:value-type="float" office:value="18144.777">
            <text:p>18144.777</text:p>
          </table:table-cell>
          <table:table-cell office:value-type="float" office:value="25443.356">
            <text:p>25443.356</text:p>
          </table:table-cell>
          <table:table-cell office:value-type="float" office:value="26421.156">
            <text:p>26421.156</text:p>
          </table:table-cell>
          <table:table-cell office:value-type="float" office:value="26242.038">
            <text:p>26242.038</text:p>
          </table:table-cell>
          <table:table-cell table:formula="of:=MOD([.GI36]; 360)" office:value-type="float" office:value="322.038">
            <text:p>322.038</text:p>
          </table:table-cell>
          <table:table-cell office:value-type="float" office:value="26742.757">
            <text:p>26742.757</text:p>
          </table:table-cell>
          <table:table-cell office:value-type="float" office:value="26764.674">
            <text:p>26764.674</text:p>
          </table:table-cell>
          <table:table-cell office:value-type="float" office:value="26817.369">
            <text:p>26817.369</text:p>
          </table:table-cell>
          <table:table-cell office:value-type="float" office:value="26933.121">
            <text:p>26933.121</text:p>
          </table:table-cell>
          <table:table-cell office:value-type="float" office:value="7857.456">
            <text:p>7857.456</text:p>
          </table:table-cell>
          <table:table-cell office:value-type="float" office:value="15156.035">
            <text:p>15156.035</text:p>
          </table:table-cell>
          <table:table-cell office:value-type="float" office:value="16133.835">
            <text:p>16133.835</text:p>
          </table:table-cell>
          <table:table-cell office:value-type="float" office:value="15954.717">
            <text:p>15954.717</text:p>
          </table:table-cell>
          <table:table-cell office:value-type="float" office:value="16455.436">
            <text:p>16455.436</text:p>
          </table:table-cell>
          <table:table-cell office:value-type="float" office:value="16477.353">
            <text:p>16477.353</text:p>
          </table:table-cell>
          <table:table-cell office:value-type="float" office:value="16530.048">
            <text:p>16530.048</text:p>
          </table:table-cell>
          <table:table-cell office:value-type="float" office:value="16645.8">
            <text:p>16645.8</text:p>
          </table:table-cell>
          <table:table-cell office:value-type="float" office:value="7658.579">
            <text:p>7658.579</text:p>
          </table:table-cell>
          <table:table-cell office:value-type="float" office:value="8636.379">
            <text:p>8636.379</text:p>
          </table:table-cell>
          <table:table-cell office:value-type="float" office:value="8457.261">
            <text:p>8457.261</text:p>
          </table:table-cell>
          <table:table-cell office:value-type="float" office:value="8957.98">
            <text:p>8957.98</text:p>
          </table:table-cell>
          <table:table-cell office:value-type="float" office:value="8979.897">
            <text:p>8979.897</text:p>
          </table:table-cell>
          <table:table-cell office:value-type="float" office:value="9032.592">
            <text:p>9032.592</text:p>
          </table:table-cell>
          <table:table-cell office:value-type="float" office:value="9148.344">
            <text:p>9148.344</text:p>
          </table:table-cell>
          <table:table-cell office:value-type="float" office:value="1337.8">
            <text:p>1337.8</text:p>
          </table:table-cell>
          <table:table-cell office:value-type="float" office:value="1158.682">
            <text:p>1158.682</text:p>
          </table:table-cell>
          <table:table-cell office:value-type="float" office:value="1659.401">
            <text:p>1659.401</text:p>
          </table:table-cell>
          <table:table-cell office:value-type="float" office:value="1681.318">
            <text:p>1681.318</text:p>
          </table:table-cell>
          <table:table-cell office:value-type="float" office:value="1734.013">
            <text:p>1734.013</text:p>
          </table:table-cell>
          <table:table-cell office:value-type="float" office:value="871.965">
            <text:p>871.965</text:p>
          </table:table-cell>
          <table:table-cell office:value-type="float" office:value="180.882">
            <text:p>180.882</text:p>
          </table:table-cell>
          <table:table-cell office:value-type="float" office:value="681.601">
            <text:p>681.601</text:p>
          </table:table-cell>
          <table:table-cell office:value-type="float" office:value="703.518">
            <text:p>703.518</text:p>
          </table:table-cell>
          <table:table-cell office:value-type="float" office:value="756.213">
            <text:p>756.213</text:p>
          </table:table-cell>
          <table:table-cell office:value-type="float" office:value="871.965">
            <text:p>871.965</text:p>
          </table:table-cell>
          <table:table-cell office:value-type="float" office:value="860.719">
            <text:p>860.719</text:p>
          </table:table-cell>
          <table:table-cell office:value-type="float" office:value="882.636">
            <text:p>882.636</text:p>
          </table:table-cell>
          <table:table-cell office:value-type="float" office:value="935.331">
            <text:p>935.331</text:p>
          </table:table-cell>
          <table:table-cell office:value-type="float" office:value="1051.083">
            <text:p>1051.083</text:p>
          </table:table-cell>
          <table:table-cell office:value-type="float" office:value="381.917">
            <text:p>381.917</text:p>
          </table:table-cell>
          <table:table-cell office:value-type="float" office:value="434.612">
            <text:p>434.612</text:p>
          </table:table-cell>
          <table:table-cell office:value-type="float" office:value="550.364">
            <text:p>550.364</text:p>
          </table:table-cell>
          <table:table-cell office:value-type="float" office:value="412.695">
            <text:p>412.695</text:p>
          </table:table-cell>
          <table:table-cell office:value-type="float" office:value="528.447">
            <text:p>528.447</text:p>
          </table:table-cell>
          <table:table-cell office:value-type="float" office:value="475.752">
            <text:p>475.752</text:p>
          </table:table-cell>
          <table:table-cell table:number-columns-repeated="792"/>
        </table:table-row>
        <table:table-row table:style-name="ro1">
          <table:table-cell office:value-type="string">
            <text:p>2005-06-16 12:00</text:p>
          </table:table-cell>
          <table:table-cell office:value-type="float" office:value="10.641">
            <text:p>10.641</text:p>
          </table:table-cell>
          <table:table-cell office:value-type="float" office:value="14.638">
            <text:p>14.638</text:p>
          </table:table-cell>
          <table:table-cell office:value-type="float" office:value="10.809">
            <text:p>10.809</text:p>
          </table:table-cell>
          <table:table-cell office:value-type="float" office:value="0.973">
            <text:p>0.973</text:p>
          </table:table-cell>
          <table:table-cell office:value-type="float" office:value="3.196">
            <text:p>3.196</text:p>
          </table:table-cell>
          <table:table-cell office:value-type="float" office:value="9.126">
            <text:p>9.126</text:p>
          </table:table-cell>
          <table:table-cell office:value-type="float" office:value="11.298">
            <text:p>11.298</text:p>
          </table:table-cell>
          <table:table-cell office:value-type="float" office:value="10.763">
            <text:p>10.763</text:p>
          </table:table-cell>
          <table:table-cell office:value-type="float" office:value="2.401">
            <text:p>2.401</text:p>
          </table:table-cell>
          <table:table-cell office:value-type="float" office:value="8.106">
            <text:p>8.106</text:p>
          </table:table-cell>
          <table:table-cell office:value-type="float" office:value="5.522">
            <text:p>5.522</text:p>
          </table:table-cell>
          <table:table-cell office:value-type="float" office:value="2.428">
            <text:p>2.428</text:p>
          </table:table-cell>
          <table:table-cell office:value-type="float" office:value="11.721">
            <text:p>11.721</text:p>
          </table:table-cell>
          <table:table-cell office:value-type="float" office:value="85.641">
            <text:p>85.641</text:p>
          </table:table-cell>
          <table:table-cell office:value-type="float" office:value="194.638">
            <text:p>194.638</text:p>
          </table:table-cell>
          <table:table-cell office:value-type="float" office:value="100.809">
            <text:p>100.809</text:p>
          </table:table-cell>
          <table:table-cell office:value-type="float" office:value="105.973">
            <text:p>105.973</text:p>
          </table:table-cell>
          <table:table-cell office:value-type="float" office:value="3.196">
            <text:p>3.196</text:p>
          </table:table-cell>
          <table:table-cell office:value-type="float" office:value="189.126">
            <text:p>189.126</text:p>
          </table:table-cell>
          <table:table-cell office:value-type="float" office:value="116.298">
            <text:p>116.298</text:p>
          </table:table-cell>
          <table:table-cell office:value-type="float" office:value="340.763">
            <text:p>340.763</text:p>
          </table:table-cell>
          <table:table-cell office:value-type="float" office:value="317.401">
            <text:p>317.401</text:p>
          </table:table-cell>
          <table:table-cell office:value-type="float" office:value="263.106">
            <text:p>263.106</text:p>
          </table:table-cell>
          <table:table-cell office:value-type="float" office:value="20.522">
            <text:p>20.522</text:p>
          </table:table-cell>
          <table:table-cell office:value-type="float" office:value="302.428">
            <text:p>302.428</text:p>
          </table:table-cell>
          <table:table-cell office:value-type="float" office:value="146.721">
            <text:p>146.721</text:p>
          </table:table-cell>
          <table:table-cell office:value-type="float" office:value="204.9816666667">
            <text:p>204.9816666667</text:p>
          </table:table-cell>
          <table:table-cell office:value-type="float" office:value="258.8023333333">
            <text:p>258.8023333333</text:p>
          </table:table-cell>
          <table:table-cell office:value-type="float" office:value="245.3388">
            <text:p>245.3388</text:p>
          </table:table-cell>
          <table:table-cell office:value-type="float" office:value="247.2318">
            <text:p>247.2318</text:p>
          </table:table-cell>
          <table:table-cell office:value-type="float" office:value="244.237">
            <text:p>244.237</text:p>
          </table:table-cell>
          <table:table-cell office:value-type="string">
            <text:p>25 ♊ 38' 28"</text:p>
          </table:table-cell>
          <table:table-cell office:value-type="string">
            <text:p>14 ♎ 38' 17"</text:p>
          </table:table-cell>
          <table:table-cell office:value-type="string">
            <text:p>10 ♋ 48' 31"</text:p>
          </table:table-cell>
          <table:table-cell office:value-type="string">
            <text:p>15 ♋ 58' 21"</text:p>
          </table:table-cell>
          <table:table-cell office:value-type="string">
            <text:p><text:s/>3 ♈ 11' 45"</text:p>
          </table:table-cell>
          <table:table-cell office:value-type="string">
            <text:p><text:s/>9 ♎ 07' 34"</text:p>
          </table:table-cell>
          <table:table-cell office:value-type="string">
            <text:p>26 ♋ 17' 51"</text:p>
          </table:table-cell>
          <table:table-cell office:value-type="string">
            <text:p>10 ♓ 45' 47"</text:p>
          </table:table-cell>
          <table:table-cell office:value-type="string">
            <text:p>17 ♒ 24' 03"</text:p>
          </table:table-cell>
          <table:table-cell office:value-type="string">
            <text:p>23 ♐ 06' 22"</text:p>
          </table:table-cell>
          <table:table-cell office:value-type="string">
            <text:p>20 ♈ 31' 19"</text:p>
          </table:table-cell>
          <table:table-cell office:value-type="string">
            <text:p><text:s/>2 ♒ 25' 39"</text:p>
          </table:table-cell>
          <table:table-cell office:value-type="string">
            <text:p>26 ♌ 43' 16"</text:p>
          </table:table-cell>
          <table:table-cell office:value-type="float" office:value="0.74">
            <text:p>0.74</text:p>
          </table:table-cell>
          <table:table-cell office:value-type="float" office:value="0.441">
            <text:p>0.441</text:p>
          </table:table-cell>
          <table:table-cell office:value-type="float" office:value="10.641">
            <text:p>10.641</text:p>
          </table:table-cell>
          <table:table-cell office:value-type="float" office:value="1.655">
            <text:p>1.655</text:p>
          </table:table-cell>
          <table:table-cell office:value-type="float" office:value="4.562">
            <text:p>4.562</text:p>
          </table:table-cell>
          <table:table-cell office:value-type="float" office:value="14.569">
            <text:p>14.569</text:p>
          </table:table-cell>
          <table:table-cell office:value-type="float" office:value="7.958">
            <text:p>7.958</text:p>
          </table:table-cell>
          <table:table-cell office:value-type="float" office:value="0.88">
            <text:p>0.88</text:p>
          </table:table-cell>
          <table:table-cell office:value-type="float" office:value="8.19">
            <text:p>8.19</text:p>
          </table:table-cell>
          <table:table-cell office:value-type="float" office:value="14.829">
            <text:p>14.829</text:p>
          </table:table-cell>
          <table:table-cell office:value-type="float" office:value="12.263">
            <text:p>12.263</text:p>
          </table:table-cell>
          <table:table-cell office:value-type="float" office:value="150.74">
            <text:p>150.74</text:p>
          </table:table-cell>
          <table:table-cell office:value-type="float" office:value="135.441">
            <text:p>135.441</text:p>
          </table:table-cell>
          <table:table-cell office:value-type="float" office:value="265.641">
            <text:p>265.641</text:p>
          </table:table-cell>
          <table:table-cell office:value-type="float" office:value="316.655">
            <text:p>316.655</text:p>
          </table:table-cell>
          <table:table-cell office:value-type="float" office:value="199.562">
            <text:p>199.562</text:p>
          </table:table-cell>
          <table:table-cell office:value-type="float" office:value="119.569">
            <text:p>119.569</text:p>
          </table:table-cell>
          <table:table-cell office:value-type="float" office:value="337.958">
            <text:p>337.958</text:p>
          </table:table-cell>
          <table:table-cell office:value-type="float" office:value="315.88">
            <text:p>315.88</text:p>
          </table:table-cell>
          <table:table-cell office:value-type="float" office:value="263.19">
            <text:p>263.19</text:p>
          </table:table-cell>
          <table:table-cell office:value-type="float" office:value="299.829">
            <text:p>299.829</text:p>
          </table:table-cell>
          <table:table-cell office:value-type="float" office:value="147.263">
            <text:p>147.263</text:p>
          </table:table-cell>
          <table:table-cell office:value-type="string">
            <text:p><text:s/>0 ♍ 44' 22"</text:p>
          </table:table-cell>
          <table:table-cell office:value-type="string">
            <text:p>15 ♌ 26' 28"</text:p>
          </table:table-cell>
          <table:table-cell office:value-type="string">
            <text:p>25 ♐ 38' 28"</text:p>
          </table:table-cell>
          <table:table-cell office:value-type="string">
            <text:p>16 ♒ 39' 16"</text:p>
          </table:table-cell>
          <table:table-cell office:value-type="string">
            <text:p>19 ♎ 33' 42"</text:p>
          </table:table-cell>
          <table:table-cell office:value-type="string">
            <text:p>29 ♋ 34' 07"</text:p>
          </table:table-cell>
          <table:table-cell office:value-type="string">
            <text:p><text:s/>7 ♓ 57' 29"</text:p>
          </table:table-cell>
          <table:table-cell office:value-type="string">
            <text:p>15 ♒ 52' 48"</text:p>
          </table:table-cell>
          <table:table-cell office:value-type="string">
            <text:p>23 ♐ 11' 25"</text:p>
          </table:table-cell>
          <table:table-cell office:value-type="string">
            <text:p>29 ♑ 49' 46"</text:p>
          </table:table-cell>
          <table:table-cell office:value-type="string">
            <text:p>27 ♌ 15' 45"</text:p>
          </table:table-cell>
          <table:table-cell office:value-type="float" office:value="23.369">
            <text:p>23.369</text:p>
          </table:table-cell>
          <table:table-cell office:value-type="float" office:value="11.453">
            <text:p>11.453</text:p>
          </table:table-cell>
          <table:table-cell office:value-type="float" office:value="24.387">
            <text:p>24.387</text:p>
          </table:table-cell>
          <table:table-cell office:value-type="float" office:value="-5.288">
            <text:p>-5.288</text:p>
          </table:table-cell>
          <table:table-cell office:value-type="float" office:value="24.977">
            <text:p>24.977</text:p>
          </table:table-cell>
          <table:table-cell office:value-type="float" office:value="23.797">
            <text:p>23.797</text:p>
          </table:table-cell>
          <table:table-cell office:value-type="float" office:value="-0.891">
            <text:p>-0.891</text:p>
          </table:table-cell>
          <table:table-cell office:value-type="float" office:value="-2.358">
            <text:p>-2.358</text:p>
          </table:table-cell>
          <table:table-cell office:value-type="float" office:value="21.122">
            <text:p>21.122</text:p>
          </table:table-cell>
          <table:table-cell office:value-type="float" office:value="-8.252">
            <text:p>-8.252</text:p>
          </table:table-cell>
          <table:table-cell office:value-type="float" office:value="-15.741">
            <text:p>-15.741</text:p>
          </table:table-cell>
          <table:table-cell office:value-type="float" office:value="-14.984">
            <text:p>-14.984</text:p>
          </table:table-cell>
          <table:table-cell office:value-type="float" office:value="8.016">
            <text:p>8.016</text:p>
          </table:table-cell>
          <table:table-cell office:value-type="float" office:value="-12.419">
            <text:p>-12.419</text:p>
          </table:table-cell>
          <table:table-cell office:value-type="float" office:value="12.611">
            <text:p>12.611</text:p>
          </table:table-cell>
          <table:table-cell office:value-type="float" office:value="0">
            <text:p>0</text:p>
          </table:table-cell>
          <table:table-cell office:value-type="float" office:value="0.522">
            <text:p>0.522</text:p>
          </table:table-cell>
          <table:table-cell office:value-type="float" office:value="1.983">
            <text:p>1.983</text:p>
          </table:table-cell>
          <table:table-cell office:value-type="float" office:value="1.321">
            <text:p>1.321</text:p>
          </table:table-cell>
          <table:table-cell office:value-type="float" office:value="-2.355">
            <text:p>-2.355</text:p>
          </table:table-cell>
          <table:table-cell office:value-type="float" office:value="1.37">
            <text:p>1.37</text:p>
          </table:table-cell>
          <table:table-cell office:value-type="float" office:value="0.233">
            <text:p>0.233</text:p>
          </table:table-cell>
          <table:table-cell office:value-type="float" office:value="-0.779">
            <text:p>-0.779</text:p>
          </table:table-cell>
          <table:table-cell office:value-type="float" office:value="-0.127">
            <text:p>-0.127</text:p>
          </table:table-cell>
          <table:table-cell office:value-type="float" office:value="8.288">
            <text:p>8.288</text:p>
          </table:table-cell>
          <table:table-cell office:value-type="float" office:value="7.385">
            <text:p>7.385</text:p>
          </table:table-cell>
          <table:table-cell office:value-type="float" office:value="0.004">
            <text:p>0.004</text:p>
          </table:table-cell>
          <table:table-cell office:value-type="float" office:value="354.836">
            <text:p>354.836</text:p>
          </table:table-cell>
          <table:table-cell office:value-type="float" office:value="375.168">
            <text:p>375.168</text:p>
          </table:table-cell>
          <table:table-cell office:value-type="float" office:value="8017.613">
            <text:p>8017.613</text:p>
          </table:table-cell>
          <table:table-cell office:value-type="float" office:value="15391.683">
            <text:p>15391.683</text:p>
          </table:table-cell>
          <table:table-cell office:value-type="float" office:value="17720.287">
            <text:p>17720.287</text:p>
          </table:table-cell>
          <table:table-cell office:value-type="float" office:value="16184.511">
            <text:p>16184.511</text:p>
          </table:table-cell>
          <table:table-cell office:value-type="float" office:value="16358.381">
            <text:p>16358.381</text:p>
          </table:table-cell>
          <table:table-cell office:value-type="float" office:value="16680.046">
            <text:p>16680.046</text:p>
          </table:table-cell>
          <table:table-cell office:value-type="float" office:value="16703.408">
            <text:p>16703.408</text:p>
          </table:table-cell>
          <table:table-cell office:value-type="float" office:value="16757.703">
            <text:p>16757.703</text:p>
          </table:table-cell>
          <table:table-cell office:value-type="float" office:value="16874.088">
            <text:p>16874.088</text:p>
          </table:table-cell>
          <table:table-cell office:value-type="float" office:value="380.332">
            <text:p>380.332</text:p>
          </table:table-cell>
          <table:table-cell office:value-type="float" office:value="8022.777">
            <text:p>8022.777</text:p>
          </table:table-cell>
          <table:table-cell office:value-type="float" office:value="15396.847">
            <text:p>15396.847</text:p>
          </table:table-cell>
          <table:table-cell office:value-type="float" office:value="17725.451">
            <text:p>17725.451</text:p>
          </table:table-cell>
          <table:table-cell office:value-type="float" office:value="16189.675">
            <text:p>16189.675</text:p>
          </table:table-cell>
          <table:table-cell office:value-type="float" office:value="16192.871">
            <text:p>16192.871</text:p>
          </table:table-cell>
          <table:table-cell office:value-type="float" office:value="16186.479">
            <text:p>16186.479</text:p>
          </table:table-cell>
          <table:table-cell office:value-type="float" office:value="8632.871">
            <text:p>8632.871</text:p>
          </table:table-cell>
          <table:table-cell office:value-type="float" office:value="8420.925">
            <text:p>8420.925</text:p>
          </table:table-cell>
          <table:table-cell office:value-type="float" office:value="16363.545">
            <text:p>16363.545</text:p>
          </table:table-cell>
          <table:table-cell office:value-type="float" office:value="16685.21">
            <text:p>16685.21</text:p>
          </table:table-cell>
          <table:table-cell office:value-type="float" office:value="16708.572">
            <text:p>16708.572</text:p>
          </table:table-cell>
          <table:table-cell office:value-type="float" office:value="16762.867">
            <text:p>16762.867</text:p>
          </table:table-cell>
          <table:table-cell office:value-type="float" office:value="16879.252">
            <text:p>16879.252</text:p>
          </table:table-cell>
          <table:table-cell office:value-type="float" office:value="8002.445">
            <text:p>8002.445</text:p>
          </table:table-cell>
          <table:table-cell office:value-type="float" office:value="15376.515">
            <text:p>15376.515</text:p>
          </table:table-cell>
          <table:table-cell office:value-type="float" office:value="17705.119">
            <text:p>17705.119</text:p>
          </table:table-cell>
          <table:table-cell office:value-type="float" office:value="16169.343">
            <text:p>16169.343</text:p>
          </table:table-cell>
          <table:table-cell office:value-type="float" office:value="16343.213">
            <text:p>16343.213</text:p>
          </table:table-cell>
          <table:table-cell office:value-type="float" office:value="16664.878">
            <text:p>16664.878</text:p>
          </table:table-cell>
          <table:table-cell office:value-type="float" office:value="16688.24">
            <text:p>16688.24</text:p>
          </table:table-cell>
          <table:table-cell office:value-type="float" office:value="16742.535">
            <text:p>16742.535</text:p>
          </table:table-cell>
          <table:table-cell office:value-type="float" office:value="16858.92">
            <text:p>16858.92</text:p>
          </table:table-cell>
          <table:table-cell office:value-type="float" office:value="7734.07">
            <text:p>7734.07</text:p>
          </table:table-cell>
          <table:table-cell office:value-type="float" office:value="10062.674">
            <text:p>10062.674</text:p>
          </table:table-cell>
          <table:table-cell office:value-type="float" office:value="8526.898">
            <text:p>8526.898</text:p>
          </table:table-cell>
          <table:table-cell office:value-type="float" office:value="8700.768">
            <text:p>8700.768</text:p>
          </table:table-cell>
          <table:table-cell office:value-type="float" office:value="9022.433">
            <text:p>9022.433</text:p>
          </table:table-cell>
          <table:table-cell office:value-type="float" office:value="9045.795">
            <text:p>9045.795</text:p>
          </table:table-cell>
          <table:table-cell office:value-type="float" office:value="9100.09">
            <text:p>9100.09</text:p>
          </table:table-cell>
          <table:table-cell office:value-type="float" office:value="9216.475">
            <text:p>9216.475</text:p>
          </table:table-cell>
          <table:table-cell office:value-type="float" office:value="2688.604">
            <text:p>2688.604</text:p>
          </table:table-cell>
          <table:table-cell office:value-type="float" office:value="1152.828">
            <text:p>1152.828</text:p>
          </table:table-cell>
          <table:table-cell office:value-type="float" office:value="1326.698">
            <text:p>1326.698</text:p>
          </table:table-cell>
          <table:table-cell office:value-type="float" office:value="1648.363">
            <text:p>1648.363</text:p>
          </table:table-cell>
          <table:table-cell office:value-type="float" office:value="1671.725">
            <text:p>1671.725</text:p>
          </table:table-cell>
          <table:table-cell office:value-type="float" office:value="1726.02">
            <text:p>1726.02</text:p>
          </table:table-cell>
          <table:table-cell office:value-type="float" office:value="1842.405">
            <text:p>1842.405</text:p>
          </table:table-cell>
          <table:table-cell office:value-type="float" office:value="-1175.776">
            <text:p>-1175.776</text:p>
          </table:table-cell>
          <table:table-cell office:value-type="float" office:value="-1001.906">
            <text:p>-1001.906</text:p>
          </table:table-cell>
          <table:table-cell office:value-type="float" office:value="-680.241">
            <text:p>-680.241</text:p>
          </table:table-cell>
          <table:table-cell office:value-type="float" office:value="-656.879">
            <text:p>-656.879</text:p>
          </table:table-cell>
          <table:table-cell office:value-type="float" office:value="-602.584">
            <text:p>-602.584</text:p>
          </table:table-cell>
          <table:table-cell office:value-type="float" office:value="-486.199">
            <text:p>-486.199</text:p>
          </table:table-cell>
          <table:table-cell office:value-type="float" office:value="533.87">
            <text:p>533.87</text:p>
          </table:table-cell>
          <table:table-cell office:value-type="float" office:value="855.535">
            <text:p>855.535</text:p>
          </table:table-cell>
          <table:table-cell office:value-type="float" office:value="878.897">
            <text:p>878.897</text:p>
          </table:table-cell>
          <table:table-cell office:value-type="float" office:value="933.192">
            <text:p>933.192</text:p>
          </table:table-cell>
          <table:table-cell office:value-type="float" office:value="1049.577">
            <text:p>1049.577</text:p>
          </table:table-cell>
          <table:table-cell office:value-type="float" office:value="681.665">
            <text:p>681.665</text:p>
          </table:table-cell>
          <table:table-cell office:value-type="float" office:value="705.027">
            <text:p>705.027</text:p>
          </table:table-cell>
          <table:table-cell office:value-type="float" office:value="759.322">
            <text:p>759.322</text:p>
          </table:table-cell>
          <table:table-cell office:value-type="float" office:value="875.707">
            <text:p>875.707</text:p>
          </table:table-cell>
          <table:table-cell office:value-type="float" office:value="383.362">
            <text:p>383.362</text:p>
          </table:table-cell>
          <table:table-cell office:value-type="float" office:value="437.657">
            <text:p>437.657</text:p>
          </table:table-cell>
          <table:table-cell office:value-type="float" office:value="554.042">
            <text:p>554.042</text:p>
          </table:table-cell>
          <table:table-cell office:value-type="float" office:value="414.295">
            <text:p>414.295</text:p>
          </table:table-cell>
          <table:table-cell office:value-type="float" office:value="530.68">
            <text:p>530.68</text:p>
          </table:table-cell>
          <table:table-cell office:value-type="float" office:value="476.385">
            <text:p>476.385</text:p>
          </table:table-cell>
          <table:table-cell office:value-type="float" office:value="41775.299">
            <text:p>41775.299</text:p>
          </table:table-cell>
          <table:table-cell office:value-type="float" office:value="15.299">
            <text:p>15.299</text:p>
          </table:table-cell>
          <table:table-cell office:value-type="float" office:value="52085.099">
            <text:p>52085.099</text:p>
          </table:table-cell>
          <table:table-cell office:value-type="float" office:value="59594.085">
            <text:p>59594.085</text:p>
          </table:table-cell>
          <table:table-cell office:value-type="float" office:value="66911.178">
            <text:p>66911.178</text:p>
          </table:table-cell>
          <table:table-cell office:value-type="float" office:value="67890.911">
            <text:p>67890.911</text:p>
          </table:table-cell>
          <table:table-cell office:value-type="float" office:value="67711.171">
            <text:p>67711.171</text:p>
          </table:table-cell>
          <table:table-cell office:value-type="float" office:value="68212.782">
            <text:p>68212.782</text:p>
          </table:table-cell>
          <table:table-cell office:value-type="float" office:value="68234.86">
            <text:p>68234.86</text:p>
          </table:table-cell>
          <table:table-cell office:value-type="float" office:value="68287.55">
            <text:p>68287.55</text:p>
          </table:table-cell>
          <table:table-cell office:value-type="float" office:value="68403.477">
            <text:p>68403.477</text:p>
          </table:table-cell>
          <table:table-cell office:value-type="float" office:value="10669.8">
            <text:p>10669.8</text:p>
          </table:table-cell>
          <table:table-cell office:value-type="float" office:value="18178.786">
            <text:p>18178.786</text:p>
          </table:table-cell>
          <table:table-cell office:value-type="float" office:value="25495.879">
            <text:p>25495.879</text:p>
          </table:table-cell>
          <table:table-cell office:value-type="float" office:value="26475.612">
            <text:p>26475.612</text:p>
          </table:table-cell>
          <table:table-cell office:value-type="float" office:value="26295.872">
            <text:p>26295.872</text:p>
          </table:table-cell>
          <table:table-cell table:formula="of:=MOD([.GI37]; 360)" office:value-type="float" office:value="15.8719999999994">
            <text:p>15.872</text:p>
          </table:table-cell>
          <table:table-cell office:value-type="float" office:value="26797.483">
            <text:p>26797.483</text:p>
          </table:table-cell>
          <table:table-cell office:value-type="float" office:value="26819.561">
            <text:p>26819.561</text:p>
          </table:table-cell>
          <table:table-cell office:value-type="float" office:value="26872.251">
            <text:p>26872.251</text:p>
          </table:table-cell>
          <table:table-cell office:value-type="float" office:value="26988.178">
            <text:p>26988.178</text:p>
          </table:table-cell>
          <table:table-cell office:value-type="float" office:value="7868.986">
            <text:p>7868.986</text:p>
          </table:table-cell>
          <table:table-cell office:value-type="float" office:value="15186.079">
            <text:p>15186.079</text:p>
          </table:table-cell>
          <table:table-cell office:value-type="float" office:value="16165.812">
            <text:p>16165.812</text:p>
          </table:table-cell>
          <table:table-cell office:value-type="float" office:value="15986.072">
            <text:p>15986.072</text:p>
          </table:table-cell>
          <table:table-cell office:value-type="float" office:value="16487.683">
            <text:p>16487.683</text:p>
          </table:table-cell>
          <table:table-cell office:value-type="float" office:value="16509.761">
            <text:p>16509.761</text:p>
          </table:table-cell>
          <table:table-cell office:value-type="float" office:value="16562.451">
            <text:p>16562.451</text:p>
          </table:table-cell>
          <table:table-cell office:value-type="float" office:value="16678.378">
            <text:p>16678.378</text:p>
          </table:table-cell>
          <table:table-cell office:value-type="float" office:value="7677.093">
            <text:p>7677.093</text:p>
          </table:table-cell>
          <table:table-cell office:value-type="float" office:value="8656.826">
            <text:p>8656.826</text:p>
          </table:table-cell>
          <table:table-cell office:value-type="float" office:value="8477.086">
            <text:p>8477.086</text:p>
          </table:table-cell>
          <table:table-cell office:value-type="float" office:value="8978.697">
            <text:p>8978.697</text:p>
          </table:table-cell>
          <table:table-cell office:value-type="float" office:value="9000.775">
            <text:p>9000.775</text:p>
          </table:table-cell>
          <table:table-cell office:value-type="float" office:value="9053.465">
            <text:p>9053.465</text:p>
          </table:table-cell>
          <table:table-cell office:value-type="float" office:value="9169.392">
            <text:p>9169.392</text:p>
          </table:table-cell>
          <table:table-cell office:value-type="float" office:value="1339.733">
            <text:p>1339.733</text:p>
          </table:table-cell>
          <table:table-cell office:value-type="float" office:value="1159.993">
            <text:p>1159.993</text:p>
          </table:table-cell>
          <table:table-cell office:value-type="float" office:value="1661.604">
            <text:p>1661.604</text:p>
          </table:table-cell>
          <table:table-cell office:value-type="float" office:value="1683.682">
            <text:p>1683.682</text:p>
          </table:table-cell>
          <table:table-cell office:value-type="float" office:value="1736.372">
            <text:p>1736.372</text:p>
          </table:table-cell>
          <table:table-cell office:value-type="float" office:value="872.566">
            <text:p>872.566</text:p>
          </table:table-cell>
          <table:table-cell office:value-type="float" office:value="180.26">
            <text:p>180.26</text:p>
          </table:table-cell>
          <table:table-cell office:value-type="float" office:value="681.871">
            <text:p>681.871</text:p>
          </table:table-cell>
          <table:table-cell office:value-type="float" office:value="703.949">
            <text:p>703.949</text:p>
          </table:table-cell>
          <table:table-cell office:value-type="float" office:value="756.639">
            <text:p>756.639</text:p>
          </table:table-cell>
          <table:table-cell office:value-type="float" office:value="872.566">
            <text:p>872.566</text:p>
          </table:table-cell>
          <table:table-cell office:value-type="float" office:value="861.611">
            <text:p>861.611</text:p>
          </table:table-cell>
          <table:table-cell office:value-type="float" office:value="883.689">
            <text:p>883.689</text:p>
          </table:table-cell>
          <table:table-cell office:value-type="float" office:value="936.379">
            <text:p>936.379</text:p>
          </table:table-cell>
          <table:table-cell office:value-type="float" office:value="1052.306">
            <text:p>1052.306</text:p>
          </table:table-cell>
          <table:table-cell office:value-type="float" office:value="382.078">
            <text:p>382.078</text:p>
          </table:table-cell>
          <table:table-cell office:value-type="float" office:value="434.768">
            <text:p>434.768</text:p>
          </table:table-cell>
          <table:table-cell office:value-type="float" office:value="550.695">
            <text:p>550.695</text:p>
          </table:table-cell>
          <table:table-cell office:value-type="float" office:value="412.69">
            <text:p>412.69</text:p>
          </table:table-cell>
          <table:table-cell office:value-type="float" office:value="528.617">
            <text:p>528.617</text:p>
          </table:table-cell>
          <table:table-cell office:value-type="float" office:value="475.927">
            <text:p>475.927</text:p>
          </table:table-cell>
          <table:table-cell table:number-columns-repeated="792"/>
        </table:table-row>
        <table:table-row table:style-name="ro1">
          <table:table-cell office:value-type="string">
            <text:p>2005-09-16 12:00</text:p>
          </table:table-cell>
          <table:table-cell office:value-type="float" office:value="8.927">
            <text:p>8.927</text:p>
          </table:table-cell>
          <table:table-cell office:value-type="float" office:value="4.744">
            <text:p>4.744</text:p>
          </table:table-cell>
          <table:table-cell office:value-type="float" office:value="7.705">
            <text:p>7.705</text:p>
          </table:table-cell>
          <table:table-cell office:value-type="float" office:value="5.825">
            <text:p>5.825</text:p>
          </table:table-cell>
          <table:table-cell office:value-type="float" office:value="6.731">
            <text:p>6.731</text:p>
          </table:table-cell>
          <table:table-cell office:value-type="float" office:value="6.602">
            <text:p>6.602</text:p>
          </table:table-cell>
          <table:table-cell office:value-type="float" office:value="7.554">
            <text:p>7.554</text:p>
          </table:table-cell>
          <table:table-cell office:value-type="float" office:value="8.167">
            <text:p>8.167</text:p>
          </table:table-cell>
          <table:table-cell office:value-type="float" office:value="0.236">
            <text:p>0.236</text:p>
          </table:table-cell>
          <table:table-cell office:value-type="float" office:value="6.881">
            <text:p>6.881</text:p>
          </table:table-cell>
          <table:table-cell office:value-type="float" office:value="13.686">
            <text:p>13.686</text:p>
          </table:table-cell>
          <table:table-cell office:value-type="float" office:value="13.007">
            <text:p>13.007</text:p>
          </table:table-cell>
          <table:table-cell office:value-type="float" office:value="12.624">
            <text:p>12.624</text:p>
          </table:table-cell>
          <table:table-cell office:value-type="float" office:value="173.927">
            <text:p>173.927</text:p>
          </table:table-cell>
          <table:table-cell office:value-type="float" office:value="334.744">
            <text:p>334.744</text:p>
          </table:table-cell>
          <table:table-cell office:value-type="float" office:value="172.705">
            <text:p>172.705</text:p>
          </table:table-cell>
          <table:table-cell office:value-type="float" office:value="215.825">
            <text:p>215.825</text:p>
          </table:table-cell>
          <table:table-cell office:value-type="float" office:value="51.731">
            <text:p>51.731</text:p>
          </table:table-cell>
          <table:table-cell office:value-type="float" office:value="201.602">
            <text:p>201.602</text:p>
          </table:table-cell>
          <table:table-cell office:value-type="float" office:value="127.554">
            <text:p>127.554</text:p>
          </table:table-cell>
          <table:table-cell office:value-type="float" office:value="338.167">
            <text:p>338.167</text:p>
          </table:table-cell>
          <table:table-cell office:value-type="float" office:value="315.236">
            <text:p>315.236</text:p>
          </table:table-cell>
          <table:table-cell office:value-type="float" office:value="261.881">
            <text:p>261.881</text:p>
          </table:table-cell>
          <table:table-cell office:value-type="float" office:value="13.686">
            <text:p>13.686</text:p>
          </table:table-cell>
          <table:table-cell office:value-type="float" office:value="298.007">
            <text:p>298.007</text:p>
          </table:table-cell>
          <table:table-cell office:value-type="float" office:value="147.624">
            <text:p>147.624</text:p>
          </table:table-cell>
          <table:table-cell office:value-type="float" office:value="216.0285">
            <text:p>216.0285</text:p>
          </table:table-cell>
          <table:table-cell office:value-type="float" office:value="210.5243333333">
            <text:p>210.5243333333</text:p>
          </table:table-cell>
          <table:table-cell office:value-type="float" office:value="248.888">
            <text:p>248.888</text:p>
          </table:table-cell>
          <table:table-cell office:value-type="float" office:value="249.7228">
            <text:p>249.7228</text:p>
          </table:table-cell>
          <table:table-cell office:value-type="float" office:value="237.530625">
            <text:p>237.530625</text:p>
          </table:table-cell>
          <table:table-cell office:value-type="string">
            <text:p>23 ♍ 55' 35"</text:p>
          </table:table-cell>
          <table:table-cell office:value-type="string">
            <text:p><text:s/>4 ♓ 44' 37"</text:p>
          </table:table-cell>
          <table:table-cell office:value-type="string">
            <text:p>22 ♍ 42' 17"</text:p>
          </table:table-cell>
          <table:table-cell office:value-type="string">
            <text:p><text:s/>5 ♏ 49' 30"</text:p>
          </table:table-cell>
          <table:table-cell office:value-type="string">
            <text:p>21 ♉ 43' 51"</text:p>
          </table:table-cell>
          <table:table-cell office:value-type="string">
            <text:p>21 ♎ 36' 06"</text:p>
          </table:table-cell>
          <table:table-cell office:value-type="string">
            <text:p><text:s/>7 ♌ 33' 15"</text:p>
          </table:table-cell>
          <table:table-cell office:value-type="string">
            <text:p><text:s/>8 ♓ 10' 01"</text:p>
          </table:table-cell>
          <table:table-cell office:value-type="string">
            <text:p>15 ♒ 14' 10"</text:p>
          </table:table-cell>
          <table:table-cell office:value-type="string">
            <text:p>21 ♐ 52' 51"</text:p>
          </table:table-cell>
          <table:table-cell office:value-type="string">
            <text:p>13 ♈ 41' 09"</text:p>
          </table:table-cell>
          <table:table-cell office:value-type="string">
            <text:p>28 ♑ 00' 26"</text:p>
          </table:table-cell>
          <table:table-cell office:value-type="string">
            <text:p>27 ♌ 37' 25"</text:p>
          </table:table-cell>
          <table:table-cell office:value-type="float" office:value="4.392">
            <text:p>4.392</text:p>
          </table:table-cell>
          <table:table-cell office:value-type="float" office:value="13.172">
            <text:p>13.172</text:p>
          </table:table-cell>
          <table:table-cell office:value-type="float" office:value="8.927">
            <text:p>8.927</text:p>
          </table:table-cell>
          <table:table-cell office:value-type="float" office:value="14.532">
            <text:p>14.532</text:p>
          </table:table-cell>
          <table:table-cell office:value-type="float" office:value="11.516">
            <text:p>11.516</text:p>
          </table:table-cell>
          <table:table-cell office:value-type="float" office:value="2.963">
            <text:p>2.963</text:p>
          </table:table-cell>
          <table:table-cell office:value-type="float" office:value="8.946">
            <text:p>8.946</text:p>
          </table:table-cell>
          <table:table-cell office:value-type="float" office:value="1.434">
            <text:p>1.434</text:p>
          </table:table-cell>
          <table:table-cell office:value-type="float" office:value="8.755">
            <text:p>8.755</text:p>
          </table:table-cell>
          <table:table-cell office:value-type="float" office:value="1.521">
            <text:p>1.521</text:p>
          </table:table-cell>
          <table:table-cell office:value-type="float" office:value="12.353">
            <text:p>12.353</text:p>
          </table:table-cell>
          <table:table-cell office:value-type="float" office:value="169.392">
            <text:p>169.392</text:p>
          </table:table-cell>
          <table:table-cell office:value-type="float" office:value="283.172">
            <text:p>283.172</text:p>
          </table:table-cell>
          <table:table-cell office:value-type="float" office:value="353.927">
            <text:p>353.927</text:p>
          </table:table-cell>
          <table:table-cell office:value-type="float" office:value="14.532">
            <text:p>14.532</text:p>
          </table:table-cell>
          <table:table-cell office:value-type="float" office:value="206.516">
            <text:p>206.516</text:p>
          </table:table-cell>
          <table:table-cell office:value-type="float" office:value="122.963">
            <text:p>122.963</text:p>
          </table:table-cell>
          <table:table-cell office:value-type="float" office:value="338.946">
            <text:p>338.946</text:p>
          </table:table-cell>
          <table:table-cell office:value-type="float" office:value="316.434">
            <text:p>316.434</text:p>
          </table:table-cell>
          <table:table-cell office:value-type="float" office:value="263.755">
            <text:p>263.755</text:p>
          </table:table-cell>
          <table:table-cell office:value-type="float" office:value="301.521">
            <text:p>301.521</text:p>
          </table:table-cell>
          <table:table-cell office:value-type="float" office:value="147.353">
            <text:p>147.353</text:p>
          </table:table-cell>
          <table:table-cell office:value-type="string">
            <text:p>19 ♍ 23' 32"</text:p>
          </table:table-cell>
          <table:table-cell office:value-type="string">
            <text:p>13 ♑ 10' 19"</text:p>
          </table:table-cell>
          <table:table-cell office:value-type="string">
            <text:p>23 ♓ 55' 35"</text:p>
          </table:table-cell>
          <table:table-cell office:value-type="string">
            <text:p>14 ♈ 31' 54"</text:p>
          </table:table-cell>
          <table:table-cell office:value-type="string">
            <text:p>26 ♎ 30' 59"</text:p>
          </table:table-cell>
          <table:table-cell office:value-type="string">
            <text:p><text:s/>2 ♌ 57' 48"</text:p>
          </table:table-cell>
          <table:table-cell office:value-type="string">
            <text:p><text:s/>8 ♓ 56' 47"</text:p>
          </table:table-cell>
          <table:table-cell office:value-type="string">
            <text:p>16 ♒ 26' 01"</text:p>
          </table:table-cell>
          <table:table-cell office:value-type="string">
            <text:p>23 ♐ 45' 18"</text:p>
          </table:table-cell>
          <table:table-cell office:value-type="string">
            <text:p><text:s/>1 ♒ 31' 15"</text:p>
          </table:table-cell>
          <table:table-cell office:value-type="string">
            <text:p>27 ♌ 21' 09"</text:p>
          </table:table-cell>
          <table:table-cell office:value-type="float" office:value="2.412">
            <text:p>2.412</text:p>
          </table:table-cell>
          <table:table-cell office:value-type="float" office:value="0.6285">
            <text:p>0.6285</text:p>
          </table:table-cell>
          <table:table-cell office:value-type="float" office:value="-5.042">
            <text:p>-5.042</text:p>
          </table:table-cell>
          <table:table-cell office:value-type="float" office:value="-12.846">
            <text:p>-12.846</text:p>
          </table:table-cell>
          <table:table-cell office:value-type="float" office:value="4.39">
            <text:p>4.39</text:p>
          </table:table-cell>
          <table:table-cell office:value-type="float" office:value="-14.474">
            <text:p>-14.474</text:p>
          </table:table-cell>
          <table:table-cell office:value-type="float" office:value="15.731">
            <text:p>15.731</text:p>
          </table:table-cell>
          <table:table-cell office:value-type="float" office:value="-7.419">
            <text:p>-7.419</text:p>
          </table:table-cell>
          <table:table-cell office:value-type="float" office:value="18.744">
            <text:p>18.744</text:p>
          </table:table-cell>
          <table:table-cell office:value-type="float" office:value="-9.257">
            <text:p>-9.257</text:p>
          </table:table-cell>
          <table:table-cell office:value-type="float" office:value="-16.407">
            <text:p>-16.407</text:p>
          </table:table-cell>
          <table:table-cell office:value-type="float" office:value="-15.345">
            <text:p>-15.345</text:p>
          </table:table-cell>
          <table:table-cell office:value-type="float" office:value="5.401">
            <text:p>5.401</text:p>
          </table:table-cell>
          <table:table-cell office:value-type="float" office:value="-13.462">
            <text:p>-13.462</text:p>
          </table:table-cell>
          <table:table-cell office:value-type="float" office:value="12.303">
            <text:p>12.303</text:p>
          </table:table-cell>
          <table:table-cell office:value-type="float" office:value="-0">
            <text:p>-0</text:p>
          </table:table-cell>
          <table:table-cell office:value-type="float" office:value="-3.304">
            <text:p>-3.304</text:p>
          </table:table-cell>
          <table:table-cell office:value-type="float" office:value="1.627">
            <text:p>1.627</text:p>
          </table:table-cell>
          <table:table-cell office:value-type="float" office:value="-1.07">
            <text:p>-1.07</text:p>
          </table:table-cell>
          <table:table-cell office:value-type="float" office:value="-2.555">
            <text:p>-2.555</text:p>
          </table:table-cell>
          <table:table-cell office:value-type="float" office:value="1.081">
            <text:p>1.081</text:p>
          </table:table-cell>
          <table:table-cell office:value-type="float" office:value="0.374">
            <text:p>0.374</text:p>
          </table:table-cell>
          <table:table-cell office:value-type="float" office:value="-0.808">
            <text:p>-0.808</text:p>
          </table:table-cell>
          <table:table-cell office:value-type="float" office:value="-0.145">
            <text:p>-0.145</text:p>
          </table:table-cell>
          <table:table-cell office:value-type="float" office:value="7.861">
            <text:p>7.861</text:p>
          </table:table-cell>
          <table:table-cell office:value-type="float" office:value="7.24">
            <text:p>7.24</text:p>
          </table:table-cell>
          <table:table-cell office:value-type="float" office:value="0.004">
            <text:p>0.004</text:p>
          </table:table-cell>
          <table:table-cell office:value-type="float" office:value="316.88">
            <text:p>316.88</text:p>
          </table:table-cell>
          <table:table-cell office:value-type="float" office:value="358.778">
            <text:p>358.778</text:p>
          </table:table-cell>
          <table:table-cell office:value-type="float" office:value="8040.974">
            <text:p>8040.974</text:p>
          </table:table-cell>
          <table:table-cell office:value-type="float" office:value="15451.103">
            <text:p>15451.103</text:p>
          </table:table-cell>
          <table:table-cell office:value-type="float" office:value="17799.019">
            <text:p>17799.019</text:p>
          </table:table-cell>
          <table:table-cell office:value-type="float" office:value="16245.151">
            <text:p>16245.151</text:p>
          </table:table-cell>
          <table:table-cell office:value-type="float" office:value="16434.698">
            <text:p>16434.698</text:p>
          </table:table-cell>
          <table:table-cell office:value-type="float" office:value="16754.538">
            <text:p>16754.538</text:p>
          </table:table-cell>
          <table:table-cell office:value-type="float" office:value="16777.469">
            <text:p>16777.469</text:p>
          </table:table-cell>
          <table:table-cell office:value-type="float" office:value="16830.824">
            <text:p>16830.824</text:p>
          </table:table-cell>
          <table:table-cell office:value-type="float" office:value="16945.081">
            <text:p>16945.081</text:p>
          </table:table-cell>
          <table:table-cell office:value-type="float" office:value="401.898">
            <text:p>401.898</text:p>
          </table:table-cell>
          <table:table-cell office:value-type="float" office:value="8084.094">
            <text:p>8084.094</text:p>
          </table:table-cell>
          <table:table-cell office:value-type="float" office:value="15494.223">
            <text:p>15494.223</text:p>
          </table:table-cell>
          <table:table-cell office:value-type="float" office:value="17842.139">
            <text:p>17842.139</text:p>
          </table:table-cell>
          <table:table-cell office:value-type="float" office:value="16288.271">
            <text:p>16288.271</text:p>
          </table:table-cell>
          <table:table-cell office:value-type="float" office:value="16340.002">
            <text:p>16340.002</text:p>
          </table:table-cell>
          <table:table-cell office:value-type="float" office:value="16236.54">
            <text:p>16236.54</text:p>
          </table:table-cell>
          <table:table-cell office:value-type="float" office:value="8780.002">
            <text:p>8780.002</text:p>
          </table:table-cell>
          <table:table-cell office:value-type="float" office:value="8348.352">
            <text:p>8348.352</text:p>
          </table:table-cell>
          <table:table-cell office:value-type="float" office:value="16477.818">
            <text:p>16477.818</text:p>
          </table:table-cell>
          <table:table-cell office:value-type="float" office:value="16797.658">
            <text:p>16797.658</text:p>
          </table:table-cell>
          <table:table-cell office:value-type="float" office:value="16820.589">
            <text:p>16820.589</text:p>
          </table:table-cell>
          <table:table-cell office:value-type="float" office:value="16873.944">
            <text:p>16873.944</text:p>
          </table:table-cell>
          <table:table-cell office:value-type="float" office:value="16988.201">
            <text:p>16988.201</text:p>
          </table:table-cell>
          <table:table-cell office:value-type="float" office:value="8042.196">
            <text:p>8042.196</text:p>
          </table:table-cell>
          <table:table-cell office:value-type="float" office:value="15452.325">
            <text:p>15452.325</text:p>
          </table:table-cell>
          <table:table-cell office:value-type="float" office:value="17800.241">
            <text:p>17800.241</text:p>
          </table:table-cell>
          <table:table-cell office:value-type="float" office:value="16246.373">
            <text:p>16246.373</text:p>
          </table:table-cell>
          <table:table-cell office:value-type="float" office:value="16435.92">
            <text:p>16435.92</text:p>
          </table:table-cell>
          <table:table-cell office:value-type="float" office:value="16755.76">
            <text:p>16755.76</text:p>
          </table:table-cell>
          <table:table-cell office:value-type="float" office:value="16778.691">
            <text:p>16778.691</text:p>
          </table:table-cell>
          <table:table-cell office:value-type="float" office:value="16832.046">
            <text:p>16832.046</text:p>
          </table:table-cell>
          <table:table-cell office:value-type="float" office:value="16946.303">
            <text:p>16946.303</text:p>
          </table:table-cell>
          <table:table-cell office:value-type="float" office:value="7770.129">
            <text:p>7770.129</text:p>
          </table:table-cell>
          <table:table-cell office:value-type="float" office:value="10118.045">
            <text:p>10118.045</text:p>
          </table:table-cell>
          <table:table-cell office:value-type="float" office:value="8564.177">
            <text:p>8564.177</text:p>
          </table:table-cell>
          <table:table-cell office:value-type="float" office:value="8753.724">
            <text:p>8753.724</text:p>
          </table:table-cell>
          <table:table-cell office:value-type="float" office:value="9073.564">
            <text:p>9073.564</text:p>
          </table:table-cell>
          <table:table-cell office:value-type="float" office:value="9096.495">
            <text:p>9096.495</text:p>
          </table:table-cell>
          <table:table-cell office:value-type="float" office:value="9149.85">
            <text:p>9149.85</text:p>
          </table:table-cell>
          <table:table-cell office:value-type="float" office:value="9264.107">
            <text:p>9264.107</text:p>
          </table:table-cell>
          <table:table-cell office:value-type="float" office:value="2707.916">
            <text:p>2707.916</text:p>
          </table:table-cell>
          <table:table-cell office:value-type="float" office:value="1154.048">
            <text:p>1154.048</text:p>
          </table:table-cell>
          <table:table-cell office:value-type="float" office:value="1343.595">
            <text:p>1343.595</text:p>
          </table:table-cell>
          <table:table-cell office:value-type="float" office:value="1663.435">
            <text:p>1663.435</text:p>
          </table:table-cell>
          <table:table-cell office:value-type="float" office:value="1686.366">
            <text:p>1686.366</text:p>
          </table:table-cell>
          <table:table-cell office:value-type="float" office:value="1739.721">
            <text:p>1739.721</text:p>
          </table:table-cell>
          <table:table-cell office:value-type="float" office:value="1853.978">
            <text:p>1853.978</text:p>
          </table:table-cell>
          <table:table-cell office:value-type="float" office:value="-1193.868">
            <text:p>-1193.868</text:p>
          </table:table-cell>
          <table:table-cell office:value-type="float" office:value="-1004.321">
            <text:p>-1004.321</text:p>
          </table:table-cell>
          <table:table-cell office:value-type="float" office:value="-684.481">
            <text:p>-684.481</text:p>
          </table:table-cell>
          <table:table-cell office:value-type="float" office:value="-661.55">
            <text:p>-661.55</text:p>
          </table:table-cell>
          <table:table-cell office:value-type="float" office:value="-608.195">
            <text:p>-608.195</text:p>
          </table:table-cell>
          <table:table-cell office:value-type="float" office:value="-493.938">
            <text:p>-493.938</text:p>
          </table:table-cell>
          <table:table-cell office:value-type="float" office:value="549.547">
            <text:p>549.547</text:p>
          </table:table-cell>
          <table:table-cell office:value-type="float" office:value="869.387">
            <text:p>869.387</text:p>
          </table:table-cell>
          <table:table-cell office:value-type="float" office:value="892.318">
            <text:p>892.318</text:p>
          </table:table-cell>
          <table:table-cell office:value-type="float" office:value="945.673">
            <text:p>945.673</text:p>
          </table:table-cell>
          <table:table-cell office:value-type="float" office:value="1059.93">
            <text:p>1059.93</text:p>
          </table:table-cell>
          <table:table-cell office:value-type="float" office:value="679.84">
            <text:p>679.84</text:p>
          </table:table-cell>
          <table:table-cell office:value-type="float" office:value="702.771">
            <text:p>702.771</text:p>
          </table:table-cell>
          <table:table-cell office:value-type="float" office:value="756.126">
            <text:p>756.126</text:p>
          </table:table-cell>
          <table:table-cell office:value-type="float" office:value="870.383">
            <text:p>870.383</text:p>
          </table:table-cell>
          <table:table-cell office:value-type="float" office:value="382.931">
            <text:p>382.931</text:p>
          </table:table-cell>
          <table:table-cell office:value-type="float" office:value="436.286">
            <text:p>436.286</text:p>
          </table:table-cell>
          <table:table-cell office:value-type="float" office:value="550.543">
            <text:p>550.543</text:p>
          </table:table-cell>
          <table:table-cell office:value-type="float" office:value="413.355">
            <text:p>413.355</text:p>
          </table:table-cell>
          <table:table-cell office:value-type="float" office:value="527.612">
            <text:p>527.612</text:p>
          </table:table-cell>
          <table:table-cell office:value-type="float" office:value="474.257">
            <text:p>474.257</text:p>
          </table:table-cell>
          <table:table-cell office:value-type="float" office:value="42006.22">
            <text:p>42006.22</text:p>
          </table:table-cell>
          <table:table-cell office:value-type="float" office:value="246.22">
            <text:p>246.22</text:p>
          </table:table-cell>
          <table:table-cell office:value-type="float" office:value="52375.465">
            <text:p>52375.465</text:p>
          </table:table-cell>
          <table:table-cell office:value-type="float" office:value="59914.86">
            <text:p>59914.86</text:p>
          </table:table-cell>
          <table:table-cell office:value-type="float" office:value="67282.876">
            <text:p>67282.876</text:p>
          </table:table-cell>
          <table:table-cell office:value-type="float" office:value="68267.871">
            <text:p>68267.871</text:p>
          </table:table-cell>
          <table:table-cell office:value-type="float" office:value="68086.429">
            <text:p>68086.429</text:p>
          </table:table-cell>
          <table:table-cell office:value-type="float" office:value="68590.446">
            <text:p>68590.446</text:p>
          </table:table-cell>
          <table:table-cell office:value-type="float" office:value="68612.958">
            <text:p>68612.958</text:p>
          </table:table-cell>
          <table:table-cell office:value-type="float" office:value="68665.637">
            <text:p>68665.637</text:p>
          </table:table-cell>
          <table:table-cell office:value-type="float" office:value="68782.039">
            <text:p>68782.039</text:p>
          </table:table-cell>
          <table:table-cell office:value-type="float" office:value="10729.245">
            <text:p>10729.245</text:p>
          </table:table-cell>
          <table:table-cell office:value-type="float" office:value="18268.64">
            <text:p>18268.64</text:p>
          </table:table-cell>
          <table:table-cell office:value-type="float" office:value="25636.656">
            <text:p>25636.656</text:p>
          </table:table-cell>
          <table:table-cell office:value-type="float" office:value="26621.651">
            <text:p>26621.651</text:p>
          </table:table-cell>
          <table:table-cell office:value-type="float" office:value="26440.209">
            <text:p>26440.209</text:p>
          </table:table-cell>
          <table:table-cell table:formula="of:=MOD([.GI38]; 360)" office:value-type="float" office:value="160.208999999999">
            <text:p>160.209</text:p>
          </table:table-cell>
          <table:table-cell office:value-type="float" office:value="26944.226">
            <text:p>26944.226</text:p>
          </table:table-cell>
          <table:table-cell office:value-type="float" office:value="26966.738">
            <text:p>26966.738</text:p>
          </table:table-cell>
          <table:table-cell office:value-type="float" office:value="27019.417">
            <text:p>27019.417</text:p>
          </table:table-cell>
          <table:table-cell office:value-type="float" office:value="27135.819">
            <text:p>27135.819</text:p>
          </table:table-cell>
          <table:table-cell office:value-type="float" office:value="7899.395">
            <text:p>7899.395</text:p>
          </table:table-cell>
          <table:table-cell office:value-type="float" office:value="15267.411">
            <text:p>15267.411</text:p>
          </table:table-cell>
          <table:table-cell office:value-type="float" office:value="16252.406">
            <text:p>16252.406</text:p>
          </table:table-cell>
          <table:table-cell office:value-type="float" office:value="16070.964">
            <text:p>16070.964</text:p>
          </table:table-cell>
          <table:table-cell office:value-type="float" office:value="16574.981">
            <text:p>16574.981</text:p>
          </table:table-cell>
          <table:table-cell office:value-type="float" office:value="16597.493">
            <text:p>16597.493</text:p>
          </table:table-cell>
          <table:table-cell office:value-type="float" office:value="16650.172">
            <text:p>16650.172</text:p>
          </table:table-cell>
          <table:table-cell office:value-type="float" office:value="16766.574">
            <text:p>16766.574</text:p>
          </table:table-cell>
          <table:table-cell office:value-type="float" office:value="7728.016">
            <text:p>7728.016</text:p>
          </table:table-cell>
          <table:table-cell office:value-type="float" office:value="8713.011">
            <text:p>8713.011</text:p>
          </table:table-cell>
          <table:table-cell office:value-type="float" office:value="8531.569">
            <text:p>8531.569</text:p>
          </table:table-cell>
          <table:table-cell office:value-type="float" office:value="9035.586">
            <text:p>9035.586</text:p>
          </table:table-cell>
          <table:table-cell office:value-type="float" office:value="9058.098">
            <text:p>9058.098</text:p>
          </table:table-cell>
          <table:table-cell office:value-type="float" office:value="9110.777">
            <text:p>9110.777</text:p>
          </table:table-cell>
          <table:table-cell office:value-type="float" office:value="9227.179">
            <text:p>9227.179</text:p>
          </table:table-cell>
          <table:table-cell office:value-type="float" office:value="1344.995">
            <text:p>1344.995</text:p>
          </table:table-cell>
          <table:table-cell office:value-type="float" office:value="1163.553">
            <text:p>1163.553</text:p>
          </table:table-cell>
          <table:table-cell office:value-type="float" office:value="1667.57">
            <text:p>1667.57</text:p>
          </table:table-cell>
          <table:table-cell office:value-type="float" office:value="1690.082">
            <text:p>1690.082</text:p>
          </table:table-cell>
          <table:table-cell office:value-type="float" office:value="1742.761">
            <text:p>1742.761</text:p>
          </table:table-cell>
          <table:table-cell office:value-type="float" office:value="874.168">
            <text:p>874.168</text:p>
          </table:table-cell>
          <table:table-cell office:value-type="float" office:value="178.558">
            <text:p>178.558</text:p>
          </table:table-cell>
          <table:table-cell office:value-type="float" office:value="682.575">
            <text:p>682.575</text:p>
          </table:table-cell>
          <table:table-cell office:value-type="float" office:value="705.087">
            <text:p>705.087</text:p>
          </table:table-cell>
          <table:table-cell office:value-type="float" office:value="757.766">
            <text:p>757.766</text:p>
          </table:table-cell>
          <table:table-cell office:value-type="float" office:value="874.168">
            <text:p>874.168</text:p>
          </table:table-cell>
          <table:table-cell office:value-type="float" office:value="864.017">
            <text:p>864.017</text:p>
          </table:table-cell>
          <table:table-cell office:value-type="float" office:value="886.529">
            <text:p>886.529</text:p>
          </table:table-cell>
          <table:table-cell office:value-type="float" office:value="939.208">
            <text:p>939.208</text:p>
          </table:table-cell>
          <table:table-cell office:value-type="float" office:value="1055.61">
            <text:p>1055.61</text:p>
          </table:table-cell>
          <table:table-cell office:value-type="float" office:value="382.512">
            <text:p>382.512</text:p>
          </table:table-cell>
          <table:table-cell office:value-type="float" office:value="435.191">
            <text:p>435.191</text:p>
          </table:table-cell>
          <table:table-cell office:value-type="float" office:value="551.593">
            <text:p>551.593</text:p>
          </table:table-cell>
          <table:table-cell office:value-type="float" office:value="412.679">
            <text:p>412.679</text:p>
          </table:table-cell>
          <table:table-cell office:value-type="float" office:value="529.081">
            <text:p>529.081</text:p>
          </table:table-cell>
          <table:table-cell office:value-type="float" office:value="476.402">
            <text:p>476.402</text:p>
          </table:table-cell>
          <table:table-cell table:number-columns-repeated="792"/>
        </table:table-row>
        <table:table-row table:style-name="ro1">
          <table:table-cell office:value-type="string">
            <text:p>2005-10-19 12:00</text:p>
          </table:table-cell>
          <table:table-cell office:value-type="float" office:value="11.413">
            <text:p>11.413</text:p>
          </table:table-cell>
          <table:table-cell office:value-type="float" office:value="9.582">
            <text:p>9.582</text:p>
          </table:table-cell>
          <table:table-cell office:value-type="float" office:value="1.15">
            <text:p>1.15</text:p>
          </table:table-cell>
          <table:table-cell office:value-type="float" office:value="12.764">
            <text:p>12.764</text:p>
          </table:table-cell>
          <table:table-cell office:value-type="float" office:value="6.058">
            <text:p>6.058</text:p>
          </table:table-cell>
          <table:table-cell office:value-type="float" office:value="13.612">
            <text:p>13.612</text:p>
          </table:table-cell>
          <table:table-cell office:value-type="float" office:value="10.28">
            <text:p>10.28</text:p>
          </table:table-cell>
          <table:table-cell office:value-type="float" office:value="7.146">
            <text:p>7.146</text:p>
          </table:table-cell>
          <table:table-cell office:value-type="float" office:value="14.831">
            <text:p>14.831</text:p>
          </table:table-cell>
          <table:table-cell office:value-type="float" office:value="7.417">
            <text:p>7.417</text:p>
          </table:table-cell>
          <table:table-cell office:value-type="float" office:value="13.615">
            <text:p>13.615</text:p>
          </table:table-cell>
          <table:table-cell office:value-type="float" office:value="12.933">
            <text:p>12.933</text:p>
          </table:table-cell>
          <table:table-cell office:value-type="float" office:value="12.901">
            <text:p>12.901</text:p>
          </table:table-cell>
          <table:table-cell office:value-type="float" office:value="206.413">
            <text:p>206.413</text:p>
          </table:table-cell>
          <table:table-cell office:value-type="float" office:value="54.582">
            <text:p>54.582</text:p>
          </table:table-cell>
          <table:table-cell office:value-type="float" office:value="226.15">
            <text:p>226.15</text:p>
          </table:table-cell>
          <table:table-cell office:value-type="float" office:value="252.764">
            <text:p>252.764</text:p>
          </table:table-cell>
          <table:table-cell office:value-type="float" office:value="51.058">
            <text:p>51.058</text:p>
          </table:table-cell>
          <table:table-cell office:value-type="float" office:value="208.612">
            <text:p>208.612</text:p>
          </table:table-cell>
          <table:table-cell office:value-type="float" office:value="130.28">
            <text:p>130.28</text:p>
          </table:table-cell>
          <table:table-cell office:value-type="float" office:value="337.146">
            <text:p>337.146</text:p>
          </table:table-cell>
          <table:table-cell office:value-type="float" office:value="314.831">
            <text:p>314.831</text:p>
          </table:table-cell>
          <table:table-cell office:value-type="float" office:value="262.417">
            <text:p>262.417</text:p>
          </table:table-cell>
          <table:table-cell office:value-type="float" office:value="13.615">
            <text:p>13.615</text:p>
          </table:table-cell>
          <table:table-cell office:value-type="float" office:value="297.933">
            <text:p>297.933</text:p>
          </table:table-cell>
          <table:table-cell office:value-type="float" office:value="147.901">
            <text:p>147.901</text:p>
          </table:table-cell>
          <table:table-cell office:value-type="float" office:value="217.3906666667">
            <text:p>217.3906666667</text:p>
          </table:table-cell>
          <table:table-cell office:value-type="float" office:value="214.5613333333">
            <text:p>214.5613333333</text:p>
          </table:table-cell>
          <table:table-cell office:value-type="float" office:value="250.6572">
            <text:p>250.6572</text:p>
          </table:table-cell>
          <table:table-cell office:value-type="float" office:value="250.6162">
            <text:p>250.6162</text:p>
          </table:table-cell>
          <table:table-cell office:value-type="float" office:value="206.144875">
            <text:p>206.144875</text:p>
          </table:table-cell>
          <table:table-cell office:value-type="string">
            <text:p>26 ♎ 24' 45"</text:p>
          </table:table-cell>
          <table:table-cell office:value-type="string">
            <text:p>24 ♉ 34' 54"</text:p>
          </table:table-cell>
          <table:table-cell office:value-type="string">
            <text:p>16 ♏ 09' 00"</text:p>
          </table:table-cell>
          <table:table-cell office:value-type="string">
            <text:p>12 ♐ 45' 51"</text:p>
          </table:table-cell>
          <table:table-cell office:value-type="string">
            <text:p>21 ♉ 03' 27"</text:p>
          </table:table-cell>
          <table:table-cell office:value-type="string">
            <text:p>28 ♎ 36' 43"</text:p>
          </table:table-cell>
          <table:table-cell office:value-type="string">
            <text:p>10 ♌ 16' 47"</text:p>
          </table:table-cell>
          <table:table-cell office:value-type="string">
            <text:p><text:s/>7 ♓ 08' 44"</text:p>
          </table:table-cell>
          <table:table-cell office:value-type="string">
            <text:p>14 ♒ 49' 50"</text:p>
          </table:table-cell>
          <table:table-cell office:value-type="string">
            <text:p>22 ♐ 25' 02"</text:p>
          </table:table-cell>
          <table:table-cell office:value-type="string">
            <text:p>13 ♈ 36' 54"</text:p>
          </table:table-cell>
          <table:table-cell office:value-type="string">
            <text:p>27 ♑ 55' 58"</text:p>
          </table:table-cell>
          <table:table-cell office:value-type="string">
            <text:p>27 ♌ 54' 04"</text:p>
          </table:table-cell>
          <table:table-cell office:value-type="float" office:value="3.061">
            <text:p>3.061</text:p>
          </table:table-cell>
          <table:table-cell office:value-type="float" office:value="5.378">
            <text:p>5.378</text:p>
          </table:table-cell>
          <table:table-cell office:value-type="float" office:value="11.413">
            <text:p>11.413</text:p>
          </table:table-cell>
          <table:table-cell office:value-type="float" office:value="4.287">
            <text:p>4.287</text:p>
          </table:table-cell>
          <table:table-cell office:value-type="float" office:value="14.014">
            <text:p>14.014</text:p>
          </table:table-cell>
          <table:table-cell office:value-type="float" office:value="4.178">
            <text:p>4.178</text:p>
          </table:table-cell>
          <table:table-cell office:value-type="float" office:value="9.3">
            <text:p>9.3</text:p>
          </table:table-cell>
          <table:table-cell office:value-type="float" office:value="1.632">
            <text:p>1.632</text:p>
          </table:table-cell>
          <table:table-cell office:value-type="float" office:value="8.957">
            <text:p>8.957</text:p>
          </table:table-cell>
          <table:table-cell office:value-type="float" office:value="2.118">
            <text:p>2.118</text:p>
          </table:table-cell>
          <table:table-cell office:value-type="float" office:value="12.385">
            <text:p>12.385</text:p>
          </table:table-cell>
          <table:table-cell office:value-type="float" office:value="273.061">
            <text:p>273.061</text:p>
          </table:table-cell>
          <table:table-cell office:value-type="float" office:value="335.378">
            <text:p>335.378</text:p>
          </table:table-cell>
          <table:table-cell office:value-type="float" office:value="26.413">
            <text:p>26.413</text:p>
          </table:table-cell>
          <table:table-cell office:value-type="float" office:value="34.287">
            <text:p>34.287</text:p>
          </table:table-cell>
          <table:table-cell office:value-type="float" office:value="209.014">
            <text:p>209.014</text:p>
          </table:table-cell>
          <table:table-cell office:value-type="float" office:value="124.178">
            <text:p>124.178</text:p>
          </table:table-cell>
          <table:table-cell office:value-type="float" office:value="339.3">
            <text:p>339.3</text:p>
          </table:table-cell>
          <table:table-cell office:value-type="float" office:value="316.632">
            <text:p>316.632</text:p>
          </table:table-cell>
          <table:table-cell office:value-type="float" office:value="263.957">
            <text:p>263.957</text:p>
          </table:table-cell>
          <table:table-cell office:value-type="float" office:value="302.118">
            <text:p>302.118</text:p>
          </table:table-cell>
          <table:table-cell office:value-type="float" office:value="147.385">
            <text:p>147.385</text:p>
          </table:table-cell>
          <table:table-cell office:value-type="string">
            <text:p><text:s/>3 ♑ 03' 38"</text:p>
          </table:table-cell>
          <table:table-cell office:value-type="string">
            <text:p><text:s/>5 ♓ 22' 42"</text:p>
          </table:table-cell>
          <table:table-cell office:value-type="string">
            <text:p>26 ♈ 24' 45"</text:p>
          </table:table-cell>
          <table:table-cell office:value-type="string">
            <text:p><text:s/>4 ♉ 17' 13"</text:p>
          </table:table-cell>
          <table:table-cell office:value-type="string">
            <text:p>29 ♎ 00' 50"</text:p>
          </table:table-cell>
          <table:table-cell office:value-type="string">
            <text:p><text:s/>4 ♌ 10' 40"</text:p>
          </table:table-cell>
          <table:table-cell office:value-type="string">
            <text:p><text:s/>9 ♓ 18' 01"</text:p>
          </table:table-cell>
          <table:table-cell office:value-type="string">
            <text:p>16 ♒ 37' 54"</text:p>
          </table:table-cell>
          <table:table-cell office:value-type="string">
            <text:p>23 ♐ 57' 24"</text:p>
          </table:table-cell>
          <table:table-cell office:value-type="string">
            <text:p><text:s/>2 ♒ 07' 03"</text:p>
          </table:table-cell>
          <table:table-cell office:value-type="string">
            <text:p>27 ♌ 23' 04"</text:p>
          </table:table-cell>
          <table:table-cell office:value-type="float" office:value="-10.193">
            <text:p>-10.193</text:p>
          </table:table-cell>
          <table:table-cell office:value-type="float" office:value="-4.407">
            <text:p>-4.407</text:p>
          </table:table-cell>
          <table:table-cell office:value-type="float" office:value="-21.9075">
            <text:p>-21.9075</text:p>
          </table:table-cell>
          <table:table-cell office:value-type="float" office:value="22.269">
            <text:p>22.269</text:p>
          </table:table-cell>
          <table:table-cell office:value-type="float" office:value="-18.413">
            <text:p>-18.413</text:p>
          </table:table-cell>
          <table:table-cell office:value-type="float" office:value="-25.402">
            <text:p>-25.402</text:p>
          </table:table-cell>
          <table:table-cell office:value-type="float" office:value="16.588">
            <text:p>16.588</text:p>
          </table:table-cell>
          <table:table-cell office:value-type="float" office:value="-10.005">
            <text:p>-10.005</text:p>
          </table:table-cell>
          <table:table-cell office:value-type="float" office:value="18.094">
            <text:p>18.094</text:p>
          </table:table-cell>
          <table:table-cell office:value-type="float" office:value="-9.627">
            <text:p>-9.627</text:p>
          </table:table-cell>
          <table:table-cell office:value-type="float" office:value="-16.53">
            <text:p>-16.53</text:p>
          </table:table-cell>
          <table:table-cell office:value-type="float" office:value="-15.559">
            <text:p>-15.559</text:p>
          </table:table-cell>
          <table:table-cell office:value-type="float" office:value="5.373">
            <text:p>5.373</text:p>
          </table:table-cell>
          <table:table-cell office:value-type="float" office:value="-13.753">
            <text:p>-13.753</text:p>
          </table:table-cell>
          <table:table-cell office:value-type="float" office:value="12.207">
            <text:p>12.207</text:p>
          </table:table-cell>
          <table:table-cell office:value-type="float" office:value="0">
            <text:p>0</text:p>
          </table:table-cell>
          <table:table-cell office:value-type="float" office:value="3.459">
            <text:p>3.459</text:p>
          </table:table-cell>
          <table:table-cell office:value-type="float" office:value="-1.82">
            <text:p>-1.82</text:p>
          </table:table-cell>
          <table:table-cell office:value-type="float" office:value="-3.098">
            <text:p>-3.098</text:p>
          </table:table-cell>
          <table:table-cell office:value-type="float" office:value="-1.487">
            <text:p>-1.487</text:p>
          </table:table-cell>
          <table:table-cell office:value-type="float" office:value="1.046">
            <text:p>1.046</text:p>
          </table:table-cell>
          <table:table-cell office:value-type="float" office:value="0.444">
            <text:p>0.444</text:p>
          </table:table-cell>
          <table:table-cell office:value-type="float" office:value="-0.796">
            <text:p>-0.796</text:p>
          </table:table-cell>
          <table:table-cell office:value-type="float" office:value="-0.149">
            <text:p>-0.149</text:p>
          </table:table-cell>
          <table:table-cell office:value-type="float" office:value="7.677">
            <text:p>7.677</text:p>
          </table:table-cell>
          <table:table-cell office:value-type="float" office:value="6.958">
            <text:p>6.958</text:p>
          </table:table-cell>
          <table:table-cell office:value-type="float" office:value="0.004">
            <text:p>0.004</text:p>
          </table:table-cell>
          <table:table-cell office:value-type="float" office:value="333.386">
            <text:p>333.386</text:p>
          </table:table-cell>
          <table:table-cell office:value-type="float" office:value="379.737">
            <text:p>379.737</text:p>
          </table:table-cell>
          <table:table-cell office:value-type="float" office:value="8095.092">
            <text:p>8095.092</text:p>
          </table:table-cell>
          <table:table-cell office:value-type="float" office:value="15497.538">
            <text:p>15497.538</text:p>
          </table:table-cell>
          <table:table-cell office:value-type="float" office:value="17852.535">
            <text:p>17852.535</text:p>
          </table:table-cell>
          <table:table-cell office:value-type="float" office:value="16295.87">
            <text:p>16295.87</text:p>
          </table:table-cell>
          <table:table-cell office:value-type="float" office:value="16488.217">
            <text:p>16488.217</text:p>
          </table:table-cell>
          <table:table-cell office:value-type="float" office:value="16809.004">
            <text:p>16809.004</text:p>
          </table:table-cell>
          <table:table-cell office:value-type="float" office:value="16831.319">
            <text:p>16831.319</text:p>
          </table:table-cell>
          <table:table-cell office:value-type="float" office:value="16883.733">
            <text:p>16883.733</text:p>
          </table:table-cell>
          <table:table-cell office:value-type="float" office:value="16998.249">
            <text:p>16998.249</text:p>
          </table:table-cell>
          <table:table-cell office:value-type="float" office:value="406.351">
            <text:p>406.351</text:p>
          </table:table-cell>
          <table:table-cell office:value-type="float" office:value="8121.706">
            <text:p>8121.706</text:p>
          </table:table-cell>
          <table:table-cell office:value-type="float" office:value="15524.152">
            <text:p>15524.152</text:p>
          </table:table-cell>
          <table:table-cell office:value-type="float" office:value="17879.149">
            <text:p>17879.149</text:p>
          </table:table-cell>
          <table:table-cell office:value-type="float" office:value="16322.484">
            <text:p>16322.484</text:p>
          </table:table-cell>
          <table:table-cell office:value-type="float" office:value="16373.542">
            <text:p>16373.542</text:p>
          </table:table-cell>
          <table:table-cell office:value-type="float" office:value="16271.426">
            <text:p>16271.426</text:p>
          </table:table-cell>
          <table:table-cell office:value-type="float" office:value="8813.542">
            <text:p>8813.542</text:p>
          </table:table-cell>
          <table:table-cell office:value-type="float" office:value="8308.014">
            <text:p>8308.014</text:p>
          </table:table-cell>
          <table:table-cell office:value-type="float" office:value="16514.831">
            <text:p>16514.831</text:p>
          </table:table-cell>
          <table:table-cell office:value-type="float" office:value="16835.618">
            <text:p>16835.618</text:p>
          </table:table-cell>
          <table:table-cell office:value-type="float" office:value="16857.933">
            <text:p>16857.933</text:p>
          </table:table-cell>
          <table:table-cell office:value-type="float" office:value="16910.347">
            <text:p>16910.347</text:p>
          </table:table-cell>
          <table:table-cell office:value-type="float" office:value="17024.863">
            <text:p>17024.863</text:p>
          </table:table-cell>
          <table:table-cell office:value-type="float" office:value="8075.355">
            <text:p>8075.355</text:p>
          </table:table-cell>
          <table:table-cell office:value-type="float" office:value="15477.801">
            <text:p>15477.801</text:p>
          </table:table-cell>
          <table:table-cell office:value-type="float" office:value="17832.798">
            <text:p>17832.798</text:p>
          </table:table-cell>
          <table:table-cell office:value-type="float" office:value="16276.133">
            <text:p>16276.133</text:p>
          </table:table-cell>
          <table:table-cell office:value-type="float" office:value="16468.48">
            <text:p>16468.48</text:p>
          </table:table-cell>
          <table:table-cell office:value-type="float" office:value="16789.267">
            <text:p>16789.267</text:p>
          </table:table-cell>
          <table:table-cell office:value-type="float" office:value="16811.582">
            <text:p>16811.582</text:p>
          </table:table-cell>
          <table:table-cell office:value-type="float" office:value="16863.996">
            <text:p>16863.996</text:p>
          </table:table-cell>
          <table:table-cell office:value-type="float" office:value="16978.512">
            <text:p>16978.512</text:p>
          </table:table-cell>
          <table:table-cell office:value-type="float" office:value="7762.446">
            <text:p>7762.446</text:p>
          </table:table-cell>
          <table:table-cell office:value-type="float" office:value="10117.443">
            <text:p>10117.443</text:p>
          </table:table-cell>
          <table:table-cell office:value-type="float" office:value="8560.778">
            <text:p>8560.778</text:p>
          </table:table-cell>
          <table:table-cell office:value-type="float" office:value="8753.125">
            <text:p>8753.125</text:p>
          </table:table-cell>
          <table:table-cell office:value-type="float" office:value="9073.912">
            <text:p>9073.912</text:p>
          </table:table-cell>
          <table:table-cell office:value-type="float" office:value="9096.227">
            <text:p>9096.227</text:p>
          </table:table-cell>
          <table:table-cell office:value-type="float" office:value="9148.641">
            <text:p>9148.641</text:p>
          </table:table-cell>
          <table:table-cell office:value-type="float" office:value="9263.157">
            <text:p>9263.157</text:p>
          </table:table-cell>
          <table:table-cell office:value-type="float" office:value="2714.997">
            <text:p>2714.997</text:p>
          </table:table-cell>
          <table:table-cell office:value-type="float" office:value="1158.332">
            <text:p>1158.332</text:p>
          </table:table-cell>
          <table:table-cell office:value-type="float" office:value="1350.679">
            <text:p>1350.679</text:p>
          </table:table-cell>
          <table:table-cell office:value-type="float" office:value="1671.466">
            <text:p>1671.466</text:p>
          </table:table-cell>
          <table:table-cell office:value-type="float" office:value="1693.781">
            <text:p>1693.781</text:p>
          </table:table-cell>
          <table:table-cell office:value-type="float" office:value="1746.195">
            <text:p>1746.195</text:p>
          </table:table-cell>
          <table:table-cell office:value-type="float" office:value="1860.711">
            <text:p>1860.711</text:p>
          </table:table-cell>
          <table:table-cell office:value-type="float" office:value="-1196.665">
            <text:p>-1196.665</text:p>
          </table:table-cell>
          <table:table-cell office:value-type="float" office:value="-1004.318">
            <text:p>-1004.318</text:p>
          </table:table-cell>
          <table:table-cell office:value-type="float" office:value="-683.531">
            <text:p>-683.531</text:p>
          </table:table-cell>
          <table:table-cell office:value-type="float" office:value="-661.216">
            <text:p>-661.216</text:p>
          </table:table-cell>
          <table:table-cell office:value-type="float" office:value="-608.802">
            <text:p>-608.802</text:p>
          </table:table-cell>
          <table:table-cell office:value-type="float" office:value="-494.286">
            <text:p>-494.286</text:p>
          </table:table-cell>
          <table:table-cell office:value-type="float" office:value="552.347">
            <text:p>552.347</text:p>
          </table:table-cell>
          <table:table-cell office:value-type="float" office:value="873.134">
            <text:p>873.134</text:p>
          </table:table-cell>
          <table:table-cell office:value-type="float" office:value="895.449">
            <text:p>895.449</text:p>
          </table:table-cell>
          <table:table-cell office:value-type="float" office:value="947.863">
            <text:p>947.863</text:p>
          </table:table-cell>
          <table:table-cell office:value-type="float" office:value="1062.379">
            <text:p>1062.379</text:p>
          </table:table-cell>
          <table:table-cell office:value-type="float" office:value="680.787">
            <text:p>680.787</text:p>
          </table:table-cell>
          <table:table-cell office:value-type="float" office:value="703.102">
            <text:p>703.102</text:p>
          </table:table-cell>
          <table:table-cell office:value-type="float" office:value="755.516">
            <text:p>755.516</text:p>
          </table:table-cell>
          <table:table-cell office:value-type="float" office:value="870.032">
            <text:p>870.032</text:p>
          </table:table-cell>
          <table:table-cell office:value-type="float" office:value="382.315">
            <text:p>382.315</text:p>
          </table:table-cell>
          <table:table-cell office:value-type="float" office:value="434.729">
            <text:p>434.729</text:p>
          </table:table-cell>
          <table:table-cell office:value-type="float" office:value="549.245">
            <text:p>549.245</text:p>
          </table:table-cell>
          <table:table-cell office:value-type="float" office:value="412.414">
            <text:p>412.414</text:p>
          </table:table-cell>
          <table:table-cell office:value-type="float" office:value="526.93">
            <text:p>526.93</text:p>
          </table:table-cell>
          <table:table-cell office:value-type="float" office:value="474.516">
            <text:p>474.516</text:p>
          </table:table-cell>
          <table:table-cell office:value-type="float" office:value="42057.683">
            <text:p>42057.683</text:p>
          </table:table-cell>
          <table:table-cell office:value-type="float" office:value="297.683">
            <text:p>297.683</text:p>
          </table:table-cell>
          <table:table-cell office:value-type="float" office:value="52446.648">
            <text:p>52446.648</text:p>
          </table:table-cell>
          <table:table-cell office:value-type="float" office:value="59998.774">
            <text:p>59998.774</text:p>
          </table:table-cell>
          <table:table-cell office:value-type="float" office:value="67384.047">
            <text:p>67384.047</text:p>
          </table:table-cell>
          <table:table-cell office:value-type="float" office:value="68370.943">
            <text:p>68370.943</text:p>
          </table:table-cell>
          <table:table-cell office:value-type="float" office:value="68188.883">
            <text:p>68188.883</text:p>
          </table:table-cell>
          <table:table-cell office:value-type="float" office:value="68693.761">
            <text:p>68693.761</text:p>
          </table:table-cell>
          <table:table-cell office:value-type="float" office:value="68716.429">
            <text:p>68716.429</text:p>
          </table:table-cell>
          <table:table-cell office:value-type="float" office:value="68769.104">
            <text:p>68769.104</text:p>
          </table:table-cell>
          <table:table-cell office:value-type="float" office:value="68885.676">
            <text:p>68885.676</text:p>
          </table:table-cell>
          <table:table-cell office:value-type="float" office:value="10748.965">
            <text:p>10748.965</text:p>
          </table:table-cell>
          <table:table-cell office:value-type="float" office:value="18301.091">
            <text:p>18301.091</text:p>
          </table:table-cell>
          <table:table-cell office:value-type="float" office:value="25686.364">
            <text:p>25686.364</text:p>
          </table:table-cell>
          <table:table-cell office:value-type="float" office:value="26673.26">
            <text:p>26673.26</text:p>
          </table:table-cell>
          <table:table-cell office:value-type="float" office:value="26491.2">
            <text:p>26491.2</text:p>
          </table:table-cell>
          <table:table-cell table:formula="of:=MOD([.GI39]; 360)" office:value-type="float" office:value="211.200000000001">
            <text:p>211.2</text:p>
          </table:table-cell>
          <table:table-cell office:value-type="float" office:value="26996.078">
            <text:p>26996.078</text:p>
          </table:table-cell>
          <table:table-cell office:value-type="float" office:value="27018.746">
            <text:p>27018.746</text:p>
          </table:table-cell>
          <table:table-cell office:value-type="float" office:value="27071.421">
            <text:p>27071.421</text:p>
          </table:table-cell>
          <table:table-cell office:value-type="float" office:value="27187.993">
            <text:p>27187.993</text:p>
          </table:table-cell>
          <table:table-cell office:value-type="float" office:value="7912.126">
            <text:p>7912.126</text:p>
          </table:table-cell>
          <table:table-cell office:value-type="float" office:value="15297.399">
            <text:p>15297.399</text:p>
          </table:table-cell>
          <table:table-cell office:value-type="float" office:value="16284.295">
            <text:p>16284.295</text:p>
          </table:table-cell>
          <table:table-cell office:value-type="float" office:value="16102.235">
            <text:p>16102.235</text:p>
          </table:table-cell>
          <table:table-cell office:value-type="float" office:value="16607.113">
            <text:p>16607.113</text:p>
          </table:table-cell>
          <table:table-cell office:value-type="float" office:value="16629.781">
            <text:p>16629.781</text:p>
          </table:table-cell>
          <table:table-cell office:value-type="float" office:value="16682.456">
            <text:p>16682.456</text:p>
          </table:table-cell>
          <table:table-cell office:value-type="float" office:value="16799.028">
            <text:p>16799.028</text:p>
          </table:table-cell>
          <table:table-cell office:value-type="float" office:value="7745.273">
            <text:p>7745.273</text:p>
          </table:table-cell>
          <table:table-cell office:value-type="float" office:value="8732.169">
            <text:p>8732.169</text:p>
          </table:table-cell>
          <table:table-cell office:value-type="float" office:value="8550.109">
            <text:p>8550.109</text:p>
          </table:table-cell>
          <table:table-cell office:value-type="float" office:value="9054.987">
            <text:p>9054.987</text:p>
          </table:table-cell>
          <table:table-cell office:value-type="float" office:value="9077.655">
            <text:p>9077.655</text:p>
          </table:table-cell>
          <table:table-cell office:value-type="float" office:value="9130.33">
            <text:p>9130.33</text:p>
          </table:table-cell>
          <table:table-cell office:value-type="float" office:value="9246.902">
            <text:p>9246.902</text:p>
          </table:table-cell>
          <table:table-cell office:value-type="float" office:value="1346.896">
            <text:p>1346.896</text:p>
          </table:table-cell>
          <table:table-cell office:value-type="float" office:value="1164.836">
            <text:p>1164.836</text:p>
          </table:table-cell>
          <table:table-cell office:value-type="float" office:value="1669.714">
            <text:p>1669.714</text:p>
          </table:table-cell>
          <table:table-cell office:value-type="float" office:value="1692.382">
            <text:p>1692.382</text:p>
          </table:table-cell>
          <table:table-cell office:value-type="float" office:value="1745.057">
            <text:p>1745.057</text:p>
          </table:table-cell>
          <table:table-cell office:value-type="float" office:value="874.733">
            <text:p>874.733</text:p>
          </table:table-cell>
          <table:table-cell office:value-type="float" office:value="177.94">
            <text:p>177.94</text:p>
          </table:table-cell>
          <table:table-cell office:value-type="float" office:value="682.818">
            <text:p>682.818</text:p>
          </table:table-cell>
          <table:table-cell office:value-type="float" office:value="705.486">
            <text:p>705.486</text:p>
          </table:table-cell>
          <table:table-cell office:value-type="float" office:value="758.161">
            <text:p>758.161</text:p>
          </table:table-cell>
          <table:table-cell office:value-type="float" office:value="874.733">
            <text:p>874.733</text:p>
          </table:table-cell>
          <table:table-cell office:value-type="float" office:value="864.878">
            <text:p>864.878</text:p>
          </table:table-cell>
          <table:table-cell office:value-type="float" office:value="887.546">
            <text:p>887.546</text:p>
          </table:table-cell>
          <table:table-cell office:value-type="float" office:value="940.221">
            <text:p>940.221</text:p>
          </table:table-cell>
          <table:table-cell office:value-type="float" office:value="1056.793">
            <text:p>1056.793</text:p>
          </table:table-cell>
          <table:table-cell office:value-type="float" office:value="382.668">
            <text:p>382.668</text:p>
          </table:table-cell>
          <table:table-cell office:value-type="float" office:value="435.343">
            <text:p>435.343</text:p>
          </table:table-cell>
          <table:table-cell office:value-type="float" office:value="551.915">
            <text:p>551.915</text:p>
          </table:table-cell>
          <table:table-cell office:value-type="float" office:value="412.675">
            <text:p>412.675</text:p>
          </table:table-cell>
          <table:table-cell office:value-type="float" office:value="529.247">
            <text:p>529.247</text:p>
          </table:table-cell>
          <table:table-cell office:value-type="float" office:value="476.572">
            <text:p>476.572</text:p>
          </table:table-cell>
          <table:table-cell table:number-columns-repeated="792"/>
        </table:table-row>
        <table:table-row table:style-name="ro1">
          <table:table-cell office:value-type="string">
            <text:p>2005-12-01 12:00</text:p>
          </table:table-cell>
          <table:table-cell office:value-type="float" office:value="9.612">
            <text:p>9.612</text:p>
          </table:table-cell>
          <table:table-cell office:value-type="float" office:value="10.679">
            <text:p>10.679</text:p>
          </table:table-cell>
          <table:table-cell office:value-type="float" office:value="10.261">
            <text:p>10.261</text:p>
          </table:table-cell>
          <table:table-cell office:value-type="float" office:value="7.749">
            <text:p>7.749</text:p>
          </table:table-cell>
          <table:table-cell office:value-type="float" office:value="8.725">
            <text:p>8.725</text:p>
          </table:table-cell>
          <table:table-cell office:value-type="float" office:value="7.76">
            <text:p>7.76</text:p>
          </table:table-cell>
          <table:table-cell office:value-type="float" office:value="11.228">
            <text:p>11.228</text:p>
          </table:table-cell>
          <table:table-cell office:value-type="float" office:value="6.949">
            <text:p>6.949</text:p>
          </table:table-cell>
          <table:table-cell office:value-type="float" office:value="0.179">
            <text:p>0.179</text:p>
          </table:table-cell>
          <table:table-cell office:value-type="float" office:value="8.771">
            <text:p>8.771</text:p>
          </table:table-cell>
          <table:table-cell office:value-type="float" office:value="12.063">
            <text:p>12.063</text:p>
          </table:table-cell>
          <table:table-cell office:value-type="float" office:value="14.726">
            <text:p>14.726</text:p>
          </table:table-cell>
          <table:table-cell office:value-type="float" office:value="13.014">
            <text:p>13.014</text:p>
          </table:table-cell>
          <table:table-cell office:value-type="float" office:value="249.612">
            <text:p>249.612</text:p>
          </table:table-cell>
          <table:table-cell office:value-type="float" office:value="250.679">
            <text:p>250.679</text:p>
          </table:table-cell>
          <table:table-cell office:value-type="float" office:value="235.261">
            <text:p>235.261</text:p>
          </table:table-cell>
          <table:table-cell office:value-type="float" office:value="292.749">
            <text:p>292.749</text:p>
          </table:table-cell>
          <table:table-cell office:value-type="float" office:value="38.725">
            <text:p>38.725</text:p>
          </table:table-cell>
          <table:table-cell office:value-type="float" office:value="217.76">
            <text:p>217.76</text:p>
          </table:table-cell>
          <table:table-cell office:value-type="float" office:value="131.228">
            <text:p>131.228</text:p>
          </table:table-cell>
          <table:table-cell office:value-type="float" office:value="336.949">
            <text:p>336.949</text:p>
          </table:table-cell>
          <table:table-cell office:value-type="float" office:value="315.179">
            <text:p>315.179</text:p>
          </table:table-cell>
          <table:table-cell office:value-type="float" office:value="263.771">
            <text:p>263.771</text:p>
          </table:table-cell>
          <table:table-cell office:value-type="float" office:value="12.063">
            <text:p>12.063</text:p>
          </table:table-cell>
          <table:table-cell office:value-type="float" office:value="299.726">
            <text:p>299.726</text:p>
          </table:table-cell>
          <table:table-cell office:value-type="float" office:value="148.014">
            <text:p>148.014</text:p>
          </table:table-cell>
          <table:table-cell office:value-type="float" office:value="217.2686666667">
            <text:p>217.2686666667</text:p>
          </table:table-cell>
          <table:table-cell office:value-type="float" office:value="219.5775">
            <text:p>219.5775</text:p>
          </table:table-cell>
          <table:table-cell office:value-type="float" office:value="252.9774">
            <text:p>252.9774</text:p>
          </table:table-cell>
          <table:table-cell office:value-type="float" office:value="251.7812">
            <text:p>251.7812</text:p>
          </table:table-cell>
          <table:table-cell office:value-type="float" office:value="178.868875">
            <text:p>178.868875</text:p>
          </table:table-cell>
          <table:table-cell office:value-type="string">
            <text:p><text:s/>9 ♐ 36' 43"</text:p>
          </table:table-cell>
          <table:table-cell office:value-type="string">
            <text:p>10 ♐ 40' 46"</text:p>
          </table:table-cell>
          <table:table-cell office:value-type="string">
            <text:p>25 ♏ 15' 39"</text:p>
          </table:table-cell>
          <table:table-cell office:value-type="string">
            <text:p>22 ♑ 44' 57"</text:p>
          </table:table-cell>
          <table:table-cell office:value-type="string">
            <text:p><text:s/>8 ♉ 43' 28"</text:p>
          </table:table-cell>
          <table:table-cell office:value-type="string">
            <text:p><text:s/>7 ♏ 45' 35"</text:p>
          </table:table-cell>
          <table:table-cell office:value-type="string">
            <text:p>11 ♌ 13' 41"</text:p>
          </table:table-cell>
          <table:table-cell office:value-type="string">
            <text:p><text:s/>6 ♓ 56' 57"</text:p>
          </table:table-cell>
          <table:table-cell office:value-type="string">
            <text:p>15 ♒ 10' 45"</text:p>
          </table:table-cell>
          <table:table-cell office:value-type="string">
            <text:p>23 ♐ 46' 14"</text:p>
          </table:table-cell>
          <table:table-cell office:value-type="string">
            <text:p>12 ♈ 03' 45"</text:p>
          </table:table-cell>
          <table:table-cell office:value-type="string">
            <text:p>29 ♑ 43' 34"</text:p>
          </table:table-cell>
          <table:table-cell office:value-type="string">
            <text:p>28 ♌ 00' 51"</text:p>
          </table:table-cell>
          <table:table-cell office:value-type="float" office:value="1.672">
            <text:p>1.672</text:p>
          </table:table-cell>
          <table:table-cell office:value-type="float" office:value="13.874">
            <text:p>13.874</text:p>
          </table:table-cell>
          <table:table-cell office:value-type="float" office:value="9.612">
            <text:p>9.612</text:p>
          </table:table-cell>
          <table:table-cell office:value-type="float" office:value="13.559">
            <text:p>13.559</text:p>
          </table:table-cell>
          <table:table-cell office:value-type="float" office:value="2.274">
            <text:p>2.274</text:p>
          </table:table-cell>
          <table:table-cell office:value-type="float" office:value="5.759">
            <text:p>5.759</text:p>
          </table:table-cell>
          <table:table-cell office:value-type="float" office:value="9.762">
            <text:p>9.762</text:p>
          </table:table-cell>
          <table:table-cell office:value-type="float" office:value="1.891">
            <text:p>1.891</text:p>
          </table:table-cell>
          <table:table-cell office:value-type="float" office:value="9.22">
            <text:p>9.22</text:p>
          </table:table-cell>
          <table:table-cell office:value-type="float" office:value="2.888">
            <text:p>2.888</text:p>
          </table:table-cell>
          <table:table-cell office:value-type="float" office:value="12.427">
            <text:p>12.427</text:p>
          </table:table-cell>
          <table:table-cell office:value-type="float" office:value="106.672">
            <text:p>106.672</text:p>
          </table:table-cell>
          <table:table-cell office:value-type="float" office:value="43.874">
            <text:p>43.874</text:p>
          </table:table-cell>
          <table:table-cell office:value-type="float" office:value="69.612">
            <text:p>69.612</text:p>
          </table:table-cell>
          <table:table-cell office:value-type="float" office:value="58.559">
            <text:p>58.559</text:p>
          </table:table-cell>
          <table:table-cell office:value-type="float" office:value="212.274">
            <text:p>212.274</text:p>
          </table:table-cell>
          <table:table-cell office:value-type="float" office:value="125.759">
            <text:p>125.759</text:p>
          </table:table-cell>
          <table:table-cell office:value-type="float" office:value="339.762">
            <text:p>339.762</text:p>
          </table:table-cell>
          <table:table-cell office:value-type="float" office:value="316.891">
            <text:p>316.891</text:p>
          </table:table-cell>
          <table:table-cell office:value-type="float" office:value="264.22">
            <text:p>264.22</text:p>
          </table:table-cell>
          <table:table-cell office:value-type="float" office:value="302.888">
            <text:p>302.888</text:p>
          </table:table-cell>
          <table:table-cell office:value-type="float" office:value="147.427">
            <text:p>147.427</text:p>
          </table:table-cell>
          <table:table-cell office:value-type="string">
            <text:p>16 ♋ 40' 19"</text:p>
          </table:table-cell>
          <table:table-cell office:value-type="string">
            <text:p>13 ♉ 52' 27"</text:p>
          </table:table-cell>
          <table:table-cell office:value-type="string">
            <text:p><text:s/>9 ♊ 36' 43"</text:p>
          </table:table-cell>
          <table:table-cell office:value-type="string">
            <text:p>28 ♉ 33' 33"</text:p>
          </table:table-cell>
          <table:table-cell office:value-type="string">
            <text:p><text:s/>2 ♏ 16' 24"</text:p>
          </table:table-cell>
          <table:table-cell office:value-type="string">
            <text:p><text:s/>5 ♌ 45' 33"</text:p>
          </table:table-cell>
          <table:table-cell office:value-type="string">
            <text:p><text:s/>9 ♓ 45' 43"</text:p>
          </table:table-cell>
          <table:table-cell office:value-type="string">
            <text:p>16 ♒ 53' 26"</text:p>
          </table:table-cell>
          <table:table-cell office:value-type="string">
            <text:p>24 ♐ 13' 11"</text:p>
          </table:table-cell>
          <table:table-cell office:value-type="string">
            <text:p><text:s/>2 ♒ 53' 16"</text:p>
          </table:table-cell>
          <table:table-cell office:value-type="string">
            <text:p>27 ♌ 25' 35"</text:p>
          </table:table-cell>
          <table:table-cell office:value-type="float" office:value="-21.894">
            <text:p>-21.894</text:p>
          </table:table-cell>
          <table:table-cell office:value-type="float" office:value="-4.6215">
            <text:p>-4.6215</text:p>
          </table:table-cell>
          <table:table-cell office:value-type="float" office:value="-20.5365">
            <text:p>-20.5365</text:p>
          </table:table-cell>
          <table:table-cell office:value-type="float" office:value="-26.337">
            <text:p>-26.337</text:p>
          </table:table-cell>
          <table:table-cell office:value-type="float" office:value="-16.69">
            <text:p>-16.69</text:p>
          </table:table-cell>
          <table:table-cell office:value-type="float" office:value="-24.383">
            <text:p>-24.383</text:p>
          </table:table-cell>
          <table:table-cell office:value-type="float" office:value="15.14">
            <text:p>15.14</text:p>
          </table:table-cell>
          <table:table-cell office:value-type="float" office:value="-13.102">
            <text:p>-13.102</text:p>
          </table:table-cell>
          <table:table-cell office:value-type="float" office:value="17.938">
            <text:p>17.938</text:p>
          </table:table-cell>
          <table:table-cell office:value-type="float" office:value="-9.675">
            <text:p>-9.675</text:p>
          </table:table-cell>
          <table:table-cell office:value-type="float" office:value="-16.431">
            <text:p>-16.431</text:p>
          </table:table-cell>
          <table:table-cell office:value-type="float" office:value="-15.792">
            <text:p>-15.792</text:p>
          </table:table-cell>
          <table:table-cell office:value-type="float" office:value="4.769">
            <text:p>4.769</text:p>
          </table:table-cell>
          <table:table-cell office:value-type="float" office:value="-13.724">
            <text:p>-13.724</text:p>
          </table:table-cell>
          <table:table-cell office:value-type="float" office:value="12.168">
            <text:p>12.168</text:p>
          </table:table-cell>
          <table:table-cell office:value-type="float" office:value="-0">
            <text:p>-0</text:p>
          </table:table-cell>
          <table:table-cell office:value-type="float" office:value="-4.333">
            <text:p>-4.333</text:p>
          </table:table-cell>
          <table:table-cell office:value-type="float" office:value="2.461">
            <text:p>2.461</text:p>
          </table:table-cell>
          <table:table-cell office:value-type="float" office:value="-2.902">
            <text:p>-2.902</text:p>
          </table:table-cell>
          <table:table-cell office:value-type="float" office:value="0.771">
            <text:p>0.771</text:p>
          </table:table-cell>
          <table:table-cell office:value-type="float" office:value="1.054">
            <text:p>1.054</text:p>
          </table:table-cell>
          <table:table-cell office:value-type="float" office:value="0.551">
            <text:p>0.551</text:p>
          </table:table-cell>
          <table:table-cell office:value-type="float" office:value="-0.769">
            <text:p>-0.769</text:p>
          </table:table-cell>
          <table:table-cell office:value-type="float" office:value="-0.154">
            <text:p>-0.154</text:p>
          </table:table-cell>
          <table:table-cell office:value-type="float" office:value="7.51">
            <text:p>7.51</text:p>
          </table:table-cell>
          <table:table-cell office:value-type="float" office:value="6.628">
            <text:p>6.628</text:p>
          </table:table-cell>
          <table:table-cell office:value-type="float" office:value="0.004">
            <text:p>0.004</text:p>
          </table:table-cell>
          <table:table-cell office:value-type="float" office:value="302.512">
            <text:p>302.512</text:p>
          </table:table-cell>
          <table:table-cell office:value-type="float" office:value="345.649">
            <text:p>345.649</text:p>
          </table:table-cell>
          <table:table-cell office:value-type="float" office:value="8116.536">
            <text:p>8116.536</text:p>
          </table:table-cell>
          <table:table-cell office:value-type="float" office:value="15497.501">
            <text:p>15497.501</text:p>
          </table:table-cell>
          <table:table-cell office:value-type="float" office:value="17863.198">
            <text:p>17863.198</text:p>
          </table:table-cell>
          <table:table-cell office:value-type="float" office:value="16304.033">
            <text:p>16304.033</text:p>
          </table:table-cell>
          <table:table-cell office:value-type="float" office:value="16495.535">
            <text:p>16495.535</text:p>
          </table:table-cell>
          <table:table-cell office:value-type="float" office:value="16818.312">
            <text:p>16818.312</text:p>
          </table:table-cell>
          <table:table-cell office:value-type="float" office:value="16840.082">
            <text:p>16840.082</text:p>
          </table:table-cell>
          <table:table-cell office:value-type="float" office:value="16891.49">
            <text:p>16891.49</text:p>
          </table:table-cell>
          <table:table-cell office:value-type="float" office:value="17007.247">
            <text:p>17007.247</text:p>
          </table:table-cell>
          <table:table-cell office:value-type="float" office:value="403.137">
            <text:p>403.137</text:p>
          </table:table-cell>
          <table:table-cell office:value-type="float" office:value="8174.024">
            <text:p>8174.024</text:p>
          </table:table-cell>
          <table:table-cell office:value-type="float" office:value="15554.989">
            <text:p>15554.989</text:p>
          </table:table-cell>
          <table:table-cell office:value-type="float" office:value="17920.686">
            <text:p>17920.686</text:p>
          </table:table-cell>
          <table:table-cell office:value-type="float" office:value="16361.521">
            <text:p>16361.521</text:p>
          </table:table-cell>
          <table:table-cell office:value-type="float" office:value="16400.246">
            <text:p>16400.246</text:p>
          </table:table-cell>
          <table:table-cell office:value-type="float" office:value="16322.796">
            <text:p>16322.796</text:p>
          </table:table-cell>
          <table:table-cell office:value-type="float" office:value="8840.246">
            <text:p>8840.246</text:p>
          </table:table-cell>
          <table:table-cell office:value-type="float" office:value="8254.748">
            <text:p>8254.748</text:p>
          </table:table-cell>
          <table:table-cell office:value-type="float" office:value="16553.023">
            <text:p>16553.023</text:p>
          </table:table-cell>
          <table:table-cell office:value-type="float" office:value="16875.8">
            <text:p>16875.8</text:p>
          </table:table-cell>
          <table:table-cell office:value-type="float" office:value="16897.57">
            <text:p>16897.57</text:p>
          </table:table-cell>
          <table:table-cell office:value-type="float" office:value="16948.978">
            <text:p>16948.978</text:p>
          </table:table-cell>
          <table:table-cell office:value-type="float" office:value="17064.735">
            <text:p>17064.735</text:p>
          </table:table-cell>
          <table:table-cell office:value-type="float" office:value="8130.887">
            <text:p>8130.887</text:p>
          </table:table-cell>
          <table:table-cell office:value-type="float" office:value="15511.852">
            <text:p>15511.852</text:p>
          </table:table-cell>
          <table:table-cell office:value-type="float" office:value="17877.549">
            <text:p>17877.549</text:p>
          </table:table-cell>
          <table:table-cell office:value-type="float" office:value="16318.384">
            <text:p>16318.384</text:p>
          </table:table-cell>
          <table:table-cell office:value-type="float" office:value="16509.886">
            <text:p>16509.886</text:p>
          </table:table-cell>
          <table:table-cell office:value-type="float" office:value="16832.663">
            <text:p>16832.663</text:p>
          </table:table-cell>
          <table:table-cell office:value-type="float" office:value="16854.433">
            <text:p>16854.433</text:p>
          </table:table-cell>
          <table:table-cell office:value-type="float" office:value="16905.841">
            <text:p>16905.841</text:p>
          </table:table-cell>
          <table:table-cell office:value-type="float" office:value="17021.598">
            <text:p>17021.598</text:p>
          </table:table-cell>
          <table:table-cell office:value-type="float" office:value="7740.965">
            <text:p>7740.965</text:p>
          </table:table-cell>
          <table:table-cell office:value-type="float" office:value="10106.662">
            <text:p>10106.662</text:p>
          </table:table-cell>
          <table:table-cell office:value-type="float" office:value="8547.497">
            <text:p>8547.497</text:p>
          </table:table-cell>
          <table:table-cell office:value-type="float" office:value="8738.999">
            <text:p>8738.999</text:p>
          </table:table-cell>
          <table:table-cell office:value-type="float" office:value="9061.776">
            <text:p>9061.776</text:p>
          </table:table-cell>
          <table:table-cell office:value-type="float" office:value="9083.546">
            <text:p>9083.546</text:p>
          </table:table-cell>
          <table:table-cell office:value-type="float" office:value="9134.954">
            <text:p>9134.954</text:p>
          </table:table-cell>
          <table:table-cell office:value-type="float" office:value="9250.711">
            <text:p>9250.711</text:p>
          </table:table-cell>
          <table:table-cell office:value-type="float" office:value="2725.697">
            <text:p>2725.697</text:p>
          </table:table-cell>
          <table:table-cell office:value-type="float" office:value="1166.532">
            <text:p>1166.532</text:p>
          </table:table-cell>
          <table:table-cell office:value-type="float" office:value="1358.034">
            <text:p>1358.034</text:p>
          </table:table-cell>
          <table:table-cell office:value-type="float" office:value="1680.811">
            <text:p>1680.811</text:p>
          </table:table-cell>
          <table:table-cell office:value-type="float" office:value="1702.581">
            <text:p>1702.581</text:p>
          </table:table-cell>
          <table:table-cell office:value-type="float" office:value="1753.989">
            <text:p>1753.989</text:p>
          </table:table-cell>
          <table:table-cell office:value-type="float" office:value="1869.746">
            <text:p>1869.746</text:p>
          </table:table-cell>
          <table:table-cell office:value-type="float" office:value="-1199.165">
            <text:p>-1199.165</text:p>
          </table:table-cell>
          <table:table-cell office:value-type="float" office:value="-1007.663">
            <text:p>-1007.663</text:p>
          </table:table-cell>
          <table:table-cell office:value-type="float" office:value="-684.886">
            <text:p>-684.886</text:p>
          </table:table-cell>
          <table:table-cell office:value-type="float" office:value="-663.116">
            <text:p>-663.116</text:p>
          </table:table-cell>
          <table:table-cell office:value-type="float" office:value="-611.708">
            <text:p>-611.708</text:p>
          </table:table-cell>
          <table:table-cell office:value-type="float" office:value="-495.951">
            <text:p>-495.951</text:p>
          </table:table-cell>
          <table:table-cell office:value-type="float" office:value="551.502">
            <text:p>551.502</text:p>
          </table:table-cell>
          <table:table-cell office:value-type="float" office:value="874.279">
            <text:p>874.279</text:p>
          </table:table-cell>
          <table:table-cell office:value-type="float" office:value="896.049">
            <text:p>896.049</text:p>
          </table:table-cell>
          <table:table-cell office:value-type="float" office:value="947.457">
            <text:p>947.457</text:p>
          </table:table-cell>
          <table:table-cell office:value-type="float" office:value="1063.214">
            <text:p>1063.214</text:p>
          </table:table-cell>
          <table:table-cell office:value-type="float" office:value="682.777">
            <text:p>682.777</text:p>
          </table:table-cell>
          <table:table-cell office:value-type="float" office:value="704.547">
            <text:p>704.547</text:p>
          </table:table-cell>
          <table:table-cell office:value-type="float" office:value="755.955">
            <text:p>755.955</text:p>
          </table:table-cell>
          <table:table-cell office:value-type="float" office:value="871.712">
            <text:p>871.712</text:p>
          </table:table-cell>
          <table:table-cell office:value-type="float" office:value="381.77">
            <text:p>381.77</text:p>
          </table:table-cell>
          <table:table-cell office:value-type="float" office:value="433.178">
            <text:p>433.178</text:p>
          </table:table-cell>
          <table:table-cell office:value-type="float" office:value="548.935">
            <text:p>548.935</text:p>
          </table:table-cell>
          <table:table-cell office:value-type="float" office:value="411.408">
            <text:p>411.408</text:p>
          </table:table-cell>
          <table:table-cell office:value-type="float" office:value="527.165">
            <text:p>527.165</text:p>
          </table:table-cell>
          <table:table-cell office:value-type="float" office:value="475.757">
            <text:p>475.757</text:p>
          </table:table-cell>
          <table:table-cell office:value-type="float" office:value="42182.798">
            <text:p>42182.798</text:p>
          </table:table-cell>
          <table:table-cell office:value-type="float" office:value="62.798">
            <text:p>62.798</text:p>
          </table:table-cell>
          <table:table-cell office:value-type="float" office:value="52597.06">
            <text:p>52597.06</text:p>
          </table:table-cell>
          <table:table-cell office:value-type="float" office:value="60168.113">
            <text:p>60168.113</text:p>
          </table:table-cell>
          <table:table-cell office:value-type="float" office:value="67574.398">
            <text:p>67574.398</text:p>
          </table:table-cell>
          <table:table-cell office:value-type="float" office:value="68563.784">
            <text:p>68563.784</text:p>
          </table:table-cell>
          <table:table-cell office:value-type="float" office:value="68380.913">
            <text:p>68380.913</text:p>
          </table:table-cell>
          <table:table-cell office:value-type="float" office:value="68886.91">
            <text:p>68886.91</text:p>
          </table:table-cell>
          <table:table-cell office:value-type="float" office:value="68909.781">
            <text:p>68909.781</text:p>
          </table:table-cell>
          <table:table-cell office:value-type="float" office:value="68962.452">
            <text:p>68962.452</text:p>
          </table:table-cell>
          <table:table-cell office:value-type="float" office:value="69079.245">
            <text:p>69079.245</text:p>
          </table:table-cell>
          <table:table-cell office:value-type="float" office:value="10774.262">
            <text:p>10774.262</text:p>
          </table:table-cell>
          <table:table-cell office:value-type="float" office:value="18345.315">
            <text:p>18345.315</text:p>
          </table:table-cell>
          <table:table-cell office:value-type="float" office:value="25751.6">
            <text:p>25751.6</text:p>
          </table:table-cell>
          <table:table-cell office:value-type="float" office:value="26740.986">
            <text:p>26740.986</text:p>
          </table:table-cell>
          <table:table-cell office:value-type="float" office:value="26558.115">
            <text:p>26558.115</text:p>
          </table:table-cell>
          <table:table-cell table:formula="of:=MOD([.GI40]; 360)" office:value-type="float" office:value="278.115000000002">
            <text:p>278.115</text:p>
          </table:table-cell>
          <table:table-cell office:value-type="float" office:value="27064.112">
            <text:p>27064.112</text:p>
          </table:table-cell>
          <table:table-cell office:value-type="float" office:value="27086.983">
            <text:p>27086.983</text:p>
          </table:table-cell>
          <table:table-cell office:value-type="float" office:value="27139.654">
            <text:p>27139.654</text:p>
          </table:table-cell>
          <table:table-cell office:value-type="float" office:value="27256.447">
            <text:p>27256.447</text:p>
          </table:table-cell>
          <table:table-cell office:value-type="float" office:value="7931.053">
            <text:p>7931.053</text:p>
          </table:table-cell>
          <table:table-cell office:value-type="float" office:value="15337.338">
            <text:p>15337.338</text:p>
          </table:table-cell>
          <table:table-cell office:value-type="float" office:value="16326.724">
            <text:p>16326.724</text:p>
          </table:table-cell>
          <table:table-cell office:value-type="float" office:value="16143.853">
            <text:p>16143.853</text:p>
          </table:table-cell>
          <table:table-cell office:value-type="float" office:value="16649.85">
            <text:p>16649.85</text:p>
          </table:table-cell>
          <table:table-cell office:value-type="float" office:value="16672.721">
            <text:p>16672.721</text:p>
          </table:table-cell>
          <table:table-cell office:value-type="float" office:value="16725.392">
            <text:p>16725.392</text:p>
          </table:table-cell>
          <table:table-cell office:value-type="float" office:value="16842.185">
            <text:p>16842.185</text:p>
          </table:table-cell>
          <table:table-cell office:value-type="float" office:value="7766.285">
            <text:p>7766.285</text:p>
          </table:table-cell>
          <table:table-cell office:value-type="float" office:value="8755.671">
            <text:p>8755.671</text:p>
          </table:table-cell>
          <table:table-cell office:value-type="float" office:value="8572.8">
            <text:p>8572.8</text:p>
          </table:table-cell>
          <table:table-cell office:value-type="float" office:value="9078.797">
            <text:p>9078.797</text:p>
          </table:table-cell>
          <table:table-cell office:value-type="float" office:value="9101.668">
            <text:p>9101.668</text:p>
          </table:table-cell>
          <table:table-cell office:value-type="float" office:value="9154.339">
            <text:p>9154.339</text:p>
          </table:table-cell>
          <table:table-cell office:value-type="float" office:value="9271.132">
            <text:p>9271.132</text:p>
          </table:table-cell>
          <table:table-cell office:value-type="float" office:value="1349.386">
            <text:p>1349.386</text:p>
          </table:table-cell>
          <table:table-cell office:value-type="float" office:value="1166.515">
            <text:p>1166.515</text:p>
          </table:table-cell>
          <table:table-cell office:value-type="float" office:value="1672.512">
            <text:p>1672.512</text:p>
          </table:table-cell>
          <table:table-cell office:value-type="float" office:value="1695.383">
            <text:p>1695.383</text:p>
          </table:table-cell>
          <table:table-cell office:value-type="float" office:value="1748.054">
            <text:p>1748.054</text:p>
          </table:table-cell>
          <table:table-cell office:value-type="float" office:value="875.461">
            <text:p>875.461</text:p>
          </table:table-cell>
          <table:table-cell office:value-type="float" office:value="177.129">
            <text:p>177.129</text:p>
          </table:table-cell>
          <table:table-cell office:value-type="float" office:value="683.126">
            <text:p>683.126</text:p>
          </table:table-cell>
          <table:table-cell office:value-type="float" office:value="705.997">
            <text:p>705.997</text:p>
          </table:table-cell>
          <table:table-cell office:value-type="float" office:value="758.668">
            <text:p>758.668</text:p>
          </table:table-cell>
          <table:table-cell office:value-type="float" office:value="875.461">
            <text:p>875.461</text:p>
          </table:table-cell>
          <table:table-cell office:value-type="float" office:value="865.997">
            <text:p>865.997</text:p>
          </table:table-cell>
          <table:table-cell office:value-type="float" office:value="888.868">
            <text:p>888.868</text:p>
          </table:table-cell>
          <table:table-cell office:value-type="float" office:value="941.539">
            <text:p>941.539</text:p>
          </table:table-cell>
          <table:table-cell office:value-type="float" office:value="1058.332">
            <text:p>1058.332</text:p>
          </table:table-cell>
          <table:table-cell office:value-type="float" office:value="382.871">
            <text:p>382.871</text:p>
          </table:table-cell>
          <table:table-cell office:value-type="float" office:value="435.542">
            <text:p>435.542</text:p>
          </table:table-cell>
          <table:table-cell office:value-type="float" office:value="552.335">
            <text:p>552.335</text:p>
          </table:table-cell>
          <table:table-cell office:value-type="float" office:value="412.671">
            <text:p>412.671</text:p>
          </table:table-cell>
          <table:table-cell office:value-type="float" office:value="529.464">
            <text:p>529.464</text:p>
          </table:table-cell>
          <table:table-cell office:value-type="float" office:value="476.793">
            <text:p>476.793</text:p>
          </table:table-cell>
          <table:table-cell table:number-columns-repeated="792"/>
        </table:table-row>
        <table:table-row table:style-name="ro1">
          <table:table-cell office:value-type="string">
            <text:p>2006-01-20 12:00</text:p>
          </table:table-cell>
          <table:table-cell office:value-type="float" office:value="0.504">
            <text:p>0.504</text:p>
          </table:table-cell>
          <table:table-cell office:value-type="float" office:value="9.018">
            <text:p>9.018</text:p>
          </table:table-cell>
          <table:table-cell office:value-type="float" office:value="11.455">
            <text:p>11.455</text:p>
          </table:table-cell>
          <table:table-cell office:value-type="float" office:value="4.76">
            <text:p>4.76</text:p>
          </table:table-cell>
          <table:table-cell office:value-type="float" office:value="2.394">
            <text:p>2.394</text:p>
          </table:table-cell>
          <table:table-cell office:value-type="float" office:value="1.111">
            <text:p>1.111</text:p>
          </table:table-cell>
          <table:table-cell office:value-type="float" office:value="8.451">
            <text:p>8.451</text:p>
          </table:table-cell>
          <table:table-cell office:value-type="float" office:value="8.568">
            <text:p>8.568</text:p>
          </table:table-cell>
          <table:table-cell office:value-type="float" office:value="1.67">
            <text:p>1.67</text:p>
          </table:table-cell>
          <table:table-cell office:value-type="float" office:value="10.575">
            <text:p>10.575</text:p>
          </table:table-cell>
          <table:table-cell office:value-type="float" office:value="6.58">
            <text:p>6.58</text:p>
          </table:table-cell>
          <table:table-cell office:value-type="float" office:value="3.556">
            <text:p>3.556</text:p>
          </table:table-cell>
          <table:table-cell office:value-type="float" office:value="12.75">
            <text:p>12.75</text:p>
          </table:table-cell>
          <table:table-cell office:value-type="float" office:value="300.504">
            <text:p>300.504</text:p>
          </table:table-cell>
          <table:table-cell office:value-type="float" office:value="189.018">
            <text:p>189.018</text:p>
          </table:table-cell>
          <table:table-cell office:value-type="float" office:value="296.455">
            <text:p>296.455</text:p>
          </table:table-cell>
          <table:table-cell office:value-type="float" office:value="289.76">
            <text:p>289.76</text:p>
          </table:table-cell>
          <table:table-cell office:value-type="float" office:value="47.394">
            <text:p>47.394</text:p>
          </table:table-cell>
          <table:table-cell office:value-type="float" office:value="226.111">
            <text:p>226.111</text:p>
          </table:table-cell>
          <table:table-cell office:value-type="float" office:value="128.451">
            <text:p>128.451</text:p>
          </table:table-cell>
          <table:table-cell office:value-type="float" office:value="338.568">
            <text:p>338.568</text:p>
          </table:table-cell>
          <table:table-cell office:value-type="float" office:value="316.67">
            <text:p>316.67</text:p>
          </table:table-cell>
          <table:table-cell office:value-type="float" office:value="265.575">
            <text:p>265.575</text:p>
          </table:table-cell>
          <table:table-cell office:value-type="float" office:value="6.58">
            <text:p>6.58</text:p>
          </table:table-cell>
          <table:table-cell office:value-type="float" office:value="303.556">
            <text:p>303.556</text:p>
          </table:table-cell>
          <table:table-cell office:value-type="float" office:value="147.75">
            <text:p>147.75</text:p>
          </table:table-cell>
          <table:table-cell office:value-type="float" office:value="220.4615">
            <text:p>220.4615</text:p>
          </table:table-cell>
          <table:table-cell office:value-type="float" office:value="225.0525">
            <text:p>225.0525</text:p>
          </table:table-cell>
          <table:table-cell office:value-type="float" office:value="255.075">
            <text:p>255.075</text:p>
          </table:table-cell>
          <table:table-cell office:value-type="float" office:value="253.1366">
            <text:p>253.1366</text:p>
          </table:table-cell>
          <table:table-cell office:value-type="float" office:value="199.42325">
            <text:p>199.42325</text:p>
          </table:table-cell>
          <table:table-cell office:value-type="string">
            <text:p><text:s/>0 ♒ 30' 13"</text:p>
          </table:table-cell>
          <table:table-cell office:value-type="string">
            <text:p><text:s/>9 ♎ 01' 04"</text:p>
          </table:table-cell>
          <table:table-cell office:value-type="string">
            <text:p>26 ♑ 27' 19"</text:p>
          </table:table-cell>
          <table:table-cell office:value-type="string">
            <text:p>19 ♑ 45' 35"</text:p>
          </table:table-cell>
          <table:table-cell office:value-type="string">
            <text:p>17 ♉ 23' 36"</text:p>
          </table:table-cell>
          <table:table-cell office:value-type="string">
            <text:p>16 ♏ 06' 41"</text:p>
          </table:table-cell>
          <table:table-cell office:value-type="string">
            <text:p><text:s/>8 ♌ 27' 04"</text:p>
          </table:table-cell>
          <table:table-cell office:value-type="string">
            <text:p><text:s/>8 ♓ 34' 03"</text:p>
          </table:table-cell>
          <table:table-cell office:value-type="string">
            <text:p>16 ♒ 40' 12"</text:p>
          </table:table-cell>
          <table:table-cell office:value-type="string">
            <text:p>25 ♐ 34' 28"</text:p>
          </table:table-cell>
          <table:table-cell office:value-type="string">
            <text:p><text:s/>6 ♈ 34' 48"</text:p>
          </table:table-cell>
          <table:table-cell office:value-type="string">
            <text:p><text:s/>3 ♒ 33' 23"</text:p>
          </table:table-cell>
          <table:table-cell office:value-type="string">
            <text:p>27 ♌ 45' 00"</text:p>
          </table:table-cell>
          <table:table-cell office:value-type="float" office:value="2.542">
            <text:p>2.542</text:p>
          </table:table-cell>
          <table:table-cell office:value-type="float" office:value="4.567">
            <text:p>4.567</text:p>
          </table:table-cell>
          <table:table-cell office:value-type="float" office:value="0.504">
            <text:p>0.504</text:p>
          </table:table-cell>
          <table:table-cell office:value-type="float" office:value="9.632">
            <text:p>9.632</text:p>
          </table:table-cell>
          <table:table-cell office:value-type="float" office:value="6.071">
            <text:p>6.071</text:p>
          </table:table-cell>
          <table:table-cell office:value-type="float" office:value="7.595">
            <text:p>7.595</text:p>
          </table:table-cell>
          <table:table-cell office:value-type="float" office:value="10.299">
            <text:p>10.299</text:p>
          </table:table-cell>
          <table:table-cell office:value-type="float" office:value="2.192">
            <text:p>2.192</text:p>
          </table:table-cell>
          <table:table-cell office:value-type="float" office:value="9.526">
            <text:p>9.526</text:p>
          </table:table-cell>
          <table:table-cell office:value-type="float" office:value="3.774">
            <text:p>3.774</text:p>
          </table:table-cell>
          <table:table-cell office:value-type="float" office:value="12.476">
            <text:p>12.476</text:p>
          </table:table-cell>
          <table:table-cell office:value-type="float" office:value="287.542">
            <text:p>287.542</text:p>
          </table:table-cell>
          <table:table-cell office:value-type="float" office:value="124.567">
            <text:p>124.567</text:p>
          </table:table-cell>
          <table:table-cell office:value-type="float" office:value="120.504">
            <text:p>120.504</text:p>
          </table:table-cell>
          <table:table-cell office:value-type="float" office:value="84.632">
            <text:p>84.632</text:p>
          </table:table-cell>
          <table:table-cell office:value-type="float" office:value="216.071">
            <text:p>216.071</text:p>
          </table:table-cell>
          <table:table-cell office:value-type="float" office:value="127.595">
            <text:p>127.595</text:p>
          </table:table-cell>
          <table:table-cell office:value-type="float" office:value="340.299">
            <text:p>340.299</text:p>
          </table:table-cell>
          <table:table-cell office:value-type="float" office:value="317.192">
            <text:p>317.192</text:p>
          </table:table-cell>
          <table:table-cell office:value-type="float" office:value="264.526">
            <text:p>264.526</text:p>
          </table:table-cell>
          <table:table-cell office:value-type="float" office:value="303.774">
            <text:p>303.774</text:p>
          </table:table-cell>
          <table:table-cell office:value-type="float" office:value="147.476">
            <text:p>147.476</text:p>
          </table:table-cell>
          <table:table-cell office:value-type="string">
            <text:p>17 ♑ 32' 30"</text:p>
          </table:table-cell>
          <table:table-cell office:value-type="string">
            <text:p><text:s/>4 ♌ 34' 02"</text:p>
          </table:table-cell>
          <table:table-cell office:value-type="string">
            <text:p><text:s/>0 ♌ 30' 13"</text:p>
          </table:table-cell>
          <table:table-cell office:value-type="string">
            <text:p>24 ♊ 37' 53"</text:p>
          </table:table-cell>
          <table:table-cell office:value-type="string">
            <text:p><text:s/>6 ♏ 04' 16"</text:p>
          </table:table-cell>
          <table:table-cell office:value-type="string">
            <text:p><text:s/>7 ♌ 35' 43"</text:p>
          </table:table-cell>
          <table:table-cell office:value-type="string">
            <text:p>10 ♓ 17' 58"</text:p>
          </table:table-cell>
          <table:table-cell office:value-type="string">
            <text:p>17 ♒ 11' 32"</text:p>
          </table:table-cell>
          <table:table-cell office:value-type="string">
            <text:p>24 ♐ 31' 33"</text:p>
          </table:table-cell>
          <table:table-cell office:value-type="string">
            <text:p><text:s/>3 ♒ 46' 26"</text:p>
          </table:table-cell>
          <table:table-cell office:value-type="string">
            <text:p>27 ♌ 28' 34"</text:p>
          </table:table-cell>
          <table:table-cell office:value-type="float" office:value="-20.044">
            <text:p>-20.044</text:p>
          </table:table-cell>
          <table:table-cell office:value-type="float" office:value="1.6165">
            <text:p>1.6165</text:p>
          </table:table-cell>
          <table:table-cell office:value-type="float" office:value="-19.0925">
            <text:p>-19.0925</text:p>
          </table:table-cell>
          <table:table-cell office:value-type="float" office:value="-3.774">
            <text:p>-3.774</text:p>
          </table:table-cell>
          <table:table-cell office:value-type="float" office:value="-22.73">
            <text:p>-22.73</text:p>
          </table:table-cell>
          <table:table-cell office:value-type="float" office:value="-15.455">
            <text:p>-15.455</text:p>
          </table:table-cell>
          <table:table-cell office:value-type="float" office:value="18.688">
            <text:p>18.688</text:p>
          </table:table-cell>
          <table:table-cell office:value-type="float" office:value="-15.569">
            <text:p>-15.569</text:p>
          </table:table-cell>
          <table:table-cell office:value-type="float" office:value="18.798">
            <text:p>18.798</text:p>
          </table:table-cell>
          <table:table-cell office:value-type="float" office:value="-9.046">
            <text:p>-9.046</text:p>
          </table:table-cell>
          <table:table-cell office:value-type="float" office:value="-15.994">
            <text:p>-15.994</text:p>
          </table:table-cell>
          <table:table-cell office:value-type="float" office:value="-15.905">
            <text:p>-15.905</text:p>
          </table:table-cell>
          <table:table-cell office:value-type="float" office:value="2.613">
            <text:p>2.613</text:p>
          </table:table-cell>
          <table:table-cell office:value-type="float" office:value="-13.074">
            <text:p>-13.074</text:p>
          </table:table-cell>
          <table:table-cell office:value-type="float" office:value="12.259">
            <text:p>12.259</text:p>
          </table:table-cell>
          <table:table-cell office:value-type="float" office:value="-0">
            <text:p>-0</text:p>
          </table:table-cell>
          <table:table-cell office:value-type="float" office:value="-0.217">
            <text:p>-0.217</text:p>
          </table:table-cell>
          <table:table-cell office:value-type="float" office:value="-1.902">
            <text:p>-1.902</text:p>
          </table:table-cell>
          <table:table-cell office:value-type="float" office:value="6.597">
            <text:p>6.597</text:p>
          </table:table-cell>
          <table:table-cell office:value-type="float" office:value="1.734">
            <text:p>1.734</text:p>
          </table:table-cell>
          <table:table-cell office:value-type="float" office:value="1.138">
            <text:p>1.138</text:p>
          </table:table-cell>
          <table:table-cell office:value-type="float" office:value="0.669">
            <text:p>0.669</text:p>
          </table:table-cell>
          <table:table-cell office:value-type="float" office:value="-0.742">
            <text:p>-0.742</text:p>
          </table:table-cell>
          <table:table-cell office:value-type="float" office:value="-0.16">
            <text:p>-0.16</text:p>
          </table:table-cell>
          <table:table-cell office:value-type="float" office:value="7.466">
            <text:p>7.466</text:p>
          </table:table-cell>
          <table:table-cell office:value-type="float" office:value="6.458">
            <text:p>6.458</text:p>
          </table:table-cell>
          <table:table-cell office:value-type="float" office:value="0.004">
            <text:p>0.004</text:p>
          </table:table-cell>
          <table:table-cell office:value-type="float" office:value="366.695">
            <text:p>366.695</text:p>
          </table:table-cell>
          <table:table-cell office:value-type="float" office:value="355.951">
            <text:p>355.951</text:p>
          </table:table-cell>
          <table:table-cell office:value-type="float" office:value="8169.061">
            <text:p>8169.061</text:p>
          </table:table-cell>
          <table:table-cell office:value-type="float" office:value="15550.344">
            <text:p>15550.344</text:p>
          </table:table-cell>
          <table:table-cell office:value-type="float" office:value="17929.875">
            <text:p>17929.875</text:p>
          </table:table-cell>
          <table:table-cell office:value-type="float" office:value="16368.004">
            <text:p>16368.004</text:p>
          </table:table-cell>
          <table:table-cell office:value-type="float" office:value="16552.899">
            <text:p>16552.899</text:p>
          </table:table-cell>
          <table:table-cell office:value-type="float" office:value="16877.887">
            <text:p>16877.887</text:p>
          </table:table-cell>
          <table:table-cell office:value-type="float" office:value="16899.785">
            <text:p>16899.785</text:p>
          </table:table-cell>
          <table:table-cell office:value-type="float" office:value="16950.88">
            <text:p>16950.88</text:p>
          </table:table-cell>
          <table:table-cell office:value-type="float" office:value="17068.705">
            <text:p>17068.705</text:p>
          </table:table-cell>
          <table:table-cell office:value-type="float" office:value="349.256">
            <text:p>349.256</text:p>
          </table:table-cell>
          <table:table-cell office:value-type="float" office:value="8162.366">
            <text:p>8162.366</text:p>
          </table:table-cell>
          <table:table-cell office:value-type="float" office:value="15543.649">
            <text:p>15543.649</text:p>
          </table:table-cell>
          <table:table-cell office:value-type="float" office:value="17923.18">
            <text:p>17923.18</text:p>
          </table:table-cell>
          <table:table-cell office:value-type="float" office:value="16361.309">
            <text:p>16361.309</text:p>
          </table:table-cell>
          <table:table-cell office:value-type="float" office:value="16408.703">
            <text:p>16408.703</text:p>
          </table:table-cell>
          <table:table-cell office:value-type="float" office:value="16313.915">
            <text:p>16313.915</text:p>
          </table:table-cell>
          <table:table-cell office:value-type="float" office:value="8848.703">
            <text:p>8848.703</text:p>
          </table:table-cell>
          <table:table-cell office:value-type="float" office:value="8269.183">
            <text:p>8269.183</text:p>
          </table:table-cell>
          <table:table-cell office:value-type="float" office:value="16546.204">
            <text:p>16546.204</text:p>
          </table:table-cell>
          <table:table-cell office:value-type="float" office:value="16871.192">
            <text:p>16871.192</text:p>
          </table:table-cell>
          <table:table-cell office:value-type="float" office:value="16893.09">
            <text:p>16893.09</text:p>
          </table:table-cell>
          <table:table-cell office:value-type="float" office:value="16944.185">
            <text:p>16944.185</text:p>
          </table:table-cell>
          <table:table-cell office:value-type="float" office:value="17062.01">
            <text:p>17062.01</text:p>
          </table:table-cell>
          <table:table-cell office:value-type="float" office:value="8173.11">
            <text:p>8173.11</text:p>
          </table:table-cell>
          <table:table-cell office:value-type="float" office:value="15554.393">
            <text:p>15554.393</text:p>
          </table:table-cell>
          <table:table-cell office:value-type="float" office:value="17933.924">
            <text:p>17933.924</text:p>
          </table:table-cell>
          <table:table-cell office:value-type="float" office:value="16372.053">
            <text:p>16372.053</text:p>
          </table:table-cell>
          <table:table-cell office:value-type="float" office:value="16556.948">
            <text:p>16556.948</text:p>
          </table:table-cell>
          <table:table-cell office:value-type="float" office:value="16881.936">
            <text:p>16881.936</text:p>
          </table:table-cell>
          <table:table-cell office:value-type="float" office:value="16903.834">
            <text:p>16903.834</text:p>
          </table:table-cell>
          <table:table-cell office:value-type="float" office:value="16954.929">
            <text:p>16954.929</text:p>
          </table:table-cell>
          <table:table-cell office:value-type="float" office:value="17072.754">
            <text:p>17072.754</text:p>
          </table:table-cell>
          <table:table-cell office:value-type="float" office:value="7741.283">
            <text:p>7741.283</text:p>
          </table:table-cell>
          <table:table-cell office:value-type="float" office:value="10120.814">
            <text:p>10120.814</text:p>
          </table:table-cell>
          <table:table-cell office:value-type="float" office:value="8558.943">
            <text:p>8558.943</text:p>
          </table:table-cell>
          <table:table-cell office:value-type="float" office:value="8743.838">
            <text:p>8743.838</text:p>
          </table:table-cell>
          <table:table-cell office:value-type="float" office:value="9068.826">
            <text:p>9068.826</text:p>
          </table:table-cell>
          <table:table-cell office:value-type="float" office:value="9090.724">
            <text:p>9090.724</text:p>
          </table:table-cell>
          <table:table-cell office:value-type="float" office:value="9141.819">
            <text:p>9141.819</text:p>
          </table:table-cell>
          <table:table-cell office:value-type="float" office:value="9259.644">
            <text:p>9259.644</text:p>
          </table:table-cell>
          <table:table-cell office:value-type="float" office:value="2739.531">
            <text:p>2739.531</text:p>
          </table:table-cell>
          <table:table-cell office:value-type="float" office:value="1177.66">
            <text:p>1177.66</text:p>
          </table:table-cell>
          <table:table-cell office:value-type="float" office:value="1362.555">
            <text:p>1362.555</text:p>
          </table:table-cell>
          <table:table-cell office:value-type="float" office:value="1687.543">
            <text:p>1687.543</text:p>
          </table:table-cell>
          <table:table-cell office:value-type="float" office:value="1709.441">
            <text:p>1709.441</text:p>
          </table:table-cell>
          <table:table-cell office:value-type="float" office:value="1760.536">
            <text:p>1760.536</text:p>
          </table:table-cell>
          <table:table-cell office:value-type="float" office:value="1878.361">
            <text:p>1878.361</text:p>
          </table:table-cell>
          <table:table-cell office:value-type="float" office:value="-1201.871">
            <text:p>-1201.871</text:p>
          </table:table-cell>
          <table:table-cell office:value-type="float" office:value="-1016.976">
            <text:p>-1016.976</text:p>
          </table:table-cell>
          <table:table-cell office:value-type="float" office:value="-691.988">
            <text:p>-691.988</text:p>
          </table:table-cell>
          <table:table-cell office:value-type="float" office:value="-670.09">
            <text:p>-670.09</text:p>
          </table:table-cell>
          <table:table-cell office:value-type="float" office:value="-618.995">
            <text:p>-618.995</text:p>
          </table:table-cell>
          <table:table-cell office:value-type="float" office:value="-501.17">
            <text:p>-501.17</text:p>
          </table:table-cell>
          <table:table-cell office:value-type="float" office:value="544.895">
            <text:p>544.895</text:p>
          </table:table-cell>
          <table:table-cell office:value-type="float" office:value="869.883">
            <text:p>869.883</text:p>
          </table:table-cell>
          <table:table-cell office:value-type="float" office:value="891.781">
            <text:p>891.781</text:p>
          </table:table-cell>
          <table:table-cell office:value-type="float" office:value="942.876">
            <text:p>942.876</text:p>
          </table:table-cell>
          <table:table-cell office:value-type="float" office:value="1060.701">
            <text:p>1060.701</text:p>
          </table:table-cell>
          <table:table-cell office:value-type="float" office:value="684.988">
            <text:p>684.988</text:p>
          </table:table-cell>
          <table:table-cell office:value-type="float" office:value="706.886">
            <text:p>706.886</text:p>
          </table:table-cell>
          <table:table-cell office:value-type="float" office:value="757.981">
            <text:p>757.981</text:p>
          </table:table-cell>
          <table:table-cell office:value-type="float" office:value="875.806">
            <text:p>875.806</text:p>
          </table:table-cell>
          <table:table-cell office:value-type="float" office:value="381.898">
            <text:p>381.898</text:p>
          </table:table-cell>
          <table:table-cell office:value-type="float" office:value="432.993">
            <text:p>432.993</text:p>
          </table:table-cell>
          <table:table-cell office:value-type="float" office:value="550.818">
            <text:p>550.818</text:p>
          </table:table-cell>
          <table:table-cell office:value-type="float" office:value="411.095">
            <text:p>411.095</text:p>
          </table:table-cell>
          <table:table-cell office:value-type="float" office:value="528.92">
            <text:p>528.92</text:p>
          </table:table-cell>
          <table:table-cell office:value-type="float" office:value="477.825">
            <text:p>477.825</text:p>
          </table:table-cell>
          <table:table-cell office:value-type="float" office:value="42282.975">
            <text:p>42282.975</text:p>
          </table:table-cell>
          <table:table-cell office:value-type="float" office:value="162.975">
            <text:p>162.975</text:p>
          </table:table-cell>
          <table:table-cell office:value-type="float" office:value="52727.038">
            <text:p>52727.038</text:p>
          </table:table-cell>
          <table:table-cell office:value-type="float" office:value="60322.91">
            <text:p>60322.91</text:p>
          </table:table-cell>
          <table:table-cell office:value-type="float" office:value="67751.471">
            <text:p>67751.471</text:p>
          </table:table-cell>
          <table:table-cell office:value-type="float" office:value="68743.768">
            <text:p>68743.768</text:p>
          </table:table-cell>
          <table:table-cell office:value-type="float" office:value="68559.947">
            <text:p>68559.947</text:p>
          </table:table-cell>
          <table:table-cell office:value-type="float" office:value="69067.243">
            <text:p>69067.243</text:p>
          </table:table-cell>
          <table:table-cell office:value-type="float" office:value="69090.35">
            <text:p>69090.35</text:p>
          </table:table-cell>
          <table:table-cell office:value-type="float" office:value="69143.016">
            <text:p>69143.016</text:p>
          </table:table-cell>
          <table:table-cell office:value-type="float" office:value="69260.066">
            <text:p>69260.066</text:p>
          </table:table-cell>
          <table:table-cell office:value-type="float" office:value="10804.063">
            <text:p>10804.063</text:p>
          </table:table-cell>
          <table:table-cell office:value-type="float" office:value="18399.935">
            <text:p>18399.935</text:p>
          </table:table-cell>
          <table:table-cell office:value-type="float" office:value="25828.496">
            <text:p>25828.496</text:p>
          </table:table-cell>
          <table:table-cell office:value-type="float" office:value="26820.793">
            <text:p>26820.793</text:p>
          </table:table-cell>
          <table:table-cell office:value-type="float" office:value="26636.972">
            <text:p>26636.972</text:p>
          </table:table-cell>
          <table:table-cell table:formula="of:=MOD([.GI41]; 360)" office:value-type="float" office:value="356.972000000002">
            <text:p>356.972</text:p>
          </table:table-cell>
          <table:table-cell office:value-type="float" office:value="27144.268">
            <text:p>27144.268</text:p>
          </table:table-cell>
          <table:table-cell office:value-type="float" office:value="27167.375">
            <text:p>27167.375</text:p>
          </table:table-cell>
          <table:table-cell office:value-type="float" office:value="27220.041">
            <text:p>27220.041</text:p>
          </table:table-cell>
          <table:table-cell office:value-type="float" office:value="27337.091">
            <text:p>27337.091</text:p>
          </table:table-cell>
          <table:table-cell office:value-type="float" office:value="7955.872">
            <text:p>7955.872</text:p>
          </table:table-cell>
          <table:table-cell office:value-type="float" office:value="15384.433">
            <text:p>15384.433</text:p>
          </table:table-cell>
          <table:table-cell office:value-type="float" office:value="16376.73">
            <text:p>16376.73</text:p>
          </table:table-cell>
          <table:table-cell office:value-type="float" office:value="16192.909">
            <text:p>16192.909</text:p>
          </table:table-cell>
          <table:table-cell office:value-type="float" office:value="16700.205">
            <text:p>16700.205</text:p>
          </table:table-cell>
          <table:table-cell office:value-type="float" office:value="16723.312">
            <text:p>16723.312</text:p>
          </table:table-cell>
          <table:table-cell office:value-type="float" office:value="16775.978">
            <text:p>16775.978</text:p>
          </table:table-cell>
          <table:table-cell office:value-type="float" office:value="16893.028">
            <text:p>16893.028</text:p>
          </table:table-cell>
          <table:table-cell office:value-type="float" office:value="7788.561">
            <text:p>7788.561</text:p>
          </table:table-cell>
          <table:table-cell office:value-type="float" office:value="8780.858">
            <text:p>8780.858</text:p>
          </table:table-cell>
          <table:table-cell office:value-type="float" office:value="8597.037">
            <text:p>8597.037</text:p>
          </table:table-cell>
          <table:table-cell office:value-type="float" office:value="9104.333">
            <text:p>9104.333</text:p>
          </table:table-cell>
          <table:table-cell office:value-type="float" office:value="9127.44">
            <text:p>9127.44</text:p>
          </table:table-cell>
          <table:table-cell office:value-type="float" office:value="9180.106">
            <text:p>9180.106</text:p>
          </table:table-cell>
          <table:table-cell office:value-type="float" office:value="9297.156">
            <text:p>9297.156</text:p>
          </table:table-cell>
          <table:table-cell office:value-type="float" office:value="1352.297">
            <text:p>1352.297</text:p>
          </table:table-cell>
          <table:table-cell office:value-type="float" office:value="1168.476">
            <text:p>1168.476</text:p>
          </table:table-cell>
          <table:table-cell office:value-type="float" office:value="1675.772">
            <text:p>1675.772</text:p>
          </table:table-cell>
          <table:table-cell office:value-type="float" office:value="1698.879">
            <text:p>1698.879</text:p>
          </table:table-cell>
          <table:table-cell office:value-type="float" office:value="1751.545">
            <text:p>1751.545</text:p>
          </table:table-cell>
          <table:table-cell office:value-type="float" office:value="876.298">
            <text:p>876.298</text:p>
          </table:table-cell>
          <table:table-cell office:value-type="float" office:value="176.179">
            <text:p>176.179</text:p>
          </table:table-cell>
          <table:table-cell office:value-type="float" office:value="683.475">
            <text:p>683.475</text:p>
          </table:table-cell>
          <table:table-cell office:value-type="float" office:value="706.582">
            <text:p>706.582</text:p>
          </table:table-cell>
          <table:table-cell office:value-type="float" office:value="759.248">
            <text:p>759.248</text:p>
          </table:table-cell>
          <table:table-cell office:value-type="float" office:value="876.298">
            <text:p>876.298</text:p>
          </table:table-cell>
          <table:table-cell office:value-type="float" office:value="867.296">
            <text:p>867.296</text:p>
          </table:table-cell>
          <table:table-cell office:value-type="float" office:value="890.403">
            <text:p>890.403</text:p>
          </table:table-cell>
          <table:table-cell office:value-type="float" office:value="943.069">
            <text:p>943.069</text:p>
          </table:table-cell>
          <table:table-cell office:value-type="float" office:value="1060.119">
            <text:p>1060.119</text:p>
          </table:table-cell>
          <table:table-cell office:value-type="float" office:value="383.107">
            <text:p>383.107</text:p>
          </table:table-cell>
          <table:table-cell office:value-type="float" office:value="435.773">
            <text:p>435.773</text:p>
          </table:table-cell>
          <table:table-cell office:value-type="float" office:value="552.823">
            <text:p>552.823</text:p>
          </table:table-cell>
          <table:table-cell office:value-type="float" office:value="412.666">
            <text:p>412.666</text:p>
          </table:table-cell>
          <table:table-cell office:value-type="float" office:value="529.716">
            <text:p>529.716</text:p>
          </table:table-cell>
          <table:table-cell office:value-type="float" office:value="477.05">
            <text:p>477.05</text:p>
          </table:table-cell>
          <table:table-cell table:number-columns-repeated="792"/>
        </table:table-row>
        <table:table-row table:style-name="ro1">
          <table:table-cell office:value-type="string">
            <text:p>2006-02-06 12:00</text:p>
          </table:table-cell>
          <table:table-cell office:value-type="float" office:value="2.774">
            <text:p>2.774</text:p>
          </table:table-cell>
          <table:table-cell office:value-type="float" office:value="5.079">
            <text:p>5.079</text:p>
          </table:table-cell>
          <table:table-cell office:value-type="float" office:value="10.794">
            <text:p>10.794</text:p>
          </table:table-cell>
          <table:table-cell office:value-type="float" office:value="1.24">
            <text:p>1.24</text:p>
          </table:table-cell>
          <table:table-cell office:value-type="float" office:value="9.623">
            <text:p>9.623</text:p>
          </table:table-cell>
          <table:table-cell office:value-type="float" office:value="2.821">
            <text:p>2.821</text:p>
          </table:table-cell>
          <table:table-cell office:value-type="float" office:value="7.067">
            <text:p>7.067</text:p>
          </table:table-cell>
          <table:table-cell office:value-type="float" office:value="9.443">
            <text:p>9.443</text:p>
          </table:table-cell>
          <table:table-cell office:value-type="float" office:value="2.31">
            <text:p>2.31</text:p>
          </table:table-cell>
          <table:table-cell office:value-type="float" office:value="11.07">
            <text:p>11.07</text:p>
          </table:table-cell>
          <table:table-cell office:value-type="float" office:value="5.628">
            <text:p>5.628</text:p>
          </table:table-cell>
          <table:table-cell office:value-type="float" office:value="4.977">
            <text:p>4.977</text:p>
          </table:table-cell>
          <table:table-cell office:value-type="float" office:value="12.595">
            <text:p>12.595</text:p>
          </table:table-cell>
          <table:table-cell office:value-type="float" office:value="317.774">
            <text:p>317.774</text:p>
          </table:table-cell>
          <table:table-cell office:value-type="float" office:value="65.079">
            <text:p>65.079</text:p>
          </table:table-cell>
          <table:table-cell office:value-type="float" office:value="325.794">
            <text:p>325.794</text:p>
          </table:table-cell>
          <table:table-cell office:value-type="float" office:value="286.24">
            <text:p>286.24</text:p>
          </table:table-cell>
          <table:table-cell office:value-type="float" office:value="54.623">
            <text:p>54.623</text:p>
          </table:table-cell>
          <table:table-cell office:value-type="float" office:value="227.821">
            <text:p>227.821</text:p>
          </table:table-cell>
          <table:table-cell office:value-type="float" office:value="127.067">
            <text:p>127.067</text:p>
          </table:table-cell>
          <table:table-cell office:value-type="float" office:value="339.443">
            <text:p>339.443</text:p>
          </table:table-cell>
          <table:table-cell office:value-type="float" office:value="317.31">
            <text:p>317.31</text:p>
          </table:table-cell>
          <table:table-cell office:value-type="float" office:value="266.07">
            <text:p>266.07</text:p>
          </table:table-cell>
          <table:table-cell office:value-type="float" office:value="5.628">
            <text:p>5.628</text:p>
          </table:table-cell>
          <table:table-cell office:value-type="float" office:value="304.977">
            <text:p>304.977</text:p>
          </table:table-cell>
          <table:table-cell office:value-type="float" office:value="147.595">
            <text:p>147.595</text:p>
          </table:table-cell>
          <table:table-cell office:value-type="float" office:value="222.0556666667">
            <text:p>222.0556666667</text:p>
          </table:table-cell>
          <table:table-cell office:value-type="float" office:value="226.8351666667">
            <text:p>226.8351666667</text:p>
          </table:table-cell>
          <table:table-cell office:value-type="float" office:value="255.5422">
            <text:p>255.5422</text:p>
          </table:table-cell>
          <table:table-cell office:value-type="float" office:value="253.598">
            <text:p>253.598</text:p>
          </table:table-cell>
          <table:table-cell office:value-type="float" office:value="206.3725">
            <text:p>206.3725</text:p>
          </table:table-cell>
          <table:table-cell office:value-type="string">
            <text:p>17 ♒ 46' 27"</text:p>
          </table:table-cell>
          <table:table-cell office:value-type="string">
            <text:p><text:s/>5 ♊ 04' 44"</text:p>
          </table:table-cell>
          <table:table-cell office:value-type="string">
            <text:p>25 ♒ 47' 38"</text:p>
          </table:table-cell>
          <table:table-cell office:value-type="string">
            <text:p>16 ♑ 14' 23"</text:p>
          </table:table-cell>
          <table:table-cell office:value-type="string">
            <text:p>24 ♉ 37' 23"</text:p>
          </table:table-cell>
          <table:table-cell office:value-type="string">
            <text:p>17 ♏ 49' 14"</text:p>
          </table:table-cell>
          <table:table-cell office:value-type="string">
            <text:p><text:s/>7 ♌ 03' 59"</text:p>
          </table:table-cell>
          <table:table-cell office:value-type="string">
            <text:p><text:s/>9 ♓ 26' 33"</text:p>
          </table:table-cell>
          <table:table-cell office:value-type="string">
            <text:p>17 ♒ 18' 36"</text:p>
          </table:table-cell>
          <table:table-cell office:value-type="string">
            <text:p>26 ♐ 04' 11"</text:p>
          </table:table-cell>
          <table:table-cell office:value-type="string">
            <text:p><text:s/>5 ♈ 37' 40"</text:p>
          </table:table-cell>
          <table:table-cell office:value-type="string">
            <text:p><text:s/>4 ♒ 58' 38"</text:p>
          </table:table-cell>
          <table:table-cell office:value-type="string">
            <text:p>27 ♌ 35' 42"</text:p>
          </table:table-cell>
          <table:table-cell office:value-type="float" office:value="2.708">
            <text:p>2.708</text:p>
          </table:table-cell>
          <table:table-cell office:value-type="float" office:value="2.195">
            <text:p>2.195</text:p>
          </table:table-cell>
          <table:table-cell office:value-type="float" office:value="2.774">
            <text:p>2.774</text:p>
          </table:table-cell>
          <table:table-cell office:value-type="float" office:value="3.021">
            <text:p>3.021</text:p>
          </table:table-cell>
          <table:table-cell office:value-type="float" office:value="7.364">
            <text:p>7.364</text:p>
          </table:table-cell>
          <table:table-cell office:value-type="float" office:value="8.219">
            <text:p>8.219</text:p>
          </table:table-cell>
          <table:table-cell office:value-type="float" office:value="10.482">
            <text:p>10.482</text:p>
          </table:table-cell>
          <table:table-cell office:value-type="float" office:value="2.295">
            <text:p>2.295</text:p>
          </table:table-cell>
          <table:table-cell office:value-type="float" office:value="9.63">
            <text:p>9.63</text:p>
          </table:table-cell>
          <table:table-cell office:value-type="float" office:value="4.072">
            <text:p>4.072</text:p>
          </table:table-cell>
          <table:table-cell office:value-type="float" office:value="12.493">
            <text:p>12.493</text:p>
          </table:table-cell>
          <table:table-cell office:value-type="float" office:value="347.708">
            <text:p>347.708</text:p>
          </table:table-cell>
          <table:table-cell office:value-type="float" office:value="152.195">
            <text:p>152.195</text:p>
          </table:table-cell>
          <table:table-cell office:value-type="float" office:value="137.774">
            <text:p>137.774</text:p>
          </table:table-cell>
          <table:table-cell office:value-type="float" office:value="93.021">
            <text:p>93.021</text:p>
          </table:table-cell>
          <table:table-cell office:value-type="float" office:value="217.364">
            <text:p>217.364</text:p>
          </table:table-cell>
          <table:table-cell office:value-type="float" office:value="128.219">
            <text:p>128.219</text:p>
          </table:table-cell>
          <table:table-cell office:value-type="float" office:value="340.482">
            <text:p>340.482</text:p>
          </table:table-cell>
          <table:table-cell office:value-type="float" office:value="317.295">
            <text:p>317.295</text:p>
          </table:table-cell>
          <table:table-cell office:value-type="float" office:value="264.63">
            <text:p>264.63</text:p>
          </table:table-cell>
          <table:table-cell office:value-type="float" office:value="304.072">
            <text:p>304.072</text:p>
          </table:table-cell>
          <table:table-cell office:value-type="float" office:value="147.493">
            <text:p>147.493</text:p>
          </table:table-cell>
          <table:table-cell office:value-type="string">
            <text:p>17 ♓ 42' 27"</text:p>
          </table:table-cell>
          <table:table-cell office:value-type="string">
            <text:p><text:s/>2 ♍ 11' 42"</text:p>
          </table:table-cell>
          <table:table-cell office:value-type="string">
            <text:p>17 ♌ 46' 27"</text:p>
          </table:table-cell>
          <table:table-cell office:value-type="string">
            <text:p><text:s/>3 ♋ 01' 17"</text:p>
          </table:table-cell>
          <table:table-cell office:value-type="string">
            <text:p><text:s/>7 ♏ 21' 51"</text:p>
          </table:table-cell>
          <table:table-cell office:value-type="string">
            <text:p><text:s/>8 ♌ 13' 07"</text:p>
          </table:table-cell>
          <table:table-cell office:value-type="string">
            <text:p>10 ♓ 28' 55"</text:p>
          </table:table-cell>
          <table:table-cell office:value-type="string">
            <text:p>17 ♒ 17' 41"</text:p>
          </table:table-cell>
          <table:table-cell office:value-type="string">
            <text:p>24 ♐ 37' 47"</text:p>
          </table:table-cell>
          <table:table-cell office:value-type="string">
            <text:p><text:s/>4 ♒ 04' 20"</text:p>
          </table:table-cell>
          <table:table-cell office:value-type="string">
            <text:p>27 ♌ 29' 34"</text:p>
          </table:table-cell>
          <table:table-cell office:value-type="float" office:value="-15.506">
            <text:p>-15.506</text:p>
          </table:table-cell>
          <table:table-cell office:value-type="float" office:value="2.52">
            <text:p>2.52</text:p>
          </table:table-cell>
          <table:table-cell office:value-type="float" office:value="-15.081">
            <text:p>-15.081</text:p>
          </table:table-cell>
          <table:table-cell office:value-type="float" office:value="25.5">
            <text:p>25.5</text:p>
          </table:table-cell>
          <table:table-cell office:value-type="float" office:value="-14.537">
            <text:p>-14.537</text:p>
          </table:table-cell>
          <table:table-cell office:value-type="float" office:value="-15.625">
            <text:p>-15.625</text:p>
          </table:table-cell>
          <table:table-cell office:value-type="float" office:value="20.665">
            <text:p>20.665</text:p>
          </table:table-cell>
          <table:table-cell office:value-type="float" office:value="-16.009">
            <text:p>-16.009</text:p>
          </table:table-cell>
          <table:table-cell office:value-type="float" office:value="19.183">
            <text:p>19.183</text:p>
          </table:table-cell>
          <table:table-cell office:value-type="float" office:value="-8.713">
            <text:p>-8.713</text:p>
          </table:table-cell>
          <table:table-cell office:value-type="float" office:value="-15.803">
            <text:p>-15.803</text:p>
          </table:table-cell>
          <table:table-cell office:value-type="float" office:value="-15.9">
            <text:p>-15.9</text:p>
          </table:table-cell>
          <table:table-cell office:value-type="float" office:value="2.236">
            <text:p>2.236</text:p>
          </table:table-cell>
          <table:table-cell office:value-type="float" office:value="-12.742">
            <text:p>-12.742</text:p>
          </table:table-cell>
          <table:table-cell office:value-type="float" office:value="12.312">
            <text:p>12.312</text:p>
          </table:table-cell>
          <table:table-cell office:value-type="float" office:value="0">
            <text:p>0</text:p>
          </table:table-cell>
          <table:table-cell office:value-type="float" office:value="4.428">
            <text:p>4.428</text:p>
          </table:table-cell>
          <table:table-cell office:value-type="float" office:value="-1.716">
            <text:p>-1.716</text:p>
          </table:table-cell>
          <table:table-cell office:value-type="float" office:value="6.876">
            <text:p>6.876</text:p>
          </table:table-cell>
          <table:table-cell office:value-type="float" office:value="1.793">
            <text:p>1.793</text:p>
          </table:table-cell>
          <table:table-cell office:value-type="float" office:value="1.183">
            <text:p>1.183</text:p>
          </table:table-cell>
          <table:table-cell office:value-type="float" office:value="0.698">
            <text:p>0.698</text:p>
          </table:table-cell>
          <table:table-cell office:value-type="float" office:value="-0.737">
            <text:p>-0.737</text:p>
          </table:table-cell>
          <table:table-cell office:value-type="float" office:value="-0.163">
            <text:p>-0.163</text:p>
          </table:table-cell>
          <table:table-cell office:value-type="float" office:value="7.486">
            <text:p>7.486</text:p>
          </table:table-cell>
          <table:table-cell office:value-type="float" office:value="6.466">
            <text:p>6.466</text:p>
          </table:table-cell>
          <table:table-cell office:value-type="float" office:value="0.004">
            <text:p>0.004</text:p>
          </table:table-cell>
          <table:table-cell office:value-type="float" office:value="399.554">
            <text:p>399.554</text:p>
          </table:table-cell>
          <table:table-cell office:value-type="float" office:value="368.02">
            <text:p>368.02</text:p>
          </table:table-cell>
          <table:table-cell office:value-type="float" office:value="8191.171">
            <text:p>8191.171</text:p>
          </table:table-cell>
          <table:table-cell office:value-type="float" office:value="15577.973">
            <text:p>15577.973</text:p>
          </table:table-cell>
          <table:table-cell office:value-type="float" office:value="17960.166">
            <text:p>17960.166</text:p>
          </table:table-cell>
          <table:table-cell office:value-type="float" office:value="16398.727">
            <text:p>16398.727</text:p>
          </table:table-cell>
          <table:table-cell office:value-type="float" office:value="16580.817">
            <text:p>16580.817</text:p>
          </table:table-cell>
          <table:table-cell office:value-type="float" office:value="16906.351">
            <text:p>16906.351</text:p>
          </table:table-cell>
          <table:table-cell office:value-type="float" office:value="16928.484">
            <text:p>16928.484</text:p>
          </table:table-cell>
          <table:table-cell office:value-type="float" office:value="16979.724">
            <text:p>16979.724</text:p>
          </table:table-cell>
          <table:table-cell office:value-type="float" office:value="17098.199">
            <text:p>17098.199</text:p>
          </table:table-cell>
          <table:table-cell office:value-type="float" office:value="328.466">
            <text:p>328.466</text:p>
          </table:table-cell>
          <table:table-cell office:value-type="float" office:value="8151.617">
            <text:p>8151.617</text:p>
          </table:table-cell>
          <table:table-cell office:value-type="float" office:value="15538.419">
            <text:p>15538.419</text:p>
          </table:table-cell>
          <table:table-cell office:value-type="float" office:value="17920.612">
            <text:p>17920.612</text:p>
          </table:table-cell>
          <table:table-cell office:value-type="float" office:value="16359.173">
            <text:p>16359.173</text:p>
          </table:table-cell>
          <table:table-cell office:value-type="float" office:value="16413.796">
            <text:p>16413.796</text:p>
          </table:table-cell>
          <table:table-cell office:value-type="float" office:value="16304.55">
            <text:p>16304.55</text:p>
          </table:table-cell>
          <table:table-cell office:value-type="float" office:value="8853.796">
            <text:p>8853.796</text:p>
          </table:table-cell>
          <table:table-cell office:value-type="float" office:value="8281.316">
            <text:p>8281.316</text:p>
          </table:table-cell>
          <table:table-cell office:value-type="float" office:value="16541.263">
            <text:p>16541.263</text:p>
          </table:table-cell>
          <table:table-cell office:value-type="float" office:value="16866.797">
            <text:p>16866.797</text:p>
          </table:table-cell>
          <table:table-cell office:value-type="float" office:value="16888.93">
            <text:p>16888.93</text:p>
          </table:table-cell>
          <table:table-cell office:value-type="float" office:value="16940.17">
            <text:p>16940.17</text:p>
          </table:table-cell>
          <table:table-cell office:value-type="float" office:value="17058.645">
            <text:p>17058.645</text:p>
          </table:table-cell>
          <table:table-cell office:value-type="float" office:value="8183.151">
            <text:p>8183.151</text:p>
          </table:table-cell>
          <table:table-cell office:value-type="float" office:value="15569.953">
            <text:p>15569.953</text:p>
          </table:table-cell>
          <table:table-cell office:value-type="float" office:value="17952.146">
            <text:p>17952.146</text:p>
          </table:table-cell>
          <table:table-cell office:value-type="float" office:value="16390.707">
            <text:p>16390.707</text:p>
          </table:table-cell>
          <table:table-cell office:value-type="float" office:value="16572.797">
            <text:p>16572.797</text:p>
          </table:table-cell>
          <table:table-cell office:value-type="float" office:value="16898.331">
            <text:p>16898.331</text:p>
          </table:table-cell>
          <table:table-cell office:value-type="float" office:value="16920.464">
            <text:p>16920.464</text:p>
          </table:table-cell>
          <table:table-cell office:value-type="float" office:value="16971.704">
            <text:p>16971.704</text:p>
          </table:table-cell>
          <table:table-cell office:value-type="float" office:value="17090.179">
            <text:p>17090.179</text:p>
          </table:table-cell>
          <table:table-cell office:value-type="float" office:value="7746.802">
            <text:p>7746.802</text:p>
          </table:table-cell>
          <table:table-cell office:value-type="float" office:value="10128.995">
            <text:p>10128.995</text:p>
          </table:table-cell>
          <table:table-cell office:value-type="float" office:value="8567.556">
            <text:p>8567.556</text:p>
          </table:table-cell>
          <table:table-cell office:value-type="float" office:value="8749.646">
            <text:p>8749.646</text:p>
          </table:table-cell>
          <table:table-cell office:value-type="float" office:value="9075.18">
            <text:p>9075.18</text:p>
          </table:table-cell>
          <table:table-cell office:value-type="float" office:value="9097.313">
            <text:p>9097.313</text:p>
          </table:table-cell>
          <table:table-cell office:value-type="float" office:value="9148.553">
            <text:p>9148.553</text:p>
          </table:table-cell>
          <table:table-cell office:value-type="float" office:value="9267.028">
            <text:p>9267.028</text:p>
          </table:table-cell>
          <table:table-cell office:value-type="float" office:value="2742.193">
            <text:p>2742.193</text:p>
          </table:table-cell>
          <table:table-cell office:value-type="float" office:value="1180.754">
            <text:p>1180.754</text:p>
          </table:table-cell>
          <table:table-cell office:value-type="float" office:value="1362.844">
            <text:p>1362.844</text:p>
          </table:table-cell>
          <table:table-cell office:value-type="float" office:value="1688.378">
            <text:p>1688.378</text:p>
          </table:table-cell>
          <table:table-cell office:value-type="float" office:value="1710.511">
            <text:p>1710.511</text:p>
          </table:table-cell>
          <table:table-cell office:value-type="float" office:value="1761.751">
            <text:p>1761.751</text:p>
          </table:table-cell>
          <table:table-cell office:value-type="float" office:value="1880.226">
            <text:p>1880.226</text:p>
          </table:table-cell>
          <table:table-cell office:value-type="float" office:value="-1201.439">
            <text:p>-1201.439</text:p>
          </table:table-cell>
          <table:table-cell office:value-type="float" office:value="-1019.349">
            <text:p>-1019.349</text:p>
          </table:table-cell>
          <table:table-cell office:value-type="float" office:value="-693.815">
            <text:p>-693.815</text:p>
          </table:table-cell>
          <table:table-cell office:value-type="float" office:value="-671.682">
            <text:p>-671.682</text:p>
          </table:table-cell>
          <table:table-cell office:value-type="float" office:value="-620.442">
            <text:p>-620.442</text:p>
          </table:table-cell>
          <table:table-cell office:value-type="float" office:value="-501.967">
            <text:p>-501.967</text:p>
          </table:table-cell>
          <table:table-cell office:value-type="float" office:value="542.09">
            <text:p>542.09</text:p>
          </table:table-cell>
          <table:table-cell office:value-type="float" office:value="867.624">
            <text:p>867.624</text:p>
          </table:table-cell>
          <table:table-cell office:value-type="float" office:value="889.757">
            <text:p>889.757</text:p>
          </table:table-cell>
          <table:table-cell office:value-type="float" office:value="940.997">
            <text:p>940.997</text:p>
          </table:table-cell>
          <table:table-cell office:value-type="float" office:value="1059.472">
            <text:p>1059.472</text:p>
          </table:table-cell>
          <table:table-cell office:value-type="float" office:value="685.534">
            <text:p>685.534</text:p>
          </table:table-cell>
          <table:table-cell office:value-type="float" office:value="707.667">
            <text:p>707.667</text:p>
          </table:table-cell>
          <table:table-cell office:value-type="float" office:value="758.907">
            <text:p>758.907</text:p>
          </table:table-cell>
          <table:table-cell office:value-type="float" office:value="877.382">
            <text:p>877.382</text:p>
          </table:table-cell>
          <table:table-cell office:value-type="float" office:value="382.133">
            <text:p>382.133</text:p>
          </table:table-cell>
          <table:table-cell office:value-type="float" office:value="433.373">
            <text:p>433.373</text:p>
          </table:table-cell>
          <table:table-cell office:value-type="float" office:value="551.848">
            <text:p>551.848</text:p>
          </table:table-cell>
          <table:table-cell office:value-type="float" office:value="411.24">
            <text:p>411.24</text:p>
          </table:table-cell>
          <table:table-cell office:value-type="float" office:value="529.715">
            <text:p>529.715</text:p>
          </table:table-cell>
          <table:table-cell office:value-type="float" office:value="478.475">
            <text:p>478.475</text:p>
          </table:table-cell>
          <table:table-cell office:value-type="float" office:value="42315.513">
            <text:p>42315.513</text:p>
          </table:table-cell>
          <table:table-cell office:value-type="float" office:value="195.513">
            <text:p>195.513</text:p>
          </table:table-cell>
          <table:table-cell office:value-type="float" office:value="52769.934">
            <text:p>52769.934</text:p>
          </table:table-cell>
          <table:table-cell office:value-type="float" office:value="60374.687">
            <text:p>60374.687</text:p>
          </table:table-cell>
          <table:table-cell office:value-type="float" office:value="67810.344">
            <text:p>67810.344</text:p>
          </table:table-cell>
          <table:table-cell office:value-type="float" office:value="68803.636">
            <text:p>68803.636</text:p>
          </table:table-cell>
          <table:table-cell office:value-type="float" office:value="68619.489">
            <text:p>68619.489</text:p>
          </table:table-cell>
          <table:table-cell office:value-type="float" office:value="69127.226">
            <text:p>69127.226</text:p>
          </table:table-cell>
          <table:table-cell office:value-type="float" office:value="69150.413">
            <text:p>69150.413</text:p>
          </table:table-cell>
          <table:table-cell office:value-type="float" office:value="69203.078">
            <text:p>69203.078</text:p>
          </table:table-cell>
          <table:table-cell office:value-type="float" office:value="69320.215">
            <text:p>69320.215</text:p>
          </table:table-cell>
          <table:table-cell office:value-type="float" office:value="10814.421">
            <text:p>10814.421</text:p>
          </table:table-cell>
          <table:table-cell office:value-type="float" office:value="18419.174">
            <text:p>18419.174</text:p>
          </table:table-cell>
          <table:table-cell office:value-type="float" office:value="25854.831">
            <text:p>25854.831</text:p>
          </table:table-cell>
          <table:table-cell office:value-type="float" office:value="26848.123">
            <text:p>26848.123</text:p>
          </table:table-cell>
          <table:table-cell office:value-type="float" office:value="26663.976">
            <text:p>26663.976</text:p>
          </table:table-cell>
          <table:table-cell table:formula="of:=MOD([.GI42]; 360)" office:value-type="float" office:value="23.9759999999987">
            <text:p>23.976</text:p>
          </table:table-cell>
          <table:table-cell office:value-type="float" office:value="27171.713">
            <text:p>27171.713</text:p>
          </table:table-cell>
          <table:table-cell office:value-type="float" office:value="27194.9">
            <text:p>27194.9</text:p>
          </table:table-cell>
          <table:table-cell office:value-type="float" office:value="27247.565">
            <text:p>27247.565</text:p>
          </table:table-cell>
          <table:table-cell office:value-type="float" office:value="27364.702">
            <text:p>27364.702</text:p>
          </table:table-cell>
          <table:table-cell office:value-type="float" office:value="7964.753">
            <text:p>7964.753</text:p>
          </table:table-cell>
          <table:table-cell office:value-type="float" office:value="15400.41">
            <text:p>15400.41</text:p>
          </table:table-cell>
          <table:table-cell office:value-type="float" office:value="16393.702">
            <text:p>16393.702</text:p>
          </table:table-cell>
          <table:table-cell office:value-type="float" office:value="16209.555">
            <text:p>16209.555</text:p>
          </table:table-cell>
          <table:table-cell office:value-type="float" office:value="16717.292">
            <text:p>16717.292</text:p>
          </table:table-cell>
          <table:table-cell office:value-type="float" office:value="16740.479">
            <text:p>16740.479</text:p>
          </table:table-cell>
          <table:table-cell office:value-type="float" office:value="16793.144">
            <text:p>16793.144</text:p>
          </table:table-cell>
          <table:table-cell office:value-type="float" office:value="16910.281">
            <text:p>16910.281</text:p>
          </table:table-cell>
          <table:table-cell office:value-type="float" office:value="7795.657">
            <text:p>7795.657</text:p>
          </table:table-cell>
          <table:table-cell office:value-type="float" office:value="8788.949">
            <text:p>8788.949</text:p>
          </table:table-cell>
          <table:table-cell office:value-type="float" office:value="8604.802">
            <text:p>8604.802</text:p>
          </table:table-cell>
          <table:table-cell office:value-type="float" office:value="9112.539">
            <text:p>9112.539</text:p>
          </table:table-cell>
          <table:table-cell office:value-type="float" office:value="9135.726">
            <text:p>9135.726</text:p>
          </table:table-cell>
          <table:table-cell office:value-type="float" office:value="9188.391">
            <text:p>9188.391</text:p>
          </table:table-cell>
          <table:table-cell office:value-type="float" office:value="9305.528">
            <text:p>9305.528</text:p>
          </table:table-cell>
          <table:table-cell office:value-type="float" office:value="1353.292">
            <text:p>1353.292</text:p>
          </table:table-cell>
          <table:table-cell office:value-type="float" office:value="1169.145">
            <text:p>1169.145</text:p>
          </table:table-cell>
          <table:table-cell office:value-type="float" office:value="1676.882">
            <text:p>1676.882</text:p>
          </table:table-cell>
          <table:table-cell office:value-type="float" office:value="1700.069">
            <text:p>1700.069</text:p>
          </table:table-cell>
          <table:table-cell office:value-type="float" office:value="1752.734">
            <text:p>1752.734</text:p>
          </table:table-cell>
          <table:table-cell office:value-type="float" office:value="876.579">
            <text:p>876.579</text:p>
          </table:table-cell>
          <table:table-cell office:value-type="float" office:value="175.853">
            <text:p>175.853</text:p>
          </table:table-cell>
          <table:table-cell office:value-type="float" office:value="683.59">
            <text:p>683.59</text:p>
          </table:table-cell>
          <table:table-cell office:value-type="float" office:value="706.777">
            <text:p>706.777</text:p>
          </table:table-cell>
          <table:table-cell office:value-type="float" office:value="759.442">
            <text:p>759.442</text:p>
          </table:table-cell>
          <table:table-cell office:value-type="float" office:value="876.579">
            <text:p>876.579</text:p>
          </table:table-cell>
          <table:table-cell office:value-type="float" office:value="867.737">
            <text:p>867.737</text:p>
          </table:table-cell>
          <table:table-cell office:value-type="float" office:value="890.924">
            <text:p>890.924</text:p>
          </table:table-cell>
          <table:table-cell office:value-type="float" office:value="943.589">
            <text:p>943.589</text:p>
          </table:table-cell>
          <table:table-cell office:value-type="float" office:value="1060.726">
            <text:p>1060.726</text:p>
          </table:table-cell>
          <table:table-cell office:value-type="float" office:value="383.187">
            <text:p>383.187</text:p>
          </table:table-cell>
          <table:table-cell office:value-type="float" office:value="435.852">
            <text:p>435.852</text:p>
          </table:table-cell>
          <table:table-cell office:value-type="float" office:value="552.989">
            <text:p>552.989</text:p>
          </table:table-cell>
          <table:table-cell office:value-type="float" office:value="412.665">
            <text:p>412.665</text:p>
          </table:table-cell>
          <table:table-cell office:value-type="float" office:value="529.802">
            <text:p>529.802</text:p>
          </table:table-cell>
          <table:table-cell office:value-type="float" office:value="477.137">
            <text:p>477.137</text:p>
          </table:table-cell>
          <table:table-cell table:number-columns-repeated="792"/>
        </table:table-row>
        <table:table-row table:style-name="ro1">
          <table:table-cell office:value-type="string">
            <text:p>2006-03-06 12:00</text:p>
          </table:table-cell>
          <table:table-cell office:value-type="float" office:value="0.987">
            <text:p>0.987</text:p>
          </table:table-cell>
          <table:table-cell office:value-type="float" office:value="14.372">
            <text:p>14.372</text:p>
          </table:table-cell>
          <table:table-cell office:value-type="float" office:value="10.798">
            <text:p>10.798</text:p>
          </table:table-cell>
          <table:table-cell office:value-type="float" office:value="1.083">
            <text:p>1.083</text:p>
          </table:table-cell>
          <table:table-cell office:value-type="float" office:value="8.632">
            <text:p>8.632</text:p>
          </table:table-cell>
          <table:table-cell office:value-type="float" office:value="3.855">
            <text:p>3.855</text:p>
          </table:table-cell>
          <table:table-cell office:value-type="float" office:value="5.165">
            <text:p>5.165</text:p>
          </table:table-cell>
          <table:table-cell office:value-type="float" office:value="11.027">
            <text:p>11.027</text:p>
          </table:table-cell>
          <table:table-cell office:value-type="float" office:value="3.341">
            <text:p>3.341</text:p>
          </table:table-cell>
          <table:table-cell office:value-type="float" office:value="11.614">
            <text:p>11.614</text:p>
          </table:table-cell>
          <table:table-cell office:value-type="float" office:value="4.514">
            <text:p>4.514</text:p>
          </table:table-cell>
          <table:table-cell office:value-type="float" office:value="7.131">
            <text:p>7.131</text:p>
          </table:table-cell>
          <table:table-cell office:value-type="float" office:value="12.327">
            <text:p>12.327</text:p>
          </table:table-cell>
          <table:table-cell office:value-type="float" office:value="345.987">
            <text:p>345.987</text:p>
          </table:table-cell>
          <table:table-cell office:value-type="float" office:value="74.372">
            <text:p>74.372</text:p>
          </table:table-cell>
          <table:table-cell office:value-type="float" office:value="355.798">
            <text:p>355.798</text:p>
          </table:table-cell>
          <table:table-cell office:value-type="float" office:value="301.083">
            <text:p>301.083</text:p>
          </table:table-cell>
          <table:table-cell office:value-type="float" office:value="68.632">
            <text:p>68.632</text:p>
          </table:table-cell>
          <table:table-cell office:value-type="float" office:value="228.855">
            <text:p>228.855</text:p>
          </table:table-cell>
          <table:table-cell office:value-type="float" office:value="125.165">
            <text:p>125.165</text:p>
          </table:table-cell>
          <table:table-cell office:value-type="float" office:value="341.027">
            <text:p>341.027</text:p>
          </table:table-cell>
          <table:table-cell office:value-type="float" office:value="318.341">
            <text:p>318.341</text:p>
          </table:table-cell>
          <table:table-cell office:value-type="float" office:value="266.614">
            <text:p>266.614</text:p>
          </table:table-cell>
          <table:table-cell office:value-type="float" office:value="4.514">
            <text:p>4.514</text:p>
          </table:table-cell>
          <table:table-cell office:value-type="float" office:value="307.131">
            <text:p>307.131</text:p>
          </table:table-cell>
          <table:table-cell office:value-type="float" office:value="147.327">
            <text:p>147.327</text:p>
          </table:table-cell>
          <table:table-cell office:value-type="float" office:value="224.7723333333">
            <text:p>224.7723333333</text:p>
          </table:table-cell>
          <table:table-cell office:value-type="float" office:value="229.6975">
            <text:p>229.6975</text:p>
          </table:table-cell>
          <table:table-cell office:value-type="float" office:value="256.0004">
            <text:p>256.0004</text:p>
          </table:table-cell>
          <table:table-cell office:value-type="float" office:value="254.3572">
            <text:p>254.3572</text:p>
          </table:table-cell>
          <table:table-cell office:value-type="float" office:value="217.71625">
            <text:p>217.71625</text:p>
          </table:table-cell>
          <table:table-cell office:value-type="string">
            <text:p>15 ♓ 59' 14"</text:p>
          </table:table-cell>
          <table:table-cell office:value-type="string">
            <text:p>14 ♊ 22' 18"</text:p>
          </table:table-cell>
          <table:table-cell office:value-type="string">
            <text:p>25 ♓ 47' 52"</text:p>
          </table:table-cell>
          <table:table-cell office:value-type="string">
            <text:p><text:s/>1 ♒ 04' 59"</text:p>
          </table:table-cell>
          <table:table-cell office:value-type="string">
            <text:p><text:s/>8 ♊ 37' 55"</text:p>
          </table:table-cell>
          <table:table-cell office:value-type="string">
            <text:p>18 ♏ 51' 19"</text:p>
          </table:table-cell>
          <table:table-cell office:value-type="string">
            <text:p><text:s/>5 ♌ 09' 53"</text:p>
          </table:table-cell>
          <table:table-cell office:value-type="string">
            <text:p>11 ♓ 01' 38"</text:p>
          </table:table-cell>
          <table:table-cell office:value-type="string">
            <text:p>18 ♒ 20' 27"</text:p>
          </table:table-cell>
          <table:table-cell office:value-type="string">
            <text:p>26 ♐ 36' 50"</text:p>
          </table:table-cell>
          <table:table-cell office:value-type="string">
            <text:p><text:s/>4 ♈ 30' 51"</text:p>
          </table:table-cell>
          <table:table-cell office:value-type="string">
            <text:p><text:s/>7 ♒ 07' 52"</text:p>
          </table:table-cell>
          <table:table-cell office:value-type="string">
            <text:p>27 ♌ 19' 36"</text:p>
          </table:table-cell>
          <table:table-cell office:value-type="float" office:value="11.203">
            <text:p>11.203</text:p>
          </table:table-cell>
          <table:table-cell office:value-type="float" office:value="2.558">
            <text:p>2.558</text:p>
          </table:table-cell>
          <table:table-cell office:value-type="float" office:value="0.987">
            <text:p>0.987</text:p>
          </table:table-cell>
          <table:table-cell office:value-type="float" office:value="1.399">
            <text:p>1.399</text:p>
          </table:table-cell>
          <table:table-cell office:value-type="float" office:value="9.497">
            <text:p>9.497</text:p>
          </table:table-cell>
          <table:table-cell office:value-type="float" office:value="9.244">
            <text:p>9.244</text:p>
          </table:table-cell>
          <table:table-cell office:value-type="float" office:value="10.782">
            <text:p>10.782</text:p>
          </table:table-cell>
          <table:table-cell office:value-type="float" office:value="2.463">
            <text:p>2.463</text:p>
          </table:table-cell>
          <table:table-cell office:value-type="float" office:value="9.8">
            <text:p>9.8</text:p>
          </table:table-cell>
          <table:table-cell office:value-type="float" office:value="4.561">
            <text:p>4.561</text:p>
          </table:table-cell>
          <table:table-cell office:value-type="float" office:value="12.52">
            <text:p>12.52</text:p>
          </table:table-cell>
          <table:table-cell office:value-type="float" office:value="146.203">
            <text:p>146.203</text:p>
          </table:table-cell>
          <table:table-cell office:value-type="float" office:value="197.558">
            <text:p>197.558</text:p>
          </table:table-cell>
          <table:table-cell office:value-type="float" office:value="165.987">
            <text:p>165.987</text:p>
          </table:table-cell>
          <table:table-cell office:value-type="float" office:value="106.399">
            <text:p>106.399</text:p>
          </table:table-cell>
          <table:table-cell office:value-type="float" office:value="219.497">
            <text:p>219.497</text:p>
          </table:table-cell>
          <table:table-cell office:value-type="float" office:value="129.244">
            <text:p>129.244</text:p>
          </table:table-cell>
          <table:table-cell office:value-type="float" office:value="340.782">
            <text:p>340.782</text:p>
          </table:table-cell>
          <table:table-cell office:value-type="float" office:value="317.463">
            <text:p>317.463</text:p>
          </table:table-cell>
          <table:table-cell office:value-type="float" office:value="264.8">
            <text:p>264.8</text:p>
          </table:table-cell>
          <table:table-cell office:value-type="float" office:value="304.561">
            <text:p>304.561</text:p>
          </table:table-cell>
          <table:table-cell office:value-type="float" office:value="147.52">
            <text:p>147.52</text:p>
          </table:table-cell>
          <table:table-cell office:value-type="string">
            <text:p>26 ♌ 12' 12"</text:p>
          </table:table-cell>
          <table:table-cell office:value-type="string">
            <text:p>17 ♎ 33' 27"</text:p>
          </table:table-cell>
          <table:table-cell office:value-type="string">
            <text:p>15 ♍ 59' 14"</text:p>
          </table:table-cell>
          <table:table-cell office:value-type="string">
            <text:p>16 ♋ 23' 57"</text:p>
          </table:table-cell>
          <table:table-cell office:value-type="string">
            <text:p><text:s/>9 ♏ 29' 47"</text:p>
          </table:table-cell>
          <table:table-cell office:value-type="string">
            <text:p><text:s/>9 ♌ 14' 39"</text:p>
          </table:table-cell>
          <table:table-cell office:value-type="string">
            <text:p>10 ♓ 46' 56"</text:p>
          </table:table-cell>
          <table:table-cell office:value-type="string">
            <text:p>17 ♒ 27' 47"</text:p>
          </table:table-cell>
          <table:table-cell office:value-type="string">
            <text:p>24 ♐ 48' 00"</text:p>
          </table:table-cell>
          <table:table-cell office:value-type="string">
            <text:p><text:s/>4 ♒ 33' 40"</text:p>
          </table:table-cell>
          <table:table-cell office:value-type="string">
            <text:p>27 ♌ 31' 12"</text:p>
          </table:table-cell>
          <table:table-cell office:value-type="float" office:value="-5.527">
            <text:p>-5.527</text:p>
          </table:table-cell>
          <table:table-cell office:value-type="float" office:value="3.71">
            <text:p>3.71</text:p>
          </table:table-cell>
          <table:table-cell office:value-type="float" office:value="-7.2665">
            <text:p>-7.2665</text:p>
          </table:table-cell>
          <table:table-cell office:value-type="float" office:value="27.436">
            <text:p>27.436</text:p>
          </table:table-cell>
          <table:table-cell office:value-type="float" office:value="1.549">
            <text:p>1.549</text:p>
          </table:table-cell>
          <table:table-cell office:value-type="float" office:value="-16.082">
            <text:p>-16.082</text:p>
          </table:table-cell>
          <table:table-cell office:value-type="float" office:value="23.502">
            <text:p>23.502</text:p>
          </table:table-cell>
          <table:table-cell office:value-type="float" office:value="-16.217">
            <text:p>-16.217</text:p>
          </table:table-cell>
          <table:table-cell office:value-type="float" office:value="19.685">
            <text:p>19.685</text:p>
          </table:table-cell>
          <table:table-cell office:value-type="float" office:value="-8.111">
            <text:p>-8.111</text:p>
          </table:table-cell>
          <table:table-cell office:value-type="float" office:value="-15.493">
            <text:p>-15.493</text:p>
          </table:table-cell>
          <table:table-cell office:value-type="float" office:value="-15.857">
            <text:p>-15.857</text:p>
          </table:table-cell>
          <table:table-cell office:value-type="float" office:value="1.794">
            <text:p>1.794</text:p>
          </table:table-cell>
          <table:table-cell office:value-type="float" office:value="-12.147">
            <text:p>-12.147</text:p>
          </table:table-cell>
          <table:table-cell office:value-type="float" office:value="12.405">
            <text:p>12.405</text:p>
          </table:table-cell>
          <table:table-cell office:value-type="float" office:value="0">
            <text:p>0</text:p>
          </table:table-cell>
          <table:table-cell office:value-type="float" office:value="4.945">
            <text:p>4.945</text:p>
          </table:table-cell>
          <table:table-cell office:value-type="float" office:value="3.507">
            <text:p>3.507</text:p>
          </table:table-cell>
          <table:table-cell office:value-type="float" office:value="3.929">
            <text:p>3.929</text:p>
          </table:table-cell>
          <table:table-cell office:value-type="float" office:value="1.78">
            <text:p>1.78</text:p>
          </table:table-cell>
          <table:table-cell office:value-type="float" office:value="1.263">
            <text:p>1.263</text:p>
          </table:table-cell>
          <table:table-cell office:value-type="float" office:value="0.729">
            <text:p>0.729</text:p>
          </table:table-cell>
          <table:table-cell office:value-type="float" office:value="-0.735">
            <text:p>-0.735</text:p>
          </table:table-cell>
          <table:table-cell office:value-type="float" office:value="-0.168">
            <text:p>-0.168</text:p>
          </table:table-cell>
          <table:table-cell office:value-type="float" office:value="7.543">
            <text:p>7.543</text:p>
          </table:table-cell>
          <table:table-cell office:value-type="float" office:value="6.551">
            <text:p>6.551</text:p>
          </table:table-cell>
          <table:table-cell office:value-type="float" office:value="0.004">
            <text:p>0.004</text:p>
          </table:table-cell>
          <table:table-cell office:value-type="float" office:value="414.715">
            <text:p>414.715</text:p>
          </table:table-cell>
          <table:table-cell office:value-type="float" office:value="369.811">
            <text:p>369.811</text:p>
          </table:table-cell>
          <table:table-cell office:value-type="float" office:value="8207.166">
            <text:p>8207.166</text:p>
          </table:table-cell>
          <table:table-cell office:value-type="float" office:value="15606.943">
            <text:p>15606.943</text:p>
          </table:table-cell>
          <table:table-cell office:value-type="float" office:value="17991.284">
            <text:p>17991.284</text:p>
          </table:table-cell>
          <table:table-cell office:value-type="float" office:value="16430.633">
            <text:p>16430.633</text:p>
          </table:table-cell>
          <table:table-cell office:value-type="float" office:value="16608.667">
            <text:p>16608.667</text:p>
          </table:table-cell>
          <table:table-cell office:value-type="float" office:value="16934.771">
            <text:p>16934.771</text:p>
          </table:table-cell>
          <table:table-cell office:value-type="float" office:value="16957.457">
            <text:p>16957.457</text:p>
          </table:table-cell>
          <table:table-cell office:value-type="float" office:value="17009.184">
            <text:p>17009.184</text:p>
          </table:table-cell>
          <table:table-cell office:value-type="float" office:value="17128.471">
            <text:p>17128.471</text:p>
          </table:table-cell>
          <table:table-cell office:value-type="float" office:value="315.096">
            <text:p>315.096</text:p>
          </table:table-cell>
          <table:table-cell office:value-type="float" office:value="8152.451">
            <text:p>8152.451</text:p>
          </table:table-cell>
          <table:table-cell office:value-type="float" office:value="15552.228">
            <text:p>15552.228</text:p>
          </table:table-cell>
          <table:table-cell office:value-type="float" office:value="17936.569">
            <text:p>17936.569</text:p>
          </table:table-cell>
          <table:table-cell office:value-type="float" office:value="16375.918">
            <text:p>16375.918</text:p>
          </table:table-cell>
          <table:table-cell office:value-type="float" office:value="16444.55">
            <text:p>16444.55</text:p>
          </table:table-cell>
          <table:table-cell office:value-type="float" office:value="16307.286">
            <text:p>16307.286</text:p>
          </table:table-cell>
          <table:table-cell office:value-type="float" office:value="8884.55">
            <text:p>8884.55</text:p>
          </table:table-cell>
          <table:table-cell office:value-type="float" office:value="8282.384">
            <text:p>8282.384</text:p>
          </table:table-cell>
          <table:table-cell office:value-type="float" office:value="16553.952">
            <text:p>16553.952</text:p>
          </table:table-cell>
          <table:table-cell office:value-type="float" office:value="16880.056">
            <text:p>16880.056</text:p>
          </table:table-cell>
          <table:table-cell office:value-type="float" office:value="16902.742">
            <text:p>16902.742</text:p>
          </table:table-cell>
          <table:table-cell office:value-type="float" office:value="16954.469">
            <text:p>16954.469</text:p>
          </table:table-cell>
          <table:table-cell office:value-type="float" office:value="17073.756">
            <text:p>17073.756</text:p>
          </table:table-cell>
          <table:table-cell office:value-type="float" office:value="8197.355">
            <text:p>8197.355</text:p>
          </table:table-cell>
          <table:table-cell office:value-type="float" office:value="15597.132">
            <text:p>15597.132</text:p>
          </table:table-cell>
          <table:table-cell office:value-type="float" office:value="17981.473">
            <text:p>17981.473</text:p>
          </table:table-cell>
          <table:table-cell office:value-type="float" office:value="16420.822">
            <text:p>16420.822</text:p>
          </table:table-cell>
          <table:table-cell office:value-type="float" office:value="16598.856">
            <text:p>16598.856</text:p>
          </table:table-cell>
          <table:table-cell office:value-type="float" office:value="16924.96">
            <text:p>16924.96</text:p>
          </table:table-cell>
          <table:table-cell office:value-type="float" office:value="16947.646">
            <text:p>16947.646</text:p>
          </table:table-cell>
          <table:table-cell office:value-type="float" office:value="16999.373">
            <text:p>16999.373</text:p>
          </table:table-cell>
          <table:table-cell office:value-type="float" office:value="17118.66">
            <text:p>17118.66</text:p>
          </table:table-cell>
          <table:table-cell office:value-type="float" office:value="7759.777">
            <text:p>7759.777</text:p>
          </table:table-cell>
          <table:table-cell office:value-type="float" office:value="10144.118">
            <text:p>10144.118</text:p>
          </table:table-cell>
          <table:table-cell office:value-type="float" office:value="8583.467">
            <text:p>8583.467</text:p>
          </table:table-cell>
          <table:table-cell office:value-type="float" office:value="8761.501">
            <text:p>8761.501</text:p>
          </table:table-cell>
          <table:table-cell office:value-type="float" office:value="9087.605">
            <text:p>9087.605</text:p>
          </table:table-cell>
          <table:table-cell office:value-type="float" office:value="9110.291">
            <text:p>9110.291</text:p>
          </table:table-cell>
          <table:table-cell office:value-type="float" office:value="9162.018">
            <text:p>9162.018</text:p>
          </table:table-cell>
          <table:table-cell office:value-type="float" office:value="9281.305">
            <text:p>9281.305</text:p>
          </table:table-cell>
          <table:table-cell office:value-type="float" office:value="2744.341">
            <text:p>2744.341</text:p>
          </table:table-cell>
          <table:table-cell office:value-type="float" office:value="1183.69">
            <text:p>1183.69</text:p>
          </table:table-cell>
          <table:table-cell office:value-type="float" office:value="1361.724">
            <text:p>1361.724</text:p>
          </table:table-cell>
          <table:table-cell office:value-type="float" office:value="1687.828">
            <text:p>1687.828</text:p>
          </table:table-cell>
          <table:table-cell office:value-type="float" office:value="1710.514">
            <text:p>1710.514</text:p>
          </table:table-cell>
          <table:table-cell office:value-type="float" office:value="1762.241">
            <text:p>1762.241</text:p>
          </table:table-cell>
          <table:table-cell office:value-type="float" office:value="1881.528">
            <text:p>1881.528</text:p>
          </table:table-cell>
          <table:table-cell office:value-type="float" office:value="-1200.651">
            <text:p>-1200.651</text:p>
          </table:table-cell>
          <table:table-cell office:value-type="float" office:value="-1022.617">
            <text:p>-1022.617</text:p>
          </table:table-cell>
          <table:table-cell office:value-type="float" office:value="-696.513">
            <text:p>-696.513</text:p>
          </table:table-cell>
          <table:table-cell office:value-type="float" office:value="-673.827">
            <text:p>-673.827</text:p>
          </table:table-cell>
          <table:table-cell office:value-type="float" office:value="-622.1">
            <text:p>-622.1</text:p>
          </table:table-cell>
          <table:table-cell office:value-type="float" office:value="-502.813">
            <text:p>-502.813</text:p>
          </table:table-cell>
          <table:table-cell office:value-type="float" office:value="538.034">
            <text:p>538.034</text:p>
          </table:table-cell>
          <table:table-cell office:value-type="float" office:value="864.138">
            <text:p>864.138</text:p>
          </table:table-cell>
          <table:table-cell office:value-type="float" office:value="886.824">
            <text:p>886.824</text:p>
          </table:table-cell>
          <table:table-cell office:value-type="float" office:value="938.551">
            <text:p>938.551</text:p>
          </table:table-cell>
          <table:table-cell office:value-type="float" office:value="1057.838">
            <text:p>1057.838</text:p>
          </table:table-cell>
          <table:table-cell office:value-type="float" office:value="686.104">
            <text:p>686.104</text:p>
          </table:table-cell>
          <table:table-cell office:value-type="float" office:value="708.79">
            <text:p>708.79</text:p>
          </table:table-cell>
          <table:table-cell office:value-type="float" office:value="760.517">
            <text:p>760.517</text:p>
          </table:table-cell>
          <table:table-cell office:value-type="float" office:value="879.804">
            <text:p>879.804</text:p>
          </table:table-cell>
          <table:table-cell office:value-type="float" office:value="382.686">
            <text:p>382.686</text:p>
          </table:table-cell>
          <table:table-cell office:value-type="float" office:value="434.413">
            <text:p>434.413</text:p>
          </table:table-cell>
          <table:table-cell office:value-type="float" office:value="553.7">
            <text:p>553.7</text:p>
          </table:table-cell>
          <table:table-cell office:value-type="float" office:value="411.727">
            <text:p>411.727</text:p>
          </table:table-cell>
          <table:table-cell office:value-type="float" office:value="531.014">
            <text:p>531.014</text:p>
          </table:table-cell>
          <table:table-cell office:value-type="float" office:value="479.287">
            <text:p>479.287</text:p>
          </table:table-cell>
          <table:table-cell office:value-type="float" office:value="42428.645">
            <text:p>42428.645</text:p>
          </table:table-cell>
          <table:table-cell office:value-type="float" office:value="308.645">
            <text:p>308.645</text:p>
          </table:table-cell>
          <table:table-cell office:value-type="float" office:value="52900.216">
            <text:p>52900.216</text:p>
          </table:table-cell>
          <table:table-cell office:value-type="float" office:value="60519.804">
            <text:p>60519.804</text:p>
          </table:table-cell>
          <table:table-cell office:value-type="float" office:value="67966.706">
            <text:p>67966.706</text:p>
          </table:table-cell>
          <table:table-cell office:value-type="float" office:value="68961.642">
            <text:p>68961.642</text:p>
          </table:table-cell>
          <table:table-cell office:value-type="float" office:value="68776.959">
            <text:p>68776.959</text:p>
          </table:table-cell>
          <table:table-cell office:value-type="float" office:value="69285.421">
            <text:p>69285.421</text:p>
          </table:table-cell>
          <table:table-cell office:value-type="float" office:value="69308.74">
            <text:p>69308.74</text:p>
          </table:table-cell>
          <table:table-cell office:value-type="float" office:value="69361.403">
            <text:p>69361.403</text:p>
          </table:table-cell>
          <table:table-cell office:value-type="float" office:value="69478.683">
            <text:p>69478.683</text:p>
          </table:table-cell>
          <table:table-cell office:value-type="float" office:value="10831.571">
            <text:p>10831.571</text:p>
          </table:table-cell>
          <table:table-cell office:value-type="float" office:value="18451.159">
            <text:p>18451.159</text:p>
          </table:table-cell>
          <table:table-cell office:value-type="float" office:value="25898.061">
            <text:p>25898.061</text:p>
          </table:table-cell>
          <table:table-cell office:value-type="float" office:value="26892.997">
            <text:p>26892.997</text:p>
          </table:table-cell>
          <table:table-cell office:value-type="float" office:value="26708.314">
            <text:p>26708.314</text:p>
          </table:table-cell>
          <table:table-cell table:formula="of:=MOD([.GI43]; 360)" office:value-type="float" office:value="68.3139999999985">
            <text:p>68.314</text:p>
          </table:table-cell>
          <table:table-cell office:value-type="float" office:value="27216.776">
            <text:p>27216.776</text:p>
          </table:table-cell>
          <table:table-cell office:value-type="float" office:value="27240.095">
            <text:p>27240.095</text:p>
          </table:table-cell>
          <table:table-cell office:value-type="float" office:value="27292.758">
            <text:p>27292.758</text:p>
          </table:table-cell>
          <table:table-cell office:value-type="float" office:value="27410.038">
            <text:p>27410.038</text:p>
          </table:table-cell>
          <table:table-cell office:value-type="float" office:value="7979.588">
            <text:p>7979.588</text:p>
          </table:table-cell>
          <table:table-cell office:value-type="float" office:value="15426.49">
            <text:p>15426.49</text:p>
          </table:table-cell>
          <table:table-cell office:value-type="float" office:value="16421.426">
            <text:p>16421.426</text:p>
          </table:table-cell>
          <table:table-cell office:value-type="float" office:value="16236.743">
            <text:p>16236.743</text:p>
          </table:table-cell>
          <table:table-cell office:value-type="float" office:value="16745.205">
            <text:p>16745.205</text:p>
          </table:table-cell>
          <table:table-cell office:value-type="float" office:value="16768.524">
            <text:p>16768.524</text:p>
          </table:table-cell>
          <table:table-cell office:value-type="float" office:value="16821.187">
            <text:p>16821.187</text:p>
          </table:table-cell>
          <table:table-cell office:value-type="float" office:value="16938.467">
            <text:p>16938.467</text:p>
          </table:table-cell>
          <table:table-cell office:value-type="float" office:value="7806.902">
            <text:p>7806.902</text:p>
          </table:table-cell>
          <table:table-cell office:value-type="float" office:value="8801.838">
            <text:p>8801.838</text:p>
          </table:table-cell>
          <table:table-cell office:value-type="float" office:value="8617.155">
            <text:p>8617.155</text:p>
          </table:table-cell>
          <table:table-cell office:value-type="float" office:value="9125.617">
            <text:p>9125.617</text:p>
          </table:table-cell>
          <table:table-cell office:value-type="float" office:value="9148.936">
            <text:p>9148.936</text:p>
          </table:table-cell>
          <table:table-cell office:value-type="float" office:value="9201.599">
            <text:p>9201.599</text:p>
          </table:table-cell>
          <table:table-cell office:value-type="float" office:value="9318.879">
            <text:p>9318.879</text:p>
          </table:table-cell>
          <table:table-cell office:value-type="float" office:value="1354.936">
            <text:p>1354.936</text:p>
          </table:table-cell>
          <table:table-cell office:value-type="float" office:value="1170.253">
            <text:p>1170.253</text:p>
          </table:table-cell>
          <table:table-cell office:value-type="float" office:value="1678.715">
            <text:p>1678.715</text:p>
          </table:table-cell>
          <table:table-cell office:value-type="float" office:value="1702.034">
            <text:p>1702.034</text:p>
          </table:table-cell>
          <table:table-cell office:value-type="float" office:value="1754.697">
            <text:p>1754.697</text:p>
          </table:table-cell>
          <table:table-cell office:value-type="float" office:value="877.041">
            <text:p>877.041</text:p>
          </table:table-cell>
          <table:table-cell office:value-type="float" office:value="175.317">
            <text:p>175.317</text:p>
          </table:table-cell>
          <table:table-cell office:value-type="float" office:value="683.779">
            <text:p>683.779</text:p>
          </table:table-cell>
          <table:table-cell office:value-type="float" office:value="707.098">
            <text:p>707.098</text:p>
          </table:table-cell>
          <table:table-cell office:value-type="float" office:value="759.761">
            <text:p>759.761</text:p>
          </table:table-cell>
          <table:table-cell office:value-type="float" office:value="877.041">
            <text:p>877.041</text:p>
          </table:table-cell>
          <table:table-cell office:value-type="float" office:value="868.462">
            <text:p>868.462</text:p>
          </table:table-cell>
          <table:table-cell office:value-type="float" office:value="891.781">
            <text:p>891.781</text:p>
          </table:table-cell>
          <table:table-cell office:value-type="float" office:value="944.444">
            <text:p>944.444</text:p>
          </table:table-cell>
          <table:table-cell office:value-type="float" office:value="1061.724">
            <text:p>1061.724</text:p>
          </table:table-cell>
          <table:table-cell office:value-type="float" office:value="383.319">
            <text:p>383.319</text:p>
          </table:table-cell>
          <table:table-cell office:value-type="float" office:value="435.982">
            <text:p>435.982</text:p>
          </table:table-cell>
          <table:table-cell office:value-type="float" office:value="553.262">
            <text:p>553.262</text:p>
          </table:table-cell>
          <table:table-cell office:value-type="float" office:value="412.663">
            <text:p>412.663</text:p>
          </table:table-cell>
          <table:table-cell office:value-type="float" office:value="529.943">
            <text:p>529.943</text:p>
          </table:table-cell>
          <table:table-cell office:value-type="float" office:value="477.28">
            <text:p>477.28</text:p>
          </table:table-cell>
          <table:table-cell table:number-columns-repeated="792"/>
        </table:table-row>
        <table:table-row table:style-name="ro1">
          <table:table-cell office:value-type="string">
            <text:p>2006-06-29 12:00</text:p>
          </table:table-cell>
          <table:table-cell office:value-type="float" office:value="7.821">
            <text:p>7.821</text:p>
          </table:table-cell>
          <table:table-cell office:value-type="float" office:value="9.387">
            <text:p>9.387</text:p>
          </table:table-cell>
          <table:table-cell office:value-type="float" office:value="0.37">
            <text:p>0.37</text:p>
          </table:table-cell>
          <table:table-cell office:value-type="float" office:value="6.772">
            <text:p>6.772</text:p>
          </table:table-cell>
          <table:table-cell office:value-type="float" office:value="0.766">
            <text:p>0.766</text:p>
          </table:table-cell>
          <table:table-cell office:value-type="float" office:value="9.044">
            <text:p>9.044</text:p>
          </table:table-cell>
          <table:table-cell office:value-type="float" office:value="10.044">
            <text:p>10.044</text:p>
          </table:table-cell>
          <table:table-cell office:value-type="float" office:value="14.685">
            <text:p>14.685</text:p>
          </table:table-cell>
          <table:table-cell office:value-type="float" office:value="4.443">
            <text:p>4.443</text:p>
          </table:table-cell>
          <table:table-cell office:value-type="float" office:value="10.084">
            <text:p>10.084</text:p>
          </table:table-cell>
          <table:table-cell office:value-type="float" office:value="13.739">
            <text:p>13.739</text:p>
          </table:table-cell>
          <table:table-cell office:value-type="float" office:value="8.656">
            <text:p>8.656</text:p>
          </table:table-cell>
          <table:table-cell office:value-type="float" office:value="12.163">
            <text:p>12.163</text:p>
          </table:table-cell>
          <table:table-cell office:value-type="float" office:value="97.821">
            <text:p>97.821</text:p>
          </table:table-cell>
          <table:table-cell office:value-type="float" office:value="144.387">
            <text:p>144.387</text:p>
          </table:table-cell>
          <table:table-cell office:value-type="float" office:value="120.37">
            <text:p>120.37</text:p>
          </table:table-cell>
          <table:table-cell office:value-type="float" office:value="66.772">
            <text:p>66.772</text:p>
          </table:table-cell>
          <table:table-cell office:value-type="float" office:value="135.766">
            <text:p>135.766</text:p>
          </table:table-cell>
          <table:table-cell office:value-type="float" office:value="219.044">
            <text:p>219.044</text:p>
          </table:table-cell>
          <table:table-cell office:value-type="float" office:value="130.044">
            <text:p>130.044</text:p>
          </table:table-cell>
          <table:table-cell office:value-type="float" office:value="344.685">
            <text:p>344.685</text:p>
          </table:table-cell>
          <table:table-cell office:value-type="float" office:value="319.443">
            <text:p>319.443</text:p>
          </table:table-cell>
          <table:table-cell office:value-type="float" office:value="265.084">
            <text:p>265.084</text:p>
          </table:table-cell>
          <table:table-cell office:value-type="float" office:value="358.739">
            <text:p>358.739</text:p>
          </table:table-cell>
          <table:table-cell office:value-type="float" office:value="308.656">
            <text:p>308.656</text:p>
          </table:table-cell>
          <table:table-cell office:value-type="float" office:value="147.163">
            <text:p>147.163</text:p>
          </table:table-cell>
          <table:table-cell office:value-type="float" office:value="235.6776666667">
            <text:p>235.6776666667</text:p>
          </table:table-cell>
          <table:table-cell office:value-type="float" office:value="240.871">
            <text:p>240.871</text:p>
          </table:table-cell>
          <table:table-cell office:value-type="float" office:value="255.66">
            <text:p>255.66</text:p>
          </table:table-cell>
          <table:table-cell office:value-type="float" office:value="257.482">
            <text:p>257.482</text:p>
          </table:table-cell>
          <table:table-cell office:value-type="float" office:value="217.92825">
            <text:p>217.92825</text:p>
          </table:table-cell>
          <table:table-cell office:value-type="string">
            <text:p><text:s/>7 ♋ 49' 15"</text:p>
          </table:table-cell>
          <table:table-cell office:value-type="string">
            <text:p>24 ♌ 23' 12"</text:p>
          </table:table-cell>
          <table:table-cell office:value-type="string">
            <text:p><text:s/>0 ♌ 22' 13"</text:p>
          </table:table-cell>
          <table:table-cell office:value-type="string">
            <text:p><text:s/>6 ♊ 46' 18"</text:p>
          </table:table-cell>
          <table:table-cell office:value-type="string">
            <text:p>15 ♌ 45' 56"</text:p>
          </table:table-cell>
          <table:table-cell office:value-type="string">
            <text:p><text:s/>9 ♏ 02' 37"</text:p>
          </table:table-cell>
          <table:table-cell office:value-type="string">
            <text:p>10 ♌ 02' 37"</text:p>
          </table:table-cell>
          <table:table-cell office:value-type="string">
            <text:p>14 ♓ 41' 07"</text:p>
          </table:table-cell>
          <table:table-cell office:value-type="string">
            <text:p>19 ♒ 26' 35"</text:p>
          </table:table-cell>
          <table:table-cell office:value-type="string">
            <text:p>25 ♐ 05' 00"</text:p>
          </table:table-cell>
          <table:table-cell office:value-type="string">
            <text:p>28 ♓ 44' 19"</text:p>
          </table:table-cell>
          <table:table-cell office:value-type="string">
            <text:p><text:s/>8 ♒ 39' 20"</text:p>
          </table:table-cell>
          <table:table-cell office:value-type="string">
            <text:p>27 ♌ 09' 48"</text:p>
          </table:table-cell>
          <table:table-cell office:value-type="float" office:value="2.948">
            <text:p>2.948</text:p>
          </table:table-cell>
          <table:table-cell office:value-type="float" office:value="5.379">
            <text:p>5.379</text:p>
          </table:table-cell>
          <table:table-cell office:value-type="float" office:value="7.821">
            <text:p>7.821</text:p>
          </table:table-cell>
          <table:table-cell office:value-type="float" office:value="7.816">
            <text:p>7.816</text:p>
          </table:table-cell>
          <table:table-cell office:value-type="float" office:value="3.292">
            <text:p>3.292</text:p>
          </table:table-cell>
          <table:table-cell office:value-type="float" office:value="13.445">
            <text:p>13.445</text:p>
          </table:table-cell>
          <table:table-cell office:value-type="float" office:value="12.017">
            <text:p>12.017</text:p>
          </table:table-cell>
          <table:table-cell office:value-type="float" office:value="3.156">
            <text:p>3.156</text:p>
          </table:table-cell>
          <table:table-cell office:value-type="float" office:value="10.5">
            <text:p>10.5</text:p>
          </table:table-cell>
          <table:table-cell office:value-type="float" office:value="6.535">
            <text:p>6.535</text:p>
          </table:table-cell>
          <table:table-cell office:value-type="float" office:value="12.632">
            <text:p>12.632</text:p>
          </table:table-cell>
          <table:table-cell office:value-type="float" office:value="242.948">
            <text:p>242.948</text:p>
          </table:table-cell>
          <table:table-cell office:value-type="float" office:value="20.379">
            <text:p>20.379</text:p>
          </table:table-cell>
          <table:table-cell office:value-type="float" office:value="277.821">
            <text:p>277.821</text:p>
          </table:table-cell>
          <table:table-cell office:value-type="float" office:value="157.816">
            <text:p>157.816</text:p>
          </table:table-cell>
          <table:table-cell office:value-type="float" office:value="228.292">
            <text:p>228.292</text:p>
          </table:table-cell>
          <table:table-cell office:value-type="float" office:value="133.445">
            <text:p>133.445</text:p>
          </table:table-cell>
          <table:table-cell office:value-type="float" office:value="342.017">
            <text:p>342.017</text:p>
          </table:table-cell>
          <table:table-cell office:value-type="float" office:value="318.156">
            <text:p>318.156</text:p>
          </table:table-cell>
          <table:table-cell office:value-type="float" office:value="265.5">
            <text:p>265.5</text:p>
          </table:table-cell>
          <table:table-cell office:value-type="float" office:value="306.535">
            <text:p>306.535</text:p>
          </table:table-cell>
          <table:table-cell office:value-type="float" office:value="147.632">
            <text:p>147.632</text:p>
          </table:table-cell>
          <table:table-cell office:value-type="string">
            <text:p><text:s/>2 ♐ 56' 51"</text:p>
          </table:table-cell>
          <table:table-cell office:value-type="string">
            <text:p>20 ♈ 22' 44"</text:p>
          </table:table-cell>
          <table:table-cell office:value-type="string">
            <text:p><text:s/>7 ♑ 49' 15"</text:p>
          </table:table-cell>
          <table:table-cell office:value-type="string">
            <text:p><text:s/>7 ♍ 48' 57"</text:p>
          </table:table-cell>
          <table:table-cell office:value-type="string">
            <text:p>18 ♏ 17' 32"</text:p>
          </table:table-cell>
          <table:table-cell office:value-type="string">
            <text:p>13 ♌ 26' 40"</text:p>
          </table:table-cell>
          <table:table-cell office:value-type="string">
            <text:p>12 ♓ 01' 00"</text:p>
          </table:table-cell>
          <table:table-cell office:value-type="string">
            <text:p>18 ♒ 09' 21"</text:p>
          </table:table-cell>
          <table:table-cell office:value-type="string">
            <text:p>25 ♐ 29' 58"</text:p>
          </table:table-cell>
          <table:table-cell office:value-type="string">
            <text:p><text:s/>6 ♒ 32' 04"</text:p>
          </table:table-cell>
          <table:table-cell office:value-type="string">
            <text:p>27 ♌ 37' 56"</text:p>
          </table:table-cell>
          <table:table-cell office:value-type="float" office:value="23.21">
            <text:p>23.21</text:p>
          </table:table-cell>
          <table:table-cell office:value-type="float" office:value="18.6355">
            <text:p>18.6355</text:p>
          </table:table-cell>
          <table:table-cell office:value-type="float" office:value="19.4415">
            <text:p>19.4415</text:p>
          </table:table-cell>
          <table:table-cell office:value-type="float" office:value="16.077">
            <text:p>16.077</text:p>
          </table:table-cell>
          <table:table-cell office:value-type="float" office:value="18.915">
            <text:p>18.915</text:p>
          </table:table-cell>
          <table:table-cell office:value-type="float" office:value="19.968">
            <text:p>19.968</text:p>
          </table:table-cell>
          <table:table-cell office:value-type="float" office:value="17.303">
            <text:p>17.303</text:p>
          </table:table-cell>
          <table:table-cell office:value-type="float" office:value="-13.413">
            <text:p>-13.413</text:p>
          </table:table-cell>
          <table:table-cell office:value-type="float" office:value="18.471">
            <text:p>18.471</text:p>
          </table:table-cell>
          <table:table-cell office:value-type="float" office:value="-6.758">
            <text:p>-6.758</text:p>
          </table:table-cell>
          <table:table-cell office:value-type="float" office:value="-15.179">
            <text:p>-15.179</text:p>
          </table:table-cell>
          <table:table-cell office:value-type="float" office:value="-15.718">
            <text:p>-15.718</text:p>
          </table:table-cell>
          <table:table-cell office:value-type="float" office:value="-0.502">
            <text:p>-0.502</text:p>
          </table:table-cell>
          <table:table-cell office:value-type="float" office:value="-11.01">
            <text:p>-11.01</text:p>
          </table:table-cell>
          <table:table-cell office:value-type="float" office:value="12.46">
            <text:p>12.46</text:p>
          </table:table-cell>
          <table:table-cell office:value-type="float" office:value="0">
            <text:p>0</text:p>
          </table:table-cell>
          <table:table-cell office:value-type="float" office:value="2.847">
            <text:p>2.847</text:p>
          </table:table-cell>
          <table:table-cell office:value-type="float" office:value="-1.185">
            <text:p>-1.185</text:p>
          </table:table-cell>
          <table:table-cell office:value-type="float" office:value="-1.495">
            <text:p>-1.495</text:p>
          </table:table-cell>
          <table:table-cell office:value-type="float" office:value="1.248">
            <text:p>1.248</text:p>
          </table:table-cell>
          <table:table-cell office:value-type="float" office:value="1.159">
            <text:p>1.159</text:p>
          </table:table-cell>
          <table:table-cell office:value-type="float" office:value="0.769">
            <text:p>0.769</text:p>
          </table:table-cell>
          <table:table-cell office:value-type="float" office:value="-0.788">
            <text:p>-0.788</text:p>
          </table:table-cell>
          <table:table-cell office:value-type="float" office:value="-0.199">
            <text:p>-0.199</text:p>
          </table:table-cell>
          <table:table-cell office:value-type="float" office:value="7.636">
            <text:p>7.636</text:p>
          </table:table-cell>
          <table:table-cell office:value-type="float" office:value="7.335">
            <text:p>7.335</text:p>
          </table:table-cell>
          <table:table-cell office:value-type="float" office:value="0.004">
            <text:p>0.004</text:p>
          </table:table-cell>
          <table:table-cell office:value-type="float" office:value="413.598">
            <text:p>413.598</text:p>
          </table:table-cell>
          <table:table-cell office:value-type="float" office:value="382.549">
            <text:p>382.549</text:p>
          </table:table-cell>
          <table:table-cell office:value-type="float" office:value="8264.604">
            <text:p>8264.604</text:p>
          </table:table-cell>
          <table:table-cell office:value-type="float" office:value="15741.326">
            <text:p>15741.326</text:p>
          </table:table-cell>
          <table:table-cell office:value-type="float" office:value="18121.631">
            <text:p>18121.631</text:p>
          </table:table-cell>
          <table:table-cell office:value-type="float" office:value="16550.326">
            <text:p>16550.326</text:p>
          </table:table-cell>
          <table:table-cell office:value-type="float" office:value="16731.714">
            <text:p>16731.714</text:p>
          </table:table-cell>
          <table:table-cell office:value-type="float" office:value="17055.685">
            <text:p>17055.685</text:p>
          </table:table-cell>
          <table:table-cell office:value-type="float" office:value="17080.927">
            <text:p>17080.927</text:p>
          </table:table-cell>
          <table:table-cell office:value-type="float" office:value="17135.286">
            <text:p>17135.286</text:p>
          </table:table-cell>
          <table:table-cell office:value-type="float" office:value="17253.207">
            <text:p>17253.207</text:p>
          </table:table-cell>
          <table:table-cell office:value-type="float" office:value="328.951">
            <text:p>328.951</text:p>
          </table:table-cell>
          <table:table-cell office:value-type="float" office:value="8211.006">
            <text:p>8211.006</text:p>
          </table:table-cell>
          <table:table-cell office:value-type="float" office:value="15687.728">
            <text:p>15687.728</text:p>
          </table:table-cell>
          <table:table-cell office:value-type="float" office:value="18068.033">
            <text:p>18068.033</text:p>
          </table:table-cell>
          <table:table-cell office:value-type="float" office:value="16496.728">
            <text:p>16496.728</text:p>
          </table:table-cell>
          <table:table-cell office:value-type="float" office:value="16632.494">
            <text:p>16632.494</text:p>
          </table:table-cell>
          <table:table-cell office:value-type="float" office:value="16360.962">
            <text:p>16360.962</text:p>
          </table:table-cell>
          <table:table-cell office:value-type="float" office:value="8712.494">
            <text:p>8712.494</text:p>
          </table:table-cell>
          <table:table-cell office:value-type="float" office:value="8578.95">
            <text:p>8578.95</text:p>
          </table:table-cell>
          <table:table-cell office:value-type="float" office:value="16678.116">
            <text:p>16678.116</text:p>
          </table:table-cell>
          <table:table-cell office:value-type="float" office:value="17002.087">
            <text:p>17002.087</text:p>
          </table:table-cell>
          <table:table-cell office:value-type="float" office:value="17027.329">
            <text:p>17027.329</text:p>
          </table:table-cell>
          <table:table-cell office:value-type="float" office:value="17081.688">
            <text:p>17081.688</text:p>
          </table:table-cell>
          <table:table-cell office:value-type="float" office:value="17199.609">
            <text:p>17199.609</text:p>
          </table:table-cell>
          <table:table-cell office:value-type="float" office:value="8242.055">
            <text:p>8242.055</text:p>
          </table:table-cell>
          <table:table-cell office:value-type="float" office:value="15718.777">
            <text:p>15718.777</text:p>
          </table:table-cell>
          <table:table-cell office:value-type="float" office:value="18099.082">
            <text:p>18099.082</text:p>
          </table:table-cell>
          <table:table-cell office:value-type="float" office:value="16527.777">
            <text:p>16527.777</text:p>
          </table:table-cell>
          <table:table-cell office:value-type="float" office:value="16709.165">
            <text:p>16709.165</text:p>
          </table:table-cell>
          <table:table-cell office:value-type="float" office:value="17033.136">
            <text:p>17033.136</text:p>
          </table:table-cell>
          <table:table-cell office:value-type="float" office:value="17058.378">
            <text:p>17058.378</text:p>
          </table:table-cell>
          <table:table-cell office:value-type="float" office:value="17112.737">
            <text:p>17112.737</text:p>
          </table:table-cell>
          <table:table-cell office:value-type="float" office:value="17230.658">
            <text:p>17230.658</text:p>
          </table:table-cell>
          <table:table-cell office:value-type="float" office:value="7836.722">
            <text:p>7836.722</text:p>
          </table:table-cell>
          <table:table-cell office:value-type="float" office:value="10217.027">
            <text:p>10217.027</text:p>
          </table:table-cell>
          <table:table-cell office:value-type="float" office:value="8645.722">
            <text:p>8645.722</text:p>
          </table:table-cell>
          <table:table-cell office:value-type="float" office:value="8827.11">
            <text:p>8827.11</text:p>
          </table:table-cell>
          <table:table-cell office:value-type="float" office:value="9151.081">
            <text:p>9151.081</text:p>
          </table:table-cell>
          <table:table-cell office:value-type="float" office:value="9176.323">
            <text:p>9176.323</text:p>
          </table:table-cell>
          <table:table-cell office:value-type="float" office:value="9230.682">
            <text:p>9230.682</text:p>
          </table:table-cell>
          <table:table-cell office:value-type="float" office:value="9348.603">
            <text:p>9348.603</text:p>
          </table:table-cell>
          <table:table-cell office:value-type="float" office:value="2740.305">
            <text:p>2740.305</text:p>
          </table:table-cell>
          <table:table-cell office:value-type="float" office:value="1169">
            <text:p>1169</text:p>
          </table:table-cell>
          <table:table-cell office:value-type="float" office:value="1350.388">
            <text:p>1350.388</text:p>
          </table:table-cell>
          <table:table-cell office:value-type="float" office:value="1674.359">
            <text:p>1674.359</text:p>
          </table:table-cell>
          <table:table-cell office:value-type="float" office:value="1699.601">
            <text:p>1699.601</text:p>
          </table:table-cell>
          <table:table-cell office:value-type="float" office:value="1753.96">
            <text:p>1753.96</text:p>
          </table:table-cell>
          <table:table-cell office:value-type="float" office:value="1871.881">
            <text:p>1871.881</text:p>
          </table:table-cell>
          <table:table-cell office:value-type="float" office:value="-1211.305">
            <text:p>-1211.305</text:p>
          </table:table-cell>
          <table:table-cell office:value-type="float" office:value="-1029.917">
            <text:p>-1029.917</text:p>
          </table:table-cell>
          <table:table-cell office:value-type="float" office:value="-705.946">
            <text:p>-705.946</text:p>
          </table:table-cell>
          <table:table-cell office:value-type="float" office:value="-680.704">
            <text:p>-680.704</text:p>
          </table:table-cell>
          <table:table-cell office:value-type="float" office:value="-626.345">
            <text:p>-626.345</text:p>
          </table:table-cell>
          <table:table-cell office:value-type="float" office:value="-508.424">
            <text:p>-508.424</text:p>
          </table:table-cell>
          <table:table-cell office:value-type="float" office:value="541.388">
            <text:p>541.388</text:p>
          </table:table-cell>
          <table:table-cell office:value-type="float" office:value="865.359">
            <text:p>865.359</text:p>
          </table:table-cell>
          <table:table-cell office:value-type="float" office:value="890.601">
            <text:p>890.601</text:p>
          </table:table-cell>
          <table:table-cell office:value-type="float" office:value="944.96">
            <text:p>944.96</text:p>
          </table:table-cell>
          <table:table-cell office:value-type="float" office:value="1062.881">
            <text:p>1062.881</text:p>
          </table:table-cell>
          <table:table-cell office:value-type="float" office:value="683.971">
            <text:p>683.971</text:p>
          </table:table-cell>
          <table:table-cell office:value-type="float" office:value="709.213">
            <text:p>709.213</text:p>
          </table:table-cell>
          <table:table-cell office:value-type="float" office:value="763.572">
            <text:p>763.572</text:p>
          </table:table-cell>
          <table:table-cell office:value-type="float" office:value="881.493">
            <text:p>881.493</text:p>
          </table:table-cell>
          <table:table-cell office:value-type="float" office:value="385.242">
            <text:p>385.242</text:p>
          </table:table-cell>
          <table:table-cell office:value-type="float" office:value="439.601">
            <text:p>439.601</text:p>
          </table:table-cell>
          <table:table-cell office:value-type="float" office:value="557.522">
            <text:p>557.522</text:p>
          </table:table-cell>
          <table:table-cell office:value-type="float" office:value="414.359">
            <text:p>414.359</text:p>
          </table:table-cell>
          <table:table-cell office:value-type="float" office:value="532.28">
            <text:p>532.28</text:p>
          </table:table-cell>
          <table:table-cell office:value-type="float" office:value="477.921">
            <text:p>477.921</text:p>
          </table:table-cell>
          <table:table-cell office:value-type="float" office:value="42702.569">
            <text:p>42702.569</text:p>
          </table:table-cell>
          <table:table-cell office:value-type="float" office:value="222.569">
            <text:p>222.569</text:p>
          </table:table-cell>
          <table:table-cell office:value-type="float" office:value="53245.127">
            <text:p>53245.127</text:p>
          </table:table-cell>
          <table:table-cell office:value-type="float" office:value="60925.132">
            <text:p>60925.132</text:p>
          </table:table-cell>
          <table:table-cell office:value-type="float" office:value="68414.656">
            <text:p>68414.656</text:p>
          </table:table-cell>
          <table:table-cell office:value-type="float" office:value="69416.413">
            <text:p>69416.413</text:p>
          </table:table-cell>
          <table:table-cell office:value-type="float" office:value="69229.503">
            <text:p>69229.503</text:p>
          </table:table-cell>
          <table:table-cell office:value-type="float" office:value="69740.931">
            <text:p>69740.931</text:p>
          </table:table-cell>
          <table:table-cell office:value-type="float" office:value="69764.792">
            <text:p>69764.792</text:p>
          </table:table-cell>
          <table:table-cell office:value-type="float" office:value="69817.448">
            <text:p>69817.448</text:p>
          </table:table-cell>
          <table:table-cell office:value-type="float" office:value="69935.316">
            <text:p>69935.316</text:p>
          </table:table-cell>
          <table:table-cell office:value-type="float" office:value="10902.558">
            <text:p>10902.558</text:p>
          </table:table-cell>
          <table:table-cell office:value-type="float" office:value="18582.563">
            <text:p>18582.563</text:p>
          </table:table-cell>
          <table:table-cell office:value-type="float" office:value="26072.087">
            <text:p>26072.087</text:p>
          </table:table-cell>
          <table:table-cell office:value-type="float" office:value="27073.844">
            <text:p>27073.844</text:p>
          </table:table-cell>
          <table:table-cell office:value-type="float" office:value="26886.934">
            <text:p>26886.934</text:p>
          </table:table-cell>
          <table:table-cell table:formula="of:=MOD([.GI44]; 360)" office:value-type="float" office:value="246.934000000001">
            <text:p>246.934</text:p>
          </table:table-cell>
          <table:table-cell office:value-type="float" office:value="27398.362">
            <text:p>27398.362</text:p>
          </table:table-cell>
          <table:table-cell office:value-type="float" office:value="27422.223">
            <text:p>27422.223</text:p>
          </table:table-cell>
          <table:table-cell office:value-type="float" office:value="27474.879">
            <text:p>27474.879</text:p>
          </table:table-cell>
          <table:table-cell office:value-type="float" office:value="27592.747">
            <text:p>27592.747</text:p>
          </table:table-cell>
          <table:table-cell office:value-type="float" office:value="8040.005">
            <text:p>8040.005</text:p>
          </table:table-cell>
          <table:table-cell office:value-type="float" office:value="15529.529">
            <text:p>15529.529</text:p>
          </table:table-cell>
          <table:table-cell office:value-type="float" office:value="16531.286">
            <text:p>16531.286</text:p>
          </table:table-cell>
          <table:table-cell office:value-type="float" office:value="16344.376">
            <text:p>16344.376</text:p>
          </table:table-cell>
          <table:table-cell office:value-type="float" office:value="16855.804">
            <text:p>16855.804</text:p>
          </table:table-cell>
          <table:table-cell office:value-type="float" office:value="16879.665">
            <text:p>16879.665</text:p>
          </table:table-cell>
          <table:table-cell office:value-type="float" office:value="16932.321">
            <text:p>16932.321</text:p>
          </table:table-cell>
          <table:table-cell office:value-type="float" office:value="17050.189">
            <text:p>17050.189</text:p>
          </table:table-cell>
          <table:table-cell office:value-type="float" office:value="7849.524">
            <text:p>7849.524</text:p>
          </table:table-cell>
          <table:table-cell office:value-type="float" office:value="8851.281">
            <text:p>8851.281</text:p>
          </table:table-cell>
          <table:table-cell office:value-type="float" office:value="8664.371">
            <text:p>8664.371</text:p>
          </table:table-cell>
          <table:table-cell office:value-type="float" office:value="9175.799">
            <text:p>9175.799</text:p>
          </table:table-cell>
          <table:table-cell office:value-type="float" office:value="9199.66">
            <text:p>9199.66</text:p>
          </table:table-cell>
          <table:table-cell office:value-type="float" office:value="9252.316">
            <text:p>9252.316</text:p>
          </table:table-cell>
          <table:table-cell office:value-type="float" office:value="9370.184">
            <text:p>9370.184</text:p>
          </table:table-cell>
          <table:table-cell office:value-type="float" office:value="1361.757">
            <text:p>1361.757</text:p>
          </table:table-cell>
          <table:table-cell office:value-type="float" office:value="1174.847">
            <text:p>1174.847</text:p>
          </table:table-cell>
          <table:table-cell office:value-type="float" office:value="1686.275">
            <text:p>1686.275</text:p>
          </table:table-cell>
          <table:table-cell office:value-type="float" office:value="1710.136">
            <text:p>1710.136</text:p>
          </table:table-cell>
          <table:table-cell office:value-type="float" office:value="1762.792">
            <text:p>1762.792</text:p>
          </table:table-cell>
          <table:table-cell office:value-type="float" office:value="878.903">
            <text:p>878.903</text:p>
          </table:table-cell>
          <table:table-cell office:value-type="float" office:value="173.09">
            <text:p>173.09</text:p>
          </table:table-cell>
          <table:table-cell office:value-type="float" office:value="684.518">
            <text:p>684.518</text:p>
          </table:table-cell>
          <table:table-cell office:value-type="float" office:value="708.379">
            <text:p>708.379</text:p>
          </table:table-cell>
          <table:table-cell office:value-type="float" office:value="761.035">
            <text:p>761.035</text:p>
          </table:table-cell>
          <table:table-cell office:value-type="float" office:value="878.903">
            <text:p>878.903</text:p>
          </table:table-cell>
          <table:table-cell office:value-type="float" office:value="871.428">
            <text:p>871.428</text:p>
          </table:table-cell>
          <table:table-cell office:value-type="float" office:value="895.289">
            <text:p>895.289</text:p>
          </table:table-cell>
          <table:table-cell office:value-type="float" office:value="947.945">
            <text:p>947.945</text:p>
          </table:table-cell>
          <table:table-cell office:value-type="float" office:value="1065.813">
            <text:p>1065.813</text:p>
          </table:table-cell>
          <table:table-cell office:value-type="float" office:value="383.861">
            <text:p>383.861</text:p>
          </table:table-cell>
          <table:table-cell office:value-type="float" office:value="436.517">
            <text:p>436.517</text:p>
          </table:table-cell>
          <table:table-cell office:value-type="float" office:value="554.385">
            <text:p>554.385</text:p>
          </table:table-cell>
          <table:table-cell office:value-type="float" office:value="412.656">
            <text:p>412.656</text:p>
          </table:table-cell>
          <table:table-cell office:value-type="float" office:value="530.524">
            <text:p>530.524</text:p>
          </table:table-cell>
          <table:table-cell office:value-type="float" office:value="477.868">
            <text:p>477.868</text:p>
          </table:table-cell>
          <table:table-cell table:number-columns-repeated="792"/>
        </table:table-row>
        <table:table-row table:style-name="ro1">
          <table:table-cell office:value-type="string">
            <text:p>2006-08-11 12:00</text:p>
          </table:table-cell>
          <table:table-cell office:value-type="float" office:value="3.892">
            <text:p>3.892</text:p>
          </table:table-cell>
          <table:table-cell office:value-type="float" office:value="5.492">
            <text:p>5.492</text:p>
          </table:table-cell>
          <table:table-cell office:value-type="float" office:value="0.734">
            <text:p>0.734</text:p>
          </table:table-cell>
          <table:table-cell office:value-type="float" office:value="13.62">
            <text:p>13.62</text:p>
          </table:table-cell>
          <table:table-cell office:value-type="float" office:value="12.487">
            <text:p>12.487</text:p>
          </table:table-cell>
          <table:table-cell office:value-type="float" office:value="10.89">
            <text:p>10.89</text:p>
          </table:table-cell>
          <table:table-cell office:value-type="float" office:value="0.397">
            <text:p>0.397</text:p>
          </table:table-cell>
          <table:table-cell office:value-type="float" office:value="13.691">
            <text:p>13.691</text:p>
          </table:table-cell>
          <table:table-cell office:value-type="float" office:value="3.398">
            <text:p>3.398</text:p>
          </table:table-cell>
          <table:table-cell office:value-type="float" office:value="9.227">
            <text:p>9.227</text:p>
          </table:table-cell>
          <table:table-cell office:value-type="float" office:value="10.774">
            <text:p>10.774</text:p>
          </table:table-cell>
          <table:table-cell office:value-type="float" office:value="6.369">
            <text:p>6.369</text:p>
          </table:table-cell>
          <table:table-cell office:value-type="float" office:value="12.581">
            <text:p>12.581</text:p>
          </table:table-cell>
          <table:table-cell office:value-type="float" office:value="138.892">
            <text:p>138.892</text:p>
          </table:table-cell>
          <table:table-cell office:value-type="float" office:value="350.492">
            <text:p>350.492</text:p>
          </table:table-cell>
          <table:table-cell office:value-type="float" office:value="120.734">
            <text:p>120.734</text:p>
          </table:table-cell>
          <table:table-cell office:value-type="float" office:value="118.62">
            <text:p>118.62</text:p>
          </table:table-cell>
          <table:table-cell office:value-type="float" office:value="162.487">
            <text:p>162.487</text:p>
          </table:table-cell>
          <table:table-cell office:value-type="float" office:value="220.89">
            <text:p>220.89</text:p>
          </table:table-cell>
          <table:table-cell office:value-type="float" office:value="135.397">
            <text:p>135.397</text:p>
          </table:table-cell>
          <table:table-cell office:value-type="float" office:value="343.691">
            <text:p>343.691</text:p>
          </table:table-cell>
          <table:table-cell office:value-type="float" office:value="318.398">
            <text:p>318.398</text:p>
          </table:table-cell>
          <table:table-cell office:value-type="float" office:value="264.227">
            <text:p>264.227</text:p>
          </table:table-cell>
          <table:table-cell office:value-type="float" office:value="355.774">
            <text:p>355.774</text:p>
          </table:table-cell>
          <table:table-cell office:value-type="float" office:value="306.369">
            <text:p>306.369</text:p>
          </table:table-cell>
          <table:table-cell office:value-type="float" office:value="147.581">
            <text:p>147.581</text:p>
          </table:table-cell>
          <table:table-cell office:value-type="float" office:value="240.8483333333">
            <text:p>240.8483333333</text:p>
          </table:table-cell>
          <table:table-cell office:value-type="float" office:value="244.9898333333">
            <text:p>244.9898333333</text:p>
          </table:table-cell>
          <table:table-cell office:value-type="float" office:value="256.5206">
            <text:p>256.5206</text:p>
          </table:table-cell>
          <table:table-cell office:value-type="float" office:value="258.6526">
            <text:p>258.6526</text:p>
          </table:table-cell>
          <table:table-cell office:value-type="float" office:value="234.78075">
            <text:p>234.78075</text:p>
          </table:table-cell>
          <table:table-cell office:value-type="string">
            <text:p>18 ♌ 53' 32"</text:p>
          </table:table-cell>
          <table:table-cell office:value-type="string">
            <text:p>20 ♓ 29' 31"</text:p>
          </table:table-cell>
          <table:table-cell office:value-type="string">
            <text:p><text:s/>0 ♌ 44' 02"</text:p>
          </table:table-cell>
          <table:table-cell office:value-type="string">
            <text:p>28 ♋ 37' 13"</text:p>
          </table:table-cell>
          <table:table-cell office:value-type="string">
            <text:p>12 ♍ 29' 11"</text:p>
          </table:table-cell>
          <table:table-cell office:value-type="string">
            <text:p>10 ♏ 53' 25"</text:p>
          </table:table-cell>
          <table:table-cell office:value-type="string">
            <text:p>15 ♌ 23' 49"</text:p>
          </table:table-cell>
          <table:table-cell office:value-type="string">
            <text:p>13 ♓ 41' 28"</text:p>
          </table:table-cell>
          <table:table-cell office:value-type="string">
            <text:p>18 ♒ 23' 54"</text:p>
          </table:table-cell>
          <table:table-cell office:value-type="string">
            <text:p>24 ♐ 13' 38"</text:p>
          </table:table-cell>
          <table:table-cell office:value-type="string">
            <text:p>25 ♓ 46' 25"</text:p>
          </table:table-cell>
          <table:table-cell office:value-type="string">
            <text:p><text:s/>6 ♒ 22' 08"</text:p>
          </table:table-cell>
          <table:table-cell office:value-type="string">
            <text:p>27 ♌ 34' 53"</text:p>
          </table:table-cell>
          <table:table-cell office:value-type="float" office:value="9.146">
            <text:p>9.146</text:p>
          </table:table-cell>
          <table:table-cell office:value-type="float" office:value="14.415">
            <text:p>14.415</text:p>
          </table:table-cell>
          <table:table-cell office:value-type="float" office:value="3.892">
            <text:p>3.892</text:p>
          </table:table-cell>
          <table:table-cell office:value-type="float" office:value="11.676">
            <text:p>11.676</text:p>
          </table:table-cell>
          <table:table-cell office:value-type="float" office:value="6.6">
            <text:p>6.6</text:p>
          </table:table-cell>
          <table:table-cell office:value-type="float" office:value="0.01">
            <text:p>0.01</text:p>
          </table:table-cell>
          <table:table-cell office:value-type="float" office:value="12.478">
            <text:p>12.478</text:p>
          </table:table-cell>
          <table:table-cell office:value-type="float" office:value="3.415">
            <text:p>3.415</text:p>
          </table:table-cell>
          <table:table-cell office:value-type="float" office:value="10.76">
            <text:p>10.76</text:p>
          </table:table-cell>
          <table:table-cell office:value-type="float" office:value="7.259">
            <text:p>7.259</text:p>
          </table:table-cell>
          <table:table-cell office:value-type="float" office:value="12.675">
            <text:p>12.675</text:p>
          </table:table-cell>
          <table:table-cell office:value-type="float" office:value="39.146">
            <text:p>39.146</text:p>
          </table:table-cell>
          <table:table-cell office:value-type="float" office:value="89.415">
            <text:p>89.415</text:p>
          </table:table-cell>
          <table:table-cell office:value-type="float" office:value="318.892">
            <text:p>318.892</text:p>
          </table:table-cell>
          <table:table-cell office:value-type="float" office:value="176.676">
            <text:p>176.676</text:p>
          </table:table-cell>
          <table:table-cell office:value-type="float" office:value="231.6">
            <text:p>231.6</text:p>
          </table:table-cell>
          <table:table-cell office:value-type="float" office:value="135.01">
            <text:p>135.01</text:p>
          </table:table-cell>
          <table:table-cell office:value-type="float" office:value="342.478">
            <text:p>342.478</text:p>
          </table:table-cell>
          <table:table-cell office:value-type="float" office:value="318.415">
            <text:p>318.415</text:p>
          </table:table-cell>
          <table:table-cell office:value-type="float" office:value="265.76">
            <text:p>265.76</text:p>
          </table:table-cell>
          <table:table-cell office:value-type="float" office:value="307.259">
            <text:p>307.259</text:p>
          </table:table-cell>
          <table:table-cell office:value-type="float" office:value="147.675">
            <text:p>147.675</text:p>
          </table:table-cell>
          <table:table-cell office:value-type="string">
            <text:p><text:s/>9 ♉ 08' 47"</text:p>
          </table:table-cell>
          <table:table-cell office:value-type="string">
            <text:p>29 ♊ 24' 53"</text:p>
          </table:table-cell>
          <table:table-cell office:value-type="string">
            <text:p>18 ♒ 53' 32"</text:p>
          </table:table-cell>
          <table:table-cell office:value-type="string">
            <text:p>26 ♍ 40' 34"</text:p>
          </table:table-cell>
          <table:table-cell office:value-type="string">
            <text:p>21 ♏ 35' 59"</text:p>
          </table:table-cell>
          <table:table-cell office:value-type="string">
            <text:p>15 ♌ 00' 36"</text:p>
          </table:table-cell>
          <table:table-cell office:value-type="string">
            <text:p>12 ♓ 28' 42"</text:p>
          </table:table-cell>
          <table:table-cell office:value-type="string">
            <text:p>18 ♒ 24' 54"</text:p>
          </table:table-cell>
          <table:table-cell office:value-type="string">
            <text:p>25 ♐ 45' 37"</text:p>
          </table:table-cell>
          <table:table-cell office:value-type="string">
            <text:p><text:s/>7 ♒ 15' 31"</text:p>
          </table:table-cell>
          <table:table-cell office:value-type="string">
            <text:p>27 ♌ 40' 28"</text:p>
          </table:table-cell>
          <table:table-cell office:value-type="float" office:value="15.162">
            <text:p>15.162</text:p>
          </table:table-cell>
          <table:table-cell office:value-type="float" office:value="14.269">
            <text:p>14.269</text:p>
          </table:table-cell>
          <table:table-cell office:value-type="float" office:value="20.208">
            <text:p>20.208</text:p>
          </table:table-cell>
          <table:table-cell office:value-type="float" office:value="-4.209">
            <text:p>-4.209</text:p>
          </table:table-cell>
          <table:table-cell office:value-type="float" office:value="19.645">
            <text:p>19.645</text:p>
          </table:table-cell>
          <table:table-cell office:value-type="float" office:value="20.771">
            <text:p>20.771</text:p>
          </table:table-cell>
          <table:table-cell office:value-type="float" office:value="7.767">
            <text:p>7.767</text:p>
          </table:table-cell>
          <table:table-cell office:value-type="float" office:value="-14.168">
            <text:p>-14.168</text:p>
          </table:table-cell>
          <table:table-cell office:value-type="float" office:value="16.998">
            <text:p>16.998</text:p>
          </table:table-cell>
          <table:table-cell office:value-type="float" office:value="-7.161">
            <text:p>-7.161</text:p>
          </table:table-cell>
          <table:table-cell office:value-type="float" office:value="-15.514">
            <text:p>-15.514</text:p>
          </table:table-cell>
          <table:table-cell office:value-type="float" office:value="-15.857">
            <text:p>-15.857</text:p>
          </table:table-cell>
          <table:table-cell office:value-type="float" office:value="-1.68">
            <text:p>-1.68</text:p>
          </table:table-cell>
          <table:table-cell office:value-type="float" office:value="-11.526">
            <text:p>-11.526</text:p>
          </table:table-cell>
          <table:table-cell office:value-type="float" office:value="12.317">
            <text:p>12.317</text:p>
          </table:table-cell>
          <table:table-cell office:value-type="float" office:value="-0">
            <text:p>-0</text:p>
          </table:table-cell>
          <table:table-cell office:value-type="float" office:value="-0.48">
            <text:p>-0.48</text:p>
          </table:table-cell>
          <table:table-cell office:value-type="float" office:value="-0.358">
            <text:p>-0.358</text:p>
          </table:table-cell>
          <table:table-cell office:value-type="float" office:value="0.34">
            <text:p>0.34</text:p>
          </table:table-cell>
          <table:table-cell office:value-type="float" office:value="0.964">
            <text:p>0.964</text:p>
          </table:table-cell>
          <table:table-cell office:value-type="float" office:value="0.975">
            <text:p>0.975</text:p>
          </table:table-cell>
          <table:table-cell office:value-type="float" office:value="0.814">
            <text:p>0.814</text:p>
          </table:table-cell>
          <table:table-cell office:value-type="float" office:value="-0.809">
            <text:p>-0.809</text:p>
          </table:table-cell>
          <table:table-cell office:value-type="float" office:value="-0.209">
            <text:p>-0.209</text:p>
          </table:table-cell>
          <table:table-cell office:value-type="float" office:value="7.465">
            <text:p>7.465</text:p>
          </table:table-cell>
          <table:table-cell office:value-type="float" office:value="7.38">
            <text:p>7.38</text:p>
          </table:table-cell>
          <table:table-cell office:value-type="float" office:value="0.004">
            <text:p>0.004</text:p>
          </table:table-cell>
          <table:table-cell office:value-type="float" office:value="362.114">
            <text:p>362.114</text:p>
          </table:table-cell>
          <table:table-cell office:value-type="float" office:value="341.842">
            <text:p>341.842</text:p>
          </table:table-cell>
          <table:table-cell office:value-type="float" office:value="8238.247">
            <text:p>8238.247</text:p>
          </table:table-cell>
          <table:table-cell office:value-type="float" office:value="15739.844">
            <text:p>15739.844</text:p>
          </table:table-cell>
          <table:table-cell office:value-type="float" office:value="18124.96">
            <text:p>18124.96</text:p>
          </table:table-cell>
          <table:table-cell office:value-type="float" office:value="16545.337">
            <text:p>16545.337</text:p>
          </table:table-cell>
          <table:table-cell office:value-type="float" office:value="16734.365">
            <text:p>16734.365</text:p>
          </table:table-cell>
          <table:table-cell office:value-type="float" office:value="17057.043">
            <text:p>17057.043</text:p>
          </table:table-cell>
          <table:table-cell office:value-type="float" office:value="17082.336">
            <text:p>17082.336</text:p>
          </table:table-cell>
          <table:table-cell office:value-type="float" office:value="17136.507">
            <text:p>17136.507</text:p>
          </table:table-cell>
          <table:table-cell office:value-type="float" office:value="17253.153">
            <text:p>17253.153</text:p>
          </table:table-cell>
          <table:table-cell office:value-type="float" office:value="339.728">
            <text:p>339.728</text:p>
          </table:table-cell>
          <table:table-cell office:value-type="float" office:value="8236.133">
            <text:p>8236.133</text:p>
          </table:table-cell>
          <table:table-cell office:value-type="float" office:value="15737.73">
            <text:p>15737.73</text:p>
          </table:table-cell>
          <table:table-cell office:value-type="float" office:value="18122.846">
            <text:p>18122.846</text:p>
          </table:table-cell>
          <table:table-cell office:value-type="float" office:value="16543.223">
            <text:p>16543.223</text:p>
          </table:table-cell>
          <table:table-cell office:value-type="float" office:value="16705.71">
            <text:p>16705.71</text:p>
          </table:table-cell>
          <table:table-cell office:value-type="float" office:value="16380.736">
            <text:p>16380.736</text:p>
          </table:table-cell>
          <table:table-cell office:value-type="float" office:value="8785.71">
            <text:p>8785.71</text:p>
          </table:table-cell>
          <table:table-cell office:value-type="float" office:value="8548.47">
            <text:p>8548.47</text:p>
          </table:table-cell>
          <table:table-cell office:value-type="float" office:value="16732.251">
            <text:p>16732.251</text:p>
          </table:table-cell>
          <table:table-cell office:value-type="float" office:value="17054.929">
            <text:p>17054.929</text:p>
          </table:table-cell>
          <table:table-cell office:value-type="float" office:value="17080.222">
            <text:p>17080.222</text:p>
          </table:table-cell>
          <table:table-cell office:value-type="float" office:value="17134.393">
            <text:p>17134.393</text:p>
          </table:table-cell>
          <table:table-cell office:value-type="float" office:value="17251.039">
            <text:p>17251.039</text:p>
          </table:table-cell>
          <table:table-cell office:value-type="float" office:value="8256.405">
            <text:p>8256.405</text:p>
          </table:table-cell>
          <table:table-cell office:value-type="float" office:value="15758.002">
            <text:p>15758.002</text:p>
          </table:table-cell>
          <table:table-cell office:value-type="float" office:value="18143.118">
            <text:p>18143.118</text:p>
          </table:table-cell>
          <table:table-cell office:value-type="float" office:value="16563.495">
            <text:p>16563.495</text:p>
          </table:table-cell>
          <table:table-cell office:value-type="float" office:value="16752.523">
            <text:p>16752.523</text:p>
          </table:table-cell>
          <table:table-cell office:value-type="float" office:value="17075.201">
            <text:p>17075.201</text:p>
          </table:table-cell>
          <table:table-cell office:value-type="float" office:value="17100.494">
            <text:p>17100.494</text:p>
          </table:table-cell>
          <table:table-cell office:value-type="float" office:value="17154.665">
            <text:p>17154.665</text:p>
          </table:table-cell>
          <table:table-cell office:value-type="float" office:value="17271.311">
            <text:p>17271.311</text:p>
          </table:table-cell>
          <table:table-cell office:value-type="float" office:value="7861.597">
            <text:p>7861.597</text:p>
          </table:table-cell>
          <table:table-cell office:value-type="float" office:value="10246.713">
            <text:p>10246.713</text:p>
          </table:table-cell>
          <table:table-cell office:value-type="float" office:value="8667.09">
            <text:p>8667.09</text:p>
          </table:table-cell>
          <table:table-cell office:value-type="float" office:value="8856.118">
            <text:p>8856.118</text:p>
          </table:table-cell>
          <table:table-cell office:value-type="float" office:value="9178.796">
            <text:p>9178.796</text:p>
          </table:table-cell>
          <table:table-cell office:value-type="float" office:value="9204.089">
            <text:p>9204.089</text:p>
          </table:table-cell>
          <table:table-cell office:value-type="float" office:value="9258.26">
            <text:p>9258.26</text:p>
          </table:table-cell>
          <table:table-cell office:value-type="float" office:value="9374.906">
            <text:p>9374.906</text:p>
          </table:table-cell>
          <table:table-cell office:value-type="float" office:value="2745.116">
            <text:p>2745.116</text:p>
          </table:table-cell>
          <table:table-cell office:value-type="float" office:value="1165.493">
            <text:p>1165.493</text:p>
          </table:table-cell>
          <table:table-cell office:value-type="float" office:value="1354.521">
            <text:p>1354.521</text:p>
          </table:table-cell>
          <table:table-cell office:value-type="float" office:value="1677.199">
            <text:p>1677.199</text:p>
          </table:table-cell>
          <table:table-cell office:value-type="float" office:value="1702.492">
            <text:p>1702.492</text:p>
          </table:table-cell>
          <table:table-cell office:value-type="float" office:value="1756.663">
            <text:p>1756.663</text:p>
          </table:table-cell>
          <table:table-cell office:value-type="float" office:value="1873.309">
            <text:p>1873.309</text:p>
          </table:table-cell>
          <table:table-cell office:value-type="float" office:value="-1219.623">
            <text:p>-1219.623</text:p>
          </table:table-cell>
          <table:table-cell office:value-type="float" office:value="-1030.595">
            <text:p>-1030.595</text:p>
          </table:table-cell>
          <table:table-cell office:value-type="float" office:value="-707.917">
            <text:p>-707.917</text:p>
          </table:table-cell>
          <table:table-cell office:value-type="float" office:value="-682.624">
            <text:p>-682.624</text:p>
          </table:table-cell>
          <table:table-cell office:value-type="float" office:value="-628.453">
            <text:p>-628.453</text:p>
          </table:table-cell>
          <table:table-cell office:value-type="float" office:value="-511.807">
            <text:p>-511.807</text:p>
          </table:table-cell>
          <table:table-cell office:value-type="float" office:value="549.028">
            <text:p>549.028</text:p>
          </table:table-cell>
          <table:table-cell office:value-type="float" office:value="871.706">
            <text:p>871.706</text:p>
          </table:table-cell>
          <table:table-cell office:value-type="float" office:value="896.999">
            <text:p>896.999</text:p>
          </table:table-cell>
          <table:table-cell office:value-type="float" office:value="951.17">
            <text:p>951.17</text:p>
          </table:table-cell>
          <table:table-cell office:value-type="float" office:value="1067.816">
            <text:p>1067.816</text:p>
          </table:table-cell>
          <table:table-cell office:value-type="float" office:value="682.678">
            <text:p>682.678</text:p>
          </table:table-cell>
          <table:table-cell office:value-type="float" office:value="707.971">
            <text:p>707.971</text:p>
          </table:table-cell>
          <table:table-cell office:value-type="float" office:value="762.142">
            <text:p>762.142</text:p>
          </table:table-cell>
          <table:table-cell office:value-type="float" office:value="878.788">
            <text:p>878.788</text:p>
          </table:table-cell>
          <table:table-cell office:value-type="float" office:value="385.293">
            <text:p>385.293</text:p>
          </table:table-cell>
          <table:table-cell office:value-type="float" office:value="439.464">
            <text:p>439.464</text:p>
          </table:table-cell>
          <table:table-cell office:value-type="float" office:value="556.11">
            <text:p>556.11</text:p>
          </table:table-cell>
          <table:table-cell office:value-type="float" office:value="414.171">
            <text:p>414.171</text:p>
          </table:table-cell>
          <table:table-cell office:value-type="float" office:value="530.817">
            <text:p>530.817</text:p>
          </table:table-cell>
          <table:table-cell office:value-type="float" office:value="476.646">
            <text:p>476.646</text:p>
          </table:table-cell>
          <table:table-cell office:value-type="float" office:value="42789.731">
            <text:p>42789.731</text:p>
          </table:table-cell>
          <table:table-cell office:value-type="float" office:value="309.731">
            <text:p>309.731</text:p>
          </table:table-cell>
          <table:table-cell office:value-type="float" office:value="53360.254">
            <text:p>53360.254</text:p>
          </table:table-cell>
          <table:table-cell office:value-type="float" office:value="61062.47">
            <text:p>61062.47</text:p>
          </table:table-cell>
          <table:table-cell office:value-type="float" office:value="68567.546">
            <text:p>68567.546</text:p>
          </table:table-cell>
          <table:table-cell office:value-type="float" office:value="69571.887">
            <text:p>69571.887</text:p>
          </table:table-cell>
          <table:table-cell office:value-type="float" office:value="69384.136">
            <text:p>69384.136</text:p>
          </table:table-cell>
          <table:table-cell office:value-type="float" office:value="69896.668">
            <text:p>69896.668</text:p>
          </table:table-cell>
          <table:table-cell office:value-type="float" office:value="69920.731">
            <text:p>69920.731</text:p>
          </table:table-cell>
          <table:table-cell office:value-type="float" office:value="69973.386">
            <text:p>69973.386</text:p>
          </table:table-cell>
          <table:table-cell office:value-type="float" office:value="70091.471">
            <text:p>70091.471</text:p>
          </table:table-cell>
          <table:table-cell office:value-type="float" office:value="10930.523">
            <text:p>10930.523</text:p>
          </table:table-cell>
          <table:table-cell office:value-type="float" office:value="18632.739">
            <text:p>18632.739</text:p>
          </table:table-cell>
          <table:table-cell office:value-type="float" office:value="26137.815">
            <text:p>26137.815</text:p>
          </table:table-cell>
          <table:table-cell office:value-type="float" office:value="27142.156">
            <text:p>27142.156</text:p>
          </table:table-cell>
          <table:table-cell office:value-type="float" office:value="26954.405">
            <text:p>26954.405</text:p>
          </table:table-cell>
          <table:table-cell table:formula="of:=MOD([.GI45]; 360)" office:value-type="float" office:value="314.404999999999">
            <text:p>314.405</text:p>
          </table:table-cell>
          <table:table-cell office:value-type="float" office:value="27466.937">
            <text:p>27466.937</text:p>
          </table:table-cell>
          <table:table-cell office:value-type="float" office:value="27491">
            <text:p>27491</text:p>
          </table:table-cell>
          <table:table-cell office:value-type="float" office:value="27543.655">
            <text:p>27543.655</text:p>
          </table:table-cell>
          <table:table-cell office:value-type="float" office:value="27661.74">
            <text:p>27661.74</text:p>
          </table:table-cell>
          <table:table-cell office:value-type="float" office:value="8062.216">
            <text:p>8062.216</text:p>
          </table:table-cell>
          <table:table-cell office:value-type="float" office:value="15567.292">
            <text:p>15567.292</text:p>
          </table:table-cell>
          <table:table-cell office:value-type="float" office:value="16571.633">
            <text:p>16571.633</text:p>
          </table:table-cell>
          <table:table-cell office:value-type="float" office:value="16383.882">
            <text:p>16383.882</text:p>
          </table:table-cell>
          <table:table-cell office:value-type="float" office:value="16896.414">
            <text:p>16896.414</text:p>
          </table:table-cell>
          <table:table-cell office:value-type="float" office:value="16920.477">
            <text:p>16920.477</text:p>
          </table:table-cell>
          <table:table-cell office:value-type="float" office:value="16973.132">
            <text:p>16973.132</text:p>
          </table:table-cell>
          <table:table-cell office:value-type="float" office:value="17091.217">
            <text:p>17091.217</text:p>
          </table:table-cell>
          <table:table-cell office:value-type="float" office:value="7865.076">
            <text:p>7865.076</text:p>
          </table:table-cell>
          <table:table-cell office:value-type="float" office:value="8869.417">
            <text:p>8869.417</text:p>
          </table:table-cell>
          <table:table-cell office:value-type="float" office:value="8681.666">
            <text:p>8681.666</text:p>
          </table:table-cell>
          <table:table-cell office:value-type="float" office:value="9194.198">
            <text:p>9194.198</text:p>
          </table:table-cell>
          <table:table-cell office:value-type="float" office:value="9218.261">
            <text:p>9218.261</text:p>
          </table:table-cell>
          <table:table-cell office:value-type="float" office:value="9270.916">
            <text:p>9270.916</text:p>
          </table:table-cell>
          <table:table-cell office:value-type="float" office:value="9389.001">
            <text:p>9389.001</text:p>
          </table:table-cell>
          <table:table-cell office:value-type="float" office:value="1364.341">
            <text:p>1364.341</text:p>
          </table:table-cell>
          <table:table-cell office:value-type="float" office:value="1176.59">
            <text:p>1176.59</text:p>
          </table:table-cell>
          <table:table-cell office:value-type="float" office:value="1689.122">
            <text:p>1689.122</text:p>
          </table:table-cell>
          <table:table-cell office:value-type="float" office:value="1713.185">
            <text:p>1713.185</text:p>
          </table:table-cell>
          <table:table-cell office:value-type="float" office:value="1765.84">
            <text:p>1765.84</text:p>
          </table:table-cell>
          <table:table-cell office:value-type="float" office:value="879.584">
            <text:p>879.584</text:p>
          </table:table-cell>
          <table:table-cell office:value-type="float" office:value="172.249">
            <text:p>172.249</text:p>
          </table:table-cell>
          <table:table-cell office:value-type="float" office:value="684.781">
            <text:p>684.781</text:p>
          </table:table-cell>
          <table:table-cell office:value-type="float" office:value="708.844">
            <text:p>708.844</text:p>
          </table:table-cell>
          <table:table-cell office:value-type="float" office:value="761.499">
            <text:p>761.499</text:p>
          </table:table-cell>
          <table:table-cell office:value-type="float" office:value="879.584">
            <text:p>879.584</text:p>
          </table:table-cell>
          <table:table-cell office:value-type="float" office:value="872.532">
            <text:p>872.532</text:p>
          </table:table-cell>
          <table:table-cell office:value-type="float" office:value="896.595">
            <text:p>896.595</text:p>
          </table:table-cell>
          <table:table-cell office:value-type="float" office:value="949.25">
            <text:p>949.25</text:p>
          </table:table-cell>
          <table:table-cell office:value-type="float" office:value="1067.335">
            <text:p>1067.335</text:p>
          </table:table-cell>
          <table:table-cell office:value-type="float" office:value="384.063">
            <text:p>384.063</text:p>
          </table:table-cell>
          <table:table-cell office:value-type="float" office:value="436.718">
            <text:p>436.718</text:p>
          </table:table-cell>
          <table:table-cell office:value-type="float" office:value="554.803">
            <text:p>554.803</text:p>
          </table:table-cell>
          <table:table-cell office:value-type="float" office:value="412.655">
            <text:p>412.655</text:p>
          </table:table-cell>
          <table:table-cell office:value-type="float" office:value="530.74">
            <text:p>530.74</text:p>
          </table:table-cell>
          <table:table-cell office:value-type="float" office:value="478.085">
            <text:p>478.085</text:p>
          </table:table-cell>
          <table:table-cell table:number-columns-repeated="792"/>
        </table:table-row>
        <table:table-row table:style-name="ro1">
          <table:table-cell office:value-type="string">
            <text:p>2006-12-11 12:00</text:p>
          </table:table-cell>
          <table:table-cell office:value-type="float" office:value="4.515">
            <text:p>4.515</text:p>
          </table:table-cell>
          <table:table-cell office:value-type="float" office:value="9.764">
            <text:p>9.764</text:p>
          </table:table-cell>
          <table:table-cell office:value-type="float" office:value="5.165">
            <text:p>5.165</text:p>
          </table:table-cell>
          <table:table-cell office:value-type="float" office:value="0.611">
            <text:p>0.611</text:p>
          </table:table-cell>
          <table:table-cell office:value-type="float" office:value="3.9">
            <text:p>3.9</text:p>
          </table:table-cell>
          <table:table-cell office:value-type="float" office:value="3.881">
            <text:p>3.881</text:p>
          </table:table-cell>
          <table:table-cell office:value-type="float" office:value="10.042">
            <text:p>10.042</text:p>
          </table:table-cell>
          <table:table-cell office:value-type="float" office:value="11.008">
            <text:p>11.008</text:p>
          </table:table-cell>
          <table:table-cell office:value-type="float" office:value="2.557">
            <text:p>2.557</text:p>
          </table:table-cell>
          <table:table-cell office:value-type="float" office:value="11.283">
            <text:p>11.283</text:p>
          </table:table-cell>
          <table:table-cell office:value-type="float" office:value="5.819">
            <text:p>5.819</text:p>
          </table:table-cell>
          <table:table-cell office:value-type="float" office:value="6.403">
            <text:p>6.403</text:p>
          </table:table-cell>
          <table:table-cell office:value-type="float" office:value="13.351">
            <text:p>13.351</text:p>
          </table:table-cell>
          <table:table-cell office:value-type="float" office:value="259.515">
            <text:p>259.515</text:p>
          </table:table-cell>
          <table:table-cell office:value-type="float" office:value="159.764">
            <text:p>159.764</text:p>
          </table:table-cell>
          <table:table-cell office:value-type="float" office:value="245.165">
            <text:p>245.165</text:p>
          </table:table-cell>
          <table:table-cell office:value-type="float" office:value="270.611">
            <text:p>270.611</text:p>
          </table:table-cell>
          <table:table-cell office:value-type="float" office:value="243.9">
            <text:p>243.9</text:p>
          </table:table-cell>
          <table:table-cell office:value-type="float" office:value="243.881">
            <text:p>243.881</text:p>
          </table:table-cell>
          <table:table-cell office:value-type="float" office:value="145.042">
            <text:p>145.042</text:p>
          </table:table-cell>
          <table:table-cell office:value-type="float" office:value="341.008">
            <text:p>341.008</text:p>
          </table:table-cell>
          <table:table-cell office:value-type="float" office:value="317.557">
            <text:p>317.557</text:p>
          </table:table-cell>
          <table:table-cell office:value-type="float" office:value="266.283">
            <text:p>266.283</text:p>
          </table:table-cell>
          <table:table-cell office:value-type="float" office:value="350.819">
            <text:p>350.819</text:p>
          </table:table-cell>
          <table:table-cell office:value-type="float" office:value="306.403">
            <text:p>306.403</text:p>
          </table:table-cell>
          <table:table-cell office:value-type="float" office:value="148.351">
            <text:p>148.351</text:p>
          </table:table-cell>
          <table:table-cell office:value-type="float" office:value="259.6118333333">
            <text:p>259.6118333333</text:p>
          </table:table-cell>
          <table:table-cell office:value-type="float" office:value="257.3188333333">
            <text:p>257.3188333333</text:p>
          </table:table-cell>
          <table:table-cell office:value-type="float" office:value="262.7542">
            <text:p>262.7542</text:p>
          </table:table-cell>
          <table:table-cell office:value-type="float" office:value="261.9836">
            <text:p>261.9836</text:p>
          </table:table-cell>
          <table:table-cell office:value-type="float" office:value="238.642125">
            <text:p>238.642125</text:p>
          </table:table-cell>
          <table:table-cell office:value-type="string">
            <text:p>19 ♐ 30' 55"</text:p>
          </table:table-cell>
          <table:table-cell office:value-type="string">
            <text:p><text:s/>9 ♍ 45' 51"</text:p>
          </table:table-cell>
          <table:table-cell office:value-type="string">
            <text:p><text:s/>5 ♐ 09' 55"</text:p>
          </table:table-cell>
          <table:table-cell office:value-type="string">
            <text:p><text:s/>0 ♑ 36' 38"</text:p>
          </table:table-cell>
          <table:table-cell office:value-type="string">
            <text:p><text:s/>3 ♐ 54' 00"</text:p>
          </table:table-cell>
          <table:table-cell office:value-type="string">
            <text:p><text:s/>3 ♐ 52' 52"</text:p>
          </table:table-cell>
          <table:table-cell office:value-type="string">
            <text:p>25 ♌ 02' 30"</text:p>
          </table:table-cell>
          <table:table-cell office:value-type="string">
            <text:p>11 ♓ 00' 29"</text:p>
          </table:table-cell>
          <table:table-cell office:value-type="string">
            <text:p>17 ♒ 33' 25"</text:p>
          </table:table-cell>
          <table:table-cell office:value-type="string">
            <text:p>26 ♐ 16' 59"</text:p>
          </table:table-cell>
          <table:table-cell office:value-type="string">
            <text:p>20 ♓ 49' 07"</text:p>
          </table:table-cell>
          <table:table-cell office:value-type="string">
            <text:p><text:s/>6 ♒ 24' 11"</text:p>
          </table:table-cell>
          <table:table-cell office:value-type="string">
            <text:p>28 ♌ 21' 03"</text:p>
          </table:table-cell>
          <table:table-cell office:value-type="float" office:value="0.668">
            <text:p>0.668</text:p>
          </table:table-cell>
          <table:table-cell office:value-type="float" office:value="0.709">
            <text:p>0.709</text:p>
          </table:table-cell>
          <table:table-cell office:value-type="float" office:value="4.515">
            <text:p>4.515</text:p>
          </table:table-cell>
          <table:table-cell office:value-type="float" office:value="8.995">
            <text:p>8.995</text:p>
          </table:table-cell>
          <table:table-cell office:value-type="float" office:value="1.049">
            <text:p>1.049</text:p>
          </table:table-cell>
          <table:table-cell office:value-type="float" office:value="4.434">
            <text:p>4.434</text:p>
          </table:table-cell>
          <table:table-cell office:value-type="float" office:value="13.787">
            <text:p>13.787</text:p>
          </table:table-cell>
          <table:table-cell office:value-type="float" office:value="4.15">
            <text:p>4.15</text:p>
          </table:table-cell>
          <table:table-cell office:value-type="float" office:value="11.498">
            <text:p>11.498</text:p>
          </table:table-cell>
          <table:table-cell office:value-type="float" office:value="9.273">
            <text:p>9.273</text:p>
          </table:table-cell>
          <table:table-cell office:value-type="float" office:value="12.793">
            <text:p>12.793</text:p>
          </table:table-cell>
          <table:table-cell office:value-type="float" office:value="210.668">
            <text:p>210.668</text:p>
          </table:table-cell>
          <table:table-cell office:value-type="float" office:value="285.709">
            <text:p>285.709</text:p>
          </table:table-cell>
          <table:table-cell office:value-type="float" office:value="79.515">
            <text:p>79.515</text:p>
          </table:table-cell>
          <table:table-cell office:value-type="float" office:value="233.995">
            <text:p>233.995</text:p>
          </table:table-cell>
          <table:table-cell office:value-type="float" office:value="241.049">
            <text:p>241.049</text:p>
          </table:table-cell>
          <table:table-cell office:value-type="float" office:value="139.434">
            <text:p>139.434</text:p>
          </table:table-cell>
          <table:table-cell office:value-type="float" office:value="343.787">
            <text:p>343.787</text:p>
          </table:table-cell>
          <table:table-cell office:value-type="float" office:value="319.15">
            <text:p>319.15</text:p>
          </table:table-cell>
          <table:table-cell office:value-type="float" office:value="266.498">
            <text:p>266.498</text:p>
          </table:table-cell>
          <table:table-cell office:value-type="float" office:value="309.273">
            <text:p>309.273</text:p>
          </table:table-cell>
          <table:table-cell office:value-type="float" office:value="147.793">
            <text:p>147.793</text:p>
          </table:table-cell>
          <table:table-cell office:value-type="string">
            <text:p><text:s/>0 ♏ 40' 03"</text:p>
          </table:table-cell>
          <table:table-cell office:value-type="string">
            <text:p>15 ♑ 42' 33"</text:p>
          </table:table-cell>
          <table:table-cell office:value-type="string">
            <text:p>19 ♊ 30' 55"</text:p>
          </table:table-cell>
          <table:table-cell office:value-type="string">
            <text:p>23 ♏ 59' 42"</text:p>
          </table:table-cell>
          <table:table-cell office:value-type="string">
            <text:p><text:s/>1 ♐ 02' 57"</text:p>
          </table:table-cell>
          <table:table-cell office:value-type="string">
            <text:p>19 ♌ 26' 04"</text:p>
          </table:table-cell>
          <table:table-cell office:value-type="string">
            <text:p>13 ♓ 47' 13"</text:p>
          </table:table-cell>
          <table:table-cell office:value-type="string">
            <text:p>19 ♒ 09' 00"</text:p>
          </table:table-cell>
          <table:table-cell office:value-type="string">
            <text:p>26 ♐ 29' 51"</text:p>
          </table:table-cell>
          <table:table-cell office:value-type="string">
            <text:p><text:s/>9 ♒ 16' 23"</text:p>
          </table:table-cell>
          <table:table-cell office:value-type="string">
            <text:p>27 ♌ 47' 35"</text:p>
          </table:table-cell>
          <table:table-cell office:value-type="float" office:value="-23.027">
            <text:p>-23.027</text:p>
          </table:table-cell>
          <table:table-cell office:value-type="float" office:value="-22.587">
            <text:p>-22.587</text:p>
          </table:table-cell>
          <table:table-cell office:value-type="float" office:value="-22.3125">
            <text:p>-22.3125</text:p>
          </table:table-cell>
          <table:table-cell office:value-type="float" office:value="8.807">
            <text:p>8.807</text:p>
          </table:table-cell>
          <table:table-cell office:value-type="float" office:value="-20.468">
            <text:p>-20.468</text:p>
          </table:table-cell>
          <table:table-cell office:value-type="float" office:value="-24.157">
            <text:p>-24.157</text:p>
          </table:table-cell>
          <table:table-cell office:value-type="float" office:value="-21.017">
            <text:p>-21.017</text:p>
          </table:table-cell>
          <table:table-cell office:value-type="float" office:value="-20.234">
            <text:p>-20.234</text:p>
          </table:table-cell>
          <table:table-cell office:value-type="float" office:value="14.245">
            <text:p>14.245</text:p>
          </table:table-cell>
          <table:table-cell office:value-type="float" office:value="-8.148">
            <text:p>-8.148</text:p>
          </table:table-cell>
          <table:table-cell office:value-type="float" office:value="-15.783">
            <text:p>-15.783</text:p>
          </table:table-cell>
          <table:table-cell office:value-type="float" office:value="-16.487">
            <text:p>-16.487</text:p>
          </table:table-cell>
          <table:table-cell office:value-type="float" office:value="-3.639">
            <text:p>-3.639</text:p>
          </table:table-cell>
          <table:table-cell office:value-type="float" office:value="-12.338">
            <text:p>-12.338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706">
            <text:p>0.706</text:p>
          </table:table-cell>
          <table:table-cell office:value-type="float" office:value="-0.718">
            <text:p>-0.718</text:p>
          </table:table-cell>
          <table:table-cell office:value-type="float" office:value="-0.088">
            <text:p>-0.088</text:p>
          </table:table-cell>
          <table:table-cell office:value-type="float" office:value="0.706">
            <text:p>0.706</text:p>
          </table:table-cell>
          <table:table-cell office:value-type="float" office:value="1.136">
            <text:p>1.136</text:p>
          </table:table-cell>
          <table:table-cell office:value-type="float" office:value="-0.767">
            <text:p>-0.767</text:p>
          </table:table-cell>
          <table:table-cell office:value-type="float" office:value="-0.221">
            <text:p>-0.221</text:p>
          </table:table-cell>
          <table:table-cell office:value-type="float" office:value="6.904">
            <text:p>6.904</text:p>
          </table:table-cell>
          <table:table-cell office:value-type="float" office:value="6.535">
            <text:p>6.535</text:p>
          </table:table-cell>
          <table:table-cell office:value-type="float" office:value="0.004">
            <text:p>0.004</text:p>
          </table:table-cell>
          <table:table-cell office:value-type="float" office:value="334.554">
            <text:p>334.554</text:p>
          </table:table-cell>
          <table:table-cell office:value-type="float" office:value="345.65">
            <text:p>345.65</text:p>
          </table:table-cell>
          <table:table-cell office:value-type="float" office:value="8281.265">
            <text:p>8281.265</text:p>
          </table:table-cell>
          <table:table-cell office:value-type="float" office:value="15841.284">
            <text:p>15841.284</text:p>
          </table:table-cell>
          <table:table-cell office:value-type="float" office:value="18254.346">
            <text:p>18254.346</text:p>
          </table:table-cell>
          <table:table-cell office:value-type="float" office:value="16660.123">
            <text:p>16660.123</text:p>
          </table:table-cell>
          <table:table-cell office:value-type="float" office:value="16858.762">
            <text:p>16858.762</text:p>
          </table:table-cell>
          <table:table-cell office:value-type="float" office:value="17184.157">
            <text:p>17184.157</text:p>
          </table:table-cell>
          <table:table-cell office:value-type="float" office:value="17207.608">
            <text:p>17207.608</text:p>
          </table:table-cell>
          <table:table-cell office:value-type="float" office:value="17258.882">
            <text:p>17258.882</text:p>
          </table:table-cell>
          <table:table-cell office:value-type="float" office:value="17376.814">
            <text:p>17376.814</text:p>
          </table:table-cell>
          <table:table-cell office:value-type="float" office:value="371.096">
            <text:p>371.096</text:p>
          </table:table-cell>
          <table:table-cell office:value-type="float" office:value="8306.711">
            <text:p>8306.711</text:p>
          </table:table-cell>
          <table:table-cell office:value-type="float" office:value="15866.73">
            <text:p>15866.73</text:p>
          </table:table-cell>
          <table:table-cell office:value-type="float" office:value="18279.792">
            <text:p>18279.792</text:p>
          </table:table-cell>
          <table:table-cell office:value-type="float" office:value="16685.569">
            <text:p>16685.569</text:p>
          </table:table-cell>
          <table:table-cell office:value-type="float" office:value="16929.469">
            <text:p>16929.469</text:p>
          </table:table-cell>
          <table:table-cell office:value-type="float" office:value="16441.669">
            <text:p>16441.669</text:p>
          </table:table-cell>
          <table:table-cell office:value-type="float" office:value="9009.469">
            <text:p>9009.469</text:p>
          </table:table-cell>
          <table:table-cell office:value-type="float" office:value="8468.247">
            <text:p>8468.247</text:p>
          </table:table-cell>
          <table:table-cell office:value-type="float" office:value="16884.208">
            <text:p>16884.208</text:p>
          </table:table-cell>
          <table:table-cell office:value-type="float" office:value="17209.603">
            <text:p>17209.603</text:p>
          </table:table-cell>
          <table:table-cell office:value-type="float" office:value="17233.054">
            <text:p>17233.054</text:p>
          </table:table-cell>
          <table:table-cell office:value-type="float" office:value="17284.328">
            <text:p>17284.328</text:p>
          </table:table-cell>
          <table:table-cell office:value-type="float" office:value="17402.26">
            <text:p>17402.26</text:p>
          </table:table-cell>
          <table:table-cell office:value-type="float" office:value="8295.615">
            <text:p>8295.615</text:p>
          </table:table-cell>
          <table:table-cell office:value-type="float" office:value="15855.634">
            <text:p>15855.634</text:p>
          </table:table-cell>
          <table:table-cell office:value-type="float" office:value="18268.696">
            <text:p>18268.696</text:p>
          </table:table-cell>
          <table:table-cell office:value-type="float" office:value="16674.473">
            <text:p>16674.473</text:p>
          </table:table-cell>
          <table:table-cell office:value-type="float" office:value="16873.112">
            <text:p>16873.112</text:p>
          </table:table-cell>
          <table:table-cell office:value-type="float" office:value="17198.507">
            <text:p>17198.507</text:p>
          </table:table-cell>
          <table:table-cell office:value-type="float" office:value="17221.958">
            <text:p>17221.958</text:p>
          </table:table-cell>
          <table:table-cell office:value-type="float" office:value="17273.232">
            <text:p>17273.232</text:p>
          </table:table-cell>
          <table:table-cell office:value-type="float" office:value="17391.164">
            <text:p>17391.164</text:p>
          </table:table-cell>
          <table:table-cell office:value-type="float" office:value="7920.019">
            <text:p>7920.019</text:p>
          </table:table-cell>
          <table:table-cell office:value-type="float" office:value="10333.081">
            <text:p>10333.081</text:p>
          </table:table-cell>
          <table:table-cell office:value-type="float" office:value="8738.858">
            <text:p>8738.858</text:p>
          </table:table-cell>
          <table:table-cell office:value-type="float" office:value="8937.497">
            <text:p>8937.497</text:p>
          </table:table-cell>
          <table:table-cell office:value-type="float" office:value="9262.892">
            <text:p>9262.892</text:p>
          </table:table-cell>
          <table:table-cell office:value-type="float" office:value="9286.343">
            <text:p>9286.343</text:p>
          </table:table-cell>
          <table:table-cell office:value-type="float" office:value="9337.617">
            <text:p>9337.617</text:p>
          </table:table-cell>
          <table:table-cell office:value-type="float" office:value="9455.549">
            <text:p>9455.549</text:p>
          </table:table-cell>
          <table:table-cell office:value-type="float" office:value="2773.062">
            <text:p>2773.062</text:p>
          </table:table-cell>
          <table:table-cell office:value-type="float" office:value="1178.839">
            <text:p>1178.839</text:p>
          </table:table-cell>
          <table:table-cell office:value-type="float" office:value="1377.478">
            <text:p>1377.478</text:p>
          </table:table-cell>
          <table:table-cell office:value-type="float" office:value="1702.873">
            <text:p>1702.873</text:p>
          </table:table-cell>
          <table:table-cell office:value-type="float" office:value="1726.324">
            <text:p>1726.324</text:p>
          </table:table-cell>
          <table:table-cell office:value-type="float" office:value="1777.598">
            <text:p>1777.598</text:p>
          </table:table-cell>
          <table:table-cell office:value-type="float" office:value="1895.53">
            <text:p>1895.53</text:p>
          </table:table-cell>
          <table:table-cell office:value-type="float" office:value="-1234.223">
            <text:p>-1234.223</text:p>
          </table:table-cell>
          <table:table-cell office:value-type="float" office:value="-1035.584">
            <text:p>-1035.584</text:p>
          </table:table-cell>
          <table:table-cell office:value-type="float" office:value="-710.189">
            <text:p>-710.189</text:p>
          </table:table-cell>
          <table:table-cell office:value-type="float" office:value="-686.738">
            <text:p>-686.738</text:p>
          </table:table-cell>
          <table:table-cell office:value-type="float" office:value="-635.464">
            <text:p>-635.464</text:p>
          </table:table-cell>
          <table:table-cell office:value-type="float" office:value="-517.532">
            <text:p>-517.532</text:p>
          </table:table-cell>
          <table:table-cell office:value-type="float" office:value="558.639">
            <text:p>558.639</text:p>
          </table:table-cell>
          <table:table-cell office:value-type="float" office:value="884.034">
            <text:p>884.034</text:p>
          </table:table-cell>
          <table:table-cell office:value-type="float" office:value="907.485">
            <text:p>907.485</text:p>
          </table:table-cell>
          <table:table-cell office:value-type="float" office:value="958.759">
            <text:p>958.759</text:p>
          </table:table-cell>
          <table:table-cell office:value-type="float" office:value="1076.691">
            <text:p>1076.691</text:p>
          </table:table-cell>
          <table:table-cell office:value-type="float" office:value="685.395">
            <text:p>685.395</text:p>
          </table:table-cell>
          <table:table-cell office:value-type="float" office:value="708.846">
            <text:p>708.846</text:p>
          </table:table-cell>
          <table:table-cell office:value-type="float" office:value="760.12">
            <text:p>760.12</text:p>
          </table:table-cell>
          <table:table-cell office:value-type="float" office:value="878.052">
            <text:p>878.052</text:p>
          </table:table-cell>
          <table:table-cell office:value-type="float" office:value="383.451">
            <text:p>383.451</text:p>
          </table:table-cell>
          <table:table-cell office:value-type="float" office:value="434.725">
            <text:p>434.725</text:p>
          </table:table-cell>
          <table:table-cell office:value-type="float" office:value="552.657">
            <text:p>552.657</text:p>
          </table:table-cell>
          <table:table-cell office:value-type="float" office:value="411.274">
            <text:p>411.274</text:p>
          </table:table-cell>
          <table:table-cell office:value-type="float" office:value="529.206">
            <text:p>529.206</text:p>
          </table:table-cell>
          <table:table-cell office:value-type="float" office:value="477.932">
            <text:p>477.932</text:p>
          </table:table-cell>
          <table:table-cell office:value-type="float" office:value="43124.959">
            <text:p>43124.959</text:p>
          </table:table-cell>
          <table:table-cell office:value-type="float" office:value="284.959">
            <text:p>284.959</text:p>
          </table:table-cell>
          <table:table-cell office:value-type="float" office:value="53771.153">
            <text:p>53771.153</text:p>
          </table:table-cell>
          <table:table-cell office:value-type="float" office:value="61536.673">
            <text:p>61536.673</text:p>
          </table:table-cell>
          <table:table-cell office:value-type="float" office:value="69089.619">
            <text:p>69089.619</text:p>
          </table:table-cell>
          <table:table-cell office:value-type="float" office:value="70101.395">
            <text:p>70101.395</text:p>
          </table:table-cell>
          <table:table-cell office:value-type="float" office:value="69911.234">
            <text:p>69911.234</text:p>
          </table:table-cell>
          <table:table-cell office:value-type="float" office:value="70426.881">
            <text:p>70426.881</text:p>
          </table:table-cell>
          <table:table-cell office:value-type="float" office:value="70451.518">
            <text:p>70451.518</text:p>
          </table:table-cell>
          <table:table-cell office:value-type="float" office:value="70504.17">
            <text:p>70504.17</text:p>
          </table:table-cell>
          <table:table-cell office:value-type="float" office:value="70622.875">
            <text:p>70622.875</text:p>
          </table:table-cell>
          <table:table-cell office:value-type="float" office:value="11006.194">
            <text:p>11006.194</text:p>
          </table:table-cell>
          <table:table-cell office:value-type="float" office:value="18771.714">
            <text:p>18771.714</text:p>
          </table:table-cell>
          <table:table-cell office:value-type="float" office:value="26324.66">
            <text:p>26324.66</text:p>
          </table:table-cell>
          <table:table-cell office:value-type="float" office:value="27336.436">
            <text:p>27336.436</text:p>
          </table:table-cell>
          <table:table-cell office:value-type="float" office:value="27146.275">
            <text:p>27146.275</text:p>
          </table:table-cell>
          <table:table-cell table:formula="of:=MOD([.GI46]; 360)" office:value-type="float" office:value="146.275000000001">
            <text:p>146.275</text:p>
          </table:table-cell>
          <table:table-cell office:value-type="float" office:value="27661.922">
            <text:p>27661.922</text:p>
          </table:table-cell>
          <table:table-cell office:value-type="float" office:value="27686.559">
            <text:p>27686.559</text:p>
          </table:table-cell>
          <table:table-cell office:value-type="float" office:value="27739.211">
            <text:p>27739.211</text:p>
          </table:table-cell>
          <table:table-cell office:value-type="float" office:value="27857.916">
            <text:p>27857.916</text:p>
          </table:table-cell>
          <table:table-cell office:value-type="float" office:value="8125.52">
            <text:p>8125.52</text:p>
          </table:table-cell>
          <table:table-cell office:value-type="float" office:value="15678.466">
            <text:p>15678.466</text:p>
          </table:table-cell>
          <table:table-cell office:value-type="float" office:value="16690.242">
            <text:p>16690.242</text:p>
          </table:table-cell>
          <table:table-cell office:value-type="float" office:value="16500.081">
            <text:p>16500.081</text:p>
          </table:table-cell>
          <table:table-cell office:value-type="float" office:value="17015.728">
            <text:p>17015.728</text:p>
          </table:table-cell>
          <table:table-cell office:value-type="float" office:value="17040.365">
            <text:p>17040.365</text:p>
          </table:table-cell>
          <table:table-cell office:value-type="float" office:value="17093.017">
            <text:p>17093.017</text:p>
          </table:table-cell>
          <table:table-cell office:value-type="float" office:value="17211.722">
            <text:p>17211.722</text:p>
          </table:table-cell>
          <table:table-cell office:value-type="float" office:value="7912.946">
            <text:p>7912.946</text:p>
          </table:table-cell>
          <table:table-cell office:value-type="float" office:value="8924.722">
            <text:p>8924.722</text:p>
          </table:table-cell>
          <table:table-cell office:value-type="float" office:value="8734.561">
            <text:p>8734.561</text:p>
          </table:table-cell>
          <table:table-cell office:value-type="float" office:value="9250.208">
            <text:p>9250.208</text:p>
          </table:table-cell>
          <table:table-cell office:value-type="float" office:value="9274.845">
            <text:p>9274.845</text:p>
          </table:table-cell>
          <table:table-cell office:value-type="float" office:value="9327.497">
            <text:p>9327.497</text:p>
          </table:table-cell>
          <table:table-cell office:value-type="float" office:value="9446.202">
            <text:p>9446.202</text:p>
          </table:table-cell>
          <table:table-cell office:value-type="float" office:value="1371.776">
            <text:p>1371.776</text:p>
          </table:table-cell>
          <table:table-cell office:value-type="float" office:value="1181.615">
            <text:p>1181.615</text:p>
          </table:table-cell>
          <table:table-cell office:value-type="float" office:value="1697.262">
            <text:p>1697.262</text:p>
          </table:table-cell>
          <table:table-cell office:value-type="float" office:value="1721.899">
            <text:p>1721.899</text:p>
          </table:table-cell>
          <table:table-cell office:value-type="float" office:value="1774.551">
            <text:p>1774.551</text:p>
          </table:table-cell>
          <table:table-cell office:value-type="float" office:value="881.48">
            <text:p>881.48</text:p>
          </table:table-cell>
          <table:table-cell office:value-type="float" office:value="169.839">
            <text:p>169.839</text:p>
          </table:table-cell>
          <table:table-cell office:value-type="float" office:value="685.486">
            <text:p>685.486</text:p>
          </table:table-cell>
          <table:table-cell office:value-type="float" office:value="710.123">
            <text:p>710.123</text:p>
          </table:table-cell>
          <table:table-cell office:value-type="float" office:value="762.775">
            <text:p>762.775</text:p>
          </table:table-cell>
          <table:table-cell office:value-type="float" office:value="881.48">
            <text:p>881.48</text:p>
          </table:table-cell>
          <table:table-cell office:value-type="float" office:value="875.647">
            <text:p>875.647</text:p>
          </table:table-cell>
          <table:table-cell office:value-type="float" office:value="900.284">
            <text:p>900.284</text:p>
          </table:table-cell>
          <table:table-cell office:value-type="float" office:value="952.936">
            <text:p>952.936</text:p>
          </table:table-cell>
          <table:table-cell office:value-type="float" office:value="1071.641">
            <text:p>1071.641</text:p>
          </table:table-cell>
          <table:table-cell office:value-type="float" office:value="384.637">
            <text:p>384.637</text:p>
          </table:table-cell>
          <table:table-cell office:value-type="float" office:value="437.289">
            <text:p>437.289</text:p>
          </table:table-cell>
          <table:table-cell office:value-type="float" office:value="555.994">
            <text:p>555.994</text:p>
          </table:table-cell>
          <table:table-cell office:value-type="float" office:value="412.652">
            <text:p>412.652</text:p>
          </table:table-cell>
          <table:table-cell office:value-type="float" office:value="531.357">
            <text:p>531.357</text:p>
          </table:table-cell>
          <table:table-cell office:value-type="float" office:value="478.705">
            <text:p>478.705</text:p>
          </table:table-cell>
          <table:table-cell table:number-columns-repeated="79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08/17/2012</text:date>, <text:time>22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505</meta:generator>
    <meta:document-statistic meta:table-count="1" meta:cell-count="10672" meta:object-count="0"/>
  </office:meta>
</office:document-meta>
</file>